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23</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Ukraine and Britain have concluded an energy partnership agreement</text:span>
</text:h>
      <text:p text:style-name="P4">
Author: ['АРМІЯINFORM']</text:p>
      <text:p text:style-name="P4">
Time: 2023-06-22T-2:00:00-04:00</text:p>
      <text:p text:style-name="P4">
Description: For the INNOVAN Foundation, the Plan of Vidіliti is 62 milioni pounds Sterlingiv.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6/630_360_1687361307-414.jpg" text:style-name="Internet_20_link" text:visited-style-name="Visited_20_Internet_20_Link">
630_360_1687361307-414.jpg</text:a>
']</text:p>
      <text:p text:style-name="P4">
Tags: ['ЕНЕРГЕТИЧНА ВІДБУДОВА', 'МІНЕНЕРГО', 'УКРАЇНА - ВЕЛИКА БРИТАНІЯ']</text:p>
      <text:p text:style-name="P4">
Category: News</text:p>
      <!--METADATA-->
      <text:p text:style-name="P4">
<draw:frame draw:style-name="fr1" draw:name="Image2" text:anchor-type="as-char" svg:width="6.9236in" svg:height="3.956343in" draw:z-index="0">
<draw:image xlink:href="../Images/AРМІЯINFORM/2023-06-22T-2-00-00-04-00/630_360_1687361307-414.jpg" xlink:type="simple" xlink:show="embed" xlink:actuate="onLoad" draw:mime-type="image/jpeg"/>
</draw:frame>
For the Energy Innovation Fund, they plan to allocate 62 million pounds.</text:p>
      <text:p text:style-name="P4">
Ministry of Energy of Ukraine and the Ministry of Foreign Affairs, for the Affairs of Nations and Development of the United Kingdom(FCDO)The Great Britain has entered into a memorandum on energy partnership between countries. The relevant document within the conference on the restoration of Ukraine, which continues to Olandon, was signed(http://mev.gov.ua/novyna/62-milyony-funtiv-sterlinhiv-dlya-fondu-innovatsiy-u-sferi-enerhetyky-ukrayina-ta-velyka)Ministry of Energy.</text:p>
      <text:p text:style-name="P4">
Ministry of Energy of Ukraine and the Ministry of Foreign Affairs, for the Affairs of Nations and Development of the United Kingdom(FCDO)The Great Britain has made a memorandum on energy partnership between countries.</text:p>
      <text:p text:style-name="P4">
Within the framework of the Ukraine's renewal conference in London, the Minister of Energy of Ukraine Herman Galushchenko and the State Minister of Ministry of Foreign Affairs of the Foreign Ministry of the Ministry of Foreign Affairs of the United Kingdom Leo Dorty.</text:p>
      <text:p text:style-name="P4">
The memorandum, in particular, involves the creation of a new challenge fund in InnovateUkraine innovations at 62 million pounds. The main purpose is to strengthen energy security. The initial contribution will be £ 1,0 million, the rest will be directed by parts by 2025. The codes will go to the energy innovations that will accelerate the process of reconstruction and restoration of Ukrainian energy infrastructure.</text:p>
      <text:p text:style-name="P4">
“Collaboration with British partners will allow to modernize the nudenergosystem and enhance its resistance to military threats, as well as create a basis for the development of" green "energy. In the near future, within this program, the Ukrainian energy sector will receive additional resources for repair and repair of damaged infrastructure. We thank our friends of the Britain for this support and help, ”Herman Galushchenko said.FCDO support will be coordinated through G7+ Group of Energy Support. In the near future, according to the URS program, the Ukrainian energy industry will provide resources to repair damaged infrastructure for the restoration of consumers' connection to electricity, gas and heat.</text:p>
      <text:p text:style-name="P4">
News Source: <text:a xlink:type="simple" xlink:href="https://armyinform.com.ua/2023/06/22/ukrayina-i-brytaniya-uklaly-dogovir-pro-energetychne-partnerstvo/" text:style-name="Internet_20_link" text:visited-style-name="Visited_20_Internet_20_Link">
https://armyinform.com.ua/2023/06/22/ukrayina-i-brytaniya-uklaly-dogovir-pro-energetychne-partnerstvo/</text:a>
</text:p>
      <!--NEWS-->
      <text:h text:style-name="P10" text:outline-level="1">
<text:span text:style-name="T4">
At Sivershchyna and Slobozhanschyna directions Russian army shelled Khrinivka, Yeline, Karpov...</text:span>
</text:h>
      <text:p text:style-name="P4">
Authors: liveuamap (Language: en)</text:p>
      <text:p text:style-name="P4">
Time: 2023-06-22T-44:24:00</text:p>
      <text:p text:style-name="P4">
Location: Seredyna-Buda,Sumy Oblast (Latitude:52.25313 Longtitude:32.84758)</text:p>
      <text:p text:style-name="P4">
Videos: []</text:p>
      <text:p text:style-name="P4">
Images: []</text:p>
      <text:p text:style-name="P4">
Tags: ["Russia"]</text:p>
      <text:p text:style-name="P4">
Id: 22571011</text:p>
      <!--METADATA-->
      <text:p text:style-name="P4">
At sivershchyna and slBozhanschyna directions Russian Army Shelled Khrinivka, Yeline, Karpovychi, Leonivka of Chernihiv Region; Seredyna-Buda, Porokhon, Sytne, Fotofyzh, Novi Vyrky, Volfyne, SHPYL, OBODY, DMYTRIVKA, KINDRATIVKA, LOKNYA, STEPNE, VELYKAA PYAKAA PYACA A, Udy, Veterynarne, Kozacha Lopan, VySoka Yaruha, Lyptsi, Alisivka, Buhruvatka, Starytsya, Vovchansk, Vovchanski Khutory, Bochkove, Pletenivka, Mala Vovcha, Varvarivka, Budarky, Rublene, Anyskyne, Miloove, Miloove, Miloove. Russianivation Conducted Aircrakes at Leonivka and Mykolayivka of Chernihiv Regionand Volfyne of Sumy Region, - General Staff of Armed Forces of Ukraine Says</text:p>
      <text:p text:style-name="P4">
News Collection Link:(https:\/\/liveuamap.com\/en\/2023\/22-june-at-sivershchyna-and-slobozhanschyna-directions-russian)</text:p>
      <text:p text:style-name="P4">
News Source: <text:a xlink:type="simple" xlink:href="https://t.me/lumsrc/5154" text:style-name="Internet_20_link" text:visited-style-name="Visited_20_Internet_20_Link">
https://t.me/lumsrc/5154</text:a>
</text:p>
      <!--NEWS-->
      <text:h text:style-name="P10" text:outline-level="1">
<text:span text:style-name="T4">
JSC Kupiansk Directio Rusian Army Shelled Krasne First, Figolivka, Novomlinsk, two -year, with ...</text:span>
</text:h>
      <text:p text:style-name="P4">
Authors: liveuamap (Language: en)</text:p>
      <text:p text:style-name="P4">
Time: 2023-06-22T-46:24:00</text:p>
      <text:p text:style-name="P4">
Location: Kramatorsk (Latitude:49.75887 Longtitude:37.71006)</text:p>
      <text:p text:style-name="P4">
Videos: []</text:p>
      <text:p text:style-name="P4">
Images: []</text:p>
      <text:p text:style-name="P4">
Tags: ["Russia"]</text:p>
      <text:p text:style-name="P4">
Id: 22571010</text:p>
      <!--METADATA-->
      <text:p text:style-name="P4">
At Kupiansk direction Russian army shelled Krasne Pershe, Fyholivka,Novomlynsk, Dvorichna, Zapadne, Masutivka, Kyslivka and Berestove of Kharkivregion. Russian aviation conducted airstrikes at Synkivka of Kharkiv region, -General Staff of Armed Forces of Ukraine says in the morning report</text:p>
      <text:p text:style-name="P4">
News Collection Link: <text:a xlink:type="simple" xlink:href="https:\/\/liveuamap.com\/en\/2023\/22-june-at-kupiansk-direction-russian-army-shelled-krasne" text:style-name="Internet_20_link" text:visited-style-name="Visited_20_Internet_20_Link">
https:\/\/liveuamap.com\/en\/2023\/22-june-at-kupiansk-direction-russian-army-shelled-krasne</text:a>
</text:p>
      <text:p text:style-name="P4">
News Source: <text:a xlink:type="simple" xlink:href="https://t.me/lumsrc/5155" text:style-name="Internet_20_link" text:visited-style-name="Visited_20_Internet_20_Link">
https://t.me/lumsrc/5155</text:a>
</text:p>
      <!--NEWS-->
      <text:h text:style-name="P10" text:outline-level="1">
<text:span text:style-name="T4">
AT Liman Direction Russian Army Welled Stelmakhivka, Nevsk, Dibrova, Kuzmin, Bilonorivka about ...</text:span>
</text:h>
      <text:p text:style-name="P4">
Authors: liveuamap (Language: en)</text:p>
      <text:p text:style-name="P4">
Time: 2023-06-22T-48:24:00</text:p>
      <text:p text:style-name="P4">
Location: Bilohorivka (Latitude:48.92633 Longtitude:38.2695)</text:p>
      <text:p text:style-name="P4">
Videos: []</text:p>
      <text:p text:style-name="P4">
Images: []</text:p>
      <text:p text:style-name="P4">
Tags: ["Russia"]</text:p>
      <text:p text:style-name="P4">
Id: 22571009</text:p>
      <!--METADATA-->
      <text:p text:style-name="P4">
At Lyman direction Russian army shelled Stelmakhivka, Nevske, Dibrova,Kuzmyne, Bilohorivka of Luhansk region and Torske, Verkhnokamyanske, Spirneand Rozdolivka of Donetsk region. Russian aviation conducted airstrikes atNovoyehorivka and Bilohorivka of Luhansk region and Siversk of Donetsk region,- General Staff of Armed Forces of Ukraine says in the morning report</text:p>
      <text:p text:style-name="P4">
News Collection Link: <text:a xlink:type="simple" xlink:href="https:\/\/liveuamap.com\/en\/2023\/22-june-at-lyman-direction-russian-army-shelled-stelmakhivka" text:style-name="Internet_20_link" text:visited-style-name="Visited_20_Internet_20_Link">
https:\/\/liveuamap.com\/en\/2023\/22-june-at-lyman-direction-russian-army-shelled-stelmakhivka</text:a>
</text:p>
      <text:p text:style-name="P4">
News Source: <text:a xlink:type="simple" xlink:href="https://t.me/lumsrc/5156" text:style-name="Internet_20_link" text:visited-style-name="Visited_20_Internet_20_Link">
https://t.me/lumsrc/5156</text:a>
</text:p>
      <!--NEWS-->
      <text:h text:style-name="P10" text:outline-level="1">
<text:span text:style-name="T4">
JSU Bakhmut Directio Rusian Army Shelled Vasukivka, Orikhovo-Vasylivka, Bogdanivka, Kalinivka ...</text:span>
</text:h>
      <text:p text:style-name="P4">
Authors: liveuamap (Language: en)</text:p>
      <text:p text:style-name="P4">
Time: 2023-06-22T-50:24:00</text:p>
      <text:p text:style-name="P4">
Location: Novhorods'ke, Donetsk Oblast (Latitude:48.6261 Longtitude:37.59487)</text:p>
      <text:p text:style-name="P4">
Videos: []</text:p>
      <text:p text:style-name="P4">
Images: []</text:p>
      <text:p text:style-name="P4">
Tags: ["Russia"]</text:p>
      <text:p text:style-name="P4">
Id: 22571008</text:p>
      <!--METADATA-->
      <text:p text:style-name="P4">
At Bakhmut Direction Russian Army Shelled Vasukivka, Orikhovo-Vasylivka, Bohdanivka, Kalynivka, Chasiva, Ozaryanivka, Bila Hora, Kostyantynivka , Druzhba and Pivnichne of Donetsk Region. Russian AviationConducted Airstrikes at Druzhkivske, Kurdumivka and New York of Donetskregion, General Staff of Armed Force Says in the Morning Report Report Report</text:p>
      <text:p text:style-name="P4">
News Collection Link: <text:a xlink:type="simple" xlink:href="https:\/\/liveuamap.com\/en\/2023\/22-june-at-bakhmut-direction-russian-army-shelled-vasukivka" text:style-name="Internet_20_link" text:visited-style-name="Visited_20_Internet_20_Link">
https: \/\ \///////////////////////june-at-bakhmut-russian-ar-shylled-vasukivka</text:a>
</text:p>
      <text:p text:style-name="P4">
News Source: <text:a xlink:type="simple" xlink:href="https://t.me/lumsrc/5157" text:style-name="Internet_20_link" text:visited-style-name="Visited_20_Internet_20_Link">
https://t.me/lumsrc/5157</text:a>
</text:p>
      <!--NEWS-->
      <text:h text:style-name="P10" text:outline-level="1">
<text:span text:style-name="T4">
JSC Avdiivka Directio Rusian Army Shelled Alexandrovil, Ceramics, Novokalin, Berdyshi, C ...</text:span>
</text:h>
      <text:p text:style-name="P4">
Authors: liveuamap (Language: en)</text:p>
      <text:p text:style-name="P4">
Time: 2023-06-22T-52:24:00</text:p>
      <text:p text:style-name="P4">
Location: Donetsk (Latitude:48.08937 Longtitude:37.60732)</text:p>
      <text:p text:style-name="P4">
Videos: []</text:p>
      <text:p text:style-name="P4">
Images: []</text:p>
      <text:p text:style-name="P4">
Tags: []</text:p>
      <text:p text:style-name="P4">
Id: 22571007</text:p>
      <!--METADATA-->
      <text:p text:style-name="P4">
None</text:p>
      <text:p text:style-name="P4">
News Collection Link: <text:a xlink:type="simple" xlink:href="https:\/\/liveuamap.com\/en\/2023\/22-june-at-avdiyivka-direction-russian-army-shelled-oleksandropil" text:style-name="Internet_20_link" text:visited-style-name="Visited_20_Internet_20_Link">
https:\/\/liveuamap.com\/en\/2023\/22-june-at-avdiyivka-direction-russian-army-shelled-oleksandropil</text:a>
</text:p>
      <text:p text:style-name="P4">
News Source: <text:a xlink:type="simple" xlink:href="https:\/\/liveuamap.com\/en\/2023\/22-june-at-avdiyivka-direction-russian-army-shelled-oleksandropil" text:style-name="Internet_20_link" text:visited-style-name="Visited_20_Internet_20_Link">
https:\/\/liveuamap.com\/en\/2023\/22-june-at-avdiyivka-direction-russian-army-shelled-oleksandropil</text:a>
</text:p>
      <!--NEWS-->
      <text:h text:style-name="P10" text:outline-level="1">
<text:span text:style-name="T4">
JSC Marinka Direcion Rusian of the Army Shelled Krasnogorivka, Star, Acute, Marinka, Georgia ...</text:span>
</text:h>
      <text:p text:style-name="P4">
Authors: liveuamap (Language: en)</text:p>
      <text:p text:style-name="P4">
Time: 2023-06-22T-54:24:00</text:p>
      <text:p text:style-name="P4">
Location: Hirnyk,Donetsk Oblast (Latitude:48.03411 Longtitude:37.39796)</text:p>
      <text:p text:style-name="P4">
Videos: []</text:p>
      <text:p text:style-name="P4">
Images: []</text:p>
      <text:p text:style-name="P4">
Tags: ["Russia"]</text:p>
      <text:p text:style-name="P4">
Id: 22571006</text:p>
      <!--METADATA-->
      <text:p text:style-name="P4">
At Maryinka direction Russian army shelled Krasnohorivka, Zoryane, Hostre,Maryinka, Heorhiyivka, Kurakhove and Pobyeda of Donetsk region. Russianaviation conducted airstrikes at Krasnohorivka, - General Staff of ArmedForces of Ukraine says in the morning report</text:p>
      <text:p text:style-name="P4">
News Collection Link: <text:a xlink:type="simple" xlink:href="https:\/\/liveuamap.com\/en\/2023\/22-june-at-maryinka-direction-russian-army-shelled-krasnohorivka" text:style-name="Internet_20_link" text:visited-style-name="Visited_20_Internet_20_Link">
https:\/\/liveuamap.com\/en\/2023\/22-june-at-maryinka-direction-russian-army-shelled-krasnohorivka</text:a>
</text:p>
      <text:p text:style-name="P4">
News Source: <text:a xlink:type="simple" xlink:href="https://t.me/lumsrc/5159" text:style-name="Internet_20_link" text:visited-style-name="Visited_20_Internet_20_Link">
https://t.me/lumsrc/5159</text:a>
</text:p>
      <!--NEWS-->
      <text:h text:style-name="P10" text:outline-level="1">
<text:span text:style-name="T4">
SBU's military counterintelligence in less than a week destroyed 21 units of enemy equipment</text:span>
</text:h>
      <text:p text:style-name="P4">
Author: ['АРМІЯINFORM']</text:p>
      <text:p text:style-name="P4">
Time: 2023-06-22T0:00:00-04:00</text:p>
      <text:p text:style-name="P4">
Description: About the CTI PRODIMELY PROSSIALS of the SBU. “Our concrete of the Ukrainian has been specified ... The war with Ukraine 2022, the war with Ukraine is the latest news today, the news war with Ukraine 2022 is the last for today, will there be a war between Ukraine and Russia and when, the war with Ukraine will or not will be or not , Will there be a war with Ukraine in the near future, they say, the war with Ukraine, Ukrainian news today, Ukrainian news in Ukrainian media in Russian</text:p>
      <text:p text:style-name="P4">
Images: ['<text:a xlink:type="simple" xlink:href="https://armyinform.com.ua/wp-content/uploads/2023/06/sbu.jpg" text:style-name="Internet_20_link" text:visited-style-name="Visited_20_Internet_20_Link">
sbu.jpg</text:a>
']</text:p>
      <text:p text:style-name="P4">
Tags: ['СБУ']</text:p>
      <text:p text:style-name="P4">
Category: News</text:p>
      <!--METADATA-->
      <text:p text:style-name="P4">
<draw:frame draw:style-name="fr1" draw:name="Image3" text:anchor-type="as-char" svg:width="6.9236in" svg:height="4.32725in" draw:z-index="0">
<draw:image xlink:href="../Images/AРМІЯINFORM/2023-06-22T0-00-00-04-00/sbu.jpg" xlink:type="simple" xlink:show="embed" xlink:actuate="onLoad" draw:mime-type="image/jpeg"/>
</draw:frame>
About it <text:a xlink:type="simple" xlink:href="https://www.facebook.com/watch/" text:style-name="Internet_20_link" text:visited-style-name="Visited_20_Internet_20_Link">
reports</text:a>
SBU press service.</text:p>
      <text:p text:style-name="P4">
“Our specifics in the counter-offensive release the Ukrainian land side by side with the Armed Forces. Thanks to the jewelry work of shock drones, a list of losses of Russians has been replenished:</text:p>
      <ul>
        <li>
11 tanks * 2 SAU * 2 BMP, 2 MTLB and one armored vehicle * 3 units of automobile equipment</li>
      </ul>
      <text:p text:style-name="P4">
We work further to the full victory!”, - the message reads.</text:p>
      <text:p text:style-name="P4">
News Source: <text:a xlink:type="simple" xlink:href="https://armyinform.com.ua/2023/06/22/vijskovi-kontrrozvidnyky-sbu-mensh-nizh-za-tyzhden-znyshhyly-21-odynyczyu-vorozhoyi-tehniky/" text:style-name="Internet_20_link" text:visited-style-name="Visited_20_Internet_20_Link">
https://armyinform.com.ua/2023/06/22/vijskovi-kontrrozvidnyky-sbu-mensh-nizh-za-tyzhden-znyshhyly-21-odynyczyu-vorozhoyi-tehniky/</text:a>
</text:p>
      <!--NEWS-->
      <text:h text:style-name="P10" text:outline-level="1">
<text:span text:style-name="T4">
Defense forces reflected more than 40 attacks by Russians</text:span>
</text:h>
      <text:p text:style-name="P4">
Author: ['АРМІЯINFORM']</text:p>
      <text:p text:style-name="P4">
Time: 2023-06-22T10:00:00-04:00</text:p>
      <text:p text:style-name="P4">
Description: About the General Headquarters of the ZS Ukrainian. “Opponent I nadal ZoServzhu ... War with Ukraine 2022, War with Ukraine Latest News Today, News War with Ukraine 2022 Last for today, will there be a war between Ukraine and Russia, and when, the war with Ukraine will be or not, it will be or not, it will be whether the war with Ukraine in the near future says, the war with Ukraine, Ukrainian news today, Ukrainian news in Ukrainian media in Russian</text:p>
      <text:p text:style-name="P4">
Images: ['<text:a xlink:type="simple" xlink:href="https://armyinform.com.ua/wp-content/uploads/2023/06/352573146_601909928788756_3426569092669073582_n.jpg" text:style-name="Internet_20_link" text:visited-style-name="Visited_20_Internet_20_Link">
352573146_601909928788756_3426569092669073582_n.jpg</text:a>
']</text:p>
      <text:p text:style-name="P4">
Tags: ['STOPRUSSIA', 'АГРЕСІЯ РФ', 'ВТОРГНЕННЯ РФ', 'ГШ ЗСУ']</text:p>
      <text:p text:style-name="P4">
Category: News</text:p>
      <!--METADATA-->
      <text:p text:style-name="P4">
<draw:frame draw:style-name="fr1" draw:name="Image4" text:anchor-type="as-char" svg:width="6.9236in" svg:height="4.608521in" draw:z-index="0">
<draw:image xlink:href="../Images/AРМІЯINFORM/2023-06-22T10-00-00-04-00/352573146_601909928788756_3426569092669073582_n.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gzaQUK5WRnXdGwBhYQiAaTLSqC1yCPeGEVwqGuVDcLzBC2toMgxodJye1y32nHxRl" text:style-name="Internet_20_link" text:visited-style-name="Visited_20_Internet_20_Link">
reports</text:a>
The General Staff of the Armed Forces of Ukraine.</text:p>
      <text:p text:style-name="P4">
“The enemy continues to focus on the Bakhmut, Avdeev and Marinsky directions in the Liman, Bakhmut, Avdiiv and Mariin directions. More than 40 combat clashes were arrived during.</text:p>
      <text:p text:style-name="P4">
In the Volyn and Polissya directions, the operational situation without significant changes. No signs of formation of offensive groups of the enemy were detected.</text:p>
      <text:p text:style-name="P4">
<text:span text:style-name="T4">
 on </text:span>
 <text:span text:style-name="T4">
<text:span text:style-name="T5">
*</text:span>
* to the Seversky and </text:span>
 <text:span text:style-name="T4">
<text:span text:style-name="T5">
*</text:span>
* Slobozhansky directions </text:span>
 enemy struck by the settlements of Leonivka and Mykolaivkartnihiv region and Volfine of Sumy region. Carried out mortars of Tartyilers of settlements Khrinivka, Yeline, Karpovichi, Leonivka Chernihiv region; Mid-Buddha, Powder, Little, Photo Fih, New Edles, Volphin, Spire, Rings, Dmitrivka, Kindrativka, Loknaya, Stepne, Great Pisariv Kasuma Region, as well as a unicorb, Udi, veterinary, Kozaca Lopan, Highly, Lipka, Alisa, Older, Vovchansk, Vovchansky Farms, Bochkovo, Pletenevka,</text:p>
      <text:p text:style-name="P4">
Small Vovcha, Varvarivka, Budarki, Crushed, Anyskine, Milove in Kharkiv.</text:p>
      <text:p text:style-name="P4">
<text:span text:style-name="T4">
 On </text:span>
 <text:span text:style-name="T4">
<text:span text:style-name="T5">
*</text:span>
* Kupyansk direction </text:span>
 **** the enemy struck Uda of Sinkivka, Kharkiv region. The artillery and mortar shelling of the permit was suffered by Krasne First, Fygolovka, Novomlinsk, two -year, Western, Masyutivka, Kislivka and Berestovo, Kharkiv region.</text:p>
      <text:p text:style-name="P4">
<text:span text:style-name="T4">
 On </text:span>
 <text:span text:style-name="T4">
<text:span text:style-name="T5">
*</text:span>
* Liman direction </text:span>
 the enemy performed unsuccessful offensive divers districts of Dibrova and Bigorivka of Luhansk region and Serebryanka in Donetsk. Artillery shellings were suffered by Stelmakhivka, Nevskoye, Dibrova, Kuzmin, Bigorivka, Luhansk region and Torke, Verkhnyamyanskoye, disputed and Rozdolivka of Donetsk region.</text:p>
      <text:p text:style-name="P4">
<text:span text:style-name="T4">
 On </text:span>
 <text:span text:style-name="T4">
<text:span text:style-name="T5">
*</text:span>
* Bakhmut direction </text:span>
 the enemy conducted unsuccessful offenses in the areas of Orikhovo-Vasylivka, Ivanovo and White Mountains.<text:span text:style-name="T4">
 On </text:span>
 <text:span text:style-name="T4">
<text:span text:style-name="T5">
*</text:span>
* the Avdiivsky direction </text:span>
 the enemy conducted unsuccessful offenses in the area of Avdiivka, Severenoy and Pervomaisk Donetsk region. Offered near Avdiivka, Severny and Pervomaisky.</text:p>
      <text:p text:style-name="P4">
He made artillery shelling of areas of settlements Alexandropol, Ceramics, Novokalinovo, Berdychi, Stepov, Avdiivka, Tonenko, Severene, Pervomaisko, Netoylovo and Neuelsk Donetsk region.</text:p>
      <text:p text:style-name="P4">
In the Mariinsky direction, the enemy performed offensive actions in the Marinka area, Victory and Novomikhailivka of Donetsk region, and did not success. Drew an aircraft scaffold near Krasnogorivka. At the same time, he made artillery shelter of seizures of Krasnogorivka, Zoryan, sharp, Marinka, St. George, Kurakhovo and Vage Donetsk region.</text:p>
      <text:p text:style-name="P4">
<text:span text:style-name="T4">
 On </text:span>
 <text:span text:style-name="T4">
<text:span text:style-name="T5">
*</text:span>
* mining </text:span>
 the enemy carried out offensive actions in the districts of the car and coal, had no success. Drew the Air Force of Bilyanomikhailivka and the Golden Niva. He was fired at the settlements Paraskaskovivka, Novomikhailivka, Konstantinovka, Elizabeth, Katerynivka, Bogoyavlenka, Blessed, Prychistivka, Golden Niva and the Great Novosilkadonnets region.</text:p>
      <text:p text:style-name="P4">
<text:span text:style-name="T4">
 on </text:span>
 <text:span text:style-name="T4">
<text:span text:style-name="T5">
*</text:span>
* Zaporizhia and </text:span>
<text:span text:style-name="T4">
<text:span text:style-name="T5">
*</text:span>
 Kherson directions </text:span>
 The enemy predetermined to conduct defense actions. Carried out unsuccessful offensive actions in the direction of the Zaporozhye region. The enemy struck in districts, Transfiguration, Little Tokmachka, Novodanylivka and Stepnogorskapazala region. Carried out artillery shelling of settlements, non -core, blessed, Makarivka, Storozhevo, Green Field, Temivka, Novopil, Burlatske Donetsk region; Levadne, Red, Gulyaipole, Novoandriivka, Steppe, Pyotykhatka, Pubkovo, Kamianske Zaporizhzhya region; Golden Balka, Mikhailivka, Novoalexandrivka, Dudchans, Kachkarkarivka, Payakhovka, Kozatkoe, Mykolaivka, Burguna, Ivanivka, Sadiprovovka, Sadiprovovka , Wintering, Belozer, Romashkovo, Antonovka, Kherson, Dniprovske, Kizomis of Kherson region and Ochakov of the Mykolaiv region, ” - he will be in the message.</text:p>
      <text:p text:style-name="P4">
News Source: <text:a xlink:type="simple" xlink:href="https://armyinform.com.ua/2023/06/22/syly-oborony-vidbyly-ponad-40-atak-okupantiv/" text:style-name="Internet_20_link" text:visited-style-name="Visited_20_Internet_20_Link">
https://armyinform.com.ua/2023/06/22/syly-oborony-vidbyly-ponad-40-atak-okupantiv/</text:a>
</text:p>
      <!--NEWS-->
      <text:h text:style-name="P10" text:outline-level="1">
<text:span text:style-name="T4">
The Defense Ministry has started entering the first food supply contracts for the new procedure</text:span>
</text:h>
      <text:p text:style-name="P4">
Author: ['АРМІЯINFORM']</text:p>
      <text:p text:style-name="P4">
Time: 2023-06-22T12:00:00-04:00</text:p>
      <text:p text:style-name="P4">
Description: The Mini Construction of Ukraine’s defense for the results of the conducts through the Prozorro Torgiv system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harchuvannya-vijskovosluzhbovtsiv-72-brygady-za-novoyu-systemoyu-2-1.jpg" text:style-name="Internet_20_link" text:visited-style-name="Visited_20_Internet_20_Link">
harchuvannya-vijskovosluzhbovtsiv-72-brygady-za-novoyu-systemoyu-2-1.jpg</text:a>
']</text:p>
      <text:p text:style-name="P4">
Tags: ['МІНІСТЕРСТВО ОБОРОНИ УКРАЇНИ', 'ПРОДУКТИ ХАРЧУВАННЯ ДЛЯ ЗCУ']</text:p>
      <text:p text:style-name="P4">
Category: News</text:p>
      <!--METADATA-->
      <text:p text:style-name="P4">
<draw:frame draw:style-name="fr1" draw:name="Image5" text:anchor-type="as-char" svg:width="6.9236in" svg:height="3.894525in" draw:z-index="0">
<draw:image xlink:href="../Images/AРМІЯINFORM/2023-06-22T12-00-00-04-00/harchuvannya-vijskovosluzhbovtsiv-72-brygady-za-novoyu-systemoyu-2-1.jpg" xlink:type="simple" xlink:show="embed" xlink:actuate="onLoad" draw:mime-type="image/jpeg"/>
</draw:frame>
As of June 21, the Ministry of Defense of Ukraine concluded the first three contracts with the winner of food supply to the Armed Forces of Ukraine through the ProZorrotrotor system.</text:p>
      <text:p text:style-name="P4">
In total, 19 winners of 22 <text:span text:style-name="T4">
 have been identified. On </text:span>
 16 the winners of the competition ** are currently preparation of contracts for their signing, with the winners of the Deposit Contest on the Ministry's account, as required by tender documentation.</text:p>
      <text:p text:style-name="P4">
Three more procedures from the total 22 were rejected by all participants in connection with the inconsistency of their price proposals with the conditions of the announcement. Repeated bidding - this information is highlighted in Prozorro(<text:span text:style-name="T5">
The procedures for the deadline for submission of documents 22.06.2023, by the third - until 27.06.2023</text:span>
).</text:p>
      <text:p text:style-name="P4">
Зазначимо, що у повторних процедурах закупівлі так само беруть участь всібажаючі, а не лише діючі учасники. Тому Міноборони з метою розширення колапотенційних учасників та зниження ціни на аукціоні просить долучатись всіх,хто має бажання і спроможності.</text:p>
      <text:p text:style-name="P4">
Також триває низка судових процесів, на яких розглядаються позови окремихучасників торгів. Зміст позовних заяв різний, але здебільшого їх суть полягаєу претензіях до роботи Колегіального органу Міністерства оборони України зпитань оборонних закупівель.</text:p>
      <text:p text:style-name="P4">
При цьому, з метою максимального громадського контролю за процесом закупівельта задля дотримання принципів транспарентност Міністерство оборони ввело доскладу Колегіального органу з питань оборонних закупівель представникаГромадської Антикорупційної Ради при Міноборони.</text:p>
      <text:p text:style-name="P4">
— Наголошу, всі процеси відбуваються максимально відкрито. Ми активноспівпрацюємо з громадськістю, за що вдячний, зокрема Антикорупційній Раді, танезважаючи на всі ці труднощі, закупівлі тривають, договори підписуються, всевідбувається з дотриманням всіх процедур і термінів, визначених законом «Пропублічні закупівлі». Жодних затягувань немає. Військо є і буде повністюзабезпечене — це наше ключове завдання, — прокоментував заступник Міністраоборони України Денис Шарапов.</text:p>
      <text:p text:style-name="P4">
<text:span text:style-name="T4">
Джерело:</text:span>
<text:a xlink:type="simple" xlink:href="https://www.mil.gov.ua/news/2023/06/21/minoboroni-pochalo-ukladati-pershi-dogovori-na-postachannya-produktiv-harchuvannya-dlya-zbrojnih-sil-ukraini-za-novoyu-proczeduroyu/" text:style-name="Internet_20_link" text:visited-style-name="Visited_20_Internet_20_Link">
 <text:span text:style-name="T5">
Міністерство оборониУкраїни</text:span>
</text:a>
</text:p>
      <text:p text:style-name="P4">
News Source: <text:a xlink:type="simple" xlink:href="https://armyinform.com.ua/2023/06/22/minoborony-pochalo-ukladaty-pershi-dogovory-na-postachannya-produktiv-harchuvannya-dlya-zcu-za-novoyu-proczeduroyu/" text:style-name="Internet_20_link" text:visited-style-name="Visited_20_Internet_20_Link">
https://armyinform.com.ua/2023/06/22/minoborony-pochalo-ukladaty-pershi-dogovory-na-postachannya-produktiv-harchuvannya-dlya-zcu-za-novoyu-proczeduroyu/</text:a>
</text:p>
      <!--NEWS-->
      <text:h text:style-name="P10" text:outline-level="1">
<text:span text:style-name="T4">
Ukrainian defenders per day eliminated 650 invaders, destroyed 21 Artsystem and 12 BBM</text:span>
</text:h>
      <text:p text:style-name="P4">
Author: ['АРМІЯINFORM']</text:p>
      <text:p text:style-name="P4">
Time: 2023-06-22T14:00:00-04:00</text:p>
      <text:p text:style-name="P4">
Description: Zagalni Boyov, Find the enemy on 02/24/22 to 06/22/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c5bc0646-1f8b-4352-b8ce-3dd2c9196a3f-scaled.jpg" text:style-name="Internet_20_link" text:visited-style-name="Visited_20_Internet_20_Link">
c5bc0646-1f8b-4352-b8ce-3dd2c9196a3f-scaled.jpg</text:a>
']</text:p>
      <text:p text:style-name="P4">
Tags: ['АГРЕСІЯ РФ', 'ВТОРГНЕННЯ РФ', 'ВТРАТИ ВОРОГА', 'ГШ ЗСУ']</text:p>
      <text:p text:style-name="P4">
Category: News</text:p>
      <!--METADATA-->
      <text:p text:style-name="P4">
<draw:frame draw:style-name="fr1" draw:name="Image6" text:anchor-type="as-char" svg:width="6.9236in" svg:height="6.975527in" draw:z-index="0">
<draw:image xlink:href="../Images/AРМІЯINFORM/2023-06-22T14-00-00-04-00/c5bc0646-1f8b-4352-b8ce-3dd2c9196a3f-scaled.jpg" xlink:type="simple" xlink:show="embed" xlink:actuate="onLoad" draw:mime-type="image/jpeg"/>
</draw:frame>
The total fighting loss of the enemy from 24.02.22 to 22.06.23 will be orientated:</text:p>
      <text:p text:style-name="P4">
<text:span text:style-name="T4">
<text:span text:style-name="T5">
 Personnel - </text:span>
* 222650(+650)persons eliminated</text:span>
<text:span text:style-name="T5">
 tanks - </text:span>
<text:span text:style-name="T5">
 4013(+7)</text:span>
<text:span text:style-name="T4">
 combat armored vehicles - </text:span>
 7783(+12)<text:span text:style-name="T4">
<text:span text:style-name="T5">
 Artillery systems - </text:span>
<text:span text:style-name="T5">
 3941(+21)</text:span>
 </text:span>
 RSZV - <text:span text:style-name="T4">
 617(+2)</text:span>
<text:span text:style-name="T5">
 air defense - </text:span>
<text:span text:style-name="T5">
 376(+1)</text:span>
<text:span text:style-name="T4">
 aircraft - </text:span>
 314(0)<text:span text:style-name="T4">
<text:span text:style-name="T5">
 helicopters - </text:span>
* 307(+1)</text:span>
<text:span text:style-name="T5">
 UAV Operative Tactical Level-</text:span>
<text:span text:style-name="T5">
 3438(+10)</text:span>
<text:span text:style-name="T4">
 Winged missiles - </text:span>
 1214(0)<text:span text:style-name="T4">
<text:span text:style-name="T5">
 ships / boats - </text:span>
* 18(0)</text:span>
<text:span text:style-name="T5">
 Automobile equipment and tanks - </text:span>
<text:span text:style-name="T5">
 6678(+11)</text:span>
<text:span text:style-name="T4">
 Special Technique - </text:span>
 539(0)The data is specified ...</text:p>
      <text:p text:style-name="P4">
Beat the occupier!Let's win together!Our strength is in truth!</text:p>
      <text:p text:style-name="P4">
<text:span text:style-name="T4">
 Source: </text:span>
 <text:a xlink:type="simple" xlink:href="https://www.facebook.com/GeneralStaff.ua" text:style-name="Internet_20_link" text:visited-style-name="Visited_20_Internet_20_Link">
General Staff of Armed Forces</text:a>
As of 22.06.23.</text:p>
      <text:p text:style-name="P4">
News Source: <text:a xlink:type="simple" xlink:href="https://armyinform.com.ua/2023/06/22/ukrayinski-zahysnyky-za-dobu-likviduvaly-650-okupantiv-znyshhyly-21-artsystemu-i-12-bbm/" text:style-name="Internet_20_link" text:visited-style-name="Visited_20_Internet_20_Link">
https://armyinform.com.ua/2023/06/22/ukrayinski-zahysnyky-za-dobu-likviduvaly-650-okupantiv-znyshhyly-21-artsystemu-i-12-bbm/</text:a>
</text:p>
      <!--NEWS-->
      <text:h text:style-name="P10" text:outline-level="1">
<text:span text:style-name="T4">
2 explosions were reported in Zaporizhzhia</text:span>
</text:h>
      <text:p text:style-name="P4">
Authors: liveuamap (Language: en)</text:p>
      <text:p text:style-name="P4">
Time: 2023-06-22T18:25:27</text:p>
      <text:p text:style-name="P4">
Location: Zaporizhzhia, Zaporiz'ka oblast (Latitude:47.83413 Longtitude:35.09909)</text:p>
      <text:p text:style-name="P4">
Videos: []</text:p>
      <text:p text:style-name="P4">
Images: []</text:p>
      <text:p text:style-name="P4">
Tags: []</text:p>
      <text:p text:style-name="P4">
Id: 22571107</text:p>
      <!--METADATA-->
      <text:p text:style-name="P4">
2 explosions were reported in Zaporizhzhia</text:p>
      <text:p text:style-name="P4">
News Collection Link: <text:a xlink:type="simple" xlink:href="https:\/\/liveuamap.com\/en\/2023\/22-june-2-explosions-were-reported-in-zaporizhzhia-" text:style-name="Internet_20_link" text:visited-style-name="Visited_20_Internet_20_Link">
https:\/\/liveuamap.com\/en\/2023\/22-june-2-explosions-were-reported-in-zaporizhzhia-</text:a>
</text:p>
      <text:p text:style-name="P4">
News Source: <text:a xlink:type="simple" xlink:href="https://t.me/suspilnezaporizhzhya/14020" text:style-name="Internet_20_link" text:visited-style-name="Visited_20_Internet_20_Link">
https://t.me/suspilnezaporizhzhya/14020</text:a>
</text:p>
      <!--NEWS-->
      <text:h text:style-name="P10" text:outline-level="1">
<text:span text:style-name="T4">
Explosions were reported in Skadovsk</text:span>
</text:h>
      <text:p text:style-name="P4">
Authors: liveuamap (Language: en)</text:p>
      <text:p text:style-name="P4">
Time: 2023-06-22T19:35:21</text:p>
      <text:p text:style-name="P4">
Location: Skadovs'k (Latitude:46.12168 Longtitude:32.90628)</text:p>
      <text:p text:style-name="P4">
Videos: []</text:p>
      <text:p text:style-name="P4">
Images: []</text:p>
      <text:p text:style-name="P4">
Tags: []</text:p>
      <text:p text:style-name="P4">
Id: 22571109</text:p>
      <!--METADATA-->
      <text:p text:style-name="P4">
Explosions were reported in Skadovsk</text:p>
      <text:p text:style-name="P4">
News Collection Link: <text:a xlink:type="simple" xlink:href="https:\/\/liveuamap.com\/en\/2023\/23-june-explosions-were-reported-in-skadovsk-" text:style-name="Internet_20_link" text:visited-style-name="Visited_20_Internet_20_Link">
https:\/\/liveuamap.com\/en\/2023\/23-june-explosions-were-reported-in-skadovsk-</text:a>
</text:p>
      <text:p text:style-name="P4">
News Source: <text:a xlink:type="simple" xlink:href="https://t.me/war_monitor/8249" text:style-name="Internet_20_link" text:visited-style-name="Visited_20_Internet_20_Link">
https://t.me/war_monitor/8249</text:a>
</text:p>
      <!--NEWS-->
      <text:h text:style-name="P10" text:outline-level="1">
<text:span text:style-name="T4">
Air defense was active against cruise missiles in central regions</text:span>
</text:h>
      <text:p text:style-name="P4">
Authors: liveuamap (Language: en)</text:p>
      <text:p text:style-name="P4">
Time: 2023-06-22T19:36:53</text:p>
      <text:p text:style-name="P4">
Location: Kropivnytsky (Latitude:48.34026 Longtitude:33.2666)</text:p>
      <text:p text:style-name="P4">
Videos: []</text:p>
      <text:p text:style-name="P4">
Images: []</text:p>
      <text:p text:style-name="P4">
Tags: ["Europe", "Central and Eastern Europe"]</text:p>
      <text:p text:style-name="P4">
Id: 22571110</text:p>
      <!--METADATA-->
      <text:p text:style-name="P4">
Air defense was active against cruise missiles in central regions</text:p>
      <text:p text:style-name="P4">
News Collection Link: <text:a xlink:type="simple" xlink:href="https:\/\/liveuamap.com\/en\/2023\/23-june-air-defense-was-active-against-cruise-missiles-in" text:style-name="Internet_20_link" text:visited-style-name="Visited_20_Internet_20_Link">
https:\/\/liveuamap.com\/en\/2023\/23-june-air-defense-was-active-against-cruise-missiles-in</text:a>
</text:p>
      <text:p text:style-name="P4">
News Source: <text:a xlink:type="simple" xlink:href="https://t.me/lachentyt/30650" text:style-name="Internet_20_link" text:visited-style-name="Visited_20_Internet_20_Link">
https://t.me/lachentyt/30650</text:a>
</text:p>
      <!--NEWS-->
      <text:h text:style-name="P10" text:outline-level="1">
<text:span text:style-name="T4">
Explosions were reported in Kursk</text:span>
</text:h>
      <text:p text:style-name="P4">
Authors: liveuamap (Language: en)</text:p>
      <text:p text:style-name="P4">
Time: 2023-06-22T19:41:12</text:p>
      <text:p text:style-name="P4">
Location: Kursk,Kurskaya oblast' (Latitude:51.75872 Longtitude:36.23741)</text:p>
      <text:p text:style-name="P4">
Videos: []</text:p>
      <text:p text:style-name="P4">
Images: []</text:p>
      <text:p text:style-name="P4">
Tags: ["Russia"]</text:p>
      <text:p text:style-name="P4">
Id: 22571111</text:p>
      <!--METADATA-->
      <text:p text:style-name="P4">
Explosions were reported in Kursk</text:p>
      <text:p text:style-name="P4">
News Collection Link: <text:a xlink:type="simple" xlink:href="https:\/\/liveuamap.com\/en\/2023\/23-june-explosions-were-reported-in-kursk" text:style-name="Internet_20_link" text:visited-style-name="Visited_20_Internet_20_Link">
https:\/\/liveuamap.com\/en\/2023\/23-june-explosions-were-reported-in-kursk</text:a>
</text:p>
      <text:p text:style-name="P4">
News Source: <text:a xlink:type="simple" xlink:href="https://t.me/kurskbomond/26236" text:style-name="Internet_20_link" text:visited-style-name="Visited_20_Internet_20_Link">
https://t.me/kurskbomond/26236</text:a>
</text:p>
      <!--NEWS-->
      <text:h text:style-name="P10" text:outline-level="1">
<text:span text:style-name="T4">
Russian artillery shelled Kherson</text:span>
</text:h>
      <text:p text:style-name="P4">
Authors: liveuamap (Language: en)</text:p>
      <text:p text:style-name="P4">
Time: 2023-06-22T19:43:14</text:p>
      <text:p text:style-name="P4">
Location: Kherson, Khersons'ka oblast (Latitude:46.61702 Longtitude:32.58665)</text:p>
      <text:p text:style-name="P4">
Videos: []</text:p>
      <text:p text:style-name="P4">
Images: []</text:p>
      <text:p text:style-name="P4">
Tags: []</text:p>
      <text:p text:style-name="P4">
Id: 22571112</text:p>
      <!--METADATA-->
      <text:p text:style-name="P4">
Russian artillery shelled Kherson</text:p>
      <text:p text:style-name="P4">
News Collection Link: <text:a xlink:type="simple" xlink:href="https:\/\/liveuamap.com\/en\/2023\/23-june-russian-artillery-shelled-kherson" text:style-name="Internet_20_link" text:visited-style-name="Visited_20_Internet_20_Link">
https:\/\/liveuamap.com\/en\/2023\/23-june-russian-artillery-shelled-kherson</text:a>
</text:p>
      <text:p text:style-name="P4">
News Source: <text:a xlink:type="simple" xlink:href="https://t.me/kherson_non_fake/8485" text:style-name="Internet_20_link" text:visited-style-name="Visited_20_Internet_20_Link">
https://t.me/kherson_non_fake/8485</text:a>
</text:p>
      <!--NEWS-->
      <text:h text:style-name="P10" text:outline-level="1">
<text:span text:style-name="T4">
Explosion reported in Khmelnitsky</text:span>
</text:h>
      <text:p text:style-name="P4">
Authors: liveuamap (Language: en)</text:p>
      <text:p text:style-name="P4">
Time: 2023-06-22T20:15:02</text:p>
      <text:p text:style-name="P4">
Location: Khmelnitsky (Latitude:49.44056 Longtitude:26.95822)</text:p>
      <text:p text:style-name="P4">
Videos: []</text:p>
      <text:p text:style-name="P4">
Images: []</text:p>
      <text:p text:style-name="P4">
Tags: ["Europe", "Central and Eastern Europe"]</text:p>
      <text:p text:style-name="P4">
Id: 22571113</text:p>
      <!--METADATA-->
      <text:p text:style-name="P4">
Explosion reported in Khmelnitsky</text:p>
      <text:p text:style-name="P4">
News Collection Link: <text:a xlink:type="simple" xlink:href="https:\/\/liveuamap.com\/en\/2023\/23-june-explosion-reported-in-khmelnitsky-" text:style-name="Internet_20_link" text:visited-style-name="Visited_20_Internet_20_Link">
https:\/\/liveuamap.com\/en\/2023\/23-june-explosion-reported-in-khmelnitsky-</text:a>
</text:p>
      <text:p text:style-name="P4">
News Source: <text:a xlink:type="simple" xlink:href="https://t.me/lachentyt/30659" text:style-name="Internet_20_link" text:visited-style-name="Visited_20_Internet_20_Link">
https://t.me/lachentyt/30659</text:a>
</text:p>
      <!--NEWS-->
      <text:h text:style-name="P10" text:outline-level="1">
<text:span text:style-name="T4">
The General Staff showed in the work of military communications</text:span>
</text:h>
      <text:p text:style-name="P4">
Author: ['АРМІЯINFORM']</text:p>
      <text:p text:style-name="P4">
Time: 2023-06-22T2:00:00-04:00</text:p>
      <text:p text:style-name="P4">
Description: “Zv’yazov is the basis of managing the Vieiski, the fighting bolts of that zbriyu. And Zv'yazkіvtsi --... War with Ukraine 2022, war with Ukraine latest news today, news war with Ukraine 2022 The last for today, will there be a war between Ukraine and Russia and when, the war with Ukraine will be or not, it will be or not, it will be whether the war with Ukraine in the near future says, the war with Ukraine, Ukrainian news today, Ukrainian news in Ukrainian media in Russian</text:p>
      <text:p text:style-name="P4">
Images: ['<text:a xlink:type="simple" xlink:href="https://armyinform.com.ua/wp-content/uploads/2023/06/355658742_609543924692023_4445201707212037288_n.jpg" text:style-name="Internet_20_link" text:visited-style-name="Visited_20_Internet_20_Link">
355658742_609543924692023_4445201707212037288_n.jpg</text:a>
', '<text:a xlink:type="simple" xlink:href="https://armyinform.com.ua/wp-content/uploads/2023/06/355678064_609543898025359_3491967545320810868_n-150x150.jpg" text:style-name="Internet_20_link" text:visited-style-name="Visited_20_Internet_20_Link">
355678064_609543898025359_3491967545320810868_n-150x150.jpg</text:a>
', '<text:a xlink:type="simple" xlink:href="https://armyinform.com.ua/wp-content/uploads/2023/06/355660332_609544014692014_8713569332677883317_n-150x150.jpg" text:style-name="Internet_20_link" text:visited-style-name="Visited_20_Internet_20_Link">
355660332_609544014692014_8713569332677883317_n-150x150.jpg</text:a>
', '<text:a xlink:type="simple" xlink:href="https://armyinform.com.ua/wp-content/uploads/2023/06/355701823_609544024692013_1871213530481804349_n-150x150.jpg" text:style-name="Internet_20_link" text:visited-style-name="Visited_20_Internet_20_Link">
355701823_609544024692013_1871213530481804349_n-150x150.jpg</text:a>
', '<text:a xlink:type="simple" xlink:href="https://armyinform.com.ua/wp-content/uploads/2023/06/355440437_609543964692019_6053549815869959800_n-150x150.jpg" text:style-name="Internet_20_link" text:visited-style-name="Visited_20_Internet_20_Link">
355440437_609543964692019_6053549815869959800_n-150x150.jpg</text:a>
', '<text:a xlink:type="simple" xlink:href="https://armyinform.com.ua/wp-content/uploads/2023/06/355670631_609544034692012_4704374300242646441_n-150x150.jpg" text:style-name="Internet_20_link" text:visited-style-name="Visited_20_Internet_20_Link">
355670631_609544034692012_4704374300242646441_n-150x150.jpg</text:a>
']</text:p>
      <text:p text:style-name="P4">
Tags: ["ВІЙСЬКОВІ-ЗВ'ЯЗКІВЦІ", 'ГЕНШТАБ ЗС УКРАЇНИ', 'ГШ ЗСУ']</text:p>
      <text:p text:style-name="P4">
Category: News</text:p>
      <!--METADATA-->
      <text:p text:style-name="P4">
<draw:frame draw:style-name="fr1" draw:name="Image7" text:anchor-type="as-char" svg:width="6.9236in" svg:height="4.615733in" draw:z-index="0">
<draw:image xlink:href="../Images/AРМІЯINFORM/2023-06-22T2-00-00-04-00/355658742_609543924692023_4445201707212037288_n.jpg" xlink:type="simple" xlink:show="embed" xlink:actuate="onLoad" draw:mime-type="image/jpeg"/>
</draw:frame>
“Communication is the basis of troops, combat equipment and weapons.</text:p>
      <text:p text:style-name="P4">
And communications are the same people who provide information exchange during the rapid course of hostilities and in all weather conditions, ”it is said.</text:p>
      <text:p text:style-name="P4">
<text:a xlink:type="simple" xlink:href="https://armyinform.com.ua/wp-content/uploads/2023/06/355678064_609543898025359_3491967545320810868_n.jpg" text:style-name="Internet_20_link" text:visited-style-name="Visited_20_Internet_20_Link">
!(Images/AРМІЯINFORM/2023-06-22T2-00-00-04-00/355678064_609543898025359_3491967545320810868_n-150x150.jpg)</text:a>
</text:p>
      <text:p text:style-name="P4">
<text:a xlink:type="simple" xlink:href="https://armyinform.com.ua/wp-content/uploads/2023/06/355660332_609544014692014_8713569332677883317_n.jpg" text:style-name="Internet_20_link" text:visited-style-name="Visited_20_Internet_20_Link">
<draw:frame draw:style-name="fr1" draw:name="Image8" text:anchor-type="as-char" svg:width="6.9236in" svg:height="6.9236in" draw:z-index="0">
<draw:image xlink:href="../Images/AРМІЯINFORM/2023-06-22T2-00-00-04-00/355660332_609544014692014_8713569332677883317_n-150x150.jpg" xlink:type="simple" xlink:show="embed" xlink:actuate="onLoad" draw:mime-type="image/jpeg"/>
</draw:frame>
</text:a>
</text:p>
      <text:p text:style-name="P4">
<text:a xlink:type="simple" xlink:href="https://armyinform.com.ua/wp-content/uploads/2023/06/355701823_609544024692013_1871213530481804349_n.jpg" text:style-name="Internet_20_link" text:visited-style-name="Visited_20_Internet_20_Link">
<draw:frame draw:style-name="fr1" draw:name="Image9" text:anchor-type="as-char" svg:width="6.9236in" svg:height="6.9236in" draw:z-index="0">
<draw:image xlink:href="../Images/AРМІЯINFORM/2023-06-22T2-00-00-04-00/355701823_609544024692013_1871213530481804349_n-150x150.jpg" xlink:type="simple" xlink:show="embed" xlink:actuate="onLoad" draw:mime-type="image/jpeg"/>
</draw:frame>
</text:a>
</text:p>
      <text:p text:style-name="P4">
<text:a xlink:type="simple" xlink:href="https://armyinform.com.ua/wp-content/uploads/2023/06/355440437_609543964692019_6053549815869959800_n.jpg" text:style-name="Internet_20_link" text:visited-style-name="Visited_20_Internet_20_Link">
<draw:frame draw:style-name="fr1" draw:name="Image10" text:anchor-type="as-char" svg:width="6.9236in" svg:height="6.9236in" draw:z-index="0">
<draw:image xlink:href="../Images/AРМІЯINFORM/2023-06-22T2-00-00-04-00/355440437_609543964692019_6053549815869959800_n-150x150.jpg" xlink:type="simple" xlink:show="embed" xlink:actuate="onLoad" draw:mime-type="image/jpeg"/>
</draw:frame>
</text:a>
</text:p>
      <text:p text:style-name="P4">
<text:a xlink:type="simple" xlink:href="https://armyinform.com.ua/wp-content/uploads/2023/06/355670631_609544034692012_4704374300242646441_n.jpg" text:style-name="Internet_20_link" text:visited-style-name="Visited_20_Internet_20_Link">
<draw:frame draw:style-name="fr1" draw:name="Image11" text:anchor-type="as-char" svg:width="6.9236in" svg:height="6.9236in" draw:z-index="0">
<draw:image xlink:href="../Images/AРМІЯINFORM/2023-06-22T2-00-00-04-00/355670631_609544034692012_4704374300242646441_n-150x150.jpg" xlink:type="simple" xlink:show="embed" xlink:actuate="onLoad" draw:mime-type="image/jpeg"/>
</draw:frame>
</text:a>
Photo: Public Relations Service of the Separate Artillery Brigade of the Armed Forces of Ukraine_</text:p>
      <text:p text:style-name="P4">
News Source: <text:a xlink:type="simple" xlink:href="https://armyinform.com.ua/2023/06/22/genshtab-pokazav-u-roboti-vijskovyh-zvyazkivcziv/" text:style-name="Internet_20_link" text:visited-style-name="Visited_20_Internet_20_Link">
https://armyinform.com.ua/2023/06/22/genshtab-pokazav-u-roboti-vijskovyh-zvyazkivcziv/</text:a>
</text:p>
      <!--NEWS-->
      <text:h text:style-name="P10" text:outline-level="1">
<text:span text:style-name="T4">
Ukrainian scout causes rage in the Kremlin</text:span>
</text:h>
      <text:p text:style-name="P4">
Author: ['АРМІЯINFORM']</text:p>
      <text:p text:style-name="P4">
Time: 2023-06-22T49:00:00-04:00</text:p>
      <text:p text:style-name="P4">
Description: The British magazine The Economist, having published a maturel about the head of the head management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20230621-02.jpg" text:style-name="Internet_20_link" text:visited-style-name="Visited_20_Internet_20_Link">
20230621-02.jpg</text:a>
']</text:p>
      <text:p text:style-name="P4">
Tags: ['ГУР МОУ', 'КИРИЛО БУДАНОВ', 'РОЗВІДКА']</text:p>
      <text:p text:style-name="P4">
Category: News</text:p>
      <!--METADATA-->
      <text:p text:style-name="P4">
<draw:frame draw:style-name="fr1" draw:name="Image12" text:anchor-type="as-char" svg:width="6.9236in" svg:height="3.894525in" draw:z-index="0">
<draw:image xlink:href="../Images/AРМІЯINFORM/2023-06-22T49-00-00-04-00/20230621-02.jpg" xlink:type="simple" xlink:show="embed" xlink:actuate="onLoad" draw:mime-type="image/jpeg"/>
</draw:frame>
The British magazine The Economist posted <text:a xlink:type="simple" xlink:href="https://www.economist.com/europe/2023/06/20/ukraines-spymaster-has-got-under-the-kremlins-skin" text:style-name="Internet_20_link" text:visited-style-name="Visited_20_Internet_20_Link">
material</text:a>
Kiril Budanov, and the role of the department headed by him during a full -scale war with Russia, about the head of the Main Directorate of the Intelligence of Ukraine.</text:p>
      <text:p text:style-name="P4">
The journalists of the publication spoke with the fighting brothers Kirill Budanov, his subordinate officers, as well as intelligence of the Western powers to open the character of the head of Ukrainian military intelligence.</text:p>
      <text:p text:style-name="P4">
Kirill Budanov himself was asked about bold special operations, directed by the anti-state aggressor, as well as about the nuclear threat from Russia.</text:p>
      <text:p text:style-name="P4">
“We are in the war. The Kremlin's drones have shown the world that Russian defense is just a Potemkin village, ”Cyril Kirill quoted The Economist, noting that Ukraine did not confirm its involvement in the special operations of the Russian scent.</text:p>
      <text:p text:style-name="P4">
The head of the GUR of the Ministry of Defense of Ukraine stressed that without the strategic defeat of Russia, there will be no tatransformation of power in it, and the risk of using a nuclear weapons aggressor is low.</text:p>
      <text:p text:style-name="P4">
“As a reconnaissance manager, I tell you straight - this will not be. With all my unfortunate Russian, there are not many idiots that govern the country, ”Kirilobudanov said.</text:p>
      <text:p text:style-name="P4">
News Source: <text:a xlink:type="simple" xlink:href="https://armyinform.com.ua/2023/06/22/ukrayinskyj-rozvidnyk-vyklykaye-lyut-u-kremli/" text:style-name="Internet_20_link" text:visited-style-name="Visited_20_Internet_20_Link">
https://armyinform.com.ua/2023/06/22/ukrayinskyj-rozvidnyk-vyklykaye-lyut-u-kremli/</text:a>
</text:p>
      <!--NEWS-->
      <text:h text:style-name="P10" text:outline-level="1">
<text:span text:style-name="T4">
The Center for Combating Misinformation reports fakes that Russians spread last day</text:span>
</text:h>
      <text:p text:style-name="P4">
Author: ['АРМІЯINFORM']</text:p>
      <text:p text:style-name="P4">
Time: 2023-06-22T4:00:00-04:00</text:p>
      <text:p text:style-name="P4">
Description: The Center for the Wizin -Format at RNBO Ukrainian Viyavlya: “The entire Kyivska ... war with Ukraine 2022, war with Ukraine Latest news today, News War with Ukraine 2022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355479312_277222411493498_63665007607091244_n.jpg" text:style-name="Internet_20_link" text:visited-style-name="Visited_20_Internet_20_Link">
355479312_277222411493498_63665007607091244_n.jpg</text:a>
']</text:p>
      <text:p text:style-name="P4">
Tags: []</text:p>
      <text:p text:style-name="P4">
Category: News</text:p>
      <!--METADATA-->
      <text:p text:style-name="P4">
<draw:frame draw:style-name="fr1" draw:name="Image13" text:anchor-type="as-char" svg:width="6.9236in" svg:height="6.9236in" draw:z-index="0">
<draw:image xlink:href="../Images/AРМІЯINFORM/2023-06-22T4-00-00-04-00/355479312_277222411493498_63665007607091244_n.jpg" xlink:type="simple" xlink:show="embed" xlink:actuate="onLoad" draw:mime-type="image/jpeg"/>
</draw:frame>
The Center for Combating Misinformation in NSPO of Ukraine <text:a xlink:type="simple" xlink:href="https://www.facebook.com/hashtag/%D1%86%D0%BF%D0%B4_%D0%B2%D0%B8%D1%8F%D0%B2%D0%BB%D1%8F%D1%94" text:style-name="Internet_20_link" text:visited-style-name="Visited_20_Internet_20_Link">
identifies</text:a>
:</text:p>
      <text:p text:style-name="P4">
<text:span text:style-name="T4">
Misinformation</text:span>
</text:p>
      <text:p text:style-name="P4">
“The whole Kiev top speaks Russian. Everyone knows it. And the whole nationalist pathos is only because they did not have another ideology for the political process. They initially tried to build new Ukrainian on the basis of nationalism, and fell into the Nazi peak, ”the Foreign Ministry of the Russian Federation of Zakharova.</text:p>
      <text:p text:style-name="P4">
<text:span text:style-name="T4">
Manipulation</text:span>
</text:p>
      <text:p text:style-name="P4">
"Russia will continue to develop its nuclear triad," said Russian President V. Putin. He also added that most of the strategic missile missile troops went to the Yars complex, and in the near future the Sarmat systems will be supplied to combat.</text:p>
      <text:p text:style-name="P4">
<text:span text:style-name="T4">
 fake </text:span>
</text:p>
      <text:p text:style-name="P4">
"The Ukrainian military specifically break the equipment to not participate in the poor," says Polish officer Petro Pavelko.</text:p>
      <text:p text:style-name="P4">
News Source: <text:a xlink:type="simple" xlink:href="https://armyinform.com.ua/2023/06/22/czentr-protydiyi-dezinformacziyi-povidomlyaye-pro-fejky-yaki-rosiyany-poshyryuvaly-mynuloyi-doby-2/" text:style-name="Internet_20_link" text:visited-style-name="Visited_20_Internet_20_Link">
https://armyinform.com.ua/2023/06/22/czentr-protydiyi-dezinformacziyi-povidomlyaye-pro-fejky-yaki-rosiyany-poshyryuvaly-mynuloyi-doby-2/</text:a>
</text:p>
      <!--NEWS-->
      <text:h text:style-name="P10" text:outline-level="1">
<text:span text:style-name="T4">
Kirill Budanov participated in the meeting of the coordination headquarters on the investigation of military crimes of the Russian Federation in Ukraine</text:span>
</text:h>
      <text:p text:style-name="P4">
Author: ['АРМІЯINFORM']</text:p>
      <text:p text:style-name="P4">
Time: 2023-06-22T51:00:00-04:00</text:p>
      <text:p text:style-name="P4">
Description: Head of the head management of the Rosvіki of the Mini -Mini, Ukrainian Defense, Kirilo Budanov, taking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355512048_580422907602467_485174662760967697_n.jpg" text:style-name="Internet_20_link" text:visited-style-name="Visited_20_Internet_20_Link">
355512048_580422907602467_485174662760967697_n.jpg</text:a>
']</text:p>
      <text:p text:style-name="P4">
Tags: ['ГУР МО УКРАЇНИ', 'КИРИЛО БУДАНОВ']</text:p>
      <text:p text:style-name="P4">
Category: News</text:p>
      <!--METADATA-->
      <text:p text:style-name="P4">
<draw:frame draw:style-name="fr1" draw:name="Image14" text:anchor-type="as-char" svg:width="6.9236in" svg:height="3.894525in" draw:z-index="0">
<draw:image xlink:href="../Images/AРМІЯINFORM/2023-06-22T51-00-00-04-00/355512048_580422907602467_485174662760967697_n.jpg" xlink:type="simple" xlink:show="embed" xlink:actuate="onLoad" draw:mime-type="image/jpeg"/>
</draw:frame>
The Head of the Main Directorate of Intelligence of the Ministry of Defense of Ukraine Kirilobudanov participated in the meeting of the coordination headquarters on the issues of investigating Russia's crimes and its aggressive war of anti -Ukraine.</text:p>
      <text:p text:style-name="P4">
The headquarters created for the interaction of law enforcement and other state bodies of Ukraine is coordinated by the Prosecutor General of Ukraine Andriy Kostin.</text:p>
      <text:p text:style-name="P4">
The participants of the meeting discussed a number of procedural and practical steps for effective work for the sake of bringing terrorist Russia, in particular its military and political leadership, to responsibility.</text:p>
      <text:p text:style-name="P4">
In the context of the fixation of military crimes committed by Russia, the crime of aggressive and other gross violations of international law, participants emphasized the stubbornness of interaction with the intelligence agencies of Ukraine.</text:p>
      <text:p text:style-name="P4">
GUR of the Ministry of Defense of Ukraine reminds that for every military crime of the Russians there will be a fair payment.</text:p>
      <text:p text:style-name="P4">
News Source: <text:a xlink:type="simple" xlink:href="https://armyinform.com.ua/2023/06/22/kyrylo-budanov-vzyav-uchast-v-zasidanni-koordynaczijnogo-shtabu-z-pytan-rozsliduvannya-voyennyh-zlochyniv-rf-v-ukrayini/" text:style-name="Internet_20_link" text:visited-style-name="Visited_20_Internet_20_Link">
https://armyinform.com.ua/2023/06/22/kyrylo-budanov-vzyav-uchast-v-zasidanni-koordynaczijnogo-shtabu-z-pytan-rozsliduvannya-voyennyh-zlochyniv-rf-v-ukrayini/</text:a>
</text:p>
      <!--NEWS-->
      <text:h text:style-name="P10" text:outline-level="1">
<text:span text:style-name="T4">
During the last day, the Russians have stacked rocket and 44 aviation blows in Ukraine - are dead and injured</text:span>
</text:h>
      <text:p text:style-name="P4">
Author: ['АРМІЯINFORM']</text:p>
      <text:p text:style-name="P4">
Time: 2023-06-22T53:00:00-04:00</text:p>
      <text:p text:style-name="P4">
Description: About the General Headquarters of the ZS Ukrainian. “The CHOTIRAST VISIMETY RASE ... The war with Ukraine 2022, the war with Ukraine is the latest news today, the news war with Ukraine 2022 is the last for today, will there be a war between Ukraine and Russia and when, there will be a war with Ukraine in 2022, will there be whether there will be, whether there will be a war in 2022, whether there will be or not. The war with Ukraine in the near future says, the war with Ukraine, Ukrainian news today, Ukrainian news in Ukrainian media in Russian</text:p>
      <text:p text:style-name="P4">
Images: ['<text:a xlink:type="simple" xlink:href="https://armyinform.com.ua/wp-content/uploads/2023/05/raketnyj-udar.jpg" text:style-name="Internet_20_link" text:visited-style-name="Visited_20_Internet_20_Link">
raketnyj-udar.jpg</text:a>
']</text:p>
      <text:p text:style-name="P4">
Tags: ['STOPRUSSIA', 'АГРЕСІЯ РФ', 'ВІЙНА', 'ВТОРГНЕННЯ РФ', 'ГШ ЗСУ']</text:p>
      <text:p text:style-name="P4">
Category: News</text:p>
      <!--METADATA-->
      <text:p text:style-name="P4">
<draw:frame draw:style-name="fr1" draw:name="Image15" text:anchor-type="as-char" svg:width="6.9236in" svg:height="3.893007in" draw:z-index="0">
<draw:image xlink:href="../Images/AРМІЯINFORM/2023-06-22T53-00-00-04-00/raketnyj-udar.jpg" xlink:type="simple" xlink:show="embed" xlink:actuate="onLoad" draw:mime-type="image/jpeg"/>
</draw:frame>
Photo Illustrative <text:span text:style-name="T4">
 🔥 Situation on Russian invasion </text:span>
</text:p>
      <text:p text:style-name="P4">
About it <text:a xlink:type="simple" xlink:href="https://www.facebook.com/GeneralStaff.ua/posts/pfbid0gzaQUK5WRnXdGwBhYQiAaTLSqC1yCPeGEVwqGuVDcLzBC2toMgxodJye1y32nHxRl" text:style-name="Internet_20_link" text:visited-style-name="Visited_20_Internet_20_Link">
reports</text:a>
The General Staff of the Armed Forces of Ukraine.</text:p>
      <text:p text:style-name="P4">
“Four hundred eighty -fourth days of large -scale armed aggression of the Russian Federation against our country began.</text:p>
      <text:p text:style-name="P4">
Tonight, the Russian Federation struck the next missile and aircraft scaffold for Iranian Shahd UAVs in Ukraine. Information on the consequence of this terrorist attack is currently clarified.</text:p>
      <text:p text:style-name="P4">
Over the past day, the enemy has struck rocket launchers and 44 aviation strikes, including 6 Iranian shock UAVs. All the "chess" destroyed the defenders. The enemy also carried out 47 shellings of jet systems.</text:p>
      <text:p text:style-name="P4">
Unfortunately, there are killed and injured among civilians.</text:p>
      <text:p text:style-name="P4">
The likelihood of rocket and aviation strikes throughout Ukraine is high, ”the message reads.</text:p>
      <text:p text:style-name="P4">
News Source: <text:a xlink:type="simple" xlink:href="https://armyinform.com.ua/2023/06/22/protyagom-mynuloyi-doby-rosiyany-zavdaly-raketnogo-ta-44-aviaczijnyh-udariv-po-ukrayini-ye-zagybli-ta-poraneni/" text:style-name="Internet_20_link" text:visited-style-name="Visited_20_Internet_20_Link">
https://armyinform.com.ua/2023/06/22/protyagom-mynuloyi-doby-rosiyany-zavdaly-raketnogo-ta-44-aviaczijnyh-udariv-po-ukrayini-ye-zagybli-ta-poraneni/</text:a>
</text:p>
      <!--NEWS-->
      <text:h text:style-name="P10" text:outline-level="1">
<text:span text:style-name="T4">
Rocket troops and artillery of the Armed Forces during the day were struck by 13 articles and 3 points of management of the occupiers</text:span>
</text:h>
      <text:p text:style-name="P4">
Author: ['АРМІЯINFORM']</text:p>
      <text:p text:style-name="P4">
Time: 2023-06-22T55:00:00-04:00</text:p>
      <text:p text:style-name="P4">
Description: About the General Headquarters of the ZS Ukrainian. “PIDRODILI of missiles ... War with Ukraine 2022, war with Ukraine Latest news today, News War with Ukraine 2022 Last for today, will there be a war between Ukraine and Russia and when, there will be a war with Ukraine in 2022, will it be or not, will there be, whether it will be, will it be The war with Ukraine in the near future says, the war with Ukraine, Ukrainian news today, Ukrainian news in Ukrainian media in Russian</text:p>
      <text:p text:style-name="P4">
Images: ['<text:a xlink:type="simple" xlink:href="https://armyinform.com.ua/wp-content/uploads/2023/04/artylerysty.jpg" text:style-name="Internet_20_link" text:visited-style-name="Visited_20_Internet_20_Link">
artylerysty.jpg</text:a>
']</text:p>
      <text:p text:style-name="P4">
Tags: ['STOPRUSSIA', 'АГРЕСІЯ РФ', 'ВІЙНА', 'ВТОРГНЕННЯ РФ', 'ГШ ЗСУ']</text:p>
      <text:p text:style-name="P4">
Category: News</text:p>
      <!--METADATA-->
      <text:p text:style-name="P4">
<draw:frame draw:style-name="fr1" draw:name="Image16" text:anchor-type="as-char" svg:width="6.9236in" svg:height="4.615733in" draw:z-index="0">
<draw:image xlink:href="../Images/AРМІЯINFORM/2023-06-22T55-00-00-04-00/artylerysty.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gzaQUK5WRnXdGwBhYQiAaTLSqC1yCPeGEVwqGuVDcLzBC2toMgxodJye1y32nHxRl" text:style-name="Internet_20_link" text:visited-style-name="Visited_20_Internet_20_Link">
reports</text:a>
The General Staff of the Armed Forces of Ukraine.</text:p>
      <text:p text:style-name="P4">
"The missile troops and artillery units were struck by 3 points of management, 1 anti-aircraft missile complex, 2 areas of concentration of personnel and military equipment of the enemy, 13 artillery facilities at firing lines, 2 HR stations and the enemy ammunition composition,"-said.</text:p>
      <text:p text:style-name="P4">
News Source: <text:a xlink:type="simple" xlink:href="https://armyinform.com.ua/2023/06/22/raketni-vijska-ta-artyleriya-zsu-protyagom-doby-urazyly-13-artustanovok-ta-3-punkty-upravlinnya-okupantiv/" text:style-name="Internet_20_link" text:visited-style-name="Visited_20_Internet_20_Link">
https://armyinform.com.ua/2023/06/22/raketni-vijska-ta-artyleriya-zsu-protyagom-doby-urazyly-13-artustanovok-ta-3-punkty-upravlinnya-okupantiv/</text:a>
</text:p>
      <!--NEWS-->
      <text:h text:style-name="P10" text:outline-level="1">
<text:span text:style-name="T4">
The World Bank and Donors provide Ukraine with an additional $ 1.76 billion for recovery - Denis Shmigal</text:span>
</text:h>
      <text:p text:style-name="P4">
Author: ['АРМІЯINFORM']</text:p>
      <text:p text:style-name="P4">
Time: 2023-06-22T57:00:00-04:00</text:p>
      <text:p text:style-name="P4">
Description: SVITOVY Bank Tu Inshi Country-Partnery Poddatatkokovi 1.75 Millard Dulariv on ... War with Ukraine 2022, War with Ukraine Latest news today, War with Ukraine 2022 Last for today, will there be a war between Ukraine and Russia and when,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thumb_205044_820_360_0_0_auto.jpg" text:style-name="Internet_20_link" text:visited-style-name="Visited_20_Internet_20_Link">
thumb_205044_820_360_0_0_auto.jpg</text:a>
']</text:p>
      <text:p text:style-name="P4">
Tags: ['ДЕНИС ШМИГАЛЬ', 'КОНФЕРЕНЦІЯ', 'КОНФЕРЕНЦІЯ У ЛОНДОНІ', 'СВІТОВИЙ БАНК']</text:p>
      <text:p text:style-name="P4">
Category: News</text:p>
      <!--METADATA-->
      <text:p text:style-name="P4">
<draw:frame draw:style-name="fr1" draw:name="Image17" text:anchor-type="as-char" svg:width="6.9236in" svg:height="5.429116in" draw:z-index="0">
<draw:image xlink:href="../Images/AРМІЯINFORM/2023-06-22T57-00-00-04-00/thumb_205044_820_360_0_0_auto.jpg" xlink:type="simple" xlink:show="embed" xlink:actuate="onLoad" draw:mime-type="image/jpeg"/>
</draw:frame>
The World Bank and other partner countries provide Ukraine with an additional 1.75 billionadolars for emergency care and recovery measures.</text:p>
      <text:p text:style-name="P4">
About it <text:a xlink:type="simple" xlink:href="https://www.kmu.gov.ua/news/svitovyi-bank-i-donory-vydilyly-ukraini-dodatkovi-176-mlrd-dolariv-na-vidnovlennia" text:style-name="Internet_20_link" text:visited-style-name="Visited_20_Internet_20_Link">
reports</text:a>
Prime Minister of Ukraine Denis Shmigal.</text:p>
      <text:p text:style-name="P4">
During the Conference on the Restoration of Ukraine in London, he stressed that a world bank became one of the leaders in the mobilization of resources to assist Ukraine after the start of a large -scale war.</text:p>
      <text:p text:style-name="P4">
"Today, we have signed the next $ 500 million funding agreement with $ 1.76 billion in $ 500 million from the Britain's assistance package.</text:p>
      <text:p text:style-name="P4">
According to him, the funds will be directed to the salaries of rescuers, payment of pensions, support of low -income families, children with disabilities, internally displaced persons, single mothers, as well as for payment services under the medical guarantee program.</text:p>
      <text:p text:style-name="P4">
News Source: <text:a xlink:type="simple" xlink:href="https://armyinform.com.ua/2023/06/22/svitovyj-bank-i-donory-nadayut-ukrayini-dodatkovi-176-mlrd-na-vidnovlennya-denys-shmygal/" text:style-name="Internet_20_link" text:visited-style-name="Visited_20_Internet_20_Link">
https://armyinform.com.ua/2023/06/22/svitovyj-bank-i-donory-nadayut-ukrayini-dodatkovi-176-mlrd-na-vidnovlennya-denys-shmygal/</text:a>
</text:p>
      <!--NEWS-->
      <text:h text:style-name="P10" text:outline-level="1">
<text:span text:style-name="T4">
Dmytro Kuleba spent the first meeting with the new Turkish Foreign Ministry</text:span>
</text:h>
      <text:p text:style-name="P4">
Author: ['АРМІЯINFORM']</text:p>
      <text:p text:style-name="P4">
Time: 2023-06-22T6:00:00-04:00</text:p>
      <text:p text:style-name="P4">
Description: Minist of the law enforcement reports of Ukraine Dmitro Kuleba Proviv with Londoni Pershu Zustych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630_360_1687370794-105.jpg" text:style-name="Internet_20_link" text:visited-style-name="Visited_20_Internet_20_Link">
630_360_1687370794-105.jpg</text:a>
']</text:p>
      <text:p text:style-name="P4">
Tags: ['ДМИТРО КУЛЕБА', 'МЗС', 'МЗС ТУРЕЧЧИНИ']</text:p>
      <text:p text:style-name="P4">
Category: News</text:p>
      <!--METADATA-->
      <text:p text:style-name="P4">
<draw:frame draw:style-name="fr1" draw:name="Image18" text:anchor-type="as-char" svg:width="6.9236in" svg:height="3.956343in" draw:z-index="0">
<draw:image xlink:href="../Images/AРМІЯINFORM/2023-06-22T6-00-00-04-00/630_360_1687370794-105.jpg" xlink:type="simple" xlink:show="embed" xlink:actuate="onLoad" draw:mime-type="image/jpeg"/>
</draw:frame>
Foreign Minister of Ukraine Dmytro Kuleba held the first meeting in London with a new Turkish colleague Hakan Fidan.</text:p>
      <text:p text:style-name="P4">
About it <text:a xlink:type="simple" xlink:href="https://t.me/Ukraine_MFA/1833" text:style-name="Internet_20_link" text:visited-style-name="Visited_20_Internet_20_Link">
reported</text:a>
The Ministry of Foreign Affairs of Ukraine on Telegram.</text:p>
      <text:p text:style-name="P4">
"The Ministry of Foreign Affairs discussed the development of cooperation between Ukraine and Turkey, the continuation of the Black Sea Grain Initiative and the expansion of global support for formular," - said in the post.</text:p>
      <text:p text:style-name="P4">
News Source: <text:a xlink:type="simple" xlink:href="https://armyinform.com.ua/2023/06/22/dmytro-kuleba-proviv-pershu-zustrich-z-novym-glavoyu-mzs-turechchyny/" text:style-name="Internet_20_link" text:visited-style-name="Visited_20_Internet_20_Link">
https://armyinform.com.ua/2023/06/22/dmytro-kuleba-proviv-pershu-zustrich-z-novym-glavoyu-mzs-turechchyny/</text:a>
</text:p>
      <!--NEWS-->
      <text:h text:style-name="P10" text:outline-level="1">
<text:span text:style-name="T4">
Aviation of the Armed Forces of Ukraine per day struck 18 beats in areas</text:span>
</text:h>
      <text:p text:style-name="P4">
Author: ['АРМІЯINFORM']</text:p>
      <text:p text:style-name="P4">
Time: 2023-06-22T8:00:00-04:00</text:p>
      <text:p text:style-name="P4">
Description: About the General Headquarters of the ZS Ukrainian. “Avіaatsіya defense forces for Persian Dob ... War with Ukraine 2022, War with Ukraine Latest News Today, News War with Ukraine 2022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АГРЕСІЯ РФ', 'ВІЙНА', 'ВТОРГНЕННЯ РФ', 'ГШ ЗС УКРАЇНИ', 'ГШ ЗСУ']</text:p>
      <text:p text:style-name="P4">
Category: News</text:p>
      <!--METADATA-->
      <text:p text:style-name="P4">
<draw:frame draw:style-name="fr1" draw:name="Image19" text:anchor-type="as-char" svg:width="6.9236in" svg:height="3.894525in" draw:z-index="0">
<draw:image xlink:href="../Images/AРМІЯINFORM/2023-06-22T8-00-00-04-00/aviacziya-syl-oborony-ukrayiny.jpg" xlink:type="simple" xlink:show="embed" xlink:actuate="onLoad" draw:mime-type="image/jpeg"/>
</draw:frame>
Illustrative Photo <text:span text:style-name="T4">
 🔥 Situation on Russian Completion </text:span>
</text:p>
      <text:p text:style-name="P4">
About it <text:a xlink:type="simple" xlink:href="https://www.facebook.com/GeneralStaff.ua/posts/pfbid0gzaQUK5WRnXdGwBhYQiAaTLSqC1yCPeGEVwqGuVDcLzBC2toMgxodJye1y32nHxRl" text:style-name="Internet_20_link" text:visited-style-name="Visited_20_Internet_20_Link">
reports</text:a>
The General Staff of the Armed Forces of Ukraine.</text:p>
      <text:p text:style-name="P4">
"Aviation of defense forces over the past 24 hours has struck 12 strokes in the areas of concentration of the personal composition of the enemy and 6-on the anti-aircraft missile complexes of the enemy. Also, our defenders have destroyed the Russian shock helicopter Mi-24 and 7 intelligence UAVs," the statement said.</text:p>
      <text:p text:style-name="P4">
News Source: <text:a xlink:type="simple" xlink:href="https://armyinform.com.ua/2023/06/22/aviacziya-zsu-za-dobu-zavdala-18-udariv-po-rajonah-skupchennya-voroga/" text:style-name="Internet_20_link" text:visited-style-name="Visited_20_Internet_20_Link">
https://armyinform.com.ua/2023/06/22/aviacziya-zsu-za-dobu-zavdala-18-udariv-po-rajonah-skupchennya-voroga/</text:a>
</text:p>
      <!--NEWS-->
      <text:h text:style-name="P10" text:outline-level="1">
<text:span text:style-name="T4">
The full de-occupation of the Zaporozhye NPP is needed, and anyone who closed their eyes to its occupation by Russia is actually facilitated by terror-President of Ukraine</text:span>
</text:h>
      <text:p text:style-name="P4">
Author: ['АРМІЯINFORM']</text:p>
      <text:p text:style-name="P4">
Time: 2023-06-22T96:00:00-04:00</text:p>
      <text:p text:style-name="P4">
Description: Road Ukrainians, Ukrainian!Syogodni Buv Dazhi's Dazhi Day. Persher, conducted ... War with Ukraine 2022, the war with Ukraine is the latest news today, the news war with Ukraine 2022 is the last for today, will there be a war between Ukraine and Russia and when, the war with Ukraine in 2022 will be or not, there will be whether the war with Ukraine in the near future says, the war with Ukraine, Ukrainian news today, Ukrainian news in Ukrainian media in Russian</text:p>
      <text:p text:style-name="P4">
Images: ['<text:a xlink:type="simple" xlink:href="https://armyinform.com.ua/wp-content/uploads/2023/06/a12ba9f4e90b4bb130b478a26cccd574_1687462406_extra_large.png" text:style-name="Internet_20_link" text:visited-style-name="Visited_20_Internet_20_Link">
a12ba9f4e90b4bb130b478a26cccd574_1687462406_extra_large.png</text:a>
']</text:p>
      <text:p text:style-name="P4">
Tags: ['STOPRUSSIA', 'АГРЕСІЯ РФ', 'ВОЛОДИМИР ЗЕЛЕНСЬКИЙ', 'ВТОРГНЕННЯ РФ']</text:p>
      <text:p text:style-name="P4">
Category: News</text:p>
      <!--METADATA-->
      <text:p text:style-name="P4">
<draw:frame draw:style-name="fr1" draw:name="Image20" text:anchor-type="as-char" svg:width="6.9236in" svg:height="3.871446in" draw:z-index="0">
<draw:image xlink:href="../Images/AРМІЯINFORM/2023-06-22T96-00-00-04-00/a12ba9f4e90b4bb130b478a26cccd574_1687462406_extra_large.png" xlink:type="simple" xlink:show="embed" xlink:actuate="onLoad" draw:mime-type="image/png"/>
</draw:frame>
<text:span text:style-name="T5">
Deterous Ukrainians, Ukrainians!</text:span>
</text:p>
      <text:p text:style-name="P4">
Today was a very busy day.</text:p>
      <text:p text:style-name="P4">
First, they briefed for partner countries about the situation at the Zaporizhzhya atomic station. There were representatives of the countries of the Great Seven, "Grand Twenty", representatives of international organizations. Here in the office. A available information has been provided from the GUR, from the commissioner, from our diplomats.</text:p>
      <text:p text:style-name="P4">
Our principle is simple: the world must know what the occupier prepares. Everyone who knows has to act. Of course, after a Russian terrorist attack on the Kakhovskaya hydroelectric power station, terrorists on other dams and energy objects of the old one in the world should not have any illusions about Russia. It is Russia that is now the brigal center of cynicism, and from there may be any order for any excellent, which they expect to mask under one or another catastrophe. The world has a complicated power to prevent any radiation incidents and, moreover, a radiation disaster. Everyone understands that intelligence of different countries can give corresponding signals, they can press. This is required.</text:p>
      <text:p text:style-name="P4">
We will continue to inform partners. Information will also be provided to those countries that have some neutrality even now. Obviously, radiation does not ask, who is unnecessary, and can reach anyone in the world. Accordingly, anyone in the lightisaraz can help, and what to do is quite known.</text:p>
      <text:p text:style-name="P4">
Full de -occupation of the Zaporizhzhya nuclear station is required. And anyone who has fulfilled their eyes on Russia's occupation of such an object, on the mines of Russia, the territory of the structures of the nuclear power plant, in fact contributes not only to this Russian gun, but terror in general. And today I instructed the Minister of Internal Affairs Klimenko Igor to take all necessary measures, all the necessary work with our people on all available risks. And in the near future it will be done.</text:p>
      <text:p text:style-name="P4">
Today, the SBU and the Ministry of Internal Affairs have spoken appropriate security issues - ITe concerning the Zaporizhzhya station, and what concerns the consequences of the Russian terrorist attack at the Kakhovsky Hydroelectric Power Station. We do our best to connect as much as possible and means to pressure and influence on the terrorist state. There was also a separate report of internal affairs to support people and life in the Kherson region and the greetings of our south, which were affected by the destruction of the Kakhovsky Damage.He also held a meeting on the spiritual independence of Ukraine - we continue the correspondence, and there will be new steps. Obviously, there can be no spiritual communication with the terrorist state and those who justify the murder, murder of Ukrainians and cover evil. Every day and every night of Russian terror is custom. And we will reach the moment when all the dependence on Russia, which is trying to manipulate somewhere, will be destroyed.</text:p>
      <text:p text:style-name="P4">
One more.</text:p>
      <text:p text:style-name="P4">
I want to give especially to all those who, even at that time, even in such circumstances, that our people and our country are small cultural power. Today, the next book Aresenal began in Kyiv. "Arsenal" is the word that best characterizes the meaning of culture. What makes people people. What makes humanity stronger. What protects and through time spreads our experience - everyone and everyone, all of our Ukraine, all our Ukraine, all our Europe, all our humanity. Bellas, if you have the opportunity, visit one of these days Book Arsenal and always support cultural power.</text:p>
      <text:p text:style-name="P4">
I thank everyone who is fighting and working for Ukraine!I thank everyone who is now in the battles - in the south, in the east, in Zaporozhye, in the Donetsk region, in Luhansk region. Thank you!</text:p>
      <text:p text:style-name="P4">
Thank you all who help Ukraine and protect their lives and humanity with us!</text:p>
      <text:p text:style-name="P4">
<text:span text:style-name="T5">
Glory to Ukraine!</text:span>
</text:p>
      <text:p text:style-name="P4">
<text:span text:style-name="T4">
 Source: </text:span>
 _ <text:a xlink:type="simple" xlink:href="https://www.president.gov.ua/news/potribna-povna-deokupaciya-zaporizkoyi-aes-bud-hto-hto-zaply-83753" text:style-name="Internet_20_link" text:visited-style-name="Visited_20_Internet_20_Link">
Presidential Office</text:a>
_</text:p>
      <text:p text:style-name="P4">
News Source: <text:a xlink:type="simple" xlink:href="https://armyinform.com.ua/2023/06/22/potribna-povna-deokupacziya-zaporizkoyi-aes-a-bud-hto-hto-zaplyushhyv-ochi-na-yiyi-okupacziyu-rosiyeyu-faktychno-spryyayut-teroru-prezydent-ukrayiny/" text:style-name="Internet_20_link" text:visited-style-name="Visited_20_Internet_20_Link">
https://armyinform.com.ua/2023/06/22/potribna-povna-deokupacziya-zaporizkoyi-aes-a-bud-hto-hto-zaplyushhyv-ochi-na-yiyi-okupacziyu-rosiyeyu-faktychno-spryyayut-teroru-prezydent-ukrayiny/</text:a>
</text:p>
      <!--NEWS-->
      <text:h text:style-name="P10" text:outline-level="1">
<text:span text:style-name="T4">
Preparation for Winter and Formation of Equipment: Ministry of Energy hopes to cooperate with USAID</text:span>
</text:h>
      <text:p text:style-name="P4">
Authors: Ukrinform (Person)</text:p>
      <text:p text:style-name="P4">
Publisher: Укринформ (Organization)</text:p>
      <text:p text:style-name="P4">
Published Time: 2023-06-23T-10:25:10+03:00</text:p>
      <text:p text:style-name="P4">
Modified Time: 2023-06-23T21:25:10+03:00</text:p>
      <text:p text:style-name="P4">
Description: Preparation for winter and equipment formation have become the central topics of the Minister of Energy of Ukraine Herman Galushchenko and the Deputy Administrator of the United States Agency for International Development (USAID) Erin McKi. - Ukrinform.</text:p>
      <text:p text:style-name="P4">
Images: ['<text:a xlink:type="simple" xlink:href="https://static.ukrinform.com/photos/2023_06/thumb_files/630_360_1687544571-549.jpg" text:style-name="Internet_20_link" text:visited-style-name="Visited_20_Internet_20_Link">
630_360_16875...</text:a>
']</text:p>
      <text:p text:style-name="P4">
Tags: ['Міненерго', 'USAID', 'допомога', 'Галущенко']</text:p>
      <text:p text:style-name="P4">
Type: Article</text:p>
      <!--METADATA-->
      <text:p text:style-name="P4">
<draw:frame draw:style-name="fr1" draw:name="Image21" text:anchor-type="as-char" svg:width="6.9236in" svg:height="3.956343in" draw:z-index="0">
<draw:image xlink:href="../Images/yкринформ/2023-06-23T-10-25-10-03-00/630_360_1687544571-549.jpg" xlink:type="simple" xlink:show="embed" xlink:actuate="onLoad" draw:mime-type="image/jpeg"/>
</draw:frame>
Preparation for winter and the formation of equipment stocks became central themes of the Minister of Energy of Ukraine Herman Galushchenko and the Deputy Administrator of the United States Agency for International Development(USAID)Erin McKi.</text:p>
      <text:p text:style-name="P4">
According to Ukrinform, this was reported <text:a xlink:type="simple" xlink:href="https://www.mev.gov.ua/novyna/pidhotovka-do-zymy-ta-formuvannya-zapasiv-obladnannya-zustrich-ministra-enerhetyky-hermana" text:style-name="Internet_20_link" text:visited-style-name="Visited_20_Internet_20_Link">
Ministry press service</text:a>
.</text:p>
      <text:p text:style-name="P4">
It is noted that within the framework of the Conference on Recovery of Ukraine Energy Minister Germanko and Deputy Minister Yaroslav Demchenko held a meeting with a deputy of the administrator(USAID)Erin McKi.</text:p>
      <text:p text:style-name="P4">
"The main topic of conversation is to strengthen cooperation to strengthen the sustainability of the Ukrainian energy sector and support the Ministry of Energy in the implementation of reforms," the message is reported.</text:p>
      <text:p text:style-name="P4">
Galushchenko and Mackee emphasized on the preparation for the winter and the participation of USAID Project security in the purchase of the necessary energy equipment through the energy support fund and the contribution of the US side - $ 25 million. - Fund.</text:p>
      <text:p text:style-name="P4">
“We understand that with the approach of winter, the enemy can increase strokes on civil energy infrastructure. Accordingly, we already need to form reservations in order to recover in the event of shocks and damage as soon as possible, ”Galushchenko said.</text:p>
      <text:p text:style-name="P4">
He expressed his hope that further cooperation, in particular in the purchase of energy support funds, would continue to be even more efficient.</text:p>
      <text:p text:style-name="P4">
“It is very important that all the necessary equipment and equipment needed by our energy companies and that have already been purchased at the expense of the Fund are received on time. Certain energy security of the country, ”Galushchenko added.</text:p>
      <text:p text:style-name="P4">
<text:span text:style-name="T4">
 Read also: </text:span>
 <text:a xlink:type="simple" xlink:href="https://www.ukrinform.ua/rubric-economy/3720786-minenergo-i-miznarodna-energeticna-agencia-domovilisa-pro-dopomogu-ukraini.html" text:style-name="Internet_20_link" text:visited-style-name="Visited_20_Internet_20_Link">
Ministry of Energy and International Energy Agency have agreed on Ukraine</text:a>
Also, in the context of winter challenges and further development of the power system, the parties have developed the importance of decentralization of generation and development of solar, wind generation, energy storage and networks.</text:p>
      <text:p text:style-name="P4">
It was also about "the possibility of technical assistance and development of tools that will allow to raise additional funds to perform the projects in the RES sector", added to <text:a xlink:type="simple" xlink:href="https://www.ukrinform.ua/tag-minenergo" text:style-name="Internet_20_link" text:visited-style-name="Visited_20_Internet_20_Link">
Ministry of Energy</text:a>
 .</text:p>
      <text:p text:style-name="P4">
<text:span text:style-name="T5">
Foto: Ministry of Energy</text:span>
</text:p>
      <text:p text:style-name="P4">
News Source: <text:a xlink:type="simple" xlink:href="https://www.ukrinform.ua/rubric-economy/3726986-pidgotovka-do-zimi-ta-formuvanna-zapasiv-obladnanna-minenergo-spodivaetsa-na-spivpracu-z-usaid.html" text:style-name="Internet_20_link" text:visited-style-name="Visited_20_Internet_20_Link">
https://www.ukrinform.ua/rubric-economy/3726986-pidgotovka-do-zimi-ta-formuvanna-zapasiv-obladnanna-minenergo-spodivaetsa-na-spivpracu-z-usaid.html</text:a>
</text:p>
      <!--NEWS-->
      <text:h text:style-name="P10" text:outline-level="1">
<text:span text:style-name="T4">
The Netherlands will start training Ukrainian pilots on the F-16 already this summer-Minister of Defense</text:span>
</text:h>
      <text:p text:style-name="P4">
Authors: Ukrinform (Person)</text:p>
      <text:p text:style-name="P4">
Publisher: Укринформ (Organization)</text:p>
      <text:p text:style-name="P4">
Published Time: 2023-06-23T-11:20:00+03:00</text:p>
      <text:p text:style-name="P4">
Modified Time: 2023-06-23T21:20:00+03:00</text:p>
      <text:p text:style-name="P4">
Description: Ukrainian pilots will begin preparation for the F-16 this summer. - Ukrinform.</text:p>
      <text:p text:style-name="P4">
Images: ['<text:a xlink:type="simple" xlink:href="https://static.ukrinform.com/photos/2023_06/thumb_files/630_360_1687544204-475.jpg" text:style-name="Internet_20_link" text:visited-style-name="Visited_20_Internet_20_Link">
630_360_16875...</text:a>
']</text:p>
      <text:p text:style-name="P4">
Tags: ['Нідерланди', 'Україна', 'Військові навчання', 'F-16']</text:p>
      <text:p text:style-name="P4">
Type: Article</text:p>
      <!--METADATA-->
      <text:p text:style-name="P4">
<draw:frame draw:style-name="fr1" draw:name="Image23" text:anchor-type="as-char" svg:width="6.9236in" svg:height="3.956343in" draw:z-index="0">
<draw:image xlink:href="../Images/yкринформ/2023-06-23T-11-20-00-03-00/630_360_1687544204-475.jpg" xlink:type="simple" xlink:show="embed" xlink:actuate="onLoad" draw:mime-type="image/jpeg"/>
</draw:frame>
Ukrainian pilots will begin preparation for the F-16 this summer.</text:p>
      <text:p text:style-name="P4">
According to the Ukrinform correspondent in Hague, the Minister of Defense Security Kais Ollogren said this, answering questions from Ukrainian journalists during a visit to the Dutch Rehabilitation Center, Deuvian military undergoing rehabilitation.</text:p>
      <text:p text:style-name="P4">
“We want to start [training] as soon as possible(https://www.ukrinform.ua/tag-vijskovi-navcanna)on fighters. We do not have the exact date. I can't give you now but we are very ambitious. We want to start as soon as possible. Yes, it's summer - this is what we are working on this summer now. I cannot be more accurate, but I am very much about that we will start this summer, ”she said.</text:p>
      <text:p text:style-name="P4">
Answering the question of how long the Ukrainian Pilot preparation program she said that the Netherlands wanted to prepare the Ukrainian pilotham.</text:p>
      <text:p text:style-name="P4">
“We want to do it as fast as possible. However, you need to understand that it is a complex weapons system - so it is necessary to see how fast it will be mastered by Ukrainian pilots. But we already know that Ukrainian is studying very quickly, ”she said.</text:p>
      <text:p text:style-name="P4">
<text:span text:style-name="T4">
 Read also: </text:span>
 <text:a xlink:type="simple" xlink:href="https://www.ukrinform.ua/rubric-world/3726075-bazu-dla-navcanna-pilotiv-zsu-na-f16-mozut-rozmistiti-v-rumunii-politico.html" text:style-name="Internet_20_link" text:visited-style-name="Visited_20_Internet_20_Link">
base for <text:span text:style-name="T4">
 training </text:span>
 Armed Forces pilots on F -16 can be placed in Romania - Politico</text:a>
As reported <text:a xlink:type="simple" xlink:href="https://www.ukrinform.ua/rubric-ato/3724238-dania-gotova-peredati-vinisuvaci-f16-ukraini-ministr-oboroni.html" text:style-name="Internet_20_link" text:visited-style-name="Visited_20_Internet_20_Link">
Ukrinform</text:a>
, the Danish government to transfer the F-16 fighters to Ukraine, but subject to the approval of this crocus, which produce these planes.</text:p>
      <text:p text:style-name="P4">
News Source: <text:a xlink:type="simple" xlink:href="https://www.ukrinform.ua/rubric-ato/3726982-niderlandi-pocnut-navcanna-ukrainskih-pilotiv-na-f16-vze-cogo-lita-ministerka-oboroni.html" text:style-name="Internet_20_link" text:visited-style-name="Visited_20_Internet_20_Link">
https://www.ukrinform.ua/rubric-ato/3726982-niderlandi-pocnut-navcanna-ukrainskih-pilotiv-na-f16-vze-cogo-lita-ministerka-oboroni.html</text:a>
</text:p>
      <!--NEWS-->
      <text:h text:style-name="P10" text:outline-level="1">
<text:span text:style-name="T4">
At Sivershchyna and Slobozhanschyna directions Russian army shelled Novovasylivka, Stepne Vor...</text:span>
</text:h>
      <text:p text:style-name="P4">
Authors: liveuamap (Language: en)</text:p>
      <text:p text:style-name="P4">
Time: 2023-06-23T-11:59:00</text:p>
      <text:p text:style-name="P4">
Location: Kharkiv Oblast (Latitude:50.3299 Longtitude:36.93157)</text:p>
      <text:p text:style-name="P4">
Videos: []</text:p>
      <text:p text:style-name="P4">
Images: []</text:p>
      <text:p text:style-name="P4">
Tags: ["Russia"]</text:p>
      <text:p text:style-name="P4">
Id: 22571230</text:p>
      <!--METADATA-->
      <text:p text:style-name="P4">
At sivershchyna and slBozhanschyna directions Russian army ShelleDnovasylivka, Stepne Vorozhba, Kindrativka, Andriyivka, Pysaraivka, Pysarivka Dy, Veterynarne, Hraniv, Kozacha Lopan, Pletenivka, Tykhe, Varvarivka, Budarky, Chuhunivka, Ambarne of Kharkiv Region .Russian Aviation Conduched Aircrakes at OhirtsEve and Pletenivka of Kharkivregion, - General Staff of Armed Forces of Ukraine Says in the Morning Report</text:p>
      <text:p text:style-name="P4">
News Collection Link:(https:\/\/liveuamap.com\/en\/2023\/23-june-at-sivershchyna-and-slobozhanschyna-directions-russian)</text:p>
      <text:p text:style-name="P4">
News Source: <text:a xlink:type="simple" xlink:href="https://t.me/lumsrc/5164" text:style-name="Internet_20_link" text:visited-style-name="Visited_20_Internet_20_Link">
https://t.me/lumsrc/5164</text:a>
</text:p>
      <!--NEWS-->
      <text:h text:style-name="P10" text:outline-level="1">
<text:span text:style-name="T4">
JSC Kupiansk Directio Rusian of the Army Shelled Odradne, well, Krasne First, Figolivka, New ...</text:span>
</text:h>
      <text:p text:style-name="P4">
Authors: liveuamap (Language: en)</text:p>
      <text:p text:style-name="P4">
Time: 2023-06-23T-13:59:00</text:p>
      <text:p text:style-name="P4">
Location: Svatove (Latitude:49.53824 Longtitude:37.89682)</text:p>
      <text:p text:style-name="P4">
Videos: []</text:p>
      <text:p text:style-name="P4">
Images: []</text:p>
      <text:p text:style-name="P4">
Tags: ["Russia"]</text:p>
      <text:p text:style-name="P4">
Id: 22571229</text:p>
      <!--METADATA-->
      <text:p text:style-name="P4">
At Kupiansk direction Russian army shelled Odradne, Kolodyazne, Krasne Pershe,Fyholivka, Novomlynsk, Dvorichna, Zapadne, Masutivka, Kyslivka and Berestoveof Kharkiv region. Russian aviation conducted airstrikes at Kyslivka, -General Staff of Armed Forces of Ukraine says in the morning report</text:p>
      <text:p text:style-name="P4">
News Collection Link: <text:a xlink:type="simple" xlink:href="https:\/\/liveuamap.com\/en\/2023\/23-june-at-kupiansk-direction-russian-army-shelled-odradne" text:style-name="Internet_20_link" text:visited-style-name="Visited_20_Internet_20_Link">
https:\/\/liveuamap.com\/en\/2023\/23-june-at-kupiansk-direction-russian-army-shelled-odradne</text:a>
</text:p>
      <text:p text:style-name="P4">
News Source: <text:a xlink:type="simple" xlink:href="https://t.me/lumsrc/5165" text:style-name="Internet_20_link" text:visited-style-name="Visited_20_Internet_20_Link">
https://t.me/lumsrc/5165</text:a>
</text:p>
      <!--NEWS-->
      <text:h text:style-name="P10" text:outline-level="1">
<text:span text:style-name="T4">
In the Unified Register of Weapons per day - 55 applications for purchase</text:span>
</text:h>
      <text:p text:style-name="P4">
Authors: Ukrinform (Person)</text:p>
      <text:p text:style-name="P4">
Publisher: Укринформ (Organization)</text:p>
      <text:p text:style-name="P4">
Published Time: 2023-06-23T-14:35:00+03:00</text:p>
      <text:p text:style-name="P4">
Modified Time: 2023-06-23T19:35:00+03:00</text:p>
      <text:p text:style-name="P4">
Description: In the Unified Register of Weapons, 55 applications for the purchase of weapons were created in one day. - Ukrinform.</text:p>
      <text:p text:style-name="P4">
Images: ['<text:a xlink:type="simple" xlink:href="https://static.ukrinform.com/photos/2017_03/thumb_files/630_360_1490392226-3482.jpg" text:style-name="Internet_20_link" text:visited-style-name="Visited_20_Internet_20_Link">
630_360_14903...</text:a>
']</text:p>
      <text:p text:style-name="P4">
Tags: ['МВС', 'Зброя', 'Реєстр зброї']</text:p>
      <text:p text:style-name="P4">
Type: Article</text:p>
      <!--METADATA-->
      <text:p text:style-name="P4">
<draw:frame draw:style-name="fr1" draw:name="Image24" text:anchor-type="as-char" svg:width="6.9236in" svg:height="3.956343in" draw:z-index="0">
<draw:image xlink:href="../Images/yкринформ/2023-06-23T-14-35-00-03-00/630_360_1490392226-3482.jpg" xlink:type="simple" xlink:show="embed" xlink:actuate="onLoad" draw:mime-type="image/jpeg"/>
</draw:frame>
55 applications for the purchase of weapons were created in one day.</text:p>
      <text:p text:style-name="P4">
The Deputy Minister of Internal Affairs Leonid Timchenko said this during a time -meeting at <text:a xlink:type="simple" xlink:href="https://www.facebook.com/events/280713570989258/" text:style-name="Internet_20_link" text:visited-style-name="Visited_20_Internet_20_Link">
Facebook</text:a>
, reports Ukrinform.</text:p>
      <text:p text:style-name="P4">
“Their number(users - ed.)It is more than 3 200, the authorships who have already come to the specified register - more than 7 110 and already created a fit for the purchase of weapons - 55, ”Timchenko said.</text:p>
      <text:p text:style-name="P4">
According to him, more than 40 calls have been made to the ERZ contact center by phone: 044-33-44-035. 3437 people asked the chat bot in the telegram.</text:p>
      <text:p text:style-name="P4">
<text:span text:style-name="T4">
 Read also: </text:span>
 <text:a xlink:type="simple" xlink:href="https://www.ukrinform.ua/rubric-society/3726830-edinij-reestr-zbroi-mvs-rozpovidae-pro-novi-servisi.html" text:style-name="Internet_20_link" text:visited-style-name="Visited_20_Internet_20_Link">
single registry of weapons: the Ministry of Internal Affairs talks about new services</text:a>
“There are more than 700 thousand weapons in Ukraine in Ukraine. Then each of these citizens gets the opportunity to become the subject of a single register <text:a xlink:type="simple" xlink:href="https://www.ukrinform.ua/tag-zbroa" text:style-name="Internet_20_link" text:visited-style-name="Visited_20_Internet_20_Link">
weapons</text:a>
”, - said Deputy Minister.</text:p>
      <text:p text:style-name="P4">
As it was reported, on Friday in Ukraine fully [started a single register].(https://www.ukrinform.ua/rubric-society/3726601-v-ukraini-zapracuvav-edinij-reestr-zbroi.html). Only during the first 3 hours of launching a single register of weapons in a single window were authorized <text:a xlink:type="simple" xlink:href="https://www.ukrinform.ua/rubric-other_news/3726786-v-edinomu-reestri-bude-vsa-zbroa-aka-e-na-rukah-v-ukrainciv-klimenko.html" text:style-name="Internet_20_link" text:visited-style-name="Visited_20_Internet_20_Link">
more than 3.5 thousandth -graders of weapons</text:a>
and interested persons. Interior Minister Igorklimenko informed that the Unified Register of Weapons will be all weapons that are arguments among Ukrainians.</text:p>
      <text:p text:style-name="P4">
News Source: <text:a xlink:type="simple" xlink:href="https://www.ukrinform.ua/rubric-society/3726937-u-edinomu-reestri-zbroi-za-den-55-zaavok-na-pridbanna.html" text:style-name="Internet_20_link" text:visited-style-name="Visited_20_Internet_20_Link">
https://www.ukrinform.ua/rubric-society/3726937-u-edinomu-reestri-zbroi-za-den-55-zaavok-na-pridbanna.html</text:a>
</text:p>
      <!--NEWS-->
      <text:h text:style-name="P10" text:outline-level="1">
<text:span text:style-name="T4">
IAEA will send a special mission to help Kherson region</text:span>
</text:h>
      <text:p text:style-name="P4">
Authors: Ukrinform (Person)</text:p>
      <text:p text:style-name="P4">
Publisher: Укринформ (Organization)</text:p>
      <text:p text:style-name="P4">
Published Time: 2023-06-23T-15:25:00+03:00</text:p>
      <text:p text:style-name="P4">
Modified Time: 2023-06-23T19:25:00+03:00</text:p>
      <text:p text:style-name="P4">
Description: The International Atomic Energy Agency (IAEA) has confirmed the preliminary agreements on a special mission to Ukraine to assist in the Kherson region as a result of the Kakhovsky Hydroelectric Power Plant. - Ukrinform.</text:p>
      <text:p text:style-name="P4">
Images: ['<text:a xlink:type="simple" xlink:href="https://static.ukrinform.com/photos/2023_06/thumb_files/630_360_1686738079-808.jpg" text:style-name="Internet_20_link" text:visited-style-name="Visited_20_Internet_20_Link">
630_360_16867...</text:a>
']</text:p>
      <text:p text:style-name="P4">
Tags: ['Херсонщина', 'МАГАТЕ', 'Каховська ГЕС', 'Підтоплення']</text:p>
      <text:p text:style-name="P4">
Type: Article</text:p>
      <!--METADATA-->
      <text:p text:style-name="P4">
<draw:frame draw:style-name="fr1" draw:name="Image25" text:anchor-type="as-char" svg:width="6.9236in" svg:height="3.956343in" draw:z-index="0">
<draw:image xlink:href="../Images/yкринформ/2023-06-23T-15-25-00-03-00/630_360_1686738079-808.jpg" xlink:type="simple" xlink:show="embed" xlink:actuate="onLoad" draw:mime-type="image/jpeg"/>
</draw:frame>
Atomic Energy International(IDA)confirmed the pre -speech on the direction of a special mission to Ukraine to assist in the Kherson region as a result of the blast of the Kakhovka hydroelectric power station.</text:p>
      <text:p text:style-name="P4">
About it reports <text:a xlink:type="simple" xlink:href="https://www.mev.gov.ua/novyna/herman-halushchenko-ta-rafael-hrossi-obhovoryly-sytuatsiyu-na-zaes-ta-neobkhidnu-dopomohu-u" text:style-name="Internet_20_link" text:visited-style-name="Visited_20_Internet_20_Link">
Ministry of Energy</text:a>
According to the results of the meeting of the Minister of Energy Herman Galushchenko, Maga Raphael Grossi's Taugel, Ukrinform reports.</text:p>
      <text:p text:style-name="P4">
“The parties confirmed the agreements on the direction of the mission to Ukraine to assist in the program" MABACE MISSION TO SUPPORT AND AIDS IN <text:a xlink:type="simple" xlink:href="https://www.ukrinform.ua/tag-hersonsina" text:style-name="Internet_20_link" text:visited-style-name="Visited_20_Internet_20_Link">
Kherson region</text:a>
 » (Isamko). Уїї межах планується візит місії до постраждалих районів для оцінки нагальнихпотреб, а також розроблення довгострокового плану дій», - йдеться уповідомленні.</text:p>
      <text:p text:style-name="P4">
Зазначається, що багаторічний досвід МАГАТЕ буде корисним не лише у ліквідаціїбезпосередніх наслідків підриву дамби, але і в довгостроковому відновленні усферах охорони здоров'я людини, безпеки харчових продуктів і питної води,здоров'я тварин, управління ґрунтами та водними ресурсами, а також в оцінцістану критично важливих об'єктів інфраструктури.</text:p>
      <text:p text:style-name="P4">
Коїм того, під час зустрічі сторони обговорили результати поїздки місії МАГАТЕна окуповану ЗАЕС та поточну ситуацію на станції після підриву дамбиКаховської ГЕС.</text:p>
      <text:p text:style-name="P4">
<text:span text:style-name="T4">
Читайте також:</text:span>
 <text:a xlink:type="simple" xlink:href="https://www.ukrinform.ua/rubric-regions/3726507-evakuacia-ludej-z-hersonsini-bezkostovna-veresuk-nagadala-pro-kriminalnu-vidpovidalnist.html" text:style-name="Internet_20_link" text:visited-style-name="Visited_20_Internet_20_Link">
 Евакуація людей з <text:span text:style-name="T4">
Херсонщини</text:span>
 – безкоштовна: Верещукнагадала про кримінальну відповідальність </text:a>
Galushchenko expressed expectations for a full and comprehensive assessment of the station's situation, including the state of equipment and management systems of a nuclear object.</text:p>
      <text:p text:style-name="P4">
"This is important, given the possible threats to which the military Napolitical leadership of Ukraine, in particular, regarding the intentions of the Russians to carry out a terrorist act at the station," Galushchenko stressed.</text:p>
      <text:p text:style-name="P4">
As it was reported, on June 9, the head of the Iera Raphael Grosssey declared the launch of aid programs to Ukraine due to the undermining of the dam of the Kakhovsky Hydroelectric Stanition.</text:p>
      <text:p text:style-name="P4">
<text:span text:style-name="T5">
Foto: Kherson Ova</text:span>
</text:p>
      <text:p text:style-name="P4">
News Source: <text:a xlink:type="simple" xlink:href="https://www.ukrinform.ua/rubric-regions/3726930-magate-napravit-specialnu-misiu-dla-dopomogi-hersonsini.html" text:style-name="Internet_20_link" text:visited-style-name="Visited_20_Internet_20_Link">
https://www.ukrinform.ua/rubric-regions/3726930-magate-napravit-specialnu-misiu-dla-dopomogi-hersonsini.html</text:a>
</text:p>
      <!--NEWS-->
      <text:h text:style-name="P10" text:outline-level="1">
<text:span text:style-name="T4">
At Lyman direction Russian army shelled Nevske, Dibrova, Bilohorivka of Luhansk region and To...</text:span>
</text:h>
      <text:p text:style-name="P4">
Authors: liveuamap (Language: en)</text:p>
      <text:p text:style-name="P4">
Time: 2023-06-23T-15:59:00</text:p>
      <text:p text:style-name="P4">
Location: Kramatorsk (Latitude:49.10467 Longtitude:37.94523)</text:p>
      <text:p text:style-name="P4">
Videos: []</text:p>
      <text:p text:style-name="P4">
Images: []</text:p>
      <text:p text:style-name="P4">
Tags: ["Russia"]</text:p>
      <text:p text:style-name="P4">
Id: 22571228</text:p>
      <!--METADATA-->
      <text:p text:style-name="P4">
At Lyman direction Russian army shelled Nevske, Dibrova, Bilohorivka ofLuhansk region and Torske, Serebryanka, Verkhnokamyanske, Spirne, Rozdolivkaof Donetsk region. Russian aviation conducted airstrikes at Nevske of Luhanskregion and Ivanivka, Torske, Bilohorivka, Dibrova and Spirne of Donetskregion, - General Staff of Armed Forces of Ukraine says in the morning report</text:p>
      <text:p text:style-name="P4">
News Collection Link: <text:a xlink:type="simple" xlink:href="https:\/\/liveuamap.com\/en\/2023\/23-june-at-lyman-direction-russian-army-shelled-nevske-dibrova" text:style-name="Internet_20_link" text:visited-style-name="Visited_20_Internet_20_Link">
https:\/\/liveuamap.com\/en\/2023\/23-june-at-lyman-direction-russian-army-shelled-nevske-dibrova</text:a>
</text:p>
      <text:p text:style-name="P4">
News Source: <text:a xlink:type="simple" xlink:href="https://t.me/lumsrc/5166" text:style-name="Internet_20_link" text:visited-style-name="Visited_20_Internet_20_Link">
https://t.me/lumsrc/5166</text:a>
</text:p>
      <!--NEWS-->
      <text:h text:style-name="P10" text:outline-level="1">
<text:span text:style-name="T4">
JSU Bakhmut Directio Rusian Army Shelled Ray-Alexandrovka, Vasukivka, Orikhovo-Vasylivka, H ...</text:span>
</text:h>
      <text:p text:style-name="P4">
Authors: liveuamap (Language: en)</text:p>
      <text:p text:style-name="P4">
Time: 2023-06-23T-17:59:00</text:p>
      <text:p text:style-name="P4">
Location: Donetsk Oblast (Latitude:48.39673 Longtitude:37.91451)</text:p>
      <text:p text:style-name="P4">
Videos: []</text:p>
      <text:p text:style-name="P4">
Images: []</text:p>
      <text:p text:style-name="P4">
Tags: ["Russia"]</text:p>
      <text:p text:style-name="P4">
Id: 22571227</text:p>
      <!--METADATA-->
      <text:p text:style-name="P4">
At Bakhmut direction Russian army shelled Ray-Oleksandrivka, Vasukivka,Orikhovo-Vasylivka, Novomarkove, Chasiv Yar, Ivanivske, Ozaryanivka, Pivdenneand New York of Donetsk region. Russian aviation conducted airstrikes atBohdanivka, Bila Hora and Pivnichne of Donetsk region, - General Staff ofArmed Forces of Ukraine says in the morning report</text:p>
      <text:p text:style-name="P4">
News Collection Link: <text:a xlink:type="simple" xlink:href="https:\/\/liveuamap.com\/en\/2023\/23-june-at-bakhmut-direction-russian-army-shelled-rayoleksandrivka" text:style-name="Internet_20_link" text:visited-style-name="Visited_20_Internet_20_Link">
https:\/\/liveuamap.com\/en\/2023\/23-june-at-bakhmut-direction-russian-army-shelled-rayoleksandrivka</text:a>
</text:p>
      <text:p text:style-name="P4">
News Source: <text:a xlink:type="simple" xlink:href="https://t.me/lumsrc/5167" text:style-name="Internet_20_link" text:visited-style-name="Visited_20_Internet_20_Link">
https://t.me/lumsrc/5167</text:a>
</text:p>
      <!--NEWS-->
      <text:h text:style-name="P10" text:outline-level="1">
<text:span text:style-name="T4">
In the center of "indomitable" starts pilot project on rehabilitation of people who lost their vision through the war</text:span>
</text:h>
      <text:p text:style-name="P4">
Authors: Ukrinform (Person)</text:p>
      <text:p text:style-name="P4">
Publisher: Укринформ (Organization)</text:p>
      <text:p text:style-name="P4">
Published Time: 2023-06-23T-18:55:00+03:00</text:p>
      <text:p text:style-name="P4">
Modified Time: 2023-06-23T17:55:00+03:00</text:p>
      <text:p text:style-name="P4">
Description: The National Rehabilitation Center "Unbreakable" together with the NGO "See Victory" begins to work on a pilot project on the rehabilitation of people who have lost their eyesight as a result of the war. - Ukrinform.</text:p>
      <text:p text:style-name="P4">
Images: ['<text:a xlink:type="simple" xlink:href="https://static.ukrinform.com/photos/2023_06/thumb_files/630_360_1687530661-1093.jpeg" text:style-name="Internet_20_link" text:visited-style-name="Visited_20_Internet_20_Link">
630_360_16875...</text:a>
']</text:p>
      <text:p text:style-name="P4">
Tags: ['Центр реабілітації', 'Львів', 'Реабілітація', 'Військові', 'Війна з Росією']</text:p>
      <text:p text:style-name="P4">
Type: Article</text:p>
      <!--METADATA-->
      <text:p text:style-name="P4">
<draw:frame draw:style-name="fr1" draw:name="Image26" text:anchor-type="as-char" svg:width="6.9236in" svg:height="3.956343in" draw:z-index="0">
<draw:image xlink:href="../Images/yкринформ/2023-06-23T-18-55-00-03-00/630_360_1687530661-1093.jpeg" xlink:type="simple" xlink:show="embed" xlink:actuate="onLoad" draw:mime-type="image/jpeg"/>
</draw:frame>
The National Rehabilitation Center "Unbreakable" together with the NGO "See Victory" begins to work on a pilot project on the rehabilitation of people who are lost as a result of the war.</text:p>
      <text:p text:style-name="P4">
This was reported by Ukrinform correspondent.</text:p>
      <text:p text:style-name="P4">
“Today we have signed a memorandum on cooperation with NGO" See Victory ", Ivin is very significant for us. World medicine is not very developed in some issues, sometimes you want to do something more, but you can't. In the case of severe injuries, when people completely lose sight, what is possible now and here? Cerabilitation of such people. It is necessary to create and process protocols and routes as this should happen, to teach our rehabilitologists, who will work with ophthalmic lesions, and then transfer knowledge to Ukraine. Because this industry is not developed now and we need to start a boasted level, ”said the first director of the first medical association of Lviv.</text:p>
      <text:p text:style-name="P4">
According to him, there is no systemic [rehab] in Ukraine <text:a xlink:type="simple" xlink:href="https://www.ukrinform.ua/tag-reabilitacia" text:style-name="Internet_20_link" text:visited-style-name="Visited_20_Internet_20_Link">
rehabilitation</text:a>
people who have lost their eyesight. At the same time, there is a serious need. Therefore, the cooperation provides for the preparation of rehabilitation specialists taking into account the needs(SPECIAL FACKS AND HALLS), support for mental health professionals.</text:p>
      <text:p text:style-name="P4">
The initiator and founder of the NGO "See Victory" Saisper Vladislav Yeshchenko Bravalya in the battles for Bakhmut, exploded on a mini and lost both eyes. However, he does not return hopes and believes in scientific progress. In the meantime, the man is ready to share his experience with his brothers and civilians. Now the organization is bumped by 30 blind people.</text:p>
      <text:p text:style-name="P4">
"We have created a charitable organization that collects funds to help the blind and information, how to properly create a certain protocol of action for rehabilitation," Eshchenko said.</text:p>
      <text:p text:style-name="P4">
<text:span text:style-name="T4">
 Read also: </text:span>
 <text:a xlink:type="simple" xlink:href="https://www.ukrinform.ua/rubric-society/3720819-v-ukraini-potribno-stvoriti-sonajmense-sist-tisac-lizkomisc-dla-reabilitacii-veteraniv.html" text:style-name="Internet_20_link" text:visited-style-name="Visited_20_Internet_20_Link">
in <text:span text:style-name="T4">
 Ukraine </text:span>
 <text:span text:style-name="T4">
 </text:span>
 Need <text:span text:style-name="T4">
 </text:span>
 Create <text:span text:style-name="T4">
 </text:span>
 <text:span text:style-name="T4">
 at least </text:span>
<text:span text:style-name="T4">
 six </text:span>
 <text:span text:style-name="T4">
 </text:span>
 thousand <text:span text:style-name="T4">
 </text:span>
 <text:span text:style-name="T4">
 beds </text:span>
 <text:span text:style-name="T4">
 </text:span>
 <text:span text:style-name="T4">
 </text:span>
 <text:span text:style-name="T4">
 </text:span>
 <text:span text:style-name="T4">
 *rehab </text:span>
 <text:span text:style-name="T4">
 veterans </text:span>
</text:a>
</text:p>
      <text:p text:style-name="P4">
</text:p>
      <text:p text:style-name="P4">
<text:a xlink:type="simple" xlink:href="https://static.ukrinform.com/photos/2023_06/1687530659-7726.jpeg" text:style-name="Internet_20_link" text:visited-style-name="Visited_20_Internet_20_Link">
 </text:a>
 <text:a xlink:type="simple" xlink:href="https://static.ukrinform.com/photos/2023_06/1687530658-8731.jpeg" text:style-name="Internet_20_link" text:visited-style-name="Visited_20_Internet_20_Link">
</text:a>
 <text:a xlink:type="simple" xlink:href="https://static.ukrinform.com/photos/2023_06/1687530658-2609.jpeg" text:style-name="Internet_20_link" text:visited-style-name="Visited_20_Internet_20_Link">
</text:a>
 <text:a xlink:type="simple" xlink:href="https://static.ukrinform.com/photos/2023_06/1687530658-2883.jpeg" text:style-name="Internet_20_link" text:visited-style-name="Visited_20_Internet_20_Link">
</text:a>
 <text:a xlink:type="simple" xlink:href="https://static.ukrinform.com/photos/2023_06/1687530658-7836.jpeg" text:style-name="Internet_20_link" text:visited-style-name="Visited_20_Internet_20_Link">
</text:a>
 <text:a xlink:type="simple" xlink:href="https://static.ukrinform.com/photos/2023_06/1687530658-2635.jpeg" text:style-name="Internet_20_link" text:visited-style-name="Visited_20_Internet_20_Link">
</text:a>
 <text:a xlink:type="simple" xlink:href="https://static.ukrinform.com/photos/2023_06/1687530658-9808.jpeg" text:style-name="Internet_20_link" text:visited-style-name="Visited_20_Internet_20_Link">
</text:a>
 <text:a xlink:type="simple" xlink:href="https://static.ukrinform.com/photos/2023_06/1687530659-2406.jpeg" text:style-name="Internet_20_link" text:visited-style-name="Visited_20_Internet_20_Link">
</text:a>
 <text:a xlink:type="simple" xlink:href="https://static.ukrinform.com/photos/2023_06/1687530659-2643.jpeg" text:style-name="Internet_20_link" text:visited-style-name="Visited_20_Internet_20_Link">
</text:a>
 <text:a xlink:type="simple" xlink:href="https://static.ukrinform.com/photos/2023_06/1687530659-8732.jpeg" text:style-name="Internet_20_link" text:visited-style-name="Visited_20_Internet_20_Link">
</text:a>
 <text:a xlink:type="simple" xlink:href="https://static.ukrinform.com/photos/2023_06/1687530659-4111.jpeg" text:style-name="Internet_20_link" text:visited-style-name="Visited_20_Internet_20_Link">
</text:a>
 <text:a xlink:type="simple" xlink:href="https://static.ukrinform.com/photos/2023_06/1687530659-7075.jpeg" text:style-name="Internet_20_link" text:visited-style-name="Visited_20_Internet_20_Link">
</text:a>
 <text:a xlink:type="simple" xlink:href="https://static.ukrinform.com/photos/2023_06/1687530661-1093.jpeg" text:style-name="Internet_20_link" text:visited-style-name="Visited_20_Internet_20_Link">
<draw:frame draw:style-name="fr1" draw:name="Image41" text:anchor-type="as-char" svg:width="6.9236in" svg:height="3.956343in" draw:z-index="0">
<draw:image xlink:href="../Images/yкринформ/2023-06-23T-18-55-00-03-00/630_360_1687530661-1093.jpeg" xlink:type="simple" xlink:show="embed" xlink:actuate="onLoad" draw:mime-type="image/jpeg"/>
</draw:frame>
</text:a>
 <text:a xlink:type="simple" xlink:href="https://static.ukrinform.com/photos/2023_06/1687530661-4937.jpeg" text:style-name="Internet_20_link" text:visited-style-name="Visited_20_Internet_20_Link">
</text:a>
To date, there are five patients who have lost their maturity with combat actions, including Azov Regiment Fighter Alexander, who got a travoma in Donetsk region. He has already begun to undergo rehab, tactile now, anai plans to master the computer.As reported by Ukrinform, a modern seven -storey building was opened in the National Rehabilitation Center "Unbreakable"](https://www.ukrinform.ua/rubric-regions/3694508-u-lvovi-vidkrili-sucasnij-korpus-nacionalnogo-reabilitacijnogo-centru-nezlamni.html)where 10 thousand Ukrainians will be able to provide assistance every year.</text:p>
      <text:p text:style-name="P4">
News Source: <text:a xlink:type="simple" xlink:href="https://www.ukrinform.ua/rubric-society/3726890-u-centri-nezlamni-startue-pilotnij-proekt-z-reabilitacii-ludej-aki-cerez-vijnu-vtratili-zir.html" text:style-name="Internet_20_link" text:visited-style-name="Visited_20_Internet_20_Link">
https://www.ukrinform.ua/rubric-society/3726890-u-centri-nezlamni-startue-pilotnij-proekt-z-reabilitacii-ludej-aki-cerez-vijnu-vtratili-zir.html</text:a>
</text:p>
      <!--NEWS-->
      <text:h text:style-name="P10" text:outline-level="1">
<text:span text:style-name="T4">
Google launches a new free course on artificial intelligence of Machine Learning</text:span>
</text:h>
      <text:p text:style-name="P4">
Authors: Ukrinform (Person)</text:p>
      <text:p text:style-name="P4">
Publisher: Укринформ (Organization)</text:p>
      <text:p text:style-name="P4">
Published Time: 2023-06-23T-19:04:00+03:00</text:p>
      <text:p text:style-name="P4">
Modified Time: 2023-06-23T17:04:00+03:00</text:p>
      <text:p text:style-name="P4">
Description: Google's American Transnational Corporation launches a new free course on the artificial intelligence of Machine Learning. - Ukrinform.</text:p>
      <text:p text:style-name="P4">
Images: ['<text:a xlink:type="simple" xlink:href="https://static.ukrinform.com/photos/2019_03/thumb_files/630_360_1553098741-454.jpg" text:style-name="Internet_20_link" text:visited-style-name="Visited_20_Internet_20_Link">
630_360_15530...</text:a>
']</text:p>
      <text:p text:style-name="P4">
Tags: ['Google', 'Освіта', 'Технології', 'Штучний інтелект']</text:p>
      <text:p text:style-name="P4">
Type: Article</text:p>
      <!--METADATA-->
      <text:p text:style-name="P4">
<draw:frame draw:style-name="fr1" draw:name="Image43" text:anchor-type="as-char" svg:width="6.9236in" svg:height="3.956343in" draw:z-index="0">
<draw:image xlink:href="../Images/yкринформ/2023-06-23T-19-04-00-03-00/630_360_1553098741-454.jpg" xlink:type="simple" xlink:show="embed" xlink:actuate="onLoad" draw:mime-type="image/jpeg"/>
</draw:frame>
The American Transnational Corporation is launched a new free course on the artificial intelligence section of Machine Learning.</text:p>
      <text:p text:style-name="P4">
About it reports Ukrinform with reference to <text:a xlink:type="simple" xlink:href="https://thedigital.gov.ua/news/bezoplatne-navchannya-machine-learning-dlya-ukraintsiv-google-zapuskae-onlayn-kurs-za-pidtrimki-mintsifri" text:style-name="Internet_20_link" text:visited-style-name="Visited_20_Internet_20_Link">
Ministry of Digital Transformation</text:a>
.</text:p>
      <text:p text:style-name="P4">
“The new free Machine Learning Bootcamp course from Google is a part of a major initiative to support Ukrainian developers. The goal is to help devovers gain theoretical and practical knowledge of machine learning to seek job search. Machine training(machine learning)Is a section <text:a xlink:type="simple" xlink:href="https://www.ukrinform.ua/tag-stucnij-intelekt" text:style-name="Internet_20_link" text:visited-style-name="Visited_20_Internet_20_Link">
artificial intelligence</text:a>
, which learns your computer to perform different tasks on its own, ”the Verification says.</text:p>
      <text:p text:style-name="P4">
It is noted that the course will last 2 months - from July 6 to September 6, 2023. The program is aimed at ML specialists know Python in the tavelose English at an average or higher level. Most of the educational modules are in English, but some are available in Ukrainian.</text:p>
      <text:p text:style-name="P4">
During the course, participants will study Tensorflow - one of the most popular frameworks of deep learning(deep learning)with open code.</text:p>
      <text:p text:style-name="P4">
<text:span text:style-name="T4">
 Read also: </text:span>
 <text:a xlink:type="simple" xlink:href="https://www.ukrinform.ua/rubric-technology/3722612-google-predstaviv-dvi-novi-funkcii-zi-stucnim-intelektom.html" text:style-name="Internet_20_link" text:visited-style-name="Visited_20_Internet_20_Link">
<text:span text:style-name="T4">
 Google </text:span>
 presented two new features with artificial replacement</text:a>
After registration(<text:a xlink:type="simple" xlink:href="https://rsvp.withgoogle.com/events/ml-bootcamp-ukraine/home" text:style-name="Internet_20_link" text:visited-style-name="Visited_20_Internet_20_Link">
Available before July 3</text:a>
 )Participants will hold access to the platform with the necessary information about lectures, workshops of tape. The number of seats is limited - 2,000 people.</text:p>
      <text:p text:style-name="P4">
As <text:a xlink:type="simple" xlink:href="https://www.ukrinform.ua/rubric-technology/3704076-google-zapuskae-dla-ukrainciv-bezoplatnij-kurs-pro-stucnij-intelekt.html" text:style-name="Internet_20_link" text:visited-style-name="Visited_20_Internet_20_Link">
reported</text:a>
In early May, Google, with the support of the Ministry of Digital Transformation, launched a free AI basics course to help Ukrainians develop practical skills in using artificial intelligence.</text:p>
      <text:p text:style-name="P4">
News Source: <text:a xlink:type="simple" xlink:href="https://www.ukrinform.ua/rubric-technology/3726866-google-zapuskae-novij-bezoplatnij-kurs-pro-rozdil-stucnogo-intelektu-machine-learning.html" text:style-name="Internet_20_link" text:visited-style-name="Visited_20_Internet_20_Link">
https://www.ukrinform.ua/rubric-technology/3726866-google-zapuskae-novij-bezoplatnij-kurs-pro-rozdil-stucnogo-intelektu-machine-learning.html</text:a>
</text:p>
      <!--NEWS-->
      <text:h text:style-name="P10" text:outline-level="1">
<text:span text:style-name="T4">
JSC Avdiivka Directio Rusian of the Army Shelled Lastochkine, Avdiivka, Karlovka, Pervomaisk And ...</text:span>
</text:h>
      <text:p text:style-name="P4">
Authors: liveuamap (Language: en)</text:p>
      <text:p text:style-name="P4">
Time: 2023-06-23T-19:59:00</text:p>
      <text:p text:style-name="P4">
Location: Donetsk Oblast (Latitude:48.05915 Longtitude:37.5741)</text:p>
      <text:p text:style-name="P4">
Videos: []</text:p>
      <text:p text:style-name="P4">
Images: []</text:p>
      <text:p text:style-name="P4">
Tags: ["Russia"]</text:p>
      <text:p text:style-name="P4">
Id: 22571226</text:p>
      <!--METADATA-->
      <text:p text:style-name="P4">
At Avdiyivka direction Russian army shelled Lastochkyne, Avdiyivka, Karlivka,Pervomayske and Nevelske of Donetsk region. Russian aviation conductedairstrikes at Avdiyivka and Nevelske, - General Staff of Armed Forces ofUkraine says in the morning report</text:p>
      <text:p text:style-name="P4">
News Collection Link: <text:a xlink:type="simple" xlink:href="https:\/\/liveuamap.com\/en\/2023\/23-june-at-avdiyivka-direction-russian-army-shelled-lastochkyne" text:style-name="Internet_20_link" text:visited-style-name="Visited_20_Internet_20_Link">
https:\/\/liveuamap.com\/en\/2023\/23-june-at-avdiyivka-direction-russian-army-shelled-lastochkyne</text:a>
</text:p>
      <text:p text:style-name="P4">
News Source: <text:a xlink:type="simple" xlink:href="https://t.me/lumsrc/5168" text:style-name="Internet_20_link" text:visited-style-name="Visited_20_Internet_20_Link">
https://t.me/lumsrc/5168</text:a>
</text:p>
      <!--NEWS-->
      <text:h text:style-name="P10" text:outline-level="1">
<text:span text:style-name="T4">
NBU clarified the order of work with banks that keep its cash stocks</text:span>
</text:h>
      <text:p text:style-name="P4">
Authors: Ukrinform (Person)</text:p>
      <text:p text:style-name="P4">
Publisher: Укринформ (Organization)</text:p>
      <text:p text:style-name="P4">
Published Time: 2023-06-23T-21:59:00+03:00</text:p>
      <text:p text:style-name="P4">
Modified Time: 2023-06-23T16:59:00+03:00</text:p>
      <text:p text:style-name="P4">
Description: The National Bank of Ukraine has specified the procedure for working with banks authorized to store the NBU cash inventories and conduct transactions with them in a special period. - Ukrinform.</text:p>
      <text:p text:style-name="P4">
Images: ['<text:a xlink:type="simple" xlink:href="https://static.ukrinform.com/photos/2023_06/thumb_files/630_360_1687527719-983.jpg" text:style-name="Internet_20_link" text:visited-style-name="Visited_20_Internet_20_Link">
630_360_16875...</text:a>
']</text:p>
      <text:p text:style-name="P4">
Tags: ['Нацбанк', 'Готівка']</text:p>
      <text:p text:style-name="P4">
Type: Article</text:p>
      <!--METADATA-->
      <text:p text:style-name="P4">
<draw:frame draw:style-name="fr1" draw:name="Image44" text:anchor-type="as-char" svg:width="6.9236in" svg:height="3.956343in" draw:z-index="0">
<draw:image xlink:href="../Images/yкринформ/2023-06-23T-21-59-00-03-00/630_360_1687527719-983.jpg" xlink:type="simple" xlink:show="embed" xlink:actuate="onLoad" draw:mime-type="image/jpeg"/>
</draw:frame>
The National Bank of Ukraine has specified the procedure for working with banks authorized to save cash inventories of the NBU and carry out operations with them in a special period.</text:p>
      <text:p text:style-name="P4">
According to Ukrinform, it reports <text:a xlink:type="simple" xlink:href="https://bank.gov.ua/ua/news/all/utochneno-poryadok-roboti-z-bankami-upovnovajenimi-na-zberigannya-zapasiv-gotivki-nbu-ta-provedennya-operatsiy-z-nimi-v-osobliviy-period" text:style-name="Internet_20_link" text:visited-style-name="Visited_20_Internet_20_Link">
NBU press service</text:a>
"This is due to the need to take into account the practical aspects of the application of the requirements of the organization of cash circulation and the conduct of the emission and cash operations of the Ubankiv system in a special period," - the message reads.</text:p>
      <text:p text:style-name="P4">
In particular, the regulator obliged the authorized banks to provide the National Bank with certain terms of updated information regarding the list of executives of units who, in accordance with the duties assigned to the assigned duties, are responsible for keeping the NBU cash in storage in storage. The regulator also identified the actions of authorized banks in the part of control of banknotes and coins for storage and informing the National Banking Work with NBU cash inventories for storage in the regions, and determined the order of interaction with authorized banks in case of disconnection to the Authorized Banks "System Automatization of Cash Turning(Sago).</text:p>
      <text:p text:style-name="P4">
<text:span text:style-name="T4">
Читайте також:</text:span>
 <text:a xlink:type="simple" xlink:href="https://www.ukrinform.ua/rubric-economy/3726132-nbu-unormuvav-obmin-starih-i-znosenih-dolariv-ak-karatimut-porusnikiv.html" text:style-name="Internet_20_link" text:visited-style-name="Visited_20_Internet_20_Link">
 НБУ унормував обмін “старих” і “зношених” доларів: яккаратимуть порушників </text:a>
In addition, the National Bank has changed the name of the license issued to legal entities that provide banks with collection services and carry out operations(In accordance with the amendments to the Law of Ukraine "Pronational Bank of Ukraine", entered by the Law of Ukraine "On Financial Services Tinanonic Companies" of December 14, 2021 No. 1953-IX, which is put into effect from 01-year-old 2024).</text:p>
      <text:p text:style-name="P4">
Відповідні норми містить постанова Правління <text:a xlink:type="simple" xlink:href="https://www.ukrinform.ua/tag-nacbank" text:style-name="Internet_20_link" text:visited-style-name="Visited_20_Internet_20_Link">
 Національного банку</text:a>
dated June 21, 2023 №79 "Revening of changes to the Regulations on the organization of cash circulation and maintenance of cash and cash transactions in the banking system in a special period", it enters into force on June 24, 2022.</text:p>
      <text:p text:style-name="P4">
<text:span text:style-name="T5">
Foto: NBU</text:span>
</text:p>
      <text:p text:style-name="P4">
News Source: <text:a xlink:type="simple" xlink:href="https://www.ukrinform.ua/rubric-economy/3726872-nbu-utocniv-poradok-roboti-z-bankami-aki-zberigaut-jogo-zapasi-gotivki.html" text:style-name="Internet_20_link" text:visited-style-name="Visited_20_Internet_20_Link">
https://www.ukrinform.ua/rubric-economy/3726872-nbu-utocniv-poradok-roboti-z-bankami-aki-zberigaut-jogo-zapasi-gotivki.html</text:a>
</text:p>
      <!--NEWS-->
      <text:h text:style-name="P10" text:outline-level="1">
<text:span text:style-name="T4">
At Maryinka direction Russian army shelled Maksymilyanivka, Maryinka, Heorhiyivka, Pobyeda of...</text:span>
</text:h>
      <text:p text:style-name="P4">
Authors: liveuamap (Language: en)</text:p>
      <text:p text:style-name="P4">
Time: 2023-06-23T-21:59:00</text:p>
      <text:p text:style-name="P4">
Location: Donets'ka oblast (Latitude:48.00738 Longtitude:37.50406)</text:p>
      <text:p text:style-name="P4">
Videos: []</text:p>
      <text:p text:style-name="P4">
Images: []</text:p>
      <text:p text:style-name="P4">
Tags: ["Russia"]</text:p>
      <text:p text:style-name="P4">
Id: 22571225</text:p>
      <!--METADATA-->
      <text:p text:style-name="P4">
At Maryinka direction Russian army shelled Maksymilyanivka, Maryinka,Heorhiyivka, Pobyeda of Donetsk region. Russian aviation conducted airstrikesat Krasnohorivka, - General Staff of Armed Forces of Ukraine says in themorning report</text:p>
      <text:p text:style-name="P4">
News Collection Link: <text:a xlink:type="simple" xlink:href="https:\/\/liveuamap.com\/en\/2023\/23-june-at-maryinka-direction-russian-army-shelled-maksymilyanivka" text:style-name="Internet_20_link" text:visited-style-name="Visited_20_Internet_20_Link">
https:\/\/liveuamap.com\/en\/2023\/23-june-at-maryinka-direction-russian-army-shelled-maksymilyanivka</text:a>
</text:p>
      <text:p text:style-name="P4">
News Source: <text:a xlink:type="simple" xlink:href="https://t.me/lumsrc/5169" text:style-name="Internet_20_link" text:visited-style-name="Visited_20_Internet_20_Link">
https://t.me/lumsrc/5169</text:a>
</text:p>
      <!--NEWS-->
      <text:h text:style-name="P10" text:outline-level="1">
<text:span text:style-name="T4">
In Istanbul there was a presentation of the project "Culture VS War"</text:span>
</text:h>
      <text:p text:style-name="P4">
Authors: Ukrinform (Person)</text:p>
      <text:p text:style-name="P4">
Publisher: Укринформ (Organization)</text:p>
      <text:p text:style-name="P4">
Published Time: 2023-06-23T-22:58:00+03:00</text:p>
      <text:p text:style-name="P4">
Modified Time: 2023-06-23T16:58:00+03:00</text:p>
      <text:p text:style-name="P4">
Description: In Istanbul, a presentation of the complex project "Culture VS War" took place, initiated by the Association "See Ukrainian!" In April 2022, for the sake of fixing and communicating the truth about Russia's war against Ukraine through the history of the struggle of well -known artists. - Ukrinform.</text:p>
      <text:p text:style-name="P4">
Images: ['<text:a xlink:type="simple" xlink:href="https://static.ukrinform.com/photos/2023_06/thumb_files/630_360_1687548111-236.jpg" text:style-name="Internet_20_link" text:visited-style-name="Visited_20_Internet_20_Link">
630_360_16875...</text:a>
']</text:p>
      <text:p text:style-name="P4">
Tags: ['Консульство', 'Культура', 'Туреччина', 'Війна з Росією']</text:p>
      <text:p text:style-name="P4">
Type: Article</text:p>
      <!--METADATA-->
      <text:p text:style-name="P4">
<draw:frame draw:style-name="fr1" draw:name="Image45" text:anchor-type="as-char" svg:width="6.9236in" svg:height="3.956343in" draw:z-index="0">
<draw:image xlink:href="../Images/yкринформ/2023-06-23T-22-58-00-03-00/630_360_1687548111-236.jpg" xlink:type="simple" xlink:show="embed" xlink:actuate="onLoad" draw:mime-type="image/jpeg"/>
</draw:frame>
Ustanbul took place a presentation of the complex project "Culture VS War", initiated by the Association "Look Ukrainian!" In April 2022, in order to fix and to convey the truth about the war of Russia against Ukraine through the history of struggling artists.</text:p>
      <text:p text:style-name="P4">
About it reports the owner of Ukrinform.</text:p>
      <text:p text:style-name="P4">
"The premiere of the movie" VS War Culture "in Istanbul has taken place successfully!Those reviews of full support of Ukraine that I have heard after showing the best thank you to our team, which has been working hard for the project for over a year!Many foreign audiences our documentaries have opened the truth of the projected in Ukraine and enhance the support "Look Ukrainian!" Andriy Risole.</text:p>
      <text:p text:style-name="P4">
The heroes of the project are well -known artists who went to the Armed Forces and cultural figures, which are imposed on active volunteer activity.</text:p>
      <text:p text:style-name="P4">
“This is a big deal - to show the real events that took place last year, which are prejudice to happen. You(The founders of the project - _ ed._)They showed people and arts that they collected whole stadiums yesterday. Luminas who made films that were nominated for an Oscar, people who were filming, and today they took their weapons to protect our land, ”he said after Displaying the Consul General of Ukraine in Istanbul Roman Nedilsky.</text:p>
      <text:p text:style-name="P4">
According to him, at a time when the artists of Ukraine defend the homeland of the Swide, the aggressor country uses its culture as "weapons"-pathetic propaganda, but most countries of the civilized world understand that today Ukraine is not only protecting itself, it is protecting the whole world.</text:p>
      <text:p text:style-name="P4">
*!(https://www.ukrinform.ua/rubric-diaspora/3726163-genkonsul-zustrivsa-z-aktivistami-obednanna-ukrainciv-izmira.html)“Very good movies, liked. Many emotions, a lot of sadness, a lot of pain, but still a great belief in victory. Everything will be Ukraine, ”the activist of the Ukrainian community in Istanbul Olgakovalenko after viewing.</text:p>
      <text:p text:style-name="P4">
The purpose of the "Culture VS War" is to create a complex of media products of the Assumption with Ukrainian cultural figures, which, through their own, specific annexes and history will familiarize the world and Ukrainian communities with the values of the senses of Ukrainian culture, which help Ukrainians to do worthy resistance.We will remind, in the central part of Istanbul, near the area of Taisima and Prospestistiklal, <text:a xlink:type="simple" xlink:href="https://www.ukrinform.ua/rubric-diaspora/3720088-u-stambuli-vidbuvsa-miting-proti-ekocidu-akij-cinit-rosia-v-ukraini.html" text:style-name="Internet_20_link" text:visited-style-name="Visited_20_Internet_20_Link">
took place</text:a>
A rally against Russia's war against Ukraine, against the ecocid that Russia is, undermining the Kakhovskaya Hydroelectric Dam.</text:p>
      <text:p text:style-name="P4">
News Source: <text:a xlink:type="simple" xlink:href="https://www.ukrinform.ua/rubric-diaspora/3726847-u-stambuli-vidbulasa-prezentacia-proektu-kultura-vs-vijna.html" text:style-name="Internet_20_link" text:visited-style-name="Visited_20_Internet_20_Link">
https://www.ukrinform.ua/rubric-diaspora/3726847-u-stambuli-vidbulasa-prezentacia-proektu-kultura-vs-vijna.html</text:a>
</text:p>
      <!--NEWS-->
      <text:h text:style-name="P10" text:outline-level="1">
<text:span text:style-name="T4">
JSC Shakhtar Directio Rusian Army Shelled Paraskovivka, Novomykhailivka, Blessed of ...</text:span>
</text:h>
      <text:p text:style-name="P4">
Authors: liveuamap (Language: en)</text:p>
      <text:p text:style-name="P4">
Time: 2023-06-23T-23:59:00</text:p>
      <text:p text:style-name="P4">
Location: Velyka Novosilka (Latitude:47.79697 Longtitude:36.81216)</text:p>
      <text:p text:style-name="P4">
Videos: []</text:p>
      <text:p text:style-name="P4">
Images: []</text:p>
      <text:p text:style-name="P4">
Tags: ["Russia"]</text:p>
      <text:p text:style-name="P4">
Id: 22571224</text:p>
      <!--METADATA-->
      <text:p text:style-name="P4">
At Shakhtarske direction Russian army shelled Paraskoviyivka, Novomykhaylivka,Blahodatne of Donetsk region. Russian aviation conducted airstrikes at ZolotaNyva, Velyka Novosilka and Blahodatne, - General Staff of Armed Forces ofUkraine says in the morning report</text:p>
      <text:p text:style-name="P4">
News Collection Link: <text:a xlink:type="simple" xlink:href="https:\/\/liveuamap.com\/en\/2023\/23-june-at-shakhtarske-direction-russian-army-shelled-paraskoviyivka" text:style-name="Internet_20_link" text:visited-style-name="Visited_20_Internet_20_Link">
https:\/\/liveuamap.com\/en\/2023\/23-june-at-shakhtarske-direction-russian-army-shelled-paraskoviyivka</text:a>
</text:p>
      <text:p text:style-name="P4">
News Source: <text:a xlink:type="simple" xlink:href="https://t.me/lumsrc/5170" text:style-name="Internet_20_link" text:visited-style-name="Visited_20_Internet_20_Link">
https://t.me/lumsrc/5170</text:a>
</text:p>
      <!--NEWS-->
      <text:h text:style-name="P10" text:outline-level="1">
<text:span text:style-name="T4">
As Ukraine and the world were consolidated against Russian aggression</text:span>
</text:h>
      <text:p text:style-name="P4">
Author: ['АРМІЯINFORM']</text:p>
      <text:p text:style-name="P4">
Time: 2023-06-23T-2:00:00-04:00</text:p>
      <text:p text:style-name="P4">
Description: Ukrainian -Tsarpyskiy Investiniy Bank Pіd. The memorandum of the mutual mining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09/golovna-37.jpg" text:style-name="Internet_20_link" text:visited-style-name="Visited_20_Internet_20_Link">
golovna-37.jpg</text:a>
']</text:p>
      <text:p text:style-name="P4">
Tags: ['STOPRUSSIA', 'АГРЕСІЯ РФ', 'ВІЙНА', 'ВТОРГНЕННЯ РФ', 'СЛУЖБА ЗОВНІШНЬОЇ РОЗВІДКИ']</text:p>
      <text:p text:style-name="P4">
Category: News</text:p>
      <!--METADATA-->
      <text:p text:style-name="P4">
<draw:frame draw:style-name="fr1" draw:name="Image46" text:anchor-type="as-char" svg:width="6.9236in" svg:height="6.820353in" draw:z-index="0">
<draw:image xlink:href="../Images/AРМІЯINFORM/2023-06-23T-2-00-00-04-00/golovna-37.jpg" xlink:type="simple" xlink:show="embed" xlink:actuate="onLoad" draw:mime-type="image/jpeg"/>
</draw:frame>
Ukraine and the European Investment Bank have signed a memorandum of understanding of cooperation in the projects of Ukraine's restoration, which provides for the extent of 840 million euros for the implementation in 2023 of priority pro -renewal of Ukraine's infrastructure renewal.</text:p>
      <text:p text:style-name="P4">
France will allocate to Ukraine an additional 40 million euros of irreversible financial assistance for urgent reconstruction this year, and also prepares a long -term plan for civilian needs. “I am glad to note that he(Aid Plan)It will consist mainly of grants to not create additional pressure from the public finances of Ukraine, ” - said France Minister of Foreign Affairs Colonne.</text:p>
      <text:p text:style-name="P4">
France will create a special insurance mechanism for investors who work in Ukraine to cover their risks in connection with the war.</text:p>
      <text:p text:style-name="P4">
The Prime Minister of the United Kingdom Richa Snak at the Conference of Defense of Ukraine in London has announced a new package of economic assistance to Ukraine, as well as a new program of military risks insurance to facilitate Ukraine. Package will include three billion dollars in the form of a world bank credit and £ 240 million(More than $ 300 million)bilateral assistance. According to the Prime Minister, financial institutions play separately in support of the Ukrainian economy. “IMFD will be $ 15 billion over the next four years of G7's liabilities and its partners to allocate $ 115 billion. Ataki institutions, as the EBRD, provide initial capital to support growth, which is under the leadership of the private sector, ”Risha Snak said. He also announced the launch of a new British-Ukrainian technological bridge to promote investments and talents, support for green energy and more. And the Prime Minister reported the start of the Ukraine Business Compact initiative, designed to promote Ukraine's restoration. According to him, more than 400 companies from 38 countries have been used to the project.</text:p>
      <text:p text:style-name="P4">
The United Kingdom has announced new trainings using virtual reorial(VR)for Ukrainian sailors.</text:p>
      <text:p text:style-name="P4">
Prime Minister of the United Kingdom Richa Sunak has announced the allocation of up to £ 2550 million(about $ 318 million)Novis Capital for the British Institute for Development Financing. More than half of the orchards will be aimed at humanitarian support, including people who live in the front line.The Committee of Permanent Representatives of the EU has approved an increase of 3.5 billion European Peace Fund, which, in particular, is also used for military aid to Ukraine.</text:p>
      <text:p text:style-name="P4">
For many years of financial support for Ukraine, up to 50 billion European Commission proposes to create a separate mechanism to attract funds to grants and loans, investments, as well as technical assistance.</text:p>
      <text:p text:style-name="P4">
"Ukrainians are doing their best with equipment, with the opportunities they have a battle to continue to push the Russians back, and we maintain their efforts to return their sovereign territory," - the deputy spokesman of Sabrina Singh in response to shore threats Crimea. At the same time, Singh reported that Ukraine "will have its own way before NATO accession."</text:p>
      <text:p text:style-name="P4">
“We know that the battles will be heavy. We know that it will take time. And they are sure that Ukrainians have what they need. They have a combat force and disability to succeed in counter -offensive operations, ”said Pentagon Sabrina Singh's Pentagon.</text:p>
      <text:p text:style-name="P4">
The United States will allocate $ 8.2 million to support refugees from Ukraine that assist them in the Czech Republic.</text:p>
      <text:p text:style-name="P4">
In 2023, Germany will provide Ukraine with an additional 381 million euros of humanitarian aid.</text:p>
      <text:p text:style-name="P4">
Source: <text:a xlink:type="simple" xlink:href="https://www.facebook.com/photo.php" text:style-name="Internet_20_link" text:visited-style-name="Visited_20_Internet_20_Link">
External Intelligence Service</text:a>
</text:p>
      <text:p text:style-name="P4">
News Source: <text:a xlink:type="simple" xlink:href="https://armyinform.com.ua/2023/06/23/ukrayina-i-svit-proty-rosijskoyi-agresiyi-sluzhba-zovnishnoyi-rozvidky-2/" text:style-name="Internet_20_link" text:visited-style-name="Visited_20_Internet_20_Link">
https://armyinform.com.ua/2023/06/23/ukrayina-i-svit-proty-rosijskoyi-agresiyi-sluzhba-zovnishnoyi-rozvidky-2/</text:a>
</text:p>
      <!--NEWS-->
      <text:h text:style-name="P10" text:outline-level="1">
<text:span text:style-name="T4">
The Russians fired five times the border of Chernihiv and Sumy region</text:span>
</text:h>
      <text:p text:style-name="P4">
Authors: Ukrinform (Person)</text:p>
      <text:p text:style-name="P4">
Publisher: Укринформ (Organization)</text:p>
      <text:p text:style-name="P4">
Published Time: 2023-06-23T-2:57:00+03:00</text:p>
      <text:p text:style-name="P4">
Modified Time: 2023-06-23T21:57:00+03:00</text:p>
      <text:p text:style-name="P4">
Description: As of 21:00 on June 23, Russian troops fired at the border areas of Chernihiv and Sumy regions. - Ukrinform.</text:p>
      <text:p text:style-name="P4">
Images: ['<text:a xlink:type="simple" xlink:href="https://static.ukrinform.com/photos/2022_10/thumb_files/630_360_1667124180-530.jpg" text:style-name="Internet_20_link" text:visited-style-name="Visited_20_Internet_20_Link">
630_360_16671...</text:a>
']</text:p>
      <text:p text:style-name="P4">
Tags: ['Обстріл', 'Сумщина', 'Чернігівщина', 'Війна з Росією']</text:p>
      <text:p text:style-name="P4">
Type: Article</text:p>
      <!--METADATA-->
      <text:p text:style-name="P4">
<draw:frame draw:style-name="fr1" draw:name="Image47" text:anchor-type="as-char" svg:width="6.9236in" svg:height="3.956343in" draw:z-index="0">
<draw:image xlink:href="../Images/yкринформ/2023-06-23T-2-57-00-03-00/630_360_1667124180-530.jpg" xlink:type="simple" xlink:show="embed" xlink:actuate="onLoad" draw:mime-type="image/jpeg"/>
</draw:frame>
As of 21:00 on June 23, the border territories of Chernihiv and Sumy regions were fired at 9:00 pm.</text:p>
      <text:p text:style-name="P4">
According to Ukrinform, the Operational Command "North" reports in <text:a xlink:type="simple" xlink:href="https://t.me/ok_pivnich1/3459" text:style-name="Internet_20_link" text:visited-style-name="Visited_20_Internet_20_Link">
telegram</text:a>
.</text:p>
      <text:p text:style-name="P4">
In the Chernihiv region invaders <text:a xlink:type="simple" xlink:href="https://www.ukrinform.ua/tag-obstril" text:style-name="Internet_20_link" text:visited-style-name="Visited_20_Internet_20_Link">
fired</text:a>
Two settlements. In particular, from 04: 38 to 05:00 9 hits were recorded, probably from a 120 mm mortar, a Unday of Karpovichi settlement.</text:p>
      <text:p text:style-name="P4">
From 19:55 to 20:15, 8 hits were recorded, probably from a 120-mm-mm-minute, in the area of Mikhalchyna Sloboda.</text:p>
      <text:p text:style-name="P4">
"There was no information about the loss of the local population or damage to civilian infrastructure," the message reads.</text:p>
      <text:p text:style-name="P4">
In Sumy region, the Russians fired at three settlements. Thus, from 12:57 to 13: 20, 7 hits were recorded, probably from a 120-mm mortar, in the district of Shaligyne.</text:p>
      <text:p text:style-name="P4">
From 13:05 to 13:10 there were 4 hit, probably from an 82-mm mining, in the area of the settlement of the middle-building.</text:p>
      <text:p text:style-name="P4">
From 18:20 to 19:03 13 hits were recorded, probably from a 120 mm mining, in the area of Sosnivka.</text:p>
      <text:p text:style-name="P4">
<text:span text:style-name="T4">
 Read also: </text:span>
 <text:a xlink:type="simple" xlink:href="https://www.ukrinform.ua/rubric-ato/3726946-vnaslidok-obstrilu-dnipropetrovsini-e-poranenij.html" text:style-name="Internet_20_link" text:visited-style-name="Visited_20_Internet_20_Link">
as a result of <text:span text:style-name="T4">
 shelling </text:span>
 in Dnipropetrovsk region is injured</text:a>
"There was no on the loss of the local population or damage to civilian infrastructure information," the statement said.</text:p>
      <text:p text:style-name="P4">
As reported <text:a xlink:type="simple" xlink:href="https://www.ukrinform.ua/rubric-regions/3726657-za-dobu-rosiani-atakuvali-desat-regioniv-ukraini-zvedenna-ova.html" text:style-name="Internet_20_link" text:visited-style-name="Visited_20_Internet_20_Link">
Ukrinform</text:a>
, the Russian army made attacks on 10 regions of Ukraine a day.</text:p>
      <text:p text:style-name="P4">
News Source: <text:a xlink:type="simple" xlink:href="https://www.ukrinform.ua/rubric-ato/3727000-rosiani-pat-raziv-obstrilali-prikordonna-cernigivsini-i-sumsini.html" text:style-name="Internet_20_link" text:visited-style-name="Visited_20_Internet_20_Link">
https://www.ukrinform.ua/rubric-ato/3727000-rosiani-pat-raziv-obstrilali-prikordonna-cernigivsini-i-sumsini.html</text:a>
</text:p>
      <!--NEWS-->
      <text:h text:style-name="P10" text:outline-level="1">
<text:span text:style-name="T4">
Save Ukraine fund returned 121 stolen Ukrainian child from Russia</text:span>
</text:h>
      <text:p text:style-name="P4">
Authors: Ukrinform (Person)</text:p>
      <text:p text:style-name="P4">
Publisher: Укринформ (Organization)</text:p>
      <text:p text:style-name="P4">
Published Time: 2023-06-23T-3:51:02+03:00</text:p>
      <text:p text:style-name="P4">
Modified Time: 2023-06-23T21:51:02+03:00</text:p>
      <text:p text:style-name="P4">
Description: The Save Ukraine Charitable Foundation has helped return 121 children who were illegally exported by Russian invaders from the territory of Ukraine. - Ukrinform.</text:p>
      <text:p text:style-name="P4">
Images: ['<text:a xlink:type="simple" xlink:href="https://static.ukrinform.com/photos/2023_05/thumb_files/630_360_1685537728-468.jpg" text:style-name="Internet_20_link" text:visited-style-name="Visited_20_Internet_20_Link">
630_360_16855...</text:a>
']</text:p>
      <text:p text:style-name="P4">
Tags: ['Депортація', 'Діти', 'Війна з Росією', 'Save Ukraine']</text:p>
      <text:p text:style-name="P4">
Type: Article</text:p>
      <!--METADATA-->
      <text:p text:style-name="P4">
<draw:frame draw:style-name="fr1" draw:name="Image48" text:anchor-type="as-char" svg:width="6.9236in" svg:height="3.956343in" draw:z-index="0">
<draw:image xlink:href="../Images/yкринформ/2023-06-23T-3-51-02-03-00/630_360_1685537728-468.jpg" xlink:type="simple" xlink:show="embed" xlink:actuate="onLoad" draw:mime-type="image/jpeg"/>
</draw:frame>
The Save Ukraine Charitable Foundation has helped return 121 children who were exported by Russian invaders from the territory of Ukraine.</text:p>
      <text:p text:style-name="P4">
Dmitry Filipenko, Deputy Chairman of Saveukraine, said this in a comment to Ukrinform correspondent.</text:p>
      <text:p text:style-name="P4">
"As of today, we have already returned 121 children," he said.</text:p>
      <text:p text:style-name="P4">
According to Filipenko, during the last rescue mission it was possible to return 8 children from an orphanage who were illegally removed from the territory of Ukraine. "We have identified their location thanks to the children who were returned before. And two weeks ago, these eight children managed to return. We are now raising the question of their location," he said.</text:p>
      <text:p text:style-name="P4">
According to the deputy chairman Save Ukraine, other returned children were at least one of them. "Several children were also returned to their parents. They were returned to their grandparents," he added.</text:p>
      <text:p text:style-name="P4">
<text:span text:style-name="T4">
 Read also: </text:span>
 <text:a xlink:type="simple" xlink:href="https://www.ukrinform.ua/rubric-society/3717135-rosia-vidkidae-sprobi-insih-krain-stati-poserednikom-sodo-povernenna-ditej-mikola-kuleba.html" text:style-name="Internet_20_link" text:visited-style-name="Visited_20_Internet_20_Link">
Russia rejects the attempts of other countries to become a mediator to return children - Mykola Kuleb</text:a>
According to Filipenko, the funds have now identified 19,667 stolen Russia, and this figure is constantly increasing. "This means that we know their name, first name and patronymic, birth dates and approximate location. But numerical children are at times greater, the exact number of no one knows. Many children continue to be abducted by Russia in the occupied territories," -said he.</text:p>
      <text:p text:style-name="P4">
Filipenko indicated that the Government of Ukraine cannot work directly with the authorities of the aggressor state in the issue of returning deported <text:a xlink:type="simple" xlink:href="https://www.ukrinform.ua/tag-diti" text:style-name="Internet_20_link" text:visited-style-name="Visited_20_Internet_20_Link">
children</text:a>
, since diplomatic relations were destroyed, and therefore the main work was assumed by the organization of civil society. In the case of Save Ukraine, the Foundation receives relevant information in Russia through the "hotline" and direction from parents. After that begins the process of preparing the necessary documents for parents or jackets or authorized person(In the case of a orphanage)for a trip to RFTA return children.</text:p>
      <text:p text:style-name="P4">
*!(https://www.ukrinform.ua/rubric-society/3726981-kraini-aki-mogli-b-dopomogti-povernuti-z-rf-deportovanih-ditej-ne-kvaplatsa-lubinec.html)</text:p>
      <text:p text:style-name="P4">
According to him, since the direct automobile or other connection with Russia is coming, parents go through the neighboring cranes to the place where their children in Russia were identified. Often, the route can be more than 4 thousand km. Each rescue mission lasts from three weeks to a month, taking into account the preparation of documents.</text:p>
      <text:p text:style-name="P4">
According to Filipenko, on average, the cost of returning one child is about $ 4,000. That is why the Fund is currently being conducted, incl. abroad, a campaign for accumulation of funds for their activities to return to the growth of stolen children.</text:p>
      <text:p text:style-name="P4">
"The Russians gave children only to their parents and on the basis of all properly decorated doctors. In the event that they are about orphans, they were followed by an official representative from the orphanage from which they were abducted, with a proxy," - said Save Ukraine representative.</text:p>
      <text:p text:style-name="P4">
According to him, the Russian side has always tried to prevent the return to Ukraine, and with the issuance of an international criminal court of the arrestine on the partputin of various obstacles on the part of the Russians only increased. According to representatives of the UKRAINE, data on all cases with the dismissal of stolen children, as well as their testimony, are further sent, in particular, to the office of the ISS Prosecutor.</text:p>
      <text:p text:style-name="P4">
<text:span text:style-name="T4">
 Read also: </text:span>
 <text:a xlink:type="simple" xlink:href="https://www.ukrinform.ua/rubric-society/3704815-ombudsmen-vvazae-so-misia-oon-mogla-bi-rozsukuvati-deportovanih-do-rf-ukrainskih-ditej.html" text:style-name="Internet_20_link" text:visited-style-name="Visited_20_Internet_20_Link">
Ombudsman believes that the UN mission could search for Ukrainian children deported to the Russian Federation</text:a>
"The Russians try to make different obstacles. For example, if it is an assignment of a child, they are looking for opportunities not to take him into account and lack children. We had two such cases where the child could not be obtained and in a few days we lost information about their location "That is, they were moved from one institution to another. We try to identify where they are now," Filippenko said.</text:p>
      <text:p text:style-name="P4">
At the same time, he indicated that after the issue of the arrest of Putin and the "children's uburn" by Maria Lviv-Belova, who "adopted" a Ukrainian boy who wanted to adopt children in Ukraine.</text:p>
      <text:p text:style-name="P4">
As reported by Ukrinform, <text:a xlink:type="simple" xlink:href="https://www.ukrinform.ua/rubric-society/3726915-u-vidni-vidkrilasa-vistavka-pro-deportaciu-rosieu-ukrainskih-ditej.html" text:style-name="Internet_20_link" text:visited-style-name="Visited_20_Internet_20_Link">
in the capital of Austria opened the exhibition "Children during the Time"</text:a>
, which draws attention to the sufficiency of Ukrainian children as a result of Russian aggression and, in particular, to their non -consistent deportation to Russia and attempts by the Kremlin to change their identity.</text:p>
      <text:p text:style-name="P4">
<text:a xlink:type="simple" xlink:href="https://static.ukrinform.com/photos/2023_06/1687535134-8548.jpeg" text:style-name="Internet_20_link" text:visited-style-name="Visited_20_Internet_20_Link">
 </text:a>
 <text:a xlink:type="simple" xlink:href="https://static.ukrinform.com/photos/2023_06/1687535134-8219.jpeg" text:style-name="Internet_20_link" text:visited-style-name="Visited_20_Internet_20_Link">
</text:a>
 <text:a xlink:type="simple" xlink:href="https://static.ukrinform.com/photos/2023_06/1687535134-1258.jpeg" text:style-name="Internet_20_link" text:visited-style-name="Visited_20_Internet_20_Link">
</text:a>
 <text:a xlink:type="simple" xlink:href="https://static.ukrinform.com/photos/2023_06/1687535134-4012.jpeg" text:style-name="Internet_20_link" text:visited-style-name="Visited_20_Internet_20_Link">
</text:a>
 <text:a xlink:type="simple" xlink:href="https://static.ukrinform.com/photos/2023_06/1687535134-5467.jpeg" text:style-name="Internet_20_link" text:visited-style-name="Visited_20_Internet_20_Link">
</text:a>
 <text:a xlink:type="simple" xlink:href="https://static.ukrinform.com/photos/2023_06/1687535134-4243.jpeg" text:style-name="Internet_20_link" text:visited-style-name="Visited_20_Internet_20_Link">
</text:a>
 <text:a xlink:type="simple" xlink:href="https://static.ukrinform.com/photos/2023_06/1687535135-9956.jpeg" text:style-name="Internet_20_link" text:visited-style-name="Visited_20_Internet_20_Link">
</text:a>
 <text:a xlink:type="simple" xlink:href="https://static.ukrinform.com/photos/2023_06/1687535135-1304.jpeg" text:style-name="Internet_20_link" text:visited-style-name="Visited_20_Internet_20_Link">
</text:a>
 <text:a xlink:type="simple" xlink:href="https://static.ukrinform.com/photos/2023_06/1687535135-3300.jpeg" text:style-name="Internet_20_link" text:visited-style-name="Visited_20_Internet_20_Link">
</text:a>
 <text:a xlink:type="simple" xlink:href="https://static.ukrinform.com/photos/2023_06/1687535135-1525.jpeg" text:style-name="Internet_20_link" text:visited-style-name="Visited_20_Internet_20_Link">
</text:a>
The event is organized jointly by the Austrian Charitable Organization Kleine Herzen(“Little hearts”)and the Save Ukraine Charitable Foundation, which is engaged in the return of Ukrainian children from the Russian Federation.</text:p>
      <text:p text:style-name="P4">
News Source: <text:a xlink:type="simple" xlink:href="https://www.ukrinform.ua/rubric-society/3726998-fond-save-ukraine-povernuv-iz-rosii-121-vikradenu-ukrainsku-ditinu.html" text:style-name="Internet_20_link" text:visited-style-name="Visited_20_Internet_20_Link">
https://www.ukrinform.ua/rubric-society/3726998-fond-save-ukraine-povernuv-iz-rosii-121-vikradenu-ukrainsku-ditinu.html</text:a>
</text:p>
      <!--NEWS-->
      <text:h text:style-name="P10" text:outline-level="1">
<text:span text:style-name="T4">
Australia will impose sanctions against the perpetrators of MH17 disaster</text:span>
</text:h>
      <text:p text:style-name="P4">
Authors: Ukrinform (Person)</text:p>
      <text:p text:style-name="P4">
Publisher: Укринформ (Organization)</text:p>
      <text:p text:style-name="P4">
Published Time: 2023-06-23T-4:50:00+03:00</text:p>
      <text:p text:style-name="P4">
Modified Time: 2023-06-23T21:50:00+03:00</text:p>
      <text:p text:style-name="P4">
Description: The Australian Government intends to impose new sanctions against guilty in the sky over the East of Ukraine a passenger plane of the MH17 Malaysian Airlines, which was heading from Amsterdam to Kuala Lumpur. - Ukrinform.</text:p>
      <text:p text:style-name="P4">
Images: ['<text:a xlink:type="simple" xlink:href="https://static.ukrinform.com/photos/2021_07/thumb_files/630_360_1626500509-893.jpg" text:style-name="Internet_20_link" text:visited-style-name="Visited_20_Internet_20_Link">
630_360_16265...</text:a>
']</text:p>
      <text:p text:style-name="P4">
Tags: ['Австралія', 'MH17', 'Санкції', 'Росія']</text:p>
      <text:p text:style-name="P4">
Type: Article</text:p>
      <!--METADATA-->
      <text:p text:style-name="P4">
<draw:frame draw:style-name="fr1" draw:name="Image59" text:anchor-type="as-char" svg:width="6.9236in" svg:height="3.956343in" draw:z-index="0">
<draw:image xlink:href="../Images/yкринформ/2023-06-23T-4-50-00-03-00/630_360_1626500509-893.jpg" xlink:type="simple" xlink:show="embed" xlink:actuate="onLoad" draw:mime-type="image/jpeg"/>
</draw:frame>
Governoria intends to impose new sanctions against guilty in the sky with a passenger plane of the MH17 Malaysian Airlines in the sky, which struck from Amsterdam to Kuala Lumpur.</text:p>
      <text:p text:style-name="P4">
According to Ukrinform, it reports <text:a xlink:type="simple" xlink:href="https://www.smh.com.au/politics/federal/australia-to-sanction-three-pro-russian-soldiers-over-mh17-tragedy-20230623-p5dj1y.html" text:style-name="Internet_20_link" text:visited-style-name="Visited_20_Internet_20_Link">
The Sydney Morning Herald</text:a>
.</text:p>
      <text:p text:style-name="P4">
Two pro -Russian soldiers who were found guilty of the MH17Malaysia Airlines aircraft, as well as the Russian army colonel will be applied to financial <text:a xlink:type="simple" xlink:href="https://www.ukrinform.ua/tag-sankcii" text:style-name="Internet_20_link" text:visited-style-name="Visited_20_Internet_20_Link">
sanctions</text:a>
Also, they were built in Australia.</text:p>
      <text:p text:style-name="P4">
Australia Foreign Minister Penny Wong officially announces Saturday's sanctions, and their introduction has resulted from Australia's close cooperation with coaches and other EU countries.</text:p>
      <text:p text:style-name="P4">
Two of those imposed by the sanctions - Russian citizen Sergiyadubinsky and citizen of Ukraine Leonid Kharchenko, were sentenced to a pre -age imprisonment by the Hague Court in November last year for their time in the Deadly Boeing 777 catastrophe of Ukraine in 2014.</text:p>
      <text:p text:style-name="P4">
The third man, Sergei Muchkayev, who was not tried in the Hague, is the former commander of the Musital Brigade of the Russian troops, which put a rocket that shot down the plane.</text:p>
      <text:p text:style-name="P4">
The implementation of sanctions will freeze any assets that these persons can keep in Australia and prohibit them to travel to the country.</text:p>
      <text:p text:style-name="P4">
<text:span text:style-name="T4">
 Read also: </text:span>
 [Russia in the UN International Court of Justice rejects evidence that <text:span text:style-name="T4">
 MH17 </text:span>
 knocked it down "(https://www.ukrinform.ua/rubric-polytics/3720138-rosia-v-miznarodnomu-sudi-oon-vidkidae-dokazi-togo-so-mh17-zbiv-ii-buk.html)As reported by Ukrinform, joint investigative group(JIT)In the investigation into the MH17 flight, in July 2014 in the sky above Donetsk region, it “there are significant signs that the President of the Russian Federation has made decisions on supplying heavy weapons to DNR fighters.</text:p>
      <text:p text:style-name="P4">
JIT also emphasized that MH17 knocked the Russian beech.</text:p>
      <text:p text:style-name="P4">
During the Press Conference on February 8, 2023, journalists were presented with audio files in which the Russians say that all decisions on the supply of "beech" are made by the suction of Ukraine, that is, Putin, as well as Putin and Igor Plotnitsky's audio.Joint investigative group(JIT)She reported that, despite the fact that multi -displayed information involved in the MH17 flight was being shot down, the evidence is not specific enough to lead to new court persecution.</text:p>
      <text:p text:style-name="P4">
The Passenger Boeing-777 "Malaysian Airlines", which operated the flight of MH17 Zamterdam to Kuala Lumpur, suffered a catastrophe in the temporarily occupied units of the region on July 17, 2014. On board the liner were 283 passengers of 15 crew members, all of them were killed.</text:p>
      <text:p text:style-name="P4">
News Source: <text:a xlink:type="simple" xlink:href="https://www.ukrinform.ua/rubric-world/3726997-avstralia-zaprovadit-sankcii-proti-vinnih-u-katastrofi-mh17.html" text:style-name="Internet_20_link" text:visited-style-name="Visited_20_Internet_20_Link">
https://www.ukrinform.ua/rubric-world/3726997-avstralia-zaprovadit-sankcii-proti-vinnih-u-katastrofi-mh17.html</text:a>
</text:p>
      <!--NEWS-->
      <text:h text:style-name="P10" text:outline-level="1">
<text:span text:style-name="T4">
In Georgia, the largest music festival in the country started</text:span>
</text:h>
      <text:p text:style-name="P4">
Authors: Ukrinform (Person)</text:p>
      <text:p text:style-name="P4">
Publisher: Укринформ (Organization)</text:p>
      <text:p text:style-name="P4">
Published Time: 2023-06-23T-5:45:00+03:00</text:p>
      <text:p text:style-name="P4">
Modified Time: 2023-06-23T21:45:00+03:00</text:p>
      <text:p text:style-name="P4">
Description: In the capital of Georgia, Tbilisi started the largest music festival called Tbilisi Open Air on Friday. - Ukrinform.</text:p>
      <text:p text:style-name="P4">
Images: ['<text:a xlink:type="simple" xlink:href="https://static.ukrinform.com/photos/2019_01/thumb_files/630_360_1548411970-259.jpg" text:style-name="Internet_20_link" text:visited-style-name="Visited_20_Internet_20_Link">
630_360_15484...</text:a>
']</text:p>
      <text:p text:style-name="P4">
Tags: ['Фестиваль', 'Грузія', 'Музика']</text:p>
      <text:p text:style-name="P4">
Type: Article</text:p>
      <!--METADATA-->
      <text:p text:style-name="P4">
<draw:frame draw:style-name="fr1" draw:name="Image60" text:anchor-type="as-char" svg:width="6.9236in" svg:height="3.956343in" draw:z-index="0">
<draw:image xlink:href="../Images/yкринформ/2023-06-23T-5-45-00-03-00/630_360_1548411970-259.jpg" xlink:type="simple" xlink:show="embed" xlink:actuate="onLoad" draw:mime-type="image/jpeg"/>
</draw:frame>
On Friday, Tbilisi has started the largest music festival under Tbilisi Open Air on Friday.</text:p>
      <text:p text:style-name="P4">
As reports <text:a xlink:type="simple" xlink:href="https://www.ekhokavkaza.com/a/32472432.html" text:style-name="Internet_20_link" text:visited-style-name="Visited_20_Internet_20_Link">
Ukrinform</text:a>
, Echo of the Caucasus is reported.</text:p>
      <text:p text:style-name="P4">
The music event will take place on the Lisi Wonderland site and will last for a three day.</text:p>
      <text:p text:style-name="P4">
Among the special guests of the Georgian festival this year is the British expert Tom Odll, Icelandic rock band Kaleo, German band Moderat Tanimetsky DJ Ben Klok. In general, within <text:a xlink:type="simple" xlink:href="https://www.ukrinform.ua/tag-muzika" text:style-name="Internet_20_link" text:visited-style-name="Visited_20_Internet_20_Link">
musical</text:a>
More than 60 artists should perform actions.</text:p>
      <text:p text:style-name="P4">
For the first time, the Tbilisi Open Air festival took place in Tbilisi in 2009. The music event is considered to be the largest musical event in the region.</text:p>
      <text:p text:style-name="P4">
<text:span text:style-name="T4">
 Read also: </text:span>
 <text:a xlink:type="simple" xlink:href="https://www.ukrinform.ua/rubric-diaspora/3726311-na-litfestivali-u-berlini-predstavlat-muzicnij-albom-zadana-ta-gurzi-fokstroti.html" text:style-name="Internet_20_link" text:visited-style-name="Visited_20_Internet_20_Link">
on the lit -festival in Berlin will present <text:span text:style-name="T4">
 musical </text:span>
 album "Foxtrot" on poems of Ukrainian poets</text:a>
As reported <text:a xlink:type="simple" xlink:href="https://www.ukrinform.ua/rubric-culture/3714652-v-avstralijskomu-sidnei-rozpocavsa-soricnij-festival-vivid-sydney.html" text:style-name="Internet_20_link" text:visited-style-name="Visited_20_Internet_20_Link">
Ukrinform</text:a>
In Sydney, Australia, the annual festival of light, art and culture called Vivid Sydney was held, which is the largest event in the Southern Hemisphere.</text:p>
      <text:p text:style-name="P4">
The Vivid Sydney lasted 23 days, during which 50 lighting installations and 3D projections were demonstrated at an 8.5-kilometer illuminated alley. Performances with live music and restaurants were also giving away.</text:p>
      <text:p text:style-name="P4">
News Source: <text:a xlink:type="simple" xlink:href="https://www.ukrinform.ua/rubric-culture/3726995-u-gruzii-startuvav-najmasstabnisij-v-kraini-muzicnij-festival.html" text:style-name="Internet_20_link" text:visited-style-name="Visited_20_Internet_20_Link">
https://www.ukrinform.ua/rubric-culture/3726995-u-gruzii-startuvav-najmasstabnisij-v-kraini-muzicnij-festival.html</text:a>
</text:p>
      <!--NEWS-->
      <text:h text:style-name="P10" text:outline-level="1">
<text:span text:style-name="T4">
The KSCA ignored the prosecutors' requests for documents on the expense of one million hryvnias</text:span>
</text:h>
      <text:p text:style-name="P4">
Authors: Ukrinform (Person)</text:p>
      <text:p text:style-name="P4">
Publisher: Укринформ (Organization)</text:p>
      <text:p text:style-name="P4">
Published Time: 2023-06-23T-6:41:00+03:00</text:p>
      <text:p text:style-name="P4">
Modified Time: 2023-06-23T21:41:00+03:00</text:p>
      <text:p text:style-name="P4">
Description: The departments of the Kyiv City State Administration ignored the requests of investigations on providing documents relevant in criminal proceedings. - Ukrinform.</text:p>
      <text:p text:style-name="P4">
Images: ['<text:a xlink:type="simple" xlink:href="https://static.ukrinform.com/photos/2018_03/thumb_files/630_360_1521195393-4177.jpg" text:style-name="Internet_20_link" text:visited-style-name="Visited_20_Internet_20_Link">
630_360_15211...</text:a>
']</text:p>
      <text:p text:style-name="P4">
Tags: ['КМДА', 'Прокуратура', 'Ремонт', 'Асфальт']</text:p>
      <text:p text:style-name="P4">
Type: Article</text:p>
      <!--METADATA-->
      <text:p text:style-name="P4">
<draw:frame draw:style-name="fr1" draw:name="Image61" text:anchor-type="as-char" svg:width="6.9236in" svg:height="3.956343in" draw:z-index="0">
<draw:image xlink:href="../Images/yкринформ/2023-06-23T-6-41-00-03-00/630_360_1521195393-4177.jpg" xlink:type="simple" xlink:show="embed" xlink:actuate="onLoad" draw:mime-type="image/jpeg"/>
</draw:frame>
The departments of the Kyiv City State Administration ignored the receipt of documents relevant in criminal proceedings.</text:p>
      <text:p text:style-name="P4">
According to Ukrinform, the Kyiv City Prosecutor's Office reports in <text:a xlink:type="simple" xlink:href="https://t.me/kyiv_pro_office/2067" text:style-name="Internet_20_link" text:visited-style-name="Visited_20_Internet_20_Link">
telegram</text:a>
.</text:p>
      <text:p text:style-name="P4">
"Today, investigators in the procedural leadership of the prosecutor's office informed profunds to the Director of the Department of Housing and Communal Infrastructure of the KSCA with a poll of 1 million UAH of budget funds allocated for the work of the development of sidewalks and highways," - the message reads.</text:p>
      <text:p text:style-name="P4">
<text:span text:style-name="T4">
 Read also: </text:span>
 <text:span text:style-name="T4">
 <text:a xlink:type="simple" xlink:href="https://www.ukrinform.ua/rubric-kyiv/3726843-direktorovi-se-odnogo-departamentu-kmda-povidomili-pro-pidozru.html" text:style-name="Internet_20_link" text:visited-style-name="Visited_20_Internet_20_Link">
Director of another KSCA Department reported proopidosis</text:a>
</text:span>
</text:p>
      <text:p text:style-name="P4">
The prosecutor's office states that the losses caused by criminal offenses are confirmed by inspections of the work performed with the involvement of the expert with the expertise.</text:p>
      <text:p text:style-name="P4">
“It is also the fact that as of today, the contractor of the work of the sidewalks and the highway has not been carried out. At the same time official site <text:span text:style-name="T4">
 <text:a xlink:type="simple" xlink:href="https://www.ukrinform.ua/tag-kmda" text:style-name="Internet_20_link" text:visited-style-name="Visited_20_Internet_20_Link">
KSCA</text:a>
</text:span>
 reports that the work of conflict and asphalting is ongoing. It looks strange because the activated works referred to in the report of suspicion, signed by the tabbeet funds to the Department are fully transferred in December 2022, ”the message said.</text:p>
      <text:p text:style-name="P4">
<text:span text:style-name="T4">
 Read also: </text:span>
 <text:span text:style-name="T4">
 <text:a xlink:type="simple" xlink:href="https://www.ukrinform.ua/rubric-kyiv/3726347-arestovanomu-u-spravi-pro-zakrite-ukritta-cinovniku-kmda-ogolosili-se-odnu-pidozru.html" text:style-name="Internet_20_link" text:visited-style-name="Visited_20_Internet_20_Link">
arrested in a closed shelter to the official of the officials declared another suspicion</text:a>
</text:span>
</text:p>
      <text:p text:style-name="P4">
The prosecutor's office noted that "it is unclear, on the basis of which, the city authorities, not at the disposal of investigation documents, categorically states that the expertise was allegedly conducted" without proper study of a projected documentation of a visual inspection ", which is not true."</text:p>
      <text:p text:style-name="P4">
The department also stated that statements about the alleged assistance of the investigation and providing access to all the requested documents in criminal proceedings, in which the KSCA personnel were informed of suspicion, only the statements remain.<text:span text:style-name="T4">
 Read also: </text:span>
 <text:span text:style-name="T4">
 <text:a xlink:type="simple" xlink:href="https://www.ukrinform.ua/rubric-kyiv/3724962-u-kmda-sprostuvali-informaciu-pro-grafiki-cerguvan-uciteliv-u-skilnih-ukrittah.html" text:style-name="Internet_20_link" text:visited-style-name="Visited_20_Internet_20_Link">
in the KSCA refuted information about the schedules of duty teachers in school shelters</text:a>
</text:span>
</text:p>
      <text:p text:style-name="P4">
The receipt of these documents, as reported in the prosecutor's office, became possible only after the appeal of law enforcement agencies to court with appropriate petitions.</text:p>
      <text:p text:style-name="P4">
As reported by Ukrinform, on June 23, the Director of the Department of Housing and Communal Infrastructure of the Kyiv City State Administration _ <text:span text:style-name="T4">
 [reported Propress in the waste of UAH 1 million]](https://www.ukrinform.ua/rubric-kyiv/3726843-direktorovi-se-odnogo-departamentu-kmda-povidomili-pro-pidozru.html)</text:span>
 _ on the recovery of the sidewalk.</text:p>
      <text:p text:style-name="P4">
The KSCA responded to the suspicion of the Department to the Department of Budget Books, stating that as of now, all the necessary engineering robots with a project was being completed, so that the locals were provided with water supply. However, work on improvement and asphalting of the territory continues, so the money of the work of performers has not been transferred.</text:p>
      <text:p text:style-name="P4">
News Source: <text:a xlink:type="simple" xlink:href="https://www.ukrinform.ua/rubric-kyiv/3726993-v-kmda-proignoruvali-zapiti-prokuraturi-sodo-dokumentiv-za-faktom-roztrati-miljona-griven.html" text:style-name="Internet_20_link" text:visited-style-name="Visited_20_Internet_20_Link">
https://www.ukrinform.ua/rubric-kyiv/3726993-v-kmda-proignoruvali-zapiti-prokuraturi-sodo-dokumentiv-za-faktom-roztrati-miljona-griven.html</text:a>
</text:p>
      <!--NEWS-->
      <text:h text:style-name="P10" text:outline-level="1">
<text:span text:style-name="T4">
EU calls Armenia and Azerbaijan to reduce tension and de -escalation</text:span>
</text:h>
      <text:p text:style-name="P4">
Authors: Ukrinform (Person)</text:p>
      <text:p text:style-name="P4">
Publisher: Укринформ (Organization)</text:p>
      <text:p text:style-name="P4">
Published Time: 2023-06-23T-7:39:00+03:00</text:p>
      <text:p text:style-name="P4">
Modified Time: 2023-06-23T21:39:00+03:00</text:p>
      <text:p text:style-name="P4">
Description: The European Union monitors the growing tension between Armenia and Azerbaijan and invites both parties to find mutually acceptable decisions for de -escalation. - Ukrinform.</text:p>
      <text:p text:style-name="P4">
Images: ['<text:a xlink:type="simple" xlink:href="https://static.ukrinform.com/photos/2020_10/thumb_files/630_360_1603365429-408.jpg" text:style-name="Internet_20_link" text:visited-style-name="Visited_20_Internet_20_Link">
630_360_16033...</text:a>
']</text:p>
      <text:p text:style-name="P4">
Tags: ['Азербайджан', 'Євросоюз', 'Нагірний Карабах', 'Вірменія']</text:p>
      <text:p text:style-name="P4">
Type: Article</text:p>
      <!--METADATA-->
      <text:p text:style-name="P4">
<draw:frame draw:style-name="fr1" draw:name="Image62" text:anchor-type="as-char" svg:width="6.9236in" svg:height="3.956343in" draw:z-index="0">
<draw:image xlink:href="../Images/yкринформ/2023-06-23T-7-39-00-03-00/630_360_1603365429-408.jpg" xlink:type="simple" xlink:show="embed" xlink:actuate="onLoad" draw:mime-type="image/jpeg"/>
</draw:frame>
The European Union carefully monitors the growing tension between Armenia and Azerbaijan and invites both parties to find mutually acceptable de -escalation.</text:p>
      <text:p text:style-name="P4">
According to Ukrinform, this is stated in the statement of the EU spokesman, published on <text:a xlink:type="simple" xlink:href="https://www.eeas.europa.eu/eeas/armeniaazerbaijan-statement-spokesperson-growing-tensions_en" text:style-name="Internet_20_link" text:visited-style-name="Visited_20_Internet_20_Link">
the site of the European Foreign Action Service</text:a>
.</text:p>
      <text:p text:style-name="P4">
«ЄС уважно слідкує за зростаючою напругою між Азербайджаном та Вірменією, щовідбувається протягом кількох минулих тижнів, коли щоденно надходятьповідомлення про інциденти зі <text:a xlink:type="simple" xlink:href="https://www.ukrinform.ua/tag-strilanina" text:style-name="Internet_20_link" text:visited-style-name="Visited_20_Internet_20_Link">
 стрільбою </text:a>
Along the international borders of these countries, in addition to such integers on the contact line in Karabakh. The almost complete blockade of Lachynsky Coridor, which has been introduced since June 15, is very disturbing. It is directly threatened by the local population and gives rise to serious fears of the conceptual humanitarian crisis, ”the document reads.</text:p>
      <text:p text:style-name="P4">
According to the spokeswoman, as a result of a series of meetings at a high -level European Union continues to make efforts at the highest political level, in order to help relieve this tension and find mutually acceptable solutions.</text:p>
      <text:p text:style-name="P4">
*!(https://www.ukrinform.ua/rubric-world/3718291-u-virmenii-zaavili-pro-mozlivist-miru-z-azerbajdzanom-vze-do-kinca-roku.html)As it was reported, Armenia and Azerbaijan have been fighting for the Nagorny Karabakh twice over the last 30 years. After a large -scale conflict in 2020, Bakut Yerevan entered into a truce, which is regularly accused of single. The EU makes an effort to find a peaceful resolution of conflict, with the sovereignty and territorial integrity of the parties.</text:p>
      <text:p text:style-name="P4">
News Source: <text:a xlink:type="simple" xlink:href="https://www.ukrinform.ua/rubric-world/3726992-evrosouz-zaklikae-virmeniu-j-azerbajdzan-do-znizenna-naprugi-ta-deeskalacii.html" text:style-name="Internet_20_link" text:visited-style-name="Visited_20_Internet_20_Link">
https://www.ukrinform.ua/rubric-world/3726992-evrosouz-zaklikae-virmeniu-j-azerbajdzan-do-znizenna-naprugi-ta-deeskalacii.html</text:a>
</text:p>
      <!--NEWS-->
      <text:h text:style-name="P10" text:outline-level="1">
<text:span text:style-name="T4">
Shepelev won the "bronze" of European games in a triple jump</text:span>
</text:h>
      <text:p text:style-name="P4">
Authors: Ukrinform (Person)</text:p>
      <text:p text:style-name="P4">
Publisher: Укринформ (Organization)</text:p>
      <text:p text:style-name="P4">
Published Time: 2023-06-23T-8:38:08+03:00</text:p>
      <text:p text:style-name="P4">
Modified Time: 2023-06-23T21:38:08+03:00</text:p>
      <text:p text:style-name="P4">
Description: The first medal of Ukraine in athletics. - Ukrinform.</text:p>
      <text:p text:style-name="P4">
Images: ['<text:a xlink:type="simple" xlink:href="https://static.ukrinform.com/photos/2023_06/thumb_files/630_360_1687545403-886.jpg" text:style-name="Internet_20_link" text:visited-style-name="Visited_20_Internet_20_Link">
630_360_16875...</text:a>
']</text:p>
      <text:p text:style-name="P4">
Tags: ['Легка атлетика', 'Європейські ігри']</text:p>
      <text:p text:style-name="P4">
Type: Article</text:p>
      <!--METADATA-->
      <text:p text:style-name="P4">
<draw:frame draw:style-name="fr1" draw:name="Image63" text:anchor-type="as-char" svg:width="6.9236in" svg:height="3.956343in" draw:z-index="0">
<draw:image xlink:href="../Images/yкринформ/2023-06-23T-8-38-08-03-00/630_360_1687545403-886.jpg" xlink:type="simple" xlink:show="embed" xlink:actuate="onLoad" draw:mime-type="image/jpeg"/>
</draw:frame>
The first of Ukraine in athletics.</text:p>
      <text:p text:style-name="P4">
Ukrainian athlete Vladislav Shepelev became a bronze medalist of European games 2023 in a triple jump, Ukrinform reports.</text:p>
      <text:p text:style-name="P4">
Shepelev took the final third place with a result of 16.67 m. "Gold" reached the tobia Bokki(16,84), silver - Turk Nagged era(16,71).</text:p>
      <text:p text:style-name="P4">
Зазначимо, що медалісти з легкої атлетики на Європейських іграх визначаютьсяза підсумками виступів спортсменів у трьох дивізіонах командного чемпіонатуЄвропи.</text:p>
      <text:p text:style-name="P4">
Це перша медаль збірної України з легкої атлетики на Європейських іграх.</text:p>
      <text:p text:style-name="P4">
<text:span text:style-name="T4">
Читайте також:</text:span>
 <text:a xlink:type="simple" xlink:href="https://www.ukrinform.ua/rubric-sports/3726152-legkoatlet-vladislav-sepelev-u-sektori-vdalosa-vse-i-navit-triski-bilse.html" text:style-name="Internet_20_link" text:visited-style-name="Visited_20_Internet_20_Link">
 Легкоатлет Владислав Шепелєв: У секторі вдалося все інавіть трішки більше </text:a>
As reported by Ukrinform, the "blue and yellow" took second place in the second divisionalite returned to the elite division of the team championship of Europe.</text:p>
      <text:p text:style-name="P4">
Photo: noc-ukr.org</text:p>
      <text:p text:style-name="P4">
News Source: <text:a xlink:type="simple" xlink:href="https://www.ukrinform.ua/rubric-sports/3726991-sepelev-zdobuv-bronzu-evropejskih-igor-u-potrijnomu-stribku.html" text:style-name="Internet_20_link" text:visited-style-name="Visited_20_Internet_20_Link">
https://www.ukrinform.ua/rubric-sports/3726991-sepelev-zdobuv-bronzu-evropejskih-igor-u-potrijnomu-stribku.html</text:a>
</text:p>
      <!--NEWS-->
      <text:h text:style-name="P10" text:outline-level="1">
<text:span text:style-name="T4">
The 3x3 Basketball Women's Basketball Team was unable to go to the European Games playoffs</text:span>
</text:h>
      <text:p text:style-name="P4">
Authors: Ukrinform (Person)</text:p>
      <text:p text:style-name="P4">
Publisher: Укринформ (Organization)</text:p>
      <text:p text:style-name="P4">
Published Time: 2023-06-23T-9:29:00+03:00</text:p>
      <text:p text:style-name="P4">
Modified Time: 2023-06-23T21:29:00+03:00</text:p>
      <text:p text:style-name="P4">
Description: Ukrainians became third in the group. - Ukrinform.</text:p>
      <text:p text:style-name="P4">
Images: ['<text:a xlink:type="simple" xlink:href="https://static.ukrinform.com/photos/2023_06/thumb_files/630_360_1687544791-253.jpg" text:style-name="Internet_20_link" text:visited-style-name="Visited_20_Internet_20_Link">
630_360_16875...</text:a>
']</text:p>
      <text:p text:style-name="P4">
Tags: ['Баскетбол', 'Європейські ігри']</text:p>
      <text:p text:style-name="P4">
Type: Article</text:p>
      <!--METADATA-->
      <text:p text:style-name="P4">
<draw:frame draw:style-name="fr1" draw:name="Image64" text:anchor-type="as-char" svg:width="6.9236in" svg:height="3.956343in" draw:z-index="0">
<draw:image xlink:href="../Images/yкринформ/2023-06-23T-9-29-00-03-00/630_360_1687544791-253.jpg" xlink:type="simple" xlink:show="embed" xlink:actuate="onLoad" draw:mime-type="image/jpeg"/>
</draw:frame>
Ukrainiancists were third in the group.</text:p>
      <text:p text:style-name="P4">
The 3x3 Basketball Women's Basketball Team has completed its performances on European games 2023, which are held in Krakow, Ukrinform reports.</text:p>
      <text:p text:style-name="P4">
The Ukrainians became third in the group - in three national teams after the group stage, one victory was won, but Ukraine gave way to Poland.</text:p>
      <text:p text:style-name="P4">
The Ukrainians started at a victory over Poland - 19:16. In the second match, the Ukrainian team lost Estonia(13:14), last - Lithuania(14:21).</text:p>
      <text:p text:style-name="P4">
<text:span text:style-name="T4">
Читайте також:</text:span>
 <text:a xlink:type="simple" xlink:href="https://www.ukrinform.ua/rubric-sports/3726633-zbirna-ukraini-z-basketbolu-3h3-provela-dva-matci-na-evropejskih-igrah.html" text:style-name="Internet_20_link" text:visited-style-name="Visited_20_Internet_20_Link">
 Збірна України з <text:span text:style-name="T4">
баскетбол</text:span>
 у 3х3 провела два матчі наЄвропейських іграх </text:a>
From the group to the quarterfinals came the national teams of Lithuania and Poland.</text:p>
      <text:p text:style-name="P4">
Photo: noc-ukr.org</text:p>
      <text:p text:style-name="P4">
News Source: <text:a xlink:type="simple" xlink:href="https://www.ukrinform.ua/rubric-sports/3726988-zinoca-zbirna-ukraini-z-basketbolu-3h3-ne-zmogla-vijti-v-plejof-evropejskih-igor.html" text:style-name="Internet_20_link" text:visited-style-name="Visited_20_Internet_20_Link">
https://www.ukrinform.ua/rubric-sports/3726988-zinoca-zbirna-ukraini-z-basketbolu-3h3-ne-zmogla-vijti-v-plejof-evropejskih-igor.html</text:a>
</text:p>
      <!--NEWS-->
      <text:h text:style-name="P10" text:outline-level="1">
<text:span text:style-name="T4">
Ukrainian air defense shot down 13 Russian cruise missiles</text:span>
</text:h>
      <text:p text:style-name="P4">
Authors: liveuamap (Language: en)</text:p>
      <text:p text:style-name="P4">
Time: 2023-06-23T00:46:57</text:p>
      <text:p text:style-name="P4">
Location: Khmelnitsky (Latitude:49.43966 Longtitude:26.96405)</text:p>
      <text:p text:style-name="P4">
Videos: []</text:p>
      <text:p text:style-name="P4">
Images: ["<text:a xlink:type="simple" xlink:href="https://liveuamap.com/pics/2023/06/23/22571114_0.jpg" text:style-name="Internet_20_link" text:visited-style-name="Visited_20_Internet_20_Link">
22571114_0.jpg</text:a>
"]</text:p>
      <text:p text:style-name="P4">
Tags: ["Europe", "Central and Eastern Europe"]</text:p>
      <text:p text:style-name="P4">
Id: 22571114</text:p>
      <!--METADATA-->
      <text:p text:style-name="P4">
Ukrainian air defense shot down 13 Russian cruise missiles</text:p>
      <text:p text:style-name="P4">
<draw:frame draw:style-name="fr1" draw:name="Image65" text:anchor-type="as-char" svg:width="6.9236in" svg:height="6.9236in" draw:z-index="0">
<draw:image xlink:href="../Images/liveuamap/2023-06-23T00-46-57/22571114_0.jpg" xlink:type="simple" xlink:show="embed" xlink:actuate="onLoad" draw:mime-type="image/jpeg"/>
</draw:frame>
News Collection Link: <text:a xlink:type="simple" xlink:href="https:\/\/liveuamap.com\/en\/2023\/23-june-ukrainian-air-defense-shot-down-13-russian-cruise" text:style-name="Internet_20_link" text:visited-style-name="Visited_20_Internet_20_Link">
https:\/\/liveuamap.com\/en\/2023\/23-june-ukrainian-air-defense-shot-down-13-russian-cruise</text:a>
</text:p>
      <text:p text:style-name="P4">
News Source: <text:a xlink:type="simple" xlink:href="https://t.me/kpszsu/2776" text:style-name="Internet_20_link" text:visited-style-name="Visited_20_Internet_20_Link">
https://t.me/kpszsu/2776</text:a>
</text:p>
      <!--NEWS-->
      <text:h text:style-name="P10" text:outline-level="1">
<text:span text:style-name="T4">
Explosion was reported near Mariupol port this morning</text:span>
</text:h>
      <text:p text:style-name="P4">
Authors: liveuamap (Language: en)</text:p>
      <text:p text:style-name="P4">
Time: 2023-06-23T00:48:54</text:p>
      <text:p text:style-name="P4">
Location: Mariupol', Donetsk Oblast (Latitude:47.05609 Longtitude:37.49805)</text:p>
      <text:p text:style-name="P4">
Videos: []</text:p>
      <text:p text:style-name="P4">
Images: []</text:p>
      <text:p text:style-name="P4">
Tags: []</text:p>
      <text:p text:style-name="P4">
Id: 22571115</text:p>
      <!--METADATA-->
      <text:p text:style-name="P4">
Explosion was reported near Mariupol port this morning</text:p>
      <text:p text:style-name="P4">
News Collection Link: <text:a xlink:type="simple" xlink:href="https:\/\/liveuamap.com\/en\/2023\/23-june-explosion-was-reported-near-mariupol-port-this-morning" text:style-name="Internet_20_link" text:visited-style-name="Visited_20_Internet_20_Link">
https:\/\/liveuamap.com\/en\/2023\/23-june-explosion-was-reported-near-mariupol-port-this-morning</text:a>
</text:p>
      <text:p text:style-name="P4">
News Source: <text:a xlink:type="simple" xlink:href="https://t.me/itsdonetsk/82718" text:style-name="Internet_20_link" text:visited-style-name="Visited_20_Internet_20_Link">
https://t.me/itsdonetsk/82718</text:a>
</text:p>
      <!--NEWS-->
      <text:h text:style-name="P10" text:outline-level="1">
<text:span text:style-name="T4">
Hanna Maliar Deputy Minister of Defense of Ukraine: On the Kupyansk and Lymansk directions, ...</text:span>
</text:h>
      <text:p text:style-name="P4">
Authors: liveuamap (Language: en)</text:p>
      <text:p text:style-name="P4">
Time: 2023-06-23T01:38:00</text:p>
      <text:p text:style-name="P4">
Location: Bilohorivka (Latitude:49.17093 Longtitude:38.01407)</text:p>
      <text:p text:style-name="P4">
Videos: []</text:p>
      <text:p text:style-name="P4">
Images: []</text:p>
      <text:p text:style-name="P4">
Tags: ["Europe"]</text:p>
      <text:p text:style-name="P4">
Id: 22571200</text:p>
      <!--METADATA-->
      <text:p text:style-name="P4">
Hanna Maliar Deputy Minister of Defense of Ukraine: On the Kupyansk andLymansk directions, our defense forces stopped the enemy's offensive</text:p>
      <text:p text:style-name="P4">
News Collection Link: <text:a xlink:type="simple" xlink:href="https:\/\/liveuamap.com\/en\/2023\/23-june-hanna-maliardeputy-minister-of-defense-of-ukraine" text:style-name="Internet_20_link" text:visited-style-name="Visited_20_Internet_20_Link">
https:\/\/liveuamap.com\/en\/2023\/23-june-hanna-maliardeputy-minister-of-defense-of-ukraine</text:a>
</text:p>
      <text:p text:style-name="P4">
News Source: <text:a xlink:type="simple" xlink:href="https://t.me/annamaliar/867" text:style-name="Internet_20_link" text:visited-style-name="Visited_20_Internet_20_Link">
https://t.me/annamaliar/867</text:a>
</text:p>
      <!--NEWS-->
      <text:h text:style-name="P10" text:outline-level="1">
<text:span text:style-name="T4">
The EU has adopted new sanctions against Russia. These include measures to: strengthen the co...</text:span>
</text:h>
      <text:p text:style-name="P4">
Authors: liveuamap (Language: en)</text:p>
      <text:p text:style-name="P4">
Time: 2023-06-23T04:27:57</text:p>
      <text:p text:style-name="P4">
Location: Bruxelles, Bruxelles (Latitude:50.84232 Longtitude:4.37054)</text:p>
      <text:p text:style-name="P4">
Videos: []</text:p>
      <text:p text:style-name="P4">
Images: ["<text:a xlink:type="simple" xlink:href="https://liveuamap.com/pics/2023/06/23/22571199_0.png" text:style-name="Internet_20_link" text:visited-style-name="Visited_20_Internet_20_Link">
22571199_0.png</text:a>
"]</text:p>
      <text:p text:style-name="P4">
Tags: ["Europe", "Russia"]</text:p>
      <text:p text:style-name="P4">
Id: 22571199</text:p>
      <!--METADATA-->
      <text:p text:style-name="P4">
The EU has adopted new sanctions against Russia. These include measures to:strengthen the cooperation with third countries to impede sanctions’circumventionn ban the transit of goods and technology via Russian tightenexport restrictions</text:p>
      <text:p text:style-name="P4">
News Collection Link: <text:a xlink:type="simple" xlink:href="https:\/\/liveuamap.com\/en\/2023\/23-june-the-eu-has-adopted-new-sanctions-against-russia-these" text:style-name="Internet_20_link" text:visited-style-name="Visited_20_Internet_20_Link">
https:\/\/liveuamap.com\/en\/2023\/23-june-the-eu-has-adopted-new-sanctions-against-russia-these</text:a>
</text:p>
      <text:p text:style-name="P4">
News Source: <text:a xlink:type="simple" xlink:href="https://twitter.com/EUCouncil/status/1672152895532220419" text:style-name="Internet_20_link" text:visited-style-name="Visited_20_Internet_20_Link">
https://twitter.com/EUCouncil/status/1672152895532220419</text:a>
</text:p>
      <!--NEWS-->
      <text:h text:style-name="P10" text:outline-level="1">
<text:span text:style-name="T4">
Ukraine defence forces have partial success in advance at Novodanylivka – Robotyne and Mala T...</text:span>
</text:h>
      <text:p text:style-name="P4">
Authors: liveuamap (Language: en)</text:p>
      <text:p text:style-name="P4">
Time: 2023-06-23T04:59:00</text:p>
      <text:p text:style-name="P4">
Location: Zaporizhzhia (Latitude:47.48533 Longtitude:35.97732)</text:p>
      <text:p text:style-name="P4">
Videos: []</text:p>
      <text:p text:style-name="P4">
Images: []</text:p>
      <text:p text:style-name="P4">
Tags: ["Europe"]</text:p>
      <text:p text:style-name="P4">
Id: 22571231</text:p>
      <!--METADATA-->
      <text:p text:style-name="P4">
Ukraine defence forces have partial success in advance at Novodanylivka –Robotyne and Mala Tokmachka - Novofedorivka directions, - General Staff ofArmed Forces of Ukraine says in the morning report</text:p>
      <text:p text:style-name="P4">
News Collection Link: <text:a xlink:type="simple" xlink:href="https:\/\/liveuamap.com\/en\/2023\/23-june-ukraine-defence-forces-have-partial-success-in-advance" text:style-name="Internet_20_link" text:visited-style-name="Visited_20_Internet_20_Link">
https:\/\/liveuamap.com\/en\/2023\/23-june-ukraine-defence-forces-have-partial-success-in-advance</text:a>
</text:p>
      <text:p text:style-name="P4">
News Source: <text:a xlink:type="simple" xlink:href="https://t.me/lumsrc/5163" text:style-name="Internet_20_link" text:visited-style-name="Visited_20_Internet_20_Link">
https://t.me/lumsrc/5163</text:a>
</text:p>
      <!--NEWS-->
      <text:h text:style-name="P10" text:outline-level="1">
<text:span text:style-name="T4">
Russian forces conducting offensive actions in Donetsk and Luhansk regions. Ukrainian militar...</text:span>
</text:h>
      <text:p text:style-name="P4">
Authors: liveuamap (Language: en)</text:p>
      <text:p text:style-name="P4">
Time: 2023-06-23T05:05:43</text:p>
      <text:p text:style-name="P4">
Location: Velyka Novosilka (Latitude:47.76979 Longtitude:36.79785)</text:p>
      <text:p text:style-name="P4">
Videos: []</text:p>
      <text:p text:style-name="P4">
Images: []</text:p>
      <text:p text:style-name="P4">
Tags: ["Russia"]</text:p>
      <text:p text:style-name="P4">
Id: 22571216</text:p>
      <!--METADATA-->
      <text:p text:style-name="P4">
Russian forces conducting offensive actions in Donetsk and Luhansk regions.Ukrainian military had 30 combat engagements with Russian forces nearBilohorivka of Luhansk region, Syeverne and Avdiyivka of Donetsk region,Maryinka and Pobyeda of Donetsk region, Synkivka of Kharkiv region, Makarivkaof Donetsk region, - General Staff of Armed Forces of Ukraine says in themorning report</text:p>
      <text:p text:style-name="P4">
News Collection Link: <text:a xlink:type="simple" xlink:href="https:\/\/liveuamap.com\/en\/2023\/23-june-russian-forces-conducting-offensive-actions-in-donetsk" text:style-name="Internet_20_link" text:visited-style-name="Visited_20_Internet_20_Link">
https:\/\/liveuamap.com\/en\/2023\/23-june-russian-forces-conducting-offensive-actions-in-donetsk</text:a>
</text:p>
      <text:p text:style-name="P4">
News Source: <text:a xlink:type="simple" xlink:href="https://t.me/lumsrc/5172" text:style-name="Internet_20_link" text:visited-style-name="Visited_20_Internet_20_Link">
https://t.me/lumsrc/5172</text:a>
</text:p>
      <!--NEWS-->
      <text:h text:style-name="P10" text:outline-level="1">
<text:span text:style-name="T4">
At Zaporizhzhia and Kherson directions Russian army shelled Novoocheretuvate, Makarivka, Stor...</text:span>
</text:h>
      <text:p text:style-name="P4">
Authors: liveuamap (Language: en)</text:p>
      <text:p text:style-name="P4">
Time: 2023-06-23T05:09:58</text:p>
      <text:p text:style-name="P4">
Location: Ukraine (Latitude:46.59013 Longtitude:32.46632)</text:p>
      <text:p text:style-name="P4">
Videos: []</text:p>
      <text:p text:style-name="P4">
Images: []</text:p>
      <text:p text:style-name="P4">
Tags: ["Russia"]</text:p>
      <text:p text:style-name="P4">
Id: 22571223</text:p>
      <!--METADATA-->
      <text:p text:style-name="P4">
At Zaporizhzhzhia and Kherson Directions Russian Army Shelled Novoochertuvate, Makarivka, Storozheve, Zelene Pole, Temyrivka of Donetsk Region; Levadne, Chervone, Huliapole, Charivne, Novoandriyivka, Stepove, Pyatykhatky ofzaporizhzhia Region; Zolota Balka, Mykhaylivka, Dudchany, Ivanivka, Sadove, Molodizhne, Bilozerka, Antonivka, Kherson and Dniprovske of Kherson Region Ka of Donetskregion and Levadne of Zaporizhzhia Region, - General Staff of Armed Forces Ofukraine Says in the Morning Report</text:p>
      <text:p text:style-name="P4">
News Collection Link:(https:\/\/liveuamap.com\/en\/2023\/23-june-at-zaporizhzhia-and-kherson-directions-russian-army)</text:p>
      <text:p text:style-name="P4">
News Source: <text:a xlink:type="simple" xlink:href="https://t.me/lumsrc/5171" text:style-name="Internet_20_link" text:visited-style-name="Visited_20_Internet_20_Link">
https://t.me/lumsrc/5171</text:a>
</text:p>
      <!--NEWS-->
      <text:h text:style-name="P10" text:outline-level="1">
<text:span text:style-name="T4">
2 person killed as Russian artillery shelled municipal enterprise in Kherson</text:span>
</text:h>
      <text:p text:style-name="P4">
Authors: liveuamap (Language: en)</text:p>
      <text:p text:style-name="P4">
Time: 2023-06-23T05:28:54</text:p>
      <text:p text:style-name="P4">
Location: Kherson (Latitude:46.63541 Longtitude:32.62476)</text:p>
      <text:p text:style-name="P4">
Videos: []</text:p>
      <text:p text:style-name="P4">
Images: ["<text:a xlink:type="simple" xlink:href="https://liveuamap.com/pics/2023/06/23/22571234_0.jpg" text:style-name="Internet_20_link" text:visited-style-name="Visited_20_Internet_20_Link">
22571234_0.jpg</text:a>
", "<text:a xlink:type="simple" xlink:href="https://liveuamap.com/pics/2023/06/23/22571234_1.jpg" text:style-name="Internet_20_link" text:visited-style-name="Visited_20_Internet_20_Link">
22571234_1.jpg</text:a>
", "<text:a xlink:type="simple" xlink:href="https://liveuamap.com/pics/2023/06/23/22571234_2.jpg" text:style-name="Internet_20_link" text:visited-style-name="Visited_20_Internet_20_Link">
22571234_2.jpg</text:a>
", "<text:a xlink:type="simple" xlink:href="https://liveuamap.com/pics/2023/06/23/22571234_3.jpg" text:style-name="Internet_20_link" text:visited-style-name="Visited_20_Internet_20_Link">
22571234_3.jpg</text:a>
", "<text:a xlink:type="simple" xlink:href="https://liveuamap.com/pics/2023/06/23/22571234_4.jpg" text:style-name="Internet_20_link" text:visited-style-name="Visited_20_Internet_20_Link">
22571234_4.jpg</text:a>
"]</text:p>
      <text:p text:style-name="P4">
Tags: ["Europe", "Central and Eastern Europe"]</text:p>
      <text:p text:style-name="P4">
Id: 22571234</text:p>
      <!--METADATA-->
      <text:p text:style-name="P4">
2 person killed as Russian artillery shelled municipal enterprise in Kherson</text:p>
      <text:p text:style-name="P4">
<draw:frame draw:style-name="fr1" draw:name="Image67" text:anchor-type="as-char" svg:width="6.9236in" svg:height="5.184046in" draw:z-index="0">
<draw:image xlink:href="../Images/liveuamap/2023-06-23T05-28-54/22571234_0.jpg" xlink:type="simple" xlink:show="embed" xlink:actuate="onLoad" draw:mime-type="image/jpeg"/>
</draw:frame>
<draw:frame draw:style-name="fr1" draw:name="Image68" text:anchor-type="as-char" svg:width="6.9236in" svg:height="5.1927in" draw:z-index="0">
<draw:image xlink:href="../Images/liveuamap/2023-06-23T05-28-54/22571234_1.jpg" xlink:type="simple" xlink:show="embed" xlink:actuate="onLoad" draw:mime-type="image/jpeg"/>
</draw:frame>
<draw:frame draw:style-name="fr1" draw:name="Image69" text:anchor-type="as-char" svg:width="6.9236in" svg:height="5.1927in" draw:z-index="0">
<draw:image xlink:href="../Images/liveuamap/2023-06-23T05-28-54/22571234_2.jpg" xlink:type="simple" xlink:show="embed" xlink:actuate="onLoad" draw:mime-type="image/jpeg"/>
</draw:frame>
<draw:frame draw:style-name="fr1" draw:name="Image70" text:anchor-type="as-char" svg:width="6.9236in" svg:height="5.1927in" draw:z-index="0">
<draw:image xlink:href="../Images/liveuamap/2023-06-23T05-28-54/22571234_3.jpg" xlink:type="simple" xlink:show="embed" xlink:actuate="onLoad" draw:mime-type="image/jpeg"/>
</draw:frame>
<draw:frame draw:style-name="fr1" draw:name="Image71" text:anchor-type="as-char" svg:width="6.9236in" svg:height="5.1927in" draw:z-index="0">
<draw:image xlink:href="../Images/liveuamap/2023-06-23T05-28-54/22571234_4.jpg" xlink:type="simple" xlink:show="embed" xlink:actuate="onLoad" draw:mime-type="image/jpeg"/>
</draw:frame>
News Collection Link: <text:a xlink:type="simple" xlink:href="https:\/\/liveuamap.com\/en\/2023\/23-june-2-person-killed-as-russian-artillery-shelled-municipal" text:style-name="Internet_20_link" text:visited-style-name="Visited_20_Internet_20_Link">
https:\/\/liveuamap.com\/en\/2023\/23-june-2-person-killed-as-russian-artillery-shelled-municipal</text:a>
</text:p>
      <text:p text:style-name="P4">
News Source: <text:a xlink:type="simple" xlink:href="https://t.me/ukrpravda_news/32197" text:style-name="Internet_20_link" text:visited-style-name="Visited_20_Internet_20_Link">
https://t.me/ukrpravda_news/32197</text:a>
</text:p>
      <!--NEWS-->
      <text:h text:style-name="P10" text:outline-level="1">
<text:span text:style-name="T4">
Explosions were audible in Skadovsk for the 3rd time today</text:span>
</text:h>
      <text:p text:style-name="P4">
Authors: liveuamap (Language: en)</text:p>
      <text:p text:style-name="P4">
Time: 2023-06-23T06:18:10</text:p>
      <text:p text:style-name="P4">
Location: Skadovs'k (Latitude:46.11698 Longtitude:32.87041)</text:p>
      <text:p text:style-name="P4">
Videos: []</text:p>
      <text:p text:style-name="P4">
Images: []</text:p>
      <text:p text:style-name="P4">
Tags: ["Central and Eastern Europe"]</text:p>
      <text:p text:style-name="P4">
Id: 22571235</text:p>
      <!--METADATA-->
      <text:p text:style-name="P4">
Explosions were audible in Skadovsk for the 3rd time today</text:p>
      <text:p text:style-name="P4">
News Collection Link: <text:a xlink:type="simple" xlink:href="https:\/\/liveuamap.com\/en\/2023\/23-june-explosions-were-audible-in-skadovsk-for-the-3rd-time" text:style-name="Internet_20_link" text:visited-style-name="Visited_20_Internet_20_Link">
https:\/\/liveuamap.com\/en\/2023\/23-june-explosions-were-audible-in-skadovsk-for-the-3rd-time</text:a>
</text:p>
      <text:p text:style-name="P4">
News Source: <text:a xlink:type="simple" xlink:href="https://t.me/suspilnekherson/28227" text:style-name="Internet_20_link" text:visited-style-name="Visited_20_Internet_20_Link">
https://t.me/suspilnekherson/28227</text:a>
</text:p>
      <!--NEWS-->
      <text:h text:style-name="P10" text:outline-level="1">
<text:span text:style-name="T4">
Fire near railway station in Kursk</text:span>
</text:h>
      <text:p text:style-name="P4">
Authors: liveuamap (Language: en)</text:p>
      <text:p text:style-name="P4">
Time: 2023-06-23T06:50:23</text:p>
      <text:p text:style-name="P4">
Location: Kursk,Kurskaya oblast' (Latitude:51.75233 Longtitude:36.22999)</text:p>
      <text:p text:style-name="P4">
Videos: []</text:p>
      <text:p text:style-name="P4">
Images: ["<text:a xlink:type="simple" xlink:href="https://liveuamap.com/pics/2023/06/23/22571239_0.jpg" text:style-name="Internet_20_link" text:visited-style-name="Visited_20_Internet_20_Link">
22571239_0.jpg</text:a>
", "<text:a xlink:type="simple" xlink:href="https://liveuamap.com/pics/2023/06/23/22571239_1.jpg" text:style-name="Internet_20_link" text:visited-style-name="Visited_20_Internet_20_Link">
22571239_1.jpg</text:a>
"]</text:p>
      <text:p text:style-name="P4">
Tags: ["Roads", "Central and Eastern Europe"]</text:p>
      <text:p text:style-name="P4">
Id: 22571239</text:p>
      <!--METADATA-->
      <text:p text:style-name="P4">
Fire near railway station in Kursk</text:p>
      <text:p text:style-name="P4">
<draw:frame draw:style-name="fr1" draw:name="Image72" text:anchor-type="as-char" svg:width="6.9236in" svg:height="9.200797in" draw:z-index="0">
<draw:image xlink:href="../Images/liveuamap/2023-06-23T06-50-23/22571239_0.jpg" xlink:type="simple" xlink:show="embed" xlink:actuate="onLoad" draw:mime-type="image/jpeg"/>
</draw:frame>
<draw:frame draw:style-name="fr1" draw:name="Image73" text:anchor-type="as-char" svg:width="5.625in" svg:height="10.0in" draw:z-index="0">
<draw:image xlink:href="../Images/liveuamap/2023-06-23T06-50-23/22571239_1.jpg" xlink:type="simple" xlink:show="embed" xlink:actuate="onLoad" draw:mime-type="image/jpeg"/>
</draw:frame>
News Collection Link: <text:a xlink:type="simple" xlink:href="https:\/\/liveuamap.com\/en\/2023\/23-june-fire-near-railway-station-in-kursk" text:style-name="Internet_20_link" text:visited-style-name="Visited_20_Internet_20_Link">
https:\/\/liveuamap.com\/en\/2023\/23-june-fire-near-railway-station-in-kursk</text:a>
</text:p>
      <text:p text:style-name="P4">
News Source: <text:a xlink:type="simple" xlink:href="https://t.me/shot_shot/53166" text:style-name="Internet_20_link" text:visited-style-name="Visited_20_Internet_20_Link">
https://t.me/shot_shot/53166</text:a>
</text:p>
      <!--NEWS-->
      <text:h text:style-name="P10" text:outline-level="1">
<text:span text:style-name="T4">
Ukrainian EMERCOM to launch a drill on possible radiation release at the occupied Zaporizhzhi...</text:span>
</text:h>
      <text:p text:style-name="P4">
Authors: liveuamap (Language: en)</text:p>
      <text:p text:style-name="P4">
Time: 2023-06-23T06:53:15</text:p>
      <text:p text:style-name="P4">
Location: Zaporizhia (Latitude:47.56402 Longtitude:34.39562)</text:p>
      <text:p text:style-name="P4">
Videos: []</text:p>
      <text:p text:style-name="P4">
Images: []</text:p>
      <text:p text:style-name="P4">
Tags: ["Europe", "Central and Eastern Europe"]</text:p>
      <text:p text:style-name="P4">
Id: 22571240</text:p>
      <!--METADATA-->
      <text:p text:style-name="P4">
Ukrainian EMERCOM to launch a drill on possible radiation release at theoccupied Zaporizhzhia nuclear power plant</text:p>
      <text:p text:style-name="P4">
News Collection Link: <text:a xlink:type="simple" xlink:href="https:\/\/liveuamap.com\/en\/2023\/23-june-ukrainian-emercom-to-launch-a-drill-on-possible-radiation" text:style-name="Internet_20_link" text:visited-style-name="Visited_20_Internet_20_Link">
https:\/\/liveuamap.com\/en\/2023\/23-june-ukrainian-emercom-to-launch-a-drill-on-possible-radiation</text:a>
</text:p>
      <text:p text:style-name="P4">
News Source: <text:a xlink:type="simple" xlink:href="https://t.me/hromadske_ua/34380" text:style-name="Internet_20_link" text:visited-style-name="Visited_20_Internet_20_Link">
https://t.me/hromadske_ua/34380</text:a>
</text:p>
      <!--NEWS-->
      <text:h text:style-name="P10" text:outline-level="1">
<text:span text:style-name="T4">
At least 1 killed and 4 wounded as result of Russian shelling in several villages  of Zapori...</text:span>
</text:h>
      <text:p text:style-name="P4">
Authors: liveuamap (Language: en)</text:p>
      <text:p text:style-name="P4">
Time: 2023-06-23T07:04:07</text:p>
      <text:p text:style-name="P4">
Location: Zaporizhia (Latitude:47.62086 Longtitude:35.28654)</text:p>
      <text:p text:style-name="P4">
Videos: []</text:p>
      <text:p text:style-name="P4">
Images: ["<text:a xlink:type="simple" xlink:href="https://liveuamap.com/pics/2023/06/23/22571242_0.jpg" text:style-name="Internet_20_link" text:visited-style-name="Visited_20_Internet_20_Link">
22571242_0.jpg</text:a>
", "<text:a xlink:type="simple" xlink:href="https://liveuamap.com/pics/2023/06/23/22571242_1.jpg" text:style-name="Internet_20_link" text:visited-style-name="Visited_20_Internet_20_Link">
22571242_1.jpg</text:a>
"]</text:p>
      <text:p text:style-name="P4">
Tags: ["Europe", "Central and Eastern Europe"]</text:p>
      <text:p text:style-name="P4">
Id: 22571242</text:p>
      <!--METADATA-->
      <text:p text:style-name="P4">
At least 1 killed and 4 wounded as result of Russian shelling in severalvillages of Zaporizhzhia region</text:p>
      <text:p text:style-name="P4">
<draw:frame draw:style-name="fr1" draw:name="Image74" text:anchor-type="as-char" svg:width="6.9236in" svg:height="9.231467in" draw:z-index="0">
<draw:image xlink:href="../Images/liveuamap/2023-06-23T07-04-07/22571242_0.jpg" xlink:type="simple" xlink:show="embed" xlink:actuate="onLoad" draw:mime-type="image/jpeg"/>
</draw:frame>
<draw:frame draw:style-name="fr1" draw:name="Image75" text:anchor-type="as-char" svg:width="6.9236in" svg:height="9.231467in" draw:z-index="0">
<draw:image xlink:href="../Images/liveuamap/2023-06-23T07-04-07/22571242_1.jpg" xlink:type="simple" xlink:show="embed" xlink:actuate="onLoad" draw:mime-type="image/jpeg"/>
</draw:frame>
News Collection Link: <text:a xlink:type="simple" xlink:href="https:\/\/liveuamap.com\/en\/2023\/23-june-at-least-1-killed-and-4-wounded-as-result-of-russian" text:style-name="Internet_20_link" text:visited-style-name="Visited_20_Internet_20_Link">
https:\/\/liveuamap.com\/en\/2023\/23-june-at-least-1-killed-and-4-wounded-as-result-of-russian</text:a>
</text:p>
      <text:p text:style-name="P4">
News Source: <text:a xlink:type="simple" xlink:href="https://t.me/espresotb/65950" text:style-name="Internet_20_link" text:visited-style-name="Visited_20_Internet_20_Link">
https://t.me/espresotb/65950</text:a>
</text:p>
      <!--NEWS-->
      <text:h text:style-name="P10" text:outline-level="1">
<text:span text:style-name="T4">
4 explosions were reported in Henichesk</text:span>
</text:h>
      <text:p text:style-name="P4">
Authors: liveuamap (Language: en)</text:p>
      <text:p text:style-name="P4">
Time: 2023-06-23T07:20:10</text:p>
      <text:p text:style-name="P4">
Location: Heniches'k,Khersons'ka oblast (Latitude:46.16271 Longtitude:34.79216)</text:p>
      <text:p text:style-name="P4">
Videos: []</text:p>
      <text:p text:style-name="P4">
Images: []</text:p>
      <text:p text:style-name="P4">
Tags: ["Europe", "Central and Eastern Europe"]</text:p>
      <text:p text:style-name="P4">
Id: 22571245</text:p>
      <!--METADATA-->
      <text:p text:style-name="P4">
4 explosions were reported in Henichesk</text:p>
      <text:p text:style-name="P4">
News Collection Link: <text:a xlink:type="simple" xlink:href="https:\/\/liveuamap.com\/en\/2023\/23-june-4-explosions-were-reported-in-henichesk" text:style-name="Internet_20_link" text:visited-style-name="Visited_20_Internet_20_Link">
https:\/\/liveuamap.com\/en\/2023\/23-june-4-explosions-were-reported-in-henichesk</text:a>
</text:p>
      <text:p text:style-name="P4">
News Source: <text:a xlink:type="simple" xlink:href="https://twitter.com/hochu_dodomu/status/1672202512877727744" text:style-name="Internet_20_link" text:visited-style-name="Visited_20_Internet_20_Link">
https://twitter.com/hochu_dodomu/status/1672202512877727744</text:a>
</text:p>
      <!--NEWS-->
      <text:h text:style-name="P10" text:outline-level="1">
<text:span text:style-name="T4">
Fire after explosions in Henichesk</text:span>
</text:h>
      <text:p text:style-name="P4">
Authors: liveuamap (Language: en)</text:p>
      <text:p text:style-name="P4">
Time: 2023-06-23T07:39:36</text:p>
      <text:p text:style-name="P4">
Location: Heniches'k,Khersons'ka oblast (Latitude:46.1702 Longtitude:34.78065)</text:p>
      <text:p text:style-name="P4">
Videos: []</text:p>
      <text:p text:style-name="P4">
Images: ["<text:a xlink:type="simple" xlink:href="https://liveuamap.com/pics/2023/06/23/22571246_0.jpg" text:style-name="Internet_20_link" text:visited-style-name="Visited_20_Internet_20_Link">
22571246_0.jpg</text:a>
"]</text:p>
      <text:p text:style-name="P4">
Tags: ["Europe", "Central and Eastern Europe"]</text:p>
      <text:p text:style-name="P4">
Id: 22571246</text:p>
      <!--METADATA-->
      <text:p text:style-name="P4">
Fire after explosions in Henichesk</text:p>
      <text:p text:style-name="P4">
<draw:frame draw:style-name="fr1" draw:name="Image76" text:anchor-type="as-char" svg:width="6.9236in" svg:height="9.231467in" draw:z-index="0">
<draw:image xlink:href="../Images/liveuamap/2023-06-23T07-39-36/22571246_0.jpg" xlink:type="simple" xlink:show="embed" xlink:actuate="onLoad" draw:mime-type="image/jpeg"/>
</draw:frame>
News Collection Link: <text:a xlink:type="simple" xlink:href="https:\/\/liveuamap.com\/en\/2023\/23-june-fire-after-explosions-in-henichesk" text:style-name="Internet_20_link" text:visited-style-name="Visited_20_Internet_20_Link">
https:\/\/liveuamap.com\/en\/2023\/23-june-fire-after-explosions-in-henichesk</text:a>
</text:p>
      <text:p text:style-name="P4">
News Source: <text:a xlink:type="simple" xlink:href="https://t.me/Tsaplienko/34366" text:style-name="Internet_20_link" text:visited-style-name="Visited_20_Internet_20_Link">
https://t.me/Tsaplienko/34366</text:a>
</text:p>
      <!--NEWS-->
      <text:h text:style-name="P10" text:outline-level="1">
<text:span text:style-name="T4">
Explosions reported in Kostiantynivka</text:span>
</text:h>
      <text:p text:style-name="P4">
Authors: liveuamap (Language: en)</text:p>
      <text:p text:style-name="P4">
Time: 2023-06-23T08:09:00</text:p>
      <text:p text:style-name="P4">
Location: Kostyantynivka (Latitude:48.52036 Longtitude:37.70903)</text:p>
      <text:p text:style-name="P4">
Videos: []</text:p>
      <text:p text:style-name="P4">
Images: []</text:p>
      <text:p text:style-name="P4">
Tags: ["Minsk Monitor", "Europe"]</text:p>
      <text:p text:style-name="P4">
Id: 22571249</text:p>
      <!--METADATA-->
      <text:p text:style-name="P4">
Explosions reported in Kostiantynivka</text:p>
      <text:p text:style-name="P4">
News Collection Link: <text:a xlink:type="simple" xlink:href="https:\/\/liveuamap.com\/en\/2023\/23-june-explosions-reported-in-kostiantynivka" text:style-name="Internet_20_link" text:visited-style-name="Visited_20_Internet_20_Link">
https:\/\/liveuamap.com\/en\/2023\/23-june-explosions-reported-in-kostiantynivka</text:a>
</text:p>
      <text:p text:style-name="P4">
News Source: <text:a xlink:type="simple" xlink:href="https://t.me/operativnoZSU/102465" text:style-name="Internet_20_link" text:visited-style-name="Visited_20_Internet_20_Link">
https://t.me/operativnoZSU/102465</text:a>
</text:p>
      <!--NEWS-->
      <text:h text:style-name="P10" text:outline-level="1">
<text:span text:style-name="T4">
The head of "Rosatom" Likhachev met in Kaliningrad with the director of the IAEA Grossi to di...</text:span>
</text:h>
      <text:p text:style-name="P4">
Authors: liveuamap (Language: en)</text:p>
      <text:p text:style-name="P4">
Time: 2023-06-23T08:44:22</text:p>
      <text:p text:style-name="P4">
Location: Konigsberg, Kaliningradskaya oblast' (Latitude:54.71639000 Longtitude:20.46242000)</text:p>
      <text:p text:style-name="P4">
Videos: []</text:p>
      <text:p text:style-name="P4">
Images: []</text:p>
      <text:p text:style-name="P4">
Tags: ["Energy", "Central and Eastern Europe"]</text:p>
      <text:p text:style-name="P4">
Id: 22571251</text:p>
      <!--METADATA-->
      <text:p text:style-name="P4">
The head of "Rosatom" Likhachev met in Kaliningrad with the director of theIAEA Grossi to discuss Zaporizhzhia NPP</text:p>
      <text:p text:style-name="P4">
News Collection Link: <text:a xlink:type="simple" xlink:href="https:\/\/liveuamap.com\/en\/2023\/23-june-the-head-of-rosatom-likhachev-met-in-kaliningrad" text:style-name="Internet_20_link" text:visited-style-name="Visited_20_Internet_20_Link">
https:\/\/liveuamap.com\/en\/2023\/23-june-the-head-of-rosatom-likhachev-met-in-kaliningrad</text:a>
</text:p>
      <text:p text:style-name="P4">
News Source: <text:a xlink:type="simple" xlink:href="https://t.me/rian_ru/206639" text:style-name="Internet_20_link" text:visited-style-name="Visited_20_Internet_20_Link">
https://t.me/rian_ru/206639</text:a>
</text:p>
      <!--NEWS-->
      <text:h text:style-name="P10" text:outline-level="1">
<text:span text:style-name="T4">
President Zelenskyy held a meeting of the National Security Council</text:span>
</text:h>
      <text:p text:style-name="P4">
Authors: liveuamap (Language: en)</text:p>
      <text:p text:style-name="P4">
Time: 2023-06-23T08:55:16</text:p>
      <text:p text:style-name="P4">
Location: Kyiv, Kyiv city (Latitude:50.44426 Longtitude:30.52914)</text:p>
      <text:p text:style-name="P4">
Videos: []</text:p>
      <text:p text:style-name="P4">
Images: []</text:p>
      <text:p text:style-name="P4">
Tags: ["Europe", "Central and Eastern Europe"]</text:p>
      <text:p text:style-name="P4">
Id: 22571257</text:p>
      <!--METADATA-->
      <text:p text:style-name="P4">
President Zelenskyy held a meeting of the National Security Council</text:p>
      <text:p text:style-name="P4">
News Collection Link: <text:a xlink:type="simple" xlink:href="https:\/\/liveuamap.com\/en\/2023\/23-june-president-zelenskyy-held-a-meeting-of-the-national" text:style-name="Internet_20_link" text:visited-style-name="Visited_20_Internet_20_Link">
https:\/\/liveuamap.com\/en\/2023\/23-june-president-zelenskyy-held-a-meeting-of-the-national</text:a>
</text:p>
      <text:p text:style-name="P4">
News Source: <text:a xlink:type="simple" xlink:href="https://t.me/espresotb/65959" text:style-name="Internet_20_link" text:visited-style-name="Visited_20_Internet_20_Link">
https://t.me/espresotb/65959</text:a>
</text:p>
      <!--NEWS-->
      <text:h text:style-name="P10" text:outline-level="1">
<text:span text:style-name="T4">
In the temporarily occupied territories, invaders continue to terrorize the local population</text:span>
</text:h>
      <text:p text:style-name="P4">
Author: ['АРМІЯINFORM']</text:p>
      <text:p text:style-name="P4">
Time: 2023-06-23T0:00:00-04:00</text:p>
      <text:p text:style-name="P4">
Description: The Center for the Wizin -Format Movidomiv about the desi -formatziy Tu manipanative Campanay, the war with Ukraine 2022, the war with Ukrain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okupant.jpg" text:style-name="Internet_20_link" text:visited-style-name="Visited_20_Internet_20_Link">
okupant.jpg</text:a>
']</text:p>
      <text:p text:style-name="P4">
Tags: ['STOPRUSSIA', 'АГРЕСІЯ РФ', 'ВІЙНА', 'ВТОРГНЕННЯ РФ', 'ТОТ']</text:p>
      <text:p text:style-name="P4">
Category: News</text:p>
      <!--METADATA-->
      <text:p text:style-name="P4">
<draw:frame draw:style-name="fr1" draw:name="Image77" text:anchor-type="as-char" svg:width="6.9236in" svg:height="3.893007in" draw:z-index="0">
<draw:image xlink:href="../Images/AРМІЯINFORM/2023-06-23T0-00-00-04-00/okupant.jpg" xlink:type="simple" xlink:show="embed" xlink:actuate="onLoad" draw:mime-type="image/jpeg"/>
</draw:frame>
Center for Combating Misinformation <text:a xlink:type="simple" xlink:href="https://t.me/CenterCounteringDisinformation/5862" text:style-name="Internet_20_link" text:visited-style-name="Visited_20_Internet_20_Link">
reported</text:a>
Disinformation and manipulative campaigns occurring in temporary -corresponding territories.</text:p>
      <text:p text:style-name="P4">
<text:span text:style-name="T4">
 Zaporizhzhya region: </text:span>
</text:p>
      <ul>
        <li>
The occupiers intensified the "counter -pride" measures in the captured Vasylivka. The invaders actually closed the city for entry and exit. Particular attention is paid to Ukrainians who have no hostile Russian passport</li>
      </ul>
      <text:p text:style-name="P4">
<text:span text:style-name="T4">
 Donetsk region: </text:span>
</text:p>
      <ul>
        <li>
The leader of the militants D. Pushilin issued the so -called order to create camps to keep anyone who is not a citizen of ORDO or Russia. In fact it is the legalization of filtration camps and prisons for pro -Ukrainian population</li>
      </ul>
      <text:p text:style-name="P4">
<text:span text:style-name="T4">
 Lugansk region: </text:span>
</text:p>
      <ul>
        <li>
In 70% of schoolchildren, doctors from the Russian Federation found "pathology" to send them for treatment in Russia. In case of refusal, the occupiers are frustrated by the inability to study</li>
      </ul>
      <text:p text:style-name="P4">
<text:span text:style-name="T4">
 Kherson region: </text:span>
</text:p>
      <ul>
        <li>
Five pro -Russian murals were opened in occupied Genichesk. It is called the project "Kherson region together with Russia". Thus the enemy imposes the population of the Russian measure</li>
      </ul>
      <text:p text:style-name="P4">
News Source: <text:a xlink:type="simple" xlink:href="https://armyinform.com.ua/2023/06/23/pro-dezinformaczijni-ta-manipulyatyvni-kampaniyi-shho-vidbuvayutsya-na-tot-3/" text:style-name="Internet_20_link" text:visited-style-name="Visited_20_Internet_20_Link">
https://armyinform.com.ua/2023/06/23/pro-dezinformaczijni-ta-manipulyatyvni-kampaniyi-shho-vidbuvayutsya-na-tot-3/</text:a>
</text:p>
      <!--NEWS-->
      <text:h text:style-name="P10" text:outline-level="1">
<text:span text:style-name="T4">
In Russia, six Tu-95MCs have taken off from the reindeer aerodrome</text:span>
</text:h>
      <text:p text:style-name="P4">
Authors: Ukrinform (Person)</text:p>
      <text:p text:style-name="P4">
Publisher: Укринформ (Organization)</text:p>
      <text:p text:style-name="P4">
Published Time: 2023-06-23T0:06:00+03:00</text:p>
      <text:p text:style-name="P4">
Modified Time: 2023-06-23T22:06:00+03:00</text:p>
      <text:p text:style-name="P4">
Description: Six bombers of the Tu-95MC were flying from the Russian Aerodrome Aerodrome, which is being kept in the northeast direction. - Ukrinform.</text:p>
      <text:p text:style-name="P4">
Images: ['<text:a xlink:type="simple" xlink:href="https://static.ukrinform.com/photos/2016_01/thumb_files/630_360_1454087541-3880-tu95ms.jpg" text:style-name="Internet_20_link" text:visited-style-name="Visited_20_Internet_20_Link">
630_360_14540...</text:a>
']</text:p>
      <text:p text:style-name="P4">
Tags: ['Літак', 'Агресія РФ', 'Війна з Росією']</text:p>
      <text:p text:style-name="P4">
Type: Article</text:p>
      <!--METADATA-->
      <text:p text:style-name="P4">
<draw:frame draw:style-name="fr1" draw:name="Image78" text:anchor-type="as-char" svg:width="6.9236in" svg:height="3.956343in" draw:z-index="0">
<draw:image xlink:href="../Images/yкринформ/2023-06-23T0-06-00-03-00/630_360_1454087541-3880-tu95ms.jpg" xlink:type="simple" xlink:show="embed" xlink:actuate="onLoad" draw:mime-type="image/jpeg"/>
</draw:frame>
The Olenia, the Tu-95MC bombers, have taken off the Olenia aerodrome, holding the course in the northeast direction.</text:p>
      <text:p text:style-name="P4">
This was reported by the Air Force of Ukraine in <text:a xlink:type="simple" xlink:href="https://t.me/kpszsu/2785" text:style-name="Internet_20_link" text:visited-style-name="Visited_20_Internet_20_Link">
telegram</text:a>
, reports Ukrinform.</text:p>
      <text:p text:style-name="P4">
"The departure of 6 strategic Tu-95MC strategic bombers from the reindeer airfield was recorded, which flight in the southeastern direction," the testimony said.</text:p>
      <text:p text:style-name="P4">
In the case of anxiety, they are asked to go to shelters.</text:p>
      <text:p text:style-name="P4">
At the same time, the PS was informed of a margin of large-scale air anxiety, which was announced in Ukraine due to the MIG-31K take-off.</text:p>
      <text:p text:style-name="P4">
News Source: <text:a xlink:type="simple" xlink:href="https://www.ukrinform.ua/rubric-ato/3727004-u-rosii-z-aerodromu-olena-zletili-sist-tu95ms-povitrani-sili.html" text:style-name="Internet_20_link" text:visited-style-name="Visited_20_Internet_20_Link">
https://www.ukrinform.ua/rubric-ato/3727004-u-rosii-z-aerodromu-olena-zletili-sist-tu95ms-povitrani-sili.html</text:a>
</text:p>
      <!--NEWS-->
      <text:h text:style-name="P10" text:outline-level="1">
<text:span text:style-name="T4">
The Verkhovna Rada initiates an appeal to restriction into the territory of foreign countries Russian and Belarusian athletes</text:span>
</text:h>
      <text:p text:style-name="P4">
Author: ['АРМІЯINFORM']</text:p>
      <text:p text:style-name="P4">
Time: 2023-06-23T10:00:00-04:00</text:p>
      <text:p text:style-name="P4">
Description: Komitet Z Putan Young I sport Rozglyanu Prochkt Relias about the city of the Supreme for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vru.jpg" text:style-name="Internet_20_link" text:visited-style-name="Visited_20_Internet_20_Link">
vru.jpg</text:a>
']</text:p>
      <text:p text:style-name="P4">
Tags: ['STOPRUSSIA', 'АГРЕСІЯ РФ', 'ВРУ', 'ВТОРГНЕННЯ РФ']</text:p>
      <text:p text:style-name="P4">
Category: News</text:p>
      <!--METADATA-->
      <text:p text:style-name="P4">
<draw:frame draw:style-name="fr1" draw:name="Image79" text:anchor-type="as-char" svg:width="6.9236in" svg:height="5.804039in" draw:z-index="0">
<draw:image xlink:href="../Images/AРМІЯINFORM/2023-06-23T10-00-00-04-00/vru.jpg" xlink:type="simple" xlink:show="embed" xlink:actuate="onLoad" draw:mime-type="image/jpeg"/>
</draw:frame>
The Committee on Youth and Sports will consider the Project on the Appeals of the Verkhovna Rada of Ukraine to the leaders and parliaments of foreign states regarding the restriction of entry into their territory by Russian and Belarussian athletes of tasport delegations.</text:p>
      <text:p text:style-name="P4">
About it <text:a xlink:type="simple" xlink:href="https://www.rada.gov.ua/news/news_kom/237967.html" text:style-name="Internet_20_link" text:visited-style-name="Visited_20_Internet_20_Link">
reports</text:a>
Verkhovna Rada of Ukraine.</text:p>
      <text:p text:style-name="P4">
<text:span text:style-name="T4">
 June 26, 2023 will take place online - the meeting of the committee, which will plan to consider the following issues: </text:span>
</text:p>
      <text:p text:style-name="P4">
1 . Project of resolutions on the appeal of the Verkhovna Rada of Ukraine to the leaders of foreign states on restriction of entry on their territories and Belarussian athletes and sports delegations,(register. №9409, ND A. Kozhemyakin and others).</text:p>
      <text:p text:style-name="P4">
2. Проєкт Постанови Верховної Ради України про схвалення пропозицій щодозастосування персональних спеціальних економічних та інших обмежувальнихзаходів (sanctions)to representatives of sports organizations of the Russian Federation and the Republic of Belarus,(register. № 9408, ND A. Kozhemiakin and others).</text:p>
      <text:p text:style-name="P4">
3. Проєкт Постанови Верховної Ради України про внесення змін до ПостановиВерховної Ради України «Про Премію Верховної Ради України за внесок молоді урозвиток парламентаризму, місцевого самоврядування» щодо збільшення кількостіпремій, (register. № 9410, ND A. Kozhemiakin and others).</text:p>
      <text:p text:style-name="P4">
4. Проєкт Закону України про внесення змін до Закону України «Про державнупідтримку медіа, гарантії професійної діяльності та соціальний захистжурналіста» щодо встановлення допомоги журналістам за шкоду їх життю таздоров’ю завдану під час виконання ними професійних обов’язків внаслідоквійськової агресії Російської Федерації проти України, (register. № 9350, NDebragar and others).</text:p>
      <text:p text:style-name="P4">
5. Проєкт Закону України про внесення змін до статті 184 Кодексу України проадміністративні правопорушення щодо усунення законодавчого недоліку(gaps)regarding the administrative liability of parents or persons who replace, for evasion of the compliance with the obligations provided for by law, to provide the necessary living conditions, education and upbringing of minor children,(register. № 9390, ND O. Krasov).</text:p>
      <text:p text:style-name="P4">
News Source: <text:a xlink:type="simple" xlink:href="https://armyinform.com.ua/2023/06/23/verhovna-rada-inicziyuye-zvernennya-shhodo-obmezhennya-vyizdu-na-terytoriyu-inozemnyh-derzhav-rosijskym-i-biloruskym-sportsmenam/" text:style-name="Internet_20_link" text:visited-style-name="Visited_20_Internet_20_Link">
https://armyinform.com.ua/2023/06/23/verhovna-rada-inicziyuye-zvernennya-shhodo-obmezhennya-vyizdu-na-terytoriyu-inozemnyh-derzhav-rosijskym-i-biloruskym-sportsmenam/</text:a>
</text:p>
      <!--NEWS-->
      <text:h text:style-name="P10" text:outline-level="1">
<text:span text:style-name="T4">
US will not reduce efforts to liberate US citizens with imprisonment in Russia - White House</text:span>
</text:h>
      <text:p text:style-name="P4">
Authors: Ukrinform (Person)</text:p>
      <text:p text:style-name="P4">
Publisher: Укринформ (Organization)</text:p>
      <text:p text:style-name="P4">
Published Time: 2023-06-23T10:52:00+03:00</text:p>
      <text:p text:style-name="P4">
Modified Time: 2023-06-23T22:52:00+03:00</text:p>
      <text:p text:style-name="P4">
Description: The United States Administration intends to intensively fight for the release of American citizens Evan Gershkovich and Paul Wilan, whom the Russian authorities illegally holds in prison and refused appeals. - Ukrinform.</text:p>
      <text:p text:style-name="P4">
Images: ['<text:a xlink:type="simple" xlink:href="https://static.ukrinform.com/photos/2023_03/thumb_files/630_360_1680219032-598.jpg" text:style-name="Internet_20_link" text:visited-style-name="Visited_20_Internet_20_Link">
630_360_16802...</text:a>
']</text:p>
      <text:p text:style-name="P4">
Tags: ['Арешт', 'США', 'Журналіст', 'Росія']</text:p>
      <text:p text:style-name="P4">
Type: Article</text:p>
      <!--METADATA-->
      <text:p text:style-name="P4">
<draw:frame draw:style-name="fr1" draw:name="Image80" text:anchor-type="as-char" svg:width="6.9236in" svg:height="3.956343in" draw:z-index="0">
<draw:image xlink:href="../Images/yкринформ/2023-06-23T10-52-00-03-00/630_360_1680219032-598.jpg" xlink:type="simple" xlink:show="embed" xlink:actuate="onLoad" draw:mime-type="image/jpeg"/>
</draw:frame>
The United States Administration intends to intensively fight the invasion of American citizens Evan Gershkovich and Paul Wilan, which Russian authorities illegally hold in prison and refuses to be appealed.</text:p>
      <text:p text:style-name="P4">
This was stated on Friday during a pressing in Washington by the Coordinator of the White House Radin Security John Kirby, Ukrinform correspondent reports.</text:p>
      <text:p text:style-name="P4">
“What happened - what you saw yesterday - Evan's appeal was rejected. Nothing strange, but this is another example of the shameful nature of the so -called "system of law" of Russia ", - said the US administration representative</text:p>
      <text:p text:style-name="P4">
<text:span text:style-name="T4">
 Read also: </text:span>
 <text:span text:style-name="T4">
 <text:a xlink:type="simple" xlink:href="https://www.ukrinform.ua/rubric-world/3726326-sud-u-moskvi-zalisiv-u-sizo-amerikanskogo-zurnalista-gerskovica.html" text:style-name="Internet_20_link" text:visited-style-name="Visited_20_Internet_20_Link">
the court in Moscow left in the detention center of American journalistrashkovich</text:a>
</text:span>
</text:p>
      <text:p text:style-name="P4">
In this context, he stressed that the United States would seek the release of American citizens from unlawful imprisonment in Russia.</text:p>
      <text:p text:style-name="P4">
“We won't change our efforts to return Evan(Gershkovich - ed.)But Pavlovana home, to their families, ”the White House representative emphasized.</text:p>
      <text:p text:style-name="P4">
<text:span text:style-name="T4">
 Read also: </text:span>
 <text:span text:style-name="T4">
 <text:a xlink:type="simple" xlink:href="https://www.ukrinform.ua/rubric-world/3722001-ssa-zbiraut-dani-pro-arest-amerikanca-v-rosii.html" text:style-name="Internet_20_link" text:visited-style-name="Visited_20_Internet_20_Link">
USA collect data on the American arrest in Russia</text:a>
</text:span>
</text:p>
      <text:p text:style-name="P4">
As reported by Ukrinform, on Thursday, the Moscow City Court of Appeal to a preventive measure for the accused by Russia in the spying of journalist Wall Street Journal Evan Gershkovich.</text:p>
      <text:p text:style-name="P4">
He was detained in the Russian Federation on March 29, 2023 during a journalist offices to Yekaterinburg. He became the first representative of the American <text:span text:style-name="T4">
 <text:a xlink:type="simple" xlink:href="https://www.ukrinform.ua/tag-zurnalist" text:style-name="Internet_20_link" text:visited-style-name="Visited_20_Internet_20_Link">
media</text:a>
</text:span>
, arrested since 1986 by Russian authorities. Gershkovich is accused of espionage, but he dismissed accusations against his address.</text:p>
      <text:p text:style-name="P4">
News Source: <text:a xlink:type="simple" xlink:href="https://www.ukrinform.ua/rubric-world/3727014-ssa-ne-zmensat-zusil-zi-zvilnenna-amerikanskih-gromadan-z-uvaznenna-v-rosii-bilij-dim.html" text:style-name="Internet_20_link" text:visited-style-name="Visited_20_Internet_20_Link">
https://www.ukrinform.ua/rubric-world/3727014-ssa-ne-zmensat-zusil-zi-zvilnenna-amerikanskih-gromadan-z-uvaznenna-v-rosii-bilij-dim.html</text:a>
</text:p>
      <!--NEWS-->
      <text:h text:style-name="P10" text:outline-level="1">
<text:span text:style-name="T4">
The Chinese state company supplied tons of gunpowder - NYT</text:span>
</text:h>
      <text:p text:style-name="P4">
Authors: Ukrinform (Person)</text:p>
      <text:p text:style-name="P4">
Publisher: Укринформ (Organization)</text:p>
      <text:p text:style-name="P4">
Published Time: 2023-06-23T12:00:00+03:00</text:p>
      <text:p text:style-name="P4">
Modified Time: 2023-06-23T23:00:00+03:00</text:p>
      <text:p text:style-name="P4">
Description: Chinese state company Poly Technologies supplied tons of powder to the Russian Federation. From it at the Barnaul plant made rounds for rifles and machine guns. - Ukrinform.</text:p>
      <text:p text:style-name="P4">
Images: ['<text:a xlink:type="simple" xlink:href="https://static.ukrinform.com/photos/2023_06/thumb_files/630_360_1687535724-247.png" text:style-name="Internet_20_link" text:visited-style-name="Visited_20_Internet_20_Link">
630_360_16875...</text:a>
']</text:p>
      <text:p text:style-name="P4">
Tags: ['Китай', 'Завод', 'Зброя', 'Війна з Росією']</text:p>
      <text:p text:style-name="P4">
Type: Article</text:p>
      <!--METADATA-->
      <text:p text:style-name="P4">
<draw:frame draw:style-name="fr1" draw:name="Image81" text:anchor-type="as-char" svg:width="6.9236in" svg:height="3.956343in" draw:z-index="0">
<draw:image xlink:href="../Images/yкринформ/2023-06-23T12-00-00-03-00/630_360_1687535724-247.png" xlink:type="simple" xlink:show="embed" xlink:actuate="onLoad" draw:mime-type="image/png"/>
</draw:frame>
Poly Technologies supplied tons of powder to the Russian Federation. From it the Nabarnaul plant was manufactured for rifles and machine guns.</text:p>
      <text:p text:style-name="P4">
According to Ukrinform, writes this <text:a xlink:type="simple" xlink:href="http://www.nytimes.com/2023/06/23/business/economy/china-russia-ammunition.html" text:style-name="Internet_20_link" text:visited-style-name="Visited_20_Internet_20_Link">
The New York Times</text:a>
.</text:p>
      <text:p text:style-name="P4">
Deliveries that have not been reported before, between the state Chinese company, the Russian Ammunition Plant last year, cause a new way about Beijing's role in Moscow's war against Ukraine, the newspaper notes.</text:p>
      <text:p text:style-name="P4">
In two separate cases, last year, railway wagons that transported tens of kilograms of smokeless gunpowder-sufficient fuel to produce at least 80 million ammunition-traveled across the Chinese-Russian border in the remote city of Zabaikalsk.</text:p>
      <text:p text:style-name="P4">
The gunpowder was delivered by the Chinese state company Poly Technologies, which previously imposed sanctions for its global sales of rocket technologies and Iran support.</text:p>
      <text:p text:style-name="P4">
The destination of the cargo was the Barnaul plant of ammunition, fabricaboe -supplies in Central Russia, which repeatedly supplied the ammunition government.</text:p>
      <text:p text:style-name="P4">
These, not previously registered, the facts were discovered by the American aggregator of the trade -long Import Genius.</text:p>
      <text:p text:style-name="P4">
US officials have expressed concern that Beijing could send Moscow "death", although they did not say directly that China had made such plants, the newspaper reports. Secretary of State <text:a xlink:type="simple" xlink:href="https://www.ukrinform.ua/tag-ssa" text:style-name="Internet_20_link" text:visited-style-name="Visited_20_Internet_20_Link">
USA</text:a>
Anthony Blinken during a speech in Beijing was that China assured the United States that she did not provide fatal assistance to Russian for war against Ukraine.</text:p>
      <text:p text:style-name="P4">
<text:span text:style-name="T4">
 Read also: </text:span>
 <text:a xlink:type="simple" xlink:href="https://www.ukrinform.ua/rubric-world/3724882-rosijski-kompanii-kupuut-sotni-tisac-naboiv-viroblenih-u-ssa-politico.html" text:style-name="Internet_20_link" text:visited-style-name="Visited_20_Internet_20_Link">
Russian companies buy hundreds of thousands <text:span text:style-name="T4">
 ammunition </text:span>
 in produced in the US - Politico</text:a>
"But what bothers us is private companies in China, which can assist," Blinken said.</text:p>
      <text:p text:style-name="P4">
Some experts have stated that Poly Technologies Delivery Barnaul Patrony Plant has since been an invasion of almost two million dollars, according to customs documents, were such fatal assistance.</text:p>
      <text:p text:style-name="P4">
According to customs documents, Poly Technologies planned to use its plants in ammunition for Russian vending machines Kalashnikov and sniper screws.Experts believe that from the beginning of the invasion of the Barnaul plant, the Barnaul plant has received products for two million dollars. Poly Technologies is a child company China Poly Group Corporation owned by the China Government. Earlier, this company has already supplied navigation equipment and helicopter parts to the Russian Federation.</text:p>
      <text:p text:style-name="P4">
The Barnaul Plant Factory in December came under EU sanctions. The information from the sources indicates that the plant could serve as a training camp related to Wagner PEC.</text:p>
      <text:p text:style-name="P4">
There is no direct evidence that smokeless powder has a direct connection with the war in Ukraine. Poly Technologies wrote that gunpowder is needed to make "hunting rounds of a foreign sample". However, the analyst Brian Carlson of the Security Central Committee says that it is a militant.</text:p>
      <text:p text:style-name="P4">
<text:span text:style-name="T5">
Foto: The New York Times</text:span>
</text:p>
      <text:p text:style-name="P4">
News Source: <text:a xlink:type="simple" xlink:href="https://www.ukrinform.ua/rubric-world/3726919-kitajska-derzavna-kompania-postacala-do-rosii-tonni-porohu-nyt.html" text:style-name="Internet_20_link" text:visited-style-name="Visited_20_Internet_20_Link">
https://www.ukrinform.ua/rubric-world/3726919-kitajska-derzavna-kompania-postacala-do-rosii-tonni-porohu-nyt.html</text:a>
</text:p>
      <!--NEWS-->
      <text:h text:style-name="P10" text:outline-level="1">
<text:span text:style-name="T4">
Another 3 fighters received prison terms for the attack on Nikolaev and the capture of Luhansk region</text:span>
</text:h>
      <text:p text:style-name="P4">
Author: ['АРМІЯINFORM']</text:p>
      <text:p text:style-name="P4">
Time: 2023-06-23T12:00:00-04:00</text:p>
      <text:p text:style-name="P4">
Description: Docasova Base, Zibrana Slizy Services of the Bezpeki of Ukraine allowed to attract up to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19/12/dnr.jpg" text:style-name="Internet_20_link" text:visited-style-name="Visited_20_Internet_20_Link">
dnr.jpg</text:a>
']</text:p>
      <text:p text:style-name="P4">
Tags: ['STOPRUSSIA', 'АГРЕСІЯ РФ', 'ВТОРГНЕННЯ РФ', 'СБУ']</text:p>
      <text:p text:style-name="P4">
Category: News</text:p>
      <!--METADATA-->
      <text:p text:style-name="P4">
<draw:frame draw:style-name="fr1" draw:name="Image82" text:anchor-type="as-char" svg:width="6.9236in" svg:height="3.890183in" draw:z-index="0">
<draw:image xlink:href="../Images/AРМІЯINFORM/2023-06-23T12-00-00-04-00/dnr.jpg" xlink:type="simple" xlink:show="embed" xlink:actuate="onLoad" draw:mime-type="image/jpeg"/>
</draw:frame>
The evidence base collected by investigators of the Security Service of Ukraine allowed to attract the reference of three more traitors and fighters of terrorist organizations "L/DNR", who fought against Ukraine.</text:p>
      <text:p text:style-name="P4">
About it <text:a xlink:type="simple" xlink:href="https://ssu.gov.ua/novyny/za-materialamy-sbu-tiuremni-stroky-otrymaly-shche-3-boiovykiv-yaki-zakhopliuvaly-luhanshchynu-i-nastupaly-na-mykolaiv" text:style-name="Internet_20_link" text:visited-style-name="Visited_20_Internet_20_Link">
reports</text:a>
Security Service of Ukraine.</text:p>
      <text:p text:style-name="P4">
The attackers were captured by Ukrainian defenders during the fighting of the East and Southern Fronts, including in the Nikolaev direction.</text:p>
      <text:p text:style-name="P4">
According to the SBU materials, the court appointed two militants of 15 years of prisoning, one more - 8 years, given its assistance to the investigation. One of the founded is the deputy commander of the so-called "1 company of the 248th infantry battalion of the LNR", which since 2015 has been fighting against ATO forces. He joined the regular troops of the Russian Federation on the eve of a large -scale invasion. And on November 24, 2022, he crossed the line of demarcation across the Siverskyi Donets River combat positions in the area of the village of Dovge Alchevsky district of Luhansk region.</text:p>
      <text:p text:style-name="P4">
Another fighter has also been fighting against Ukrainian troops since 2015. Then he was the composition of the terrorist group "noise" of the so -called "Cossack Union of the Regional Don DNR". Subsequently, he moved to the Vostok Battalion to the "position" of Sagittarius, and in March 2023 "replenished" the ranks of the Ministry of Defense of the Ministry of Defense of the Russian Federation by the Storm.</text:p>
      <text:p text:style-name="P4">
Another attacker is a resident of Lugansk. In August 2022, he was a passing training in one of the training centers of Russian occupation groups. He was then assigned to the post of Sagittarius as part of one of the airborne divisions of the Armed Forces of the Russian Federation. There he participated in the fighting of defense in the territory of Mykolaiv region.</text:p>
      <text:p text:style-name="P4">
On the basis of the evidence collected, the court found the malefactors guilty of several references of the Criminal Code of Ukraine:</text:p>
      <ul>
        <li>
h. 1, 2 tbsp. 111(high treason); * h. 7 v. 111-1(Collaboration); * h. 1 v. 258-3(Participation in a terrorist organization).</li>
      </ul>
      <text:p text:style-name="P4">
Розслідування проводили співробітники СБУ в Івано-Франківській, Миколаївській,Донецькій та Луганській областях за процесуального керівництва органівпрокуратури.</text:p>
      <text:p text:style-name="P4">
News Source: <text:a xlink:type="simple" xlink:href="https://armyinform.com.ua/2023/06/23/shhe-3-bojovyky-otrymaly-tyuremni-stroky-za-nastup-na-mykolayiv-i-zahoplennya-luganshhyny/" text:style-name="Internet_20_link" text:visited-style-name="Visited_20_Internet_20_Link">
https://armyinform.com.ua/2023/06/23/shhe-3-bojovyky-otrymaly-tyuremni-stroky-za-nastup-na-mykolayiv-i-zahoplennya-luganshhyny/</text:a>
</text:p>
      <!--NEWS-->
      <text:h text:style-name="P10" text:outline-level="1">
<text:span text:style-name="T4">
Vykhrist will take the next battle in the undercardcard of the duel of Spence - Crawford</text:span>
</text:h>
      <text:p text:style-name="P4">
Authors: Ukrinform (Person)</text:p>
      <text:p text:style-name="P4">
Publisher: Укринформ (Organization)</text:p>
      <text:p text:style-name="P4">
Published Time: 2023-06-23T13:10:38+03:00</text:p>
      <text:p text:style-name="P4">
Modified Time: 2023-06-23T23:10:38+03:00</text:p>
      <text:p text:style-name="P4">
Description: The Ukrainian rival is a 25-year-old Oganyan. - Ukrinform.</text:p>
      <text:p text:style-name="P4">
Images: ['<text:a xlink:type="simple" xlink:href="https://static.ukrinform.com/photos/2023_06/thumb_files/630_360_1687550962-637.jpg" text:style-name="Internet_20_link" text:visited-style-name="Visited_20_Internet_20_Link">
630_360_16875...</text:a>
']</text:p>
      <text:p text:style-name="P4">
Tags: ['Бокс']</text:p>
      <text:p text:style-name="P4">
Type: Article</text:p>
      <!--METADATA-->
      <text:p text:style-name="P4">
<draw:frame draw:style-name="fr1" draw:name="Image83" text:anchor-type="as-char" svg:width="6.9236in" svg:height="3.956343in" draw:z-index="0">
<draw:image xlink:href="../Images/yкринформ/2023-06-23T13-10-38-03-00/630_360_1687550962-637.jpg" xlink:type="simple" xlink:show="embed" xlink:actuate="onLoad" draw:mime-type="image/jpeg"/>
</draw:frame>
The Ukrainian opponent is 25-year-old Oganyan.</text:p>
      <text:p text:style-name="P4">
Ukrainian Super Weighter Victor Vychrist(11-1, 7 xo)will return to the Undercard Ring of the match for the title of absolute world champion in the middle -aged between Errol Spence and Terens Crawford, <text:a xlink:type="simple" xlink:href="https://www.boxingscene.com/gurgen-hovhannisyan-viktor-faust-open-spence-crawford-showtime-ppv-telecast-july-29--175612" text:style-name="Internet_20_link" text:visited-style-name="Visited_20_Internet_20_Link">
reports</text:a>
Boxing Scene, reports Ukrinform.</text:p>
      <text:p text:style-name="P4">
Gurgen Ogangian's rival will be a rival(4-0, 4 who). Бій пройде 29 липня уЛас-Вегасі на T-Mobile Arena.</text:p>
      <text:p text:style-name="P4">
Оганесян у квітні мав провести бій проти колишнього чемпіона IBF ЧарльзаМартіна. Однак Гурген отримав травму ребра на тренуванні, і поєдинок булоскасовано. Останній бій 25-річний Оганесян провів 15 жовтня 2022 року,перемігши американця Майкла Коффі.</text:p>
      <text:p text:style-name="P4">
<text:span text:style-name="T4">
Читайте також:</text:span>
 <text:a xlink:type="simple" xlink:href="https://www.ukrinform.ua/rubric-sports/3726354-mok-vikluciv-miznarodnu-boksersku-asociaciu-zi-svogo-skladu.html" text:style-name="Internet_20_link" text:visited-style-name="Visited_20_Internet_20_Link">
 МОК виключив Міжнародну <text:span text:style-name="T4">
бокс</text:span>
 ерську асоціацію зісвого складу </text:a>
According to Ukrinform, the vortex spent the last fight in February with the Cubet -celeman's pen, having suffered the first defeat in a professional career. The Ukrainian played by points, but missed a very sensitive blow to the corps in the 8th round could not continue the match.</text:p>
      <text:p text:style-name="P4">
Photo: Getty Images</text:p>
      <text:p text:style-name="P4">
News Source: <text:a xlink:type="simple" xlink:href="https://www.ukrinform.ua/rubric-sports/3727015-vihrist-provede-nastupnij-bij-v-anderkardi-poedinku-spens-krouford.html" text:style-name="Internet_20_link" text:visited-style-name="Visited_20_Internet_20_Link">
https://www.ukrinform.ua/rubric-sports/3727015-vihrist-provede-nastupnij-bij-v-anderkardi-poedinku-spens-krouford.html</text:a>
</text:p>
      <!--NEWS-->
      <text:h text:style-name="P10" text:outline-level="1">
<text:span text:style-name="T4">
The losses of the environment of Ukraine as a result of the exclusion of Russia of the dam of Kakhovskaya hydroelectric power station, already amount to more than $ 1.5 billion</text:span>
</text:h>
      <text:p text:style-name="P4">
Author: ['АРМІЯINFORM']</text:p>
      <text:p text:style-name="P4">
Time: 2023-06-23T14:00:00-04:00</text:p>
      <text:p text:style-name="P4">
Description: Zbetki, Zbodani Dovkikika Vnaslikok Pіdriva Rosiyu Kakhovo Ges, in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303ec098-933f-4741-85d8-f883a75615cd.jpg" text:style-name="Internet_20_link" text:visited-style-name="Visited_20_Internet_20_Link">
303ec098-933f-4741-85d8-f883a75615cd.jpg</text:a>
']</text:p>
      <text:p text:style-name="P4">
Tags: ['STOPRUSSIA', 'АГРЕСІЯ РФ', 'ВІЙНА', 'ВТОРГНЕННЯ РФ', 'КАХОВСЬКА ГЕС', 'УРЯДОВИЙ ПОРТАЛ']</text:p>
      <text:p text:style-name="P4">
Category: News</text:p>
      <!--METADATA-->
      <text:p text:style-name="P4">
<draw:frame draw:style-name="fr1" draw:name="Image84" text:anchor-type="as-char" svg:width="6.9236in" svg:height="4.622144in" draw:z-index="0">
<draw:image xlink:href="../Images/AРМІЯINFORM/2023-06-23T14-00-00-04-00/303ec098-933f-4741-85d8-f883a75615cd.jpg" xlink:type="simple" xlink:show="embed" xlink:actuate="onLoad" draw:mime-type="image/jpeg"/>
</draw:frame>
Illustrative photo</text:p>
      <text:p text:style-name="P4">
The losses caused by the environment of Ukraine as a result of the blast of the Dams of Kakhovskaya HPPs are already over $ 1.5 billion. Verification data is currently ongoing. Therefore, the amount of harm can reach hundreds of billion hryvnias. The Minister of Protection and Natural Resources of Ukraine Ruslan in the Studio of the Council TV channel announced this.</text:p>
      <text:p text:style-name="P4">
“We objectively understand that some of the ecosystems have lost forever. They are already not reinforced. We have lost endemic species of animals. These are the species that existed only in the water place - in the south of Ukraine. We have lost half of the forest in this territory, ”said Ruslan Strifter.</text:p>
      <text:p text:style-name="P4">
According to him, on behalf of the President, a plan of recovery region, which has suffered from the blast of the Dam Kakhovka hydroelectric power station, is being prepared. Mindolyl's searches are looking for paths and developing specific steps to preserve ecosystems.</text:p>
      <text:p text:style-name="P4">
<text:span text:style-name="T4">
 Source: </text:span>
 <text:a xlink:type="simple" xlink:href="https://www.kmu.gov.ua/news/zbytky-zavdani-dovkilliu-ukrainy-vnaslidok-pidryvu-rosiieiu-hrebli-kakhovskoi-hes-vzhe-stanovliat-ponad-15-mlrd-dolariv-ssha" text:style-name="Internet_20_link" text:visited-style-name="Visited_20_Internet_20_Link">
<text:span text:style-name="T5">
asor portal</text:span>
</text:a>
</text:p>
      <text:p text:style-name="P4">
News Source: <text:a xlink:type="simple" xlink:href="https://armyinform.com.ua/2023/06/23/zbytky-zavdani-dovkillyu-ukrayiny-vnaslidok-pidryvu-rosiyeyu-grebli-kahovskoyi-ges-vzhe-stanovlyat-ponad-15-mlrd-dolariv-ssha/" text:style-name="Internet_20_link" text:visited-style-name="Visited_20_Internet_20_Link">
https://armyinform.com.ua/2023/06/23/zbytky-zavdani-dovkillyu-ukrayiny-vnaslidok-pidryvu-rosiyeyu-grebli-kahovskoyi-ges-vzhe-stanovlyat-ponad-15-mlrd-dolariv-ssha/</text:a>
</text:p>
      <!--NEWS-->
      <text:h text:style-name="P10" text:outline-level="1">
<text:span text:style-name="T4">
Against Prigogine opened a criminal case through a call to armed rebellion</text:span>
</text:h>
      <text:p text:style-name="P4">
Authors: Ukrinform (Person)</text:p>
      <text:p text:style-name="P4">
Publisher: Укринформ (Organization)</text:p>
      <text:p text:style-name="P4">
Published Time: 2023-06-23T14:17:00+03:00</text:p>
      <text:p text:style-name="P4">
Modified Time: 2023-06-23T23:17:00+03:00</text:p>
      <text:p text:style-name="P4">
Description: The FSB of Russia opened a criminal case against the head of PEC "Wagner" Prigogine through a call for an armed rebellion. - Ukrinform.</text:p>
      <text:p text:style-name="P4">
Images: ['<text:a xlink:type="simple" xlink:href="https://static.ukrinform.com/photos/2022_11/thumb_files/630_360_1668570305-546.jpg" text:style-name="Internet_20_link" text:visited-style-name="Visited_20_Internet_20_Link">
630_360_16685...</text:a>
']</text:p>
      <text:p text:style-name="P4">
Tags: ['ФСБ РФ', 'ПВК "Вагнера"', 'Пригожин', 'Війна з Росією']</text:p>
      <text:p text:style-name="P4">
Type: Article</text:p>
      <!--METADATA-->
      <text:p text:style-name="P4">
<draw:frame draw:style-name="fr1" draw:name="Image85" text:anchor-type="as-char" svg:width="6.9236in" svg:height="3.956343in" draw:z-index="0">
<draw:image xlink:href="../Images/yкринформ/2023-06-23T14-17-00-03-00/630_360_1668570305-546.jpg" xlink:type="simple" xlink:show="embed" xlink:actuate="onLoad" draw:mime-type="image/jpeg"/>
</draw:frame>
The FSB of Russia has repelled a criminal case against the head of PEC "Wagner" Prigogine through Zakklik to the armed rebellion.</text:p>
      <text:p text:style-name="P4">
According to Ukrinform, the Russian TASS Russian Agency in [telegram] reports it(https://t.me/tass_agency/197747).</text:p>
      <text:p text:style-name="P4">
The statements of the founder <text:a xlink:type="simple" xlink:href="https://www.ukrinform.ua/tag-pvk-vagnera" text:style-name="Internet_20_link" text:visited-style-name="Visited_20_Internet_20_Link">
Wagner PEC</text:a>
Yevgeny Prigogine became the basis for initiation of a criminal case about the armed rebellion, reported in the National Anti -Terrorist Committee.</text:p>
      <text:p text:style-name="P4">
<text:span text:style-name="T4">
 Read also: </text:span>
 <text:a xlink:type="simple" xlink:href="https://www.ukrinform.ua/rubric-ato/3725467-budanov-konflikt-prigozina-i-minoboroni-rf-e-cilkom-realnim.html" text:style-name="Internet_20_link" text:visited-style-name="Visited_20_Internet_20_Link">
Budanov: Conflict <text:span text:style-name="T4">
 Prigogine </text:span>
 A and the Ministry of Defense of the Russian Federation is quite realistic</text:a>
As it was reported, the day before Prigogine stated that regular troops of Russian army, subordinate to the Ministry of Defense of the Russian Federation, hit the place of dislocation of the "Wagner". The Defense Ministry denied it.</text:p>
      <text:p text:style-name="P4">
News Source: <text:a xlink:type="simple" xlink:href="https://www.ukrinform.ua/rubric-world/3727016-proti-prigozina-vidkrili-kriminalnu-spravu-cerez-zaklik-do-zbrojnogo-zakolotu.html" text:style-name="Internet_20_link" text:visited-style-name="Visited_20_Internet_20_Link">
https://www.ukrinform.ua/rubric-world/3727016-proti-prigozina-vidkrili-kriminalnu-spravu-cerez-zaklik-do-zbrojnogo-zakolotu.html</text:a>
</text:p>
      <!--NEWS-->
      <text:h text:style-name="P10" text:outline-level="1">
<text:span text:style-name="T4">
In Russia, a record has increased the amount of cash - Bloomberg</text:span>
</text:h>
      <text:p text:style-name="P4">
Authors: Ukrinform (Person)</text:p>
      <text:p text:style-name="P4">
Publisher: Укринформ (Organization)</text:p>
      <text:p text:style-name="P4">
Published Time: 2023-06-23T15:33:00+03:00</text:p>
      <text:p text:style-name="P4">
Modified Time: 2023-06-23T23:33:00+03:00</text:p>
      <text:p text:style-name="P4">
Description: In Russia, the volume of cash increases, which may be connected, among other things, with the payments of the relatives killed in the Wagner PEC. - Ukrinform.</text:p>
      <text:p text:style-name="P4">
Images: ['<text:a xlink:type="simple" xlink:href="https://static.ukrinform.com/photos/2016_02/thumb_files/630_360_1456690247-5644.jpg" text:style-name="Internet_20_link" text:visited-style-name="Visited_20_Internet_20_Link">
630_360_14566...</text:a>
']</text:p>
      <text:p text:style-name="P4">
Tags: ['ПВК "Вагнера"', 'Рубль', 'Війна з Росією']</text:p>
      <text:p text:style-name="P4">
Type: Article</text:p>
      <!--METADATA-->
      <text:p text:style-name="P4">
<draw:frame draw:style-name="fr1" draw:name="Image86" text:anchor-type="as-char" svg:width="6.9236in" svg:height="3.956343in" draw:z-index="0">
<draw:image xlink:href="../Images/yкринформ/2023-06-23T15-33-00-03-00/630_360_1456690247-5644.jpg" xlink:type="simple" xlink:show="embed" xlink:actuate="onLoad" draw:mime-type="image/jpeg"/>
</draw:frame>
In the Russian rates, the amount of cash increases, which may be connected in the middle, with payments to relatives killed in the war of the Wagner PEC.</text:p>
      <text:p text:style-name="P4">
About it reports <text:a xlink:type="simple" xlink:href="http://www.bloomberg.com/news/articles/2023-06-23/russia-war-economy-awash-with-bags-of-cash-kept-out-of-banks" text:style-name="Internet_20_link" text:visited-style-name="Visited_20_Internet_20_Link">
Bloomberg</text:a>
, reports Ukrinform.</text:p>
      <text:p text:style-name="P4">
It is noted that the increase in cash began in September 2022, the afternoon of the President of the Russian Federation by Putin mobilization, and lasted almost continuously for 10 months, which coincided with the fights for Bakhmut, in which the mercenaries of the Wagner PEC participated.</text:p>
      <text:p text:style-name="P4">
"In general, cash turnover during this period was higher than the pre -war forecast by 2.2lion rubles," the newspaper reports.</text:p>
      <text:p text:style-name="P4">
The compensation to the families of the victims of the Wagner PEC is up to five million rubles. Several relatives of the dead said that money is usually given to a cashier. Many were advised not to put funds in bank accounts.</text:p>
      <text:p text:style-name="P4">
<text:span text:style-name="T4">
 Read also: </text:span>
 [enmity between the "Wagner" and the Ministry of Defense of the Russian Federation reach(https://www.ukrinform.ua/rubric-ato/3718847-vorozneca-miz-vagnerivcami-ta-minoboroni-rf-dosagla-bezprecedentnogo-rivna-rozvidka-britanii.html)In particular, a resident of Chelyabinskaya Oksana, whose husband, together with other "Wagnerians" was killed in Bakhmut, told a publication that he did not want problems with tax, and she has no documents that explain the origin of money. "Wagers paid everything he should. We have already bought an apartment," she said.</text:p>
      <text:p text:style-name="P4">
According to Bloomberg, the founder of Wagner PEC Yevgeny Prigogin confirmed in one co -downs that mercenaries were received by the Meriters.</text:p>
      <text:p text:style-name="P4">
"People from the zones went to fight for the people of the Russian Federation to sit at home near the stoves and heated.</text:p>
      <text:p text:style-name="P4">
<text:span text:style-name="T4">
 Read also: </text:span>
 <text:a xlink:type="simple" xlink:href="https://www.ukrinform.ua/rubric-ato/3723168-vagnerivci-vidmovlautsa-pidpisuvati-kontrakti-popri-rozporadzenna-putina-britanska-rozvidka.html" text:style-name="Internet_20_link" text:visited-style-name="Visited_20_Internet_20_Link">
"Wagnerivtsi" refuse to sign Putin's resolution contracts - British intelligence</text:a>
Given the restrictions imposed on banking transactions, the use of paper growth is becoming more common for foreign trade payments. In addition, cash applies to occupied parts of Ukraine, where Russia is imprisoned, as other payment options remain limited.As reported by Ukrinform, the European Union has already introduced 11 packages of sanctions <text:a xlink:type="simple" xlink:href="https://www.ukrinform.ua/tag-rosia" text:style-name="Internet_20_link" text:visited-style-name="Visited_20_Internet_20_Link">
Russia</text:a>
for aggression against Ukraine.</text:p>
      <text:p text:style-name="P4">
News Source: <text:a xlink:type="simple" xlink:href="https://www.ukrinform.ua/rubric-world/3726871-u-rosii-rekordno-zris-obsag-gotivki-bloomberg.html" text:style-name="Internet_20_link" text:visited-style-name="Visited_20_Internet_20_Link">
https://www.ukrinform.ua/rubric-world/3726871-u-rosii-rekordno-zris-obsag-gotivki-bloomberg.html</text:a>
</text:p>
      <!--NEWS-->
      <text:h text:style-name="P10" text:outline-level="1">
<text:span text:style-name="T4">
From April 24, 2022, 2529 people have already been released from Russian captivity</text:span>
</text:h>
      <text:p text:style-name="P4">
Author: ['АРМІЯINFORM']</text:p>
      <text:p text:style-name="P4">
Time: 2023-06-23T16:00:00-04:00</text:p>
      <text:p text:style-name="P4">
Description: Z 24 KVITRY 2022 ROCO in the framework of Roboti Coordinating Headquarters Z Putan Potanennya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ede1dc84-5bad-48ba-b923-bc8c870ca3d7.jpg" text:style-name="Internet_20_link" text:visited-style-name="Visited_20_Internet_20_Link">
ede1dc84-5bad-48ba-b923-bc8c870ca3d7.jpg</text:a>
']</text:p>
      <text:p text:style-name="P4">
Tags: ['STOPRUSSIA', 'АГРЕСІЯ РФ', 'ВІЙНА', 'ВТОРГНЕННЯ РФ', 'КООРДИНАЦІЙНИЙ ШТАБ З ПИТАНЬ ПОВОДЖЕННЯ З ВІЙСЬКОВОПОЛОНЕНИМИ']</text:p>
      <text:p text:style-name="P4">
Category: News</text:p>
      <!--METADATA-->
      <text:p text:style-name="P4">
<draw:frame draw:style-name="fr1" draw:name="Image87" text:anchor-type="as-char" svg:width="6.9236in" svg:height="3.894525in" draw:z-index="0">
<draw:image xlink:href="../Images/AРМІЯINFORM/2023-06-23T16-00-00-04-00/ede1dc84-5bad-48ba-b923-bc8c870ca3d7.jpg" xlink:type="simple" xlink:show="embed" xlink:actuate="onLoad" draw:mime-type="image/jpeg"/>
</draw:frame>
From April 24, 2022, 2529 people have been released as part of the work of the Coordination Headquarters on the issue of dealing with Russian captivity from Russian captivity.</text:p>
      <text:p text:style-name="P4">
About it <text:a xlink:type="simple" xlink:href="https://t.me/Koord_shtab/1307" text:style-name="Internet_20_link" text:visited-style-name="Visited_20_Internet_20_Link">
reports</text:a>
Coordination headquarters of inquiries for the treatment of prisoners of war.</text:p>
      <text:p text:style-name="P4">
Among them are both military personnel and civilian, difficult to get wounded and citizens who fought on the side of Ukraine. We fight for everyone and everyone, do everything possible for all of our people to be fired as soon as possible</text:p>
      <text:p text:style-name="P4">
News Source: <text:a xlink:type="simple" xlink:href="https://armyinform.com.ua/2023/06/23/z-24-kvitnya-2022-roku-z-rosijskoyi-nevoli-zvilneno-vzhe-2529-lyudej/" text:style-name="Internet_20_link" text:visited-style-name="Visited_20_Internet_20_Link">
https://armyinform.com.ua/2023/06/23/z-24-kvitnya-2022-roku-z-rosijskoyi-nevoli-zvilneno-vzhe-2529-lyudej/</text:a>
</text:p>
      <!--NEWS-->
      <text:h text:style-name="P10" text:outline-level="1">
<text:span text:style-name="T4">
Putin in the course of the situation with Prigogin - Peskov</text:span>
</text:h>
      <text:p text:style-name="P4">
Authors: Ukrinform (Person)</text:p>
      <text:p text:style-name="P4">
Publisher: Укринформ (Organization)</text:p>
      <text:p text:style-name="P4">
Published Time: 2023-06-23T16:44:00+03:00</text:p>
      <text:p text:style-name="P4">
Modified Time: 2023-06-23T23:44:00+03:00</text:p>
      <text:p text:style-name="P4">
Description: Russian President Vladimir Putin is aware of the situation on the founder of the Wagner PEC Yevgeny Prigogin. - Ukrinform.</text:p>
      <text:p text:style-name="P4">
Images: ['<text:a xlink:type="simple" xlink:href="https://static.ukrinform.com/photos/2018_02/thumb_files/630_360_1519407750-9865.jpg" text:style-name="Internet_20_link" text:visited-style-name="Visited_20_Internet_20_Link">
630_360_15194...</text:a>
']</text:p>
      <text:p text:style-name="P4">
Tags: ['Путін', 'Росія', 'ПВК "Вагнера"', 'Пригожин']</text:p>
      <text:p text:style-name="P4">
Type: Article</text:p>
      <!--METADATA-->
      <text:p text:style-name="P4">
<draw:frame draw:style-name="fr1" draw:name="Image88" text:anchor-type="as-char" svg:width="6.9236in" svg:height="3.956343in" draw:z-index="0">
<draw:image xlink:href="../Images/yкринформ/2023-06-23T16-44-00-03-00/630_360_1519407750-9865.jpg" xlink:type="simple" xlink:show="embed" xlink:actuate="onLoad" draw:mime-type="image/jpeg"/>
</draw:frame>
Vladimir Putin is aware of the situation of the founder of the Wagner PEC Yevgeny Prigogine.</text:p>
      <text:p text:style-name="P4">
According to Ukrinform, the Russian TASS Russian Agency in [telegram] reports it(https://t.me/tass_agency/197746).</text:p>
      <text:p text:style-name="P4">
“Russian President Vladimir Putin is aware of the situation that unfolds around the founder [Wagner PVC]](https://www.ukrinform.ua/tag-pvk-vagnera)Eugene Prigogine, all necessary measures are taken, reported(Pressecrettarputin)Dmitry Peskov, ”the message reads.</text:p>
      <text:p text:style-name="P4">
As reported <text:a xlink:type="simple" xlink:href="https://www.ukrinform.ua/rubric-world/3727016-proti-prigozina-vidkrili-kriminalnu-spravu-cerez-zaklik-do-zbrojnogo-zakolotu.html" text:style-name="Internet_20_link" text:visited-style-name="Visited_20_Internet_20_Link">
Ukrinform</text:a>
, The FSB of Russia opened the criminal case of the Wagner PEC Anti -Term PEC through the call for an armed rebellion.</text:p>
      <text:p text:style-name="P4">
<text:span text:style-name="T4">
 Read also: </text:span>
 <text:a xlink:type="simple" xlink:href="https://www.ukrinform.ua/rubric-ato/3725147-prigozin-napraviv-rosijskomu-minoboroni-svij-variant-kontraktu-z-najmancami-rozvidka-britanii.html" text:style-name="Internet_20_link" text:visited-style-name="Visited_20_Internet_20_Link">
<text:span text:style-name="T4">
 Prigogine </text:span>
 sent to the Russian Defense Ministry's "contract" with mercenaries - Britain's intelligence</text:a>
On the eve of Prigogine stated that regular troops of the Russian army, subordinate to the Ministry of Defense of the Russian Federation, hit the place of deployment of "Wagner". The abyons denied it.</text:p>
      <text:p text:style-name="P4">
News Source: <text:a xlink:type="simple" xlink:href="https://www.ukrinform.ua/rubric-world/3727017-putin-u-kursi-situacii-z-prigozinim-peskov.html" text:style-name="Internet_20_link" text:visited-style-name="Visited_20_Internet_20_Link">
https://www.ukrinform.ua/rubric-world/3727017-putin-u-kursi-situacii-z-prigozinim-peskov.html</text:a>
</text:p>
      <!--NEWS-->
      <text:h text:style-name="P10" text:outline-level="1">
<text:span text:style-name="T4">
FSB opened criminal case against Evgeniy Prigozhin on civil incitement disobedience, calling ...</text:span>
</text:h>
      <text:p text:style-name="P4">
Authors: liveuamap (Language: en)</text:p>
      <text:p text:style-name="P4">
Time: 2023-06-23T16:47:00</text:p>
      <text:p text:style-name="P4">
Location: Moskva, Moscow (Latitude:55.75311 Longtitude:37.62732)</text:p>
      <text:p text:style-name="P4">
Videos: []</text:p>
      <text:p text:style-name="P4">
Images: []</text:p>
      <text:p text:style-name="P4">
Tags: ["Central and Eastern Europe", "Russia"]</text:p>
      <text:p text:style-name="P4">
Id: 22571268</text:p>
      <!--METADATA-->
      <text:p text:style-name="P4">
FSB opened criminal case against Evgeniy Prigozhin on civil incitementdisobedience, calling PMC Wagner not to follow Prigozhin orders</text:p>
      <text:p text:style-name="P4">
News Collection Link: <text:a xlink:type="simple" xlink:href="https:\/\/liveuamap.com\/en\/2023\/23-june-fsb-opened-criminal-case-against-evgeniy-prigozhin" text:style-name="Internet_20_link" text:visited-style-name="Visited_20_Internet_20_Link">
https:\/\/liveuamap.com\/en\/2023\/23-june-fsb-opened-criminal-case-against-evgeniy-prigozhin</text:a>
</text:p>
      <text:p text:style-name="P4">
News Source: <text:a xlink:type="simple" xlink:href="https://t.me/rian_ru/206667" text:style-name="Internet_20_link" text:visited-style-name="Visited_20_Internet_20_Link">
https://t.me/rian_ru/206667</text:a>
</text:p>
      <!--NEWS-->
      <text:h text:style-name="P10" text:outline-level="1">
<text:span text:style-name="T4">
This year the anxiety of Ukrainians has grown into emotional exhaustion and apathy</text:span>
</text:h>
      <text:p text:style-name="P4">
Authors: Ukrinform (Person)</text:p>
      <text:p text:style-name="P4">
Publisher: Укринформ (Organization)</text:p>
      <text:p text:style-name="P4">
Published Time: 2023-06-23T16:49:00+03:00</text:p>
      <text:p text:style-name="P4">
Modified Time: 2023-06-23T16:49:00+03:00</text:p>
      <text:p text:style-name="P4">
Description: The full -scale war affects the planning of the future of the future, the key issues remain safety and concern due to uncertainty. - Ukrinform.</text:p>
      <text:p text:style-name="P4">
Images: ['<text:a xlink:type="simple" xlink:href="https://static.ukrinform.com/photos/2023_06/thumb_files/630_360_1687527112-902.jpg" text:style-name="Internet_20_link" text:visited-style-name="Visited_20_Internet_20_Link">
630_360_16875...</text:a>
']</text:p>
      <text:p text:style-name="P4">
Tags: ['Стрес', 'Війна з Росією', 'Психічне здоров’я', 'дослідження']</text:p>
      <text:p text:style-name="P4">
Type: Article</text:p>
      <!--METADATA-->
      <text:p text:style-name="P4">
<draw:frame draw:style-name="fr1" draw:name="Image89" text:anchor-type="as-char" svg:width="6.9236in" svg:height="3.956343in" draw:z-index="0">
<draw:image xlink:href="../Images/yкринформ/2023-06-23T16-49-00-03-00/630_360_1687527112-902.jpg" xlink:type="simple" xlink:show="embed" xlink:actuate="onLoad" draw:mime-type="image/jpeg"/>
</draw:frame>
The full -scale war affects the planning of the future by Ukrainians, with key issues remain safety and concern due to uncertainty.</text:p>
      <text:p text:style-name="P4">
This is evidenced(https://www.ukrinform.ua/tag-vijna)In Ukraine: thoughts, experiences, actions ", the presentation of which took place in Ukrinform.</text:p>
      <text:p text:style-name="P4">
"The purpose of the study was to record, describe, and summarize the experiences of experience in Ukraine, as well as the trends of change of experiences over time," - said CEDOS Senior Analystra, said the CEDOS.</text:p>
      <text:p text:style-name="P4">
According to her, the survey is fifth from the beginning of the war and is based on five -wavemarks of life: bodily, containing everyday and life, psychological, social, economic and public.</text:p>
      <text:p text:style-name="P4">
According to the results of the study, the interviewed views are more likely to think than in the past - compared to previous surveys. Key drinking for people remain safety - their own and relatives, anxiety about the uncertainty of the future.</text:p>
      <text:p text:style-name="P4">
According to experts, within three months of a full -scale invasion of Ukrainians began to adapt to the military situation. Air alarm is already accepted as a "new norm".</text:p>
      <text:p text:style-name="P4">
Anxiety and tension in citizens, which was observed at the beginning of a full -scale invasion, in 2023 grew into emotional exhaustion. According to the analyst of Cedos Elizabeth Hassai, some respondent were trying to focus and master emotions for productive work. Respondents now keep difficulty planning the future.</text:p>
      <text:p text:style-name="P4">
In the social dimension, the main problems concerned the separation from relatives and lack of communication, which also provoked anxiety, sadness, fear, loneliness. The most difficult was the situation in people whose close to the occupied territories or near the front line, where the relationship with their relatives was.</text:p>
      <text:p text:style-name="P4">
<text:span text:style-name="T4">
 Read also: </text:span>
 <text:a xlink:type="simple" xlink:href="https://www.ukrinform.ua/rubric-society/3660427-v-ukraini-75-ditej-maut-oznaki-kognitivnogo-stresu.html" text:style-name="Internet_20_link" text:visited-style-name="Visited_20_Internet_20_Link">
75% of children in Ukraine have signs of cognitive stress</text:a>
In the economic sphere, Ukrainians were most sensitive to the increase in the prices of Narachi, the search for new work through moving.In the public sector, according to experts, citizens called their connection with Ukraine more conscious and pronounced than before, they feel proud of and love and love for the country.</text:p>
      <text:p text:style-name="P4">
CEDOS analysts surveyed 435 respondents during March - February 2023.</text:p>
      <text:p text:style-name="P4">
<text:span text:style-name="T4">
 Read also: </text:span>
 <text:a xlink:type="simple" xlink:href="https://www.ukrinform.ua/rubric-society/3683261-ponad-70-ukrainciv-zivut-iz-vidcuttam-napruzenosti-j-stresu-zelenska.html" text:style-name="Internet_20_link" text:visited-style-name="Visited_20_Internet_20_Link">
more than 70% of Ukrainians live with a sense of tension of ystres - Zelensk</text:a>
In total, five waves of the study have been carried out from the beginning of full -scale coordination. In particular, <text:a xlink:type="simple" xlink:href="http://cedos.org.ua/researches/pershi-dni-povnomasshtabnoyi-vijny-v-ukrayini-dumky-perezhyvannya-diyi-analitychna-zapyska-z-pershymy-rezultatamy-doslidzhennya/" text:style-name="Internet_20_link" text:visited-style-name="Visited_20_Internet_20_Link">
the first study</text:a>
It took place in the first two weeks after February 24, 2022, 2022 - <text:a xlink:type="simple" xlink:href="http://cedos.org.ua/researches/try-misyaczi-povnomasshtabnoyi-vijny-v-ukrayini-dumky-perezhyvannya-diyi/" text:style-name="Internet_20_link" text:visited-style-name="Visited_20_Internet_20_Link">
second wave</text:a>
. <text:a xlink:type="simple" xlink:href="http://cedos.org.ua/researches/shist-misyacziv-povnomasshtabnoyi-vijny-v-ukrayini-dumky-perezhyvannya-diyi/" text:style-name="Internet_20_link" text:visited-style-name="Visited_20_Internet_20_Link">
The third wave</text:a>
started all in 2022, <text:a xlink:type="simple" xlink:href="http://cedos.org.ua/researches/devyat-misyacziv-povnomasshtabnoyi-vijny-v-ukrayini-dumky-perezhyvannya-diyi/" text:style-name="Internet_20_link" text:visited-style-name="Visited_20_Internet_20_Link">
fourth</text:a>
- 2022.</text:p>
      <text:p text:style-name="P4">
CEDOS is an independent analytical center and a community that has been working on issues of development since 2010. The purpose of the Center is to find systemic causal problems and options for solving them.</text:p>
      <text:p text:style-name="P4">
News Source: <text:a xlink:type="simple" xlink:href="https://www.ukrinform.ua/rubric-society/3726846-cogoric-trivoga-ukrainciv-pererosla-v-emocijne-visnazenna-ta-apatiu.html" text:style-name="Internet_20_link" text:visited-style-name="Visited_20_Internet_20_Link">
https://www.ukrinform.ua/rubric-society/3726846-cogoric-trivoga-ukrainciv-pererosla-v-emocijne-visnazenna-ta-apatiu.html</text:a>
</text:p>
      <!--NEWS-->
      <text:h text:style-name="P10" text:outline-level="1">
<text:span text:style-name="T4">
Eggs and chicken in Ukraine are rising because of the rise in energy prices - a profile association</text:span>
</text:h>
      <text:p text:style-name="P4">
Authors: Ukrinform (Person)</text:p>
      <text:p text:style-name="P4">
Publisher: Укринформ (Organization)</text:p>
      <text:p text:style-name="P4">
Published Time: 2023-06-23T16:51:00+03:00</text:p>
      <text:p text:style-name="P4">
Modified Time: 2023-06-23T16:51:00+03:00</text:p>
      <text:p text:style-name="P4">
Description: In Ukraine, prices for chicken eggs and chicken will increase as a result of increasing the marginal prices for electricity for industrial consumers and returning taxes to fuel to the pre -war level. - Ukrinform.</text:p>
      <text:p text:style-name="P4">
Images: ['<text:a xlink:type="simple" xlink:href="https://static.ukrinform.com/photos/2023_06/thumb_files/630_360_1687528694-410.jpg" text:style-name="Internet_20_link" text:visited-style-name="Visited_20_Internet_20_Link">
630_360_16875...</text:a>
']</text:p>
      <text:p text:style-name="P4">
Tags: ['Ціни', 'Енергетика', 'Яйця', 'Курятина']</text:p>
      <text:p text:style-name="P4">
Type: Article</text:p>
      <!--METADATA-->
      <text:p text:style-name="P4">
<draw:frame draw:style-name="fr1" draw:name="Image92" text:anchor-type="as-char" svg:width="6.9236in" svg:height="3.956343in" draw:z-index="0">
<draw:image xlink:href="../Images/yкринформ/2023-06-23T16-51-00-03-00/630_360_1687528694-410.jpg" xlink:type="simple" xlink:show="embed" xlink:actuate="onLoad" draw:mime-type="image/jpeg"/>
</draw:frame>
In Ukraine, chicken eggs and chicken will increase as a result of an increase in the marginal prices of NAElectrician for industrial consumers and returning taxes to fuel.</text:p>
      <text:p text:style-name="P4">
According to Ukrinform, it is reported <text:a xlink:type="simple" xlink:href="https://www.poultryukraine.com/ua/about-association/association-news/2023/06/association-news_9492.html" text:style-name="Internet_20_link" text:visited-style-name="Visited_20_Internet_20_Link">
press service of the Association of Soyzpotivka of Ukraine "</text:a>
.</text:p>
      <text:p text:style-name="P4">
It is noted that in July, the Ukrainian branch of poultry grows the effects of increasing the cost of energy due to negative changes in the structural use of products, and since August, manufacturers will be forced to increase the price and retail prices for poultry products for end consumers to cover their own production costs.</text:p>
      <text:p text:style-name="P4">
The association add that in the structure of cost of poultry production electronergy takes from 7%to 12%, and some types of products - up to 30%. However, production <text:a xlink:type="simple" xlink:href="https://www.ukrinform.ua/tag-produkti" text:style-name="Internet_20_link" text:visited-style-name="Visited_20_Internet_20_Link">
products</text:a>
The poultry is made from different stages, and therefore there will be an increase in the cost -layer and, accordingly, the cost of the final production of the industry will increase in "geometric progression". Producers will increase the cost of electricity to the end consumers of products, as their own reservations of growth prices are already exhausted.</text:p>
      <text:p text:style-name="P4">
In addition, from July 1, 2023, it is planned to return taxes to fuel. For poultry farming, the main negative consequence of the premises of grain, oilseeds and products of their processing, which are the basis of compound feed and the highest share in the cost of poultry products. The cost of other components that form the cost of producing poultry and eggs will increase.</text:p>
      <text:p text:style-name="P4">
The Association believes that the situation with the expected increase in the cost of energy can not only eliminate the achievements, but also to return the industry to the space and reduce the population of the poultry held by the farm enterprises.The Union of Poultrymen advocated the introduction of a moratorium on price raising(tariffs)in the energy market for martial law. This will allow poultry products to preserve the existing and even somewhat production of production, ensure food security of the country, continue exporting products and keeping stable prices.</text:p>
      <text:p text:style-name="P4">
<text:span text:style-name="T4">
 Read also: </text:span>
 <text:a xlink:type="simple" xlink:href="https://www.ukrinform.ua/rubric-economy/3723164-v-ukraini-cini-na-ajca-znizuutsa-drugij-misac-pospil.html" text:style-name="Internet_20_link" text:visited-style-name="Visited_20_Internet_20_Link">
in Ukraine prices for <text:span text:style-name="T4">
 eggs </text:span>
 are reduced by the second month</text:a>
As reported by Ukrinform, on May 31, 2023, the National Commission, which implemented universal regulation in the fields of energy and utilities(NERCEP)She made a decision to abolish price restrictions in the electricity market from June 30, 2023. The restrictions were in effect in accordance with Resolution No. 332 of February 25, 20122, which set marginal prices at the level of UAH 2 thousand for MVT-hours. For hours of minimum load and UAH 4 thousand for MVT-hours. for hours maximal load.</text:p>
      <text:p text:style-name="P4">
The Verkhovna Rada of Ukraine in September 2022 approved the bill No. 7668-d(Currently the Law of Ukraine No. 2618-IX)which cancels the tax benefits on fuel in two -stage. According to the law from July 1, 2023, the second stage will start in Ukraine, when the excise duties will be renewed to the pre -war level and the VAT rate is returned up to 20%.</text:p>
      <text:p text:style-name="P4">
News Source: <text:a xlink:type="simple" xlink:href="https://www.ukrinform.ua/rubric-economy/3726860-ajca-i-kuratina-v-ukraini-zdorozcaut-cerez-zrostanna-cin-na-energoresursi-profilna-asociacia.html" text:style-name="Internet_20_link" text:visited-style-name="Visited_20_Internet_20_Link">
https://www.ukrinform.ua/rubric-economy/3726860-ajca-i-kuratina-v-ukraini-zdorozcaut-cerez-zrostanna-cin-na-energoresursi-profilna-asociacia.html</text:a>
</text:p>
      <!--NEWS-->
      <text:h text:style-name="P10" text:outline-level="1">
<text:span text:style-name="T4">
In the Kyiv region began to install windows in damaged shelling of houses</text:span>
</text:h>
      <text:p text:style-name="P4">
Authors: Ukrinform (Person)</text:p>
      <text:p text:style-name="P4">
Publisher: Укринформ (Organization)</text:p>
      <text:p text:style-name="P4">
Published Time: 2023-06-23T16:51:22+03:00</text:p>
      <text:p text:style-name="P4">
Modified Time: 2023-06-23T16:51:22+03:00</text:p>
      <text:p text:style-name="P4">
Description: In the Kiev region, with the support of the non -profit organization Global Empowerment Mission (GEM), in partnership with the Howard Buffette Foundation (HGBF), windows were installed in the homes damaged by Russian homes. - Ukrinform.</text:p>
      <text:p text:style-name="P4">
Images: ['<text:a xlink:type="simple" xlink:href="https://static.ukrinform.com/photos/2023_06/thumb_files/630_360_1687528136-437.jpg" text:style-name="Internet_20_link" text:visited-style-name="Visited_20_Internet_20_Link">
630_360_16875...</text:a>
']</text:p>
      <text:p text:style-name="P4">
Tags: ['Житло', 'Київщина', 'Відбудова']</text:p>
      <text:p text:style-name="P4">
Type: Article</text:p>
      <!--METADATA-->
      <text:p text:style-name="P4">
<draw:frame draw:style-name="fr1" draw:name="Image93" text:anchor-type="as-char" svg:width="6.9236in" svg:height="3.956343in" draw:z-index="0">
<draw:image xlink:href="../Images/yкринформ/2023-06-23T16-51-22-03-00/630_360_1687528136-437.jpg" xlink:type="simple" xlink:show="embed" xlink:actuate="onLoad" draw:mime-type="image/jpeg"/>
</draw:frame>
In the Kiev region with the support of a non -profit organization Global Empowing Mission(GEM)In partnership with Howard Buffett Foundation(HGBF)To start installing windows in damaged by Russian shelling of houses.</text:p>
      <text:p text:style-name="P4">
According to Ukrinform, Ruslan Kravchenko, the head of the Kyiv Regional Military Administration, reports on <text:a xlink:type="simple" xlink:href="https://www.facebook.com/RuslanKravchenkoKyiv/posts/pfbid02iEsdHj6MFxeKvDigcEfEzJBnVoVvFEd8wzm1MwLdxrUXexuyoWgwxtjCCXfLrGsbl" text:style-name="Internet_20_link" text:visited-style-name="Visited_20_Internet_20_Link">
Facebook.</text:a>
According to him, “there are currently 131 damaged apartment in the Buchan district. Housing was affected by the fall of the wrapped enemy goals. More than 550 new windows of tackery will be installed in the apartments. "</text:p>
      <text:p text:style-name="P4">
"More than 250 window structures will be replaced in a number of educational institutions of the Kyiv region. In particular, in the boyar special school for children with visual impairments, the Rzhyshchiv Tabrovar professional lyceums," - said the head of the Ova.</text:p>
      <text:p text:style-name="P4">
According to him, "all the work is planned to be completed in the shorter".</text:p>
      <text:p text:style-name="P4">
He recalled that “at the end of May, they agreed with Globalempowerment Mission, Mike Kappon, that <text:a xlink:type="simple" xlink:href="https://www.ukrinform.ua/tag-kiivsina" text:style-name="Internet_20_link" text:visited-style-name="Visited_20_Internet_20_Link">
Kyiv region</text:a>
will receive windows worth $ 1 million. for the establishment on objects damaged by full -scale invasion of Russia. "</text:p>
      <text:p text:style-name="P4">
<text:span text:style-name="T4">
 Read also: </text:span>
 <text:a xlink:type="simple" xlink:href="https://www.ukrinform.ua/rubric-vidbudova/3726414-buca-makariv-visgorod-ogolosili-persi-vidkriti-torgi-na-vidbudovu-zrujnovanogo-zitla.html" text:style-name="Internet_20_link" text:visited-style-name="Visited_20_Internet_20_Link">
<text:span text:style-name="T4">
 Bucha </text:span>
, Makariv, Vyshgorod: declared the first open -enders to rebuild the destroyed housing</text:a>
“New windows are also planned to be installed in Irpen, which is one of the most exted to the Russians. Similar projects of GEM and HGBF are implemented in the next Ukrainian cities: Poltava, Zaporozhye, Nikolaev, Kharkiv and Uman. ”</text:p>
      <text:p text:style-name="P4">
Kravchenko thanked the "international partners for constructive and efficient work". "Together, we do our best to keep people back, live a habitual life and feel relatively security," Ova's emphasis.</text:p>
      <text:p text:style-name="P4">
As reported by Ukrinform, in June [in Kyiv region already launched a reconstructed one from eighteen apartment buildings,]](https://www.ukrinform.ua/rubric-vidbudova/3724179-na-kiivsini-zapustili-vidbudovu-somogo-bagatokvartirnogo-budinku-kostom-united24.html)Yakivivid is built using the United24.</text:p>
      <text:p text:style-name="P4">
News Source: <text:a xlink:type="simple" xlink:href="https://www.ukrinform.ua/rubric-vidbudova/3726858-na-kiivsini-pocali-vstanovluvati-vikna-u-poskodzenih-obstrilami-budinkah.html" text:style-name="Internet_20_link" text:visited-style-name="Visited_20_Internet_20_Link">
https://www.ukrinform.ua/rubric-vidbudova/3726858-na-kiivsini-pocali-vstanovluvati-vikna-u-poskodzenih-obstrilami-budinkah.html</text:a>
</text:p>
      <!--NEWS-->
      <text:h text:style-name="P10" text:outline-level="1">
<text:span text:style-name="T4">
Russia cynically ignores the existence of the UN and its humanitarian mission - Vereshchuk</text:span>
</text:h>
      <text:p text:style-name="P4">
Authors: Ukrinform (Person)</text:p>
      <text:p text:style-name="P4">
Publisher: Укринформ (Organization)</text:p>
      <text:p text:style-name="P4">
Published Time: 2023-06-23T16:53:28+03:00</text:p>
      <text:p text:style-name="P4">
Modified Time: 2023-06-23T16:53:28+03:00</text:p>
      <text:p text:style-name="P4">
Description: Russia's cynical ignores the very fact of the UN and its humanitarian mission, so it is unclear why it is part of this organization. - Ukrinform.</text:p>
      <text:p text:style-name="P4">
Images: ['<text:a xlink:type="simple" xlink:href="https://static.ukrinform.com/photos/2023_05/thumb_files/630_360_1685552273-524.jpg" text:style-name="Internet_20_link" text:visited-style-name="Visited_20_Internet_20_Link">
630_360_16855...</text:a>
']</text:p>
      <text:p text:style-name="P4">
Tags: ['ООН', 'Верещук', 'Війна з Росією']</text:p>
      <text:p text:style-name="P4">
Type: Article</text:p>
      <!--METADATA-->
      <text:p text:style-name="P4">
<draw:frame draw:style-name="fr1" draw:name="Image96" text:anchor-type="as-char" svg:width="6.9236in" svg:height="3.956343in" draw:z-index="0">
<draw:image xlink:href="../Images/yкринформ/2023-06-23T16-53-28-03-00/630_360_1685552273-524.jpg" xlink:type="simple" xlink:show="embed" xlink:actuate="onLoad" draw:mime-type="image/jpeg"/>
</draw:frame>
Ruiacinic ignores the very fact of the UN and its humanitarian mission, so it is clear why it is part of this organization.</text:p>
      <text:p text:style-name="P4">
This was stated by Viceremier-Minister-Minister of Reintegration of Temporary-Coiled Territories Irina Vereshchuk, Ukrinform reports with a reference to <text:a xlink:type="simple" xlink:href="http://minre.gov.ua/2023/06/23/viczepremyerka-iryna-vereshhuk-yakshho-rosiya-ignoruye-oon-to-navishho-vona-perebuvaye-u-skladi-cziyeyi-organizacziyi/" text:style-name="Internet_20_link" text:visited-style-name="Visited_20_Internet_20_Link">
site</text:a>
Office.</text:p>
      <text:p text:style-name="P4">
“The Russians deliberately blowing up the Kakhovka hydroelectric power station, which caused a large -scale technogenic crash. They do not open humanitarian corridors. They do not allow international humanitarian organizations to assist the victims. Central neglect of international law. This is cynical ignoring the fact of factual <text:a xlink:type="simple" xlink:href="https://www.ukrinform.ua/tag-oon" text:style-name="Internet_20_link" text:visited-style-name="Visited_20_Internet_20_Link">
UN</text:a>
and her humanitarian mission, ”Vereshchuk emphasized.</text:p>
      <text:p text:style-name="P4">
*!(https://www.ukrinform.ua/rubric-polytics/3725012-v-oon-ne-poasnili-comu-rosia-ne-dopuskae-gumanitarni-misii-na-okupovani-teritorii.html)According to her, therefore the question arises as to why Russia is in the UN composition in general, or why there is this organization, which includes a country that ignores international law and the UN itself. "It is absolutely obvious that after our victory, international humanitarian law and the role of international humanitarian organizations will be subject to a significant revision," - Summuvuvalaglava Ministry of Reintegration.</text:p>
      <text:p text:style-name="P4">
*!(https://www.ukrinform.ua/rubric-polytics/3726799-rf-fakticno-povnistu-kontrolue-sekretariat-oon-de-pracuut-majze-400-rosian-elcenko.html)As it was reported, Russian troops on the night against June 6 were carried out by the Podryvkakhov Hydroelectric Power Plant. As a result of the blasting of the machine hall inside, the station is completely destroyed.</text:p>
      <text:p text:style-name="P4">
The losses suffered by Ukraine as a result of the blasting of Kakhovskaya hydroelectric power plants are about $ 1.5 billion, but this is not the final amount.</text:p>
      <text:p text:style-name="P4">
News Source: <text:a xlink:type="simple" xlink:href="https://www.ukrinform.ua/rubric-polytics/3726859-rosia-cinicno-ignorue-fakt-isnuvanna-oon-ta-ii-gumanitarnoi-misii-veresuk.html" text:style-name="Internet_20_link" text:visited-style-name="Visited_20_Internet_20_Link">
https://www.ukrinform.ua/rubric-polytics/3726859-rosia-cinicno-ignorue-fakt-isnuvanna-oon-ta-ii-gumanitarnoi-misii-veresuk.html</text:a>
</text:p>
      <!--NEWS-->
      <text:h text:style-name="P10" text:outline-level="1">
<text:span text:style-name="T4">
In Nikolaev there was a large -scale fire on the car market</text:span>
</text:h>
      <text:p text:style-name="P4">
Authors: Ukrinform (Person)</text:p>
      <text:p text:style-name="P4">
Publisher: Укринформ (Organization)</text:p>
      <text:p text:style-name="P4">
Published Time: 2023-06-23T16:54:00+03:00</text:p>
      <text:p text:style-name="P4">
Modified Time: 2023-06-23T16:54:00+03:00</text:p>
      <text:p text:style-name="P4">
Description: In Nikolaev, a car workshop and warehouses on the territory of the car market were burning. - Ukrinform.</text:p>
      <text:p text:style-name="P4">
Images: ['<text:a xlink:type="simple" xlink:href="https://static.ukrinform.com/photos/2023_06/thumb_files/630_360_1687528006-117.jpeg" text:style-name="Internet_20_link" text:visited-style-name="Visited_20_Internet_20_Link">
630_360_16875...</text:a>
']</text:p>
      <text:p text:style-name="P4">
Tags: ['Миколаїв', 'Пожежа', 'Авторинок']</text:p>
      <text:p text:style-name="P4">
Type: Article</text:p>
      <!--METADATA-->
      <text:p text:style-name="P4">
<draw:frame draw:style-name="fr1" draw:name="Image97" text:anchor-type="as-char" svg:width="6.9236in" svg:height="3.956343in" draw:z-index="0">
<draw:image xlink:href="../Images/yкринформ/2023-06-23T16-54-00-03-00/630_360_1687528006-117.jpeg" xlink:type="simple" xlink:show="embed" xlink:actuate="onLoad" draw:mime-type="image/jpeg"/>
</draw:frame>
Mimkolaiv burned a car workshop and warehouses on the territory of the car market.</text:p>
      <text:p text:style-name="P4">
About it reports the State Emergency Service of Ukraine in the Nikolaev area in <text:a xlink:type="simple" xlink:href="https://t.me/dsns_mykolaiv/1966" text:style-name="Internet_20_link" text:visited-style-name="Visited_20_Internet_20_Link">
telegram</text:a>
, Ukrinform correspondent reports.</text:p>
      <text:p text:style-name="P4">
"In Nikolaev the car workshop and warehouses in the territory of the authorship - firefighters quickly eliminated <text:a xlink:type="simple" xlink:href="https://www.ukrinform.ua/tag-pozeza" text:style-name="Internet_20_link" text:visited-style-name="Visited_20_Internet_20_Link">
fire</text:a>
On an area of 300 square meters. m. ... Five branches of state fire and rescue units, another change of operational and coordination center. Additionally involved the waterway, a car accident, a car of aerial extinguishing, a tactical robot Magirus wolf - R, a car liftinger hydraulic firefighter ", - the message reads.</text:p>
      <text:p text:style-name="P4">
The firefighters managed to localize the fire on an area of 300 square meters. m and at 14: 06 treatment. Due to timely measures, the scale of the scale and the spread of fire to the premises are not allowed.</text:p>
      <text:p text:style-name="P4">
<text:span text:style-name="T4">
 Read also: </text:span>
 [on <text:span text:style-name="T4">
 Khmelnytskyi </text:span>
 <text:span text:style-name="T4">
 </text:span>
 <text:span text:style-name="T4">
 </text:span>
 Falling <text:span text:style-name="T4">
 </text:span>
 Frection <text:span text:style-name="T4">
<text:span text:style-name="T5">
 knock down </text:span>
* </text:span>
 <text:span text:style-name="T4">
 missile </text:span>
 <text:span text:style-name="T4">
 </text:span>
 There is <text:span text:style-name="T4">
 </text:span>
 <text:span text:style-name="T4">
 fire </text:span>
(https://www.ukrinform.ua/rubric-regions/3726654-na-hmelniccini-vnaslidok-padinna-ulamkiv-zbitih-raket-vinikla-pozeza.html)14 units of SES and 57 rescuers were involved in the elimination of the fire, the message was stated.</text:p>
      <text:p text:style-name="P4">
As reported by Ukrinform, in Kharkiv on June 20 due to repair work <text:a xlink:type="simple" xlink:href="https://www.ukrinform.ua/rubric-regions/3725734-u-harkovi-cerez-udar-bliskavki-zagorivsa-gazogin.html" text:style-name="Internet_20_link" text:visited-style-name="Visited_20_Internet_20_Link">
there was a gas pipeline</text:a>
, gas was caught up by gas.</text:p>
      <text:p text:style-name="P4">
News Source: <text:a xlink:type="simple" xlink:href="https://www.ukrinform.ua/rubric-regions/3726857-u-mikolaevi-vinikla-masstabna-pozeza-na-avtorinku.html" text:style-name="Internet_20_link" text:visited-style-name="Visited_20_Internet_20_Link">
https://www.ukrinform.ua/rubric-regions/3726857-u-mikolaevi-vinikla-masstabna-pozeza-na-avtorinku.html</text:a>
</text:p>
      <!--NEWS-->
      <text:h text:style-name="P10" text:outline-level="1">
<text:span text:style-name="T4">
In Kherson, the number of dead as a result of the shelling of a transport enterprise increased to three</text:span>
</text:h>
      <text:p text:style-name="P4">
Authors: Ukrinform (Person)</text:p>
      <text:p text:style-name="P4">
Publisher: Укринформ (Organization)</text:p>
      <text:p text:style-name="P4">
Published Time: 2023-06-23T16:58:00+03:00</text:p>
      <text:p text:style-name="P4">
Modified Time: 2023-06-23T16:58:00+03:00</text:p>
      <text:p text:style-name="P4">
Description: Another employee of the transport enterprise who was injured during the morning Russian arteiber died in Kherson. Thus, the number of dead increased to three. - Ukrinform.</text:p>
      <text:p text:style-name="P4">
Images: ['<text:a xlink:type="simple" xlink:href="https://static.ukrinform.com/photos/2023_06/thumb_files/630_360_1687528748-365.jpg" text:style-name="Internet_20_link" text:visited-style-name="Visited_20_Internet_20_Link">
630_360_16875...</text:a>
']</text:p>
      <text:p text:style-name="P4">
Tags: ['Херсон', 'Загибель', 'Війна з Росією']</text:p>
      <text:p text:style-name="P4">
Type: Article</text:p>
      <!--METADATA-->
      <text:p text:style-name="P4">
<draw:frame draw:style-name="fr1" draw:name="Image103" text:anchor-type="as-char" svg:width="6.9236in" svg:height="3.956343in" draw:z-index="0">
<draw:image xlink:href="../Images/yкринформ/2023-06-23T16-58-00-03-00/630_360_1687528748-365.jpg" xlink:type="simple" xlink:show="embed" xlink:actuate="onLoad" draw:mime-type="image/jpeg"/>
</draw:frame>
The Khersonipomer has another worker of the transport enterprise who was injured during the morning Russian article. Thus, the number of dead increased to three.</text:p>
      <text:p text:style-name="P4">
This was reported in <text:a xlink:type="simple" xlink:href="http://t.me/olexandrprokudin/777" text:style-name="Internet_20_link" text:visited-style-name="Visited_20_Internet_20_Link">
telegram</text:a>
Oleksandr Proudin, the head of the Church, Ukrinform reports.</text:p>
      <text:p text:style-name="P4">
"The heart of a 53 -year -old worker of a transport enterprise stopped in the medical institution, which was fired at Russian terrorists today. Doctors made it possible to save a man's life. Unfortunately, the wounds were too important," - said the head of the Ova.</text:p>
      <text:p text:style-name="P4">
<text:span text:style-name="T4">
 Read also: </text:span>
 <text:a xlink:type="simple" xlink:href="https://www.ukrinform.ua/rubric-ato/3726612-vnoci-rosiani-obstrilali-okolici-zaporizza.html" text:style-name="Internet_20_link" text:visited-style-name="Visited_20_Internet_20_Link">
Night Russians <text:span text:style-name="T4">
 Firing </text:span>
 fir surroundings of Zaporozhye</text:a>
As reported by Ukrinform, at about 10 am on June 23, Russian troops were hit by a communal trolleybus enterprise in <text:a xlink:type="simple" xlink:href="https://www.ukrinform.ua/tag-herson" text:style-name="Internet_20_link" text:visited-style-name="Visited_20_Internet_20_Link">
Kherson</text:a>
, as a result of which the55-year-old man was killed, five more people were injured. Subsequently, the hospital was dead43-year-old.</text:p>
      <text:p text:style-name="P4">
News Source: <text:a xlink:type="simple" xlink:href="https://www.ukrinform.ua/rubric-ato/3726861-u-hersoni-kilkist-zagiblih-vnaslidok-obstrilu-transportnogo-pidpriemstva-zbilsilasa-do-troh.html" text:style-name="Internet_20_link" text:visited-style-name="Visited_20_Internet_20_Link">
https://www.ukrinform.ua/rubric-ato/3726861-u-hersoni-kilkist-zagiblih-vnaslidok-obstrilu-transportnogo-pidpriemstva-zbilsilasa-do-troh.html</text:a>
</text:p>
      <!--NEWS-->
      <text:h text:style-name="P10" text:outline-level="1">
<text:span text:style-name="T4">
The Russians erected a ponton crossing after hitting the Chongar Bridge</text:span>
</text:h>
      <text:p text:style-name="P4">
Authors: Ukrinform (Person)</text:p>
      <text:p text:style-name="P4">
Publisher: Укринформ (Organization)</text:p>
      <text:p text:style-name="P4">
Published Time: 2023-06-23T16:59:00+03:00</text:p>
      <text:p text:style-name="P4">
Modified Time: 2023-06-23T16:59:00+03:00</text:p>
      <text:p text:style-name="P4">
Description: Russian invaders erected a pontoon crossing after a blow to the Chongar Bridge, which was taken yesterday morning, June 22. - Ukrinform.</text:p>
      <text:p text:style-name="P4">
Images: ['<text:a xlink:type="simple" xlink:href="https://static.ukrinform.com/photos/2023_06/thumb_files/630_360_1687437058-446.jpg" text:style-name="Internet_20_link" text:visited-style-name="Visited_20_Internet_20_Link">
630_360_16874...</text:a>
']</text:p>
      <text:p text:style-name="P4">
Tags: ['Чонгар', 'Міст', 'Війна з Росією']</text:p>
      <text:p text:style-name="P4">
Type: Article</text:p>
      <!--METADATA-->
      <text:p text:style-name="P4">
<draw:frame draw:style-name="fr1" draw:name="Image104" text:anchor-type="as-char" svg:width="6.9236in" svg:height="3.956343in" draw:z-index="0">
<draw:image xlink:href="../Images/yкринформ/2023-06-23T16-59-00-03-00/630_360_1687437058-446.jpg" xlink:type="simple" xlink:show="embed" xlink:actuate="onLoad" draw:mime-type="image/jpeg"/>
</draw:frame>
The Russian -enchantments erected a pontoon crossing after a strike on the Chongar Bridge, which was applied yesterday morning, June 22.</text:p>
      <text:p text:style-name="P4">
This was reported in the telegram of the Radio Liberty project <text:a xlink:type="simple" xlink:href="https://t.me/cxemu/3471" text:style-name="Internet_20_link" text:visited-style-name="Visited_20_Internet_20_Link">
"Schemes"</text:a>
, reports Ukrinform.</text:p>
      <text:p text:style-name="P4">
"On June 23, the Planet Labs satellite recorded a new pontoon crossing, built under the Chongar Bridge," the post reads.</text:p>
      <text:p text:style-name="P4">
*!(https://www.ukrinform.ua/rubric-crimea/3726341-u-merezi-opriludnili-moment-udaru-po-congarskomu-mostu.html)It is clarified that previously taken satellite images indicate that the invaders were crossing after a stroke on <text:a xlink:type="simple" xlink:href="https://www.ukrinform.ua/tag-mist" text:style-name="Internet_20_link" text:visited-style-name="Visited_20_Internet_20_Link">
bridge</text:a>
 .</text:p>
      <text:p text:style-name="P4">
The pictures can also see traces of shelling on the Chongar Bridge, which is near it.</text:p>
      <text:p text:style-name="P4">
<text:span text:style-name="T4">
 Read also: </text:span>
 <text:a xlink:type="simple" xlink:href="https://www.ukrinform.ua/rubric-crimea/3726443-cubarov-zagarbniki-rozgubleni-pidriv-congarskogo-mostu-duze-uskladniv-ihnu-logistiku.html" text:style-name="Internet_20_link" text:visited-style-name="Visited_20_Internet_20_Link">
Chubarov: The invaders are confused, undermined the Chongar bridge complicated their logistics</text:a>
As reported by Ukrinform, on the Chongar bridge connecting the temporary -heated Crimea with mainland Ukraine <text:a xlink:type="simple" xlink:href="https://www.ukrinform.ua/rubric-crimea/3726088-na-congarskomu-mostu-perekritij-ruh-okupanti-povidomili-pro-prilit.html" text:style-name="Internet_20_link" text:visited-style-name="Visited_20_Internet_20_Link">
was struck, the movement of the bridge was transformed</text:a>
 .</text:p>
      <text:p text:style-name="P4">
News Source: <text:a xlink:type="simple" xlink:href="https://www.ukrinform.ua/rubric-crimea/3726868-rosiani-zveli-pontonnu-perepravu-pisla-udaru-po-congarskomu-mostu.html" text:style-name="Internet_20_link" text:visited-style-name="Visited_20_Internet_20_Link">
https://www.ukrinform.ua/rubric-crimea/3726868-rosiani-zveli-pontonnu-perepravu-pisla-udaru-po-congarskomu-mostu.html</text:a>
</text:p>
      <!--NEWS-->
      <text:h text:style-name="P10" text:outline-level="1">
<text:span text:style-name="T4">
There will be personnel decisions: Zelensky about the NSDC Consideration with shelters</text:span>
</text:h>
      <text:p text:style-name="P4">
Authors: Ukrinform (Person)</text:p>
      <text:p text:style-name="P4">
Publisher: Укринформ (Organization)</text:p>
      <text:p text:style-name="P4">
Published Time: 2023-06-23T17:00:00+03:00</text:p>
      <text:p text:style-name="P4">
Modified Time: 2023-06-23T17:00:00+03:00</text:p>
      <text:p text:style-name="P4">
Description: President Volodymyr Zelenskyy stated that the conclusions of the repositories' inspection throughout the country are disappointing, and appropriate personnel decisions will be relevant. - Ukrinform.</text:p>
      <text:p text:style-name="P4">
Images: ['<text:a xlink:type="simple" xlink:href="https://static.ukrinform.com/photos/2023_06/thumb_files/630_360_1687535517-265.jpeg" text:style-name="Internet_20_link" text:visited-style-name="Visited_20_Internet_20_Link">
630_360_16875...</text:a>
']</text:p>
      <text:p text:style-name="P4">
Tags: ['РНБО', 'Зеленський', 'Укриття', 'Війна з Росією']</text:p>
      <text:p text:style-name="P4">
Type: Article</text:p>
      <!--METADATA-->
      <text:p text:style-name="P4">
<draw:frame draw:style-name="fr1" draw:name="Image107" text:anchor-type="as-char" svg:width="6.9236in" svg:height="3.956343in" draw:z-index="0">
<draw:image xlink:href="../Images/yкринформ/2023-06-23T17-00-00-03-00/630_360_1687535517-265.jpeg" xlink:type="simple" xlink:show="embed" xlink:actuate="onLoad" draw:mime-type="image/jpeg"/>
</draw:frame>
The Presidential Lordimir Zelensky stated that the conclusions on the results of the warehouses all over the country will be disappointing, there will be appropriate personnel decisions.</text:p>
      <text:p text:style-name="P4">
He stated this in <text:a xlink:type="simple" xlink:href="https://t.me/V_Zelenskiy_official/6690" text:style-name="Internet_20_link" text:visited-style-name="Visited_20_Internet_20_Link">
video message</text:a>
According to the results of the meeting of the National Security and Defense Council, Ukrinform reports.</text:p>
      <text:p text:style-name="P4">
<text:span text:style-name="T5">
Viso: <text:a xlink:type="simple" xlink:href="http://t.me/V_Zelenskiy_official/6690" text:style-name="Internet_20_link" text:visited-style-name="Visited_20_Internet_20_Link">
Presidential Office, Telegrams</text:a>
</text:span>
</text:p>
      <text:p text:style-name="P4">
“Today they have considered the situation with shelters in regions, districts and cities, and Yakivorog is terrorizing the most intensive. The conclusions are disappointing almost all over the country. This is both Kiev, Zaporozhye, Kharkiv, Dnipro, and Konotop, and Bila Tserkva, and Multi -different cities. Particularly cynical and shameful situation in those cities that have a significant financial resource, but unfortunately, other priorities. Personnel decisions will be held, ” - said <text:a xlink:type="simple" xlink:href="https://www.ukrinform.ua/tag-zelenskij" text:style-name="Internet_20_link" text:visited-style-name="Visited_20_Internet_20_Link">
Zelensky</text:a>
.</text:p>
      <text:p text:style-name="P4">
<text:span text:style-name="T4">
 Read also: </text:span>
 [arrested in the closed case <text:span text:style-name="T4">
 shelter </text:span>
 officials.(https://www.ukrinform.ua/rubric-kyiv/3726347-arestovanomu-u-spravi-pro-zakrite-ukritta-cinovniku-kmda-ogolosili-se-odnu-pidozru.html)He stressed that accessible and reliable shelters throughout the country should be - and will be a priority for leaders of all levels.</text:p>
      <text:p text:style-name="P4">
According to Zelensky, Prosecutor General Andriy Kostin informed the NSDC on the work of the prosecutor's office on the return of shelters that were illegally awarded from community property. According to him, today more than 400 such departments have been submitted around the country.</text:p>
      <text:p text:style-name="P4">
As it was reported, on June 23 <text:a xlink:type="simple" xlink:href="https://www.ukrinform.ua/rubric-polytics/3726823-zelenskij-proviv-zasidanna-rnbo.html" text:style-name="Internet_20_link" text:visited-style-name="Visited_20_Internet_20_Link">
a meeting took place</text:a>
National Security and Defense Council on the status of bomb shelters, judicial reform and European integration issues.</text:p>
      <text:p text:style-name="P4">
<text:span text:style-name="T5">
Foto: op</text:span>
</text:p>
      <text:p text:style-name="P4">
News Source: <text:a xlink:type="simple" xlink:href="https://www.ukrinform.ua/rubric-polytics/3726862-budut-kadrovi-risenna-zelenskij-pro-rozglad-na-rnbo-situacii-z-ukrittami.html" text:style-name="Internet_20_link" text:visited-style-name="Visited_20_Internet_20_Link">
https://www.ukrinform.ua/rubric-polytics/3726862-budut-kadrovi-risenna-zelenskij-pro-rozglad-na-rnbo-situacii-z-ukrittami.html</text:a>
</text:p>
      <!--NEWS-->
      <text:h text:style-name="P10" text:outline-level="1">
<text:span text:style-name="T4">
Representatives of the Embassy in Georgia met with Ukrainian children who were injured by Russian attack</text:span>
</text:h>
      <text:p text:style-name="P4">
Authors: Ukrinform (Person)</text:p>
      <text:p text:style-name="P4">
Publisher: Укринформ (Organization)</text:p>
      <text:p text:style-name="P4">
Published Time: 2023-06-23T17:04:00+03:00</text:p>
      <text:p text:style-name="P4">
Modified Time: 2023-06-23T17:04:00+03:00</text:p>
      <text:p text:style-name="P4">
Description: Representatives of the Embassy of Ukraine and the Alliance of Georgian-Ukrainian Friendship on June 23 met with Ukrainian children who came on vacation to Georgia. - Ukrinform.</text:p>
      <text:p text:style-name="P4">
Images: ['<text:a xlink:type="simple" xlink:href="https://static.ukrinform.com/photos/2023_06/thumb_files/630_360_1687528668-400.jpg" text:style-name="Internet_20_link" text:visited-style-name="Visited_20_Internet_20_Link">
630_360_16875...</text:a>
']</text:p>
      <text:p text:style-name="P4">
Tags: ['Діти', 'Грузія', 'Посольство', 'Війна з Росією']</text:p>
      <text:p text:style-name="P4">
Type: Article</text:p>
      <!--METADATA-->
      <text:p text:style-name="P4">
<draw:frame draw:style-name="fr1" draw:name="Image108" text:anchor-type="as-char" svg:width="6.9236in" svg:height="3.956343in" draw:z-index="0">
<draw:image xlink:href="../Images/yкринформ/2023-06-23T17-04-00-03-00/630_360_1687528668-400.jpg" xlink:type="simple" xlink:show="embed" xlink:actuate="onLoad" draw:mime-type="image/jpeg"/>
</draw:frame>
Representatives of the Embassy of Ukraine and the Alliance of Georgian-Ukrainian Friendship met with Ukrainian children who came on vacation to Georgia.</text:p>
      <text:p text:style-name="P4">
According to Ukrinform, about it on <text:a xlink:type="simple" xlink:href="https://www.facebook.com/permalink.php" text:style-name="Internet_20_link" text:visited-style-name="Visited_20_Internet_20_Link">
Facebook</text:a>
The Embassy of Ukraine in Georgia reported.</text:p>
      <text:p text:style-name="P4">
The attendees wished the children who were injured through the Barbarian War of the Anti -Ukraine and in Georgia from June 16 to July 26, together with the surrounding persons, unforgettable experiences and interesting adventures in the hospitable group, new friends, as well as success in their own teaching and development.</text:p>
      <text:p text:style-name="P4">
Within the framework of the stay program, children will participate in various entertaining and cognitive events, in particular in Tbilisi and Kakhetia.</text:p>
      <text:p text:style-name="P4">
The children have already visited the sun, where they sunbathe in the sun and enjoyed the fair -haired adhesive landscapes.</text:p>
      <text:p text:style-name="P4">
The embassy noted that this pleasant event took place as a result of the fruitful labor of the co-operation of the inter-parliamentary group of friendship Ukraine-Georgia-People's Deputation of Ukraine Lyudmila Marchenko and VesPicker of Parliament of Georgia Archilatalakvadze.</text:p>
      <text:p text:style-name="P4">
We will remind, on June 15 in Tbilisi, in the Ukrainian sector at school № 220, detention of the Embassy of Ukraine in Georgia <text:a xlink:type="simple" xlink:href="https://www.ukrinform.ua/rubric-diaspora/3723666-u-tbilisi-dla-ukrainskih-ucniv-proveli-zahid-konstitucia-dla-vsih.html" text:style-name="Internet_20_link" text:visited-style-name="Visited_20_Internet_20_Link">
took place</text:a>
The Constitution for All.</text:p>
      <text:p text:style-name="P4">
<text:span text:style-name="T5">
Foto: Embassy of Ukraine in Georgia / Facebook</text:span>
</text:p>
      <text:p text:style-name="P4">
News Source: <text:a xlink:type="simple" xlink:href="https://www.ukrinform.ua/rubric-diaspora/3726863-predstavniki-posolstva-u-gruzii-zustrilisa-z-ukrainskimi-ditmi-aki-postrazdali-vid-napadu-rf.html" text:style-name="Internet_20_link" text:visited-style-name="Visited_20_Internet_20_Link">
https://www.ukrinform.ua/rubric-diaspora/3726863-predstavniki-posolstva-u-gruzii-zustrilisa-z-ukrainskimi-ditmi-aki-postrazdali-vid-napadu-rf.html</text:a>
</text:p>
      <!--NEWS-->
      <text:h text:style-name="P10" text:outline-level="1">
<text:span text:style-name="T4">
The special commission will check the condition of bridges and overpasses in Ukraine - President</text:span>
</text:h>
      <text:p text:style-name="P4">
Authors: Ukrinform (Person)</text:p>
      <text:p text:style-name="P4">
Publisher: Укринформ (Organization)</text:p>
      <text:p text:style-name="P4">
Published Time: 2023-06-23T17:09:00+03:00</text:p>
      <text:p text:style-name="P4">
Modified Time: 2023-06-23T17:09:00+03:00</text:p>
      <text:p text:style-name="P4">
Description: The National Security and Defense Council set up a commission headed by Viceremier-Minister for Recovery-Minister of Community, Territories and Infrastructure Development Alexander Kubrakov on checking the state of bridges and overpasses throughout Ukraine. - Ukrinform.</text:p>
      <text:p text:style-name="P4">
Images: ['<text:a xlink:type="simple" xlink:href="https://static.ukrinform.com/photos/2022_07/thumb_files/630_360_1657829957-221.jpeg" text:style-name="Internet_20_link" text:visited-style-name="Visited_20_Internet_20_Link">
630_360_16578...</text:a>
']</text:p>
      <text:p text:style-name="P4">
Tags: ['Дороги', 'РНБО', 'Міст', 'Зеленський']</text:p>
      <text:p text:style-name="P4">
Type: Article</text:p>
      <!--METADATA-->
      <text:p text:style-name="P4">
<draw:frame draw:style-name="fr1" draw:name="Image114" text:anchor-type="as-char" svg:width="6.9236in" svg:height="3.956343in" draw:z-index="0">
<draw:image xlink:href="../Images/yкринформ/2023-06-23T17-09-00-03-00/630_360_1657829957-221.jpeg" xlink:type="simple" xlink:show="embed" xlink:actuate="onLoad" draw:mime-type="image/jpeg"/>
</draw:frame>
Radanational Security and Defense created a commission headed by Viceremier-Minister for Recovery-Minister of Community Development, Territories of Tainfrastructure Alexander Kubrakov on checking the state of bridges of Ishlyacopes throughout Ukraine.</text:p>
      <text:p text:style-name="P4">
This was reported by President Volodymyr Zelenskyy in <text:a xlink:type="simple" xlink:href="https://t.me/V_Zelenskiy_official/6690" text:style-name="Internet_20_link" text:visited-style-name="Visited_20_Internet_20_Link">
videos</text:a>
According to the results of the NSDC meeting, Ukrinform reports.</text:p>
      <text:p text:style-name="P4">
"Prime Minister Shmigal also reported on a difficult situation with the state <text:a xlink:type="simple" xlink:href="https://www.ukrinform.ua/tag-mist" text:style-name="Internet_20_link" text:visited-style-name="Visited_20_Internet_20_Link">
bridges</text:a>
and bridge crossings. The largest places, including Kyiv. The condition is frankly dangerous. There is a solution to the NSDC to create a commission to inspect all bridges, overpasses all over the country. Kubrakov, a responsible inspection of Viceremier, ”the President informed.</text:p>
      <text:p text:style-name="P4">
<text:span text:style-name="T5">
Viso: <text:a xlink:type="simple" xlink:href="https://t.me/V_Zelenskiy_official/6690" text:style-name="Internet_20_link" text:visited-style-name="Visited_20_Internet_20_Link">
op</text:a>
</text:span>
</text:p>
      <text:p text:style-name="P4">
<text:span text:style-name="T4">
 Read also: </text:span>
 <text:a xlink:type="simple" xlink:href="https://www.ukrinform.ua/rubric-polytics/3726862-budut-kadrovi-risenna-zelenskij-pro-rozglad-na-rnbo-situacii-z-ukrittami.html" text:style-name="Internet_20_link" text:visited-style-name="Visited_20_Internet_20_Link">
there will be personnel decisions: Zelensky about consideration on the NSPC with shelters</text:a>
As <text:a xlink:type="simple" xlink:href="https://www.ukrinform.ua/rubric-polytics/3726823-zelenskij-proviv-zasidanna-rnbo.html" text:style-name="Internet_20_link" text:visited-style-name="Visited_20_Internet_20_Link">
reported</text:a>
, On June 23, the National Security and Defense Council on the status of bomb shelters, judicial reform and European integration issues took place.</text:p>
      <text:p text:style-name="P4">
<text:span text:style-name="T5">
Foto: op</text:span>
</text:p>
      <text:p text:style-name="P4">
News Source: <text:a xlink:type="simple" xlink:href="https://www.ukrinform.ua/rubric-vidbudova/3726869-specialna-komisia-perevirit-stan-mostiv-i-slahoprovodiv-po-ukraini-prezident.html" text:style-name="Internet_20_link" text:visited-style-name="Visited_20_Internet_20_Link">
https://www.ukrinform.ua/rubric-vidbudova/3726869-specialna-komisia-perevirit-stan-mostiv-i-slahoprovodiv-po-ukraini-prezident.html</text:a>
</text:p>
      <!--NEWS-->
      <text:h text:style-name="P10" text:outline-level="1">
<text:span text:style-name="T4">
In Japan, the first person in the world died from the Oz virus</text:span>
</text:h>
      <text:p text:style-name="P4">
Authors: Ukrinform (Person)</text:p>
      <text:p text:style-name="P4">
Publisher: Укринформ (Organization)</text:p>
      <text:p text:style-name="P4">
Published Time: 2023-06-23T17:10:00+03:00</text:p>
      <text:p text:style-name="P4">
Modified Time: 2023-06-23T17:10:00+03:00</text:p>
      <text:p text:style-name="P4">
Description: The Japanese authorities declared on June 23 the first time in the world after the infection of the Oz virus. - Ukrinform.</text:p>
      <text:p text:style-name="P4">
Images: ['<text:a xlink:type="simple" xlink:href="https://static.ukrinform.com/photos/2020_04/thumb_files/630_360_1586169541-540.jpg" text:style-name="Internet_20_link" text:visited-style-name="Visited_20_Internet_20_Link">
630_360_15861...</text:a>
']</text:p>
      <text:p text:style-name="P4">
Tags: ['Японія', 'Смерть', 'Вірус', 'Хвороба']</text:p>
      <text:p text:style-name="P4">
Type: Article</text:p>
      <!--METADATA-->
      <text:p text:style-name="P4">
<draw:frame draw:style-name="fr1" draw:name="Image115" text:anchor-type="as-char" svg:width="6.9236in" svg:height="3.956343in" draw:z-index="0">
<draw:image xlink:href="../Images/yкринформ/2023-06-23T17-10-00-03-00/630_360_1586169541-540.jpg" xlink:type="simple" xlink:show="embed" xlink:actuate="onLoad" draw:mime-type="image/jpeg"/>
</draw:frame>
Japanese Cavor said on June 23, the world's first fatal case after infection with the Virus of the Oz.</text:p>
      <text:p text:style-name="P4">
As Ukrinform reports, it reports <text:a xlink:type="simple" xlink:href="https://english.kyodonews.net/news/2023/06/c495dc66c50e-woman-in-japan-dies-of-oz-virus-in-world-1st-possibly-tick-borne.html" text:style-name="Internet_20_link" text:visited-style-name="Visited_20_Internet_20_Link">
Kyodo News</text:a>
.</text:p>
      <text:p text:style-name="P4">
According to the authorities of the prefecture Ibaraki and the Ministry of Health <text:a xlink:type="simple" xlink:href="https://www.ukrinform.ua/tag-aponia" text:style-name="Internet_20_link" text:visited-style-name="Visited_20_Internet_20_Link">
Japan</text:a>
, the woman turned to the medical laying of 2022 after she had symptoms, including fatigue.</text:p>
      <text:p text:style-name="P4">
Doctors diagnosed her pneumonia, but after the deterioration of the patient's condition, it was cultivated, and a tick was found on the right thigh.</text:p>
      <text:p text:style-name="P4">
<text:span text:style-name="T4">
 Read also: </text:span>
 [in Europe there is a rise in the risk of diseases transmitted(https://www.ukrinform.ua/rubric-world/3726459-u-evropi-zrostae-rizik-zahvoruvan-aki-peredautsa-komarami.html)She died of myocarditis, which is an inflammation of the heart muscle, after 26 days after hospitalization. According to the National Institute of Infectious Diseases in Tokyo, there is currently no vaccine against the OZ virus.</text:p>
      <text:p text:style-name="P4">
It is noted that the virus was first discovered in 2018 in the AmblymMatestudinarium tick found in the Western Echime Western Prefecture.</text:p>
      <text:p text:style-name="P4">
According to the Navalstite, the OZ virus is transmitted through a tick bite that exists in a large area of Japan.</text:p>
      <text:p text:style-name="P4">
<text:span text:style-name="T4">
 Read also: </text:span>
 <text:a xlink:type="simple" xlink:href="https://www.ukrinform.ua/rubric-society/3711367-pandemia-zmusila-zamislitisa-nad-cinnistu-zitta-psihoterapevt.html" text:style-name="Internet_20_link" text:visited-style-name="Visited_20_Internet_20_Link">
<text:span text:style-name="T4">
 Pandemia </text:span>
 made you think about the value of life -psychotherapist</text:a>
Antibodies were found in wild monkeys, boars and deer in Tibapolis Prefecture Tokyo, central prefectures of HIF and Ie, Western prefecture and yamaguti and southwestern Oita prefecture.</text:p>
      <text:p text:style-name="P4">
It is reported that two hunters in the yamagut also found antibodies.</text:p>
      <text:p text:style-name="P4">
The institute stated that the virus infection is not necessarily deadly, it is an alnence to conduct additional studies on its symptoms and danger.</text:p>
      <text:p text:style-name="P4">
As reported by Ukrinform, in 2022, almost as many jokes were recorded in Europe <text:a xlink:type="simple" xlink:href="https://www.ukrinform.ua/rubric-world/3726459-u-evropi-zrostae-rizik-zahvoruvan-aki-peredautsa-komarami.html" text:style-name="Internet_20_link" text:visited-style-name="Visited_20_Internet_20_Link">
Cases of Denge fever</text:a>
how many in the previous 11 years.</text:p>
      <text:p text:style-name="P4">
News Source: <text:a xlink:type="simple" xlink:href="https://www.ukrinform.ua/rubric-world/3726870-v-aponii-pomerla-persa-ludina-u-sviti-vid-virusu-oz.html" text:style-name="Internet_20_link" text:visited-style-name="Visited_20_Internet_20_Link">
https://www.ukrinform.ua/rubric-world/3726870-v-aponii-pomerla-persa-ludina-u-sviti-vid-virusu-oz.html</text:a>
</text:p>
      <!--NEWS-->
      <text:h text:style-name="P10" text:outline-level="1">
<text:span text:style-name="T4">
Jerusalem asked Moscow to "not read lectures" about Ukraine</text:span>
</text:h>
      <text:p text:style-name="P4">
Authors: Ukrinform (Person)</text:p>
      <text:p text:style-name="P4">
Publisher: Укринформ (Organization)</text:p>
      <text:p text:style-name="P4">
Published Time: 2023-06-23T17:16:43+03:00</text:p>
      <text:p text:style-name="P4">
Modified Time: 2023-06-23T17:16:43+03:00</text:p>
      <text:p text:style-name="P4">
Description: Jerusalem asked the Russian power to "lectures". This was a response to Moscow's statement with the accusation of the Ambassador of Israel in Ukraine Michael Brodsky in the "Prambirmation of Nazism". - Ukrinform.</text:p>
      <text:p text:style-name="P4">
Images: ['<text:a xlink:type="simple" xlink:href="https://static.ukrinform.com/photos/2023_06/thumb_files/630_360_1687529171-315.jpg" text:style-name="Internet_20_link" text:visited-style-name="Visited_20_Internet_20_Link">
630_360_16875...</text:a>
']</text:p>
      <text:p text:style-name="P4">
Tags: ['Ізраїль', 'Україна', 'Агресія РФ']</text:p>
      <text:p text:style-name="P4">
Type: Article</text:p>
      <!--METADATA-->
      <text:p text:style-name="P4">
<draw:frame draw:style-name="fr1" draw:name="Image116" text:anchor-type="as-char" svg:width="6.9236in" svg:height="3.956343in" draw:z-index="0">
<draw:image xlink:href="../Images/yкринформ/2023-06-23T17-16-43-03-00/630_360_1687529171-315.jpg" xlink:type="simple" xlink:show="embed" xlink:actuate="onLoad" draw:mime-type="image/jpeg"/>
</draw:frame>
Jerusalem demanded the power of the Russian Federation "not to read lectures." This was the answer to Moscow's statement with the accusations of the Ambassador of Israel to Ukraine Michael Brodsky in "Pramelianninacism".</text:p>
      <text:p text:style-name="P4">
According to Ukrinform, the speaker of the Foreign Ministry of Israel Liora Hayat wrote about it in <text:a xlink:type="simple" xlink:href="https://twitter.com/LiorHaiat/status/1672151418193555457" text:style-name="Internet_20_link" text:visited-style-name="Visited_20_Internet_20_Link">
Twitter</text:a>
 <text:a xlink:type="simple" xlink:href="https://twitter.com/LiorHaiat/status/1672151418193555457" text:style-name="Internet_20_link" text:visited-style-name="Visited_20_Internet_20_Link">
 .</text:a>
"There are no changes in the policy of Israel, which categorically opposes the heroization of criminals who cooperated with the Nazis in the murder of the Veriv.</text:p>
      <text:p text:style-name="P4">
No side should lectures to the state <text:a xlink:type="simple" xlink:href="https://www.ukrinform.ua/tag-izrail" text:style-name="Internet_20_link" text:visited-style-name="Visited_20_Internet_20_Link">
Israel</text:a>
, The Ministry of Foreign Affairs, or his diplomats about the importance of preserving the memory of the Holocaust or War with the distortion of history, "the statement said.</text:p>
      <text:p text:style-name="P4">
As reported in <text:a xlink:type="simple" xlink:href="https://www.rbc.ua/rus/news/zaharova-zvinuvatila-posla-izrayilyu-proslavlenni-1687520469.html" text:style-name="Internet_20_link" text:visited-style-name="Visited_20_Internet_20_Link">
media</text:a>
 <text:a xlink:type="simple" xlink:href="https://www.rbc.ua/rus/news/zaharova-zvinuvatila-posla-izrayilyu-proslavlenni-1687520469.html" text:style-name="Internet_20_link" text:visited-style-name="Visited_20_Internet_20_Link">
 ,</text:a>
Recently, the Ambassador of Israel to Ukraine, Michaelbrodsky gave an interview stating that despite historical differences, the Jerusalem supports Ukraine. He was referring to the activities of Ukrainian nationalists of the XX century Stepan Bandera, Roman Shukhevych and Andriy Melnik.</text:p>
      <text:p text:style-name="P4">
<text:span text:style-name="T4">
 Read also: </text:span>
 <text:a xlink:type="simple" xlink:href="https://www.ukrinform.ua/rubric-polytics/3726815-netanagu-poasniv-poziciu-izrailu-sodo-vijskovoi-dopomogi-ukraini.html" text:style-name="Internet_20_link" text:visited-style-name="Visited_20_Internet_20_Link">
Netanyaga explained the position <text:span text:style-name="T4">
 Israel </text:span>
 regarding the military aid of Ukraine</text:a>
The Ministry of Foreign Affairs of the Russian Federation Maria Zakharova accused the Israeli diplomat of "supporting the Nazis". The propagandist also did not refrain from spreading persons about Ukraine.</text:p>
      <text:p text:style-name="P4">
News Source: <text:a xlink:type="simple" xlink:href="https://www.ukrinform.ua/rubric-world/3726873-erusalim-poprosiv-moskvu-ne-citati-lekcij-sodo-ukraini.html" text:style-name="Internet_20_link" text:visited-style-name="Visited_20_Internet_20_Link">
https://www.ukrinform.ua/rubric-world/3726873-erusalim-poprosiv-moskvu-ne-citati-lekcij-sodo-ukraini.html</text:a>
</text:p>
      <!--NEWS-->
      <text:h text:style-name="P10" text:outline-level="1">
<text:span text:style-name="T4">
In Ukraine - nearly 700 cases of death and injury of civilians from mines</text:span>
</text:h>
      <text:p text:style-name="P4">
Authors: Ukrinform (Person)</text:p>
      <text:p text:style-name="P4">
Publisher: Укринформ (Organization)</text:p>
      <text:p text:style-name="P4">
Published Time: 2023-06-23T17:19:19+03:00</text:p>
      <text:p text:style-name="P4">
Modified Time: 2023-06-23T17:19:19+03:00</text:p>
      <text:p text:style-name="P4">
Description: In Ukraine, about 700 cases of death and injury to civilians from explosive objects have been recorded. - Ukrinform.</text:p>
      <text:p text:style-name="P4">
Images: ['<text:a xlink:type="simple" xlink:href="https://static.ukrinform.com/photos/2022_04/thumb_files/630_360_1650332659-690.jpg" text:style-name="Internet_20_link" text:visited-style-name="Visited_20_Internet_20_Link">
630_360_16503...</text:a>
']</text:p>
      <text:p text:style-name="P4">
Tags: ['Міна', 'Загибель', 'Травма', 'Війна з Росією', 'Єдині новини']</text:p>
      <text:p text:style-name="P4">
Type: Article</text:p>
      <!--METADATA-->
      <text:p text:style-name="P4">
<draw:frame draw:style-name="fr1" draw:name="Image117" text:anchor-type="as-char" svg:width="6.9236in" svg:height="3.956343in" draw:z-index="0">
<draw:image xlink:href="../Images/yкринформ/2023-06-23T17-19-19-03-00/630_360_1650332659-690.jpg" xlink:type="simple" xlink:show="embed" xlink:actuate="onLoad" draw:mime-type="image/jpeg"/>
</draw:frame>
In Ukraine, about 700 cases of death and injury to civilians have been recorded.</text:p>
      <text:p text:style-name="P4">
About it on the air of the nationwide telephone "Unified News" the reporter of the department of organization of work on humanitarian demining <text:a xlink:type="simple" xlink:href="https://www.ukrinform.ua/tag-dsns" text:style-name="Internet_20_link" text:visited-style-name="Visited_20_Internet_20_Link">
DSNS</text:a>
Sergey Reva, reports correspondent.</text:p>
      <text:p text:style-name="P4">
“The war makes its adjustments to people's lives, and citizens have become bigger. But at the same time, a weekly one or another is recorded in Ukraine when there is injury or, unfortunately, the death of people. And as of today, unfortunately, we have a figure in about 700 recorded cases - these are those who have been injured or died from GNP, ”he said.</text:p>
      <text:p text:style-name="P4">
<text:span text:style-name="T4">
 Read also: </text:span>
 <text:a xlink:type="simple" xlink:href="https://www.ukrinform.ua/rubric-society/3726488-svejcaria-nadast-ukraini-ponad-13-miljona-na-rozminuvanna-teritorij.html" text:style-name="Internet_20_link" text:visited-style-name="Visited_20_Internet_20_Link">
Switzerland will provide Ukraine with more than $ 1.3 million for <text:span text:style-name="T4">
 demining </text:span>
 territories</text:a>
A representative of the SESS also provided data from the Ministry of Reintegration that about 200 people have been died in Ukraine, including children.</text:p>
      <text:p text:style-name="P4">
“Therefore, demining work is not only the disposal of GNP, it is also an explanatory work among the population, bringing them rules, recommendations for them when a person has found something something(Suspicious subject - ed.)What she needs to do, ”Reva said.</text:p>
      <text:p text:style-name="P4">
<text:span text:style-name="T4">
 Read also: </text:span>
 <text:a xlink:type="simple" xlink:href="https://www.ukrinform.ua/rubric-economy/3726673-danska-j-horvatska-kompanii-viroblatimut-v-ukraini-tehniku-dla-rozminuvanna.html" text:style-name="Internet_20_link" text:visited-style-name="Visited_20_Internet_20_Link">
Danish and Croatian companies will produce in Ukrainian technology for <text:span text:style-name="T4">
 demining </text:span>
</text:a>
It was reported that in Kharkiv region a victim of an anti -personnel mines.</text:p>
      <text:p text:style-name="P4">
News Source: <text:a xlink:type="simple" xlink:href="https://www.ukrinform.ua/rubric-society/3726875-v-ukraini-majze-700-vipadkiv-zagibeli-ta-travmuvanna-civilnih-vid-min.html" text:style-name="Internet_20_link" text:visited-style-name="Visited_20_Internet_20_Link">
https://www.ukrinform.ua/rubric-society/3726875-v-ukraini-majze-700-vipadkiv-zagibeli-ta-travmuvanna-civilnih-vid-min.html</text:a>
</text:p>
      <!--NEWS-->
      <text:h text:style-name="P10" text:outline-level="1">
<text:span text:style-name="T4">
A new post office dedicated to GUR will be released in Ukraine</text:span>
</text:h>
      <text:p text:style-name="P4">
Authors: Ukrinform (Person)</text:p>
      <text:p text:style-name="P4">
Publisher: Укринформ (Organization)</text:p>
      <text:p text:style-name="P4">
Published Time: 2023-06-23T17:21:00+03:00</text:p>
      <text:p text:style-name="P4">
Modified Time: 2023-06-23T17:21:00+03:00</text:p>
      <text:p text:style-name="P4">
Description: JSC "UkrPoshta" opened the pre -order of the post office "Main Directorate of Intelligence of the Ministry of Defense of Ukraine"; The introduction is scheduled for June 30. - Ukrinform.</text:p>
      <text:p text:style-name="P4">
Images: ['<text:a xlink:type="simple" xlink:href="https://static.ukrinform.com/photos/2023_06/thumb_files/630_360_1687529796-804.jpeg" text:style-name="Internet_20_link" text:visited-style-name="Visited_20_Internet_20_Link">
630_360_16875...</text:a>
']</text:p>
      <text:p text:style-name="P4">
Tags: ['Марка', 'Розвідка', 'Укрпошта']</text:p>
      <text:p text:style-name="P4">
Type: Article</text:p>
      <!--METADATA-->
      <text:p text:style-name="P4">
<draw:frame draw:style-name="fr1" draw:name="Image118" text:anchor-type="as-char" svg:width="6.9236in" svg:height="3.956343in" draw:z-index="0">
<draw:image xlink:href="../Images/yкринформ/2023-06-23T17-21-00-03-00/630_360_1687529796-804.jpeg" xlink:type="simple" xlink:show="embed" xlink:actuate="onLoad" draw:mime-type="image/jpeg"/>
</draw:frame>
JSC "UkrPoshta" opened the pre -order of the postal set "Main Directorate of Intelligence of the Ministry of Defense of Ukraine"; The introduction is scheduled for June 30.</text:p>
      <text:p text:style-name="P4">
This was reported by the press service <text:a xlink:type="simple" xlink:href="https://postmark.ukrposhta.ua/index.php" text:style-name="Internet_20_link" text:visited-style-name="Visited_20_Internet_20_Link">
Ukrposhta</text:a>
, reports Ukrinform.</text:p>
      <text:p text:style-name="P4">
“<text:a xlink:type="simple" xlink:href="https://www.ukrinform.ua/tag-ukrposta" text:style-name="Internet_20_link" text:visited-style-name="Visited_20_Internet_20_Link">
Postal</text:a>
The issue is devoted to the defenders and defenders of Ukraine who defend the sacred Ukrainian land, andima who gave their lives, protecting sovereignty and territorial integrity of the state, ”the message reads.</text:p>
      <text:p text:style-name="P4">
The set includes the sheet "Main Directorate of Intelligence of the Ministry of Defense" of the series "Glory to the forces of Defense and Security of Ukraine!", Envelope "Main Intelligence Management of the Ministry of Defense of Ukraine" and card "Main Administration of Intelligence of the Ministry of Defense of Ukraine".</text:p>
      <text:p text:style-name="P4">
The number of brands in the sheet is 5+1 coupon. The circulation of the brand - 1 075 000 copies. The priority of the set is 166 UAH, it contains a charity component.</text:p>
      <text:p text:style-name="P4">
<text:span text:style-name="T4">
 Read also: </text:span>
 <text:a xlink:type="simple" xlink:href="https://www.ukrinform.ua/rubric-society/3707121-ukrposta-predstavila-novu-marku-do-dna-evropi-mir-najvisa-cinnist-ludstva.html" text:style-name="Internet_20_link" text:visited-style-name="Visited_20_Internet_20_Link">
UkrPoshta presented a new brand for Europe Day "Peace - The Firet of Humanity value"</text:a>
The product is currently available for pre -ordering. It will be sent from June 302023.</text:p>
      <text:p text:style-name="P4">
As <text:a xlink:type="simple" xlink:href="https://www.ukrinform.ua/rubric-regions/3726508-u-lvovi-pogasili-marki-na-cest-poleglih-ukrainskih-prikordonnikiv.html" text:style-name="Internet_20_link" text:visited-style-name="Visited_20_Internet_20_Link">
reported</text:a>
, in Lviv, stamps were extinguished in honor of the fallen Ukrainian border guards - heroivvraine.</text:p>
      <text:p text:style-name="P4">
<text:span text:style-name="T5">
Foto: t.me/igorsmelyansky</text:span>
</text:p>
      <text:p text:style-name="P4">
News Source: <text:a xlink:type="simple" xlink:href="https://www.ukrinform.ua/rubric-society/3726876-v-ukraini-vipustat-novij-postovij-nabir-prisvacenij-gur.html" text:style-name="Internet_20_link" text:visited-style-name="Visited_20_Internet_20_Link">
https://www.ukrinform.ua/rubric-society/3726876-v-ukraini-vipustat-novij-postovij-nabir-prisvacenij-gur.html</text:a>
</text:p>
      <!--NEWS-->
      <text:h text:style-name="P10" text:outline-level="1">
<text:span text:style-name="T4">
The Ukrainian Danube Shipping Department has auctioned its agro -transportation services</text:span>
</text:h>
      <text:p text:style-name="P4">
Authors: Ukrinform (Person)</text:p>
      <text:p text:style-name="P4">
Publisher: Укринформ (Organization)</text:p>
      <text:p text:style-name="P4">
Published Time: 2023-06-23T17:21:39+03:00</text:p>
      <text:p text:style-name="P4">
Modified Time: 2023-06-23T17:21:39+03:00</text:p>
      <text:p text:style-name="P4">
Description: Due to the high demand for the transportation of agricultural products from the Danube ports of PJSC "Ukrainian Danube Shipping" offers its services through tender purchases. - Ukrinform.</text:p>
      <text:p text:style-name="P4">
Images: ['<text:a xlink:type="simple" xlink:href="https://static.ukrinform.com/photos/2023_06/thumb_files/630_360_1687530012-487.jpg" text:style-name="Internet_20_link" text:visited-style-name="Visited_20_Internet_20_Link">
630_360_16875...</text:a>
']</text:p>
      <text:p text:style-name="P4">
Tags: ['Аукціон', 'Аграрії', 'Українське Дунайське пароплавство']</text:p>
      <text:p text:style-name="P4">
Type: Article</text:p>
      <!--METADATA-->
      <text:p text:style-name="P4">
<draw:frame draw:style-name="fr1" draw:name="Image120" text:anchor-type="as-char" svg:width="6.9236in" svg:height="3.956343in" draw:z-index="0">
<draw:image xlink:href="../Images/yкринформ/2023-06-23T17-21-39-03-00/630_360_1687530012-487.jpg" xlink:type="simple" xlink:show="embed" xlink:actuate="onLoad" draw:mime-type="image/jpeg"/>
</draw:frame>
Due to the high demand for the transportation of agricultural products from the Danube ports of PJSC "Ukrainian Danube Recruitment" offers its services through tenderism.</text:p>
      <text:p text:style-name="P4">
This was reported by CEO Dmitry Moskalenko in <text:a xlink:type="simple" xlink:href="https://www.facebook.com/permalink.php" text:style-name="Internet_20_link" text:visited-style-name="Visited_20_Internet_20_Link">
Facebook</text:a>
, reports Ukrinform.</text:p>
      <text:p text:style-name="P4">
As the head of the port noted, because the transportation of agricultural products of the Ukrainian Danube ports to the Romanian port of Constantz remains the most stable logistics direction, he is returned to him. Therefore, some private shipowners have already started rapidly increasing the river freight.</text:p>
      <text:p text:style-name="P4">
“UDP has always been a supporter of predicted but market and transparent formation <text:a xlink:type="simple" xlink:href="https://www.ukrinform.ua/tag-tarif" text:style-name="Internet_20_link" text:visited-style-name="Visited_20_Internet_20_Link">
tariffs</text:a>
. Considering the very high number of applications from clients, the service of transportation of agricultural products in July we put on a tender, ”Moskalenko said.</text:p>
      <text:p text:style-name="P4">
<text:span text:style-name="T4">
 Read also: </text:span>
 <text:a xlink:type="simple" xlink:href="https://www.ukrinform.ua/rubric-economy/3726850-ukraina-planue-zbilsiti-propusknu-spromoznist-dunajskogo-klastera-do-30-miljoniv-tonn.html" text:style-name="Internet_20_link" text:visited-style-name="Visited_20_Internet_20_Link">
Ukraine plans to increase the capacity <text:span text:style-name="T4">
 Danube </text:span>
 t cluster up to 30 million tons</text:a>
The first bidding will take place on June 29. The starting price of each of the six -proof lots is 1 497 690,00 UAH.</text:p>
      <text:p text:style-name="P4">
As it was reported, PJSC "Ukrainian Danube Shipping" and International Financial Corporation(IFC)<text:a xlink:type="simple" xlink:href="https://www.ukrinform.ua/rubric-economy/3726396-ifc-dopomoze-z-modernizacieu-flotu-ukrainskogo-dunajskogo-paroplavstva.html" text:style-name="Internet_20_link" text:visited-style-name="Visited_20_Internet_20_Link">
signed an investment agreement in the modernization of the fleet of the enterprise</text:a>
.</text:p>
      <text:p text:style-name="P4">
Photo: Dmitry Moskalenko, Facebook</text:p>
      <text:p text:style-name="P4">
News Source: <text:a xlink:type="simple" xlink:href="https://www.ukrinform.ua/rubric-economy/3726877-ukrainske-dunajske-paroplavstvo-vistavilo-na-aukcion-svoi-poslugi-z-agroperevezenna.html" text:style-name="Internet_20_link" text:visited-style-name="Visited_20_Internet_20_Link">
https://www.ukrinform.ua/rubric-economy/3726877-ukrainske-dunajske-paroplavstvo-vistavilo-na-aukcion-svoi-poslugi-z-agroperevezenna.html</text:a>
</text:p>
      <!--NEWS-->
      <text:h text:style-name="P10" text:outline-level="1">
<text:span text:style-name="T4">
Zelensky announced increased responsibility for corruption in courts</text:span>
</text:h>
      <text:p text:style-name="P4">
Authors: Ukrinform (Person)</text:p>
      <text:p text:style-name="P4">
Publisher: Укринформ (Organization)</text:p>
      <text:p text:style-name="P4">
Published Time: 2023-06-23T17:23:00+03:00</text:p>
      <text:p text:style-name="P4">
Modified Time: 2023-06-23T17:23:00+03:00</text:p>
      <text:p text:style-name="P4">
Description: President Volodymyr Zelensky announced the strengthening of criminal liability for corruption offenses in the field of justice up to 10-15 years with confiscation of property, inspection of judges using a lie detector, enhancement of the role of jury court and the possibility of introducing a new mechanism to protect the rights of investors in the courts. - Ukrinform.</text:p>
      <text:p text:style-name="P4">
Images: ['<text:a xlink:type="simple" xlink:href="https://static.ukrinform.com/photos/2023_06/thumb_files/630_360_1687535578-746.jpeg" text:style-name="Internet_20_link" text:visited-style-name="Visited_20_Internet_20_Link">
630_360_16875...</text:a>
']</text:p>
      <text:p text:style-name="P4">
Tags: ['Суд', 'Корупція', 'перевірки', 'Зеленський']</text:p>
      <text:p text:style-name="P4">
Type: Article</text:p>
      <!--METADATA-->
      <text:p text:style-name="P4">
<draw:frame draw:style-name="fr1" draw:name="Image121" text:anchor-type="as-char" svg:width="6.9236in" svg:height="3.956343in" draw:z-index="0">
<draw:image xlink:href="../Images/yкринформ/2023-06-23T17-23-00-03-00/630_360_1687535578-746.jpeg" xlink:type="simple" xlink:show="embed" xlink:actuate="onLoad" draw:mime-type="image/jpeg"/>
</draw:frame>
Presidential Dodisir Zelensky announced the strengthening of criminal liability in the field of justice up to 10-15 years with confiscation of the property, inspection of judges using a lies detector, enhancement of rodgoda jury, and the possibility of introducing a new mechanism to protect the right-investors in the courts.</text:p>
      <text:p text:style-name="P4">
The Head of State stated this in <text:a xlink:type="simple" xlink:href="https://t.me/V_Zelenskiy_official/6690" text:style-name="Internet_20_link" text:visited-style-name="Visited_20_Internet_20_Link">
video message</text:a>
According to the results of the NSDC meeting, Ukrinform reports.</text:p>
      <text:p text:style-name="P4">
He said that Viceremier-Minister Olga Stephanyshyn informed the NSDC on the industrial oral assessment by the European Commission of the Institutional Progress of Ukraine, in particular <text:a xlink:type="simple" xlink:href="https://www.ukrinform.ua/tag-sud" text:style-name="Internet_20_link" text:visited-style-name="Visited_20_Internet_20_Link">
Judicial</text:a>
Reforms.</text:p>
      <text:p text:style-name="P4">
<text:span text:style-name="T5">
Viso: <text:a xlink:type="simple" xlink:href="https://t.me/V_Zelenskiy_official/6690" text:style-name="Internet_20_link" text:visited-style-name="Visited_20_Internet_20_Link">
op</text:a>
</text:span>
</text:p>
      <text:p text:style-name="P4">
“Much has been done. But we consider this only as the necessary basis for our consistent obligations to Ukrainians about justice. It is obvious that the case of the former Supreme Court and other such situations in the judicial system has a stiffer state policy on the requirements for judges, to all those who work in the justice system, and their responsibility for violations, streamlining violations, ”Zelensky emphasized.</text:p>
      <text:p text:style-name="P4">
According to him, the Verkhovna Rada appealed to the NSDC and considered at the meeting, the Verkhovna Rada Chairman Ruslan Stefanchuk and the Chairman of the Committee of Parliamentus of Legal Policy Denis Maslov reported.</text:p>
      <text:p text:style-name="P4">
“So, suggestions. To strengthen criminal liability for corruption laws in the field of justice. And to make it noticeable. From 10 to 15 years with confiscation of property. And that this concerns those who require money, who are guarded, who holds this system of corruption at all its links, ”the president said.</text:p>
      <text:p text:style-name="P4">
He also stressed that there should be verification of the integrity of judges, and not only before appointment.</text:p>
      <text:p text:style-name="P4">
“Unfortunately, time can change people who have been positive at the beginning of work. And I believe that it is worth checking, including the user of a lie detector, ”the head of state said.</text:p>
      <text:p text:style-name="P4">
In addition, he insists that the role of the jury should be strengthened, to expand cases of its use in Ukraine.</text:p>
      <text:p text:style-name="P4">
<text:span text:style-name="T4">
 Read also: </text:span>
 <text:a xlink:type="simple" xlink:href="https://www.ukrinform.ua/rubric-society/3725197-vrp-znovu-virisila-ne-rozgladati-zvilnenna-suddi-oask-ablova.html" text:style-name="Internet_20_link" text:visited-style-name="Visited_20_Internet_20_Link">
GRP again decided not to consider the release of Judge Oaskablov</text:a>
Zelensky added that at the NSDC meeting they discussed the issues of protection of business and investors in the courts.As <text:a xlink:type="simple" xlink:href="https://www.ukrinform.ua/rubric-polytics/3726823-zelenskij-proviv-zasidanna-rnbo.html" text:style-name="Internet_20_link" text:visited-style-name="Visited_20_Internet_20_Link">
reported</text:a>
On Friday, June 23, a meeting of the National Security and Defense Council on Stables, Judicial Reform and European integration issues took place.</text:p>
      <text:p text:style-name="P4">
<text:span text:style-name="T5">
Foto: op</text:span>
</text:p>
      <text:p text:style-name="P4">
News Source: <text:a xlink:type="simple" xlink:href="https://www.ukrinform.ua/rubric-society/3726882-zelenskij-anonsuvav-posilenna-vidpovidalnosti-za-korupciu-v-sudah.html" text:style-name="Internet_20_link" text:visited-style-name="Visited_20_Internet_20_Link">
https://www.ukrinform.ua/rubric-society/3726882-zelenskij-anonsuvav-posilenna-vidpovidalnosti-za-korupciu-v-sudah.html</text:a>
</text:p>
      <!--NEWS-->
      <text:h text:style-name="P10" text:outline-level="1">
<text:span text:style-name="T4">
List of Russian propagandists and "warrior" who got up to 11 EU sanctions package</text:span>
</text:h>
      <text:p text:style-name="P4">
Authors: Ukrinform (Person)</text:p>
      <text:p text:style-name="P4">
Publisher: Укринформ (Organization)</text:p>
      <text:p text:style-name="P4">
Published Time: 2023-06-23T17:25:00+03:00</text:p>
      <text:p text:style-name="P4">
Modified Time: 2023-06-23T17:25:00+03:00</text:p>
      <text:p text:style-name="P4">
Description: The Presidential Office has published a list of propagandists and "military" of the Russian Federation, who have been hit by up to 11 packages of EU sanctions. - Ukrinform.</text:p>
      <text:p text:style-name="P4">
Images: ['<text:a xlink:type="simple" xlink:href="https://static.ukrinform.com/photos/2022_08/thumb_files/630_360_1659353300-361.jpeg" text:style-name="Internet_20_link" text:visited-style-name="Visited_20_Internet_20_Link">
630_360_16593...</text:a>
']</text:p>
      <text:p text:style-name="P4">
Tags: ['Антиросійські санкції', 'Євросоюз', 'Пропаганда', 'Війна з Росією']</text:p>
      <text:p text:style-name="P4">
Type: Article</text:p>
      <!--METADATA-->
      <text:p text:style-name="P4">
<draw:frame draw:style-name="fr1" draw:name="Image122" text:anchor-type="as-char" svg:width="6.9236in" svg:height="3.956343in" draw:z-index="0">
<draw:image xlink:href="../Images/yкринформ/2023-06-23T17-25-00-03-00/630_360_1659353300-361.jpeg" xlink:type="simple" xlink:show="embed" xlink:actuate="onLoad" draw:mime-type="image/jpeg"/>
</draw:frame>
The office of the resident has published a list of propagandists and "military" of the Russian Federation, which got 11 packages of EU sanctions.</text:p>
      <text:p text:style-name="P4">
The head of the Presidential Office Andriy Ermak in [telegram] told about it.(https://t.me/ermaka2022/3014), reports Ukrinform.</text:p>
      <text:p text:style-name="P4">
"In the 11th package of EU anti-Russian sanctions, as offered by the McFala-Jermak group, they got <text:a xlink:type="simple" xlink:href="https://www.ukrinform.ua/tag-propaganda" text:style-name="Internet_20_link" text:visited-style-name="Visited_20_Internet_20_Link">
propagandists</text:a>
and "military" terrorist regime, "Yermak wrote.</text:p>
      <text:p text:style-name="P4">
According to him, among them, in particular, a member of the Working Group of the Special Naval Operation, created by Putin Decree, Deputy Chairman of the Moscow Duma, journalist, Deputy Director General of VGTRK Andriy Medvedev; member of the "working group of a special military operation", created by Putin decree, journalist, "war" of VGTRK Yevgeny Poddubny; Russian political scientist, Honorary Chairman of the Presidium of the Council of Foreign and Defense Policy of the Russian Federation Sergey Karganov; Russian military blogger, head of the propaganda resource of Wargonzo, which often appears in Russian state media, Semen Pegov; The first deputy of the CEO, editor -in -chief of NTV Alexander Kosterin(Kosharnytska); Olga Belov, the first deputy director general of the All -Russian TV and Radio Company, the presenter(VGTRK)Andriy Kondrashov.</text:p>
      <text:p text:style-name="P4">
In addition, the EU sanction list included the propagandist of the First Chanalmikhail Leontiev; Deputy Director General of the All -Russian Television Radio Company(VGTRK)Rifat Sabitov; Correspondent and review of the Izvestiya Information Center, the project of the National Media Group Holding, which provides information services of Ren TV, 5 channel and Izvestia, Viktor Syneok; Propagandist and General Staff of Zazda Channel Boris Yanovsky and First Deputy General Director of the All -Russian TV and Radio Company(VGTRK)Anton Zlatopol.</text:p>
      <text:p text:style-name="P4">
<text:span text:style-name="T4">
 Read also: </text:span>
 <text:a xlink:type="simple" xlink:href="https://www.ukrinform.ua/rubric-society/3723736-propagandista-z-telekanaliv-medvedcuka-zasudili-do-10-rokiv-uvaznenna.html" text:style-name="Internet_20_link" text:visited-style-name="Visited_20_Internet_20_Link">
<text:span text:style-name="T4">
 propagandist </text:span>
 from Medvedchuk's TV channels were sentenced to 10 years in prison</text:a>
"This is good, but the propagandists are much greater, and additional sanctions opposite others are needed. We also need to talk about such restrictions for them, which will not even have the opportunity to rest in the EU," Yermak said, noting, working on this issue.Ukraine insisted on the acceleration of the process of adopting the 11th Package of EU sanctions, as well as the use of destructive sanctions against the Russian military-industrial complex.</text:p>
      <text:p text:style-name="P4">
News Source: <text:a xlink:type="simple" xlink:href="https://www.ukrinform.ua/rubric-polytics/3726880-spisok-rosijskih-propagandistiv-i-voenkoriv-aki-potrapili-do-11-paketu-sankcij-es.html" text:style-name="Internet_20_link" text:visited-style-name="Visited_20_Internet_20_Link">
https://www.ukrinform.ua/rubric-polytics/3726880-spisok-rosijskih-propagandistiv-i-voenkoriv-aki-potrapili-do-11-paketu-sankcij-es.html</text:a>
</text:p>
      <!--NEWS-->
      <text:h text:style-name="P10" text:outline-level="1">
<text:span text:style-name="T4">
Russia resumed in Cuba the Lurdez spying center - the media</text:span>
</text:h>
      <text:p text:style-name="P4">
Authors: Ukrinform (Person)</text:p>
      <text:p text:style-name="P4">
Publisher: Укринформ (Organization)</text:p>
      <text:p text:style-name="P4">
Published Time: 2023-06-23T17:26:00+03:00</text:p>
      <text:p text:style-name="P4">
Modified Time: 2023-06-23T17:26:00+03:00</text:p>
      <text:p text:style-name="P4">
Description: Russia revived the Lurdes Radio Eelectronic Intelligence Center, officially closed in 2001. - Ukrinform.</text:p>
      <text:p text:style-name="P4">
Images: ['<text:a xlink:type="simple" xlink:href="https://static.ukrinform.com/photos/2018_12/thumb_files/630_360_1544099847-328.jpg" text:style-name="Internet_20_link" text:visited-style-name="Visited_20_Internet_20_Link">
630_360_15440...</text:a>
']</text:p>
      <text:p text:style-name="P4">
Tags: ['ГРУ РФ', 'Куба', 'Шпигун', 'США', 'Росія']</text:p>
      <text:p text:style-name="P4">
Type: Article</text:p>
      <!--METADATA-->
      <text:p text:style-name="P4">
<draw:frame draw:style-name="fr1" draw:name="Image123" text:anchor-type="as-char" svg:width="6.9236in" svg:height="3.956343in" draw:z-index="0">
<draw:image xlink:href="../Images/yкринформ/2023-06-23T17-26-00-03-00/630_360_1544099847-328.jpg" xlink:type="simple" xlink:show="embed" xlink:actuate="onLoad" draw:mime-type="image/jpeg"/>
</draw:frame>
Russia has given birth to Cuba Center of Lurdes Radio Electronic Intelligence, officially closed in 2001.</text:p>
      <text:p text:style-name="P4">
This is stated in the investigation <text:a xlink:type="simple" xlink:href="https://theins.ru/politika/262717" text:style-name="Internet_20_link" text:visited-style-name="Visited_20_Internet_20_Link">
The Insider</text:a>
, reports Ukrinform.</text:p>
      <text:p text:style-name="P4">
According to investigators, on the island under the guise of diplomats secretly refer the employees of the Main Intelligence Administration of the Russian Federation of Specialties related to rocket engineering, computing and accurate mathematics. It was possible to find out, in particular, thanks to the students of the Asole School, whose parents were mostly not diplomats, academic officers of special services - specialists of electronic intelligence and related industries.</text:p>
      <text:p text:style-name="P4">
The Insider believes that the appearance of some rocket launchers in the cube may be associated with a probable placement near Havana C-400 missile division "Triumph". Procedure sites first wrote about "Special Operation on Delivery of C-400" that this information is a fake.</text:p>
      <text:p text:style-name="P4">
<text:span text:style-name="T4">
 Read also: </text:span>
 <text:a xlink:type="simple" xlink:href="https://www.ukrinform.ua/rubric-world/3721820-kitaj-vidkidae-zvinuvacenna-u-vikoristanni-spigunskoi-bazi-na-kubi-proti-ssa.html" text:style-name="Internet_20_link" text:visited-style-name="Visited_20_Internet_20_Link">
China rejects accusations of using <text:span text:style-name="T4">
 spy </text:span>
 seal in Cuba against the USA</text:a>
The article states that Putin spoke about the closure of Lurdes in 2000. The core of the electronic center cost $ 200 million a year, and Cuban leader Fidel Castro opposed his closure. However, during the year of dilution of Cuban dissatisfaction, the game workers still left it.</text:p>
      <text:p text:style-name="P4">
In July 2014, the first data on new secret agreements between Kubut [Russia] appeared(https://www.ukrinform.ua/tag-rosia). A radio electronic center, capable of intercepting data from American communication satellites, telephone intervals and messages from NASA flight management in Florida, has renewed Havana's suburbs, The Insider notes.</text:p>
      <text:p text:style-name="P4">
In the same year, Putin arrived in Cuba and wrote down 90% of the debt of the island state worth $ 35 billion. Then the Deputy Head of the Russian Council Dmitromedvedev, Defense Minister Sergey Shoiga, Foreign Minister Sergey Lavrov and other Russian officials came there.</text:p>
      <text:p text:style-name="P4">
<text:span text:style-name="T4">
 Read also: </text:span>
 <text:a xlink:type="simple" xlink:href="https://www.ukrinform.ua/rubric-world/3722001-ssa-zbiraut-dani-pro-arest-amerikanca-v-rosii.html" text:style-name="Internet_20_link" text:visited-style-name="Visited_20_Internet_20_Link">
USA collect information about the American arrest in Russia</text:a>
</text:p>
      <text:p text:style-name="P4">
As reported by Ukrinform, earlier US Secretary of State Anthony Blinken stated that <text:a xlink:type="simple" xlink:href="https://www.ukrinform.ua/rubric-world/3725698-ssa-sturbovani-vijskovou-dialnistu-kitau-na-kubi-blinken.html" text:style-name="Internet_20_link" text:visited-style-name="Visited_20_Internet_20_Link">
the United States is deeply concerned</text:a>
China's military and intelligence activities in Cuba.</text:p>
      <text:p text:style-name="P4">
News Source: <text:a xlink:type="simple" xlink:href="https://www.ukrinform.ua/rubric-world/3726881-rosia-vidnovila-na-kubi-spigunskij-centr-lurdes-zmi.html" text:style-name="Internet_20_link" text:visited-style-name="Visited_20_Internet_20_Link">
https://www.ukrinform.ua/rubric-world/3726881-rosia-vidnovila-na-kubi-spigunskij-centr-lurdes-zmi.html</text:a>
</text:p>
      <!--NEWS-->
      <text:h text:style-name="P10" text:outline-level="1">
<text:span text:style-name="T4">
President: The purpose of this year is to start negotiations on Ukraine's membership in the EU</text:span>
</text:h>
      <text:p text:style-name="P4">
Authors: Ukrinform (Person)</text:p>
      <text:p text:style-name="P4">
Publisher: Укринформ (Organization)</text:p>
      <text:p text:style-name="P4">
Published Time: 2023-06-23T17:33:44+03:00</text:p>
      <text:p text:style-name="P4">
Modified Time: 2023-06-23T17:33:44+03:00</text:p>
      <text:p text:style-name="P4">
Description: President Volodymyr Zelenskyy insists on the need to start negotiations on joining the European Union this year and assures that Ukraine will do its part of the work. - Ukrinform.</text:p>
      <text:p text:style-name="P4">
Images: ['<text:a xlink:type="simple" xlink:href="https://static.ukrinform.com/photos/2022_06/thumb_files/630_360_1654386643-299.png" text:style-name="Internet_20_link" text:visited-style-name="Visited_20_Internet_20_Link">
630_360_16543...</text:a>
']</text:p>
      <text:p text:style-name="P4">
Tags: ['Євросоюз', 'Президент', 'Війна з Росією']</text:p>
      <text:p text:style-name="P4">
Type: Article</text:p>
      <!--METADATA-->
      <text:p text:style-name="P4">
<draw:frame draw:style-name="fr1" draw:name="Image124" text:anchor-type="as-char" svg:width="6.9236in" svg:height="3.956343in" draw:z-index="0">
<draw:image xlink:href="../Images/yкринформ/2023-06-23T17-33-44-03-00/630_360_1654386643-299.png" xlink:type="simple" xlink:show="embed" xlink:actuate="onLoad" draw:mime-type="image/png"/>
</draw:frame>
The Presidential Lordir Zelensky insists on the need this year to start interruptions about joining the European Union and assures that Ukraine will do its part of work.</text:p>
      <text:p text:style-name="P4">
He noted this in <text:a xlink:type="simple" xlink:href="http://t.me/V_Zelenskiy_official/6690" text:style-name="Internet_20_link" text:visited-style-name="Visited_20_Internet_20_Link">
video message</text:a>
According to the results of the NSDC meeting, Ukrinform reports.</text:p>
      <text:p text:style-name="P4">
Source: <text:a xlink:type="simple" xlink:href="http://t.me/V_Zelenskiy_official/6690" text:style-name="Internet_20_link" text:visited-style-name="Visited_20_Internet_20_Link">
contained</text:a>
“Today is exactly the year as Ukraine has acquired the status of a candidate for entry into the European Union, this purpose is to start membership negotiations. Ukraine will definitely do its part of the work, ”the Head of State assured.</text:p>
      <text:p text:style-name="P4">
Zelensky said that the tasks that need to be accomplished at the end of the year were discussed at the Radbeza to fully implement each European Commission recommendation for the beginning(https://www.ukrinform.ua/tag-rnbo)gave the necessary protocol orders.</text:p>
      <text:p text:style-name="P4">
According to the President, all of them really fulfill them.</text:p>
      <text:p text:style-name="P4">
<text:span text:style-name="T4">
 Read also: </text:span>
 <text:a xlink:type="simple" xlink:href="https://www.ukrinform.ua/rubric-polytics/3726660-smigal-iz-frazi-ukraina-majbutnij-clen-es-nastav-cas-vikresliti-slovo-majbutnij.html" text:style-name="Internet_20_link" text:visited-style-name="Visited_20_Internet_20_Link">
Shmigal: From the phrase "Ukraine - the future member of the EU" at the time to cross the word "future"</text:a>
It was reported that on Friday, June 23, a meeting of the National Security and Defense Council on the status of bomb shelters, judicial reform and European integration.</text:p>
      <text:p text:style-name="P4">
News Source: <text:a xlink:type="simple" xlink:href="https://www.ukrinform.ua/rubric-polytics/3726883-prezident-meta-cogoric-rozpocati-peregovori-sodo-clenstva-ukraini-v-es.html" text:style-name="Internet_20_link" text:visited-style-name="Visited_20_Internet_20_Link">
https://www.ukrinform.ua/rubric-polytics/3726883-prezident-meta-cogoric-rozpocati-peregovori-sodo-clenstva-ukraini-v-es.html</text:a>
</text:p>
      <!--NEWS-->
      <text:h text:style-name="P10" text:outline-level="1">
<text:span text:style-name="T4">
Rakitsky continued his contract with Shakhtar</text:span>
</text:h>
      <text:p text:style-name="P4">
Authors: Ukrinform (Person)</text:p>
      <text:p text:style-name="P4">
Publisher: Укринформ (Organization)</text:p>
      <text:p text:style-name="P4">
Published Time: 2023-06-23T17:33:51+03:00</text:p>
      <text:p text:style-name="P4">
Modified Time: 2023-06-23T17:33:51+03:00</text:p>
      <text:p text:style-name="P4">
Description: Shakhtar defender Yaroslav Rakitsky continued the contract. - Ukrinform.</text:p>
      <text:p text:style-name="P4">
Images: ['<text:a xlink:type="simple" xlink:href="https://static.ukrinform.com/photos/2023_06/thumb_files/630_360_1687530764-956.jpeg" text:style-name="Internet_20_link" text:visited-style-name="Visited_20_Internet_20_Link">
630_360_16875...</text:a>
']</text:p>
      <text:p text:style-name="P4">
Tags: ['Футбол', 'Ракицький', 'Шахтар']</text:p>
      <text:p text:style-name="P4">
Type: Article</text:p>
      <!--METADATA-->
      <text:p text:style-name="P4">
<draw:frame draw:style-name="fr1" draw:name="Image125" text:anchor-type="as-char" svg:width="6.9236in" svg:height="3.956343in" draw:z-index="0">
<draw:image xlink:href="../Images/yкринформ/2023-06-23T17-33-51-03-00/630_360_1687530764-956.jpeg" xlink:type="simple" xlink:show="embed" xlink:actuate="onLoad" draw:mime-type="image/jpeg"/>
</draw:frame>
Shakhtar defender Yaroslav Rakitsky continued the contract.</text:p>
      <text:p text:style-name="P4">
This was reported <text:a xlink:type="simple" xlink:href="https://shakhtar.com/uk-ua/news/2023/june/23_news/23_rakitskyi/" text:style-name="Internet_20_link" text:visited-style-name="Visited_20_Internet_20_Link">
press service</text:a>
Miners, Ukrinform reports.</text:p>
      <text:p text:style-name="P4">
The new defender agreement is valid until June 30, 2024.</text:p>
      <text:p text:style-name="P4">
The 33-year-old football player is Shakhtar. He performed from 2009 to 2019 for his first team, in the spring of 2022 he joined the Miners to participate in harmonious matches, and then finally returned to the club in January 2023.</text:p>
      <text:p text:style-name="P4">
<text:span text:style-name="T4">
 Read also: </text:span>
 <text:a xlink:type="simple" xlink:href="https://www.ukrinform.ua/rubric-sports/3726781-fk-dinamo-vze-pogodiv-provedenna-troh-matciv-na-zbori-v-avstrii.html" text:style-name="Internet_20_link" text:visited-style-name="Visited_20_Internet_20_Link">
FC Dynamo "has already agreed to hold three matches at the Austrian meeting</text:a>
A total of 340 matches and 16 goals scored in the Donetsk people. Last season, he became a champion of Ukraine.</text:p>
      <text:p text:style-name="P4">
Photo: shakhtar.com</text:p>
      <text:p text:style-name="P4">
News Source: <text:a xlink:type="simple" xlink:href="https://www.ukrinform.ua/rubric-sports/3726884-rakickij-prodovziv-kontrakt-z-sahtarem.html" text:style-name="Internet_20_link" text:visited-style-name="Visited_20_Internet_20_Link">
https://www.ukrinform.ua/rubric-sports/3726884-rakickij-prodovziv-kontrakt-z-sahtarem.html</text:a>
</text:p>
      <!--NEWS-->
      <text:h text:style-name="P10" text:outline-level="1">
<text:span text:style-name="T4">
Armoured vehicles reported on streets of Moscow</text:span>
</text:h>
      <text:p text:style-name="P4">
Authors: liveuamap (Language: en)</text:p>
      <text:p text:style-name="P4">
Time: 2023-06-23T17:39:44</text:p>
      <text:p text:style-name="P4">
Location: Moscow (Latitude:55.76262 Longtitude:37.61341)</text:p>
      <text:p text:style-name="P4">
Videos: []</text:p>
      <text:p text:style-name="P4">
Images: []</text:p>
      <text:p text:style-name="P4">
Tags: ["Russia"]</text:p>
      <text:p text:style-name="P4">
Id: 22571269</text:p>
      <!--METADATA-->
      <text:p text:style-name="P4">
Armoured vehicles reported on streets of Moscow</text:p>
      <text:p text:style-name="P4">
News Collection Link: <text:a xlink:type="simple" xlink:href="https:\/\/liveuamap.com\/en\/2023\/23-june-armoured-vehicles-reported-on-streets-of-moscow" text:style-name="Internet_20_link" text:visited-style-name="Visited_20_Internet_20_Link">
https:\/\/liveuamap.com\/en\/2023\/23-june-armoured-vehicles-reported-on-streets-of-moscow</text:a>
</text:p>
      <text:p text:style-name="P4">
News Source: <text:a xlink:type="simple" xlink:href="https://t.me/rusbrief/129037" text:style-name="Internet_20_link" text:visited-style-name="Visited_20_Internet_20_Link">
https://t.me/rusbrief/129037</text:a>
</text:p>
      <!--NEWS-->
      <text:h text:style-name="P10" text:outline-level="1">
<text:span text:style-name="T4">
General Surovkin calling for Wagner troops to recall troops and to return to bases</text:span>
</text:h>
      <text:p text:style-name="P4">
Authors: liveuamap (Language: en)</text:p>
      <text:p text:style-name="P4">
Time: 2023-06-23T17:41:52</text:p>
      <text:p text:style-name="P4">
Location: Moskva, Moscow (Latitude:55.75139 Longtitude:37.60369)</text:p>
      <text:p text:style-name="P4">
Videos: []</text:p>
      <text:p text:style-name="P4">
Images: []</text:p>
      <text:p text:style-name="P4">
Tags: ["Russia", "Central and Eastern Europe"]</text:p>
      <text:p text:style-name="P4">
Id: 22571270</text:p>
      <!--METADATA-->
      <text:p text:style-name="P4">
General Surovkin calling for Wagner troops to recall troops and to return tobases</text:p>
      <text:p text:style-name="P4">
News Collection Link: <text:a xlink:type="simple" xlink:href="https:\/\/russia.liveuamap.com\/en\/2023\/23-june-general-surovkin-calling-for-wagner-troops-to-recall" text:style-name="Internet_20_link" text:visited-style-name="Visited_20_Internet_20_Link">
https:\/\/russia.liveuamap.com\/en\/2023\/23-june-general-surovkin-calling-for-wagner-troops-to-recall</text:a>
</text:p>
      <text:p text:style-name="P4">
News Source: <text:a xlink:type="simple" xlink:href="https://t.me/logikamarkova/7015" text:style-name="Internet_20_link" text:visited-style-name="Visited_20_Internet_20_Link">
https://t.me/logikamarkova/7015</text:a>
</text:p>
      <!--NEWS-->
      <text:h text:style-name="P10" text:outline-level="1">
<text:span text:style-name="T4">
In Zaporozhye, the court renewed the director of the hospital where there was a deadly fire</text:span>
</text:h>
      <text:p text:style-name="P4">
Authors: Ukrinform (Person)</text:p>
      <text:p text:style-name="P4">
Publisher: Укринформ (Organization)</text:p>
      <text:p text:style-name="P4">
Published Time: 2023-06-23T17:42:00+03:00</text:p>
      <text:p text:style-name="P4">
Modified Time: 2023-06-23T17:42:00+03:00</text:p>
      <text:p text:style-name="P4">
Description: The Court of Zaporizhzhia reinstated Vladimir Shinkarenko, director of the regional infectious clinical hospital, where there was a fire that killed four people. He has to pay more than UAH 260 thousand wages. - Ukrinform.</text:p>
      <text:p text:style-name="P4">
Images: ['<text:a xlink:type="simple" xlink:href="https://static.ukrinform.com/photos/2021_02/thumb_files/630_360_1612401582-345.jpg" text:style-name="Internet_20_link" text:visited-style-name="Visited_20_Internet_20_Link">
630_360_16124...</text:a>
', '<text:a xlink:type="simple" xlink:href="https://static.ukrinform.com/photos/2023_06/1687529659-677.jpg" text:style-name="Internet_20_link" text:visited-style-name="Visited_20_Internet_20_Link">
1687529659-67...</text:a>
']</text:p>
      <text:p text:style-name="P4">
Tags: ['Пожежа', 'Суд', 'Лікарня', 'Запоріжжя']</text:p>
      <text:p text:style-name="P4">
Type: Article</text:p>
      <!--METADATA-->
      <text:p text:style-name="P4">
<draw:frame draw:style-name="fr1" draw:name="Image126" text:anchor-type="as-char" svg:width="6.9236in" svg:height="3.956343in" draw:z-index="0">
<draw:image xlink:href="../Images/yкринформ/2023-06-23T17-42-00-03-00/630_360_1612401582-345.jpg" xlink:type="simple" xlink:show="embed" xlink:actuate="onLoad" draw:mime-type="image/jpeg"/>
</draw:frame>
The Sudzhamia renewed Vladimir Shinkarenko, director of the regional infectious clinical hospital, where there was a fire that resulted in the death of people. He has to pay more than UAH 260 thousand wages.</text:p>
      <text:p text:style-name="P4">
About reports Ukrinform with reference to the lawyer Stanislav Grishin, who published a corresponding court decision.</text:p>
      <text:p text:style-name="P4">
<draw:frame draw:style-name="fr1" draw:name="Image127" text:anchor-type="as-char" svg:width="6.9236in" svg:height="9.231467in" draw:z-index="0">
<draw:image xlink:href="../Images/yкринформ/2023-06-23T17-42-00-03-00/1687529659-677.jpg" xlink:type="simple" xlink:show="embed" xlink:actuate="onLoad" draw:mime-type="image/jpeg"/>
</draw:frame>
<text:span text:style-name="T5">
Foto: Stanislav Grishin/Facebook</text:span>
</text:p>
      <text:p text:style-name="P4">
"<text:a xlink:type="simple" xlink:href="https://www.ukrinform.ua/tag-sud" text:style-name="Internet_20_link" text:visited-style-name="Visited_20_Internet_20_Link">
Court</text:a>
He declared unlawful and cancellation of the Zaporizhzhya Regional Council of 29.07.2021 №68 "On the dismissal of VL, Director of the NPP" Regional Infectious Hospital "ZOR, and the contract with him until the expiration of his term." The court recovered the taller of Vladimir's illegally dismissed Shinkarenko salary in the amount of 267 665UAH and legal aid expenses 10 000 UAH, "he wrote.</text:p>
      <text:p text:style-name="P4">
<text:span text:style-name="T4">
 Read also: </text:span>
 <text:a xlink:type="simple" xlink:href="https://www.ukrinform.ua/rubric-regions/3725744-likarni-zaporizza-popri-vijnu-vidkrivaut-novi-viddilenna-sekretar-miskradi.html" text:style-name="Internet_20_link" text:visited-style-name="Visited_20_Internet_20_Link">
<text:span text:style-name="T4">
 urban </text:span>
 <text:span text:style-name="T4">
 Hospitals </text:span>
 <text:span text:style-name="T4">
 Zaporozhye </text:span>
 <text:span text:style-name="T4">
 </text:span>
 <text:span text:style-name="T4">
 </text:span>
 <text:span text:style-name="T4">
 war </text:span>
<text:span text:style-name="T5">
 open </text:span>
<text:span text:style-name="T5">
 </text:span>
<text:span text:style-name="T5">
 </text:span>
<text:span text:style-name="T5">
 new </text:span>
<text:span text:style-name="T5">
 </text:span>
<text:span text:style-name="T5">
 </text:span>
<text:span text:style-name="T5">
 branches </text:span>
<text:span text:style-name="T5">
 - - </text:span>
<text:span text:style-name="T5">
 Kurtev </text:span>
*</text:a>
The court's decision shall come into force after the expiration of the appeal of the appeal by all parties to the case. The decision can be challenged by the Zaporozhye Regional Council for 30 days.</text:p>
      <text:p text:style-name="P4">
As it was reported, <text:a xlink:type="simple" xlink:href="https://www.ukrinform.ua/rubric-regions/3289349-u-zaporizzi-zvilnili-direktora-likarni-de-stalasa-smertelna-pozeza.html" text:style-name="Internet_20_link" text:visited-style-name="Visited_20_Internet_20_Link">
Shinkarenko was released on July 30, 2021</text:a>
. The corresponding decision was supported by 46 deputies out of 64 present at the regional council session. To release Shynkarenki on the second attempt. The basis was the act of inspection by the regional council of the infectious medicine and the act of inspection of the State Audit Service. According to the results of both checks, it was clear that in 5 months(The regional council checked the hospital for so much time - ed.)Systemic gross violations of the terms of the contract, budget losses, both state and regional, amounted to more than UAH 6 million.</text:p>
      <text:p text:style-name="P4">
On February 3, 2021 in the regional infectious hospital in intensive care of the discharge <text:a xlink:type="simple" xlink:href="https://www.ukrinform.ua/rubric-regions/3184009-u-zaporizzi-gorit-budivla-oblasnoi-infekcijnoi-likarni.html" text:style-name="Internet_20_link" text:visited-style-name="Visited_20_Internet_20_Link">
as a result of the explosion of oxygen there was a fire</text:a>
. Four people were killed, including an anesthesiologist Olga Gliva.</text:p>
      <text:p text:style-name="P4">
News Source: <text:a xlink:type="simple" xlink:href="https://www.ukrinform.ua/rubric-regions/3726874-u-zaporizzi-sud-ponoviv-na-posadi-direktora-likarni-de-stalasa-smertelna-pozeza.html" text:style-name="Internet_20_link" text:visited-style-name="Visited_20_Internet_20_Link">
https://www.ukrinform.ua/rubric-regions/3726874-u-zaporizzi-sud-ponoviv-na-posadi-direktora-likarni-de-stalasa-smertelna-pozeza.html</text:a>
</text:p>
      <!--NEWS-->
      <text:h text:style-name="P10" text:outline-level="1">
<text:span text:style-name="T4">
The first issue of the EU Foreign Ministers meeting in Luxembourg will be Ukraine</text:span>
</text:h>
      <text:p text:style-name="P4">
Authors: Ukrinform (Person)</text:p>
      <text:p text:style-name="P4">
Publisher: Укринформ (Organization)</text:p>
      <text:p text:style-name="P4">
Published Time: 2023-06-23T17:46:00+03:00</text:p>
      <text:p text:style-name="P4">
Modified Time: 2023-06-23T17:46:00+03:00</text:p>
      <text:p text:style-name="P4">
Description: Ukraine is again marked with the first paragraph under the agenda of the EU Council of Ministers for Foreign Affairs, which will be held next Monday, June 26, in Luxembourg. - Ukrinform.</text:p>
      <text:p text:style-name="P4">
Images: ['<text:a xlink:type="simple" xlink:href="https://static.ukrinform.com/photos/2019_07/thumb_files/630_360_1562308141-294.jpg" text:style-name="Internet_20_link" text:visited-style-name="Visited_20_Internet_20_Link">
630_360_15623...</text:a>
']</text:p>
      <text:p text:style-name="P4">
Tags: ['Євросоюз', 'Люксембург', 'Саміт', 'Україна']</text:p>
      <text:p text:style-name="P4">
Type: Article</text:p>
      <!--METADATA-->
      <text:p text:style-name="P4">
<draw:frame draw:style-name="fr1" draw:name="Image128" text:anchor-type="as-char" svg:width="6.9236in" svg:height="3.956343in" draw:z-index="0">
<draw:image xlink:href="../Images/yкринформ/2023-06-23T17-46-00-03-00/630_360_1562308141-294.jpg" xlink:type="simple" xlink:show="embed" xlink:actuate="onLoad" draw:mime-type="image/jpeg"/>
</draw:frame>
Ukrainian Aznov is marked by the first paragraph in the agenda of the EU Council of Ministers in law, which will take place next Monday, June 26, Uluxembourg.</text:p>
      <text:p text:style-name="P4">
According to Ukrinform, such information is contained <text:a xlink:type="simple" xlink:href="https://www.consilium.europa.eu/en/meetings/fac/2023/06/26/" text:style-name="Internet_20_link" text:visited-style-name="Visited_20_Internet_20_Link">
on the website of the EU Council</text:a>
.</text:p>
      <text:p text:style-name="P4">
“Council of Ministers <text:a xlink:type="simple" xlink:href="https://www.ukrinform.ua/tag-evrosouz" text:style-name="Internet_20_link" text:visited-style-name="Visited_20_Internet_20_Link">
EU</text:a>
Out -of -law will meet in Luxembourg to discuss Russian anti -Ukraine aggression. After that, the EU ministers will have an exchange of views on Esta Latin America and the Caribbean countries, before the EU-Celac Summit, scheduled for July 17-18, 2023. After that, the EU Council has a disposal of digital diplomacy and is expected to approve the conclusions of the respect, ”the message reads.</text:p>
      <text:p text:style-name="P4">
Among other issues on the agenda, European ministers will have an updated information about the situation in Tunisia, Armenia and Azerbaijan, as well as on the Dialog between Belgrade and Pastin.</text:p>
      <text:p text:style-name="P4">
<text:span text:style-name="T4">
 Read also: </text:span>
 <text:a xlink:type="simple" xlink:href="https://www.ukrinform.ua/rubric-world/3726674-es-opriludniv-zmist-11go-paketu-sankcij-proti-rosii.html" text:style-name="Internet_20_link" text:visited-style-name="Visited_20_Internet_20_Link">
EU has released the content of the 11th Package of Sanctions against Russia</text:a>
According to the Ukrinform correspondent, on the eve of the meeting in Luxembourzvovaya expectations for its course and possible results, the high -ranking representative of the EU shared.</text:p>
      <text:p text:style-name="P4">
“The first issue will be discussing the situation in Ukraine and we will have a minister(Foreign Affairs of Ukraine Dmitry - Ed.)The coal with us online ... There are three main questions. The first is our military assistance, the comfort of a liability report(For aggression - ed.)to make a high EU representative and at the end we will discuss questions about(implementation - ed.)The formulas of Peace of President Zelensky. You know that this weekend will take place in Copenhagen, and we will see what the result of this meeting will be, ”the EU representative said.</text:p>
      <text:p text:style-name="P4">
He noted that from the beginning of the EU, he has supported the Peaceful Plan of Zelensky, and, together with her famous Ukrainian friends, continues his efforts to ensure the greater international support for this plan.</text:p>
      <text:p text:style-name="P4">
<text:span text:style-name="T4">
 Read also: </text:span>
 [today the UN Council will discuss the consequences(https://www.ukrinform.ua/rubric-polytics/3726561-sogodni-radbez-oon-obgovorit-naslidki-pidrivu-kahovskoi-grebli-ta-zagrozu-teraktu-na-zaes.html)</text:p>
      <text:p text:style-name="P4">
He emphasized that in matters of EU ammunition, it is advanced very quickly, always three designated "tracks", which include the supply of existing boosting, collective ordering of ammunition in industry for assistance to Ukraine, as well as acceleration and increase of defense industry. In particular, the EU has already put Ukraine up to 250 thousand in a million, which have been promised for Ukraine for 12 months.</text:p>
      <text:p text:style-name="P4">
“At the same time, we train Ukrainian servicemen faster than expected. We have already provided training for 24,000 Ukrainian soldiers, with a training to provide training for 30,000 by the end of the year. So, by the end of the year, it has stuck 6 thousand, and this can allow us to increase the ambitions, ”the EU representative said.</text:p>
      <text:p text:style-name="P4">
<text:span text:style-name="T4">
 Read also: </text:span>
 [G7 and <text:span text:style-name="T4">
 EU </text:span>
 Work on long -term security guarantees(https://www.ukrinform.ua/rubric-polytics/3726235-g7-i-evrosouz-pracuut-nad-efektivnimi-j-dovgostrokovimi-bezpekovimi-garantiami-ukraini-solc.html)He noted that ministers can consider the preparation of additional number of Ukrainian servicemen. They are expected to approve a contribution of 3.5 billion euros to the interstate European Peace Fund, and will, among other issues, organize training for the additional number of Ukrainian military. At the same time, according to sources, ministers will not make decisions on the allocation of regular tranzhuvian assistance to Ukraine, since there is no consensus around this issue among Member States.</text:p>
      <text:p text:style-name="P4">
Earlier, the EU interstate funds have been informed earlier than the EU Peace Fund for the purchase of weapons and ammunition for Ukraine, as well as to compensate for EU Member States Military Supply for the Armed Forces of Ukraine.</text:p>
      <text:p text:style-name="P4">
In addition, the EU has allocated 1 billion euros for the supply of existing ammunition for Ukraine from the Arsenals of the EU countries, and another 1 billion euros for collective ordering and accelerating the production of artillery ammunition by drinking enterprises of the European Defense Industry.</text:p>
      <text:p text:style-name="P4">
<text:span text:style-name="T4">
 Read also: </text:span>
 <text:a xlink:type="simple" xlink:href="https://www.ukrinform.ua/rubric-world/3726222-proces-rozsirenna-es-potrebuvatime-reform-u-samij-evrospilnoti-derzsekretar-francii.html" text:style-name="Internet_20_link" text:visited-style-name="Visited_20_Internet_20_Link">
the EU expansion process will require reforms in the self -suggestion - Secretary of State France</text:a>
</text:p>
      <text:p text:style-name="P4">
News Source: <text:a xlink:type="simple" xlink:href="https://www.ukrinform.ua/rubric-polytics/3726887-persim-pitannam-zustrici-ministriv-zakordonnih-sprav-es-u-luksemburzi-bude-ukraina.html" text:style-name="Internet_20_link" text:visited-style-name="Visited_20_Internet_20_Link">
https://www.ukrinform.ua/rubric-polytics/3726887-persim-pitannam-zustrici-ministriv-zakordonnih-sprav-es-u-luksemburzi-bude-ukraina.html</text:a>
</text:p>
      <!--NEWS-->
      <text:h text:style-name="P10" text:outline-level="1">
<text:span text:style-name="T4">
Reznikov hopes that at a summit in Vilnius will determine a "certain event" for Ukraine's accession to NATO</text:span>
</text:h>
      <text:p text:style-name="P4">
Authors: Ukrinform (Person)</text:p>
      <text:p text:style-name="P4">
Publisher: Укринформ (Organization)</text:p>
      <text:p text:style-name="P4">
Published Time: 2023-06-23T17:49:00+03:00</text:p>
      <text:p text:style-name="P4">
Modified Time: 2023-06-23T17:49:00+03:00</text:p>
      <text:p text:style-name="P4">
Description: Defense Minister Alexei Reznikov expects NATO Summit to clear terms and conditions of Ukraine's accession to the Alliance. - Ukrinform.</text:p>
      <text:p text:style-name="P4">
Images: ['<text:a xlink:type="simple" xlink:href="https://static.ukrinform.com/photos/2023_04/thumb_files/630_360_1682673651-340.jpg" text:style-name="Internet_20_link" text:visited-style-name="Visited_20_Internet_20_Link">
630_360_16826...</text:a>
']</text:p>
      <text:p text:style-name="P4">
Tags: ['Саміт НАТО', 'Україна', 'Резніков']</text:p>
      <text:p text:style-name="P4">
Type: Article</text:p>
      <!--METADATA-->
      <text:p text:style-name="P4">
<draw:frame draw:style-name="fr1" draw:name="Image129" text:anchor-type="as-char" svg:width="6.9236in" svg:height="3.956343in" draw:z-index="0">
<draw:image xlink:href="../Images/yкринформ/2023-06-23T17-49-00-03-00/630_360_1682673651-340.jpg" xlink:type="simple" xlink:show="embed" xlink:actuate="onLoad" draw:mime-type="image/jpeg"/>
</draw:frame>
Ministry of Ministry Alexei Reznikov expects NATO Summit to clear the terms of Ukraine's accession to the Alliance.</text:p>
      <text:p text:style-name="P4">
According to Ukrinform, he stated this in a comment to Military Media Center.</text:p>
      <text:p text:style-name="P4">
"I expect that we will be given a clear, understandable signal and the formula, which we will become a clear NATO country," Reznikov said.</text:p>
      <text:p text:style-name="P4">
He hopes that the summit will outline the time of entry or a "certain event", after which Ukraine will become a member <text:a xlink:type="simple" xlink:href="https://www.ukrinform.ua/tag-nato" text:style-name="Internet_20_link" text:visited-style-name="Visited_20_Internet_20_Link">
Alliance</text:a>
, and this is no longer "there will be no incomprehensible form about" open doors ".</text:p>
      <text:p text:style-name="P4">
<text:span text:style-name="T4">
 Read also: </text:span>
 <text:a xlink:type="simple" xlink:href="https://www.ukrinform.ua/rubric-polytics/3726448-kuleba-u-vilnusi-krok-do-clenstva-ukraini-v-nato-bude-zroblenij-pitanna-naskilki-dovgij.html" text:style-name="Internet_20_link" text:visited-style-name="Visited_20_Internet_20_Link">
Kuleba: In Vilnius a step towards Ukraine's membership in <text:span text:style-name="T4">
 NATO </text:span>
 will be done, the question is how long "</text:a>
As reported by Ukrinform, NATO will take place in the capital of Lithuania on July 11-12.</text:p>
      <text:p text:style-name="P4">
News Source: <text:a xlink:type="simple" xlink:href="https://www.ukrinform.ua/rubric-polytics/3726888-reznikov-spodivaetsa-so-na-samiti-u-vilnusi-viznacat-pevnu-podiu-dla-vstupu-ukraini-v-nato.html" text:style-name="Internet_20_link" text:visited-style-name="Visited_20_Internet_20_Link">
https://www.ukrinform.ua/rubric-polytics/3726888-reznikov-spodivaetsa-so-na-samiti-u-vilnusi-viznacat-pevnu-podiu-dla-vstupu-ukraini-v-nato.html</text:a>
</text:p>
      <!--NEWS-->
      <text:h text:style-name="P10" text:outline-level="1">
<text:span text:style-name="T4">
In Orikhov as a result of shelling two houses are destroyed and more than 30 damaged</text:span>
</text:h>
      <text:p text:style-name="P4">
Authors: Ukrinform (Person)</text:p>
      <text:p text:style-name="P4">
Publisher: Укринформ (Organization)</text:p>
      <text:p text:style-name="P4">
Published Time: 2023-06-23T17:49:15+03:00</text:p>
      <text:p text:style-name="P4">
Modified Time: 2023-06-23T17:49:15+03:00</text:p>
      <text:p text:style-name="P4">
Description: The Russian army struck the Orihiv Zaporizhzhya region, resulting in more than 30 residential buildings damaged and two destroyed. - Ukrinform.</text:p>
      <text:p text:style-name="P4">
Images: ['<text:a xlink:type="simple" xlink:href="https://static.ukrinform.com/photos/2023_06/thumb_files/630_360_1687531664-387.jpg" text:style-name="Internet_20_link" text:visited-style-name="Visited_20_Internet_20_Link">
630_360_16875...</text:a>
']</text:p>
      <text:p text:style-name="P4">
Tags: ['Обстріл', 'Запоріжжя', 'Війна з Росією']</text:p>
      <text:p text:style-name="P4">
Type: Article</text:p>
      <!--METADATA-->
      <text:p text:style-name="P4">
<draw:frame draw:style-name="fr1" draw:name="Image130" text:anchor-type="as-char" svg:width="6.9236in" svg:height="3.956343in" draw:z-index="0">
<draw:image xlink:href="../Images/yкринформ/2023-06-23T17-49-15-03-00/630_360_1687531664-387.jpg" xlink:type="simple" xlink:show="embed" xlink:actuate="onLoad" draw:mime-type="image/jpeg"/>
</draw:frame>
The Russian army struck the Orikhiv Zaporizhzhya region, resulting in more than 30 living houses damaged and two destroyed.</text:p>
      <text:p text:style-name="P4">
About it reports in <text:a xlink:type="simple" xlink:href="https://t.me/gu_dsns_zp/6922" text:style-name="Internet_20_link" text:visited-style-name="Visited_20_Internet_20_Link">
telegram</text:a>
The main management of the SES in the Zaporozhye region, reports Ukrinform.</text:p>
      <text:p text:style-name="P4">
"... the Russian army made another <text:a xlink:type="simple" xlink:href="https://www.ukrinform.ua/tag-obstril" text:style-name="Internet_20_link" text:visited-style-name="Visited_20_Internet_20_Link">
shelling</text:a>
Orikhov Pologovsky district. Two private homes were destroyed by two -year -old and 30 private homes, ”the message said in the message.</text:p>
      <text:p text:style-name="P4">
According to preliminary information, there are no casualties and victims of shelling.</text:p>
      <text:p text:style-name="P4">
<text:span text:style-name="T4">
 Read also: </text:span>
 <text:a xlink:type="simple" xlink:href="https://www.ukrinform.ua/rubric-ato/3726226-za-dobu-rosiani-atakuvali-10-regioniv-ukraini-zvedenna-ova.html" text:style-name="Internet_20_link" text:visited-style-name="Visited_20_Internet_20_Link">
In the day the Russians attacked 10 regions of Ukraine - Razvivova</text:a>
As it was reported, on Orikhu, the invaders struck by managed airplanes.</text:p>
      <text:p text:style-name="P4">
<text:span text:style-name="T5">
Foto: SNNS</text:span>
</text:p>
      <text:p text:style-name="P4">
News Source: <text:a xlink:type="simple" xlink:href="https://www.ukrinform.ua/rubric-regions/3726889-v-orihovi-vnaslidok-obstrilu-dva-budinki-zrujnovani-j-ponad-30-poskodzeni.html" text:style-name="Internet_20_link" text:visited-style-name="Visited_20_Internet_20_Link">
https://www.ukrinform.ua/rubric-regions/3726889-v-orihovi-vnaslidok-obstrilu-dva-budinki-zrujnovani-j-ponad-30-poskodzeni.html</text:a>
</text:p>
      <!--NEWS-->
      <text:h text:style-name="P10" text:outline-level="1">
<text:span text:style-name="T4">
Budanov: Putin's fragile dictatorship fell</text:span>
</text:h>
      <text:p text:style-name="P4">
Authors: Ukrinform (Person)</text:p>
      <text:p text:style-name="P4">
Publisher: Укринформ (Organization)</text:p>
      <text:p text:style-name="P4">
Published Time: 2023-06-23T17:55:00+03:00</text:p>
      <text:p text:style-name="P4">
Modified Time: 2023-06-23T23:55:00+03:00</text:p>
      <text:p text:style-name="P4">
Description: The head of the Main Directorate of Intelligence of the Ministry of Defense Kirill Budanov commented the conflict between the head of the PEC Wagner Yevgeny Prigogin and the Ministry of Defense of the Russian Federation, which in the last hours has gained special power. - Ukrinform.</text:p>
      <text:p text:style-name="P4">
Images: ['<text:a xlink:type="simple" xlink:href="https://static.ukrinform.com/photos/2023_05/thumb_files/630_360_1684527299-380.jpeg" text:style-name="Internet_20_link" text:visited-style-name="Visited_20_Internet_20_Link">
630_360_16845...</text:a>
']</text:p>
      <text:p text:style-name="P4">
Tags: ['Путін', 'Пригожин', 'Війна з Росією']</text:p>
      <text:p text:style-name="P4">
Type: Article</text:p>
      <!--METADATA-->
      <text:p text:style-name="P4">
<draw:frame draw:style-name="fr1" draw:name="Image133" text:anchor-type="as-char" svg:width="6.9236in" svg:height="3.956343in" draw:z-index="0">
<draw:image xlink:href="../Images/yкринформ/2023-06-23T17-55-00-03-00/630_360_1684527299-380.jpeg" xlink:type="simple" xlink:show="embed" xlink:actuate="onLoad" draw:mime-type="image/jpeg"/>
</draw:frame>
The head of the head of intelligence of the Ministry of Defense Cyril Kirill Budanov commented on the conflict between the PEC Chairman Wagner Yevgeny Prigogin and the Ministry of Defense of the Russian Federation, which in the last hour gained special force.</text:p>
      <text:p text:style-name="P4">
He [wrote] about it(https://t.me/kirilbudanov/222)In his Telegram channel, stating that "the fragile dictatorship of Putin has fallen."</text:p>
      <text:p text:style-name="P4">
"The raciers began to bite each other for power and money. Prigogine threatens to" go "to Moscow. Shogga, according to him, fled from Rostov, so as not to become a sacrifice in the massacre," Budanov wrote.</text:p>
      <text:p text:style-name="P4">
<text:span text:style-name="T4">
 Read also: </text:span>
 <text:span text:style-name="T4">
 <text:a xlink:type="simple" xlink:href="https://www.ukrinform.ua/rubric-world/3727016-proti-prigozina-vidkrili-kriminalnu-spravu-cerez-zaklik-do-zbrojnogo-zakolotu.html" text:style-name="Internet_20_link" text:visited-style-name="Visited_20_Internet_20_Link">
Against Prigogine opened a criminal case over a closure to the armed rebellion</text:a>
</text:span>
</text:p>
      <text:p text:style-name="P4">
He also believes that the Conflict of Prigogine and Shoigu will help the Ukrainian military faster to liberate Ukraine and other territories.</text:p>
      <text:p text:style-name="P4">
"And now the word for our prepared storm brigades, which will liberate Ukraine and those territories that will want to be part of our country on the shoulders of Ukraine and those territories that will want to be part of our country," the head of the GUR said.</text:p>
      <text:p text:style-name="P4">
<text:span text:style-name="T4">
 Read also: </text:span>
 <text:span text:style-name="T4">
 <text:a xlink:type="simple" xlink:href="https://www.ukrinform.ua/rubric-ato/3725467-budanov-konflikt-prigozina-i-minoboroni-rf-e-cilkom-realnim.html" text:style-name="Internet_20_link" text:visited-style-name="Visited_20_Internet_20_Link">
Budanov: the Conflict of Prigogine and the Ministry of Defense of the Russian Federation is quite realistic</text:a>
</text:span>
</text:p>
      <text:p text:style-name="P4">
Budanov added that the stability and courage of the Ukrainian nation, despite the lack of help of Western partners, helped to survive the most difficult days of Russian aggression.</text:p>
      <text:p text:style-name="P4">
As reported by Ukrinform, the FSB of Russia opened a criminal case against the head of the Wagner PPVC through a call for an armed rebellion.</text:p>
      <text:p text:style-name="P4">
<text:span text:style-name="T4">
 Read also: </text:span>
 <text:span text:style-name="T4">
 <text:a xlink:type="simple" xlink:href="https://www.ukrinform.ua/rubric-ato/3725147-prigozin-napraviv-rosijskomu-minoboroni-svij-variant-kontraktu-z-najmancami-rozvidka-britanii.html" text:style-name="Internet_20_link" text:visited-style-name="Visited_20_Internet_20_Link">
Prigogine sent to the Russian Defense Ministry's "contract" with mercenaries - Britain's intelligence</text:a>
</text:span>
</text:p>
      <text:p text:style-name="P4">
On the eve of Prigogine stated that regular troops of the Russian army, subordinate to the Ministry of Defense of the Russian Federation, hit the place of deployment of "Wagner". The abyons denied it.</text:p>
      <text:p text:style-name="P4">
Subsequently, the Kremlin stated that _ <text:span text:style-name="T4">
 <text:a xlink:type="simple" xlink:href="https://www.ukrinform.ua/rubric-world/3727017-putin-u-kursi-situacii-z-prigozinim-peskov.html" text:style-name="Internet_20_link" text:visited-style-name="Visited_20_Internet_20_Link">
Putin is aware of the situation, "all -need measures". </text:a>
</text:span>
 _</text:p>
      <text:p text:style-name="P4">
News Source: <text:a xlink:type="simple" xlink:href="https://www.ukrinform.ua/rubric-ato/3727019-budanov-tenditna-diktatura-putina-vpala.html" text:style-name="Internet_20_link" text:visited-style-name="Visited_20_Internet_20_Link">
https://www.ukrinform.ua/rubric-ato/3727019-budanov-tenditna-diktatura-putina-vpala.html</text:a>
</text:p>
      <!--NEWS-->
      <text:h text:style-name="P10" text:outline-level="1">
<text:span text:style-name="T4">
Imports of Ukrainian grain: In Poland, they were inspected in 222 companies</text:span>
</text:h>
      <text:p text:style-name="P4">
Authors: Ukrinform (Person)</text:p>
      <text:p text:style-name="P4">
Publisher: Укринформ (Organization)</text:p>
      <text:p text:style-name="P4">
Published Time: 2023-06-23T18:00:00+03:00</text:p>
      <text:p text:style-name="P4">
Modified Time: 2023-06-23T18:00:00+03:00</text:p>
      <text:p text:style-name="P4">
Description: At the instructions of the prosecutor's office of the city of Rzeszhov, the tax administration of Poland conducted an inspection at 222 companies and customs institutions of the country in the case of importing Ukrainian grain to the RP. - Ukrinform.</text:p>
      <text:p text:style-name="P4">
Images: ['<text:a xlink:type="simple" xlink:href="https://static.ukrinform.com/photos/2022_11/thumb_files/630_360_1669632623-529.jpg" text:style-name="Internet_20_link" text:visited-style-name="Visited_20_Internet_20_Link">
630_360_16696...</text:a>
']</text:p>
      <text:p text:style-name="P4">
Tags: ['Імпорт', 'Польща', 'Україна', 'Зерно']</text:p>
      <text:p text:style-name="P4">
Type: Article</text:p>
      <!--METADATA-->
      <text:p text:style-name="P4">
<draw:frame draw:style-name="fr1" draw:name="Image134" text:anchor-type="as-char" svg:width="6.9236in" svg:height="3.954724in" draw:z-index="0">
<draw:image xlink:href="../Images/yкринформ/2023-06-23T18-00-00-03-00/630_360_1669632623-529.jpg" xlink:type="simple" xlink:show="embed" xlink:actuate="onLoad" draw:mime-type="image/jpeg"/>
</draw:frame>
The Tax Administration of Poland, upon instructions of the prosecutor's office of the city of Rzeszhov, conducted a check of U222 companies and customs institutions of the country in the case of import of Ukrainian grain of RP.</text:p>
      <text:p text:style-name="P4">
This was stated by a spokeswoman for the regional prosecutor's office in Rzeszow Anna Bernat-Lozhansk, Ukrinform reports with reference to <text:a xlink:type="simple" xlink:href="https://www.rmf24.pl/fakty/polska/news-zboze-z-ukrainy-w-polsce-przeszukano-222-firmy-i-agencje,nId,6859081#crp_state=1" text:style-name="Internet_20_link" text:visited-style-name="Visited_20_Internet_20_Link">
RMF24.pl</text:a>
.</text:p>
      <text:p text:style-name="P4">
"222 searches were conducted in the offices of grain importing companies and customs institutions throughout the country," Bernat-Lozhanskaya said.</text:p>
      <text:p text:style-name="P4">
According to her, these measures were removed by financial documents, border checks, information carriers, business correspondence, as well as more than 1 thousand tons of grain, which is probably stated in customs declarations.</text:p>
      <text:p text:style-name="P4">
<text:span text:style-name="T4">
 Read also: </text:span>
 <text:a xlink:type="simple" xlink:href="https://www.ukrinform.ua/rubric-economy/3726570-blinken-i-gutteres-obgovorili-vzaemodiu-na-tli-pogroz-rf-vijti-iz-zernovoi-ugodi.html" text:style-name="Internet_20_link" text:visited-style-name="Visited_20_Internet_20_Link">
Blinken and Guttheresh, discussed the interaction against the backdrop of threats of Rfvyati with "<text:span text:style-name="T4">
 grain </text:span>
 in agreement"</text:a>
The prosecutor's office included in the investigation all the proceedings that have previously conducted other prosecutors from all over the country, as well as information prepared by mummy and tax services. Investigators are investigating all cases of abuse of the quality of Ukrainian grain, which was imported as a technical or industrial immov it used for food or animal food.</text:p>
      <text:p text:style-name="P4">
As the spokeswoman of the prosecutor's office noted, the importers, declaring the intended use of grain for technical needs, expected that the procedures would bypass the tavern of inspections of inspection specialists who control this product.</text:p>
      <text:p text:style-name="P4">
In May 2023, the European Commission forbade the import of wheat, corn, rapeseed and sunflower from Ukraine to Bulgaria, Hungary, Poland, Slovakia and Romania at the insistence of these countries. On June 5, the prohibition was built by September 15, 2023.</text:p>
      <text:p text:style-name="P4">
<text:span text:style-name="T4">
 Read also: </text:span>
 <text:a xlink:type="simple" xlink:href="https://www.ukrinform.ua/rubric-economy/3718383-evrokomisia-prodovzila-do-veresna-zaboronu-na-import-ukrainskogo-zbizza-do-es-zmi.html" text:style-name="Internet_20_link" text:visited-style-name="Visited_20_Internet_20_Link">
European Commission continued by September the ban on importing Ukrainian <text:span text:style-name="T4">
 grain </text:span>
 to the EU - media</text:a>
Poland has suspended transit of Ukrainian agro -agricultural products through its territory, but renewed it from April 21.</text:p>
      <text:p text:style-name="P4">
Warsaw hopes that the ban on the import of Ukrainian grain will be deed and after September 15, as well as that some other types of products from Ukraine will be added to the list of prohibited products.</text:p>
      <text:p text:style-name="P4">
News Source: <text:a xlink:type="simple" xlink:href="https://www.ukrinform.ua/rubric-economy/3726892-import-ukrainskogo-zbizza-u-polsi-proveli-perevirku-v-222-kompaniah.html" text:style-name="Internet_20_link" text:visited-style-name="Visited_20_Internet_20_Link">
https://www.ukrinform.ua/rubric-economy/3726892-import-ukrainskogo-zbizza-u-polsi-proveli-perevirku-v-222-kompaniah.html</text:a>
</text:p>
      <!--NEWS-->
      <text:h text:style-name="P10" text:outline-level="1">
<text:span text:style-name="T4">
"Russia has always been Slondra, is and will be a prostitute that can be bought and sold!" - Gur interception</text:span>
</text:h>
      <text:p text:style-name="P4">
Author: ['АРМІЯINFORM']</text:p>
      <text:p text:style-name="P4">
Time: 2023-06-23T18:00:00-04:00</text:p>
      <text:p text:style-name="P4">
Description: In the new Perekholnny head management of the Rosvіki MOU Brother Viexkovo Service of the Russian Federation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gurperehoplennya.jpg" text:style-name="Internet_20_link" text:visited-style-name="Visited_20_Internet_20_Link">
gurperehoplennya.jpg</text:a>
']</text:p>
      <text:p text:style-name="P4">
Tags: ['STOPRUSSIA', 'АГРЕСІЯ РФ', 'ВТОРГНЕННЯ РФ', 'ГУР МО УКРАЇНИ']</text:p>
      <text:p text:style-name="P4">
Category: News</text:p>
      <!--METADATA-->
      <text:p text:style-name="P4">
<draw:frame draw:style-name="fr1" draw:name="Image135" text:anchor-type="as-char" svg:width="6.9236in" svg:height="3.894525in" draw:z-index="0">
<draw:image xlink:href="../Images/AРМІЯINFORM/2023-06-23T18-00-00-04-00/gurperehoplennya.jpg" xlink:type="simple" xlink:show="embed" xlink:actuate="onLoad" draw:mime-type="image/jpeg"/>
</draw:frame>
In the new <text:a xlink:type="simple" xlink:href="https://gur.gov.ua/content/rossyia-byla-shliukhoi-vsehda-est-y-budet-prostytutkoi-kotoruiu-mozhno-kupyt-y-prodat-nakh-i.html" text:style-name="Internet_20_link" text:visited-style-name="Visited_20_Internet_20_Link">
intercepting</text:a>
Main Directorate of Intelligence MOU Brother of the Russian serviceman is outraged by the military and their relatives:</text:p>
      <text:p text:style-name="P4">
<text:span text:style-name="T5">
"Duma, you have already started these, bl</text:span>
, x<text:span text:style-name="T5">
esosov, bl</text:span>
, curtain. We did not last one while ”; <text:span text:style-name="T5">
The occupier tells the transfer of information to the Ukrainian forces of defense: "Our rose rosivaya x</text:span>
s<text:span text:style-name="T5">
s t, bl</text:span>
, which, bl<text:span text:style-name="T5">
, misses everything</text:span>
and, for the days, they will sell everything"; <text:span text:style-name="T5">
"In this</text:span>
Buchae Rossia is not a dat, bl<text:span text:style-name="T5">
, cod with its yard, bl</text:span>
, free."</text:p>
      <text:p text:style-name="P4">
For every military crime committed against Ukraine, there will be a fair payment.</text:p>
      <text:p text:style-name="P4">
News Source: <text:a xlink:type="simple" xlink:href="https://armyinform.com.ua/2023/06/23/rosiya-bula-shlondroyu-zavzhdy-ye-i-bude-prostytutkoyu-yaku-mozhna-kupyty-i-prodaty-gur-perehoplennya/" text:style-name="Internet_20_link" text:visited-style-name="Visited_20_Internet_20_Link">
https://armyinform.com.ua/2023/06/23/rosiya-bula-shlondroyu-zavzhdy-ye-i-bude-prostytutkoyu-yaku-mozhna-kupyty-i-prodaty-gur-perehoplennya/</text:a>
</text:p>
      <!--NEWS-->
      <text:h text:style-name="P10" text:outline-level="1">
<text:span text:style-name="T4">
Marchenko summed up the achievements of the Conference on Recovery of Ukraine</text:span>
</text:h>
      <text:p text:style-name="P4">
Authors: Ukrinform (Person)</text:p>
      <text:p text:style-name="P4">
Publisher: Укринформ (Organization)</text:p>
      <text:p text:style-name="P4">
Published Time: 2023-06-23T18:02:00+03:00</text:p>
      <text:p text:style-name="P4">
Modified Time: 2023-06-23T18:02:00+03:00</text:p>
      <text:p text:style-name="P4">
Description: Ukraine, together with international partners, is working to create the right conditions to attract private investment to rapid restoration of the country. - Ukrinform.</text:p>
      <text:p text:style-name="P4">
Images: ['<text:a xlink:type="simple" xlink:href="https://static.ukrinform.com/photos/2023_06/thumb_files/630_360_1687532423-243.jpg" text:style-name="Internet_20_link" text:visited-style-name="Visited_20_Internet_20_Link">
630_360_16875...</text:a>
']</text:p>
      <text:p text:style-name="P4">
Tags: ['Мінфін', 'Сергій Марченко', 'Відбудова', 'Конференція з відбудови у Лондоні']</text:p>
      <text:p text:style-name="P4">
Type: Article</text:p>
      <!--METADATA-->
      <text:p text:style-name="P4">
<draw:frame draw:style-name="fr1" draw:name="Image136" text:anchor-type="as-char" svg:width="6.9236in" svg:height="3.956343in" draw:z-index="0">
<draw:image xlink:href="../Images/yкринформ/2023-06-23T18-02-00-03-00/630_360_1687532423-243.jpg" xlink:type="simple" xlink:show="embed" xlink:actuate="onLoad" draw:mime-type="image/jpeg"/>
</draw:frame>
Ukraine is working with international partners to create the right conditions for the reflection of private investment for the rapid restoration of the country.</text:p>
      <text:p text:style-name="P4">
As Ukrinform reports, about it on his Facebook page](https://www.facebook.com/sergey.marchenko.54/posts/pfbid02mDyLUBzEZcFdG9KEFEcDqRSSW1oJjtKx64tVbYpwpfw6EkZw6s3fyHUpTkLTkRvSl)The Minister of Finance Sergey Marchenko informed.</text:p>
      <text:p text:style-name="P4">
"The cost of reconstruction is already estimated at hundreds of billions of USD. And are Misauvicized to create the conditions for attracting private investments to the best of them. <text:a xlink:type="simple" xlink:href="https://www.ukrinform.ua/tag-minfin" text:style-name="Internet_20_link" text:visited-style-name="Visited_20_Internet_20_Link">
Ministry of Finance</text:a>
He is already actively working with partners to resolve this issue, including military risk insurance, "Marchenko said.</text:p>
      <text:p text:style-name="P4">
He spoke about the main achievements of the country on the results of the Conference on Reconstruction of Ukraine. In particular, a four -year EU funding package for € 50mlrd for budget and reconstruction has been announced.</text:p>
      <text:p text:style-name="P4">
Prime Minister Risha Sunak has announced the provision of a $ 3 billion financial support for Ukraine to Ukraine for three years for the next three years.</text:p>
      <text:p text:style-name="P4">
An additional $ 1.76 billion from the United States, the United Kingdom of Taffland, was signed through the World Bank mechanism. Another $ 1.3 billion the United Starts will be renewed for recovery needs(Energy and infrastructure).</text:p>
      <text:p text:style-name="P4">
Європейський інвестиційний банк (EIB)will send $ 840 million to financing the development and implementation of infrastructure restoration, and the European Bank of Reconstruction and Development(EBRD)$ 600 million - to support three -energy companies.</text:p>
      <text:p text:style-name="P4">
Marchenko noted that there is progress in the issue of insurance of military rises, as it is an extremely important factor for attracting investment in Ukraine. And the EU begins to prepare a plan for the transfer of profits from frozen assets in favor of Ukraine, which will later be presented by the European Commission.</text:p>
      <text:p text:style-name="P4">
<text:span text:style-name="T4">
 Read also: </text:span>
 <text:a xlink:type="simple" xlink:href="https://www.ukrinform.ua/rubric-vidbudova/3726532-dohodi-vid-arestovanih-rosijskih-aktiviv-peredavatimut-na-vidbudovu-ukraini-surma.html" text:style-name="Internet_20_link" text:visited-style-name="Visited_20_Internet_20_Link">
income from arrested Russian assets will transfer <text:span text:style-name="T4">
 reconstruction </text:span>
 Ukraine - Shurma</text:a>
"At the meeting of the Interagency Donor Coordination Platform, the steps were agreed on the need to synchronize donors and priority projections of Ukraine's restoration," the Minister of Finance summed up.</text:p>
      <text:p text:style-name="P4">
News Source: <text:a xlink:type="simple" xlink:href="https://www.ukrinform.ua/rubric-vidbudova/3726893-marcenko-pidsumuvav-zdobutki-konferencii-z-vidnovlenna-ukraini.html" text:style-name="Internet_20_link" text:visited-style-name="Visited_20_Internet_20_Link">
https://www.ukrinform.ua/rubric-vidbudova/3726893-marcenko-pidsumuvav-zdobutki-konferencii-z-vidnovlenna-ukraini.html</text:a>
</text:p>
      <!--NEWS-->
      <text:h text:style-name="P10" text:outline-level="1">
<text:span text:style-name="T4">
The condition of the victim of sexual violence in Bila Tserkva is stable - NEBITIV</text:span>
</text:h>
      <text:p text:style-name="P4">
Authors: Ukrinform (Person)</text:p>
      <text:p text:style-name="P4">
Publisher: Укринформ (Organization)</text:p>
      <text:p text:style-name="P4">
Published Time: 2023-06-23T18:06:00+03:00</text:p>
      <text:p text:style-name="P4">
Modified Time: 2023-06-23T18:06:00+03:00</text:p>
      <text:p text:style-name="P4">
Description: The condition of a woman affected by a sexual abuse in Bila Tserkva is now stable. - Ukrinform.</text:p>
      <text:p text:style-name="P4">
Images: ['<text:a xlink:type="simple" xlink:href="https://static.ukrinform.com/photos/2023_05/thumb_files/630_360_1683736822-212.jpg" text:style-name="Internet_20_link" text:visited-style-name="Visited_20_Internet_20_Link">
630_360_16837...</text:a>
']</text:p>
      <text:p text:style-name="P4">
Tags: ['Біла Церква', 'Згвалтування', 'Єдині новини', 'Андрій Нєбитов']</text:p>
      <text:p text:style-name="P4">
Type: Article</text:p>
      <!--METADATA-->
      <text:p text:style-name="P4">
<draw:frame draw:style-name="fr1" draw:name="Image137" text:anchor-type="as-char" svg:width="6.9236in" svg:height="3.956343in" draw:z-index="0">
<draw:image xlink:href="../Images/yкринформ/2023-06-23T18-06-00-03-00/630_360_1683736822-212.jpg" xlink:type="simple" xlink:show="embed" xlink:actuate="onLoad" draw:mime-type="image/jpeg"/>
</draw:frame>
Stanzhinka, who suffered from the actions of a sexual violent in the White Church, is now stable.</text:p>
      <text:p text:style-name="P4">
The head of the police of the Kiev region Andrei Nebitov informed about it in the Telector "Unified News", Ukrinform correspondent reports.</text:p>
      <text:p text:style-name="P4">
“I will immediately clarify that the condition of the woman is good, stable, she is Nastyational Treatment. And I want to say that he(suspect - ed.)Only recently freed from prisons(In March). Він відбувавпокарання за <text:a xlink:type="simple" xlink:href="https://www.ukrinform.ua/tag-vbivstvo" text:style-name="Internet_20_link" text:visited-style-name="Visited_20_Internet_20_Link">
 вбивство </text:a>
Again the puzzles - rape and causing grievous bodily harm. Unfortunately, he was unlawful, ”he said.</text:p>
      <text:p text:style-name="P4">
<text:span text:style-name="T4">
 Read also: </text:span>
 <text:a xlink:type="simple" xlink:href="https://www.ukrinform.ua/rubric-regions/3726338-na-odesini-zatrimali-colovika-akij-namagavsa-zakoloti-ditinu-nozicami-ta-videlkou.html" text:style-name="Internet_20_link" text:visited-style-name="Visited_20_Internet_20_Link">
in Odessa region detained a man who tried to reconstruct scissors and fork</text:a>
As <text:a xlink:type="simple" xlink:href="https://www.ukrinform.ua/rubric-regions/3725312-dva-dni-znusavsa-i-rizav-nozem-na-kiivsini-zatrimali-gvaltivnika.html" text:style-name="Internet_20_link" text:visited-style-name="Visited_20_Internet_20_Link">
reported</text:a>
, the police of the Kijiv region detained a resident of the White Church, who lured a woman to himself, and then for two days he carried out sexual abuse of it with a knife.</text:p>
      <text:p text:style-name="P4">
News Source: <text:a xlink:type="simple" xlink:href="https://www.ukrinform.ua/rubric-regions/3726895-stan-postrazdaloi-vid-seksualnogo-nasilstva-u-bilij-cerkvi-stabilnij-nebitov.html" text:style-name="Internet_20_link" text:visited-style-name="Visited_20_Internet_20_Link">
https://www.ukrinform.ua/rubric-regions/3726895-stan-postrazdaloi-vid-seksualnogo-nasilstva-u-bilij-cerkvi-stabilnij-nebitov.html</text:a>
</text:p>
      <!--NEWS-->
      <text:h text:style-name="P10" text:outline-level="1">
<text:span text:style-name="T4">
A journalist from Khmelnytskyi was sentenced to five years in prison for the State Education</text:span>
</text:h>
      <text:p text:style-name="P4">
Authors: Ukrinform (Person)</text:p>
      <text:p text:style-name="P4">
Publisher: Укринформ (Organization)</text:p>
      <text:p text:style-name="P4">
Published Time: 2023-06-23T18:07:43+03:00</text:p>
      <text:p text:style-name="P4">
Modified Time: 2023-06-23T18:07:43+03:00</text:p>
      <text:p text:style-name="P4">
Description: A journalist from the Khmelnytsky region was sentenced to 5 years in prison for treason. - Ukrinform.</text:p>
      <text:p text:style-name="P4">
Images: ['<text:a xlink:type="simple" xlink:href="https://static.ukrinform.com/photos/2020_02/thumb_files/630_360_1582135276-970.jpg" text:style-name="Internet_20_link" text:visited-style-name="Visited_20_Internet_20_Link">
630_360_15821...</text:a>
']</text:p>
      <text:p text:style-name="P4">
Tags: ['Хмельниччина', 'Держзрада', 'Війна з Росією']</text:p>
      <text:p text:style-name="P4">
Type: Article</text:p>
      <!--METADATA-->
      <text:p text:style-name="P4">
<draw:frame draw:style-name="fr1" draw:name="Image138" text:anchor-type="as-char" svg:width="6.9236in" svg:height="3.956343in" draw:z-index="0">
<draw:image xlink:href="../Images/yкринформ/2023-06-23T18-07-43-03-00/630_360_1582135276-970.jpg" xlink:type="simple" xlink:show="embed" xlink:actuate="onLoad" draw:mime-type="image/jpeg"/>
</draw:frame>
The journalist of the Khmelnytsky region was sentenced to 5 years in prison for treason.</text:p>
      <text:p text:style-name="P4">
According to Ukrinform, the press service <text:a xlink:type="simple" xlink:href="http://gp.gov.ua/ua/posts/zurnalista-z-xmelniccini-zasudzeno-do-5-rokiv-uvyaznennya-za-derzradu" text:style-name="Internet_20_link" text:visited-style-name="Visited_20_Internet_20_Link">
office of the General Prosecutor. </text:a>
</text:p>
      <text:p text:style-name="P4">
For the public prosecution of the Khmelnytsky Regional Prosecutor's Office of the local residents was guilty of treason(Part 1 of Art. 111 of the Criminal Code of Ukraine).</text:p>
      <text:p text:style-name="P4">
Йому призначено покарання - 5 років позбавлення волі з конфіскацією усьогомайна, окрім житла.</text:p>
      <text:p text:style-name="P4">
<text:span text:style-name="T4">
Читайте також:</text:span>
 <text:a xlink:type="simple" xlink:href="https://www.ukrinform.ua/rubric-regions/3680725-u-mikolaevi-pracivnica-pidpriemstva-zoramasproekt-otrimala-11-rokiv-turmi-za-derzzradu.html" text:style-name="Internet_20_link" text:visited-style-name="Visited_20_Internet_20_Link">
 У Миколаєві працівниця підприємства «Зоря-Машпроєкт»отримала 11 років тюрми за <text:span text:style-name="T4">
держзраду</text:span>
 </text:a>
"A man is one of the pro -Russian experts and political observers who actively cooperate with the Ukrainian media, which belongs to the forbidden political party" OPZG ", - the message reads.</text:p>
      <text:p text:style-name="P4">
The convicted person worked as a freelance correspondent and was the author of publications to a co -spontaneous Russian propaganda news agency.</text:p>
      <text:p text:style-name="P4">
Since 2016, he was directly involved in the "promotion" of media images of hammer, assisted them in promoting enemy narratives in information space. Publicly supported the admiration and actions of fighters in the Donbass.</text:p>
      <text:p text:style-name="P4">
All false materials <text:a xlink:type="simple" xlink:href="https://www.ukrinform.ua/tag-zurnalist" text:style-name="Internet_20_link" text:visited-style-name="Visited_20_Internet_20_Link">
journalist</text:a>
He first agreed with representatives of the aggressor country.</text:p>
      <text:p text:style-name="P4">
Before the court, the convicted person was in custody.</text:p>
      <text:p text:style-name="P4">
<text:span text:style-name="T4">
 Read also: </text:span>
 <text:a xlink:type="simple" xlink:href="https://www.ukrinform.ua/rubric-society/3698706-ekspracivnika-ukroboronpromu-suditimut-za-derzzradu-zlivav-vorogu-dani-pid-cas-boiv-za-kiivsinu.html" text:style-name="Internet_20_link" text:visited-style-name="Visited_20_Internet_20_Link">
Exprace of Ukroboronprom will be tried for <text:span text:style-name="T4">
 State Council </text:span>
 - "drained" the enemy data during the fighting for the Kyiv region</text:a>
As reported by Ukrinform, the court appointed [10 years of imprisonment to the Russian propagandist,]](https://www.ukrinform.ua/rubric-society/3720266-rosijskogo-propagandista-zasudili-do-10-rokiv-za-pidgotovku-diversij-na-odesini.html)who prepared terrorists for sabotage in the Odessa region.</text:p>
      <text:p text:style-name="P4">
News Source: <text:a xlink:type="simple" xlink:href="https://www.ukrinform.ua/rubric-regions/3726896-zurnalista-z-hmelniccini-zasudili-do-pati-rokiv-uvaznenna-za-derzzradu.html" text:style-name="Internet_20_link" text:visited-style-name="Visited_20_Internet_20_Link">
https://www.ukrinform.ua/rubric-regions/3726896-zurnalista-z-hmelniccini-zasudili-do-pati-rokiv-uvaznenna-za-derzzradu.html</text:a>
</text:p>
      <!--NEWS-->
      <text:h text:style-name="P10" text:outline-level="1">
<text:span text:style-name="T4">
Ukraine, with the assistance of the European Commission, sells six projects for building a western border</text:span>
</text:h>
      <text:p text:style-name="P4">
Authors: Ukrinform (Person)</text:p>
      <text:p text:style-name="P4">
Publisher: Укринформ (Organization)</text:p>
      <text:p text:style-name="P4">
Published Time: 2023-06-23T18:18:00+03:00</text:p>
      <text:p text:style-name="P4">
Modified Time: 2023-06-23T18:18:00+03:00</text:p>
      <text:p text:style-name="P4">
Description: Under the framework of the "CEF" mechanism (CEF), Ukraine implements 6 projects for building the western border, developed together with Poland, Romania, Hungary and Slovakia. - Ukrinform.</text:p>
      <text:p text:style-name="P4">
Images: ['<text:a xlink:type="simple" xlink:href="https://static.ukrinform.com/photos/2023_02/thumb_files/630_360_1675534027-844.jpg" text:style-name="Internet_20_link" text:visited-style-name="Visited_20_Internet_20_Link">
630_360_16755...</text:a>
']</text:p>
      <text:p text:style-name="P4">
Tags: ['Єврокомісія', 'Україна', 'Кордон']</text:p>
      <text:p text:style-name="P4">
Type: Article</text:p>
      <!--METADATA-->
      <text:p text:style-name="P4">
<draw:frame draw:style-name="fr1" draw:name="Image140" text:anchor-type="as-char" svg:width="6.9236in" svg:height="3.956343in" draw:z-index="0">
<draw:image xlink:href="../Images/yкринформ/2023-06-23T18-18-00-03-00/630_360_1675534027-844.jpg" xlink:type="simple" xlink:show="embed" xlink:actuate="onLoad" draw:mime-type="image/jpeg"/>
</draw:frame>
Ukraine Uram the program "Communication Mechanism"(CEF)implements 6 projecting the western border, developed in conjunction with Poland, Romania, Hungary Slovakia.</text:p>
      <text:p text:style-name="P4">
About it reports Ukrinform with reference to the press service of the Ministry of Development of Socials, territories and infrastructure in <text:a xlink:type="simple" xlink:href="https://www.facebook.com/Ministry.for.restoration/posts/pfbid02wZyMbeW32UZjXsNFZGNAxHjBvDcUbFrBSZe5A3u5D3aBBHU2zgQjw945oMEppgAEl" text:style-name="Internet_20_link" text:visited-style-name="Visited_20_Internet_20_Link">
Facebook</text:a>
.</text:p>
      <text:p text:style-name="P4">
«Пріоритет Мінвідновлення – збільшити пропускну здатність пунктів перетину <text:a xlink:type="simple" xlink:href="https://www.ukrinform.ua/tag-kordon" text:style-name="Internet_20_link" text:visited-style-name="Visited_20_Internet_20_Link">
кордону </text:a>
. This is important for the development of export logistics and optimization of transport flows. The total cost of the European Commission of Projects is more than 200 million euros. We are already working on new applications for next year. The focus of attention is also on the construction of border infrastructure, ”said the Deputy Minister of Community Development, Territories and Infrastructure Sergey Derkach.</text:p>
      <text:p text:style-name="P4">
Projects will be implemented on co -financing conditions. 50% of the funds have to distinguish the state authors, the other 50% - the European Commission. The program provides for the modernization of automotive and railway checkpoints, truck parking sites, as well as the purchase of equipment for cleansing and border control.</text:p>
      <text:p text:style-name="P4">
The development program will cover the following checkpoints: "Yagodin - Dorogusk"; "Krakivtsi - Korchova"; "Mostyska II - physician"; "Sleep - Siret"; "Vadul-Srate-Dornest"; "Berezhanka - Luzhanka" and "Intire - Chop".</text:p>
      <text:p text:style-name="P4">
It was reported that Viceremier-Minister for Recovery-Minister of Community and Infrastructure Development Oleksandr Kubrakov, as well as the European Commissioner for Transport Adin Velyan, signed an agreement on Ukraine's participation in the program "Communication Mechanism of Europe" on June 6(BOSS).</text:p>
      <text:p text:style-name="P4">
<text:span text:style-name="T4">
Читайте також:</text:span>
 <text:a xlink:type="simple" xlink:href="https://www.ukrinform.ua/rubric-economy/3726853-v-ukraini-planuut-pobuduvati-abo-modernizuvati-21-punkt-propusku-na-kordoni-z-es-ta-moldovou.html" text:style-name="Internet_20_link" text:visited-style-name="Visited_20_Internet_20_Link">
 В Україні планують побудувати або модернізувати 21 пунктпропуску на <text:span text:style-name="T4">
кордоні</text:span>
 з ЄС та Молдовою </text:a>
CEF is one of the key financial instruments of the European Union for the development of infrastructure projects in Europe. It is aimed at the development of the transgenous European transport network, the renewable energy of the Tacifro economy. The total CEF budget by 2027 is 21 billion euros. Now Ukraine has access to these funds.</text:p>
      <text:p text:style-name="P4">
News Source: <text:a xlink:type="simple" xlink:href="https://www.ukrinform.ua/rubric-economy/3726899-ukraina-za-sprianna-evrokomisii-realizue-sist-proektiv-rozbudovi-zahidnogo-kordonu.html" text:style-name="Internet_20_link" text:visited-style-name="Visited_20_Internet_20_Link">
https://www.ukrinform.ua/rubric-economy/3726899-ukraina-za-sprianna-evrokomisii-realizue-sist-proektiv-rozbudovi-zahidnogo-kordonu.html</text:a>
</text:p>
      <!--NEWS-->
      <text:h text:style-name="P10" text:outline-level="1">
<text:span text:style-name="T4">
Five countries have urged UN Secretary General to investigate the transfer of Iranian drones of</text:span>
</text:h>
      <text:p text:style-name="P4">
Authors: Ukrinform (Person)</text:p>
      <text:p text:style-name="P4">
Publisher: Укринформ (Organization)</text:p>
      <text:p text:style-name="P4">
Published Time: 2023-06-23T18:20:15+03:00</text:p>
      <text:p text:style-name="P4">
Modified Time: 2023-06-23T18:20:15+03:00</text:p>
      <text:p text:style-name="P4">
Description: The United States, France, the United Kingdom, Albania and Ukraine have made a joint statement calling for the UN Secretary General to investigate the military cooperation of Iran and Russia, in particular, to transfer drones, in violation of the UN 2231 resolution - Ukrinform.</text:p>
      <text:p text:style-name="P4">
Images: ['<text:a xlink:type="simple" xlink:href="https://static.ukrinform.com/photos/2022_10/thumb_files/630_360_1665475012-102.jpg" text:style-name="Internet_20_link" text:visited-style-name="Visited_20_Internet_20_Link">
630_360_16654...</text:a>
']</text:p>
      <text:p text:style-name="P4">
Tags: ['Безпілотник', 'Іран', 'ООН', 'Війна з Росією']</text:p>
      <text:p text:style-name="P4">
Type: Article</text:p>
      <!--METADATA-->
      <text:p text:style-name="P4">
<draw:frame draw:style-name="fr1" draw:name="Image141" text:anchor-type="as-char" svg:width="6.9236in" svg:height="3.956343in" draw:z-index="0">
<draw:image xlink:href="../Images/yкринформ/2023-06-23T18-20-15-03-00/630_360_1665475012-102.jpg" xlink:type="simple" xlink:show="embed" xlink:actuate="onLoad" draw:mime-type="image/jpeg"/>
</draw:frame>
The United States, France, the United Kingdom, Albania and Ukraine have made a joint statement with the UN Secretary General to investigate Iran Irani's military cooperation, in particular, to transfer drones, in violation of the UN Security Code 2231.</text:p>
      <text:p text:style-name="P4">
This was stated on Friday before the meeting of the Security Service of Ukraine by US permanent representative Linda Thomas Grinfield, reports her own correspondent.</text:p>
      <text:p text:style-name="P4">
“The actions of Russia and Iran violate the resolution 2231 of the UN Security Council. This resolution prohibited all countries, including permanent members of the Council, to transfer such arms from Iran without prior approval by the Security Council. Of course, there was no such approval, ”Thomas Grinfield said in the presence of representatives of other four countries who initiated a joint statement.</text:p>
      <text:p text:style-name="P4">
She reminded that Ukraine, the USA, France, Britain and other countries "have reported these violations in the UN" and provided additional information, and the UN has been given an analysis.</text:p>
      <text:p text:style-name="P4">
*!(https://www.ukrinform.ua/rubric-ato/3722161-rosii-dopravlaut-veliki-partii-iranskih-droniv-cerez-kaspijske-more-britanska-rozvidka.html)"The United Nations must respond to the growing calls of the international community and investigate these violations," Thomas Grinfield said.</text:p>
      <text:p text:style-name="P4">
She specified that resolution 2231 grants the Secretary -General for such an investigation.</text:p>
      <text:p text:style-name="P4">
As reported by Ukrinform, Ukraine has repeatedly demonstrated evidence of Russian Iranian <text:a xlink:type="simple" xlink:href="https://www.ukrinform.ua/tag-bezpilotnik" text:style-name="Internet_20_link" text:visited-style-name="Visited_20_Internet_20_Link">
UAV</text:a>
in peaceful cities. According to intelligence, Russia has not only purchased a hundred UAVs of the MOHAJER and Shaheed series, but also works with Tehran on the production of the production of these weapons in Russia.</text:p>
      <text:p text:style-name="P4">
News Source: <text:a xlink:type="simple" xlink:href="https://www.ukrinform.ua/rubric-ato/3726901-pat-krain-zaklikali-genseka-oon-rozsliduvati-peredacu-iranskih-droniv-rosii.html" text:style-name="Internet_20_link" text:visited-style-name="Visited_20_Internet_20_Link">
https://www.ukrinform.ua/rubric-ato/3726901-pat-krain-zaklikali-genseka-oon-rozsliduvati-peredacu-iranskih-droniv-rosii.html</text:a>
</text:p>
      <!--NEWS-->
      <text:h text:style-name="P10" text:outline-level="1">
<text:span text:style-name="T4">
18 political parties are forbidden in Ukraine</text:span>
</text:h>
      <text:p text:style-name="P4">
Authors: Ukrinform (Person)</text:p>
      <text:p text:style-name="P4">
Publisher: Укринформ (Organization)</text:p>
      <text:p text:style-name="P4">
Published Time: 2023-06-23T18:20:21+03:00</text:p>
      <text:p text:style-name="P4">
Modified Time: 2023-06-23T18:20:21+03:00</text:p>
      <text:p text:style-name="P4">
Description: According to the court decision, more than ₴ 23.7 million assets were transferred to the state income, 18 prohibited political parties and their entities, 53 units of vehicles, 10 intellectual property objects and 83 real estate objects. - Ukrinform.</text:p>
      <text:p text:style-name="P4">
Images: ['<text:a xlink:type="simple" xlink:href="https://static.ukrinform.com/photos/2017_12/thumb_files/630_360_1514464397-1884.jpg" text:style-name="Internet_20_link" text:visited-style-name="Visited_20_Internet_20_Link">
630_360_15144...</text:a>
']</text:p>
      <text:p text:style-name="P4">
Tags: ["Мін'юст", 'Партії', 'Заборона']</text:p>
      <text:p text:style-name="P4">
Type: Article</text:p>
      <!--METADATA-->
      <text:p text:style-name="P4">
<draw:frame draw:style-name="fr1" draw:name="Image142" text:anchor-type="as-char" svg:width="6.9236in" svg:height="3.956343in" draw:z-index="0">
<draw:image xlink:href="../Images/yкринформ/2023-06-23T18-20-21-03-00/630_360_1514464397-1884.jpg" xlink:type="simple" xlink:show="embed" xlink:actuate="onLoad" draw:mime-type="image/jpeg"/>
</draw:frame>
More than ₴ 23.7 million of 18 -coated political parties and their entities, 53 units of vehicles, 10 intellectual property rights and 83 real estate objects were transferred to the state income.</text:p>
      <text:p text:style-name="P4">
According to Ukrinform, the press service of the Ministry of Justice in [Facebook.] Informs about it.(https://www.facebook.com/minjust.official/posts/pfbid0ntBpBxoqtWmDq1yncaEpadJCZNoh4nPLjcTVdRC63bs8fZU7uGFLFU83SDUrbBEFl)“The Eighth Appeal Administrative Court of Appeal satisfied the claims of the Ministry of Justice of Ukraine on the ban on the activity of 18 political parties. Property, funds of such assets of prohibited political parties, their regional, city, rayon -cultivation, primary centers and other structural entities have been transferred to the state of the state, ”the message reads.</text:p>
      <text:p text:style-name="P4">
It is noted that in accordance with the Procedure for the transfer of property, funds and other assets of the court prohibited by the court <text:a xlink:type="simple" xlink:href="https://www.ukrinform.ua/tag-partii" text:style-name="Internet_20_link" text:visited-style-name="Visited_20_Internet_20_Link">
party</text:a>
, its regional, city, rayon -cultivations, primary centers and other structural entities approved by the Cabinet of Ministers of August 12, 2022 No. 896, the Ministry of Justice of Ukraine was submitted by more than 4,500 requests to the competent authorities for the search for minasized political parties.</text:p>
      <text:p text:style-name="P4">
<text:span text:style-name="T4">
 Read also: </text:span>
 <text:a xlink:type="simple" xlink:href="https://www.ukrinform.ua/rubric-polytics/3706417-nazk-planue-udoskonaliti-reestr-zvitnosti-partij.html" text:style-name="Internet_20_link" text:visited-style-name="Visited_20_Internet_20_Link">
NAPC plans to improve the register of parties reporting</text:a>
“According to the results of the measures taken to search of property, the analysis of information of uniform tanic registers, the processing of information obtained in relation to 18 prohibited political parties and more , UAH 7 million; 53 units of vehicles; 10 objects of intellectual property rights; 83 real estate objects ”, -is in the message.</text:p>
      <text:p text:style-name="P4">
Lists of property, funds and other assets prohibited by the court of political parties, their regional, city, district organizations, primary centers and other structural entities transferred to the state of the state, approved by the order of the Ministry of Justice of Ukraine, is placed on <text:a xlink:type="simple" xlink:href="https://minjust.gov.ua/other/perelik_mayno" text:style-name="Internet_20_link" text:visited-style-name="Visited_20_Internet_20_Link">
official website of the Ministry of Justice</text:a>
 <text:a xlink:type="simple" xlink:href="https://minjust.gov.ua/other/perelik_mayno" text:style-name="Internet_20_link" text:visited-style-name="Visited_20_Internet_20_Link">
 .</text:a>
Thus, as of today the court is prohibited by activity:<text:span text:style-name="T4">
 Read also: </text:span>
 <text:a xlink:type="simple" xlink:href="https://www.ukrinform.ua/rubric-society/3719339-u-kievi-prezentuvali-proekt-silna-demokratia-dla-ukraini.html" text:style-name="Internet_20_link" text:visited-style-name="Visited_20_Internet_20_Link">
in Kiev presented the project "Strong Democracy for Ukraine"</text:a>
As it was reported, on May 14, 2022, President Volodymyr Zelenskyy was signed by the Verkhovna Rada, which extends the list of grounds for prohibition parties through court.</text:p>
      <text:p text:style-name="P4">
The relevant grounds are justification, the recognition of lawful or proving armed aggression against Ukraine. It is envisaged that in the case of a prohibited court, its property, funds and other assets are transferred to the property.</text:p>
      <text:p text:style-name="P4">
News Source: <text:a xlink:type="simple" xlink:href="https://www.ukrinform.ua/rubric-polytics/3726902-v-ukraini-zaboronena-dialnist-18-politicnih-partij.html" text:style-name="Internet_20_link" text:visited-style-name="Visited_20_Internet_20_Link">
https://www.ukrinform.ua/rubric-polytics/3726902-v-ukraini-zaboronena-dialnist-18-politicnih-partij.html</text:a>
</text:p>
      <!--NEWS-->
      <text:h text:style-name="P10" text:outline-level="1">
<text:span text:style-name="T4">
US demand from Russia immediately unblock humanitarian missions to flooded areas of Ukraine</text:span>
</text:h>
      <text:p text:style-name="P4">
Authors: Ukrinform (Person)</text:p>
      <text:p text:style-name="P4">
Publisher: Укринформ (Organization)</text:p>
      <text:p text:style-name="P4">
Published Time: 2023-06-23T18:22:00+03:00</text:p>
      <text:p text:style-name="P4">
Modified Time: 2023-06-23T18:22:00+03:00</text:p>
      <text:p text:style-name="P4">
Description: The United States, during a meeting of the UN Security Council, appealed to Russia to immediately provide access to humanitarian missions to areas affected by the destruction of the Kakhovka hydroelectric power station in the south of Ukraine. - Ukrinform.</text:p>
      <text:p text:style-name="P4">
Images: ['<text:a xlink:type="simple" xlink:href="https://static.ukrinform.com/photos/2022_11/thumb_files/630_360_1667928865-804.jpg" text:style-name="Internet_20_link" text:visited-style-name="Visited_20_Internet_20_Link">
630_360_16679...</text:a>
']</text:p>
      <text:p text:style-name="P4">
Tags: ['США', 'Україна', 'Війна з Росією', 'Затоплення']</text:p>
      <text:p text:style-name="P4">
Type: Article</text:p>
      <!--METADATA-->
      <text:p text:style-name="P4">
<draw:frame draw:style-name="fr1" draw:name="Image143" text:anchor-type="as-char" svg:width="6.9236in" svg:height="3.956343in" draw:z-index="0">
<draw:image xlink:href="../Images/yкринформ/2023-06-23T18-22-00-03-00/630_360_1667928865-804.jpg" xlink:type="simple" xlink:show="embed" xlink:actuate="onLoad" draw:mime-type="image/jpeg"/>
</draw:frame>
The United States to the UN Security Council appealed to Russia with a requirement to provide access to humanitarian missions to areas affected by the destruction of the Kakhovskaya Hydroelectric Power Plant in the south of Ukraine.</text:p>
      <text:p text:style-name="P4">
This statement was made on Friday by the US permanent representative at the UN, Thomas Grinfield, Ukrinform correspondent reports.</text:p>
      <text:p text:style-name="P4">
“At the moment we talk here, Russia blocks the UN efforts to assist people in flooded areas - it is unacceptableIt should immediately be able to have the opportunity to have the necessary humanitarian aid in the occupied areas of Ukraine, ”the US representative said.</text:p>
      <text:p text:style-name="P4">
She stressed that representatives of humanitarian missions should have a safe passage when delivering assistance to those who need it.</text:p>
      <text:p text:style-name="P4">
<text:span text:style-name="T4">
 Read also: </text:span>
 [Ukraine has gathered new evidence about the conscious crime(https://www.ukrinform.ua/rubric-ato/3726236-ukraina-zibrala-novi-dokazi-sodo-svidomogo-zlocinu-rosian-z-pidrivu-kahovskoi-ges-zelenskij.html)As reported <text:a xlink:type="simple" xlink:href="https://www.ukrinform.ua/rubric-other_news/3723441-pidriv-rosianami-kahovskoi-ges-usi-novini.html" text:style-name="Internet_20_link" text:visited-style-name="Visited_20_Internet_20_Link">
Ukrinform</text:a>
, Russian on the night of June 6, carried out Kakhovka hydroelectric power station, than a provoked man -made man -made disaster. As a result of the blasting of the machine hall, the inside is completely destroyed. The losses suffered by Ukraine as a result of Kakhovskaya hydroelectric power plants are about $ 1.5 billion, and this is not a final pump.</text:p>
      <text:p text:style-name="P4">
News Source: <text:a xlink:type="simple" xlink:href="https://www.ukrinform.ua/rubric-polytics/3726903-ssa-vimagaut-vid-rosii-negajno-rozblokuvati-dostup-gumanitarnih-misij-do-zatoplenih-rajoniv-ukraini.html" text:style-name="Internet_20_link" text:visited-style-name="Visited_20_Internet_20_Link">
https://www.ukrinform.ua/rubric-polytics/3726903-ssa-vimagaut-vid-rosii-negajno-rozblokuvati-dostup-gumanitarnih-misij-do-zatoplenih-rajoniv-ukraini.html</text:a>
</text:p>
      <!--NEWS-->
      <text:h text:style-name="P10" text:outline-level="1">
<text:span text:style-name="T4">
Police of Kyiv region have set the location</text:span>
</text:h>
      <text:p text:style-name="P4">
Authors: Ukrinform (Person)</text:p>
      <text:p text:style-name="P4">
Publisher: Укринформ (Organization)</text:p>
      <text:p text:style-name="P4">
Published Time: 2023-06-23T18:24:43+03:00</text:p>
      <text:p text:style-name="P4">
Modified Time: 2023-06-23T18:24:43+03:00</text:p>
      <text:p text:style-name="P4">
Description: The police of the capital region received 6 thousand reports from the territorial center of acquisition. - Ukrinform.</text:p>
      <text:p text:style-name="P4">
Images: ['<text:a xlink:type="simple" xlink:href="https://static.ukrinform.com/photos/2023_05/thumb_files/630_360_1683736824-779.jpg" text:style-name="Internet_20_link" text:visited-style-name="Visited_20_Internet_20_Link">
630_360_16837...</text:a>
']</text:p>
      <text:p text:style-name="P4">
Tags: ['Поліція', 'Київщина', 'Ухилянти', 'Єдині новини', 'Андрій Нєбитов']</text:p>
      <text:p text:style-name="P4">
Type: Article</text:p>
      <!--METADATA-->
      <text:p text:style-name="P4">
<draw:frame draw:style-name="fr1" draw:name="Image145" text:anchor-type="as-char" svg:width="6.9236in" svg:height="3.956343in" draw:z-index="0">
<draw:image xlink:href="../Images/yкринформ/2023-06-23T18-24-43-03-00/630_360_1683736824-779.jpg" xlink:type="simple" xlink:show="embed" xlink:actuate="onLoad" draw:mime-type="image/jpeg"/>
</draw:frame>
The police region received 6 thousand messages from the territorial center of acquisition of 6,000 messages.</text:p>
      <text:p text:style-name="P4">
Andriy Nebitov, the chief of the Kyiv region, was informed by the Chief of Police of the Kijiv region during the only news, answering the questions about the detection of bruises, Ukrinform correspondent reports.</text:p>
      <text:p text:style-name="P4">
“As of today, we have received 6,000 messages from the CCCs who are evading. As of today, 900 people have been established, and they have been brought to the relevant officials of the territorial centers of completion, ”Nepbitov said.</text:p>
      <text:p text:style-name="P4">
He explained that the figure of 6,000 applications from the CCC does not necessarily mean the number of people who evade. According to him, the reasons that the people who kept the summons and did not appear(to TCC - ed.), or vice versa, they may not be different, for example, due to the fact that they temporarily live in an intake of residence.</text:p>
      <text:p text:style-name="P4">
<text:span text:style-name="T4">
 Read also: </text:span>
 <text:a xlink:type="simple" xlink:href="https://www.ukrinform.ua/rubric-regions/3725571-sbu-likviduvala-shemi-vteci-uhilantiv-za-kordon-u-pati-regionah.html" text:style-name="Internet_20_link" text:visited-style-name="Visited_20_Internet_20_Link">
SBU eliminated the escape schemes <text:span text:style-name="T4">
 Oblast </text:span>
 abroad of the regions</text:a>
“Therefore, of course, the police approach it carefully. But I would like to remind you that the administering of the prediction and authorized officials of the Sumettsk draw up these protocols. To date, there are 1700 of them, ”the police officer of the Kyiv region.</text:p>
      <text:p text:style-name="P4">
As it was reported, in Ternopil region law enforcement officers exposed a criminal group, as the enterprise for transportation of evaders across <text:a xlink:type="simple" xlink:href="https://www.ukrinform.ua/tag-kordon" text:style-name="Internet_20_link" text:visited-style-name="Visited_20_Internet_20_Link">
border</text:a>
 .</text:p>
      <text:p text:style-name="P4">
News Source: <text:a xlink:type="simple" xlink:href="https://www.ukrinform.ua/rubric-regions/3726905-policia-kiivsini-vstanovila-misceznahodzenna-900-uhilantiv-nebitov.html" text:style-name="Internet_20_link" text:visited-style-name="Visited_20_Internet_20_Link">
https://www.ukrinform.ua/rubric-regions/3726905-policia-kiivsini-vstanovila-misceznahodzenna-900-uhilantiv-nebitov.html</text:a>
</text:p>
      <!--NEWS-->
      <text:h text:style-name="P10" text:outline-level="1">
<text:span text:style-name="T4">
In the banks of Ukraine, the amount of deposits of individuals per month increased by ₴ 1.4 billion</text:span>
</text:h>
      <text:p text:style-name="P4">
Authors: Ukrinform (Person)</text:p>
      <text:p text:style-name="P4">
Publisher: Укринформ (Organization)</text:p>
      <text:p text:style-name="P4">
Published Time: 2023-06-23T18:28:37+03:00</text:p>
      <text:p text:style-name="P4">
Modified Time: 2023-06-23T18:28:37+03:00</text:p>
      <text:p text:style-name="P4">
Description: The total amount of deposits of individuals in banks of Ukraine in May increased by UAH 1.4 billion and as of June 1 is UAH 1068.7 billion. - Ukrinform.</text:p>
      <text:p text:style-name="P4">
Images: ['<text:a xlink:type="simple" xlink:href="https://static.ukrinform.com/photos/2020_10/thumb_files/630_360_1602826953-917.jpg" text:style-name="Internet_20_link" text:visited-style-name="Visited_20_Internet_20_Link">
630_360_16028...</text:a>
']</text:p>
      <text:p text:style-name="P4">
Tags: ['Банк', 'Фонд гарантування', 'Гроші']</text:p>
      <text:p text:style-name="P4">
Type: Article</text:p>
      <!--METADATA-->
      <text:p text:style-name="P4">
<draw:frame draw:style-name="fr1" draw:name="Image146" text:anchor-type="as-char" svg:width="6.9236in" svg:height="3.956343in" draw:z-index="0">
<draw:image xlink:href="../Images/yкринформ/2023-06-23T18-28-37-03-00/630_360_1602826953-917.jpg" xlink:type="simple" xlink:show="embed" xlink:actuate="onLoad" draw:mime-type="image/jpeg"/>
</draw:frame>
In May, the total deposit of individuals in Ukraine's banks increased by UAH 1.4 billion in Eastan as of June 1, it amounts to UAH 1068.7 billion.</text:p>
      <text:p text:style-name="P4">
According to Ukrinform, it reports <text:a xlink:type="simple" xlink:href="https://www.fg.gov.ua/articles/54610-suma-vkladiv-fizosib-u-bankah-ukrani-protyagom-travnya-2023-zrosla-na-1-4-mlrd-grn.html" text:style-name="Internet_20_link" text:visited-style-name="Visited_20_Internet_20_Link">
the press service of the Guarantee Fund.</text:a>
"As of June 1, 2023, the total amount of deposits of individuals(including physical entrepreneurs)The banks of Ukraine amounted to almost UAH 1,068.7 billion, if UAH 1.4 billion exceeds the figure as of May 1, " - it is said.</text:p>
      <text:p text:style-name="P4">
It is noted that from the total amount of deposits of individuals at the beginning of June2023: deposits in national currency - UAH 670.0 billion, deposits in foreign naval - UAH 398.7 billion.</text:p>
      <text:p text:style-name="P4">
<text:span text:style-name="T4">
 Read also: </text:span>
 <text:a xlink:type="simple" xlink:href="https://www.ukrinform.ua/rubric-economy/3723409-za-cas-vijni-fond-garantuvanna-prodav-aktiviv-na-37-milarda.html" text:style-name="Internet_20_link" text:visited-style-name="Visited_20_Internet_20_Link">
during war <text:span text:style-name="T4">
 Fund </text:span>
 <text:span text:style-name="T4">
 Guarantee </text:span>
 sold assets for ₴ 3.7 billion</text:a>
The share of FOP in the structure of depositors as of June 1, 2023 was 3.1%, and their deposits amounted to UAH 122.7 billion(11.5% of the total deposit amount(Deposits of individual entrepreneurs are under the guarantees of the Fund since January 1, 2017).</text:p>
      <text:p text:style-name="P4">
Як повідомляв Укрінформ, станом на 1 січня 2023 року загальна сума вкладівфізичних осіб (incl. Individual entrepreneurs)In <text:a xlink:type="simple" xlink:href="https://www.ukrinform.ua/tag-bank" text:style-name="Internet_20_link" text:visited-style-name="Visited_20_Internet_20_Link">
banks</text:a>
Ukraine amounted to UAH 1,051.5 billion, an increase for 2022 amounted to UAH 375.9 billion or 55.6%.</text:p>
      <text:p text:style-name="P4">
News Source: <text:a xlink:type="simple" xlink:href="https://www.ukrinform.ua/rubric-economy/3726906-u-bankah-ukraini-suma-vkladiv-fizosib-za-misac-zrosla-na-14-milarda.html" text:style-name="Internet_20_link" text:visited-style-name="Visited_20_Internet_20_Link">
https://www.ukrinform.ua/rubric-economy/3726906-u-bankah-ukraini-suma-vkladiv-fizosib-za-misac-zrosla-na-14-milarda.html</text:a>
</text:p>
      <!--NEWS-->
      <text:h text:style-name="P10" text:outline-level="1">
<text:span text:style-name="T4">
The UN Deputy Secretary General told the Council about the consequences</text:span>
</text:h>
      <text:p text:style-name="P4">
Authors: Ukrinform (Person)</text:p>
      <text:p text:style-name="P4">
Publisher: Укринформ (Organization)</text:p>
      <text:p text:style-name="P4">
Published Time: 2023-06-23T18:31:00+03:00</text:p>
      <text:p text:style-name="P4">
Modified Time: 2023-06-23T18:31:00+03:00</text:p>
      <text:p text:style-name="P4">
Description: The most significant destruction of civilian infrastructure during the Russian War against Ukraine took place on June 6, when the Dam of the Kakhovka Hydroelectric Power Plant was destroyed. - Ukrinform.</text:p>
      <text:p text:style-name="P4">
Images: ['<text:a xlink:type="simple" xlink:href="https://static.ukrinform.com/photos/2023_06/thumb_files/630_360_1687539858-427.jpeg" text:style-name="Internet_20_link" text:visited-style-name="Visited_20_Internet_20_Link">
630_360_16875...</text:a>
']</text:p>
      <text:p text:style-name="P4">
Tags: ['ООН', 'Теракт', 'Радбез ООН', 'Каховська ГЕС', 'Війна з Росією']</text:p>
      <text:p text:style-name="P4">
Type: Article</text:p>
      <!--METADATA-->
      <text:p text:style-name="P4">
<draw:frame draw:style-name="fr1" draw:name="Image147" text:anchor-type="as-char" svg:width="6.9236in" svg:height="3.956343in" draw:z-index="0">
<draw:image xlink:href="../Images/yкринформ/2023-06-23T18-31-00-03-00/630_360_1687539858-427.jpeg" xlink:type="simple" xlink:show="embed" xlink:actuate="onLoad" draw:mime-type="image/jpeg"/>
</draw:frame>
The most significant destruction of civilian infrastructure during the Russian War of Ukraine took place on June 6, when the dam was destroyed.</text:p>
      <text:p text:style-name="P4">
This was stated at a meeting of the UN Security Council on Friday by the Deputy General Secretary of the UN Political Issues of Rosmar Dicarlo, Ukrinform reports.</text:p>
      <text:p text:style-name="P4">
"Although the exact circumstances remain unclear, this catastrophe will have serious consequences," she said.</text:p>
      <text:p text:style-name="P4">
According to Dicarlo, dozens of settlements were flooded, thousands of people were injured, while dozens were killed.</text:p>
      <text:p text:style-name="P4">
She reminded that the Kakhovka reservoir, which was the source of drinking water for the least for 700,000 people, lost 70% of its capacity.</text:p>
      <text:p text:style-name="P4">
"It is increasing that flood waters can move mines to previously changed areas, which will be even more threatened by people's lives. The damage of sewage systems and lack of clean water have increased the risks transmitted through water," she added.</text:p>
      <text:p text:style-name="P4">
*!(https://www.ukrinform.ua/rubric-polytics/3726799-rf-fakticno-povnistu-kontrolue-sekretariat-oon-de-pracuut-majze-400-rosian-elcenko.html)The Deputy Secretary General also emphasized the damage caused by catastrofasselectric lands and food production sector. Uonuzha began an assessment of the extent of the damage caused to the environment, she noted.</text:p>
      <text:p text:style-name="P4">
"We are deeply concerned about reports that evacuated civilians and staffing services have been fired," Dicarlo said.</text:p>
      <text:p text:style-name="P4">
She stressed that the UN had no access to temporarily occupied territories.</text:p>
      <text:p text:style-name="P4">
“We urge the Russian authorities to act in accordance with our obligations of mass -humanitarian law and to ensure a safe and unobstructed access to all affected areas. The help cannot be denied people who need it, ”she said.</text:p>
      <text:p text:style-name="P4">
According to Dicardo, the UN is also "concerned about damage to the world of the world of the Ammonia Player togliatti - Odesa in Kharkiv region."</text:p>
      <text:p text:style-name="P4">
<text:span text:style-name="T4">
 Read also: </text:span>
 [five countries called the Secretary General <text:span text:style-name="T4">
 UN </text:span>
 Investigate the transmission of Iranian drones(https://www.ukrinform.ua/rubric-ato/3726901-pat-krain-zaklikali-genseka-oon-rozsliduvati-peredacu-iranskih-droniv-rosii.html)</text:p>
      <text:p text:style-name="P4">
Russian troops on the night against June 6 carried out the blasting of the Kakhovka hydroelectric power station, as much as a large -scale man -made disaster. As a result of the exploration of the machine lounge, the station is completely destroyed. The losses suffered by Ukraine as a result of the heating of Kakhovskaya hydroelectric power plants are about $ 1.5 billion, and this is an non -finals amount.</text:p>
      <text:p text:style-name="P4">
News Source: <text:a xlink:type="simple" xlink:href="https://www.ukrinform.ua/rubric-ato/3726907-zastupnica-genseka-oon-rozpovila-na-radbezi-pro-naslidki-pidrivu-kahovskoi-grebli.html" text:style-name="Internet_20_link" text:visited-style-name="Visited_20_Internet_20_Link">
https://www.ukrinform.ua/rubric-ato/3726907-zastupnica-genseka-oon-rozpovila-na-radbezi-pro-naslidki-pidrivu-kahovskoi-grebli.html</text:a>
</text:p>
      <!--NEWS-->
      <text:h text:style-name="P10" text:outline-level="1">
<text:span text:style-name="T4">
Zelensky struck - instructed the Zaluzhny to release the Odessa military committee</text:span>
</text:h>
      <text:p text:style-name="P4">
Authors: Ukrinform (Person)</text:p>
      <text:p text:style-name="P4">
Publisher: Укринформ (Organization)</text:p>
      <text:p text:style-name="P4">
Published Time: 2023-06-23T18:33:00+03:00</text:p>
      <text:p text:style-name="P4">
Modified Time: 2023-06-23T18:33:00+03:00</text:p>
      <text:p text:style-name="P4">
Description: President Volodymyr Zelensky instructed to dismiss the Chief of the Odessa Regional Territorial Center of Acquisition and to check all other military committees in Ukraine. - Ukrinform.</text:p>
      <text:p text:style-name="P4">
Images: ['<text:a xlink:type="simple" xlink:href="https://static.ukrinform.com/photos/2023_05/thumb_files/630_360_1684230632-602.jpeg" text:style-name="Internet_20_link" text:visited-style-name="Visited_20_Internet_20_Link">
630_360_16842...</text:a>
']</text:p>
      <text:p text:style-name="P4">
Tags: ['Одеса', 'Звільнення', 'Зеленський', 'воєнком']</text:p>
      <text:p text:style-name="P4">
Type: Article</text:p>
      <!--METADATA-->
      <text:p text:style-name="P4">
<draw:frame draw:style-name="fr1" draw:name="Image148" text:anchor-type="as-char" svg:width="6.9236in" svg:height="3.956343in" draw:z-index="0">
<draw:image xlink:href="../Images/yкринформ/2023-06-23T18-33-00-03-00/630_360_1684230632-602.jpeg" xlink:type="simple" xlink:show="embed" xlink:actuate="onLoad" draw:mime-type="image/jpeg"/>
</draw:frame>
Presidential lodge Zelensky instructed to dismiss the Chief of the Odessa Regional Territorial Center of Acquisition and to check all other military committee in Ukraine.</text:p>
      <text:p text:style-name="P4">
The Head of State reported this in <text:a xlink:type="simple" xlink:href="https://t.me/V_Zelenskiy_official/6691" text:style-name="Internet_20_link" text:visited-style-name="Visited_20_Internet_20_Link">
telegram</text:a>
According to the results of the meeting of the pond, the commander -in -chief, Ukrinform reports.</text:p>
      <text:p text:style-name="P4">
"He gave an urgent assignment to the Zaluzhny Chief Immediately dismiss, such a bridge, Odessa" Warrior " - the chief of the local assembly center, which our country speaks of," Zelensky said.</text:p>
      <text:p text:style-name="P4">
The President also gave an urgent order to create a commission under the leadership of the first Deputy Minister of Defense General Oleksandr Pavlyuk together with the Supervisor Bloc and NAPC to check the military committee in all regions of Ukraine.</text:p>
      <text:p text:style-name="P4">
“That they(Activities - ed.)The memory of the heroes who die on the front did not disgrace our country, ”the Head of State added.  As reported by <text:a xlink:type="simple" xlink:href="https://www.pravda.com.ua/news/2023/06/22/7407993/" text:style-name="Internet_20_link" text:visited-style-name="Visited_20_Internet_20_Link">
media</text:a>
, the family of the Chief of the Odessa Regional Territorial Center of Tasotcial Support for Yevgeny Borisov during a full -scale war, he purchased a real estate coast and car for millions of dollars. The excerpts from the Spanish register will be revoked, although Borisov himself states that he does not have a property whether his family has property in Spain.</text:p>
      <text:p text:style-name="P4">
<text:span text:style-name="T4">
 Read also: </text:span>
 <text:a xlink:type="simple" xlink:href="https://www.ukrinform.ua/rubric-polytics/3726842-skandal-z-odeskim-voenkomom-suhoputni-vijska-spriatimut-perevirci.html" text:style-name="Internet_20_link" text:visited-style-name="Visited_20_Internet_20_Link">
Scandal with Odessa War: Land Forces will be tested</text:a>
The head of the parliamentary faction of "Servant of the People" David Arahamia after the emergence of investigations about the head of the Odessa Regional Territorial Center for Completing and Social Support <text:a xlink:type="simple" xlink:href="https://www.ukrinform.ua/rubric-polytics/3726634-u-mene-vidnalo-movu-arahamia-gotue-zvernenna-do-pravoohoronciv-stosovno-perevirki-voenkomiv.html" text:style-name="Internet_20_link" text:visited-style-name="Visited_20_Internet_20_Link">
initiated an appeal to law enforcement officers' inspection of military committees of all regions</text:a>
.</text:p>
      <text:p text:style-name="P4">
News Source: <text:a xlink:type="simple" xlink:href="https://www.ukrinform.ua/rubric-ato/3726908-zelenskij-proviv-stavku-doruciv-zaluznomu-zvilniti-odeskogo-voenkoma.html" text:style-name="Internet_20_link" text:visited-style-name="Visited_20_Internet_20_Link">
https://www.ukrinform.ua/rubric-ato/3726908-zelenskij-proviv-stavku-doruciv-zaluznomu-zvilniti-odeskogo-voenkoma.html</text:a>
</text:p>
      <!--NEWS-->
      <text:h text:style-name="P10" text:outline-level="1">
<text:span text:style-name="T4">
Juventus announced that Paradez would return to PSG</text:span>
</text:h>
      <text:p text:style-name="P4">
Authors: Ukrinform (Person)</text:p>
      <text:p text:style-name="P4">
Publisher: Укринформ (Organization)</text:p>
      <text:p text:style-name="P4">
Published Time: 2023-06-23T18:37:06+03:00</text:p>
      <text:p text:style-name="P4">
Modified Time: 2023-06-23T18:37:06+03:00</text:p>
      <text:p text:style-name="P4">
Description: Juventus midfielder Leandro Paradez will leave the team and join PSG. - Ukrinform.</text:p>
      <text:p text:style-name="P4">
Images: ['<text:a xlink:type="simple" xlink:href="https://static.ukrinform.com/photos/2023_06/thumb_files/630_360_1687534549-800.png" text:style-name="Internet_20_link" text:visited-style-name="Visited_20_Internet_20_Link">
630_360_16875...</text:a>
']</text:p>
      <text:p text:style-name="P4">
Tags: ['Футбол', 'Ювентус']</text:p>
      <text:p text:style-name="P4">
Type: Article</text:p>
      <!--METADATA-->
      <text:p text:style-name="P4">
<draw:frame draw:style-name="fr1" draw:name="Image149" text:anchor-type="as-char" svg:width="6.9236in" svg:height="3.956343in" draw:z-index="0">
<draw:image xlink:href="../Images/yкринформ/2023-06-23T18-37-06-03-00/630_360_1687534549-800.png" xlink:type="simple" xlink:show="embed" xlink:actuate="onLoad" draw:mime-type="image/png"/>
</draw:frame>
Juventus midfielder Leandro Paradez will leave the team and join PSG.</text:p>
      <text:p text:style-name="P4">
This was reported <text:a xlink:type="simple" xlink:href="https://www.juventus.com/en/news/articles/thank-you-leandro" text:style-name="Internet_20_link" text:visited-style-name="Visited_20_Internet_20_Link">
press service</text:a>
Turin, reports Ukrinform.</text:p>
      <text:p text:style-name="P4">
The player advocated Juve on lease. He will return to the PSG, to which his contract belongs.</text:p>
      <text:p text:style-name="P4">
The 28-year-old Argentine in the 20122/23 season spent 35 matches for Juventus, in its act 1 goal and 1 assistant.</text:p>
      <text:p text:style-name="P4">
<text:span text:style-name="T4">
 Read also: </text:span>
 <text:a xlink:type="simple" xlink:href="https://www.ukrinform.ua/rubric-sports/3726884-rakickij-prodovziv-kontrakt-z-sahtarem.html" text:style-name="Internet_20_link" text:visited-style-name="Visited_20_Internet_20_Link">
<text:span text:style-name="T4">
 Rakitsky </text:span>
 continued the contract with Shakhtar</text:a>
The PSG player's contract is valid until 2024.</text:p>
      <text:p text:style-name="P4">
Photo: dazn.com</text:p>
      <text:p text:style-name="P4">
News Source: <text:a xlink:type="simple" xlink:href="https://www.ukrinform.ua/rubric-sports/3726910-uventus-ogolosiv-so-paredes-povernetsa-v-psz.html" text:style-name="Internet_20_link" text:visited-style-name="Visited_20_Internet_20_Link">
https://www.ukrinform.ua/rubric-sports/3726910-uventus-ogolosiv-so-paredes-povernetsa-v-psz.html</text:a>
</text:p>
      <!--NEWS-->
      <text:h text:style-name="P10" text:outline-level="1">
<text:span text:style-name="T4">
Ukrainian support: MKIP initiates the issuance of certificates and subsidies for bookstores</text:span>
</text:h>
      <text:p text:style-name="P4">
Authors: Ukrinform (Person)</text:p>
      <text:p text:style-name="P4">
Publisher: Укринформ (Organization)</text:p>
      <text:p text:style-name="P4">
Published Time: 2023-06-23T18:45:00+03:00</text:p>
      <text:p text:style-name="P4">
Modified Time: 2023-06-23T18:45:00+03:00</text:p>
      <text:p text:style-name="P4">
Description: The Ministry of Culture and Information Policy has prepared a project for supporting the Ukrainian language, which will allow to implement the elements of the law on support of book publishing, which provide for book certificates for Ukrainians and subsidies for bookstores. - Ukrinform.</text:p>
      <text:p text:style-name="P4">
Images: ['<text:a xlink:type="simple" xlink:href="https://static.ukrinform.com/photos/2023_06/thumb_files/630_360_1687534809-9204.jpeg" text:style-name="Internet_20_link" text:visited-style-name="Visited_20_Internet_20_Link">
630_360_16875...</text:a>
']</text:p>
      <text:p text:style-name="P4">
Tags: ['Книги', 'Книжковий Арсенал', 'Ткаченко', 'Видавництво', 'Українська мова', 'МКІП ']</text:p>
      <text:p text:style-name="P4">
Type: Article</text:p>
      <!--METADATA-->
      <text:p text:style-name="P4">
<draw:frame draw:style-name="fr1" draw:name="Image150" text:anchor-type="as-char" svg:width="6.9236in" svg:height="3.956343in" draw:z-index="0">
<draw:image xlink:href="../Images/yкринформ/2023-06-23T18-45-00-03-00/630_360_1687534809-9204.jpeg" xlink:type="simple" xlink:show="embed" xlink:actuate="onLoad" draw:mime-type="image/jpeg"/>
</draw:frame>
The Ministry of Culture and Information Policy has prepared a project of the Ukrainian language program, which will allow to embody the elements of the law on the support of books, which provide for book certificates to Ukrainians of Jesubsidia for bookstores.</text:p>
      <text:p text:style-name="P4">
According to the Ukrinform correspondent, the MKIP Head Alexandrtkachenko reported this during the discussion "Criticity of the moment: State policy in the sphere", which took place within the Book Arsenal Festival.</text:p>
      <text:p text:style-name="P4">
</text:p>
      <text:p text:style-name="P4">
<text:a xlink:type="simple" xlink:href="https://static.ukrinform.com/photos/2023_06/1687534808-5834.jpeg" text:style-name="Internet_20_link" text:visited-style-name="Visited_20_Internet_20_Link">
 </text:a>
 <text:a xlink:type="simple" xlink:href="https://static.ukrinform.com/photos/2023_06/1687534808-6142.jpeg" text:style-name="Internet_20_link" text:visited-style-name="Visited_20_Internet_20_Link">
</text:a>
 <text:a xlink:type="simple" xlink:href="https://static.ukrinform.com/photos/2023_06/1687534808-3859.jpeg" text:style-name="Internet_20_link" text:visited-style-name="Visited_20_Internet_20_Link">
</text:a>
 <text:a xlink:type="simple" xlink:href="https://static.ukrinform.com/photos/2023_06/1687534808-2338.jpeg" text:style-name="Internet_20_link" text:visited-style-name="Visited_20_Internet_20_Link">
</text:a>
 <text:a xlink:type="simple" xlink:href="https://static.ukrinform.com/photos/2023_06/1687534808-7756.jpeg" text:style-name="Internet_20_link" text:visited-style-name="Visited_20_Internet_20_Link">
</text:a>
 <text:a xlink:type="simple" xlink:href="https://static.ukrinform.com/photos/2023_06/1687534809-1695.jpeg" text:style-name="Internet_20_link" text:visited-style-name="Visited_20_Internet_20_Link">
</text:a>
 <text:a xlink:type="simple" xlink:href="https://static.ukrinform.com/photos/2023_06/1687534809-8792.jpeg" text:style-name="Internet_20_link" text:visited-style-name="Visited_20_Internet_20_Link">
</text:a>
 <text:a xlink:type="simple" xlink:href="https://static.ukrinform.com/photos/2023_06/1687534808-4528.jpeg" text:style-name="Internet_20_link" text:visited-style-name="Visited_20_Internet_20_Link">
</text:a>
 <text:a xlink:type="simple" xlink:href="https://static.ukrinform.com/photos/2023_06/1687534809-9204.jpeg" text:style-name="Internet_20_link" text:visited-style-name="Visited_20_Internet_20_Link">
<draw:frame draw:style-name="fr1" draw:name="Image160" text:anchor-type="as-char" svg:width="6.9236in" svg:height="3.956343in" draw:z-index="0">
<draw:image xlink:href="../Images/yкринформ/2023-06-23T18-45-00-03-00/630_360_1687534809-9204.jpeg" xlink:type="simple" xlink:show="embed" xlink:actuate="onLoad" draw:mime-type="image/jpeg"/>
</draw:frame>
</text:a>
 <text:a xlink:type="simple" xlink:href="https://static.ukrinform.com/photos/2023_06/1687534809-9764.jpeg" text:style-name="Internet_20_link" text:visited-style-name="Visited_20_Internet_20_Link">
</text:a>
 <text:a xlink:type="simple" xlink:href="https://static.ukrinform.com/photos/2023_06/1687534809-3758.jpeg" text:style-name="Internet_20_link" text:visited-style-name="Visited_20_Internet_20_Link">
</text:a>
</text:p>
      <text:p text:style-name="P4">
Tkachenko noted that the program proposed by the MKIP will cover, in particular, the development of the library industry.</text:p>
      <text:p text:style-name="P4">
"In our libraries, a significant share is made by books published in Soviet times. Replenishment of library funds is an urgent question. Moreover, given that in the occupied territories Russians destroy Ukrainian <text:a xlink:type="simple" xlink:href="https://www.ukrinform.ua/tag-kniga" text:style-name="Internet_20_link" text:visited-style-name="Visited_20_Internet_20_Link">
books</text:a>
On the basis of the Ukrainian language, "the minister said.</text:p>
      <text:p text:style-name="P4">
*!(https://www.ukrinform.ua/rubric-culture/3726506-u-kievi-startuvav-knizkovij-arsenal-zahid-vidvidali-zelenskij-z-druzinou.html)As it was reported, the Law <text:a xlink:type="simple" xlink:href="https://zakon.rada.gov.ua/laws/show/2313-20#Text" text:style-name="Internet_20_link" text:visited-style-name="Visited_20_Internet_20_Link">
No. 2313-IX</text:a>
 <text:a xlink:type="simple" xlink:href="https://zakon.rada.gov.ua/laws/show/2313-20#Text" text:style-name="Internet_20_link" text:visited-style-name="Visited_20_Internet_20_Link">
</text:a>
"The Verkhovna Rada approved on the promotion of the development of Ukrainian book publishing and book distribution" the Verkhovna Rada. It came into force on July 10, 2022.</text:p>
      <text:p text:style-name="P4">
According to the legislative act, the state has undertaken to reimburse the Physical expenses of the distributors of publishing products for the lease of stores, to provide, together with a certificate of birth and 14-year-old citizens annually in the form of a certificate for the purchase of books. The rules of the law are still unfulfilled due to lack of funding.</text:p>
      <text:p text:style-name="P4">
News Source: <text:a xlink:type="simple" xlink:href="https://www.ukrinform.ua/rubric-culture/3726912-pidtrimka-ukrainskoi-mkip-iniciue-vidacu-knizkovih-sertifikativ-i-subsidij-dla-knigaren.html" text:style-name="Internet_20_link" text:visited-style-name="Visited_20_Internet_20_Link">
https://www.ukrinform.ua/rubric-culture/3726912-pidtrimka-ukrainskoi-mkip-iniciue-vidacu-knizkovih-sertifikativ-i-subsidij-dla-knigaren.html</text:a>
</text:p>
      <!--NEWS-->
      <text:h text:style-name="P10" text:outline-level="1">
<text:span text:style-name="T4">
States called on the UN Council to press on Russia to continue the "grain agreement"</text:span>
</text:h>
      <text:p text:style-name="P4">
Authors: Ukrinform (Person)</text:p>
      <text:p text:style-name="P4">
Publisher: Укринформ (Organization)</text:p>
      <text:p text:style-name="P4">
Published Time: 2023-06-23T18:47:00+03:00</text:p>
      <text:p text:style-name="P4">
Modified Time: 2023-06-23T18:47:00+03:00</text:p>
      <text:p text:style-name="P4">
Description: Russia continues its attempts to transform food into a weapon of war, and in order to prevent it, the UN countries should prevent the Kremlin's efforts to block the Black Sea grain initiative. - Ukrinform.</text:p>
      <text:p text:style-name="P4">
Images: ['<text:a xlink:type="simple" xlink:href="https://static.ukrinform.com/photos/2022_11/thumb_files/630_360_1667928863-645.jpg" text:style-name="Internet_20_link" text:visited-style-name="Visited_20_Internet_20_Link">
630_360_16679...</text:a>
']</text:p>
      <text:p text:style-name="P4">
Tags: ['США', 'Радбез ООН', 'Війна з Росією', 'зерновий коридор']</text:p>
      <text:p text:style-name="P4">
Type: Article</text:p>
      <!--METADATA-->
      <text:p text:style-name="P4">
<draw:frame draw:style-name="fr1" draw:name="Image163" text:anchor-type="as-char" svg:width="6.9236in" svg:height="3.956343in" draw:z-index="0">
<draw:image xlink:href="../Images/yкринформ/2023-06-23T18-47-00-03-00/630_360_1667928863-645.jpg" xlink:type="simple" xlink:show="embed" xlink:actuate="onLoad" draw:mime-type="image/jpeg"/>
</draw:frame>
Russia has been trying to turn food into a weapon of war, and in order to prevent it, the UN countries should prevent the Kremlin's efforts to finalize the Black Sea grain initiative.</text:p>
      <text:p text:style-name="P4">
This appealed on Friday during the UN Security Council meeting, US permanent representative Linda Thomas Grinfield, Ukrinform's own correspondent reports.</text:p>
      <text:p text:style-name="P4">
“Colleagues, we must force Russia to stay in the Black Sea <text:a xlink:type="simple" xlink:href="https://www.ukrinform.ua/tag-zerno" text:style-name="Internet_20_link" text:visited-style-name="Visited_20_Internet_20_Link">
Grain</text:a>
initiative, ”the representative said.</text:p>
      <text:p text:style-name="P4">
She emphasized that the longer the war will last, the more the Ukrainian people will suffer, as well as the whole world.</text:p>
      <text:p text:style-name="P4">
“The consequences of this war are now being felt all over the world. Why? Therefore, Putin's President uses food as a war weapon and thus builds a global food security deficit, ”Thomas Grinfield said.</text:p>
      <text:p text:style-name="P4">
According to her, the actions of the grain supply blocking were particularly influenced by Africa and the Middle East. And now it is "deeply alarm" that Russia is again threatening to get out of the initiative.</text:p>
      <text:p text:style-name="P4">
<text:span text:style-name="T4">
 Read also: </text:span>
 <text:a xlink:type="simple" xlink:href="https://www.ukrinform.ua/rubric-economy/3726570-blinken-i-gutteres-obgovorili-vzaemodiu-na-tli-pogroz-rf-vijti-iz-zernovoi-ugodi.html" text:style-name="Internet_20_link" text:visited-style-name="Visited_20_Internet_20_Link">
Blinken and Guttheresh, discussed the interaction against the backdrop of threats of Rfvyati with "<text:span text:style-name="T4">
 grain </text:span>
 in agreement"</text:a>
As reported by Ukrinform, Russia threatens to withdraw from the "grain agreement" if it is unless to restore the pumping of ammonia with a pipeline togliatti - Odesa and to partially consider restrictions on its own export.</text:p>
      <text:p text:style-name="P4">
The Government of Ukraine declared the actual blocking of the Russian side of grain. The Russian Federation opened the inspection of ships, which reduced the capacity of the corridor to less than 20% of the possible.</text:p>
      <text:p text:style-name="P4">
News Source: <text:a xlink:type="simple" xlink:href="https://www.ukrinform.ua/rubric-economy/3726913-stati-zaklikali-radbez-oon-tisnuti-na-rosiu-dla-prodovzenna-zernovoi-ugodi.html" text:style-name="Internet_20_link" text:visited-style-name="Visited_20_Internet_20_Link">
https://www.ukrinform.ua/rubric-economy/3726913-stati-zaklikali-radbez-oon-tisnuti-na-rosiu-dla-prodovzenna-zernovoi-ugodi.html</text:a>
</text:p>
      <!--NEWS-->
      <text:h text:style-name="P10" text:outline-level="1">
<text:span text:style-name="T4">
In Vienna, an exhibition on deportation of Russian children was opened</text:span>
</text:h>
      <text:p text:style-name="P4">
Authors: Ukrinform (Person)</text:p>
      <text:p text:style-name="P4">
Publisher: Укринформ (Organization)</text:p>
      <text:p text:style-name="P4">
Published Time: 2023-06-23T18:52:00+03:00</text:p>
      <text:p text:style-name="P4">
Modified Time: 2023-06-23T18:52:00+03:00</text:p>
      <text:p text:style-name="P4">
Description: In the capital of Austria, an exhibition "Children during the War" was opened, which draws attention to the suffering of Ukrainian children as a result of Russian aggression and, in particular, to their illegal deportation to Russia and the Kremlin's attempts to change their identity. - Ukrinform.</text:p>
      <text:p text:style-name="P4">
Images: ['<text:a xlink:type="simple" xlink:href="https://static.ukrinform.com/photos/2023_06/thumb_files/630_360_1687535359-783.jpg" text:style-name="Internet_20_link" text:visited-style-name="Visited_20_Internet_20_Link">
630_360_16875...</text:a>
']</text:p>
      <text:p text:style-name="P4">
Tags: ['Депортація', 'Діти', 'Виставка', 'Війна з Росією']</text:p>
      <text:p text:style-name="P4">
Type: Article</text:p>
      <!--METADATA-->
      <text:p text:style-name="P4">
<draw:frame draw:style-name="fr1" draw:name="Image164" text:anchor-type="as-char" svg:width="6.9236in" svg:height="3.956343in" draw:z-index="0">
<draw:image xlink:href="../Images/yкринформ/2023-06-23T18-52-00-03-00/630_360_1687535359-783.jpg" xlink:type="simple" xlink:show="embed" xlink:actuate="onLoad" draw:mime-type="image/jpeg"/>
</draw:frame>
The exhibition "Children during the War" was opened in the capital of the industry, which draws attention to the abilities of Ukrainian children as a result of Russian aggression and, in particular, to their non -consistent deportation to Russia and the Kremlin's attempts to change their identity.</text:p>
      <text:p text:style-name="P4">
As Ukrinform reports its own correspondent, the exhibition is organized(“Little hearts”)Save Ukraine Tabardian Foundation, which is engaged in the return of Ukrainian children from the Russian Federation.</text:p>
      <text:p text:style-name="P4">
"This exhibition is not a normal exhibition. We wanted to show it that there are a few hundred kilometers nearby, there is a war, and there are children who die, to be fully injured. <text:a xlink:type="simple" xlink:href="https://www.ukrinform.ua/tag-diti" text:style-name="Internet_20_link" text:visited-style-name="Visited_20_Internet_20_Link">
Children</text:a>
who cannot sleep that do not receive psychological help because it is difficult to find. A whole generation of children will bear this injury to the end of their lives, "- said Kleine Herzen Pascal, during opening the exhibition.</text:p>
      <text:p text:style-name="P4">
</text:p>
      <text:p text:style-name="P4">
She urged not to forget about the Russian war against Ukraine and the humanity that it carries: "Do not close your eyes, stay careful, it is a threat for all of us."</text:p>
      <text:p text:style-name="P4">
"The war is continuing and it is becoming more difficult. But we must move forward and find the sides that return the stolen and forced displaced Ukrainian children. It is innocent to be addictive and perception of the situation as normal. It is necessary to engage in the return of Ukrainian children, as well as to attract Russia's reference The deputy chairman of Save Ukraine Dmitry Filipenko.</text:p>
      <text:p text:style-name="P4">
He pointed to, in particular, the large -scale devastating effect of Russian propaganda of Ukrainian children, whose identity Russia wants to change. "In many cases, when the children were returned to Ukraine, they told how they were sung by the Russian anthem, 5 times a week. They also could not speak Ukrainian symbols or speak Ukrainian," he added.</text:p>
      <text:p text:style-name="P4">
For his part, the second secretary of the Embassy of Ukraine in Austria Nazar Stetsyshyn during the opening of the exhibition emphasized that the aggression and terror of Russia bear a lot of destruction of buildings, but also the deprivation of Ukrainian children of the main right -hand people, above all the most important - the right to life.</text:p>
      <text:p text:style-name="P4">
"Russia has deprived this right to life for at least 483 Ukrainian children, only those figures that we know exactly. Russia has killed these children. In addition, a very painful topic for Ukraine is a forced deportation In the war against Ukraine. But the crime is special, because it is directed about those who are most evident. And this crime is happening here and now. We must save these children, "he said.</text:p>
      <text:p text:style-name="P4">
The curator of the exhibition, the founder of the Art Contact Ukraine Jana Grinov in the agency's commentarbook noted that the exhibition is primarily aimed at the attention of the large -scale abduction of Russian children by Russians.</text:p>
      <text:p text:style-name="P4">
<text:span text:style-name="T4">
 Read also: </text:span>
 <text:a xlink:type="simple" xlink:href="https://www.ukrinform.ua/rubric-world/3726193-rosia-namagaetsa-zaplutati-dani-sodo-vikradenna-ditej-iz-ukraini-rozvidka-britanii.html" text:style-name="Internet_20_link" text:visited-style-name="Visited_20_Internet_20_Link">
Russia tries to confuse the abduction data <text:span text:style-name="T4">
 children </text:span>
 from Ukraine - British intelligence</text:a>
</text:p>
      <text:p text:style-name="P4">
The exhibition, in particular, includes the installation of 10 posters, which depict symbolic 10 steps, as Russia stops Ukrainian children and tries to erase their Ukrainian identity. These posters were painted 61 by the little Ukrainian - the nurtle orphanage in Kropyvnytskyi, who in March 2022 were supported by Save Ukraine to Austria and are now under Kleine Herzen. Also at the exhibition are photographs of these children and them, as well as photos of Ukrainian mothers, who hold the phone with their children stolen children.</text:p>
      <text:p text:style-name="P4">
Along with the purpose of drawing attention to the abduction of Ukrainian children, the exhibition is also aimed at raising funds in order to finance the rescue operations of mineing children from Russia. Kleine Herzen has already provided financial assistance to SSAVE Ukraine, helping to return 10 children to Ukraine.</text:p>
      <text:p text:style-name="P4">
The Children at War exhibition will last until July 10 at the West Space event center: Augasse 2-6.</text:p>
      <text:p text:style-name="P4">
<text:span text:style-name="T4">
 Read also: </text:span>
 <text:a xlink:type="simple" xlink:href="https://www.ukrinform.ua/rubric-society/3726395-ukraina-fakticno-sodna-fiksue-primusove-peremisenna-ditej-do-rosii-lubinec.html" text:style-name="Internet_20_link" text:visited-style-name="Visited_20_Internet_20_Link">
Ukraine actually fixes forced movement of <text:span text:style-name="T4">
 children </text:span>
 to Russia - Lubin</text:a>
As reported by Ukrinform, earlier Viceremier - Minister of Reintegration of the Occupied Territories Irina Vereshchuk noted that at least 20,000 children deported by Russia have been currently subsequently, more than 4,5 thousand.</text:p>
      <text:p text:style-name="P4">
In general, it can be about hundreds of thousands of illegally displaced Ukrainian children.</text:p>
      <text:p text:style-name="P4">
The Ukrainian authorities actually capture the forced movement of our children daily in the occupied territory of Ukraine to the territory of Russia.</text:p>
      <text:p text:style-name="P4">
News Source: <text:a xlink:type="simple" xlink:href="https://www.ukrinform.ua/rubric-society/3726915-u-vidni-vidkrilasa-vistavka-pro-deportaciu-rosieu-ukrainskih-ditej.html" text:style-name="Internet_20_link" text:visited-style-name="Visited_20_Internet_20_Link">
https://www.ukrinform.ua/rubric-society/3726915-u-vidni-vidkrilasa-vistavka-pro-deportaciu-rosieu-ukrainskih-ditej.html</text:a>
</text:p>
      <!--NEWS-->
      <text:h text:style-name="P10" text:outline-level="1">
<text:span text:style-name="T4">
Romania will offer Brussels and Kiev to optimize the flow of grain to the port of Constanta</text:span>
</text:h>
      <text:p text:style-name="P4">
Authors: Ukrinform (Person)</text:p>
      <text:p text:style-name="P4">
Publisher: Укринформ (Organization)</text:p>
      <text:p text:style-name="P4">
Published Time: 2023-06-23T18:52:53+03:00</text:p>
      <text:p text:style-name="P4">
Modified Time: 2023-06-23T18:52:53+03:00</text:p>
      <text:p text:style-name="P4">
Description: Romania considers measures to give local farmers priority access to the Black Sea port of Constantz during the harvest season, which can limit the flow of Ukrainian grain. - Ukrinform.</text:p>
      <text:p text:style-name="P4">
Images: ['<text:a xlink:type="simple" xlink:href="https://static.ukrinform.com/photos/2023_04/thumb_files/630_360_1680511197-485.jpg" text:style-name="Internet_20_link" text:visited-style-name="Visited_20_Internet_20_Link">
630_360_16805...</text:a>
']</text:p>
      <text:p text:style-name="P4">
Tags: ['Євросоюз', 'Румунія', 'Україна', 'Зерно', 'Фермер']</text:p>
      <text:p text:style-name="P4">
Type: Article</text:p>
      <!--METADATA-->
      <text:p text:style-name="P4">
<draw:frame draw:style-name="fr1" draw:name="Image170" text:anchor-type="as-char" svg:width="6.9236in" svg:height="3.956343in" draw:z-index="0">
<draw:image xlink:href="../Images/yкринформ/2023-06-23T18-52-53-03-00/630_360_1680511197-485.jpg" xlink:type="simple" xlink:show="embed" xlink:actuate="onLoad" draw:mime-type="image/jpeg"/>
</draw:frame>
Romania considers measures to provide local farmers with priority access to Constantz, during the harvesting season, which can restrain the flow of Ukrainian grain.</text:p>
      <text:p text:style-name="P4">
According to Ukrinform, the agency [Reuters] reports it(http://www.reuters.com/world/europe/romania-mulling-measures-protect-farmers-constanta-port-source-says-2023-06-23/).</text:p>
      <text:p text:style-name="P4">
Ukraine faced the blocking of Moscow of its Black Sea ports and found the same routes of grain delivery through neighboring EU countries, notes. Even after the Grain Agreement, reached by Turkey, gave Ukraine limited access to three of its Black Sea ports, the Romanian Constanta became its largest alternative navigable marshrot, through which about a third of the Ukrainian grain has passed since the Russian invasion.</text:p>
      <text:p text:style-name="P4">
But now, when the harvest begins a few weeks in a few weeks, they are in Constantine to cope with the increase of Romanian and Ukrainian crops.</text:p>
      <text:p text:style-name="P4">
"The Ministry of Agriculture of Romania will propose an optimization of grain commercial flows to the port of Constantz at the negotiations of Zbrussell and Kyiv to protect local farmers during harvesting," Reuters Pridelo in the Ministry.</text:p>
      <text:p text:style-name="P4">
The source did not specify what measures could be taken, but added that more about the expected volumes can help organize flows.</text:p>
      <text:p text:style-name="P4">
The harvest season begins in about July, when the Black Sea corridor of Ukraine can close and usually lasts until October.</text:p>
      <text:p text:style-name="P4">
Romania is one of the Five Eastern European EU countries, to which the flow of Ukrainian grain has increased after the invasion of Moscow, which forced the EU to approve temporary trade restrictions and a support package.</text:p>
      <text:p text:style-name="P4">
<text:span text:style-name="T4">
 Read also: </text:span>
 <text:a xlink:type="simple" xlink:href="https://www.ukrinform.ua/rubric-economy/3722346-so-nas-ne-vbe-te-zrobit-silnisimi-uroki-zernovoi-krizi-dla-ukraini-i-es.html" text:style-name="Internet_20_link" text:visited-style-name="Visited_20_Internet_20_Link">
that won't kill us, will make it stronger: grain -curricular lessons for Ukraine and the EU</text:a>
At its peak, Constanta's port has cultivated about 25 million tons of export -aged.</text:p>
      <text:p text:style-name="P4">
Romania is one of the largest grain producers in the EU. Agritel estimates wheat yield of 8.76 million tons, the Coceral Grain Trade Association - 9.57 million tons, and the Romanian consulting company Agricolumn - 10.5 million tons.For comparison, the Romanian consulting company Agricolumn expects Romania to export up to 21 million tons of grain and oilseed crops 2023/2024.</text:p>
      <text:p text:style-name="P4">
<text:span text:style-name="T4">
 Read also: </text:span>
 <text:a xlink:type="simple" xlink:href="https://www.ukrinform.ua/rubric-economy/3722372-evrokomisia-moze-aktivuvati-nadzvicajnu-dopomogu-dla-fermeriv-usogo-es.html" text:style-name="Internet_20_link" text:visited-style-name="Visited_20_Internet_20_Link">
European Commission can activate extraordinary assistance for <text:span text:style-name="T4">
 farmers </text:span>
 Total EU</text:a>
As it was reported, more than 12 million tonnes of grain from Ukraine have been shipped through the Romanian port of Constanta from the beginning of a full -scale Russian invasion, of which 3.33 million tonnes in the Ikartal 2023.</text:p>
      <text:p text:style-name="P4">
_ Photo illustrative_</text:p>
      <text:p text:style-name="P4">
News Source: <text:a xlink:type="simple" xlink:href="https://www.ukrinform.ua/rubric-economy/3726916-rumunii-zaproponue-brusselu-ta-kievu-optimizuvati-potoki-zerna-do-portu-konstanca.html" text:style-name="Internet_20_link" text:visited-style-name="Visited_20_Internet_20_Link">
https://www.ukrinform.ua/rubric-economy/3726916-rumunii-zaproponue-brusselu-ta-kievu-optimizuvati-potoki-zerna-do-portu-konstanca.html</text:a>
</text:p>
      <!--NEWS-->
      <text:h text:style-name="P10" text:outline-level="1">
<text:span text:style-name="T4">
Last month, Russia has three times increased by Ukraine - UN - UN</text:span>
</text:h>
      <text:p text:style-name="P4">
Authors: Ukrinform (Person)</text:p>
      <text:p text:style-name="P4">
Publisher: Укринформ (Organization)</text:p>
      <text:p text:style-name="P4">
Published Time: 2023-06-23T18:56:02+03:00</text:p>
      <text:p text:style-name="P4">
Modified Time: 2023-06-23T18:56:02+03:00</text:p>
      <text:p text:style-name="P4">
Description: In May, the number of Russian missile attacks and drones of drones throughout Ukraine has almost three times more. - Ukrinform.</text:p>
      <text:p text:style-name="P4">
Images: ['<text:a xlink:type="simple" xlink:href="https://static.ukrinform.com/photos/2023_06/thumb_files/630_360_1687459267-996.jpg" text:style-name="Internet_20_link" text:visited-style-name="Visited_20_Internet_20_Link">
630_360_16874...</text:a>
']</text:p>
      <text:p text:style-name="P4">
Tags: ['ООН', 'Україна', 'Війна з Росією', 'Повітряна атака']</text:p>
      <text:p text:style-name="P4">
Type: Article</text:p>
      <!--METADATA-->
      <text:p text:style-name="P4">
<draw:frame draw:style-name="fr1" draw:name="Image171" text:anchor-type="as-char" svg:width="6.9236in" svg:height="3.956343in" draw:z-index="0">
<draw:image xlink:href="../Images/yкринформ/2023-06-23T18-56-02-03-00/630_360_1687459267-996.jpg" xlink:type="simple" xlink:show="embed" xlink:actuate="onLoad" draw:mime-type="image/jpeg"/>
</draw:frame>
In the traumatic molting of Russian rocket attacks and drones of drones throughout Ukrainian, it has almost tripled.</text:p>
      <text:p text:style-name="P4">
This was stated on Friday at a meeting of the UN Security Council by the Deputy General Secretary of the UN Political Issues of Rosemary Dicarlo, Ukrinform reports.</text:p>
      <text:p text:style-name="P4">
To date, from the beginning of the full -scale war, the Supreme Human Rights Commissarae of Human Rights has registered 24,862 victims among civilians, 9083 martial residents have been killed, including 530 children, and 15 779 were injured, including 1086 children, she said.</text:p>
      <text:p text:style-name="P4">
In total, more than a thousand attacks on educational and medical institutions took place. Most of the onset is associated with the use of heavy weapons, it added.</text:p>
      <text:p text:style-name="P4">
UNESCO confirmed the losses caused to 260 objects, including 112 religious objects, 22 museums, 94 historical buildings, 19 monuments, 12 libraries and one archive, Dicarlo said.</text:p>
      <text:p text:style-name="P4">
<text:span text:style-name="T4">
 Read also: </text:span>
 [Deputy Secretary General <text:span text:style-name="T4">
 UN </text:span>
 told on the Council of Protection of Kakhovsky Dams.(https://www.ukrinform.ua/rubric-ato/3726907-zastupnica-genseka-oon-rozpovila-na-radbezi-pro-naslidki-pidrivu-kahovskoi-grebli.html)"The UN continues to monitor and report violations of human rights, and it is possible to support the efforts to bring the perpetrators to justice," said the Secretary General.</text:p>
      <text:p text:style-name="P4">
According to her, 158 cases of sexual violence associated with the war of the Russian Federation against Ukraine are documented today, "most of them were committed by military personnel of the Russian Armed Forces."</text:p>
      <text:p text:style-name="P4">
Dicarlo also expressed anxiety about the announcement of the deployment of Russian nuclear weapons in Belarus.</text:p>
      <text:p text:style-name="P4">
<text:span text:style-name="T4">
 Read also: </text:span>
 [five countries called the Secretary General <text:span text:style-name="T4">
 UN </text:span>
 Investigate the transmission of Iranian drones(https://www.ukrinform.ua/rubric-ato/3726901-pat-krain-zaklikali-genseka-oon-rozsliduvati-peredacu-iranskih-droniv-rosii.html)“The declared placement of Russian tactical nuclear weapons in Belarus, Iswartic rhetoric, further increased tensions in the region. We urge to act responsibly and in accordance with international obligations. We declare again that any threat of nuclear weapons is unacceptable, ”she stressed.</text:p>
      <text:p text:style-name="P4">
According to Ukrinform, on Friday the Security Council <text:a xlink:type="simple" xlink:href="https://www.ukrinform.ua/tag-oon" text:style-name="Internet_20_link" text:visited-style-name="Visited_20_Internet_20_Link">
UN</text:a>
Discusses the situation in Ukraine in connection with the Rabbit War.</text:p>
      <text:p text:style-name="P4">
News Source: <text:a xlink:type="simple" xlink:href="https://www.ukrinform.ua/rubric-ato/3726918-minulogo-misaca-rosia-vtrici-zbilsila-povitrani-obstrili-ukraini-oon.html" text:style-name="Internet_20_link" text:visited-style-name="Visited_20_Internet_20_Link">
https://www.ukrinform.ua/rubric-ato/3726918-minulogo-misaca-rosia-vtrici-zbilsila-povitrani-obstrili-ukraini-oon.html</text:a>
</text:p>
      <!--NEWS-->
      <text:h text:style-name="P10" text:outline-level="1">
<text:span text:style-name="T4">
Single Weapon Register: The Ministry of Internal Affairs told about new services</text:span>
</text:h>
      <text:p text:style-name="P4">
Authors: Ukrinform (Person)</text:p>
      <text:p text:style-name="P4">
Publisher: Укринформ (Organization)</text:p>
      <text:p text:style-name="P4">
Published Time: 2023-06-23T19:00:00+03:00</text:p>
      <text:p text:style-name="P4">
Modified Time: 2023-06-23T19:00:00+03:00</text:p>
      <text:p text:style-name="P4">
Description: Ukraine has launched a single registry of weapons - what services will now become accessible and how to get weapons online. - Ukrinform.</text:p>
      <text:p text:style-name="P4">
Images: ['<text:a xlink:type="simple" xlink:href="https://static.ukrinform.com/photos/2023_05/thumb_files/630_360_1685003717-534.jpeg" text:style-name="Internet_20_link" text:visited-style-name="Visited_20_Internet_20_Link">
630_360_16850...</text:a>
']</text:p>
      <text:p text:style-name="P4">
Tags: ['МВС', 'Зброя', 'Онлайн', 'Реєстр зброї']</text:p>
      <text:p text:style-name="P4">
Type: Article</text:p>
      <!--METADATA-->
      <text:p text:style-name="P4">
<draw:frame draw:style-name="fr1" draw:name="Image172" text:anchor-type="as-char" svg:width="6.9236in" svg:height="3.956343in" draw:z-index="0">
<draw:image xlink:href="../Images/yкринформ/2023-06-23T19-00-00-03-00/630_360_1685003717-534.jpeg" xlink:type="simple" xlink:show="embed" xlink:actuate="onLoad" draw:mime-type="image/jpeg"/>
</draw:frame>
In Ukraine, a single weapon register has been passed - what services will now become accessible and hold the weapon permission online.</text:p>
      <text:p text:style-name="P4">
The Deputy Minister of Internal Affairs Leonid Timchenko told this.(https://www.facebook.com/mvs.gov.ua), reports Ukrinform.</text:p>
      <text:p text:style-name="P4">
The single register of weapons involves the creation of e -offices. Therefore, the Ukrainians can get the service without leaving home, without visiting the body, by submitting documents through <text:a xlink:type="simple" xlink:href="https://services.mvs.gov.ua/" text:style-name="Internet_20_link" text:visited-style-name="Visited_20_Internet_20_Link">
"single window of the citizen"</text:a>
or in the sales store <text:a xlink:type="simple" xlink:href="https://www.ukrinform.ua/tag-zbroa" text:style-name="Internet_20_link" text:visited-style-name="Visited_20_Internet_20_Link">
weapons</text:a>
.</text:p>
      <text:p text:style-name="P4">
<text:span text:style-name="T4">
 Read also: </text:span>
 <text:a xlink:type="simple" xlink:href="https://www.ukrinform.ua/rubric-society/3726722-v-edinomu-reestri-zbroi-bude-usa-zbroa-aka-e-na-rukah-v-ukrainciv-klimenko.html" text:style-name="Internet_20_link" text:visited-style-name="Visited_20_Internet_20_Link">
in the Unified Register will be the whole weapon that is in the hands of the Ukrainians - <text:span text:style-name="T4">
 Klimenko </text:span>
</text:a>
To inform the innovations there is a contact center of the ERZ by phone: 044-33-44-035 and chatbot in <text:a xlink:type="simple" xlink:href="https://t.me/arms_mvs_bot" text:style-name="Internet_20_link" text:visited-style-name="Visited_20_Internet_20_Link">
telegram</text:a>
.</text:p>
      <text:p text:style-name="P4">
According to the head of the Ministry of Internal Affairs Igor Klimenko, more than 3.5 thousand weapons and interested persons were authorized in a single window for the first three hours.</text:p>
      <text:p text:style-name="P4">
News Source: <text:a xlink:type="simple" xlink:href="https://www.ukrinform.ua/rubric-society/3726830-edinij-reestr-zbroi-mvs-rozpovidae-pro-novi-servisi.html" text:style-name="Internet_20_link" text:visited-style-name="Visited_20_Internet_20_Link">
https://www.ukrinform.ua/rubric-society/3726830-edinij-reestr-zbroi-mvs-rozpovidae-pro-novi-servisi.html</text:a>
</text:p>
      <!--NEWS-->
      <text:h text:style-name="P10" text:outline-level="1">
<text:span text:style-name="T4">
The Ukrainian Zalitna won "gold" in karate at European Games</text:span>
</text:h>
      <text:p text:style-name="P4">
Authors: Ukrinform (Person)</text:p>
      <text:p text:style-name="P4">
Publisher: Укринформ (Organization)</text:p>
      <text:p text:style-name="P4">
Published Time: 2023-06-23T19:12:23+03:00</text:p>
      <text:p text:style-name="P4">
Modified Time: 2023-06-23T19:12:23+03:00</text:p>
      <text:p text:style-name="P4">
Description: Ukrainian karateist Andriy Zaplitny won European Games in Krakow. - Ukrinform.</text:p>
      <text:p text:style-name="P4">
Images: ['<text:a xlink:type="simple" xlink:href="https://static.ukrinform.com/photos/2023_06/thumb_files/630_360_1687536673-985.jpg" text:style-name="Internet_20_link" text:visited-style-name="Visited_20_Internet_20_Link">
630_360_16875...</text:a>
']</text:p>
      <text:p text:style-name="P4">
Tags: None</text:p>
      <text:p text:style-name="P4">
Type: Article</text:p>
      <!--METADATA-->
      <text:p text:style-name="P4">
<draw:frame draw:style-name="fr1" draw:name="Image174" text:anchor-type="as-char" svg:width="6.9236in" svg:height="3.956343in" draw:z-index="0">
<draw:image xlink:href="../Images/yкринформ/2023-06-23T19-12-23-03-00/630_360_1687536673-985.jpg" xlink:type="simple" xlink:show="embed" xlink:actuate="onLoad" draw:mime-type="image/jpeg"/>
</draw:frame>
Ukrainian karateist Andrei Zaplitny won the gold of European Games of the UKKKOV.</text:p>
      <text:p text:style-name="P4">
The Ukrainian in the category up to 75 kg won 3 victories from 3 in the group stage Ivishov to the semifinals, Ukrinform reports.</text:p>
      <text:p text:style-name="P4">
In the 1/2 finals, he defeated the Belgian Quentin Mahoden.</text:p>
      <text:p text:style-name="P4">
<text:span text:style-name="T4">
 Read also: </text:span>
 <text:a xlink:type="simple" xlink:href="https://www.ukrinform.ua/rubric-sports/3726770-trener-karatistiv-sirakovskij-terluga-zaraz-e-persim-nomerom-u-sviti-tomu-zakonomirno-peremogla.html" text:style-name="Internet_20_link" text:visited-style-name="Visited_20_Internet_20_Link">
Coach <text:span text:style-name="T4">
 Punish </text:span>
 Steve Sirakovsky: Terluga is now the world number in the world, so it naturally won</text:a>
In the final duel, the zipper won the Italian Daniel de Vivo.</text:p>
      <text:p text:style-name="P4">
Photo: Getty Images</text:p>
      <text:p text:style-name="P4">
News Source: <text:a xlink:type="simple" xlink:href="https://www.ukrinform.ua/rubric-sports/3726924-ukrainec-zaplitnij-zavouvav-zoloto-v-karate-na-evropejskih-igrah.html" text:style-name="Internet_20_link" text:visited-style-name="Visited_20_Internet_20_Link">
https://www.ukrinform.ua/rubric-sports/3726924-ukrainec-zaplitnij-zavouvav-zoloto-v-karate-na-evropejskih-igrah.html</text:a>
</text:p>
      <!--NEWS-->
      <text:h text:style-name="P10" text:outline-level="1">
<text:span text:style-name="T4">
The enemy unsuccessfully stepped on five directions - "hottest" points</text:span>
</text:h>
      <text:p text:style-name="P4">
Authors: Ukrinform (Person)</text:p>
      <text:p text:style-name="P4">
Publisher: Укринформ (Organization)</text:p>
      <text:p text:style-name="P4">
Published Time: 2023-06-23T19:16:00+03:00</text:p>
      <text:p text:style-name="P4">
Modified Time: 2023-06-23T19:16:00+03:00</text:p>
      <text:p text:style-name="P4">
Description: Russian troops tried unsuccessfully on the Avdiivsky, Marinsk, Shakhtar, Kupyansk and Lyman directions. In addition, the enemy tried to restore the lost position in the Makarivka area of Donetsk region. - Ukrinform.</text:p>
      <text:p text:style-name="P4">
Images: ['<text:a xlink:type="simple" xlink:href="https://static.ukrinform.com/photos/2023_06/thumb_files/630_360_1687536846-156.jpg" text:style-name="Internet_20_link" text:visited-style-name="Visited_20_Internet_20_Link">
630_360_16875...</text:a>
']</text:p>
      <text:p text:style-name="P4">
Tags: ['Генштаб', 'ЗСУ', 'Війна з Росією', '#stoprussia']</text:p>
      <text:p text:style-name="P4">
Type: Article</text:p>
      <!--METADATA-->
      <text:p text:style-name="P4">
<draw:frame draw:style-name="fr1" draw:name="Image175" text:anchor-type="as-char" svg:width="6.9236in" svg:height="3.956343in" draw:z-index="0">
<draw:image xlink:href="../Images/yкринформ/2023-06-23T19-16-00-03-00/630_360_1687536846-156.jpg" xlink:type="simple" xlink:show="embed" xlink:actuate="onLoad" draw:mime-type="image/jpeg"/>
</draw:frame>
Ruskivska tried unsuccessfully on Avdiivsky, Marinsk, Shakhtarsky, Kupyansk and Lyman directions. In addition, Voromen agreed to restore the lost position in the Makarivka area of Donetsk region.</text:p>
      <text:p text:style-name="P4">
This is stated in the prompt information on the Russian invasion, Ukrinform reports with reference to the page of the General Staff of Armed Forces in <text:a xlink:type="simple" xlink:href="https://www.facebook.com/GeneralStaff.ua/posts/pfbid021CkNSnQ8NYeU92GNhPTFCe7NYNXVssbLdcU1qwC7cJsfdhswVTvrheg2ujxjb8dhl" text:style-name="Internet_20_link" text:visited-style-name="Visited_20_Internet_20_Link">
Facebook</text:a>
.</text:p>
      <text:p text:style-name="P4">
«Противник і надалі зосереджує основні зусилля на Лиманському, Бахмутському,Авдіївському та Мар’їнському напрямках, тривають важкі бої. Протягом добивідбулось понад 27 бойових зіткнень», - йдеться у повідомленні.</text:p>
      <text:p text:style-name="P4">
Так, на <text:span text:style-name="T4">
Бахмутському напрямку</text:span>
 противник завдав авіаційних ударів у районахХромове, Іванівське, Первомайське Донецької області. Від ворожихартилерійських обстрілів постраждали Васюківка, Оріхово-Василівка, Богданівка,Часів Яр, Іванівське, Озарянівка, Південне, Нью-Йорк Донецької області.</text:p>
      <text:p text:style-name="P4">
На <text:span text:style-name="T4">
Авдіївському напрямку</text:span>
 противник проводив безуспішні наступальні дії врайонах Сєверного, Авдіївки Донецької області. Завдав авіаційних ударів врайонах: Новокалинове, Очеретине, Невельське, Авдіївка, Сєверне Донецькоїобласті. Здійснив артилерійські обстріли районів населених пунктів: Бердичі,Авдіївка, Тоненьке, Карлівка, Невельське Донецької області.</text:p>
      <text:p text:style-name="P4">
На <text:span text:style-name="T4">
Мар’їнському напрямку</text:span>
 ворог проводив наступальні дії у напрямкуМар’їнки Донецької області, успіху не мав. Водночас здійснив артилерійськіобстріли в районах населених пунктів Красногорівка, Мар’їнка, ГеоргіївкаДонецької області.</text:p>
      <text:p text:style-name="P4">
На <text:span text:style-name="T4">
Шахтарському напрямку</text:span>
 ворог здійснив безуспішні наступальні дії внапрямку Новомихайлівки Донецької області. Завдав авіаційних ударів у районахОлексіївка та Благодатне Донецької області. Здійснив обстріли населенихпунктів Парасковіївка, Новомихайлівка, Благодатне Донецької області.</text:p>
      <text:p text:style-name="P4">
<text:span text:style-name="T4">
Читайте також:</text:span>
 <text:a xlink:type="simple" xlink:href="https://www.ukrinform.ua/rubric-ato/3726811-na-bahmutskomu-napramku-sili-oboroni-znisili-tri-skladi-boepripasiv-voroga-cerevatij.html" text:style-name="Internet_20_link" text:visited-style-name="Visited_20_Internet_20_Link">
 На Бахмутському <text:span text:style-name="T4">
напрямку</text:span>
 Сили оборони знищили трисклади боєприпасів ворога - Череватий </text:a>
On <text:span text:style-name="T4">
 Zaporizhzhia </text:span>
 and <text:span text:style-name="T4">
 Kherson directions </text:span>
 the enemy continues the Varioron Actions, focuses basic efforts on preventing the promotion of our military. He tried to restore the lost position in the Makarivka district of Donetsk region.On <text:span text:style-name="T4">
 Siverskyi </text:span>
 and <text:span text:style-name="T4">
 Slobozhansky directions </text:span>
 the enemy retained the military presence in border areas with Ukraine. Drew air strikes in the Urny Pavlovka of Sumy Oblast, Gatyshche and Pletenivka <text:a xlink:type="simple" xlink:href="https://www.ukrinform.ua/tag-harkivsina" text:style-name="Internet_20_link" text:visited-style-name="Visited_20_Internet_20_Link">
Kharkiv region</text:a>
. Carried out mortars of Tartyleurian shelling of settlements of Karpovichi of Chernihiv region; Middle-Budda, Shalyigine, Popivka, Atin, Iskrykivshchyna, Volfine, Pavlovka, Tyoda, Kindrativka of Sumy region, as well as Guriev Kozachok, Vilica, Veterinar, Velich, Velich, Velikov, Velika, Vilica, Vilica, Vilica, Vilica, Vilica, Olives. Nescuchyna, Ogirtseve, Hatyshche, Vovchansk, Nesterne, Pletetenivka, Budarki, Dandelions, Ozerne, Vilkhvatka, Chugunivka, Poplar in Kharkiv region.</text:p>
      <text:p text:style-name="P4">
In the <text:span text:style-name="T4">
 Kupyansk direction </text:span>
 the enemy performed unsuccessful offensive actions in the Sinkivka of Kharkiv region. The artillery and mortar shelling of the permit was the first, Figolivka, two -year, Western, Kupyansk, Masyutivka, Kislivka, Berestovo, Kharkiv region.</text:p>
      <text:p text:style-name="P4">
<text:span text:style-name="T4">
 Read also: </text:span>
 <text:a xlink:type="simple" xlink:href="https://www.ukrinform.ua/rubric-ato/3726856-u-genicesku-sili-oboroni-znisili-bazu-rosgvardii.html" text:style-name="Internet_20_link" text:visited-style-name="Visited_20_Internet_20_Link">
In Genichesk Defense Forces destroyed the Rosgvardia base</text:a>
On the <text:span text:style-name="T4">
 Liman direction </text:span>
 the enemy performed unsuccessful offensive actions of the bigorovka. He struck aviation in the areas of Nevsky Lugansk and Bigorivka and Siverskaya Donetsk region. Artillery shells were founded by Nevskoye, Bigorivka of the Luhansk region and Thornske, Serebryanka, Verkhnyamyanskoye, controversial, Rozdolivka of Donetsk region.</text:p>
      <text:p text:style-name="P4">
On <text:span text:style-name="T4">
 Volynskyi </text:span>
 and <text:span text:style-name="T4">
 Polissya directions </text:span>
 Operational situation of non -significant changes. No signs of formation of offensive groups were detected.</text:p>
      <text:p text:style-name="P4">
The likelihood of rocket and aviation strikes throughout Ukraine is high.</text:p>
      <text:p text:style-name="P4">
As reported by Ukrinform, the defense forces from February 24, 2022 to June 23, 2023 <text:a xlink:type="simple" xlink:href="https://www.ukrinform.ua/rubric-ato/3726585-sili-oboroni-znisili-vze-223-330-rosian.html" text:style-name="Internet_20_link" text:visited-style-name="Visited_20_Internet_20_Link">
eliminated about 223 thousand 330 Russian invaders</text:a>
 .</text:p>
      <text:p text:style-name="P4">
News Source: <text:a xlink:type="simple" xlink:href="https://www.ukrinform.ua/rubric-ato/3726925-vorog-bezuspisno-namagavsa-nastupati-na-pati-napramkah-najgaracisi-tocki.html" text:style-name="Internet_20_link" text:visited-style-name="Visited_20_Internet_20_Link">
https://www.ukrinform.ua/rubric-ato/3726925-vorog-bezuspisno-namagavsa-nastupati-na-pati-napramkah-najgaracisi-tocki.html</text:a>
</text:p>
      <!--NEWS-->
      <text:h text:style-name="P10" text:outline-level="1">
<text:span text:style-name="T4">
In Kiev, the exhibition "Europe and Ukraine: Dialogue through the Ages" was opened</text:span>
</text:h>
      <text:p text:style-name="P4">
Authors: Ukrinform (Person)</text:p>
      <text:p text:style-name="P4">
Publisher: Укринформ (Organization)</text:p>
      <text:p text:style-name="P4">
Published Time: 2023-06-23T19:18:12+03:00</text:p>
      <text:p text:style-name="P4">
Modified Time: 2023-06-23T19:18:12+03:00</text:p>
      <text:p text:style-name="P4">
Description: The National Museum of History of Ukraine opened the exhibition "Europe and Ukraine: Dialogue through Ages". - Ukrinform.</text:p>
      <text:p text:style-name="P4">
Images: ['<text:a xlink:type="simple" xlink:href="https://static.ukrinform.com/photos/2023_06/thumb_files/630_360_1687536770-350.jpg" text:style-name="Internet_20_link" text:visited-style-name="Visited_20_Internet_20_Link">
630_360_16875...</text:a>
']</text:p>
      <text:p text:style-name="P4">
Tags: ['Європа', 'Україна', 'Виставка', 'Мистецтво', 'Музей історії України']</text:p>
      <text:p text:style-name="P4">
Type: Article</text:p>
      <!--METADATA-->
      <text:p text:style-name="P4">
<draw:frame draw:style-name="fr1" draw:name="Image176" text:anchor-type="as-char" svg:width="6.9236in" svg:height="3.956343in" draw:z-index="0">
<draw:image xlink:href="../Images/yкринформ/2023-06-23T19-18-12-03-00/630_360_1687536770-350.jpg" xlink:type="simple" xlink:show="embed" xlink:actuate="onLoad" draw:mime-type="image/jpeg"/>
</draw:frame>
The Union Museum of History of Ukraine opened the exhibition "Europe and Ukraine: Dialogue through the Ages".</text:p>
      <text:p text:style-name="P4">
This was reported by Ukrinform correspondent.</text:p>
      <text:p text:style-name="P4">
"It seems to me that in the very name of this <text:a xlink:type="simple" xlink:href="https://www.ukrinform.ua/tag-vistavka" text:style-name="Internet_20_link" text:visited-style-name="Visited_20_Internet_20_Link">
exhibition</text:a>
There is a certain discussion moment: is Europe and Ukraine, or does Ukraine think of it part of Europe, as we state now? Was it separated in its mind from a certainurope in the previous centuries? We can see it in one way or another, but of course, we have to speak it. Such projects give the opportunity to discuss to just think who we are, " - said Deputy Minister of Culture and Information Policy Kateryna Chueva.</text:p>
      <text:p text:style-name="P4">
<text:span text:style-name="T4">
 Read also: </text:span>
 <text:a xlink:type="simple" xlink:href="https://www.ukrinform.ua/rubric-culture/3724609-u-lvovi-vidkrilasa-vistavka-zibran-kolekcionera-ivana-grecka.html" text:style-name="Internet_20_link" text:visited-style-name="Visited_20_Internet_20_Link">
in Lviv opened <text:span text:style-name="T4">
 exhibition </text:span>
 collection of Greek collector</text:a>
The exhibition is dedicated to the anniversary of granting Ukraine the status of a candidate in the members of the European Union. The project is intended to illustrate the influence of in-European culture on Ukrainian in cultural, artistic, technological, industrial and socio-political contexts.</text:p>
      <text:p text:style-name="P4">
For centuries, Ukrainian culture has organically adapted Western European. In particular, this vividly illustrate the subjects of Ukrainian and European-creative and decorative arts of the late 18-19 centuries, which were presented at the exhibition.</text:p>
      <text:p text:style-name="P4">
Here are demonstrated furniture in the style of the famous French furniture Andre-Sharlabul(1642—1732), Western European cabinet furniture, exquisite Austrian Ustyls "Bayermeier", French carved wardrobes in the style of "Second Rococo".</text:p>
      <text:p text:style-name="P4">
<text:span text:style-name="T4">
 Read also: </text:span>
 <text:a xlink:type="simple" xlink:href="https://www.ukrinform.ua/rubric-culture/3722948-u-mikolaevi-vidkrilasa-vistavka-beregina-dusi.html" text:style-name="Internet_20_link" text:visited-style-name="Visited_20_Internet_20_Link">
in Nikolaev opened <text:span text:style-name="T4">
 exhibition </text:span>
 "Berezhiny of the soul"</text:a>
The interior fracture is supplemented with massive vases, bronze candelabras, a desktop sculpture such as the works of the French sculptor Centard. Not only did the tastes form the tastes of the Ukrainian elite, but also stimulate production in Ukraine.</text:p>
      <text:p text:style-name="P4">
Most of the furniture - from the collection of industrial family and patrons of Tereshchenko.</text:p>
      <text:p text:style-name="P4">
In addition, the exhibition presents materials that illustrate the influence of the European democratic transformations of the mid -19th century. on realities of Ukraine.Photo: National Museum of History of Ukraine, Facebook</text:p>
      <text:p text:style-name="P4">
News Source: <text:a xlink:type="simple" xlink:href="https://www.ukrinform.ua/rubric-culture/3726927-u-kievi-vidkrili-vistavku-evropa-i-ukraina-dialog-kriz-viki.html" text:style-name="Internet_20_link" text:visited-style-name="Visited_20_Internet_20_Link">
https://www.ukrinform.ua/rubric-culture/3726927-u-kievi-vidkrili-vistavku-evropa-i-ukraina-dialog-kriz-viki.html</text:a>
</text:p>
      <!--NEWS-->
      <text:h text:style-name="P10" text:outline-level="1">
<text:span text:style-name="T4">
Defense and tidying operations and the work of the Ukrainian OPC were discussed at the pond-Zelensky</text:span>
</text:h>
      <text:p text:style-name="P4">
Authors: Ukrinform (Person)</text:p>
      <text:p text:style-name="P4">
Publisher: Укринформ (Organization)</text:p>
      <text:p text:style-name="P4">
Published Time: 2023-06-23T19:25:00+03:00</text:p>
      <text:p text:style-name="P4">
Modified Time: 2023-06-23T19:25:00+03:00</text:p>
      <text:p text:style-name="P4">
Description: At the next meeting, the rates of the Supreme Commander-in-Chief discussed defense and tidying operations, supply of weapons and its production in the Ukrainian defense and industrial complex. - Ukrinform.</text:p>
      <text:p text:style-name="P4">
Images: ['<text:a xlink:type="simple" xlink:href="https://static.ukrinform.com/photos/2022_07/thumb_files/630_360_1658104302-429.jpeg" text:style-name="Internet_20_link" text:visited-style-name="Visited_20_Internet_20_Link">
630_360_16581...</text:a>
']</text:p>
      <text:p text:style-name="P4">
Tags: ['Зеленський', 'ОПК', 'Контрнаступ', 'Ставка Верховного головнокомандувача']</text:p>
      <text:p text:style-name="P4">
Type: Article</text:p>
      <!--METADATA-->
      <text:p text:style-name="P4">
<draw:frame draw:style-name="fr1" draw:name="Image177" text:anchor-type="as-char" svg:width="6.9236in" svg:height="3.956343in" draw:z-index="0">
<draw:image xlink:href="../Images/yкринформ/2023-06-23T19-25-00-03-00/630_360_1658104302-429.jpeg" xlink:type="simple" xlink:show="embed" xlink:actuate="onLoad" draw:mime-type="image/jpeg"/>
</draw:frame>
In order to meet the rates of the Supreme Commander-in-Chief, they discussed defense and tental operations, supply of weapons and its production in the Ukrainian defense and industrial complex.</text:p>
      <text:p text:style-name="P4">
President Volodymyr Zelenskyy reported this in <text:a xlink:type="simple" xlink:href="https://t.me/V_Zelenskiy_official/6691" text:style-name="Internet_20_link" text:visited-style-name="Visited_20_Internet_20_Link">
telegram</text:a>
, reports Ukrinform.</text:p>
      <text:p text:style-name="P4">
“Issues(https://www.ukrinform.ua/tag-zbroa), contracts with partners, the pace of production in the Ukrainian OPC, ”the President informed.</text:p>
      <text:p text:style-name="P4">
According to the Head of State, the commander -in -chief of the Armed Forces General Valery Zaluzhny, as well as General Alexander Tarnavsky, Eduard Mosklev, reported at the meeting.</text:p>
      <text:p text:style-name="P4">
In addition, the reports of the Naval Forces Commander Vceadmiraloleksii of her Zhpapa, the head of the SBU Vasyl Malyuk, Foreign Minister Dmitrykuleba, Minister of Defense Alexei Reznikov and Minister for Strategic Industry of Ukraine Oleksandr Kamyshin were reported.</text:p>
      <text:p text:style-name="P4">
<text:span text:style-name="T4">
 Read also: </text:span>
 <text:a xlink:type="simple" xlink:href="https://www.ukrinform.ua/rubric-ato/3726908-zelenskij-proviv-stavku-doruciv-zaluznomu-zvilniti-odeskogo-voenkoma.html" text:style-name="Internet_20_link" text:visited-style-name="Visited_20_Internet_20_Link">
Zelensky held the <text:span text:style-name="T4">
 rate </text:span>
 - instructed the Zaluzhnuzhnoma to release the Odessa Warrior</text:a>
As reported <text:a xlink:type="simple" xlink:href="https://www.ukrinform.ua/rubric-ato/3726925-vorog-bezuspisno-namagavsa-nastupati-na-pati-napramkah-najgaracisi-tocki.html" text:style-name="Internet_20_link" text:visited-style-name="Visited_20_Internet_20_Link">
Ukrinform</text:a>
, given to the General Staff, Russian troops continue to concentrate the main efforts of Lyman, Bakhmut, Avdiiv and Mariinsky.</text:p>
      <text:p text:style-name="P4">
News Source: <text:a xlink:type="simple" xlink:href="https://www.ukrinform.ua/rubric-ato/3726929-na-stavci-obgovorili-oboronnonastupalni-operacii-j-robotu-ukrainskogo-opk-zelenskij.html" text:style-name="Internet_20_link" text:visited-style-name="Visited_20_Internet_20_Link">
https://www.ukrinform.ua/rubric-ato/3726929-na-stavci-obgovorili-oboronnonastupalni-operacii-j-robotu-ukrainskogo-opk-zelenskij.html</text:a>
</text:p>
      <!--NEWS-->
      <text:h text:style-name="P10" text:outline-level="1">
<text:span text:style-name="T4">
In Zaporozhye, the Russians arranged a field hospital in kindergarten</text:span>
</text:h>
      <text:p text:style-name="P4">
Authors: Ukrinform (Person)</text:p>
      <text:p text:style-name="P4">
Publisher: Укринформ (Organization)</text:p>
      <text:p text:style-name="P4">
Published Time: 2023-06-23T19:28:00+03:00</text:p>
      <text:p text:style-name="P4">
Modified Time: 2023-06-23T19:28:00+03:00</text:p>
      <text:p text:style-name="P4">
Description: Russian invaders continue to use the infrastructure of temporarily captured settlements to provide medical assistance to their wounded servicemen - Ukrinform.</text:p>
      <text:p text:style-name="P4">
Images: ['<text:a xlink:type="simple" xlink:href="https://static.ukrinform.com/photos/2022_11/thumb_files/630_360_1668461240-442.jpg" text:style-name="Internet_20_link" text:visited-style-name="Visited_20_Internet_20_Link">
630_360_16684...</text:a>
']</text:p>
      <text:p text:style-name="P4">
Tags: ['Дитсадок', 'Генштаб', 'Шпиталь', 'Російські військові', 'Запоріжжя', 'Війна з Росією']</text:p>
      <text:p text:style-name="P4">
Type: Article</text:p>
      <!--METADATA-->
      <text:p text:style-name="P4">
<draw:frame draw:style-name="fr1" draw:name="Image178" text:anchor-type="as-char" svg:width="6.9236in" svg:height="3.956343in" draw:z-index="0">
<draw:image xlink:href="../Images/yкринформ/2023-06-23T19-28-00-03-00/630_360_1668461240-442.jpg" xlink:type="simple" xlink:show="embed" xlink:actuate="onLoad" draw:mime-type="image/jpeg"/>
</draw:frame>
Russian owners continue to use the infrastructure of temporarily captured painters to provide medical assistance to their injured persons</text:p>
      <text:p text:style-name="P4">
This is stated in the prompt information on the Russian invasion, Ukrinform reports with a reference to the page of the General Staff of Armed Forces in <text:a xlink:type="simple" xlink:href="https://www.facebook.com/GeneralStaff.ua/posts/pfbid021CkNSnQ8NYeU92GNhPTFCe7NYNXVssbLdcU1qwC7cJsfdhswVTvrheg2ujxjb8dhl" text:style-name="Internet_20_link" text:visited-style-name="Visited_20_Internet_20_Link">
Facebook</text:a>
.</text:p>
      <text:p text:style-name="P4">
«Російські окупанти продовжують використовувати інфраструктуру тимчасовозахоплених населених пунктів для надання медичної допомоги своїм пораненимвійськовослужбовцям. В населеному пункті Чкалове <text:a xlink:type="simple" xlink:href="https://www.ukrinform.ua/tag-zaporizza" text:style-name="Internet_20_link" text:visited-style-name="Visited_20_Internet_20_Link">
 Запорізької області,</text:a>
In the kindergarten, the invaders have arranged a field hospital. The arrival of two cargo vehicles with medical equipment was recorded, ”the message reads.</text:p>
      <text:p text:style-name="P4">
The aviation of the defense forces per day made 10 beats in the areas of concentration of the personal staff of the enemy. The missile troops and artillery units have been affected by 4 areas of concentration of personnel and military equipment, 12 artillery units at fire positions, 2 means of radio electronic fire and 1 air defense.</text:p>
      <text:p text:style-name="P4">
<text:span text:style-name="T4">
 Read also: </text:span>
 <text:a xlink:type="simple" xlink:href="https://www.ukrinform.ua/rubric-regions/3726698-okupanti-deportuvali-z-ordlo-se-600-ukrainciv.html" text:style-name="Internet_20_link" text:visited-style-name="Visited_20_Internet_20_Link">
invaders deported from <text:span text:style-name="T4">
 ORDLO </text:span>
 Another 600 Ukrainians</text:a>
At the landfills of the Republic of Belarus there are measures of combat preparation of the pasks of the units of the Armed Forces of the Russian Federation before sending them to the areas of maintenance of the fighting territory of Ukraine.</text:p>
      <text:p text:style-name="P4">
News Source: <text:a xlink:type="simple" xlink:href="https://www.ukrinform.ua/rubric-regions/3726931-na-zaporizzi-rosiani-oblastuvali-polovij-spital-u-ditsadku.html" text:style-name="Internet_20_link" text:visited-style-name="Visited_20_Internet_20_Link">
https://www.ukrinform.ua/rubric-regions/3726931-na-zaporizzi-rosiani-oblastuvali-polovij-spital-u-ditsadku.html</text:a>
</text:p>
      <!--NEWS-->
      <text:h text:style-name="P10" text:outline-level="1">
<text:span text:style-name="T4">
The kid presented the awards to 47 special forces of the Center for Special Operations "A"</text:span>
</text:h>
      <text:p text:style-name="P4">
Authors: Ukrinform (Person)</text:p>
      <text:p text:style-name="P4">
Publisher: Укринформ (Organization)</text:p>
      <text:p text:style-name="P4">
Published Time: 2023-06-23T19:29:00+03:00</text:p>
      <text:p text:style-name="P4">
Modified Time: 2023-06-23T19:29:00+03:00</text:p>
      <text:p text:style-name="P4">
Description: The Head of the Security Service of Ukraine Vasyl Malyuk awarded 47 special forces of the Center of Special Operations "A", which protect Ukraine at the hottest points. - Ukrinform.</text:p>
      <text:p text:style-name="P4">
Images: ['<text:a xlink:type="simple" xlink:href="https://static.ukrinform.com/photos/2023_06/thumb_files/630_360_1687537749-239.jpg" text:style-name="Internet_20_link" text:visited-style-name="Visited_20_Internet_20_Link">
630_360_16875...</text:a>
']</text:p>
      <text:p text:style-name="P4">
Tags: ['Нагорода', 'СБУ', 'Військові', 'Василь Малюк']</text:p>
      <text:p text:style-name="P4">
Type: Article</text:p>
      <!--METADATA-->
      <text:p text:style-name="P4">
<draw:frame draw:style-name="fr1" draw:name="Image179" text:anchor-type="as-char" svg:width="6.9236in" svg:height="3.956343in" draw:z-index="0">
<draw:image xlink:href="../Images/yкринформ/2023-06-23T19-29-00-03-00/630_360_1687537749-239.jpg" xlink:type="simple" xlink:show="embed" xlink:actuate="onLoad" draw:mime-type="image/jpeg"/>
</draw:frame>
Vasyl Malyuk's Chief Security of Ukraine awarded 47 special forces of the Centrus special special operations "A", which protect Ukraine at the hottest points.</text:p>
      <text:p text:style-name="P4">
According to Ukrinform, the SBU reports in <text:a xlink:type="simple" xlink:href="https://t.me/SBUkr/8746" text:style-name="Internet_20_link" text:visited-style-name="Visited_20_Internet_20_Link">
telegram</text:a>
.</text:p>
      <text:p text:style-name="P4">
The state and departmental honors ceremony took place on Friday on the occasion of the 29th anniversary of the creation of the unit.</text:p>
      <text:p text:style-name="P4">
"The war has demonstrated that professionals such as you are critically needed by Ukraine. I am grateful to each of you for the service!I assure: both the state management of the state, Ivsi Ukrainians, and I personally appreciate the important contribution to the future winner of the CSO" A, " - said - said Baby.</text:p>
      <text:p text:style-name="P4">
He stressed that the special forces received <text:a xlink:type="simple" xlink:href="https://www.ukrinform.ua/tag-sbu" text:style-name="Internet_20_link" text:visited-style-name="Visited_20_Internet_20_Link">
SBU</text:a>
The awards are absolutely deserved.</text:p>
      <text:p text:style-name="P4">
"This is confirmed by the fact that from the beginning of the full -scale invasion of 5 employees of the CSO" A "received the title" Hero of Ukraine, unfortunately, 4 of them - byzomerically, " - said the chairman of the SBU.</text:p>
      <text:p text:style-name="P4">
The baby also noted that today President Volodymyr Zelenskyy signed a decree awarding the title of Hero of Ukraine to two more special forces "A" SBU.</text:p>
      <text:p text:style-name="P4">
The awards ceremony also honored the memory of the heroes who died while performing combat missions.</text:p>
      <text:p text:style-name="P4">
"The best of the best give their lives for the Motherland. Such losses are very painful of service. This is the high price we pay for the freedom and future of Ukraine," the baby added.</text:p>
      <text:p text:style-name="P4">
The SBU chairman thanked the special forces for courage and professionalism during the execution of unique special operations. "The Ukrainian people are proud of you. Avross is afraid. And this is the best grade," he said.</text:p>
      <text:p text:style-name="P4">
<text:span text:style-name="T4">
 Read also: </text:span>
 <text:a xlink:type="simple" xlink:href="https://www.ukrinform.ua/rubric-ato/3726617-naev-privitav-bijciv-cso-a-z-profesijnim-svatom-vi-tam-de-skladno.html" text:style-name="Internet_20_link" text:visited-style-name="Visited_20_Internet_20_Link">
Zaluzhny, <text:span text:style-name="T4">
 Kid </text:span>
 and Naev congratulated the fighters of the CSO "A" with a professional holiday</text:a>
As reported by Ukrinform, on June 23, 1994, the Presidential Decree created the Directorate of "A" within the SBU Central Directorate and the relevant units of the Uregions. On December 27, 2005, the Center for Special Operations for Combating Criminal Procedure, Protection of Criminal Procedure Participants and employees of the law enforcement agencies has been operating.</text:p>
      <text:p text:style-name="P4">
During a full -scale war, CSO AA fighters use their skills to protect the country. In particular, the SBU special forces actively participated in the Violaniki, Kharkiv, Chernihiv, Sumy, Luhansk and Donetsk regions, in the liberation of the territories of Kyiv, Kharkiv, Kherson, Odessa region of Tazaposhka region.</text:p>
      <text:p text:style-name="P4">
<text:span text:style-name="T5">
Foto: SBU</text:span>
</text:p>
      <text:p text:style-name="P4">
News Source: <text:a xlink:type="simple" xlink:href="https://www.ukrinform.ua/rubric-ato/3726932-maluk-vruciv-nagorodi-47-specpriznacencam-centru-specoperacij-a.html" text:style-name="Internet_20_link" text:visited-style-name="Visited_20_Internet_20_Link">
https://www.ukrinform.ua/rubric-ato/3726932-maluk-vruciv-nagorodi-47-specpriznacencam-centru-specoperacij-a.html</text:a>
</text:p>
      <!--NEWS-->
      <text:h text:style-name="P10" text:outline-level="1">
<text:span text:style-name="T4">
In Ukraine, they will check the activity and property of all military commissions - Shmigal</text:span>
</text:h>
      <text:p text:style-name="P4">
Authors: Ukrinform (Person)</text:p>
      <text:p text:style-name="P4">
Publisher: Укринформ (Organization)</text:p>
      <text:p text:style-name="P4">
Published Time: 2023-06-23T19:30:00+03:00</text:p>
      <text:p text:style-name="P4">
Modified Time: 2023-06-23T19:30:00+03:00</text:p>
      <text:p text:style-name="P4">
Description: In Ukraine, the activity and property of all military committees will be checked. - Ukrinform.</text:p>
      <text:p text:style-name="P4">
Images: ['<text:a xlink:type="simple" xlink:href="https://static.ukrinform.com/photos/2023_03/thumb_files/630_360_1677851425-181.jpg" text:style-name="Internet_20_link" text:visited-style-name="Visited_20_Internet_20_Link">
630_360_16778...</text:a>
']</text:p>
      <text:p text:style-name="P4">
Tags: ['перевірки', 'Шмигаль', 'Єдині новини', 'воєнком']</text:p>
      <text:p text:style-name="P4">
Type: Article</text:p>
      <!--METADATA-->
      <text:p text:style-name="P4">
<draw:frame draw:style-name="fr1" draw:name="Image180" text:anchor-type="as-char" svg:width="6.9236in" svg:height="3.956343in" draw:z-index="0">
<draw:image xlink:href="../Images/yкринформ/2023-06-23T19-30-00-03-00/630_360_1677851425-181.jpg" xlink:type="simple" xlink:show="embed" xlink:actuate="onLoad" draw:mime-type="image/jpeg"/>
</draw:frame>
In Ukraine, the activity and property of all military committees will be examined.</text:p>
      <text:p text:style-name="P4">
The Prime Minister of Ukraine Denis Shmigal said this on the air of the Teleterna "One News", Ukrinform reports.</text:p>
      <text:p text:style-name="P4">
"We have decided that the State Commission, headed by the Deputy Minister of Defense, with a law enforcement unit, with a representative of the NAZK, which will check the activity and property of all military and their departments," said [Shmigal].(https://www.ukrinform.ua/tag-smigal).</text:p>
      <text:p text:style-name="P4">
According to him, the basis for such a decision was the situation regarding the chief of the Odessa Regional Territorial Center of Acquisition.</text:p>
      <text:p text:style-name="P4">
“Odessa will be released from his post. According to the decision, the president gave the commander -in -chief, other military inspections will be inspected, ”the head of government added.</text:p>
      <text:p text:style-name="P4">
As it was reported, President Volodymyr Zelenskyy <text:a xlink:type="simple" xlink:href="https://www.ukrinform.ua/rubric-ato/3726908-zelenskij-proviv-stavku-doruciv-zaluznomu-zvilniti-odeskogo-voenkoma.html" text:style-name="Internet_20_link" text:visited-style-name="Visited_20_Internet_20_Link">
instructed the liberator of the Odessa Regional Territorial Center of Acquisition</text:a>
.</text:p>
      <text:p text:style-name="P4">
As reported by <text:a xlink:type="simple" xlink:href="https://www.pravda.com.ua/news/2023/06/22/7407993/" text:style-name="Internet_20_link" text:visited-style-name="Visited_20_Internet_20_Link">
media</text:a>
, the family of the Chief of the Odessa Regional Territorial Center of Tasotcial Support for Yevgeny Borisov during a full -scale war, he purchased a real estate coast and car for millions of dollars. The excerpts from the Spanish register will be revoked, although Borisov himself states that he does not have a property whether his family has property in Spain.</text:p>
      <text:p text:style-name="P4">
<text:span text:style-name="T4">
 Read also: </text:span>
 <text:a xlink:type="simple" xlink:href="https://www.ukrinform.ua/rubric-polytics/3726842-skandal-z-odeskim-voenkomom-suhoputni-vijska-spriatimut-perevirci.html" text:style-name="Internet_20_link" text:visited-style-name="Visited_20_Internet_20_Link">
Scandal with Odessa War: Land Forces will be tested</text:a>
The head of the parliamentary faction of "Servant of the People" David Arahamia after the emergence of investigations about the head of the Odessa Regional Territorial Center for Completing and Social Support <text:a xlink:type="simple" xlink:href="https://www.ukrinform.ua/rubric-polytics/3726634-u-mene-vidnalo-movu-arahamia-gotue-zvernenna-do-pravoohoronciv-stosovno-perevirki-voenkomiv.html" text:style-name="Internet_20_link" text:visited-style-name="Visited_20_Internet_20_Link">
initiated an appeal to law enforcement officers' inspection of military committees of all regions</text:a>
.</text:p>
      <text:p text:style-name="P4">
News Source: <text:a xlink:type="simple" xlink:href="https://www.ukrinform.ua/rubric-society/3726938-v-ukraini-perevirat-dialnist-ta-majnovij-stan-usih-voenkomiv-smigal.html" text:style-name="Internet_20_link" text:visited-style-name="Visited_20_Internet_20_Link">
https://www.ukrinform.ua/rubric-society/3726938-v-ukraini-perevirat-dialnist-ta-majnovij-stan-usih-voenkomiv-smigal.html</text:a>
</text:p>
      <!--NEWS-->
      <text:h text:style-name="P10" text:outline-level="1">
<text:span text:style-name="T4">
Seryogina won "silver" in karate at European games</text:span>
</text:h>
      <text:p text:style-name="P4">
Authors: Ukrinform (Person)</text:p>
      <text:p text:style-name="P4">
Publisher: Укринформ (Organization)</text:p>
      <text:p text:style-name="P4">
Published Time: 2023-06-23T19:30:12+03:00</text:p>
      <text:p text:style-name="P4">
Modified Time: 2023-06-23T19:30:12+03:00</text:p>
      <text:p text:style-name="P4">
Description: In the finals, the Ukrainian gave way to Germany Rome Hamis. - Ukrinform.</text:p>
      <text:p text:style-name="P4">
Images: ['<text:a xlink:type="simple" xlink:href="https://static.ukrinform.com/photos/2023_06/thumb_files/630_360_1687537741-225.jpg" text:style-name="Internet_20_link" text:visited-style-name="Visited_20_Internet_20_Link">
630_360_16875...</text:a>
']</text:p>
      <text:p text:style-name="P4">
Tags: ['карате', 'Європейські ігри']</text:p>
      <text:p text:style-name="P4">
Type: Article</text:p>
      <!--METADATA-->
      <text:p text:style-name="P4">
<draw:frame draw:style-name="fr1" draw:name="Image181" text:anchor-type="as-char" svg:width="6.9236in" svg:height="3.956343in" draw:z-index="0">
<draw:image xlink:href="../Images/yкринформ/2023-06-23T19-30-12-03-00/630_360_1687537741-225.jpg" xlink:type="simple" xlink:show="embed" xlink:actuate="onLoad" draw:mime-type="image/jpeg"/>
</draw:frame>
In the finals, the representative of Germany Rhyme Hamis gave way to Germany.</text:p>
      <text:p text:style-name="P4">
The Ukrainian karate player Anita Seryogina won a silver medal in European games in Krakow, Ukrinform reports.</text:p>
      <text:p text:style-name="P4">
The Ukrainian in the weight category up to 61 kg won 3 victories with 3 on a group type and from the first place to the semifinals. In 1/2 Seryogin the Turkish Victory Representative Gulbachar Guzutko.</text:p>
      <text:p text:style-name="P4">
In the finals, the Ukrainian gave way to Germany Rim Hamis.</text:p>
      <text:p text:style-name="P4">
At European Games in 2019, Seryogina won gold.</text:p>
      <text:p text:style-name="P4">
<text:span text:style-name="T4">
 Read also: </text:span>
 <text:a xlink:type="simple" xlink:href="https://www.ukrinform.ua/rubric-sports/3726924-ukrainec-zaplitnij-zavouvav-zoloto-v-karate-na-evropejskih-igrah.html" text:style-name="Internet_20_link" text:visited-style-name="Visited_20_Internet_20_Link">
Ukrainian <text:span text:style-name="T4">
 Light </text:span>
 won "gold" in karate Nayurov -European Games</text:a>
This is the fourth medal of Ukraine from karate at the European Games this year: yesterday, June 22, Terliguga won gold, and Filipov-Bronze, today one "gold" won the Zalitna.</text:p>
      <text:p text:style-name="P4">
Photo: Getty Images</text:p>
      <text:p text:style-name="P4">
News Source: <text:a xlink:type="simple" xlink:href="https://www.ukrinform.ua/rubric-sports/3726933-serogina-zdobula-sriblo-v-karate-na-evropejskih-igrah.html" text:style-name="Internet_20_link" text:visited-style-name="Visited_20_Internet_20_Link">
https://www.ukrinform.ua/rubric-sports/3726933-serogina-zdobula-sriblo-v-karate-na-evropejskih-igrah.html</text:a>
</text:p>
      <!--NEWS-->
      <text:h text:style-name="P10" text:outline-level="1">
<text:span text:style-name="T4">
Ukraine should be invited to NATO at a summit in Vilnius - Rasmussen</text:span>
</text:h>
      <text:p text:style-name="P4">
Authors: Ukrinform (Person)</text:p>
      <text:p text:style-name="P4">
Publisher: Укринформ (Organization)</text:p>
      <text:p text:style-name="P4">
Published Time: 2023-06-23T19:33:45+03:00</text:p>
      <text:p text:style-name="P4">
Modified Time: 2023-06-23T19:33:45+03:00</text:p>
      <text:p text:style-name="P4">
Description: Ukraine should receive an invitation to NATO at the Alliance summit on July 11-12 in Vilnius. - Ukrinform.</text:p>
      <text:p text:style-name="P4">
Images: ['<text:a xlink:type="simple" xlink:href="https://static.ukrinform.com/photos/2023_05/thumb_files/630_360_1684147437-259.jpg" text:style-name="Internet_20_link" text:visited-style-name="Visited_20_Internet_20_Link">
630_360_16841...</text:a>
']</text:p>
      <text:p text:style-name="P4">
Tags: ['Расмуссен', 'Саміт НАТО', 'Україна']</text:p>
      <text:p text:style-name="P4">
Type: Article</text:p>
      <!--METADATA-->
      <text:p text:style-name="P4">
<draw:frame draw:style-name="fr1" draw:name="Image182" text:anchor-type="as-char" svg:width="6.9236in" svg:height="3.956343in" draw:z-index="0">
<draw:image xlink:href="../Images/yкринформ/2023-06-23T19-33-45-03-00/630_360_1684147437-259.jpg" xlink:type="simple" xlink:show="embed" xlink:actuate="onLoad" draw:mime-type="image/jpeg"/>
</draw:frame>
Ukraine is an invitation to NATO at the Alliance summit on July 11-12 in Vilnius.</text:p>
      <text:p text:style-name="P4">
About it in the comment <text:a xlink:type="simple" xlink:href="https://pap-mediaroom.pl/polityka-i-spoleczenstwo/byly-sekretarz-generalny-nato-na-kongresie-590-uwazam-ze-ukraina-powinna" text:style-name="Internet_20_link" text:visited-style-name="Visited_20_Internet_20_Link">
PAP</text:a>
Within Congress, 590 said the former NATO Secretary General Anders Fagrasmussen, Ukrinform reports.</text:p>
      <text:p text:style-name="P4">
“We need to help Ukraine build a strong army so that it can reflect any attack by Russia. I am optimistic about the safety guarantee: in this matter, we can sign the Summit. On the other hand, I believe we must invite Ukrainianudud <text:a xlink:type="simple" xlink:href="https://www.ukrinform.ua/tag-nato" text:style-name="Internet_20_link" text:visited-style-name="Visited_20_Internet_20_Link">
NATO</text:a>
During the Vilnius Summit, although it can be difficult to reach consensus, unanimously all members of the Alliance, ”Rasmussen said.</text:p>
      <text:p text:style-name="P4">
According to him, this would be the first case in NATO history, when a country was informed to the organization, which, in fact, is in a state of war.</text:p>
      <text:p text:style-name="P4">
<text:span text:style-name="T4">
 Read also: </text:span>
 <text:a xlink:type="simple" xlink:href="https://www.ukrinform.ua/rubric-polytics/3726888-reznikov-spodivaetsa-so-na-samiti-u-vilnusi-viznacat-pevnu-podiu-dla-vstupu-ukraini-v-nato.html" text:style-name="Internet_20_link" text:visited-style-name="Visited_20_Internet_20_Link">
Reznikov hopes that at the summit in <text:span text:style-name="T4">
 Vilnius </text:span>
 will determine the "certain event" for Ukraine's accession to NATO</text:a>
The NATO Exhensek emphasized: "Very dangerous" is an approach that security guarantees cannot be given to Ukraine, since only the Member States should receive them.</text:p>
      <text:p text:style-name="P4">
"If we prevents Ukraine's accession to the Alliance by the termination of hostilities, then Putin is a reason to never stop them," Rasmussen stressed.</text:p>
      <text:p text:style-name="P4">
According to him, before Ukraine's accession to NATO, it is necessary to develop practical decisions on Article 5 of Article to provide security guarantees to Ukraine.</text:p>
      <text:p text:style-name="P4">
<text:span text:style-name="T4">
 Read also: </text:span>
 <text:a xlink:type="simple" xlink:href="https://www.ukrinform.ua/rubric-polytics/3726530-vze-20-derzavcleniv-nato-pidtrimuut-integraciu-ukraini-do-alansu-smigal.html" text:style-name="Internet_20_link" text:visited-style-name="Visited_20_Internet_20_Link">
already 20 NATO member states support Ukraine's integration to the Alliance - Shmigal</text:a>
"Where there is political will, political decisions will be," - emphasized Rusmussen.</text:p>
      <text:p text:style-name="P4">
He stressed that with the attack of Russia on Ukraine ended gold erglobalization. Since then, the world has been divided into two camps: a democratic, leader is the United States, and the authoritarian, headed by China. These two camps differ in approaches to the issues of freedom, democracy and the free market. He emphasized that it was necessary to fight for freedom and democracy.</text:p>
      <text:p text:style-name="P4">
"But freedom and democracy are not only the responsibility of those who are on the forefront, we are all fighters for freedom," Rasmussen summarized.As reported by Ukrinform, the President's office called NATO Alliance not to consider martial law, which operates in Ukraine through Russian aggression, and <text:a xlink:type="simple" xlink:href="https://www.ukrinform.ua/rubric-polytics/3725985-v-op-zaklikaut-nadati-ukraini-zaprosenna-v-nato-popri-stan-vijni-z-rosieu.html" text:style-name="Internet_20_link" text:visited-style-name="Visited_20_Internet_20_Link">
as soon as possible to Ukraine as an invitation to Ukraine in the Alliance</text:a>
.</text:p>
      <text:p text:style-name="P4">
<text:span text:style-name="T5">
FOTO: Shutterstock</text:span>
</text:p>
      <text:p text:style-name="P4">
News Source: <text:a xlink:type="simple" xlink:href="https://www.ukrinform.ua/rubric-polytics/3726935-ukrainu-treba-zaprositi-do-nato-na-samiti-u-vilnusi-rasmussen.html" text:style-name="Internet_20_link" text:visited-style-name="Visited_20_Internet_20_Link">
https://www.ukrinform.ua/rubric-polytics/3726935-ukrainu-treba-zaprositi-do-nato-na-samiti-u-vilnusi-rasmussen.html</text:a>
</text:p>
      <!--NEWS-->
      <text:h text:style-name="P10" text:outline-level="1">
<text:span text:style-name="T4">
In the Nikolaev area began to restore the guy's house from the clip Imagine Dragons</text:span>
</text:h>
      <text:p text:style-name="P4">
Authors: Ukrinform (Person)</text:p>
      <text:p text:style-name="P4">
Publisher: Укринформ (Organization)</text:p>
      <text:p text:style-name="P4">
Published Time: 2023-06-23T19:35:00+03:00</text:p>
      <text:p text:style-name="P4">
Modified Time: 2023-06-23T19:35:00+03:00</text:p>
      <text:p text:style-name="P4">
Description: In the village in Mykolaiv region began to restore the house of the hero of the clip of the American band Imagine Dragons Sasha Zgursky. - Ukrinform.</text:p>
      <text:p text:style-name="P4">
Images: ['<text:a xlink:type="simple" xlink:href="https://static.ukrinform.com/photos/2023_06/thumb_files/630_360_1687538054-215.jpg" text:style-name="Internet_20_link" text:visited-style-name="Visited_20_Internet_20_Link">
630_360_16875...</text:a>
']</text:p>
      <text:p text:style-name="P4">
Tags: ['Миколаївщина', 'Кліп', 'Відбудова', 'Imagine Dragons']</text:p>
      <text:p text:style-name="P4">
Type: Article</text:p>
      <!--METADATA-->
      <text:p text:style-name="P4">
<draw:frame draw:style-name="fr1" draw:name="Image183" text:anchor-type="as-char" svg:width="6.9236in" svg:height="3.956343in" draw:z-index="0">
<draw:image xlink:href="../Images/yкринформ/2023-06-23T19-35-00-03-00/630_360_1687538054-215.jpg" xlink:type="simple" xlink:show="embed" xlink:actuate="onLoad" draw:mime-type="image/jpeg"/>
</draw:frame>
In the village of Vyankolaiv region began to restore the house of the hero of the clip of the American group Dragons Sasha Zgursky.</text:p>
      <text:p text:style-name="P4">
This was reported by the United24 platform in <text:a xlink:type="simple" xlink:href="https://www.facebook.com/u24.gov.ua/posts/pfbid0YCEoViUsqaNy5McBxJ9mahUQUzGLDvX7SNcCH5ZKJv5n2BesJFzX185eZn1oaftdl" text:style-name="Internet_20_link" text:visited-style-name="Visited_20_Internet_20_Link">
Facebook</text:a>
, reports Ukrinform.</text:p>
      <text:p text:style-name="P4">
"Remember 14-year-old Sasha from Imagine Dragons? The guy above all dreamed to turn to his house, completely destroyed by Russian shelling. My fortunate dream is Sasha's dream will soon come true. A guy and his mom's house in the village of Novogrigorivka in <text:a xlink:type="simple" xlink:href="https://www.ukrinform.ua/tag-mikolaivsina" text:style-name="Internet_20_link" text:visited-style-name="Visited_20_Internet_20_Link">
Mykolaiv region</text:a>
They began to rebuild due to the constant donor United24 - Aurora Memultures, - the message reads.</text:p>
      <text:p text:style-name="P4">
It is noted that in a couple of months Sashko will be able to cross the threshold of his new-old house.</text:p>
      <text:p text:style-name="P4">
<text:span text:style-name="T4">
 Read also: </text:span>
 <text:a xlink:type="simple" xlink:href="https://www.ukrinform.ua/rubric-culture/3707464-imagine-dragons-vipustili-klip-akij-znali-v-ukraini.html" text:style-name="Internet_20_link" text:visited-style-name="Visited_20_Internet_20_Link">
<text:span text:style-name="T4">
 Imagine </text:span>
 <text:span text:style-name="T4">
 Dragons </text:span>
 released a clip that was filmed in Ukraine</text:a>
As reported <text:a xlink:type="simple" xlink:href="https://www.ukrinform.ua/rubric-regions/3708267-sasko-z-klipu-imagine-dragons-mrie-stati-avtoelektrikom.html" text:style-name="Internet_20_link" text:visited-style-name="Visited_20_Internet_20_Link">
Ukrinform</text:a>
, 14-year-old Alexander Zgursky, with almost completely destroyed by the Russian rusty of the village of Novogrigorivka, Shevchenkivka community in Mykolaiv region starred in the clip of the American band Imagine Dragons for the song Crushed.</text:p>
      <text:p text:style-name="P4">
<text:span text:style-name="T5">
Foto: United24</text:span>
</text:p>
      <text:p text:style-name="P4">
News Source: <text:a xlink:type="simple" xlink:href="https://www.ukrinform.ua/rubric-vidbudova/3726936-na-mikolaivsini-pocali-vidnovluvati-budinok-hlopca-z-klipu-imagine-dragons.html" text:style-name="Internet_20_link" text:visited-style-name="Visited_20_Internet_20_Link">
https://www.ukrinform.ua/rubric-vidbudova/3726936-na-mikolaivsini-pocali-vidnovluvati-budinok-hlopca-z-klipu-imagine-dragons.html</text:a>
</text:p>
      <!--NEWS-->
      <text:h text:style-name="P10" text:outline-level="1">
<text:span text:style-name="T4">
US Ambassador met with the LGBT community defenders</text:span>
</text:h>
      <text:p text:style-name="P4">
Authors: Ukrinform (Person)</text:p>
      <text:p text:style-name="P4">
Publisher: Укринформ (Organization)</text:p>
      <text:p text:style-name="P4">
Published Time: 2023-06-23T19:44:00+03:00</text:p>
      <text:p text:style-name="P4">
Modified Time: 2023-06-23T19:44:00+03:00</text:p>
      <text:p text:style-name="P4">
Description: The US Ambassador to Ukraine Bridget Brick met with representatives of the Civil Society of Ukraine, who defend the rights of the LGBT community. - Ukrinform.</text:p>
      <text:p text:style-name="P4">
Images: ['<text:a xlink:type="simple" xlink:href="https://static.ukrinform.com/photos/2023_06/thumb_files/630_360_1687538427-410.jpeg" text:style-name="Internet_20_link" text:visited-style-name="Visited_20_Internet_20_Link">
630_360_16875...</text:a>
']</text:p>
      <text:p text:style-name="P4">
Tags: ['ЛГБТ', 'Посол', 'США', 'Україна', 'Бріджит Брінк']</text:p>
      <text:p text:style-name="P4">
Type: Article</text:p>
      <!--METADATA-->
      <text:p text:style-name="P4">
<draw:frame draw:style-name="fr1" draw:name="Image186" text:anchor-type="as-char" svg:width="6.9236in" svg:height="3.956343in" draw:z-index="0">
<draw:image xlink:href="../Images/yкринформ/2023-06-23T19-44-00-03-00/630_360_1687538427-410.jpeg" xlink:type="simple" xlink:show="embed" xlink:actuate="onLoad" draw:mime-type="image/jpeg"/>
</draw:frame>
The Ambassador Shawed Ukraine Bridget Brick on the occasion of the month of Pride met with representatives of the Civic Society of Ukraine, who defend the rights of the LGBT community.</text:p>
      <text:p text:style-name="P4">
Brinka reported this in <text:a xlink:type="simple" xlink:href="https://twitter.com/USAmbKyiv/status/1672236372093018112" text:style-name="Internet_20_link" text:visited-style-name="Visited_20_Internet_20_Link">
Twitter</text:a>
, reports Ukrinform.</text:p>
      <text:p text:style-name="P4">
“It was honor to meet civil society to celebrate the month of Praid and discuss Ukraine's efforts to strengthen <text:a xlink:type="simple" xlink:href="https://www.ukrinform.ua/tag-lgbt" text:style-name="Internet_20_link" text:visited-style-name="Visited_20_Internet_20_Link">
LGBTKi+</text:a>
and protection of human rights. These leaders embody the state service, inclusivity and respect for all - universal values that we see in the terrible full -scale invasion of Russia, ”the US ambassador, the US Ambassador,”</text:p>
      <text:p text:style-name="P4">
As reported, June was elected LGBT+ People's Rights because on June 28, 1969, police conducted another Rode in one of New York Gay clubs. At that time, homosexual actions were considered to be amal and criminal offense between two adults throughout the United States. Punishment of life -long maintenance in a psychiatric hospital.</text:p>
      <text:p text:style-name="P4">
The first who opposed such a policy of the country was a dark -skinned woman. She threw a stone from a police officer during another raide. This is how a five -day rebellion began with activists.</text:p>
      <text:p text:style-name="P4">
<text:span text:style-name="T4">
 Read also: </text:span>
(https://www.ukrinform.ua/rubric-world/3724323-posol-ssa-vzav-ucast-u-prajdparadi-u-varsavi.html)At this time, the first pride took place. Since then, June has traditionally been a month of protection of LGBT+ Communities.</text:p>
      <text:p text:style-name="P4">
<text:span text:style-name="T5">
Foto: Ambassador Bridget A. BRINK, Facebook</text:span>
</text:p>
      <text:p text:style-name="P4">
News Source: <text:a xlink:type="simple" xlink:href="https://www.ukrinform.ua/rubric-society/3726940-posol-ssa-zustrilasa-iz-zahisnikami-prav-lgbtspilnoti.html" text:style-name="Internet_20_link" text:visited-style-name="Visited_20_Internet_20_Link">
https://www.ukrinform.ua/rubric-society/3726940-posol-ssa-zustrilasa-iz-zahisnikami-prav-lgbtspilnoti.html</text:a>
</text:p>
      <!--NEWS-->
      <text:h text:style-name="P10" text:outline-level="1">
<text:span text:style-name="T4">
In Kiev presented the exhibition "Bakhmut: We will not give"</text:span>
</text:h>
      <text:p text:style-name="P4">
Authors: Ukrinform (Person)</text:p>
      <text:p text:style-name="P4">
Publisher: Укринформ (Organization)</text:p>
      <text:p text:style-name="P4">
Published Time: 2023-06-23T19:44:21+03:00</text:p>
      <text:p text:style-name="P4">
Modified Time: 2023-06-23T19:44:21+03:00</text:p>
      <text:p text:style-name="P4">
Description: In Kiev, the exhibition "Bakhmut: We will not give" was opened, dedicated to the city-fortress in the Donetsk region as a symbol of the stability and indomitableness of the Ukrainian people in the confrontation of the Russian Federation. - Ukrinform.</text:p>
      <text:p text:style-name="P4">
Images: ['<text:a xlink:type="simple" xlink:href="https://static.ukrinform.com/photos/2023_06/thumb_files/630_360_1687537712-6163.jpeg" text:style-name="Internet_20_link" text:visited-style-name="Visited_20_Internet_20_Link">
630_360_16875...</text:a>
', '<text:a xlink:type="simple" xlink:href="https://static.ukrinform.com/photos/2023_06/1687538536-2316.jpeg" text:style-name="Internet_20_link" text:visited-style-name="Visited_20_Internet_20_Link">
1687538536-23...</text:a>
']</text:p>
      <text:p text:style-name="P4">
Tags: ['Бахмут', 'Виставка', 'Київ']</text:p>
      <text:p text:style-name="P4">
Type: Article</text:p>
      <!--METADATA-->
      <text:p text:style-name="P4">
<draw:frame draw:style-name="fr1" draw:name="Image187" text:anchor-type="as-char" svg:width="6.9236in" svg:height="3.956343in" draw:z-index="0">
<draw:image xlink:href="../Images/yкринформ/2023-06-23T19-44-21-03-00/630_360_1687537712-6163.jpeg" xlink:type="simple" xlink:show="embed" xlink:actuate="onLoad" draw:mime-type="image/jpeg"/>
</draw:frame>
In Kiev, the exhibition "Bakhmut: we will not give", dedicated to the city-fortress in the Donetsk region as a symbol of the stability and indomitableness of the Ukrainian people in the Anti-Rani-Russian Federation.</text:p>
      <text:p text:style-name="P4">
The event was held on Friday in Ukrinform.</text:p>
      <text:p text:style-name="P4">
"June 24 is the date of official status of the Bakhmut city territorial community, and we will open the Bakhmut: We will not give to the Bakhmut: we will keep the visual image of the city for the locals," the event moderator Anna Kovaleva said.</text:p>
      <text:p text:style-name="P4">
She informed that the project was implemented by the Bakhmut Fortress Civic Organization in cooperation with the Municipal Cultural Institution "Bakhmut Museum" for financing the Bakhmut City Council.</text:p>
      <text:p text:style-name="P4">
During the presentation of the exhibition, the organizers showed the video "Portal of the Ustyar Bakhmut", which describes the main historical milestones in the history of the city - the transfers to the present.</text:p>
      <text:p text:style-name="P4">
<draw:frame draw:style-name="fr1" draw:name="Image188" text:anchor-type="as-char" svg:width="6.9236in" svg:height="4.615733in" draw:z-index="0">
<draw:image xlink:href="../Images/yкринформ/2023-06-23T19-44-21-03-00/1687538536-2316.jpeg" xlink:type="simple" xlink:show="embed" xlink:actuate="onLoad" draw:mime-type="image/jpeg"/>
</draw:frame>
The exhibition consists of Catherine Rudenko's artist. On the paintings the "city of peace" and "city of war". Also presented are ancient photobakhmut and authentic objects and souvenirs that emphasize the creativity(https://www.ukrinform.ua/tag-doneccina) .</text:p>
      <text:p text:style-name="P4">
</text:p>
      <text:p text:style-name="P4">
The exhibition was organized with the support of the Ukrainian National Information Agency of Ukrinform and the Museum of Outstanding Kyivans.</text:p>
      <text:p text:style-name="P4">
<text:span text:style-name="T4">
 Read also: </text:span>
 <text:a xlink:type="simple" xlink:href="https://www.ukrinform.ua/rubric-regions/3718566-u-garnizonnomu-hrami-lvova-vidkrili-vistavku-vratovanih-u-bahmuti-ikon.html" text:style-name="Internet_20_link" text:visited-style-name="Visited_20_Internet_20_Link">
in <text:span text:style-name="T4">
 garrison </text:span>
 <text:span text:style-name="T4">
 </text:span>
 temple <text:span text:style-name="T4">
 </text:span>
 Lviv <text:span text:style-name="T4">
 </text:span>
 <text:span text:style-name="T4">
 Opened </text:span>
<text:span text:style-name="T4">
 Exhibition </text:span>
 <text:span text:style-name="T4">
 </text:span>
 saved <text:span text:style-name="T4">
 U </text:span>
 Bakhmuti <text:span text:style-name="T4">
 </text:span>
 <text:span text:style-name="T4">
 icon </text:span>
 </text:a>
You can get acquainted with the Bakhmut: We will not give a week. The exposition was in windows near the central entrance to Ukrinform, which is located with the address: Kyiv, Bohdan Khmelnitsky Street, 8/16. After the exhibition, the exhibition will be presented in other cities of Ukraine.</text:p>
      <text:p text:style-name="P4">
News Source: <text:a xlink:type="simple" xlink:href="https://www.ukrinform.ua/rubric-kyiv/3726941-u-kievi-prezentuvali-vistavku-bahmut-ne-viddamo.html" text:style-name="Internet_20_link" text:visited-style-name="Visited_20_Internet_20_Link">
https://www.ukrinform.ua/rubric-kyiv/3726941-u-kievi-prezentuvali-vistavku-bahmut-ne-viddamo.html</text:a>
</text:p>
      <!--NEWS-->
      <text:h text:style-name="P10" text:outline-level="1">
<text:span text:style-name="T4">
At the NSDC meeting, steps were determined to follow the seven recommendations of the European Commission - Stephanishin</text:span>
</text:h>
      <text:p text:style-name="P4">
Authors: Ukrinform (Person)</text:p>
      <text:p text:style-name="P4">
Publisher: Укринформ (Organization)</text:p>
      <text:p text:style-name="P4">
Published Time: 2023-06-23T19:45:00+03:00</text:p>
      <text:p text:style-name="P4">
Modified Time: 2023-06-23T19:45:00+03:00</text:p>
      <text:p text:style-name="P4">
Description: At today's meeting of the National Security and Defense Council, specific steps were identified to fully implement all seven recommendations of the European Commission and the beginning of negotiations on the introduction this year. - Ukrinform.</text:p>
      <text:p text:style-name="P4">
Images: ['<text:a xlink:type="simple" xlink:href="https://static.ukrinform.com/photos/2022_06/thumb_files/630_360_1655901908-912.jpg" text:style-name="Internet_20_link" text:visited-style-name="Visited_20_Internet_20_Link">
630_360_16559...</text:a>
']</text:p>
      <text:p text:style-name="P4">
Tags: ['Євроінтеграція', 'Єврокомісія', 'РНБО', 'Стефанішина']</text:p>
      <text:p text:style-name="P4">
Type: Article</text:p>
      <!--METADATA-->
      <text:p text:style-name="P4">
<draw:frame draw:style-name="fr1" draw:name="Image190" text:anchor-type="as-char" svg:width="6.9236in" svg:height="3.956343in" draw:z-index="0">
<draw:image xlink:href="../Images/yкринформ/2023-06-23T19-45-00-03-00/630_360_1655901908-912.jpg" xlink:type="simple" xlink:show="embed" xlink:actuate="onLoad" draw:mime-type="image/jpeg"/>
</draw:frame>
The National Security and Defense Council meeting was determined to fully implement all seven recommendations of the European Commission to fully implement the negotiations on the entry this year.</text:p>
      <text:p text:style-name="P4">
This was reported in <text:a xlink:type="simple" xlink:href="https://twitter.com/StefanishynaO/status/1672280768733753347" text:style-name="Internet_20_link" text:visited-style-name="Visited_20_Internet_20_Link">
Twitter</text:a>
Olgastfanyshyn, Viceremier-Minister for European and Euro-Atlantic Integration, Ukrinform reports.</text:p>
      <text:p text:style-name="P4">
“Literally yesterday <text:a xlink:type="simple" xlink:href="https://www.ukrinform.ua/tag-evrokomisia" text:style-name="Internet_20_link" text:visited-style-name="Visited_20_Internet_20_Link">
European Commission</text:a>
She gave her assessment of the progress of Ukrainian reforms. And today, at a meeting of radiation security and defense, we have identified specific steps that need to be taken to fully follow each of the recommendations and start negotiating this year, ”Viceremier wrote.</text:p>
      <text:p text:style-name="P4">
<text:span text:style-name="T4">
 Read also: </text:span>
 <text:a xlink:type="simple" xlink:href="https://www.ukrinform.ua/rubric-polytics/3726732-vstup-do-es-stefanisina-prognozue-so-ukraina-do-oseni-vporaetsa-z-restou-zavdan-evrokomisii.html" text:style-name="Internet_20_link" text:visited-style-name="Visited_20_Internet_20_Link">
Introduction to the EU: <text:span text:style-name="T4">
 Stephanyshina </text:span>
 predicts that Ukraine will fulfill the rest of the European Commission's tasks</text:a>
As it was reported, on June 22, the European Commission presented an intermediate grade for Ukraine for the implementation of seven recommendations required to start negotiating. Currently, Ukraine has fully implemented two recommendations, and a good progress has been made in the implementation, the rest has evaluated "some progress".</text:p>
      <text:p text:style-name="P4">
News Source: <text:a xlink:type="simple" xlink:href="https://www.ukrinform.ua/rubric-polytics/3726942-na-zasidanni-rnbo-viznacali-kroki-dla-vikonanna-semi-rekomendacij-evrokomisii-stefanisina.html" text:style-name="Internet_20_link" text:visited-style-name="Visited_20_Internet_20_Link">
https://www.ukrinform.ua/rubric-polytics/3726942-na-zasidanni-rnbo-viznacali-kroki-dla-vikonanna-semi-rekomendacij-evrokomisii-stefanisina.html</text:a>
</text:p>
      <!--NEWS-->
      <text:h text:style-name="P10" text:outline-level="1">
<text:span text:style-name="T4">
Officials will be responsible for the unwillingness of shelters - a solution of NSDC</text:span>
</text:h>
      <text:p text:style-name="P4">
Authors: Ukrinform (Person)</text:p>
      <text:p text:style-name="P4">
Publisher: Укринформ (Organization)</text:p>
      <text:p text:style-name="P4">
Published Time: 2023-06-23T19:49:00+03:00</text:p>
      <text:p text:style-name="P4">
Modified Time: 2023-06-23T19:49:00+03:00</text:p>
      <text:p text:style-name="P4">
Description: The NSDC has instructed the Government, regional and local authorities to take measures to bring disciplinary responsibility of persons who are liable in poor condition, and to provide systematic inspections of strategic repositories. - Ukrinform.</text:p>
      <text:p text:style-name="P4">
Images: ['<text:a xlink:type="simple" xlink:href="https://static.ukrinform.com/photos/2023_06/thumb_files/630_360_1687535615-139.jpeg" text:style-name="Internet_20_link" text:visited-style-name="Visited_20_Internet_20_Link">
630_360_16875...</text:a>
']</text:p>
      <text:p text:style-name="P4">
Tags: ['РНБО', 'Офіс Президента', 'Укриття', 'Війна з Росією']</text:p>
      <text:p text:style-name="P4">
Type: Article</text:p>
      <!--METADATA-->
      <text:p text:style-name="P4">
<draw:frame draw:style-name="fr1" draw:name="Image191" text:anchor-type="as-char" svg:width="6.9236in" svg:height="3.956343in" draw:z-index="0">
<draw:image xlink:href="../Images/yкринформ/2023-06-23T19-49-00-03-00/630_360_1687535615-139.jpeg" xlink:type="simple" xlink:show="embed" xlink:actuate="onLoad" draw:mime-type="image/jpeg"/>
</draw:frame>
The National Security Service of Ukraine, regional and local authorities to take measures to bring to disciplinary responsibility of persons, which are responsible for shelters in poor condition, and to provide systematic verification of strategic importance.</text:p>
      <text:p text:style-name="P4">
As Ukrinform reports, it reports <text:a xlink:type="simple" xlink:href="https://www.president.gov.ua/news/glava-derzhavi-proviv-zasidannya-radi-nacionalnoyi-bezpeki-i-83773" text:style-name="Internet_20_link" text:visited-style-name="Visited_20_Internet_20_Link">
press service</text:a>
Presidential Office.</text:p>
      <text:p text:style-name="P4">
It is noted that members <text:a xlink:type="simple" xlink:href="https://www.ukrinform.ua/tag-rnbo" text:style-name="Internet_20_link" text:visited-style-name="Visited_20_Internet_20_Link">
NSDB</text:a>
The reports of the Minister of Internal Affairs Igor Klimenko and the Minister on Strategic Industry Oleksandr Kamyshin on the results of the intersectional surveys of civil protection structures.</text:p>
      <text:p text:style-name="P4">
According to the results of the audit, unsatisfactory work on ensuring the readiness of shelters in Zaporizhzhia, Sumy regions(In particular in the Konotop district), in the Zhytomyr district of Zhytomyr region, Belotserkovsky district of Kyiv region, as well as in Kyiv, Kherson, Chernihiv, Kharkiv, Nikolaev, Odessa, Sumy, Dnipro, Konotop, Bila Tserkva. Photo: Presidential Office: Presidential Office.</text:p>
      <text:p text:style-name="P4">
<text:span text:style-name="T4">
 Read also: </text:span>
 <text:a xlink:type="simple" xlink:href="https://www.ukrinform.ua/rubric-polytics/3726862-budut-kadrovi-risenna-zelenskij-pro-rozglad-na-rnbo-situacii-z-ukrittami.html" text:style-name="Internet_20_link" text:visited-style-name="Visited_20_Internet_20_Link">
there will be personnel decisions: Zelensky about consideration on <text:span text:style-name="T4">
 NSDC </text:span>
 Situations with shelters</text:a>
"The National Security and Defense Council has instructed the Cabinet of Ministers, regional and local authorities to take measures to bring to disciplinary responsibility of landlords responsible for the maintenance of civil protection structures in quenching points, where their condition is declared unsatisfactory," - OP.</text:p>
      <text:p text:style-name="P4">
The government is also instructed to identify protective structures that are of strategic importance for protecting citizens and ensuring systematic inspections of the status of the state.</text:p>
      <text:p text:style-name="P4">
Regional administrations, together with the local self -government bodies, the National Security Service of the National Security Service of Ukraine, was ready to have available shelters, providing round -the -clock -free access to them.</text:p>
      <text:p text:style-name="P4">
<text:span text:style-name="T4">
 Read also: </text:span>
 <text:a xlink:type="simple" xlink:href="https://www.ukrinform.ua/rubric-vidbudova/3726869-specialna-komisia-perevirit-stan-mostiv-i-slahoprovodiv-po-ukraini-prezident.html" text:style-name="Internet_20_link" text:visited-style-name="Visited_20_Internet_20_Link">
Special Commission will check the condition of bridges and overpass Ukraine - President</text:a>
Online access to shelter information should also be provided.It was reported that on Friday, June 23, a meeting of the National Security and Defense Council on the status of bomb shelters, judicial reform and European integration.</text:p>
      <text:p text:style-name="P4">
<text:span text:style-name="T5">
Foto: Presidential Office</text:span>
</text:p>
      <text:p text:style-name="P4">
News Source: <text:a xlink:type="simple" xlink:href="https://www.ukrinform.ua/rubric-society/3726944-posadovciv-pritaguvatimut-do-disciplinarnoi-vidpovidalnosti-za-negotovnist-ukrittiv-risenna-rnbo.html" text:style-name="Internet_20_link" text:visited-style-name="Visited_20_Internet_20_Link">
https://www.ukrinform.ua/rubric-society/3726944-posadovciv-pritaguvatimut-do-disciplinarnoi-vidpovidalnosti-za-negotovnist-ukrittiv-risenna-rnbo.html</text:a>
</text:p>
      <!--NEWS-->
      <text:h text:style-name="P10" text:outline-level="1">
<text:span text:style-name="T4">
About 500 companies in the world are interested in investing in Ukraine - Zelensky</text:span>
</text:h>
      <text:p text:style-name="P4">
Authors: Ukrinform (Person)</text:p>
      <text:p text:style-name="P4">
Publisher: Укринформ (Organization)</text:p>
      <text:p text:style-name="P4">
Published Time: 2023-06-23T19:55:00+03:00</text:p>
      <text:p text:style-name="P4">
Modified Time: 2023-06-23T19:55:00+03:00</text:p>
      <text:p text:style-name="P4">
Description: About five hundred world companies, strong companies, interest in investments in Ukraine. - Ukrinform.</text:p>
      <text:p text:style-name="P4">
Images: ['<text:a xlink:type="simple" xlink:href="https://static.ukrinform.com/photos/2023_06/thumb_files/630_360_1687376812-770.jpeg" text:style-name="Internet_20_link" text:visited-style-name="Visited_20_Internet_20_Link">
630_360_16873...</text:a>
']</text:p>
      <text:p text:style-name="P4">
Tags: ['Звернення', 'Зеленський']</text:p>
      <text:p text:style-name="P4">
Type: Article</text:p>
      <!--METADATA-->
      <text:p text:style-name="P4">
<draw:frame draw:style-name="fr1" draw:name="Image192" text:anchor-type="as-char" svg:width="6.9236in" svg:height="3.956343in" draw:z-index="0">
<draw:image xlink:href="../Images/yкринформ/2023-06-23T19-55-00-03-00/630_360_1687376812-770.jpeg" xlink:type="simple" xlink:show="embed" xlink:actuate="onLoad" draw:mime-type="image/jpeg"/>
</draw:frame>
About hundreds of world companies, strong companies, are of interest to Ukraine's investment.</text:p>
      <text:p text:style-name="P4">
This was stated by President Vladimir Zelensky during a traditional development, Ukrinform reports, citing <text:a xlink:type="simple" xlink:href="https://www.president.gov.ua/news/haj-peremoga-ukrayini-ta-uspishna-transformaciya-derzhavnih-83777" text:style-name="Internet_20_link" text:visited-style-name="Visited_20_Internet_20_Link">
the site of the Head of State</text:a>
.</text:p>
      <text:p text:style-name="P4">
<text:span text:style-name="T5">
Відео:<text:a xlink:type="simple" xlink:href="https://t.me/OP_UA/9780" text:style-name="Internet_20_link" text:visited-style-name="Visited_20_Internet_20_Link">
 Офіс Президента </text:a>
</text:span>
</text:p>
      <text:p text:style-name="P4">
_ <text:span text:style-name="T4">
 I wish health, dear Ukrainians!</text:span>
 _</text:p>
      <text:p text:style-name="P4">
Summary of this busy day.</text:p>
      <text:p text:style-name="P4">
The meeting on the results of the London Conference on Restoration of Ukraine is a powerful event, good achievements for our country. The support from the Great Britain, the USA, the European Union is very significant. Long -term support programs for a survey, for years ahead. About five hundred world companies, strong companies, interest in investments in Ukraine. Clear support for Ukraine's membership in the European Union: politically is so perceived-as a member of the European Union. We are working on the mechanism of confiscation of assets of the terrorist state and persons. I thank everyone who prepared the conference and participated in the work of our work is really important.</text:p>
      <text:p text:style-name="P4">
There was a very meaningful NSDC meeting today. I have already reported separately about it. I also spent the meeting. A very important point of our discussion is justice. What concerns the military committee, including scandalous ... figure in Odessa. This person should definitely not be in the system of managing forces, very unpleasant, frankly immoral and wrong, that this person is all remained in his position. He instructed the Zaluzhny Chief of Zelyudin from his post. And the first Deputy Minister of Defense of Ukraine Pavlyukuruchool to organize a check of the whole system of military committee. It is a pity and time of the rate now has to spend on such issues.</text:p>
      <text:p text:style-name="P4">
Of course, they considered in great detail the situation on the forefront - all the basic inquiries, the supply of ammunition, artillery ... Everything that needs attention to the rate today. Commanders-Generals of Zaluzhny, Syrsky, Tarnavsky, Moskalov, Vice Admiral of her Zhpapa, General Mid, officials, government officials reported. All.And two more things.</text:p>
      <text:p text:style-name="P4">
Today in our country celebrates Civil Service Day. The day of those people who are not of an effective state without honesty. Of course, we still need to do a lot of public service in Ukraine to come to those models, we are in our politics. But now I want to thank all those people who, under the existing conditions and under available resources in the state, do everything that depends on them to make the state effective. Thank you!Everyone and everyone!And I congratulate on the Day of the Civil Service of Ukraine.</text:p>
      <text:p text:style-name="P4">
And, of course, the front. To know our heroes, to be grateful to them is necessarily.</text:p>
      <text:p text:style-name="P4">
I would like to celebrate the warriors of our 35th separate brigade of naval infantry today today. Brigades that performs extremely difficult tasks. The guys who fight the same as the Ukrainian soldiers should fight. Senior sailor Vyacheslavimangulov and junior lieutenant Sergey Penov - thank you guys, for your exemplary and courage in the battles in Donetsk region. Such are our warriors, Ukrainian warriors. Well done!</text:p>
      <text:p text:style-name="P4">
And I ask everyone and everyone: please honor the memory of our two paratroopers. Especially brave, especially strong. They gave the life of the state, for our people right now - in the battles in June, and Ukraine should remember them. Captain Ivan Kotzur ... Eternal memory!Senior Lieutenant Alexanderkanja ... Eternal memory!May the victory of Ukraine in this war and the success of our state institutions in the same strong and effective as the warriors are the best honoring of the memory of all our heroic times that have fought and died for the sake of freedom and strength of Ukraine!</text:p>
      <text:p text:style-name="P4">
_<text:span text:style-name="T4">
Glory to Ukraine!</text:span>
 _</text:p>
      <text:p text:style-name="P4">
<text:span text:style-name="T5">
Foto: op</text:span>
</text:p>
      <text:p text:style-name="P4">
News Source: <text:a xlink:type="simple" xlink:href="https://www.ukrinform.ua/rubric-polytics/3726943-blizko-500-kompanij-u-sviti-zacikavleni-investuvati-v-ukrainu-zelenskij.html" text:style-name="Internet_20_link" text:visited-style-name="Visited_20_Internet_20_Link">
https://www.ukrinform.ua/rubric-polytics/3726943-blizko-500-kompanij-u-sviti-zacikavleni-investuvati-v-ukrainu-zelenskij.html</text:a>
</text:p>
      <!--NEWS-->
      <text:h text:style-name="P10" text:outline-level="1">
<text:span text:style-name="T4">
SpaceX launched a second rocket with an online satellite starlink in two days</text:span>
</text:h>
      <text:p text:style-name="P4">
Authors: Ukrinform (Person)</text:p>
      <text:p text:style-name="P4">
Publisher: Укринформ (Organization)</text:p>
      <text:p text:style-name="P4">
Published Time: 2023-06-23T1:06:00+03:00</text:p>
      <text:p text:style-name="P4">
Modified Time: 2023-06-23T22:06:00+03:00</text:p>
      <text:p text:style-name="P4">
Description: The Falcon 9 rocket launcher on Friday started in orbit with another party with 55 minisvitors to replenish the orbital group of the Global Internet Coar on Starlink. - Ukrinform.</text:p>
      <text:p text:style-name="P4">
Images: ['<text:a xlink:type="simple" xlink:href="https://static.ukrinform.com/photos/2023_06/thumb_files/630_360_1687547137-434.jpg" text:style-name="Internet_20_link" text:visited-style-name="Visited_20_Internet_20_Link">
630_360_16875...</text:a>
']</text:p>
      <text:p text:style-name="P4">
Tags: ['Ракета', 'SpaceX', 'Супутник', 'Starlink']</text:p>
      <text:p text:style-name="P4">
Type: Article</text:p>
      <!--METADATA-->
      <text:p text:style-name="P4">
<draw:frame draw:style-name="fr1" draw:name="Image193" text:anchor-type="as-char" svg:width="6.9236in" svg:height="3.956343in" draw:z-index="0">
<draw:image xlink:href="../Images/yкринформ/2023-06-23T1-06-00-03-00/630_360_1687547137-434.jpg" xlink:type="simple" xlink:show="embed" xlink:actuate="onLoad" draw:mime-type="image/jpeg"/>
</draw:frame>
The Falcon 9 rocket launcher on Friday started in orbit with the next party with 55 ministers to replenish the orbital grouping of the Starlink Internet internet.</text:p>
      <text:p text:style-name="P4">
According to Ukrinform, the portal [TC Palm] reports it(https://www.tcpalm.com/story/tech/science/space/2023/06/23/spacex-launches-dozens-of-starlink-internet-satellites-from-florida/70337972007/).</text:p>
      <text:p text:style-name="P4">
The rocket started with a 40-end launch complex and flew along the southeastern trajectory before delivering 55 Internet [satellites] to orbit] <text:a xlink:type="simple" xlink:href="https://www.ukrinform.ua/tag-suputnik" text:style-name="Internet_20_link" text:visited-style-name="Visited_20_Internet_20_Link">
satellites</text:a>
Starlink. The first degree successfully initiated the unmanned SHORTFALL OF GRAVITAS in the Atlantic, completing his eighth mission today.</text:p>
      <text:p text:style-name="P4">
After starting on Friday, SpaceX quickly approaches the mark of 5000 satellites for the Internet.</text:p>
      <text:p text:style-name="P4">
The company hopes to launch tens of thousands of spacecraft to ensure a uniform coverage around the world, and today has attracted more than 1,5 million clients - from government to commercial and household.</text:p>
      <text:p text:style-name="P4">
<text:span text:style-name="T4">
 Read also: </text:span>
 <text:a xlink:type="simple" xlink:href="https://www.ukrinform.ua/rubric-technology/3725267-kitaj-zapustiv-u-kosmos-eksperimentalnij-suputnik.html" text:style-name="Internet_20_link" text:visited-style-name="Visited_20_Internet_20_Link">
China launched into space Experimental Satellite</text:a>
Today's launch Starlink completes the month. It is expected that the next mission, which will also be performed on the SpaceX Falcon 9 rocket, will be a loud launch of the EUCLID EUCLID telescope of the European Space Agency.</text:p>
      <text:p text:style-name="P4">
The mission starts no earlier than Saturday, July 1, although the exact window is still unconfirmed.</text:p>
      <text:p text:style-name="P4">
As reported <text:a xlink:type="simple" xlink:href="https://www.ukrinform.ua/rubric-technology/3726188-spacex-zapustila-na-orbitu-se-majze-piv-sotni-suputnikiv-starlink.html" text:style-name="Internet_20_link" text:visited-style-name="Visited_20_Internet_20_Link">
Ukrinform</text:a>
, SpaceX, on Thursday, June 22, launched a novar from 47 online satellites of Starlink.</text:p>
      <text:p text:style-name="P4">
On Monday, June 12, SpaceX launched a party with <text:a xlink:type="simple" xlink:href="https://www.ukrinform.ua/rubric-technology/3721649-spacex-zapustila-na-orbitu-se-ponad-piv-sotni-suputnikiv-starlink.html" text:style-name="Internet_20_link" text:visited-style-name="Visited_20_Internet_20_Link">
53 Starlink's online satellites</text:a>
 .</text:p>
      <text:p text:style-name="P4">
News Source: <text:a xlink:type="simple" xlink:href="https://www.ukrinform.ua/rubric-technology/3727002-spacex-zapustila-na-orbitu-drugu-za-dva-dni-raketu-z-internetsuputnikami-starlink.html" text:style-name="Internet_20_link" text:visited-style-name="Visited_20_Internet_20_Link">
https://www.ukrinform.ua/rubric-technology/3727002-spacex-zapustila-na-orbitu-drugu-za-dva-dni-raketu-z-internetsuputnikami-starlink.html</text:a>
</text:p>
      <!--NEWS-->
      <text:h text:style-name="P10" text:outline-level="1">
<text:span text:style-name="T4">
The results of the National Commission for UNESCO in the first half of 2023 were presented</text:span>
</text:h>
      <text:p text:style-name="P4">
Author: ['АРМІЯINFORM']</text:p>
      <text:p text:style-name="P4">
Time: 2023-06-23T20:00:00-04:00</text:p>
      <text:p text:style-name="P4">
Description: The head of the National Complaints UNESCO, Persha Exchetes Minstra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64942c16b5956946411402_730x360.jpeg" text:style-name="Internet_20_link" text:visited-style-name="Visited_20_Internet_20_Link">
64942c16b5956946411402_730x360.jpeg</text:a>
']</text:p>
      <text:p text:style-name="P4">
Tags: ['STOPRUSSIA', 'АГРЕСІЯ РФ', 'ВІЙНА', 'ВТОРГНЕННЯ РФ', 'ЕМІНЕ ДЖАПАРОВА', 'МЗС', 'ЮНЕСКО']</text:p>
      <text:p text:style-name="P4">
Category: News</text:p>
      <!--METADATA-->
      <text:p text:style-name="P4">
<draw:frame draw:style-name="fr1" draw:name="Image194" text:anchor-type="as-char" svg:width="6.9236in" svg:height="4.599926in" draw:z-index="0">
<draw:image xlink:href="../Images/AРМІЯINFORM/2023-06-23T20-00-00-04-00/64942c16b5956946411402_730x360.jpeg" xlink:type="simple" xlink:show="embed" xlink:actuate="onLoad" draw:mime-type="image/jpeg"/>
</draw:frame>
The Chairman of the National Commission for UNESCO, the First Deputy Foreign Minister Emine Dzhaparov held the 5th meeting of the Bureau Commission.</text:p>
      <text:p text:style-name="P4">
The event was attended by the heads of the National Commission Sectors, as well as the permanent representative of Ukraine at UNESCO Vadim Omelchenko.</text:p>
      <text:p text:style-name="P4">
During the event, Emina Dzhaparova presented two new members of the Bureau - Evgeny Kudryavts, Deputy Minister of Education and Science of Ukraine, Head of Sector Correomics of the National Commission, and Oleksandr Krasnolutsky, First Deputy Ministry of Environmental Protection and Natural Resources of Ukraine, Head of the Natural Commission.</text:p>
      <text:p text:style-name="P4">
<text:span text:style-name="T4">
 Emine Dzhaparova presented the results of the National Commission in the first half of 2023 and outlined the main achievements of Ukraine in UNESCO. Including:</text:span>
</text:p>
      <ul>
        <li>
Visits to Ukraine UNESCO CEO Azula and Delegation of the Group of Friends of Ukraine to UNESCO; * Approval of the decision of the 216th session of the UNESCO Executive Council on the introduction of the status of young ambassador of associate schools of UNESCO(Ukrainian initiative supported by 21 UNESCO Member States); * approval by the executive council of the Ukrainian nomination "Documentary Heritage" Babin Yar ", its inclusion in the International Register of the UNESCO Program" Memory of the World "; * election of a candidate from Ukraine as head of the Communication and Information Commission during the 42nd session of the UNESCO General Conference in November 2023; * Approval by the Council of the Council on further provision of extraordinary assistance to Ukraine. UNESCO estimates that the total amount of further assistance for Ukraine may reach $ 120 million and should be mobilized by the end of 2024.</li>
      </ul>
      <text:p text:style-name="P4">
In addition, Emine Dzhaparova emphasized that the importance of Ukraine's focus is the importance of the Crimea and the state of the cultural monuments of the semi -island. In particular those made to the previous list(Bakhchisarai Palace of Crimean Khan and a complex of monuments of Sudak fortress)and a list of world heritage objects(The ancient city of Chersonese Tavriysky and his Hhorio).</text:p>
      <text:p text:style-name="P4">
Члени Бюро Нацкомісії обговорили ініціативу скликання разом з СекретаріатомЮНЕСКО міжнародної конференції з відновлення України у сферах компетенціїОрганізації.</text:p>
      <text:p text:style-name="P4">
Окрему увагу було приділено питанню забезпечення участі української делегаціїу 5-й позачерговій сесії Генконференції ЮНЕСКО наприкінці цього місяця.Головне питання зазначеної сесії — поновлення членства США в ЮНЕСКО.</text:p>
      <ul>
        <li>
Maximum deprivation of Russia in the UNESCO governing bodies; * Promotion of representatives of Ukraine to the governing bodies of the organization.</li>
      </ul>
      <text:p text:style-name="P4">
The participants of the meeting discussed the issues of intensifying the activities of the educational sector. They outlined further steps for the development of the UNESCO networking schools in Ukraine, as well as focused on the implementation of the prosect on recreation of Ukrainian children from the most affected from the war of Ukraine's war in Germany.</text:p>
      <text:p text:style-name="P4">
The members of the National Commission Bureau approved the results of the commission in the first half of the year, and also determined the priorities of the sectors and the National Commission as a whole.</text:p>
      <text:p text:style-name="P4">
<text:span text:style-name="T4">
 Source: </text:span>
 <text:a xlink:type="simple" xlink:href="https://mfa.gov.ua/news/emine-dzhaparova-provela-zasidannya-byuro-nacionalnoyi-komisiyi-ukrayini-u-spravah-yunesko" text:style-name="Internet_20_link" text:visited-style-name="Visited_20_Internet_20_Link">
<text:span text:style-name="T5">
MZS</text:span>
</text:a>
</text:p>
      <text:p text:style-name="P4">
News Source: <text:a xlink:type="simple" xlink:href="https://armyinform.com.ua/2023/06/23/emine-dzhaparova-provela-zasidannya-byuro-naczionalnoyi-komisiyi-ukrayiny-u-spravah-yunesko/" text:style-name="Internet_20_link" text:visited-style-name="Visited_20_Internet_20_Link">
https://armyinform.com.ua/2023/06/23/emine-dzhaparova-provela-zasidannya-byuro-naczionalnoyi-komisiyi-ukrayiny-u-spravah-yunesko/</text:a>
</text:p>
      <!--NEWS-->
      <text:h text:style-name="P10" text:outline-level="1">
<text:span text:style-name="T4">
The shelling of Dnipropetrovsk is injured</text:span>
</text:h>
      <text:p text:style-name="P4">
Authors: Ukrinform (Person)</text:p>
      <text:p text:style-name="P4">
Publisher: Укринформ (Organization)</text:p>
      <text:p text:style-name="P4">
Published Time: 2023-06-23T20:01:00+03:00</text:p>
      <text:p text:style-name="P4">
Modified Time: 2023-06-23T20:01:00+03:00</text:p>
      <text:p text:style-name="P4">
Description: A peaceful resident of Dnipropetrovsk region suffered from shelling of Russian invaders. - Ukrinform.</text:p>
      <text:p text:style-name="P4">
Images: ['<text:a xlink:type="simple" xlink:href="https://static.ukrinform.com/photos/2023_06/thumb_files/630_360_1687539672-958.jpg" text:style-name="Internet_20_link" text:visited-style-name="Visited_20_Internet_20_Link">
630_360_16875...</text:a>
']</text:p>
      <text:p text:style-name="P4">
Tags: ['Дніпропетровщина', 'Обстріл', 'Поранені', 'Війна з Росією']</text:p>
      <text:p text:style-name="P4">
Type: Article</text:p>
      <!--METADATA-->
      <text:p text:style-name="P4">
<draw:frame draw:style-name="fr1" draw:name="Image195" text:anchor-type="as-char" svg:width="6.9236in" svg:height="3.956343in" draw:z-index="0">
<draw:image xlink:href="../Images/yкринформ/2023-06-23T20-01-00-03-00/630_360_1687539672-958.jpg" xlink:type="simple" xlink:show="embed" xlink:actuate="onLoad" draw:mime-type="image/jpeg"/>
</draw:frame>
The Mirnymian of the Dnipropetrovsk region suffered from shelling of Russian housing.</text:p>
      <text:p text:style-name="P4">
About it in <text:a xlink:type="simple" xlink:href="https://t.me/mykola_lukashuk/5200" text:style-name="Internet_20_link" text:visited-style-name="Visited_20_Internet_20_Link">
telegram</text:a>
Informs Mykola Lukashuk, the Chief Properepetrovsk Regional Council, Ukrinform reports.</text:p>
      <text:p text:style-name="P4">
"The enemy hit Nikopol from heavy artillery. <text:a xlink:type="simple" xlink:href="https://www.ukrinform.ua/tag-poraneni" text:style-name="Internet_20_link" text:visited-style-name="Visited_20_Internet_20_Link">
Injury</text:a>
got a local resident. Man 1956 He was examined by doctors, diagnosed with contusion, provided all the necessary medical assistance. The victim is on outpatient treatment, " -goes to the post.</text:p>
      <text:p text:style-name="P4">
<text:span text:style-name="T4">
 Read also: </text:span>
 <text:a xlink:type="simple" xlink:href="https://www.ukrinform.ua/rubric-regions/3726889-v-orihovi-vnaslidok-obstrilu-dva-budinki-zrujnovani-j-ponad-30-poskodzeni.html" text:style-name="Internet_20_link" text:visited-style-name="Visited_20_Internet_20_Link">
in Orikhov due to <text:span text:style-name="T4">
 shelling </text:span>
 in two houses destroyed more than 30 damaged</text:a>
The shelling damages 2 private dwellings, 4 business structures, transmission lines.</text:p>
      <text:p text:style-name="P4">
<text:span text:style-name="T5">
Foto: Mykola Lukashuk / Telegram</text:span>
</text:p>
      <text:p text:style-name="P4">
News Source: <text:a xlink:type="simple" xlink:href="https://www.ukrinform.ua/rubric-ato/3726946-vnaslidok-obstrilu-dnipropetrovsini-e-poranenij.html" text:style-name="Internet_20_link" text:visited-style-name="Visited_20_Internet_20_Link">
https://www.ukrinform.ua/rubric-ato/3726946-vnaslidok-obstrilu-dnipropetrovsini-e-poranenij.html</text:a>
</text:p>
      <!--NEWS-->
      <text:h text:style-name="P10" text:outline-level="1">
<text:span text:style-name="T4">
Russian aviation attacked Cossack and fun in Kherson region</text:span>
</text:h>
      <text:p text:style-name="P4">
Authors: Ukrinform (Person)</text:p>
      <text:p text:style-name="P4">
Publisher: Укринформ (Organization)</text:p>
      <text:p text:style-name="P4">
Published Time: 2023-06-23T20:03:07+03:00</text:p>
      <text:p text:style-name="P4">
Modified Time: 2023-06-23T20:03:07+03:00</text:p>
      <text:p text:style-name="P4">
Description: The aircraft of the Russian army today managed airblocks attacked the settlements of the Cossack and Merry Kherson region. Previously, it was without the victims. - Ukrinform.</text:p>
      <text:p text:style-name="P4">
Images: ['<text:a xlink:type="simple" xlink:href="https://static.ukrinform.com/photos/2022_12/thumb_files/630_360_1669987737-966.jpg" text:style-name="Internet_20_link" text:visited-style-name="Visited_20_Internet_20_Link">
630_360_16699...</text:a>
']</text:p>
      <text:p text:style-name="P4">
Tags: ['Херсонщина', 'Обстріл', 'Війна з Росією']</text:p>
      <text:p text:style-name="P4">
Type: Article</text:p>
      <!--METADATA-->
      <text:p text:style-name="P4">
<draw:frame draw:style-name="fr1" draw:name="Image196" text:anchor-type="as-char" svg:width="6.9236in" svg:height="3.956343in" draw:z-index="0">
<draw:image xlink:href="../Images/yкринформ/2023-06-23T20-03-07-03-00/630_360_1669987737-966.jpg" xlink:type="simple" xlink:show="embed" xlink:actuate="onLoad" draw:mime-type="image/jpeg"/>
</draw:frame>
Today, the Aviation Army has attacked the settlements of Kherson region managed airbambams. Previously, there were irresistibles.</text:p>
      <text:p text:style-name="P4">
About it in <text:a xlink:type="simple" xlink:href="https://t.me/khersonskaODA/7323" text:style-name="Internet_20_link" text:visited-style-name="Visited_20_Internet_20_Link">
telegram</text:a>
Kherson reports, Ukrinform reports.</text:p>
      <text:p text:style-name="P4">
"Russian aviation attacked the settlements of the Novokakhovsky community again. The Russian Army has dropped three controlled aircraft, a merry - one," - said in the report.</text:p>
      <text:p text:style-name="P4">
<text:span text:style-name="T4">
 Read also: </text:span>
 <text:a xlink:type="simple" xlink:href="https://www.ukrinform.ua/rubric-ato/3726766-rosiani-obstrilali-zaporizku-oblast-e-zagiblij-i-poraneni.html" text:style-name="Internet_20_link" text:visited-style-name="Visited_20_Internet_20_Link">
Russians <text:span text:style-name="T4">
 fired </text:span>
 Zaporizhzhya region, there is a fallen Hipporangian</text:a>
They noted that because of enemy <text:a xlink:type="simple" xlink:href="https://www.ukrinform.ua/tag-obstril" text:style-name="Internet_20_link" text:visited-style-name="Visited_20_Internet_20_Link">
blows</text:a>
At least 13 residential buildings were damaged.</text:p>
      <text:p text:style-name="P4">
According to preliminary information, peaceful people from bombardment were not injured.</text:p>
      <text:p text:style-name="P4">
News Source: <text:a xlink:type="simple" xlink:href="https://www.ukrinform.ua/rubric-ato/3726947-rosijska-aviacia-atakuvala-kozacke-i-vesele-na-hersonsini.html" text:style-name="Internet_20_link" text:visited-style-name="Visited_20_Internet_20_Link">
https://www.ukrinform.ua/rubric-ato/3726947-rosijska-aviacia-atakuvala-kozacke-i-vesele-na-hersonsini.html</text:a>
</text:p>
      <!--NEWS-->
      <text:h text:style-name="P10" text:outline-level="1">
<text:span text:style-name="T4">
Two more prisoners of war were returned to Ukraine from Hungary</text:span>
</text:h>
      <text:p text:style-name="P4">
Authors: Ukrinform (Person)</text:p>
      <text:p text:style-name="P4">
Publisher: Укринформ (Organization)</text:p>
      <text:p text:style-name="P4">
Published Time: 2023-06-23T20:16:00+03:00</text:p>
      <text:p text:style-name="P4">
Modified Time: 2023-06-23T20:16:00+03:00</text:p>
      <text:p text:style-name="P4">
Description: Ukrainian diplomats were taken out of Hungary from two more Ukrainian prisoners of war, which were transferred to Moscow by Budapest.</text:p>
      <text:p text:style-name="P4">
— Укрінформ.: </text:p>
      <text:p text:style-name="P4">
Images: ['<text:a xlink:type="simple" xlink:href="https://static.ukrinform.com/photos/2023_06/thumb_files/630_360_1687277004-407.jpg" text:style-name="Internet_20_link" text:visited-style-name="Visited_20_Internet_20_Link">
630_360_16872...</text:a>
']</text:p>
      <text:p text:style-name="P4">
Tags: ['МЗС', 'Угорщина', 'Полонені', 'Війна з Росією']</text:p>
      <text:p text:style-name="P4">
Type: Article</text:p>
      <!--METADATA-->
      <text:p text:style-name="P4">
<draw:frame draw:style-name="fr1" draw:name="Image197" text:anchor-type="as-char" svg:width="6.9236in" svg:height="3.956343in" draw:z-index="0">
<draw:image xlink:href="../Images/yкринформ/2023-06-23T20-16-00-03-00/630_360_1687277004-407.jpg" xlink:type="simple" xlink:show="embed" xlink:actuate="onLoad" draw:mime-type="image/jpeg"/>
</draw:frame>
The Ukrainian and two Ukrainian prisoners of war, which were transmitted by Moscow Budapest, were taken out of Hungary.</text:p>
      <text:p text:style-name="P4">
This was reported in <text:a xlink:type="simple" xlink:href="https://www.facebook.com/oleg.nikolenko.50/posts/pfbid02XPiQPPhpkzz6PBx1QGJwTExAzN9DGhJGPru8bKVbZyv1TeTVkVeHdEcqySBRGg14l" text:style-name="Internet_20_link" text:visited-style-name="Visited_20_Internet_20_Link">
Facebook</text:a>
Foreign Ministry spokesman Oleg Nikolenko, reports Ukrinform.</text:p>
      <text:p text:style-name="P4">
“Ukrainian diplomats were taken out of <text:a xlink:type="simple" xlink:href="https://www.ukrinform.ua/tag-ugorsina" text:style-name="Internet_20_link" text:visited-style-name="Visited_20_Internet_20_Link">
Hungary</text:a>
Two Ukrainian prisoners of war, which were transferred to Moscowbudapest. Thus, the Ukrainian side has been able to return five Ukrainian defenders. We work for the other six soldiers to come home as soon as possible, ”Nikolenko said.</text:p>
      <text:p text:style-name="P4">
As <text:a xlink:type="simple" xlink:href="https://www.ukrinform.ua/rubric-polytics/3720617-mzs-vimagae-v-ugorsini-detalnu-informaciu-pro-zvilnenih-polonenih-i-dostupu-do-nih-konsula.html" text:style-name="Internet_20_link" text:visited-style-name="Visited_20_Internet_20_Link">
reported</text:a>
, On June 9, the Ministry of Foreign Affairs of Ukraine invited a temporary attorney for Hungary and submitted to him a request to provide detailed information on the Budapestu -Ukrainian prisoners of war transmitted by Russia and to provide access to them immediately.</text:p>
      <text:p text:style-name="P4">
<text:span text:style-name="T4">
 Read also: </text:span>
 <text:a xlink:type="simple" xlink:href="https://www.ukrinform.ua/rubric-ato/3726380-ugorsina-fakticno-trimae-u-poloni-ukrainskih-vijskovih-akih-ij-peredala-rf-lubinec.html" text:style-name="Internet_20_link" text:visited-style-name="Visited_20_Internet_20_Link">
Hungary actually holds the Ukrainian soldiers, which was handed over to her by the Russian Federation - Lubinets</text:a>
It was also reported that the Ukrainian government was not informed of the relevant transfers between the Hungarian and Russian sides. The fact that Russia is pre-allocated for eleven Ukrainians of Hungarian descent, the Ukrainian navigated from public statements of Viceremier-Minister of Hungary Zolt Shemienna Hungarian media.</text:p>
      <text:p text:style-name="P4">
News Source: <text:a xlink:type="simple" xlink:href="https://www.ukrinform.ua/rubric-ato/3726951-do-ukraini-z-ugorsini-povernuli-se-dvoh-vijskovopolonenih-mzs.html" text:style-name="Internet_20_link" text:visited-style-name="Visited_20_Internet_20_Link">
https://www.ukrinform.ua/rubric-ato/3726951-do-ukraini-z-ugorsini-povernuli-se-dvoh-vijskovopolonenih-mzs.html</text:a>
</text:p>
      <!--NEWS-->
      <text:h text:style-name="P10" text:outline-level="1">
<text:span text:style-name="T4">
Ammunition for Ukraine: EU ambassadors have approved a decision to increase production</text:span>
</text:h>
      <text:p text:style-name="P4">
Authors: Ukrinform (Person)</text:p>
      <text:p text:style-name="P4">
Publisher: Укринформ (Organization)</text:p>
      <text:p text:style-name="P4">
Published Time: 2023-06-23T20:19:00+03:00</text:p>
      <text:p text:style-name="P4">
Modified Time: 2023-06-23T20:19:00+03:00</text:p>
      <text:p text:style-name="P4">
Description: The EU Council agreed to negotiate with the European Parliament on adopting an act of promoting the production of ammunition (ASAP). - Ukrinform.</text:p>
      <text:p text:style-name="P4">
Images: ['<text:a xlink:type="simple" xlink:href="https://static.ukrinform.com/photos/2022_11/thumb_files/630_360_1669031293-500.jpg" text:style-name="Internet_20_link" text:visited-style-name="Visited_20_Internet_20_Link">
630_360_16690...</text:a>
']</text:p>
      <text:p text:style-name="P4">
Tags: ['Євросоюз', 'Україна', 'Боєприпаси', 'ASAP']</text:p>
      <text:p text:style-name="P4">
Type: Article</text:p>
      <!--METADATA-->
      <text:p text:style-name="P4">
<draw:frame draw:style-name="fr1" draw:name="Image198" text:anchor-type="as-char" svg:width="6.9236in" svg:height="3.948443in" draw:z-index="0">
<draw:image xlink:href="../Images/yкринформ/2023-06-23T20-19-00-03-00/630_360_1669031293-500.jpg" xlink:type="simple" xlink:show="embed" xlink:actuate="onLoad" draw:mime-type="image/jpeg"/>
</draw:frame>
The Council is a mandate for negotiations with the European Parliament on the adoption(ASAP).</text:p>
      <text:p text:style-name="P4">
Як повідомляє Укрінформ, про це йдеться в інформації, що оприлюднена сьогодніна <text:a xlink:type="simple" xlink:href="https://www.consilium.europa.eu/en/press/press-releases/2023/06/23/boosting-ammunition-production-in-the-eu-defence-industry-council-ready-to-negotiate-with-the-european-parliament/" text:style-name="Internet_20_link" text:visited-style-name="Visited_20_Internet_20_Link">
 сайті Європейської Ради </text:a>
.</text:p>
      <text:p text:style-name="P4">
«Сьогодні країни-члени погодили мандат на переговори щодо запропонованихрегуляторних правил, що складатимуть Акт з підтримки виробництва боєприпасів,який призначений для нарощування виробничих спроможностей для виробництвабоєприпасів земля-земля та артилерійських боєприпасів, а також <text:a xlink:type="simple" xlink:href="https://www.ukrinform.ua/tag-raketa" text:style-name="Internet_20_link" text:visited-style-name="Visited_20_Internet_20_Link">
 ракет</text:a>
”, - the message said.</text:p>
      <text:p text:style-name="P4">
The document provides measures, including additional funding that will help to suppress the current shortage of artillery ammunition and missiles, as well as their components, within the framework of the "third track" of the plan to accelerate the production of production, which was agreed by the European Council in March 2023. Warehouse EU Member States.</text:p>
      <text:p text:style-name="P4">
To implement the third "track", the European Commission proposes to allocate an additional 500 million euros from the EU budget.</text:p>
      <text:p text:style-name="P4">
“After the Russian invasion of Ukraine, the war came to our threshold. The EU defense industry is faced with unprecedented challenges, overcoming new realities. We need to do everything we can to help Europe's defense industry, for our own security and for giving Ukraine the capacity for self -defense against unjust invading war.</text:p>
      <text:p text:style-name="P4">
As noted in the report, now that the Ambassadors of the Member States have agreed on the proposals of the European Commission, the EU Council is ready to begin negotiations with the Zevrian Parliament on the adoption of the final version of the text of the act.</text:p>
      <text:p text:style-name="P4">
As it was reported, on March 20, 2023, the European Council agreed to accelerate the production of ammunition in the EU, which consisted of three "tracks" and envisages, in particular, the provision of 1 million artillery boobs for the next 12 months.The first "track" involves the provision of ammunition to Ukraine from already existing warehouses, the second - accelerate the production of shells of the caliber 155 mm at the EU enterprise industry in the joint order. Each of the mentioned "tracks" of the EU has allocated 1 billion euros.</text:p>
      <text:p text:style-name="P4">
The third "track" involves increasing defense production at enterprises of the European MIC to maintain safety in Europe and to replenish the military arsenals, which were partially devastated after the commencement of combat operations in Ukraine.</text:p>
      <text:p text:style-name="P4">
Interestingly, the English abbreviation of act name - ASAP(Act in Support of Ammunition Production)It has a stable association with another English expression - "Assoon as Possible", which is literally translated by the Ukrainian word "as soon as possible."</text:p>
      <text:p text:style-name="P4">
News Source: <text:a xlink:type="simple" xlink:href="https://www.ukrinform.ua/rubric-ato/3726953-boepripasi-dla-ukraini-posli-es-zatverdili-risenna-pro-zbilsenna-virobnictva.html" text:style-name="Internet_20_link" text:visited-style-name="Visited_20_Internet_20_Link">
https://www.ukrinform.ua/rubric-ato/3726953-boepripasi-dla-ukraini-posli-es-zatverdili-risenna-pro-zbilsenna-virobnictva.html</text:a>
</text:p>
      <!--NEWS-->
      <text:h text:style-name="P10" text:outline-level="1">
<text:span text:style-name="T4">
63,000 shelters have been checked in Ukraine: Shmigal told how many suitable use</text:span>
</text:h>
      <text:p text:style-name="P4">
Authors: Ukrinform (Person)</text:p>
      <text:p text:style-name="P4">
Publisher: Укринформ (Organization)</text:p>
      <text:p text:style-name="P4">
Published Time: 2023-06-23T20:22:00+03:00</text:p>
      <text:p text:style-name="P4">
Modified Time: 2023-06-23T20:22:00+03:00</text:p>
      <text:p text:style-name="P4">
Description: Of the 63,000 sheltered shelves in Ukraine, 77% are suitable for use. - Ukrinform.</text:p>
      <text:p text:style-name="P4">
Images: ['<text:a xlink:type="simple" xlink:href="https://static.ukrinform.com/photos/2023_03/thumb_files/630_360_1677850992-604.jpg" text:style-name="Internet_20_link" text:visited-style-name="Visited_20_Internet_20_Link">
630_360_16778...</text:a>
']</text:p>
      <text:p text:style-name="P4">
Tags: ['перевірки', 'Шмигаль', 'Укриття', 'Єдині новини']</text:p>
      <text:p text:style-name="P4">
Type: Article</text:p>
      <!--METADATA-->
      <text:p text:style-name="P4">
<draw:frame draw:style-name="fr1" draw:name="Image199" text:anchor-type="as-char" svg:width="6.9236in" svg:height="3.956343in" draw:z-index="0">
<draw:image xlink:href="../Images/yкринформ/2023-06-23T20-22-00-03-00/630_360_1677850992-604.jpg" xlink:type="simple" xlink:show="embed" xlink:actuate="onLoad" draw:mime-type="image/jpeg"/>
</draw:frame>
Of the 63 thousand shelters verified in Ukraine, 77% are suitable for use.</text:p>
      <text:p text:style-name="P4">
The Prime Minister of Ukraine Denis Shmigal said this on the air of the Teleterna "One News", Ukrinform reports.</text:p>
      <text:p text:style-name="P4">
“Of the 63,000 shelters that checked the Ministry of Internal Affairs, as well as the SES, 77% are recertaining. Some of them are unsuitable for use and some of them were closed at the time of the first check, and at the time of the second they have already opened, ”Shmigal said.</text:p>
      <text:p text:style-name="P4">
According to him, the number of shelters suitable for the use of shelters can only be met with half the needs of Ukrainians, so the authorities have made a decision to increase the number of new shelters and the maximum improvement of the condition of the available.</text:p>
      <text:p text:style-name="P4">
*!(https://www.ukrinform.ua/rubric-society/3726944-posadovciv-pritaguvatimut-do-disciplinarnoi-vidpovidalnosti-za-negotovnist-ukrittiv-risenna-rnbo.html)"We have to provide 100% of Ukrainians with the opportunity to be in a safe place in the air threat," the Prime Minister said.</text:p>
      <text:p text:style-name="P4">
As it was reported, President Volodymyr Zelensky convened a meeting of the Radinational Security and Defense of Ukraine on June 23.</text:p>
      <text:p text:style-name="P4">
June 1 at night <text:a xlink:type="simple" xlink:href="https://www.ukrinform.ua/rubric-kyiv/3716899-klicko-unaslidok-nicnoi-ataki-na-kiiv-16-ludej-poraneni-z-nih-semero-u-likarni.html" text:style-name="Internet_20_link" text:visited-style-name="Visited_20_Internet_20_Link">
Russian troops once again attacked Kiev rockets</text:a>
. The enemy released the capital of the capital 10 "Iskander". Everyone destroyed air defense. 19 people were killed in the rocket strike, three of them were killed, including a 9-year-old girl.</text:p>
      <text:p text:style-name="P4">
<text:span text:style-name="T4">
 Read also: </text:span>
 <text:a xlink:type="simple" xlink:href="https://www.ukrinform.ua/rubric-kyiv/3726347-arestovanomu-u-spravi-pro-zakrite-ukritta-cinovniku-kmda-ogolosili-se-odnu-pidozru.html" text:style-name="Internet_20_link" text:visited-style-name="Visited_20_Internet_20_Link">
<text:span text:style-name="T4">
 Arrested </text:span>
 U <text:span text:style-name="T4">
 Case </text:span>
 <text:span text:style-name="T4">
 About </text:span>
 <text:span text:style-name="T4">
 closed </text:span>
<text:span text:style-name="T5">
 Cover </text:span>
<text:span text:style-name="T4">
 </text:span>
 <text:span text:style-name="T4">
 </text:span>
 <text:span text:style-name="T4">
 </text:span>
 <text:span text:style-name="T4">
 </text:span>
 KSCA <text:span text:style-name="T4">
 </text:span>
 <text:span text:style-name="T4">
 </text:span>
 one <text:span text:style-name="T4">
 </text:span>
 suspicion **</text:a>
Relatives of the victims stated that the shelter, to which people came during the air anxiety, was closed.</text:p>
      <text:p text:style-name="P4">
On June 3, the court chose precautionary measures to four persons detained in connection with people near the shelter in the Desnyanskiy district <text:a xlink:type="simple" xlink:href="https://www.ukrinform.ua/tag-kiiv" text:style-name="Internet_20_link" text:visited-style-name="Visited_20_Internet_20_Link">
Kyiv</text:a>
.</text:p>
      <text:p text:style-name="P4">
After the tragedy, an increased shelter check began in the capital.</text:p>
      <text:p text:style-name="P4">
News Source: <text:a xlink:type="simple" xlink:href="https://www.ukrinform.ua/rubric-society/3726954-v-ukraini-perevirili-63-000-ukrittiv-smigal-rozpoviv-skilki-pridatni-do-vikoristanna.html" text:style-name="Internet_20_link" text:visited-style-name="Visited_20_Internet_20_Link">
https://www.ukrinform.ua/rubric-society/3726954-v-ukraini-perevirili-63-000-ukrittiv-smigal-rozpoviv-skilki-pridatni-do-vikoristanna.html</text:a>
</text:p>
      <!--NEWS-->
      <text:h text:style-name="P10" text:outline-level="1">
<text:span text:style-name="T4">
More than 1.3 thousand fire tasks were performed in the Tavriya direction of defense forces a day</text:span>
</text:h>
      <text:p text:style-name="P4">
Authors: Ukrinform (Person)</text:p>
      <text:p text:style-name="P4">
Publisher: Укринформ (Organization)</text:p>
      <text:p text:style-name="P4">
Published Time: 2023-06-23T20:31:00+03:00</text:p>
      <text:p text:style-name="P4">
Modified Time: 2023-06-23T20:31:00+03:00</text:p>
      <text:p text:style-name="P4">
Description: In the Tavriysk direction, Russian troops lost more than three mouths killed and wounded, and 51 units of military equipment were destroyed. - Ukrinform.</text:p>
      <text:p text:style-name="P4">
Images: ['<text:a xlink:type="simple" xlink:href="https://static.ukrinform.com/photos/2023_06/thumb_files/630_360_1685868348-538.jpg" text:style-name="Internet_20_link" text:visited-style-name="Visited_20_Internet_20_Link">
630_360_16858...</text:a>
']</text:p>
      <text:p text:style-name="P4">
Tags: ['ЗСУ', 'Російські військові', 'Таврія', 'Війна з Росією']</text:p>
      <text:p text:style-name="P4">
Type: Article</text:p>
      <!--METADATA-->
      <text:p text:style-name="P4">
<draw:frame draw:style-name="fr1" draw:name="Image200" text:anchor-type="as-char" svg:width="6.9236in" svg:height="3.956343in" draw:z-index="0">
<draw:image xlink:href="../Images/yкринформ/2023-06-23T20-31-00-03-00/630_360_1685868348-538.jpg" xlink:type="simple" xlink:show="embed" xlink:actuate="onLoad" draw:mime-type="image/jpeg"/>
</draw:frame>
The Nastaurian direction Russian troops lost more than three mouths killed and wounded, and 51 units of military equipment were destroyed.</text:p>
      <text:p text:style-name="P4">
According to Ukrinform, General Oleksandr Tarnavsky reported in [telegram] about it(https://t.me/otarnavskiy/131).</text:p>
      <text:p text:style-name="P4">
"There are noticeable successes of defense forces in the Tavriya direction," Tarnavsky said.</text:p>
      <text:p text:style-name="P4">
According to him, the units of rocket troops and artillery during the processed 1344 fire tasks.</text:p>
      <text:p text:style-name="P4">
“For the last day of loss <text:a xlink:type="simple" xlink:href="https://www.ukrinform.ua/tag-rosia" text:style-name="Internet_20_link" text:visited-style-name="Visited_20_Internet_20_Link">
enemy</text:a>
Killed with wounded more than three mouths. 51 units of military technician were destroyed, ”Tarnavsky said.</text:p>
      <text:p text:style-name="P4">
In particular, 3 tanks were destroyed, 14 BBM(BMP, MTLB), Supercam UAV, UAV "Orlan-10", Merlin UAV, 2 guns 2A36 "Hyacint-B", 3 guns 2C5 "Hyacintt-C", 3-propelled artillery installations 2C7 "Pion", 2 self-propelled artillery. », 2 howitzers 2A65« MSTA-B ».</text:p>
      <text:p text:style-name="P4">
<text:span text:style-name="T4">
 Read also: </text:span>
 <text:a xlink:type="simple" xlink:href="https://www.ukrinform.ua/rubric-ato/3726856-u-genicesku-sili-oboroni-znisili-bazu-rosgvardii.html" text:style-name="Internet_20_link" text:visited-style-name="Visited_20_Internet_20_Link">
in Genichesk Defense Force <text:span text:style-name="T4">
 destroyed </text:span>
 Rosgvardia base</text:a>
Also, 6 enemy ammunition were destroyed.</text:p>
      <text:p text:style-name="P4">
As reported <text:a xlink:type="simple" xlink:href="https://www.ukrinform.ua/rubric-ato/3726585-sili-oboroni-znisili-vze-223-330-rosian.html" text:style-name="Internet_20_link" text:visited-style-name="Visited_20_Internet_20_Link">
Ukrinform</text:a>
, Since February 24, 2022, on June 23, 2023, about 223 thousand 330 Russian reaches, and another 680 people - over the past day.</text:p>
      <text:p text:style-name="P4">
News Source: <text:a xlink:type="simple" xlink:href="https://www.ukrinform.ua/rubric-ato/3726956-na-tavrijskomu-napramku-sil-oboroni-za-dobu-vikonali-ponad-13-tisaci-vognevih-zavdan.html" text:style-name="Internet_20_link" text:visited-style-name="Visited_20_Internet_20_Link">
https://www.ukrinform.ua/rubric-ato/3726956-na-tavrijskomu-napramku-sil-oboroni-za-dobu-vikonali-ponad-13-tisaci-vognevih-zavdan.html</text:a>
</text:p>
      <!--NEWS-->
      <text:h text:style-name="P10" text:outline-level="1">
<text:span text:style-name="T4">
Kyslyts urged the world to take the threat of nuclear terror to the ZPEC seriously</text:span>
</text:h>
      <text:p text:style-name="P4">
Authors: Ukrinform (Person)</text:p>
      <text:p text:style-name="P4">
Publisher: Укринформ (Organization)</text:p>
      <text:p text:style-name="P4">
Published Time: 2023-06-23T20:33:24+03:00</text:p>
      <text:p text:style-name="P4">
Modified Time: 2023-06-23T20:33:24+03:00</text:p>
      <text:p text:style-name="P4">
Description: The permanent representative of Ukraine at the UN Sergey Kislytsa called on the international community to take the threat of nuclear terror by the Russian Federation at the Zaporizhzhya NPP seriously. - Ukrinform.</text:p>
      <text:p text:style-name="P4">
Images: ['<text:a xlink:type="simple" xlink:href="https://static.ukrinform.com/photos/2023_01/thumb_files/630_360_1674002186-677.jpeg" text:style-name="Internet_20_link" text:visited-style-name="Visited_20_Internet_20_Link">
630_360_16740...</text:a>
']</text:p>
      <text:p text:style-name="P4">
Tags: ['ООН', 'Кислиця', 'Запорізька АЕС', 'Війна з Росією', 'Ядерний терор']</text:p>
      <text:p text:style-name="P4">
Type: Article</text:p>
      <!--METADATA-->
      <text:p text:style-name="P4">
<draw:frame draw:style-name="fr1" draw:name="Image201" text:anchor-type="as-char" svg:width="6.9236in" svg:height="3.956343in" draw:z-index="0">
<draw:image xlink:href="../Images/yкринформ/2023-06-23T20-33-24-03-00/630_360_1674002186-677.jpeg" xlink:type="simple" xlink:show="embed" xlink:actuate="onLoad" draw:mime-type="image/jpeg"/>
</draw:frame>
The permanent representative of Ukraine at the UN Sergey Kislytsa called on the international community to take seriously the threat of nuclear terror by the Russian Federation of Nazaporozhye NPP.</text:p>
      <text:p text:style-name="P4">
He stated this on Friday at a meeting of the UN Security Council, Ukrinform's own correspondent reports in New York.</text:p>
      <text:p text:style-name="P4">
“The fact that, according to intelligence, Russia examines the script at the Zaporozhye Nuclear Power Plant with the leakage of radiation. <text:a xlink:type="simple" xlink:href="https://www.ukrinform.ua/rubric-other_news/3723441-pidriv-rosianami-kahovskoi-ges-usi-novini.html" text:style-name="Internet_20_link" text:visited-style-name="Visited_20_Internet_20_Link">
Blast(Kakhovskaya - ed.)dam</text:a>
It is clear that Russia is ready to apply the tactics of burned land in response to the watering of the military situation on the seized lands, because it doubts that they can maintain them, ”Kislytsya emphasized.</text:p>
      <text:p text:style-name="P4">
He called on the international community to take the threat of actuator terror seriously and to increase pressure on the Russian Federation to prevent this, and to impose additional sanctions on Russian atomic industry and the military-industrial complex.</text:p>
      <text:p text:style-name="P4">
<text:span text:style-name="T4">
 Read also: </text:span>
 <text:a xlink:type="simple" xlink:href="https://www.ukrinform.ua/rubric-ato/3726213-rosia-vse-pidgotuvala-dla-teraktu-na-zaes-iz-vikidom-radiacii-zelenskij.html" text:style-name="Internet_20_link" text:visited-style-name="Visited_20_Internet_20_Link">
Russia has prepared everything for a terrorist attack on <text:span text:style-name="T4">
 ZPP </text:span>
 from ejection - Zelensky</text:a>
Ukraine also expects an objective assessment of Russia's criminal acts by the General Director of IAEA Grosssey, Kyslytsya emphasized.</text:p>
      <text:p text:style-name="P4">
"Only decisive and adequate steps aimed at weakening the possibilities of mosquitoes at the regional and global levels will contribute to the separation of the crisis created by Russia," he said, stating the dawn of ensuring its responsibility for the crime of aggression, crimes against humanity.</text:p>
      <text:p text:style-name="P4">
"A variants of pacification, such as Russia's territorial concessions and temporary margin of conflict, will serve only mines of slow action, detonators are in the Kremlin's hands," Postpred said.</text:p>
      <text:p text:style-name="P4">
<text:span text:style-name="T4">
 Read also: </text:span>
 <text:a xlink:type="simple" xlink:href="https://www.ukrinform.ua/rubric-ato/3726554-mzs-ukraini-zaklikae-g7-i-evrosouz-ne-dopustiti-adernogo-incidentu-na-zaes.html" text:style-name="Internet_20_link" text:visited-style-name="Visited_20_Internet_20_Link">
Ministry of Foreign Affairs of Ukraine calls G7 and the European Union to prevent nuclear incentive on <text:span text:style-name="T4">
 ZPP </text:span>
</text:a>
According to him, although Russia has burned in the occupied territories, but "not believed in their fortifications, nor in their own troops.""That is why it fills its own army with convicted criminals and places giving detachments behind the Russian positions, which are tasked with not permitting soldiers on the first line of defense to evade combat," - said.</text:p>
      <text:p text:style-name="P4">
Despite all these measures, in some areas the Ukrainian military continues to go forward, protect their positions and oppose increased atacamrosia, he added.</text:p>
      <text:p text:style-name="P4">
<text:span text:style-name="T4">
 Read also: </text:span>
 <text:a xlink:type="simple" xlink:href="https://www.ukrinform.ua/rubric-economy/3726783-mozlivij-rosijskij-terakt-na-zaes-cim-ce-zagrozue-ukraini-evropi-j-samij-rosii.html" text:style-name="Internet_20_link" text:visited-style-name="Visited_20_Internet_20_Link">
possible Russian terrorist attack on <text:span text:style-name="T4">
 ZPP </text:span>
: What is threatening Ukraine, Europe and Russia itself</text:a>
"Ukraine will free up all its territories, and it will take as long as it is necessary, because we value the lives of our military and civilians and do not use the strategy of massive attacks and the complete destruction of civil infrastructure," Postpred said.</text:p>
      <text:p text:style-name="P4">
According to Ukrinform, on Friday, the UN Security Council held a meeting of the situation in Ukraine in connection with the Russian war.</text:p>
      <text:p text:style-name="P4">
News Source: <text:a xlink:type="simple" xlink:href="https://www.ukrinform.ua/rubric-ato/3726957-kislica-zaklikav-svit-serjozno-postavitisa-do-zagrozi-adernogo-teroru-na-zaes.html" text:style-name="Internet_20_link" text:visited-style-name="Visited_20_Internet_20_Link">
https://www.ukrinform.ua/rubric-ato/3726957-kislica-zaklikav-svit-serjozno-postavitisa-do-zagrozi-adernogo-teroru-na-zaes.html</text:a>
</text:p>
      <!--NEWS-->
      <text:h text:style-name="P10" text:outline-level="1">
<text:span text:style-name="T4">
Mongolia found nearly 140 natural plague centers, including on the border with the Russian Federation</text:span>
</text:h>
      <text:p text:style-name="P4">
Authors: Ukrinform (Person)</text:p>
      <text:p text:style-name="P4">
Publisher: Укринформ (Organization)</text:p>
      <text:p text:style-name="P4">
Published Time: 2023-06-23T20:36:00+03:00</text:p>
      <text:p text:style-name="P4">
Modified Time: 2023-06-23T20:36:00+03:00</text:p>
      <text:p text:style-name="P4">
Description: The Mongol National Center for the Study of Zoonoid Diseases reported that 137 natural centers of plague were found in the country, including on the border with Russia. - Ukrinform.</text:p>
      <text:p text:style-name="P4">
Images: ['<text:a xlink:type="simple" xlink:href="https://static.ukrinform.com/photos/2016_09/thumb_files/630_360_1474466842-7175.jpg" text:style-name="Internet_20_link" text:visited-style-name="Visited_20_Internet_20_Link">
630_360_14744...</text:a>
']</text:p>
      <text:p text:style-name="P4">
Tags: ['Росія', 'Чума', 'Хвороба', 'Монголія']</text:p>
      <text:p text:style-name="P4">
Type: Article</text:p>
      <!--METADATA-->
      <text:p text:style-name="P4">
<draw:frame draw:style-name="fr1" draw:name="Image202" text:anchor-type="as-char" svg:width="6.9236in" svg:height="3.956343in" draw:z-index="0">
<draw:image xlink:href="../Images/yкринформ/2023-06-23T20-36-00-03-00/630_360_1474466842-7175.jpg" xlink:type="simple" xlink:show="embed" xlink:actuate="onLoad" draw:mime-type="image/jpeg"/>
</draw:frame>
The Mongol National Center for the Study of Zoonoid Diseases reported that 137 natural centers of plague have been identified, including at the border of growth.</text:p>
      <text:p text:style-name="P4">
About it reports Ukrinform with reference to <text:a xlink:type="simple" xlink:href="https://t.me/tass_agency/197676" text:style-name="Internet_20_link" text:visited-style-name="Visited_20_Internet_20_Link">
Telegram-channel TASS</text:a>
.</text:p>
      <text:p text:style-name="P4">
It is clarified that the closest to the Russian <text:a xlink:type="simple" xlink:href="https://www.ukrinform.ua/tag-kordon" text:style-name="Internet_20_link" text:visited-style-name="Visited_20_Internet_20_Link">
border</text:a>
The natural centers of the bubonic plague are found in the Northwestern Aimak of the Department of Internal Affairs, which borders the Russian Republic of Tuva.</text:p>
      <text:p text:style-name="P4">
The last study in the Aimak of the Department of Internal Affairs was held in 2022, when Russian Tamngol epidemiologists found that the activity of the natural hearth of the disease increased.</text:p>
      <text:p text:style-name="P4">
Such a message was made at the 25th International Conference "Problems of Zoneosic Infections".</text:p>
      <text:p text:style-name="P4">
In his turn, Rospozhnadzor stated that he controls the situation with the activation of natural plague foci in Mongolia, including on the border with Russia.</text:p>
      <text:p text:style-name="P4">
<text:span text:style-name="T4">
 Read also: </text:span>
 <text:a xlink:type="simple" xlink:href="https://www.ukrinform.ua/rubric-world/3726870-v-aponii-pomerla-persa-ludina-u-sviti-vid-virusu-oz.html" text:style-name="Internet_20_link" text:visited-style-name="Visited_20_Internet_20_Link">
in Japan the first person in the world died of <text:span text:style-name="T4">
 virus </text:span>
 in OZ</text:a>
As it was reported, in the full -scale invasion of Russia into Ukraine, among others, the military from the Republic of Tuva takes part.</text:p>
      <text:p text:style-name="P4">
News Source: <text:a xlink:type="simple" xlink:href="https://www.ukrinform.ua/rubric-world/3726959-u-mongolii-viavili-majze-140-prirodnih-oseredkiv-cumi-v-tomu-cisli-na-kordoni-z-rf.html" text:style-name="Internet_20_link" text:visited-style-name="Visited_20_Internet_20_Link">
https://www.ukrinform.ua/rubric-world/3726959-u-mongolii-viavili-majze-140-prirodnih-oseredkiv-cumi-v-tomu-cisli-na-kordoni-z-rf.html</text:a>
</text:p>
      <!--NEWS-->
      <text:h text:style-name="P10" text:outline-level="1">
<text:span text:style-name="T4">
In Ukraine they will check the condition of bridges - Shmigal</text:span>
</text:h>
      <text:p text:style-name="P4">
Authors: Ukrinform (Person)</text:p>
      <text:p text:style-name="P4">
Publisher: Укринформ (Organization)</text:p>
      <text:p text:style-name="P4">
Published Time: 2023-06-23T20:40:00+03:00</text:p>
      <text:p text:style-name="P4">
Modified Time: 2023-06-23T20:40:00+03:00</text:p>
      <text:p text:style-name="P4">
Description: In Ukraine, a commission will be created to check the state of bridges, which will be headed by the Viceremier-Minister of Recovery-the Minister of Development of Communities, Territories and Infrastructure Alexander Kubrakov. - Ukrinform.</text:p>
      <text:p text:style-name="P4">
Images: ['<text:a xlink:type="simple" xlink:href="https://static.ukrinform.com/photos/2023_03/thumb_files/630_360_1677850992-604.jpg" text:style-name="Internet_20_link" text:visited-style-name="Visited_20_Internet_20_Link">
630_360_16778...</text:a>
']</text:p>
      <text:p text:style-name="P4">
Tags: ['Міст', 'Шмигаль', 'Критична інфраструктура', 'Єдині новини']</text:p>
      <text:p text:style-name="P4">
Type: Article</text:p>
      <!--METADATA-->
      <text:p text:style-name="P4">
<draw:frame draw:style-name="fr1" draw:name="Image203" text:anchor-type="as-char" svg:width="6.9236in" svg:height="3.956343in" draw:z-index="0">
<draw:image xlink:href="../Images/yкринформ/2023-06-23T20-40-00-03-00/630_360_1677850992-604.jpg" xlink:type="simple" xlink:show="embed" xlink:actuate="onLoad" draw:mime-type="image/jpeg"/>
</draw:frame>
The commission will be in the Ukrainian to check the state of bridges, which will be headed by the Viceremier-Minister of Defense-Minister of Community Development, Territories and Infrastructure Alexekubrakov.</text:p>
      <text:p text:style-name="P4">
The Prime Minister of Ukraine Denis Shmigal said this on the air of the Teleterna "One News", Ukrinform reports.</text:p>
      <text:p text:style-name="P4">
“It was also a decision to form a commission headed by a viceremer minister of renewal to check the condition <text:a xlink:type="simple" xlink:href="https://www.ukrinform.ua/tag-mist" text:style-name="Internet_20_link" text:visited-style-name="Visited_20_Internet_20_Link">
bridges</text:a>
. This is another such painful point, another critical infrastructure that should be in good condition during the time. Especially such strategic bridges as the Dnieper River, Dniester River. Where it concerns national security - we will check their condition, ”Shmigal said.</text:p>
      <text:p text:style-name="P4">
<text:span text:style-name="T4">
 Read also: </text:span>
 <text:a xlink:type="simple" xlink:href="https://www.ukrinform.ua/rubric-vidbudova/3726869-specialna-komisia-perevirit-stan-mostiv-i-slahoprovodiv-po-ukraini-prezident.html" text:style-name="Internet_20_link" text:visited-style-name="Visited_20_Internet_20_Link">
Special Commission will check the condition of bridges and overpass Ukraine - President</text:a>
As reported <text:a xlink:type="simple" xlink:href="https://www.ukrinform.ua/rubric-polytics/3726823-zelenskij-proviv-zasidanna-rnbo.html" text:style-name="Internet_20_link" text:visited-style-name="Visited_20_Internet_20_Link">
Ukrinform</text:a>
, under the chairman of the president Vladimir Zelensky, a meeting of the National Security and Defense Council of Ukraine was held, during which the issue of construction protection, acceleration of judicial reform and further steps in Ukraine's membership in the European Union was considered.</text:p>
      <text:p text:style-name="P4">
News Source: <text:a xlink:type="simple" xlink:href="https://www.ukrinform.ua/rubric-economy/3726960-v-ukraini-perevirat-stan-mostiv-smigal.html" text:style-name="Internet_20_link" text:visited-style-name="Visited_20_Internet_20_Link">
https://www.ukrinform.ua/rubric-economy/3726960-v-ukraini-perevirat-stan-mostiv-smigal.html</text:a>
</text:p>
      <!--NEWS-->
      <text:h text:style-name="P10" text:outline-level="1">
<text:span text:style-name="T4">
Checking the shelter: The Government will invite the President to release the heads of a number of administrations</text:span>
</text:h>
      <text:p text:style-name="P4">
Authors: Ukrinform (Person)</text:p>
      <text:p text:style-name="P4">
Publisher: Укринформ (Organization)</text:p>
      <text:p text:style-name="P4">
Published Time: 2023-06-23T20:42:59+03:00</text:p>
      <text:p text:style-name="P4">
Modified Time: 2023-06-23T20:42:59+03:00</text:p>
      <text:p text:style-name="P4">
Description: The Cabinet of Ministers will already develop and will agree on the beginning of the next week and will propose to the President of the decrees on the release of heads of administrations on the results of inspections of shelters. - Ukrinform.</text:p>
      <text:p text:style-name="P4">
Images: ['<text:a xlink:type="simple" xlink:href="https://static.ukrinform.com/photos/2023_06/thumb_files/630_360_1686303753-448.jpg" text:style-name="Internet_20_link" text:visited-style-name="Visited_20_Internet_20_Link">
630_360_16863...</text:a>
']</text:p>
      <text:p text:style-name="P4">
Tags: ['Кабмін', 'Президент', 'Звільнення', 'Шмигаль', 'Укриття', 'Єдині новини']</text:p>
      <text:p text:style-name="P4">
Type: Article</text:p>
      <!--METADATA-->
      <text:p text:style-name="P4">
<draw:frame draw:style-name="fr1" draw:name="Image204" text:anchor-type="as-char" svg:width="6.9236in" svg:height="3.956343in" draw:z-index="0">
<draw:image xlink:href="../Images/yкринформ/2023-06-23T20-42-59-03-00/630_360_1686303753-448.jpg" xlink:type="simple" xlink:show="embed" xlink:actuate="onLoad" draw:mime-type="image/jpeg"/>
</draw:frame>
The Cabinet of Ministers is already worked out and will agree and propose to the president of the first week to prosecute decrees on the release of heads of administrations by the reserves of shelter inspections.</text:p>
      <text:p text:style-name="P4">
The Prime Minister of Ukraine Denis Shmigal said this on the air of the only news, Ukrinform reports.</text:p>
      <text:p text:style-name="P4">
“In some areas, personnel decisions will be made in some areas. Will be the decision to <text:a xlink:type="simple" xlink:href="https://www.ukrinform.ua/tag-zvilnenna" text:style-name="Internet_20_link" text:visited-style-name="Visited_20_Internet_20_Link">
release</text:a>
The relevant heads of administrations will also be reprimanded. We process all these things Mizaraz, and literally at the beginning of next week they will be proposed by the Cabinet of Ministers to sign the President of Ukraine in the appearance of relevant decrees, ”Smigal said.</text:p>
      <text:p text:style-name="P4">
*!(https://www.ukrinform.ua/rubric-society/3726954-v-ukraini-perevirili-63-000-ukrittiv-smigal-rozpoviv-skilki-pridatni-do-vikoristanna.html)President Volodymyr Zelenskyy stated that the conclusions about the inspection of the disappointing almost all over the country, so <text:a xlink:type="simple" xlink:href="https://www.ukrinform.ua/rubric-polytics/3726862-budut-kadrovi-risenna-zelenskij-pro-rozglad-na-rnbo-situacii-z-ukrittami.html" text:style-name="Internet_20_link" text:visited-style-name="Visited_20_Internet_20_Link">
there will be appropriate personnel decisions</text:a>
. He emphasized that the prominent and reliable shelters throughout the country should and should be and will prioritize shelter at all levels.</text:p>
      <text:p text:style-name="P4">
As it was reported, on Friday, June 23, [a meeting of radiation security and defense on the condition of the bomb shelter] took place](https://www.ukrinform.ua/rubric-polytics/3726823-zelenskij-proviv-zasidanna-rnbo.html), judicial reform and European integration issues.</text:p>
      <text:p text:style-name="P4">
News Source: <text:a xlink:type="simple" xlink:href="https://www.ukrinform.ua/rubric-polytics/3726961-perevirka-ukrittiv-urad-zaproponue-prezidentu-zvilniti-kerivnikiv-nizki-administracij.html" text:style-name="Internet_20_link" text:visited-style-name="Visited_20_Internet_20_Link">
https://www.ukrinform.ua/rubric-polytics/3726961-perevirka-ukrittiv-urad-zaproponue-prezidentu-zvilniti-kerivnikiv-nizki-administracij.html</text:a>
</text:p>
      <!--NEWS-->
      <text:h text:style-name="P10" text:outline-level="1">
<text:span text:style-name="T4">
Zelensky noted special merits at the front of the soldiers of the 35th Marine Corps Brigade</text:span>
</text:h>
      <text:p text:style-name="P4">
Authors: Ukrinform (Person)</text:p>
      <text:p text:style-name="P4">
Publisher: Укринформ (Organization)</text:p>
      <text:p text:style-name="P4">
Published Time: 2023-06-23T20:46:00+03:00</text:p>
      <text:p text:style-name="P4">
Modified Time: 2023-06-23T20:46:00+03:00</text:p>
      <text:p text:style-name="P4">
Description: President Volodymyr Zelensky noted the strength and courage at the front of the soldiers of the 35th Marine Corps, including Vyacheslav Immangulov and Sergey Penov and the courage of the fallen paratroopers of Ivan Kotsura and Alexander Kazande. - Ukrinform.</text:p>
      <text:p text:style-name="P4">
Images: ['<text:a xlink:type="simple" xlink:href="https://static.ukrinform.com/photos/2023_05/thumb_files/630_360_1685119271-129.jpeg" text:style-name="Internet_20_link" text:visited-style-name="Visited_20_Internet_20_Link">
630_360_16851...</text:a>
']</text:p>
      <text:p text:style-name="P4">
Tags: ['Військові', 'Морпіхи', 'Зеленський', 'Війна з Росією']</text:p>
      <text:p text:style-name="P4">
Type: Article</text:p>
      <!--METADATA-->
      <text:p text:style-name="P4">
<draw:frame draw:style-name="fr1" draw:name="Image205" text:anchor-type="as-char" svg:width="6.9236in" svg:height="3.956343in" draw:z-index="0">
<draw:image xlink:href="../Images/yкринформ/2023-06-23T20-46-00-03-00/630_360_1685119271-129.jpeg" xlink:type="simple" xlink:show="embed" xlink:actuate="onLoad" draw:mime-type="image/jpeg"/>
</draw:frame>
The Presidential Lordir Zelensky noted the strength and courage at the front of the soldiers of the 35-Brigade of the Marines, including Vyacheslav Immangulov and Sergey Penov Thochoing of the fallen paratroopers of Ivan Kotsur and Alexander Kazandeji.</text:p>
      <text:p text:style-name="P4">
He told about it in the evening <text:a xlink:type="simple" xlink:href="https://t.me/V_Zelenskiy_official/6692" text:style-name="Internet_20_link" text:visited-style-name="Visited_20_Internet_20_Link">
video closer</text:a>
, reports Ukrinform.</text:p>
      <text:p text:style-name="P4">
“To know our heroes, to be grateful to them is necessarily. I want to particularly mark [warriors] today(https://www.ukrinform.ua/tag-vijskovi)Our 35-Correct Marines. Brigades that performs extremely difficult. Guys who fight exactly as the Ukrainian soldiers should fight. The old sailor Vyacheslav Immangulov and the junior lieutenant Sergey Penov - thank you, the boys, for your exemplary strength and courage in the battles in Donetsk region. Such should be our warriors, Ukrainian soldiers. Well done!”Zelensky said.</text:p>
      <text:p text:style-name="P4">
<text:span text:style-name="T5">
Viso: <text:a xlink:type="simple" xlink:href="https://t.me/V_Zelenskiy_official/6692" text:style-name="Internet_20_link" text:visited-style-name="Visited_20_Internet_20_Link">
op</text:a>
</text:span>
</text:p>
      <text:p text:style-name="P4">
At the same time, the Head of State honored the memory of two "especially brave, special" paratroopers "thirty -five".</text:p>
      <text:p text:style-name="P4">
“They gave their lives for our country, for our people right now - in the battles, and Ukraine has to remember them. Captain Ivan Kotzur ... Eternal memory!Senior Lelten Alexander Kazande ... Eternal memory!”, - the President said.</text:p>
      <text:p text:style-name="P4">
<text:span text:style-name="T4">
 Read also: </text:span>
 <text:a xlink:type="simple" xlink:href="https://www.ukrinform.ua/rubric-ato/3725048-zelenskij-vidznaciv-sturmovij-pidrozdil-gur-artan.html" text:style-name="Internet_20_link" text:visited-style-name="Visited_20_Internet_20_Link">
<text:span text:style-name="T4">
 Zelensky </text:span>
 <text:span text:style-name="T4">
 </text:span>
 noted ** assault unit of GRU "Artan"</text:a>
He also wished that Ukraine's victory in Russia's war and the success of state institutions in the same strong and effective as our own ones are the best commemoration of the memory of all Ukrainian heroes of various time who fought and died for the sake of freedom and strength of Ukraine.</text:p>
      <text:p text:style-name="P4">
As reported <text:a xlink:type="simple" xlink:href="https://www.ukrinform.ua/rubric-ato/3725882-zelenskij-nagorodiv-106-vijskovih-63-iz-nih-posmertno.html" text:style-name="Internet_20_link" text:visited-style-name="Visited_20_Internet_20_Link">
Ukrinform</text:a>
, June 21, President Volodymyr Zelenskyy celebrated the state awards of 106 military servicemen, 63 of them - posthumously.</text:p>
      <text:p text:style-name="P4">
<text:span text:style-name="T5">
Foto: op</text:span>
</text:p>
      <text:p text:style-name="P4">
News Source: <text:a xlink:type="simple" xlink:href="https://www.ukrinform.ua/rubric-ato/3726962-zelenskij-vidznaciv-osoblivi-zaslugi-na-fronti-voiniv-35i-brigadi-morskoi-pihoti.html" text:style-name="Internet_20_link" text:visited-style-name="Visited_20_Internet_20_Link">
https://www.ukrinform.ua/rubric-ato/3726962-zelenskij-vidznaciv-osoblivi-zaslugi-na-fronti-voiniv-35i-brigadi-morskoi-pihoti.html</text:a>
</text:p>
      <!--NEWS-->
      <text:h text:style-name="P10" text:outline-level="1">
<text:span text:style-name="T4">
The Odessa Warman will be released from office, not from the army - Danilov</text:span>
</text:h>
      <text:p text:style-name="P4">
Authors: Ukrinform (Person)</text:p>
      <text:p text:style-name="P4">
Publisher: Укринформ (Organization)</text:p>
      <text:p text:style-name="P4">
Published Time: 2023-06-23T20:48:36+03:00</text:p>
      <text:p text:style-name="P4">
Modified Time: 2023-06-23T20:48:36+03:00</text:p>
      <text:p text:style-name="P4">
Description: The head of the Odessa Regional Territorial Center of Acquisition, whose relatives were allegedly found expensive property abroad, will be dismissed from his position, but not from the Armed Forces. - Ukrinform.</text:p>
      <text:p text:style-name="P4">
Images: ['<text:a xlink:type="simple" xlink:href="https://static.ukrinform.com/photos/2023_03/thumb_files/630_360_1678825036-533.jpg" text:style-name="Internet_20_link" text:visited-style-name="Visited_20_Internet_20_Link">
630_360_16788...</text:a>
']</text:p>
      <text:p text:style-name="P4">
Tags: ['Одеса', 'РНБО', 'Звільнення', 'Данілов', 'Єдині новини', 'воєнком']</text:p>
      <text:p text:style-name="P4">
Type: Article</text:p>
      <!--METADATA-->
      <text:p text:style-name="P4">
<draw:frame draw:style-name="fr1" draw:name="Image206" text:anchor-type="as-char" svg:width="6.9236in" svg:height="3.956343in" draw:z-index="0">
<draw:image xlink:href="../Images/yкринформ/2023-06-23T20-48-36-03-00/630_360_1678825036-533.jpg" xlink:type="simple" xlink:show="embed" xlink:actuate="onLoad" draw:mime-type="image/jpeg"/>
</draw:frame>
The head of the Odessa Regional Territorial Center of Acquisition, whose relatives were changed expensive ownership abroad, will be dismissed from the occupied office, but not from the Armed Forces.</text:p>
      <text:p text:style-name="P4">
This was stated by the Secretary of the National Security and Defense Council Alexey Danilov Wephiri Telelorphone "Unified News", Ukrinform reports.</text:p>
      <text:p text:style-name="P4">
"During the war, we cannot free a person from the armed forces, he is constructed from this position and where he will go, it is already a decision by a sub-commander, for those people who will be directly subordinated to which he will be," Danilov commented on the President's assignment to the release of the Odessavoyanko.</text:p>
      <text:p text:style-name="P4">
At the same time the secretary <text:a xlink:type="simple" xlink:href="https://www.ukrinform.ua/tag-rnbo" text:style-name="Internet_20_link" text:visited-style-name="Visited_20_Internet_20_Link">
NSDB</text:a>
He noted that the facts published by journalists would be conducted, and if they will confirm, then, according to him, "completely different bodies will be disassembled, as it happened."</text:p>
      <text:p text:style-name="P4">
<text:span text:style-name="T4">
 Read also: </text:span>
 <text:a xlink:type="simple" xlink:href="https://www.ukrinform.ua/rubric-polytics/3726842-skandal-z-odeskim-voenkomom-suhoputni-vijska-spriatimut-perevirci.html" text:style-name="Internet_20_link" text:visited-style-name="Visited_20_Internet_20_Link">
Scandal with Odessa War: Land Forces will be tested</text:a>
As it was reported, according to the results of the meeting of the rate of the High Chief Commander, President Volodymyr Zelenskyy <text:a xlink:type="simple" xlink:href="https://www.ukrinform.ua/rubric-ato/3726908-zelenskij-proviv-stavku-doruciv-zaluznomu-zvilniti-odeskogo-voenkoma.html" text:style-name="Internet_20_link" text:visited-style-name="Visited_20_Internet_20_Link">
instructed the dismissal of the Odessa Regional Territorial Center of Acquisition</text:a>
and to create a commission to the subdivision of the First Deputy Minister of Defense General Alexander Pavlaraz with the law enforcement bloc and NAPC for checking the military committee in all regions of Ukraine.</text:p>
      <text:p text:style-name="P4">
<text:span text:style-name="T4">
 Read also: </text:span>
 [in Ukraine will check the activity and property(https://www.ukrinform.ua/rubric-society/3726938-v-ukraini-perevirat-dialnist-ta-majnovij-stan-usih-voenkomiv-smigal.html)As reported by <text:a xlink:type="simple" xlink:href="https://www.pravda.com.ua/news/2023/06/22/7407993/" text:style-name="Internet_20_link" text:visited-style-name="Visited_20_Internet_20_Link">
media</text:a>
, the family of the Chief of the Odessa Regional Territorial Center of Tasotcial Support for Yevgeny Borisov during a full -scale war, he purchased a real estate coast and car for millions of dollars. The excerpts from the Spanish register will be revoked, although Borisov himself states that he does not have a property whether his family has property in Spain.</text:p>
      <text:p text:style-name="P4">
News Source: <text:a xlink:type="simple" xlink:href="https://www.ukrinform.ua/rubric-ato/3726963-odeskogo-voenkoma-zvilnat-z-posadi-a-ne-z-armii-danilov.html" text:style-name="Internet_20_link" text:visited-style-name="Visited_20_Internet_20_Link">
https://www.ukrinform.ua/rubric-ato/3726963-odeskogo-voenkoma-zvilnat-z-posadi-a-ne-z-armii-danilov.html</text:a>
</text:p>
      <!--NEWS-->
      <text:h text:style-name="P10" text:outline-level="1">
<text:span text:style-name="T4">
The EU urged the UN to ensure full responsibility for Russia's military crimes in Ukraine</text:span>
</text:h>
      <text:p text:style-name="P4">
Authors: Ukrinform (Person)</text:p>
      <text:p text:style-name="P4">
Publisher: Укринформ (Organization)</text:p>
      <text:p text:style-name="P4">
Published Time: 2023-06-23T20:51:00+03:00</text:p>
      <text:p text:style-name="P4">
Modified Time: 2023-06-23T20:51:00+03:00</text:p>
      <text:p text:style-name="P4">
Description: The European Union called on the UN international community to support international initiatives aimed at ensuring full responsibility for crimes committed by the Russian forces and their supporters in the war against Ukraine. - Ukrinform.</text:p>
      <text:p text:style-name="P4">
Images: ['<text:a xlink:type="simple" xlink:href="https://static.ukrinform.com/photos/2015_10/thumb_files/630_360_1445002358-2357.jpg" text:style-name="Internet_20_link" text:visited-style-name="Visited_20_Internet_20_Link">
630_360_14450...</text:a>
']</text:p>
      <text:p text:style-name="P4">
Tags: ['Євросоюз', 'Воєнні злочини', 'Радбез ООН', 'Війна з Росією']</text:p>
      <text:p text:style-name="P4">
Type: Article</text:p>
      <!--METADATA-->
      <text:p text:style-name="P4">
<draw:frame draw:style-name="fr1" draw:name="Image207" text:anchor-type="as-char" svg:width="6.9236in" svg:height="3.956343in" draw:z-index="0">
<draw:image xlink:href="../Images/yкринформ/2023-06-23T20-51-00-03-00/630_360_1445002358-2357.jpg" xlink:type="simple" xlink:show="embed" xlink:actuate="onLoad" draw:mime-type="image/jpeg"/>
</draw:frame>
The European Union called on the UN international community to support international initials aimed at ensuring full responsibility for crimes committed by the Russian forces and their supporters in the war against Ukraine.</text:p>
      <text:p text:style-name="P4">
This was stated on Friday during a meeting of the UN Security Council permanent representatives in the organization by Ambassador Olaf Skug, Ukrinform reports its own correspondent.</text:p>
      <text:p text:style-name="P4">
“The European Union is firmly devoted to the provision of full liability of the crime and other serious crimes committed in connection with the aggressive war <text:a xlink:type="simple" xlink:href="https://www.ukrinform.ua/tag-rosia" text:style-name="Internet_20_link" text:visited-style-name="Visited_20_Internet_20_Link">
Russia</text:a>
”, - said the EU representative.</text:p>
      <text:p text:style-name="P4">
In this regard, he emphasized the importance of coordinated international initiative in this area. The diplomat noted that the EU supports the creation of an international robust to prosecute the crime of aggression, and also welcomes the creation of an international prosecuting center for the Hague Crimes in Hague.</text:p>
      <text:p text:style-name="P4">
"The EU calls for the establishment of a fair, comprehensive and prolonged peaceful in the UN Charter and the resolution of the General Assembly adopted in February, as well as the independence, sovereignty and territorial integrity of Ukraine within the limits of international recognized borders," the European representative said.</text:p>
      <text:p text:style-name="P4">
In this context, he emphasized that such peace would benefit all nations with the support of the peaceful formula of President Zelensky.</text:p>
      <text:p text:style-name="P4">
“Members of the Security Council must distinguish between the victim and the aggressor in this invaders. According to the UN Charter, Ukraine has the right to self -defense from atacrosion in order to restore its territorial integrity. It also has to require international support for such efforts, ”the diplomat emphasized.</text:p>
      <text:p text:style-name="P4">
<text:span text:style-name="T4">
 Read also: </text:span>
 <text:a xlink:type="simple" xlink:href="https://www.ukrinform.ua/rubric-ato/3726957-kislica-zaklikav-svit-serjozno-postavitisa-do-zagrozi-adernogo-teroru-na-zaes.html" text:style-name="Internet_20_link" text:visited-style-name="Visited_20_Internet_20_Link">
Kyslitsa urged the world to take the threatening terror seriously on the ZPP</text:a>
He stressed that the European Union is ready to support Ukraine as much as it will be needed.</text:p>
      <text:p text:style-name="P4">
As reported by Ukrinform, a meeting of the Radbezuoon was held in New York on Friday, on the development of the situation in Ukraine, including the consequences of the corruption of the Russian Federation of the Kakhovka Dam and the threat of a terrorist attack at the Zaporizhzhia NPP.</text:p>
      <text:p text:style-name="P4">
News Source: <text:a xlink:type="simple" xlink:href="https://www.ukrinform.ua/rubric-polytics/3726967-evrosouz-zaklikav-oon-zabezpeciti-povnu-vidpovidalnist-za-voenni-zlocini-rosii-v-ukraini.html" text:style-name="Internet_20_link" text:visited-style-name="Visited_20_Internet_20_Link">
https://www.ukrinform.ua/rubric-polytics/3726967-evrosouz-zaklikav-oon-zabezpeciti-povnu-vidpovidalnist-za-voenni-zlocini-rosii-v-ukraini.html</text:a>
</text:p>
      <!--NEWS-->
      <text:h text:style-name="P10" text:outline-level="1">
<text:span text:style-name="T4">
States imposed sanctions against FSB staff through election interference</text:span>
</text:h>
      <text:p text:style-name="P4">
Authors: Ukrinform (Person)</text:p>
      <text:p text:style-name="P4">
Publisher: Укринформ (Organization)</text:p>
      <text:p text:style-name="P4">
Published Time: 2023-06-23T20:52:32+03:00</text:p>
      <text:p text:style-name="P4">
Modified Time: 2023-06-23T20:52:32+03:00</text:p>
      <text:p text:style-name="P4">
Description: The United States Government has imposed individual sanctions against two FSB officers of Russia involved in the operations of intervention in the US election in 2022. - Ukrinform.</text:p>
      <text:p text:style-name="P4">
Images: ['<text:a xlink:type="simple" xlink:href="https://static.ukrinform.com/photos/2022_09/thumb_files/630_360_1664378302-977.jpg" text:style-name="Internet_20_link" text:visited-style-name="Visited_20_Internet_20_Link">
630_360_16643...</text:a>
']</text:p>
      <text:p text:style-name="P4">
Tags: ['ФСБ РФ', 'Санкції', 'США', 'Втручання у вибори']</text:p>
      <text:p text:style-name="P4">
Type: Article</text:p>
      <!--METADATA-->
      <text:p text:style-name="P4">
<draw:frame draw:style-name="fr1" draw:name="Image208" text:anchor-type="as-char" svg:width="6.9236in" svg:height="3.956343in" draw:z-index="0">
<draw:image xlink:href="../Images/yкринформ/2023-06-23T20-52-32-03-00/630_360_1664378302-977.jpg" xlink:type="simple" xlink:show="embed" xlink:actuate="onLoad" draw:mime-type="image/jpeg"/>
</draw:frame>
Government -owned states have imposed individual sanctions against two FSBRBBI officers involved in the operations of intervention in the US election in 2022.</text:p>
      <text:p text:style-name="P4">
This is stated in the official statement for the press of the US Secretary of State Anthony Blinken, published on Friday, Ukrinform reports.</text:p>
      <text:p text:style-name="P4">
"The United States continues to be committed to curbing Russia's repeated attempts to undermine democratic processes in the United States and other countries," the statement emphasizes.</text:p>
      <text:p text:style-name="P4">
New sanctions have been imposed against two FSB officers of Russia - Yegor Popov Taolexi Sukhodolov, who were directly related to the actions of two other employees of special services of Russia - <text:a xlink:type="simple" xlink:href="https://www.ukrinform.ua/rubric-world/3539723-vtrucanna-u-vibori-ssa-zaprovadili-sankcii-se-proti-dvoh-rosian-ta-cotiroh-kompanij.html" text:style-name="Internet_20_link" text:visited-style-name="Visited_20_Internet_20_Link">
Alexander Ionov and Natalia Burlinova</text:a>
. The latter was on the Black List in July 2022.</text:p>
      <text:p text:style-name="P4">
In particular, it is specified that Popov was the main curator of Ionov when he had a problem with malicious influence in the US and other countries. He released Sukhodolov, who also worked with Ionov on conducting foreign surveys of malicious influence around the world.</text:p>
      <text:p text:style-name="P4">
<text:span text:style-name="T4">
 Read also: </text:span>
 <text:a xlink:type="simple" xlink:href="https://www.ukrinform.ua/rubric-world/3712509-rozsukuvalo-fbr-a-znajsli-ukrainski-hakeri.html" text:style-name="Internet_20_link" text:visited-style-name="Visited_20_Internet_20_Link">
wanted FBI, and found Ukrainian hackers</text:a>
According to Ukrinform, the United States continues to expose the Kremlin -driven operations of the US, allies and partners. This connection is indicated, in particular, the efforts of the Russian Federation to fit in <text:a xlink:type="simple" xlink:href="https://www.ukrinform.ua/tag-vibori" text:style-name="Internet_20_link" text:visited-style-name="Visited_20_Internet_20_Link">
elections</text:a>
, as well as the spread of misinformation by the utmost justification of aggression against Ukraine and other actions aimed at undermining the international order.</text:p>
      <text:p text:style-name="P4">
News Source: <text:a xlink:type="simple" xlink:href="https://www.ukrinform.ua/rubric-world/3726968-stati-vveli-sankcii-proti-spivrobitnikiv-fsb-cerez-vtrucanna-u-vibori.html" text:style-name="Internet_20_link" text:visited-style-name="Visited_20_Internet_20_Link">
https://www.ukrinform.ua/rubric-world/3726968-stati-vveli-sankcii-proti-spivrobitnikiv-fsb-cerez-vtrucanna-u-vibori.html</text:a>
</text:p>
      <!--NEWS-->
      <text:h text:style-name="P10" text:outline-level="1">
<text:span text:style-name="T4">
Cyclic in the UN Radbeza compared the Putin regime with cancer that spreads metastases around the world</text:span>
</text:h>
      <text:p text:style-name="P4">
Authors: Ukrinform (Person)</text:p>
      <text:p text:style-name="P4">
Publisher: Укринформ (Organization)</text:p>
      <text:p text:style-name="P4">
Published Time: 2023-06-23T20:55:00+03:00</text:p>
      <text:p text:style-name="P4">
Modified Time: 2023-06-23T20:55:00+03:00</text:p>
      <text:p text:style-name="P4">
Description: The permanent representative of Ukraine at the UN Sergey Kislytsa compared the Putin regime with cancer, which spreads from the hopper metastases around the world. - Ukrinform.</text:p>
      <text:p text:style-name="P4">
Images: ['<text:a xlink:type="simple" xlink:href="https://static.ukrinform.com/photos/2023_05/thumb_files/630_360_1684872981-949.jpeg" text:style-name="Internet_20_link" text:visited-style-name="Visited_20_Internet_20_Link">
630_360_16848...</text:a>
']</text:p>
      <text:p text:style-name="P4">
Tags: ['Путін', 'Кислиця', 'Радбез ООН', 'Війна з Росією']</text:p>
      <text:p text:style-name="P4">
Type: Article</text:p>
      <!--METADATA-->
      <text:p text:style-name="P4">
<draw:frame draw:style-name="fr1" draw:name="Image209" text:anchor-type="as-char" svg:width="6.9236in" svg:height="3.956343in" draw:z-index="0">
<draw:image xlink:href="../Images/yкринформ/2023-06-23T20-55-00-03-00/630_360_1684872981-949.jpeg" xlink:type="simple" xlink:show="embed" xlink:actuate="onLoad" draw:mime-type="image/jpeg"/>
</draw:frame>
The constant representative of Ukraine at the UN Sergey Kyslytsa compared the Putin regime with cancer, which is spreading from the hopper metastases around the world.</text:p>
      <text:p text:style-name="P4">
He stated this on Friday at a meeting of the UN Security Council, Ukrinform correspondent reports in New York.</text:p>
      <text:p text:style-name="P4">
“In fact, Russia is worse than Covid-19. <text:a xlink:type="simple" xlink:href="https://www.ukrinform.ua/tag-putin" text:style-name="Internet_20_link" text:visited-style-name="Visited_20_Internet_20_Link">
Putin</text:a>
The mode is cancer. And the world cannot be botuous and healthy when its cells continue to spread with its bunkers to form new tumors around the world, and in fact in the Security Council, in this room too, ”Kyslytsy said.</text:p>
      <text:p text:style-name="P4">
According to Post -President, "it should be removed before it spreads further blood and kill you."</text:p>
      <text:p text:style-name="P4">
“Choosing you, lady and gentlemen. Choose life, ”he added.</text:p>
      <text:p text:style-name="P4">
<text:span text:style-name="T4">
 Read also: </text:span>
 <text:a xlink:type="simple" xlink:href="https://www.ukrinform.ua/rubric-world/3724550-postpred-ukraini-v-oon-posirenna-dezinformacii-povnistu-integrovane-u-vijskovi-strategii-rosii.html" text:style-name="Internet_20_link" text:visited-style-name="Visited_20_Internet_20_Link">
Post -Representation of Ukraine in the UN: The spread of misinformation is fully integrated into Russia's military strategies</text:a>
As reported <text:a xlink:type="simple" xlink:href="https://www.ukrinform.ua/rubric-polytics/3726561-sogodni-radbez-oon-obgovorit-naslidki-pidrivu-kahovskoi-grebli-ta-zagrozu-teraktu-na-zaes.html" text:style-name="Internet_20_link" text:visited-style-name="Visited_20_Internet_20_Link">
Ukrinform</text:a>
On Friday, the United Nations Security Council for discussing the situation in Ukraine in connection with the Russian war.</text:p>
      <text:p text:style-name="P4">
News Source: <text:a xlink:type="simple" xlink:href="https://www.ukrinform.ua/rubric-polytics/3726971-kislica-v-radbezi-oon-porivnav-putinskij-rezim-z-rakom-so-posirue-metastazi-po-vsomu-svitu.html" text:style-name="Internet_20_link" text:visited-style-name="Visited_20_Internet_20_Link">
https://www.ukrinform.ua/rubric-polytics/3726971-kislica-v-radbezi-oon-porivnav-putinskij-rezim-z-rakom-so-posirue-metastazi-po-vsomu-svitu.html</text:a>
</text:p>
      <!--NEWS-->
      <text:h text:style-name="P10" text:outline-level="1">
<text:span text:style-name="T4">
Stoltenberg in Germany visited a security group for Ukraine</text:span>
</text:h>
      <text:p text:style-name="P4">
Authors: Ukrinform (Person)</text:p>
      <text:p text:style-name="P4">
Publisher: Укринформ (Organization)</text:p>
      <text:p text:style-name="P4">
Published Time: 2023-06-23T20:59:00+03:00</text:p>
      <text:p text:style-name="P4">
Modified Time: 2023-06-23T20:59:00+03:00</text:p>
      <text:p text:style-name="P4">
Description: NATO Secretary General Jens Stoltenberg has visited the Ukrainian Security Assistance Group, which is located in the German city of WiesBaden, and which includes NATO and Ukraine servicemen. - Ukrinform.</text:p>
      <text:p text:style-name="P4">
Images: ['<text:a xlink:type="simple" xlink:href="https://static.ukrinform.com/photos/2023_06/thumb_files/630_360_1687543166-656.jpg" text:style-name="Internet_20_link" text:visited-style-name="Visited_20_Internet_20_Link">
630_360_16875...</text:a>
']</text:p>
      <text:p text:style-name="P4">
Tags: ['НАТО', 'Німеччина', 'Столтенберг', 'Україна']</text:p>
      <text:p text:style-name="P4">
Type: Article</text:p>
      <!--METADATA-->
      <text:p text:style-name="P4">
<draw:frame draw:style-name="fr1" draw:name="Image210" text:anchor-type="as-char" svg:width="6.9236in" svg:height="3.956343in" draw:z-index="0">
<draw:image xlink:href="../Images/yкринформ/2023-06-23T20-59-00-03-00/630_360_1687543166-656.jpg" xlink:type="simple" xlink:show="embed" xlink:actuate="onLoad" draw:mime-type="image/jpeg"/>
</draw:frame>
NATO Secretary General Jens Stoltenberg has visited the Ukrainian Security Assistance Group, which is located in the German city of Wiesbaden, and which includes NATO and Ukraine servicemen.</text:p>
      <text:p text:style-name="P4">
According to Ukrinform, such information is published today on <text:a xlink:type="simple" xlink:href="https://www.nato.int/cps/en/natohq/news_216380.htm" text:style-name="Internet_20_link" text:visited-style-name="Visited_20_Internet_20_Link">
Sitiponno -Atlantic Alliance</text:a>
.</text:p>
      <text:p text:style-name="P4">
“NATO Secretary General <text:a xlink:type="simple" xlink:href="https://www.ukrinform.ua/tag-stoltenberg" text:style-name="Internet_20_link" text:visited-style-name="Visited_20_Internet_20_Link">
Jens Stoltenberg</text:a>
Visited the city of Wiesbaden, Germany, on Friday June 23, 2023 to meet and express gratitude from staff from the Tukraine countries from the Security Assistance Group of Ukraine(Sag-u)… He is the emphasis of this mission in providing Ukraine's assistance in self -defense, as long as it will be necessary, ”the message reads.</text:p>
      <text:p text:style-name="P4">
Created under the auspices of the US Department of Defense in November 2022, the group for coordination of equipment delivery and assistance to training from the Training Servicemen of the Armed Forces of Ukraine, as a degree in how Ukraine continues to combat against cruel Russian aggression. This work involves military) from 22 sowes and from Ukraine, which are part of the SAG-U Tamzhzhnaya Donor Coordination Center in Wiesbaden.</text:p>
      <text:p text:style-name="P4">
"The training and tips you provide allow you to bring real changes of Napoli battle every day ... It helps Ukraine to exercise its right to Narco -defense, which is registered in the UN Charter," NATO said, referring to the personnel of the SAG -U Group</text:p>
      <text:p text:style-name="P4">
<text:span text:style-name="T4">
 Read also: </text:span>
 <text:a xlink:type="simple" xlink:href="https://www.ukrinform.ua/rubric-ato/3725834-nato-retelno-vivcae-usi-potrebi-ukraini-abi-vcasno-ih-zabezpecuvati-pomicnik-genseka.html" text:style-name="Internet_20_link" text:visited-style-name="Visited_20_Internet_20_Link">
NATO is carefully studying all the needs of Ukraine to ensure them in time - the Secretary General Assistant</text:a>
As it was reported, since the beginning of the Russian military invasion of Ukraine on December 24, 2022, NATO and the Union countries provide Ukraine with significant political, economic and military assistance, in particular, modern weapons and ammunition, ascending Ukrainian defenders to restrain the Russian aggressor and release the territories.</text:p>
      <text:p text:style-name="P4">
<text:span text:style-name="T5">
Foto: www.nato.int</text:span>
</text:p>
      <text:p text:style-name="P4">
News Source: <text:a xlink:type="simple" xlink:href="https://www.ukrinform.ua/rubric-polytics/3726972-stoltenberg-u-nimeccini-vidvidav-grupu-z-bezpekovoi-dopomogi-ukraini.html" text:style-name="Internet_20_link" text:visited-style-name="Visited_20_Internet_20_Link">
https://www.ukrinform.ua/rubric-polytics/3726972-stoltenberg-u-nimeccini-vidvidav-grupu-z-bezpekovoi-dopomogi-ukraini.html</text:a>
</text:p>
      <!--NEWS-->
      <text:h text:style-name="P10" text:outline-level="1">
<text:span text:style-name="T4">
Fatf did not include Russia in the Black List at the request of Ukraine - in the Ministry of Finance reacted</text:span>
</text:h>
      <text:p text:style-name="P4">
Authors: Ukrinform (Person)</text:p>
      <text:p text:style-name="P4">
Publisher: Укринформ (Organization)</text:p>
      <text:p text:style-name="P4">
Published Time: 2023-06-23T21:00:00+03:00</text:p>
      <text:p text:style-name="P4">
Modified Time: 2023-06-23T21:00:00+03:00</text:p>
      <text:p text:style-name="P4">
Description: The Ministry of Finance of Ukraine disagrees with the decision of the Financial Action Task Force (Fatf) (Fatf), despite increasing the number of violations of the standards of the organization. - Ukrinform.</text:p>
      <text:p text:style-name="P4">
Images: ['<text:a xlink:type="simple" xlink:href="https://static.ukrinform.com/photos/2023_02/thumb_files/630_360_1677241298-478.png" text:style-name="Internet_20_link" text:visited-style-name="Visited_20_Internet_20_Link">
630_360_16772...</text:a>
']</text:p>
      <text:p text:style-name="P4">
Tags: ['Мінфін', 'Росія', 'Чорний список', 'FATF']</text:p>
      <text:p text:style-name="P4">
Type: Article</text:p>
      <!--METADATA-->
      <text:p text:style-name="P4">
<draw:frame draw:style-name="fr1" draw:name="Image211" text:anchor-type="as-char" svg:width="6.9236in" svg:height="3.956343in" draw:z-index="0">
<draw:image xlink:href="../Images/yкринформ/2023-06-23T21-00-00-03-00/630_360_1677241298-478.png" xlink:type="simple" xlink:show="embed" xlink:actuate="onLoad" draw:mime-type="image/png"/>
</draw:frame>
The Ministry of Finance of Ukraine disagrees with the decision of the International Group on Combating Money Money(Financial Action Task Force, FATF)Do not use further measures against Russia, despite the increase in the number of violations of the standard of organization.</text:p>
      <text:p text:style-name="P4">
According to Ukrinform, this was reported <text:a xlink:type="simple" xlink:href="https://www.mof.gov.ua/uk/news/ministry_of_finance_of_ukraine_disagrees_with_the_decision_of_fatf_not_to_blacklist_russia-4074" text:style-name="Internet_20_link" text:visited-style-name="Visited_20_Internet_20_Link">
the Ministry of Finance's press service</text:a>
.</text:p>
      <text:p text:style-name="P4">
У міністерстві нагадали, що після призупинення членства Росії в FATF у лютому2023 року вона активізувала діяльність, пов'язану з відмиванням грошей,фінансуванням тероризму та розповсюдженням зброї масового знищення, а такожухиленням від санкцій. Кремль поглибив співпрацю з державами, внесеними до“чорного списку” FATF: торгівля зброєю та паливом з Північною Кореєю всуперечсанкціям <text:a xlink:type="simple" xlink:href="https://www.ukrinform.ua/tag-oon" text:style-name="Internet_20_link" text:visited-style-name="Visited_20_Internet_20_Link">
 ООН </text:a>
, construction of stronger communications with Iran, selling fighters, buying drones for attacks of science and cooperation of banking systems of the two countries.</text:p>
      <text:p text:style-name="P4">
"Fatf was aware of the increase in the number of violations by Russia, but the focus on Paris this week was to admit not to bring the country to the" black list ". The Ministry of Finance understood the difficulty of reaching a consensus among a wide range of FATF members. However, there is a rise. The decision can provoke Russia even more to undermine global financial security, "the statement said.</text:p>
      <text:p text:style-name="P4">
<text:span text:style-name="T4">
 Read also: </text:span>
 <text:a xlink:type="simple" xlink:href="https://www.ukrinform.ua/rubric-economy/3723342-ukraina-pracue-nad-vklucennam-rosii-do-cornogo-spisku-fatf-nacbank.html" text:style-name="Internet_20_link" text:visited-style-name="Visited_20_Internet_20_Link">
Ukraine is working on the inclusion of Russia in the Black List <text:span text:style-name="T4">
 FATF </text:span>
 - National Bank</text:a>
The Ministry of Finance of Ukraine and the State Financial Monitoring Service have stated that they will continue the dialogue with FATF and its members on the risks that the Russian Federation creates and "work to achieve a fairer irrigation."</text:p>
      <text:p text:style-name="P4">
"Russia clearly meets the criteria for introduction to the" black list ", and we disagree with the FATF decision not to include it. The consolidated position of the international community is needed to resist the threat of the integrity of the world -financial system by Russia and to force it to abandon the flashes of international standards and standards. ", - said the Minister of Finance of Ukraine Sergey Marchenko after FATF advertisement.In March and April 2022, Fatf published a public statement that the Russian invasion of Ukraine contradicts the basic FATF principles aimed at promoting the security, protection and integrity of the world financial system.</text:p>
      <text:p text:style-name="P4">
<text:span text:style-name="T4">
 Read also: </text:span>
 <text:a xlink:type="simple" xlink:href="https://www.ukrinform.ua/rubric-world/3713133-moskva-tisne-na-indiu-ta-insi-kraini-sob-ii-ne-vnesli-do-cornogo-spisku-fatf-bloomberg.html" text:style-name="Internet_20_link" text:visited-style-name="Visited_20_Internet_20_Link">
Russia presses on India and other countries so that it is not entered in the Dediment List <text:span text:style-name="T4">
 FATF </text:span>
 - Bloomberg</text:a>
In June 2022, Fatf announced that Russia could no longer hold leaderships or participate in making decisions on the establishment of standards, FATF expert evaluation processes, management and membership issues.</text:p>
      <text:p text:style-name="P4">
In October 2022, Fatf set additional restrictions on Russia, in particular, it has been involved in all current and future projects and meetings of FATF and its regional partnerships.</text:p>
      <text:p text:style-name="P4">
In February 2023, in connection with the reports of Russia's trade in the UN sanctions, as well as malicious quirk and continuing invasion of Ukraine, <text:a xlink:type="simple" xlink:href="https://www.ukrinform.ua/rubric-economy/3674628-fatf-prizupinila-clenstvo-rosii.html" text:style-name="Internet_20_link" text:visited-style-name="Visited_20_Internet_20_Link">
FATF announced its constituency to suspend Russian membership</text:a>
 .</text:p>
      <text:p text:style-name="P4">
News Source: <text:a xlink:type="simple" xlink:href="https://www.ukrinform.ua/rubric-economy/3726973-fatf-ne-vklucila-rosiu-do-cornogo-spisku-na-vimogu-ukraini-u-minfini-vidreaguvali.html" text:style-name="Internet_20_link" text:visited-style-name="Visited_20_Internet_20_Link">
https://www.ukrinform.ua/rubric-economy/3726973-fatf-ne-vklucila-rosiu-do-cornogo-spisku-na-vimogu-ukraini-u-minfini-vidreaguvali.html</text:a>
</text:p>
      <!--NEWS-->
      <text:h text:style-name="P10" text:outline-level="1">
<text:span text:style-name="T4">
Baltic countries called on the UN to accelerate the financing of humanitarian needs in Ukraine</text:span>
</text:h>
      <text:p text:style-name="P4">
Authors: Ukrinform (Person)</text:p>
      <text:p text:style-name="P4">
Publisher: Укринформ (Organization)</text:p>
      <text:p text:style-name="P4">
Published Time: 2023-06-23T21:05:00+03:00</text:p>
      <text:p text:style-name="P4">
Modified Time: 2023-06-23T21:05:00+03:00</text:p>
      <text:p text:style-name="P4">
Description: There is a real need for UN countries to accelerate the allocation of funds to respond to humanitarian needs for Ukraine, especially after the undermining of the Kakhovka hydroelectric power station, since only 26% of the previously determined amount have been funded to date. - Ukrinform.</text:p>
      <text:p text:style-name="P4">
Images: ['<text:a xlink:type="simple" xlink:href="https://static.ukrinform.com/photos/2016_10/thumb_files/630_360_1476968470-9364.jpg" text:style-name="Internet_20_link" text:visited-style-name="Visited_20_Internet_20_Link">
630_360_14769...</text:a>
']</text:p>
      <text:p text:style-name="P4">
Tags: ['Гуманітарна допомога', 'ООН', 'Україна', 'Країни Балтії']</text:p>
      <text:p text:style-name="P4">
Type: Article</text:p>
      <!--METADATA-->
      <text:p text:style-name="P4">
<draw:frame draw:style-name="fr1" draw:name="Image212" text:anchor-type="as-char" svg:width="6.9236in" svg:height="3.956343in" draw:z-index="0">
<draw:image xlink:href="../Images/yкринформ/2023-06-23T21-05-00-03-00/630_360_1476968470-9364.jpg" xlink:type="simple" xlink:show="embed" xlink:actuate="onLoad" draw:mime-type="image/jpeg"/>
</draw:frame>
There is a real need for UN countries to accelerate the allocation of funds for response humanitarian needs for Ukraine, especially after the undermining of the Kakhovka hydroelectric power station, since only 26% of the previously determined amount have been funded to date.</text:p>
      <text:p text:style-name="P4">
This statement was made on behalf of the three Baltic States, a permanent representative of Ritis Paulauskas, reports Ukrinform's own correspondent.</text:p>
      <text:p text:style-name="P4">
“Costs of overcoming the consequences of Russian aggression against <text:a xlink:type="simple" xlink:href="https://www.ukrinform.ua/tag-ukraina" text:style-name="Internet_20_link" text:visited-style-name="Visited_20_Internet_20_Link">
Ukraine</text:a>
As a sovereign state, only 26% of the total $ 3.9 billion needed for humanitarian response in Ukraine are now funded as a sovereign state, ”the Lithuanian representative said.</text:p>
      <text:p text:style-name="P4">
In this connection, he called on the international community on behalf of the three Baltic countries to provide the necessary funding.</text:p>
      <text:p text:style-name="P4">
He also noted that Estonia, Latvia and Lithuania are one of the largest donor assistance to Ukraine as a percentage of GDP. These three countries provided Ukraine with 1.5 mlnevro immediate assistance to eliminate the effects of the destruction of the Kakhovsky Dam.</text:p>
      <text:p text:style-name="P4">
<text:span text:style-name="T4">
 Read also: </text:span>
 <text:a xlink:type="simple" xlink:href="https://www.ukrinform.ua/rubric-polytics/3726967-evrosouz-zaklikav-oon-zabezpeciti-povnu-vidpovidalnist-za-voenni-zlocini-rosii-v-ukraini.html" text:style-name="Internet_20_link" text:visited-style-name="Visited_20_Internet_20_Link">
European Union called <text:span text:style-name="T4">
 UN </text:span>
 to ensure full -time responsibility for Russia's military crimes in Ukraine</text:a>
As reported <text:a xlink:type="simple" xlink:href="https://www.ukrinform.ua/rubric-polytics/3726561-sogodni-radbez-oon-obgovorit-naslidki-pidrivu-kahovskoi-grebli-ta-zagrozu-teraktu-na-zaes.html" text:style-name="Internet_20_link" text:visited-style-name="Visited_20_Internet_20_Link">
Ukrinform</text:a>
On Friday in New York there was a way to discuss the UN Security Council in order to discuss the situation in Ukraine, in particular, the seizure of the blast by Russia of the Kakhovsky dam and the threat of a terrorist attack at Zaporizhzhya.</text:p>
      <text:p text:style-name="P4">
News Source: <text:a xlink:type="simple" xlink:href="https://www.ukrinform.ua/rubric-polytics/3726974-kraini-baltii-zaklikali-oon-priskoriti-finansuvanna-gumanitarnih-potreb-v-ukraini.html" text:style-name="Internet_20_link" text:visited-style-name="Visited_20_Internet_20_Link">
https://www.ukrinform.ua/rubric-polytics/3726974-kraini-baltii-zaklikali-oon-priskoriti-finansuvanna-gumanitarnih-potreb-v-ukraini.html</text:a>
</text:p>
      <!--NEWS-->
      <text:h text:style-name="P10" text:outline-level="1">
<text:span text:style-name="T4">
In Russia, six Tu-95MCs have taken off from the reindeer aerodrome</text:span>
</text:h>
      <text:p text:style-name="P4">
Authors: Ukrinform (Person)</text:p>
      <text:p text:style-name="P4">
Publisher: Укринформ (Organization)</text:p>
      <text:p text:style-name="P4">
Published Time: 2023-06-23T21:06:00+03:00</text:p>
      <text:p text:style-name="P4">
Modified Time: 2023-06-23T22:06:00+03:00</text:p>
      <text:p text:style-name="P4">
Description: Six bombers of the Tu-95MC were flying from the Russian Aerodrome Aerodrome, which is being kept in the northeast direction. - Ukrinform.</text:p>
      <text:p text:style-name="P4">
Images: ['<text:a xlink:type="simple" xlink:href="https://static.ukrinform.com/photos/2016_01/thumb_files/630_360_1454087541-3880-tu95ms.jpg" text:style-name="Internet_20_link" text:visited-style-name="Visited_20_Internet_20_Link">
630_360_14540...</text:a>
']</text:p>
      <text:p text:style-name="P4">
Tags: ['Літак', 'Агресія РФ', 'Війна з Росією']</text:p>
      <text:p text:style-name="P4">
Type: Article</text:p>
      <!--METADATA-->
      <text:p text:style-name="P4">
<draw:frame draw:style-name="fr1" draw:name="Image213" text:anchor-type="as-char" svg:width="6.9236in" svg:height="3.956343in" draw:z-index="0">
<draw:image xlink:href="../Images/yкринформ/2023-06-23T21-06-00-03-00/630_360_1454087541-3880-tu95ms.jpg" xlink:type="simple" xlink:show="embed" xlink:actuate="onLoad" draw:mime-type="image/jpeg"/>
</draw:frame>
The Olenia, the Tu-95MC bombers, have taken off the Olenia aerodrome, holding the course in the northeast direction.</text:p>
      <text:p text:style-name="P4">
This was reported by the Air Force of Ukraine in <text:a xlink:type="simple" xlink:href="https://t.me/kpszsu/2785" text:style-name="Internet_20_link" text:visited-style-name="Visited_20_Internet_20_Link">
telegram</text:a>
, reports Ukrinform.</text:p>
      <text:p text:style-name="P4">
"The departure of 6 strategic Tu-95MC strategic bombers from the reindeer airfield was recorded, which flight in the southeastern direction," the testimony said.</text:p>
      <text:p text:style-name="P4">
In the case of anxiety, they are asked to go to shelters.</text:p>
      <text:p text:style-name="P4">
At the same time, the PS was informed of a margin of large-scale air anxiety, which was announced in Ukraine due to the MIG-31K take-off.</text:p>
      <text:p text:style-name="P4">
News Source: <text:a xlink:type="simple" xlink:href="https://www.ukrinform.ua/rubric-ato/3727004-u-rosii-z-aerodromu-olena-zletili-sist-tu95ms-povitrani-sili.html" text:style-name="Internet_20_link" text:visited-style-name="Visited_20_Internet_20_Link">
https://www.ukrinform.ua/rubric-ato/3727004-u-rosii-z-aerodromu-olena-zletili-sist-tu95ms-povitrani-sili.html</text:a>
</text:p>
      <!--NEWS-->
      <text:h text:style-name="P10" text:outline-level="1">
<text:span text:style-name="T4">
Danilov answered Guterrry: Russia killed a lot more children than named in the UN</text:span>
</text:h>
      <text:p text:style-name="P4">
Authors: Ukrinform (Person)</text:p>
      <text:p text:style-name="P4">
Publisher: Укринформ (Organization)</text:p>
      <text:p text:style-name="P4">
Published Time: 2023-06-23T21:08:05+03:00</text:p>
      <text:p text:style-name="P4">
Modified Time: 2023-06-23T21:08:05+03:00</text:p>
      <text:p text:style-name="P4">
Description: The number of Ukrainian children killed by Russia is much higher than 136, which was spoken by the UN Chairman Anthony Guterres. - Ukrinform.</text:p>
      <text:p text:style-name="P4">
Images: ['<text:a xlink:type="simple" xlink:href="https://static.ukrinform.com/photos/2023_04/thumb_files/630_360_1680783783-785.jpg" text:style-name="Internet_20_link" text:visited-style-name="Visited_20_Internet_20_Link">
630_360_16807...</text:a>
']</text:p>
      <text:p text:style-name="P4">
Tags: ['Діти', 'Гутерреш', 'Загибель', 'Данілов', 'Війна з Росією', 'Єдині новини']</text:p>
      <text:p text:style-name="P4">
Type: Article</text:p>
      <!--METADATA-->
      <text:p text:style-name="P4">
<draw:frame draw:style-name="fr1" draw:name="Image214" text:anchor-type="as-char" svg:width="6.9236in" svg:height="3.956343in" draw:z-index="0">
<draw:image xlink:href="../Images/yкринформ/2023-06-23T21-08-05-03-00/630_360_1680783783-785.jpg" xlink:type="simple" xlink:show="embed" xlink:actuate="onLoad" draw:mime-type="image/jpeg"/>
</draw:frame>
The number of Ukrainian children who have been used by Russia is much greater than 136, which is said by the UN Chairman Anthony Guterres.</text:p>
      <text:p text:style-name="P4">
The secretary of the National Security and Defense Council of Ukraine Alexei Danilov was about this on the air of the Teleterna "Unified News", Ukrinform reports.</text:p>
      <text:p text:style-name="P4">
“The numbers made by Mr. Guterres are not true. When it comes to the first <text:a xlink:type="simple" xlink:href="https://www.ukrinform.ua/tag-diti" text:style-name="Internet_20_link" text:visited-style-name="Visited_20_Internet_20_Link">
children</text:a>
which were killed by Putin's renovation, this is not exactly the figure he called. Unfortunately, there are many more. About five hundred children were destroyed by these inhumans, and it had to know Guterrrius, ”Danilov said.</text:p>
      <text:p text:style-name="P4">
<text:span text:style-name="T4">
 Read also: </text:span>
 <text:a xlink:type="simple" xlink:href="https://www.ukrinform.ua/rubric-polytics/3726799-rf-fakticno-povnistu-kontrolue-sekretariat-oon-de-pracuut-majze-400-rosian-elcenko.html" text:style-name="Internet_20_link" text:visited-style-name="Visited_20_Internet_20_Link">
the Russian Federation actually fully controls the UN Secretariat, nearly 400 Russians are degraded - <text:span text:style-name="T4">
 Yelchenko </text:span>
</text:a>
He also commented on the statement that the Ukrainians allegedly killed their children: “If Putin did not invade the territory of Ukraine, no person was injured. This is what we need to talk about. It should be said that on February 24, the aggressor country was active in 2014. ”</text:p>
      <text:p text:style-name="P4">
As it was reported, the UN Chairman Anthony Guterres called the Russian annual report in the murder of 136 children in Ukraine for 2022 and added the Russian army to the registration of world offenders.</text:p>
      <text:p text:style-name="P4">
<text:span text:style-name="T4">
 Read also: </text:span>
 <text:a xlink:type="simple" xlink:href="https://www.ukrinform.ua/rubric-ato/3726480-oon-vnesla-rosiu-do-spisku-ganbi-za-vbivstva-ditej-v-ukraini-op.html" text:style-name="Internet_20_link" text:visited-style-name="Visited_20_Internet_20_Link">
<text:span text:style-name="T4">
 UN </text:span>
 <text:span text:style-name="T4">
 </text:span>
 Added <text:span text:style-name="T4">
 </text:span>
 <text:span text:style-name="T4">
 Russia </text:span>
 to <text:span text:style-name="T4">
 list </text:span>
 <text:span text:style-name="T4">
 </text:span>
 Shame <text:span text:style-name="T4">
 for </text:span>
 murder <text:span text:style-name="T4">
 </text:span>
 <text:span text:style-name="T4">
 children </text:span>
 in <text:span text:style-name="T4">
 Ukraine </text:span>
 *</text:a>
According to the Office of the Prosecutor General, 489 children were killed in Ukraine as a result of a full -scale invasion of Russia, and another 1026 were injured.</text:p>
      <text:p text:style-name="P4">
News Source: <text:a xlink:type="simple" xlink:href="https://www.ukrinform.ua/rubric-ato/3726976-danilov-vidpoviv-guterrisu-rosia-vbila-nabagato-bilse-ditej-niz-nazvali-v-oon.html" text:style-name="Internet_20_link" text:visited-style-name="Visited_20_Internet_20_Link">
https://www.ukrinform.ua/rubric-ato/3726976-danilov-vidpoviv-guterrisu-rosia-vbila-nabagato-bilse-ditej-niz-nazvali-v-oon.html</text:a>
</text:p>
      <!--NEWS-->
      <text:h text:style-name="P10" text:outline-level="1">
<text:span text:style-name="T4">
An exhibition of works based on Tavriya painting opened in Nikolaev</text:span>
</text:h>
      <text:p text:style-name="P4">
Authors: Ukrinform (Person)</text:p>
      <text:p text:style-name="P4">
Publisher: Укринформ (Organization)</text:p>
      <text:p text:style-name="P4">
Published Time: 2023-06-23T21:12:00+03:00</text:p>
      <text:p text:style-name="P4">
Modified Time: 2023-06-23T21:12:00+03:00</text:p>
      <text:p text:style-name="P4">
Description: In the Central City Library. ML Kropyvnytskyi city of Nikolaev began the exhibition of art works created on the basis of Tavriya painting "In the blue of the sky and the sea". - Ukrinform.</text:p>
      <text:p text:style-name="P4">
Images: ['<text:a xlink:type="simple" xlink:href="https://static.ukrinform.com/photos/2023_06/thumb_files/630_360_1687543660-722.jpg" text:style-name="Internet_20_link" text:visited-style-name="Visited_20_Internet_20_Link">
630_360_16875...</text:a>
']</text:p>
      <text:p text:style-name="P4">
Tags: ['Миколаїв', 'Виставка', 'Мистецтво', 'Таврія']</text:p>
      <text:p text:style-name="P4">
Type: Article</text:p>
      <!--METADATA-->
      <text:p text:style-name="P4">
<draw:frame draw:style-name="fr1" draw:name="Image215" text:anchor-type="as-char" svg:width="6.9236in" svg:height="3.956343in" draw:z-index="0">
<draw:image xlink:href="../Images/yкринформ/2023-06-23T21-12-00-03-00/630_360_1687543660-722.jpg" xlink:type="simple" xlink:show="embed" xlink:actuate="onLoad" draw:mime-type="image/jpeg"/>
</draw:frame>
Entraial City Library. ML Kropyvnytskyi city of Nikolaev was a great work of the exhibition of art works created on the basis of Tavriya painting "In the blue of the sky and the sea".</text:p>
      <text:p text:style-name="P4">
Ukrinform was informed by the chairman of the Cultural and Art Association "Art-Pecus", Honored Worker of Culture of Ukraine Valentina Kryvtsova.</text:p>
      <text:p text:style-name="P4">
According to her, eight craftsmen m [Nikolaev] presented their works for the exhibition.(https://www.ukrinform.ua/tag-mikolaiv)and region: Honoredamstric folk art of Ukraine Tatiana Ulyankin, Lyubov Paranyuk, Nataliamazur-Stepanyuk, Svetlana Boykova-Kalyuzhnaya, Lesya Saikovskaya, Elena Korkishko, Natalia Rakitina and Zhanna Maximov. They prepared 55 copyright works.</text:p>
      <text:p text:style-name="P4">
The exposition contains tapestries, painted plates, colorful Easter eggs, decorative and paintings. They are made in different techniques, but they are combined with a single color solution, philosophy and the use of symbols.</text:p>
      <text:p text:style-name="P4">
"Blue Ook Tavriyka", "The Beauty of the South" - this is the name of the masters of the painting patterns. "Tavriya" is a symbol of great water, that is, the infinity of our lives, its revival and recovery, " - Kajkivtsov.</text:p>
      <text:p text:style-name="P4">
During the opening of the exhibition within the art space, it was possible to observe the earnings of craftsmen on art painting, weaving and quilling.</text:p>
      <text:p text:style-name="P4">
Tavriysk painting is a direction in the folk applied artistic artistic art that was formed on the territory of the Kinburn Peninsula as a means of decor of the exterior of residential buildings.</text:p>
      <text:p text:style-name="P4">
<text:span text:style-name="T4">
 Read also: </text:span>
 <text:a xlink:type="simple" xlink:href="https://www.ukrinform.ua/rubric-culture/3683920-u-kievi-prezentuvali-fotovistavku-tradicii-poltavsini-zivi-obrazi.html" text:style-name="Internet_20_link" text:visited-style-name="Visited_20_Internet_20_Link">
in Kiev presented a photo exhibition "Traditions of Poltava: Living Images"</text:a>
As <text:a xlink:type="simple" xlink:href="https://www.ukrinform.ua/rubric-culture/3681194-na-mikolaivsini-pocali-stvoruvati-avtenticnu-visivanku-z-tavrijskim-ornamentom.html" text:style-name="Internet_20_link" text:visited-style-name="Visited_20_Internet_20_Link">
reported</text:a>
, in the Nikolaev area the project began in which its own authentic embroidery with Taurian motifs was built.</text:p>
      <text:p text:style-name="P4">
<text:span text:style-name="T5">
Foto from Facebook Ruslana Sikalenko</text:span>
</text:p>
      <text:p text:style-name="P4">
News Source: <text:a xlink:type="simple" xlink:href="https://www.ukrinform.ua/rubric-culture/3726978-u-mikolaevi-vidkrilasa-vistavka-robit-za-motivami-tavrijskogo-rozpisu.html" text:style-name="Internet_20_link" text:visited-style-name="Visited_20_Internet_20_Link">
https://www.ukrinform.ua/rubric-culture/3726978-u-mikolaevi-vidkrilasa-vistavka-robit-za-motivami-tavrijskogo-rozpisu.html</text:a>
</text:p>
      <!--NEWS-->
      <text:h text:style-name="P10" text:outline-level="1">
<text:span text:style-name="T4">
Countries that could help return from the Russian Federation deported children will not hurry - Lubin</text:span>
</text:h>
      <text:p text:style-name="P4">
Authors: Ukrinform (Person)</text:p>
      <text:p text:style-name="P4">
Publisher: Укринформ (Organization)</text:p>
      <text:p text:style-name="P4">
Published Time: 2023-06-23T21:20:00+03:00</text:p>
      <text:p text:style-name="P4">
Modified Time: 2023-06-23T21:20:00+03:00</text:p>
      <text:p text:style-name="P4">
Description: Countries that could help Ukraine return illegally exported children from the Russian Federation are not in a hurry to facilitate this issue. - Ukrinform.</text:p>
      <text:p text:style-name="P4">
Images: ['<text:a xlink:type="simple" xlink:href="https://static.ukrinform.com/photos/2023_05/thumb_files/630_360_1685529085-928.jpg" text:style-name="Internet_20_link" text:visited-style-name="Visited_20_Internet_20_Link">
630_360_16855...</text:a>
']</text:p>
      <text:p text:style-name="P4">
Tags: ['Депортація', 'Діти', 'Війна з Росією', 'Дмитро Лубінець', 'Єдині новини']</text:p>
      <text:p text:style-name="P4">
Type: Article</text:p>
      <!--METADATA-->
      <text:p text:style-name="P4">
<draw:frame draw:style-name="fr1" draw:name="Image219" text:anchor-type="as-char" svg:width="6.9236in" svg:height="3.956343in" draw:z-index="0">
<draw:image xlink:href="../Images/yкринформ/2023-06-23T21-20-00-03-00/630_360_1685529085-928.jpg" xlink:type="simple" xlink:show="embed" xlink:actuate="onLoad" draw:mime-type="image/jpeg"/>
</draw:frame>
Countries that could help Ukraine return illegal children from the Russian Federation will not hurry to promote this issue.</text:p>
      <text:p text:style-name="P4">
The Commissioner of the Verkhovna Rada for Human Rights Dmitry Lubinets said to Uefiri the Telernahon "One News", Ukrinform reports.</text:p>
      <text:p text:style-name="P4">
“There is a category of countries that has an impact on Russia, but unfortunately, it does not exhibit the return of our children and our civilians. Should a coalition be laid to return Ukrainian children? Yes, it is necessary. I work the policies of my Ombudsman colleagues and I can say that once a month we have consultations, where I ask me the most relevant information what they can help. This is such a platform to resolve humanitarian issues, ”Lubinets said.</text:p>
      <text:p text:style-name="P4">
<text:span text:style-name="T4">
 Read also: </text:span>
 <text:a xlink:type="simple" xlink:href="https://www.ukrinform.ua/rubric-ato/3716560-deportovani-diti-svidkiv-zlociniv-rosia-namagaetsa-ne-vidpuskati.html" text:style-name="Internet_20_link" text:visited-style-name="Visited_20_Internet_20_Link">
Deported Children: Witnesses of Crimes Russia Try to Insepass</text:a>
According to him, such a coalition is gradually formed, but it is important to create it only on paper. "I want to create an effective mechanism, an effective site that will have specific results," Ombudsman stressed.</text:p>
      <text:p text:style-name="P4">
He noted that many countries are ready to raise the issue of returning Ukrainians from RFNU the highest levels, but they say that the Russians <text:a xlink:type="simple" xlink:href="https://www.ukrinform.ua/tag-diti" text:style-name="Internet_20_link" text:visited-style-name="Visited_20_Internet_20_Link">
children</text:a>
The homeland will not agree to transfer. She who really wants to become a mediator in this process. “I suggest them to return at least one specific child. Unfortunately, everything is going on, ”Ombudsman added.</text:p>
      <text:p text:style-name="P4">
<text:span text:style-name="T4">
 Read also: </text:span>
 <text:a xlink:type="simple" xlink:href="https://www.ukrinform.ua/rubric-society/3716771-rosia-deportuvala-ponad-45-tisaci-sirit-i-ditej-bez-batkivskogo-pikluvanna-veresuk.html" text:style-name="Internet_20_link" text:visited-style-name="Visited_20_Internet_20_Link">
Russia deported more than 4.5 thousand orphans and children of Bezbatkovsky care - Vereshchuk</text:a>
As reported by Ukrinform, Lubinets has previously stated that the Ukrainian authorities Factically fixes the forced movement of our children from the temporarily -corresponding territory of Ukraine to the territory of Russia.</text:p>
      <text:p text:style-name="P4">
News Source: <text:a xlink:type="simple" xlink:href="https://www.ukrinform.ua/rubric-society/3726981-kraini-aki-mogli-b-dopomogti-povernuti-z-rf-deportovanih-ditej-ne-kvaplatsa-lubinec.html" text:style-name="Internet_20_link" text:visited-style-name="Visited_20_Internet_20_Link">
https://www.ukrinform.ua/rubric-society/3726981-kraini-aki-mogli-b-dopomogti-povernuti-z-rf-deportovanih-ditej-ne-kvaplatsa-lubinec.html</text:a>
</text:p>
      <!--NEWS-->
      <text:h text:style-name="P10" text:outline-level="1">
<text:span text:style-name="T4">
In Ukraine on weekends there will be heat with rains and thunderstorms</text:span>
</text:h>
      <text:p text:style-name="P4">
Authors: Ukrinform (Person)</text:p>
      <text:p text:style-name="P4">
Publisher: Укринформ (Organization)</text:p>
      <text:p text:style-name="P4">
Published Time: 2023-06-23T21:21:00+03:00</text:p>
      <text:p text:style-name="P4">
Modified Time: 2023-06-23T21:21:00+03:00</text:p>
      <text:p text:style-name="P4">
Description: The weather on the weekend of June 24-25 in different regions of Ukraine will differ: in the event it will be cool, in the rest of the territory-heat. At the same time, umbrellas will be useful for almost all Ukrainians. - Ukrinform.</text:p>
      <text:p text:style-name="P4">
Images: ['<text:a xlink:type="simple" xlink:href="https://static.ukrinform.com/photos/2018_04/thumb_files/630_360_1523985019-8284.jpg" text:style-name="Internet_20_link" text:visited-style-name="Visited_20_Internet_20_Link">
630_360_15239...</text:a>
']</text:p>
      <text:p text:style-name="P4">
Tags: ['Дощ', 'Гроза', 'Погода', 'Спека']</text:p>
      <text:p text:style-name="P4">
Type: Article</text:p>
      <!--METADATA-->
      <text:p text:style-name="P4">
<draw:frame draw:style-name="fr1" draw:name="Image220" text:anchor-type="as-char" svg:width="6.9236in" svg:height="3.956343in" draw:z-index="0">
<draw:image xlink:href="../Images/yкринформ/2023-06-23T21-21-00-03-00/630_360_1523985019-8284.jpg" xlink:type="simple" xlink:show="embed" xlink:actuate="onLoad" draw:mime-type="image/jpeg"/>
</draw:frame>
The weather of the glowing on June 24-25 in different regions of Ukraine will differ: in the greetings cool, in the rest of the territory-heat. At the same time, umbrellas will be caused by almost all Ukrainians.</text:p>
      <text:p text:style-name="P4">
Ukrinform was reported in <text:a xlink:type="simple" xlink:href="https://ua.sinoptik.ua/%D0%BF%D0%BE%D0%B3%D0%BE%D0%B4%D0%B0-%D0%BA%D0%B8%D1%97%D0%B2" text:style-name="Internet_20_link" text:visited-style-name="Visited_20_Internet_20_Link">
Sinoptik.ua</text:a>
.</text:p>
      <text:p text:style-name="P4">
За даними синоптиків, у суботу на сході, півдні, півночі та в центрі країнипануватиме спекотна погода (+29…+31 ° C)With short -term rains and thunderstorms. There will be only rainfall in Zaporizhzhya and Kherson regions. The western holes will be much cooler - about +19… +22 ° C.</text:p>
      <text:p text:style-name="P4">
On Sunday in Donetsk, Lugansk, <text:a xlink:type="simple" xlink:href="https://ua.sinoptik.ua/%D0%BF%D0%BE%D0%B3%D0%BE%D0%B4%D0%B0-%D1%85%D0%B0%D1%80%D0%BA%D1%96%D0%B2" text:style-name="Internet_20_link" text:visited-style-name="Visited_20_Internet_20_Link">
Kharkiv</text:a>
, Mykolaiv, Kherson, Odessa, Dnipropetrovsk and Zaporizhzhya region thermometers will show +27… +29 ° C. In the north and in the center are expected maximum comfortable +22… +24 ° C, in the western regions - +20… +22 ° C. The day will also be rainy, with thunderstorms. The bad weather will only pass Dnipropetrovsk, Donetsk, Kherson and Zaporizhzhya regions.</text:p>
      <text:p text:style-name="P4">
*!(https://www.ukrinform.ua/rubric-regions/3726345-v-ukraini-zavtra-utrimaetsa-speka-perevazno-bez-opadiv.html)On Monday, thermometers will show +23… +25 ° C on Monday in the country. In the south and east will be hot - +28… +30 ° C. Without precipitation, the weather will only be in Kherson, Zaporizhia, Lviv, Volyn, Rivne, [Kyiv] at the beginning of the week.(https://ua.sinoptik.ua/%D0%BF%D0%BE%D0%B3%D0%BE%D0%B4%D0%B0-%D0%BA%D0%B8%D1%97%D0%B2)and Zhytomyr regions.</text:p>
      <text:p text:style-name="P4">
Forecasters also warn that on June 24-25 in the southern, eastern and central regions of Ukraine, an extraordinary level of fire safety is expected.</text:p>
      <text:p text:style-name="P4">
News Source: <text:a xlink:type="simple" xlink:href="https://www.ukrinform.ua/rubric-regions/3726742-v-ukraini-na-vihidnih-bude-speka-z-dosami-i-grozami.html" text:style-name="Internet_20_link" text:visited-style-name="Visited_20_Internet_20_Link">
https://www.ukrinform.ua/rubric-regions/3726742-v-ukraini-na-vihidnih-bude-speka-z-dosami-i-grozami.html</text:a>
</text:p>
      <!--NEWS-->
      <text:h text:style-name="P10" text:outline-level="1">
<text:span text:style-name="T4">
No answer from the Ombudsman: Lubinets - about captive Ukrainians in Hungary</text:span>
</text:h>
      <text:p text:style-name="P4">
Authors: Ukrinform (Person)</text:p>
      <text:p text:style-name="P4">
Publisher: Укринформ (Organization)</text:p>
      <text:p text:style-name="P4">
Published Time: 2023-06-23T21:22:00+03:00</text:p>
      <text:p text:style-name="P4">
Modified Time: 2023-06-23T21:22:00+03:00</text:p>
      <text:p text:style-name="P4">
Description: The Hungarian Ombudsman left unanswered by the Commissioner of the Verkhovna Rada for Human Rights Dmitry Lubinz regarding the Ukrainian soldiers who were prisoners of war and whom Russia transferred to Hungary. - Ukrinform.</text:p>
      <text:p text:style-name="P4">
Images: ['<text:a xlink:type="simple" xlink:href="https://static.ukrinform.com/photos/2023_06/thumb_files/630_360_1687344800-493.jpg" text:style-name="Internet_20_link" text:visited-style-name="Visited_20_Internet_20_Link">
630_360_16873...</text:a>
']</text:p>
      <text:p text:style-name="P4">
Tags: ['Угорщина', 'Полонені', 'Дмитро Лубінець', 'Єдині новини']</text:p>
      <text:p text:style-name="P4">
Type: Article</text:p>
      <!--METADATA-->
      <text:p text:style-name="P4">
<draw:frame draw:style-name="fr1" draw:name="Image221" text:anchor-type="as-char" svg:width="6.9236in" svg:height="3.956343in" draw:z-index="0">
<draw:image xlink:href="../Images/yкринформ/2023-06-23T21-22-00-03-00/630_360_1687344800-493.jpg" xlink:type="simple" xlink:show="embed" xlink:actuate="onLoad" draw:mime-type="image/jpeg"/>
</draw:frame>
The Hungarian Ombudsman left unanswered by the request of the Verkhovna Rada of Right -Lubinets to the Ukrainian soldiers who were transferred to Hungary by the Buli -Bully -Bullya and whom Russia.</text:p>
      <text:p text:style-name="P4">
He said this on the air of the Teleterna "One News", Ukrinform reports.</text:p>
      <text:p text:style-name="P4">
“I appealed to the Hungarian Ombudsman as soon as I received information on the interview of our citizens in this status, and asked how it turned out that the Ukrainian citizens who have the official status of prisoners of war in the territory of the RPF moved in some way to the territory <text:a xlink:type="simple" xlink:href="https://www.ukrinform.ua/tag-ugorsina" text:style-name="Internet_20_link" text:visited-style-name="Visited_20_Internet_20_Link">
Hungary</text:a>
? Where are they? In what conditions? Why do they not allow Ukrainian diplomats? Unfortunately, he received no response from Hungarian colleague, so he turned to an international institution that can evaluate Ombudsman's actions, ”Lubinets said.</text:p>
      <text:p text:style-name="P4">
According to him, now eight Ukrainian soldiers remain in the territory of Hungary in conditions, similar to captivity: they have a limited circle of communication, removed mobile phones. Some came to relatives, but communication was very short and only in the presence of the Hungarian side.</text:p>
      <text:p text:style-name="P4">
Earlier, Lubinets informed that Hungary had violated the international humanitarian law, because it is impossible to simply take and take prisoners of war from the territory of the Russian Federation.</text:p>
      <text:p text:style-name="P4">
<text:span text:style-name="T4">
 Read also: </text:span>
 <text:a xlink:type="simple" xlink:href="https://www.ukrinform.ua/rubric-society/3725761-lubinec-pro-ukrainskih-polonenih-ugorsina-porusila-miznarodne-gumanitarne-pravo.html" text:style-name="Internet_20_link" text:visited-style-name="Visited_20_Internet_20_Link">
Lubinets - about Ukrainian prisoners: <text:span text:style-name="T4">
 Hungary </text:span>
 has violated international humanitarian law</text:a>
As <text:a xlink:type="simple" xlink:href="https://www.ukrinform.ua/rubric-polytics/3720617-mzs-vimagae-v-ugorsini-detalnu-informaciu-pro-zvilnenih-polonenih-i-dostupu-do-nih-konsula.html" text:style-name="Internet_20_link" text:visited-style-name="Visited_20_Internet_20_Link">
reported</text:a>
, On June 9, the Ministry of Foreign Affairs of Ukraine invited a temporary attorney for Hungary and submitted to him a request to provide detailed information on the Budapestu -Ukrainian prisoners of war transmitted by Russia and to provide access to them immediately.</text:p>
      <text:p text:style-name="P4">
It was also reported that the Ukrainian government was not informed of the relevant transfers between the Hungarian and Russian sides. The fact that Russia is pre-allocated for eleven Ukrainians of Hungarian descent, the Ukrainian navigated from public statements of Viceremier-Minister of Hungary Zolt Shemienna Hungarian media.With the assistance of the Embassy of Ukraine in Hungary, three Ukrainian citizens of prisoners of war were returned to Ukraine.</text:p>
      <text:p text:style-name="P4">
News Source: <text:a xlink:type="simple" xlink:href="https://www.ukrinform.ua/rubric-ato/3726989-zodnoi-vidpovidi-vid-ombudsmena-lubinec-pro-polonenih-ukrainciv-v-ugorsini.html" text:style-name="Internet_20_link" text:visited-style-name="Visited_20_Internet_20_Link">
https://www.ukrinform.ua/rubric-ato/3726989-zodnoi-vidpovidi-vid-ombudsmena-lubinec-pro-polonenih-ukrainciv-v-ugorsini.html</text:a>
</text:p>
      <!--NEWS-->
      <text:h text:style-name="P10" text:outline-level="1">
<text:span text:style-name="T4">
Preparation for Winter and Formation of Equipment: Ministry of Energy hopes to cooperate with USAID</text:span>
</text:h>
      <text:p text:style-name="P4">
Authors: Ukrinform (Person)</text:p>
      <text:p text:style-name="P4">
Publisher: Укринформ (Organization)</text:p>
      <text:p text:style-name="P4">
Published Time: 2023-06-23T21:25:10+03:00</text:p>
      <text:p text:style-name="P4">
Modified Time: 2023-06-23T21:25:10+03:00</text:p>
      <text:p text:style-name="P4">
Description: Preparation for winter and equipment formation have become the central topics of the Minister of Energy of Ukraine Herman Galushchenko and the Deputy Administrator of the United States Agency for International Development (USAID) Erin McKi. - Ukrinform.</text:p>
      <text:p text:style-name="P4">
Images: ['<text:a xlink:type="simple" xlink:href="https://static.ukrinform.com/photos/2023_06/thumb_files/630_360_1687544571-549.jpg" text:style-name="Internet_20_link" text:visited-style-name="Visited_20_Internet_20_Link">
630_360_16875...</text:a>
']</text:p>
      <text:p text:style-name="P4">
Tags: ['Міненерго', 'USAID', 'допомога', 'Галущенко']</text:p>
      <text:p text:style-name="P4">
Type: Article</text:p>
      <!--METADATA-->
      <text:p text:style-name="P4">
<draw:frame draw:style-name="fr1" draw:name="Image222" text:anchor-type="as-char" svg:width="6.9236in" svg:height="3.956343in" draw:z-index="0">
<draw:image xlink:href="../Images/yкринформ/2023-06-23T21-25-10-03-00/630_360_1687544571-549.jpg" xlink:type="simple" xlink:show="embed" xlink:actuate="onLoad" draw:mime-type="image/jpeg"/>
</draw:frame>
Winter training and equipment formation have become the central topics of the Energy Minister of Ukraine Herman Galushchenko and the Deputy US Administration for International Development(USAID)Erin McKi.</text:p>
      <text:p text:style-name="P4">
According to Ukrinform, this was reported <text:a xlink:type="simple" xlink:href="https://www.mev.gov.ua/novyna/pidhotovka-do-zymy-ta-formuvannya-zapasiv-obladnannya-zustrich-ministra-enerhetyky-hermana" text:style-name="Internet_20_link" text:visited-style-name="Visited_20_Internet_20_Link">
Ministry press service</text:a>
.</text:p>
      <text:p text:style-name="P4">
It is noted that within the framework of the Conference on Recovery of Ukraine Energy Minister Germanko and Deputy Minister Yaroslav Demchenko held a meeting with a deputy of the administrator(USAID)Erin McKi.</text:p>
      <text:p text:style-name="P4">
"The main topic of conversation is to strengthen cooperation to strengthen the sustainability of the Ukrainian energy sector and support the Ministry of Energy in the implementation of reforms," the message is reported.</text:p>
      <text:p text:style-name="P4">
Galushchenko and Mackee emphasized on the preparation for the winter and the participation of USAID Project security in the purchase of the necessary energy equipment through the energy support fund and the contribution of the US side - $ 25 million. - Fund.</text:p>
      <text:p text:style-name="P4">
“We understand that with the approach of winter, the enemy can increase strokes on civil energy infrastructure. Accordingly, we already need to form reservations in order to recover in the event of shocks and damage as soon as possible, ”Galushchenko said.</text:p>
      <text:p text:style-name="P4">
He expressed his hope that further cooperation, in particular in the purchase of energy support funds, would continue to be even more efficient.</text:p>
      <text:p text:style-name="P4">
“It is very important that all the necessary equipment and equipment needed by our energy companies and that have already been purchased at the expense of the Fund are received on time. Certain energy security of the country, ”Galushchenko added.</text:p>
      <text:p text:style-name="P4">
<text:span text:style-name="T4">
 Read also: </text:span>
 <text:a xlink:type="simple" xlink:href="https://www.ukrinform.ua/rubric-economy/3720786-minenergo-i-miznarodna-energeticna-agencia-domovilisa-pro-dopomogu-ukraini.html" text:style-name="Internet_20_link" text:visited-style-name="Visited_20_Internet_20_Link">
Ministry of Energy and International Energy Agency have agreed on Ukraine</text:a>
Also, in the context of winter challenges and further development of the power system, the parties have developed the importance of decentralization of generation and development of solar, wind generation, energy storage and networks.</text:p>
      <text:p text:style-name="P4">
It was also about "the possibility of technical assistance and development of tools that will allow to raise additional funds to perform the projects in the RES sector", added to <text:a xlink:type="simple" xlink:href="https://www.ukrinform.ua/tag-minenergo" text:style-name="Internet_20_link" text:visited-style-name="Visited_20_Internet_20_Link">
Ministry of Energy</text:a>
 .</text:p>
      <text:p text:style-name="P4">
<text:span text:style-name="T5">
Foto: Ministry of Energy</text:span>
</text:p>
      <text:p text:style-name="P4">
News Source: <text:a xlink:type="simple" xlink:href="https://www.ukrinform.ua/rubric-economy/3726986-pidgotovka-do-zimi-ta-formuvanna-zapasiv-obladnanna-minenergo-spodivaetsa-na-spivpracu-z-usaid.html" text:style-name="Internet_20_link" text:visited-style-name="Visited_20_Internet_20_Link">
https://www.ukrinform.ua/rubric-economy/3726986-pidgotovka-do-zimi-ta-formuvanna-zapasiv-obladnanna-minenergo-spodivaetsa-na-spivpracu-z-usaid.html</text:a>
</text:p>
      <!--NEWS-->
      <text:h text:style-name="P10" text:outline-level="1">
<text:span text:style-name="T4">
The 3x3 Basketball Women's Basketball Team was unable to go to the European Games playoffs</text:span>
</text:h>
      <text:p text:style-name="P4">
Authors: Ukrinform (Person)</text:p>
      <text:p text:style-name="P4">
Publisher: Укринформ (Organization)</text:p>
      <text:p text:style-name="P4">
Published Time: 2023-06-23T21:29:00+03:00</text:p>
      <text:p text:style-name="P4">
Modified Time: 2023-06-23T21:29:00+03:00</text:p>
      <text:p text:style-name="P4">
Description: Ukrainians became third in the group. - Ukrinform.</text:p>
      <text:p text:style-name="P4">
Images: ['<text:a xlink:type="simple" xlink:href="https://static.ukrinform.com/photos/2023_06/thumb_files/630_360_1687544791-253.jpg" text:style-name="Internet_20_link" text:visited-style-name="Visited_20_Internet_20_Link">
630_360_16875...</text:a>
']</text:p>
      <text:p text:style-name="P4">
Tags: ['Баскетбол', 'Європейські ігри']</text:p>
      <text:p text:style-name="P4">
Type: Article</text:p>
      <!--METADATA-->
      <text:p text:style-name="P4">
<draw:frame draw:style-name="fr1" draw:name="Image224" text:anchor-type="as-char" svg:width="6.9236in" svg:height="3.956343in" draw:z-index="0">
<draw:image xlink:href="../Images/yкринформ/2023-06-23T21-29-00-03-00/630_360_1687544791-253.jpg" xlink:type="simple" xlink:show="embed" xlink:actuate="onLoad" draw:mime-type="image/jpeg"/>
</draw:frame>
Ukrainiancists were third in the group.</text:p>
      <text:p text:style-name="P4">
The 3x3 Basketball Women's Basketball Team has completed its performances on European games 2023, which are held in Krakow, Ukrinform reports.</text:p>
      <text:p text:style-name="P4">
The Ukrainians became third in the group - in three national teams after the group stage, one victory was won, but Ukraine gave way to Poland.</text:p>
      <text:p text:style-name="P4">
The Ukrainians started at a victory over Poland - 19:16. In the second match, the Ukrainian team lost Estonia(13:14), last - Lithuania(14:21).</text:p>
      <text:p text:style-name="P4">
<text:span text:style-name="T4">
Читайте також:</text:span>
 <text:a xlink:type="simple" xlink:href="https://www.ukrinform.ua/rubric-sports/3726633-zbirna-ukraini-z-basketbolu-3h3-provela-dva-matci-na-evropejskih-igrah.html" text:style-name="Internet_20_link" text:visited-style-name="Visited_20_Internet_20_Link">
 Збірна України з <text:span text:style-name="T4">
баскетбол</text:span>
 у 3х3 провела два матчі наЄвропейських іграх </text:a>
From the group to the quarterfinals came the national teams of Lithuania and Poland.</text:p>
      <text:p text:style-name="P4">
Photo: noc-ukr.org</text:p>
      <text:p text:style-name="P4">
News Source: <text:a xlink:type="simple" xlink:href="https://www.ukrinform.ua/rubric-sports/3726988-zinoca-zbirna-ukraini-z-basketbolu-3h3-ne-zmogla-vijti-v-plejof-evropejskih-igor.html" text:style-name="Internet_20_link" text:visited-style-name="Visited_20_Internet_20_Link">
https://www.ukrinform.ua/rubric-sports/3726988-zinoca-zbirna-ukraini-z-basketbolu-3h3-ne-zmogla-vijti-v-plejof-evropejskih-igor.html</text:a>
</text:p>
      <!--NEWS-->
      <text:h text:style-name="P10" text:outline-level="1">
<text:span text:style-name="T4">
Shepelev won the "bronze" of European games in a triple jump</text:span>
</text:h>
      <text:p text:style-name="P4">
Authors: Ukrinform (Person)</text:p>
      <text:p text:style-name="P4">
Publisher: Укринформ (Organization)</text:p>
      <text:p text:style-name="P4">
Published Time: 2023-06-23T21:38:08+03:00</text:p>
      <text:p text:style-name="P4">
Modified Time: 2023-06-23T21:38:08+03:00</text:p>
      <text:p text:style-name="P4">
Description: The first medal of Ukraine in athletics. - Ukrinform.</text:p>
      <text:p text:style-name="P4">
Images: ['<text:a xlink:type="simple" xlink:href="https://static.ukrinform.com/photos/2023_06/thumb_files/630_360_1687545403-886.jpg" text:style-name="Internet_20_link" text:visited-style-name="Visited_20_Internet_20_Link">
630_360_16875...</text:a>
']</text:p>
      <text:p text:style-name="P4">
Tags: ['Легка атлетика', 'Європейські ігри']</text:p>
      <text:p text:style-name="P4">
Type: Article</text:p>
      <!--METADATA-->
      <text:p text:style-name="P4">
<draw:frame draw:style-name="fr1" draw:name="Image225" text:anchor-type="as-char" svg:width="6.9236in" svg:height="3.956343in" draw:z-index="0">
<draw:image xlink:href="../Images/yкринформ/2023-06-23T21-38-08-03-00/630_360_1687545403-886.jpg" xlink:type="simple" xlink:show="embed" xlink:actuate="onLoad" draw:mime-type="image/jpeg"/>
</draw:frame>
The first of Ukraine in athletics.</text:p>
      <text:p text:style-name="P4">
Ukrainian athlete Vladislav Shepelev became a bronze medalist of European games 2023 in a triple jump, Ukrinform reports.</text:p>
      <text:p text:style-name="P4">
Shepelev took the final third place with a result of 16.67 m. "Gold" reached the tobia Bokki(16,84), silver - Turk Nagged era(16,71).</text:p>
      <text:p text:style-name="P4">
Зазначимо, що медалісти з легкої атлетики на Європейських іграх визначаютьсяза підсумками виступів спортсменів у трьох дивізіонах командного чемпіонатуЄвропи.</text:p>
      <text:p text:style-name="P4">
Це перша медаль збірної України з легкої атлетики на Європейських іграх.</text:p>
      <text:p text:style-name="P4">
<text:span text:style-name="T4">
Читайте також:</text:span>
 <text:a xlink:type="simple" xlink:href="https://www.ukrinform.ua/rubric-sports/3726152-legkoatlet-vladislav-sepelev-u-sektori-vdalosa-vse-i-navit-triski-bilse.html" text:style-name="Internet_20_link" text:visited-style-name="Visited_20_Internet_20_Link">
 Легкоатлет Владислав Шепелєв: У секторі вдалося все інавіть трішки більше </text:a>
As reported by Ukrinform, the "blue and yellow" took second place in the second divisionalite returned to the elite division of the team championship of Europe.</text:p>
      <text:p text:style-name="P4">
Photo: noc-ukr.org</text:p>
      <text:p text:style-name="P4">
News Source: <text:a xlink:type="simple" xlink:href="https://www.ukrinform.ua/rubric-sports/3726991-sepelev-zdobuv-bronzu-evropejskih-igor-u-potrijnomu-stribku.html" text:style-name="Internet_20_link" text:visited-style-name="Visited_20_Internet_20_Link">
https://www.ukrinform.ua/rubric-sports/3726991-sepelev-zdobuv-bronzu-evropejskih-igor-u-potrijnomu-stribku.html</text:a>
</text:p>
      <!--NEWS-->
      <text:h text:style-name="P10" text:outline-level="1">
<text:span text:style-name="T4">
EU calls Armenia and Azerbaijan to reduce tension and de -escalation</text:span>
</text:h>
      <text:p text:style-name="P4">
Authors: Ukrinform (Person)</text:p>
      <text:p text:style-name="P4">
Publisher: Укринформ (Organization)</text:p>
      <text:p text:style-name="P4">
Published Time: 2023-06-23T21:39:00+03:00</text:p>
      <text:p text:style-name="P4">
Modified Time: 2023-06-23T21:39:00+03:00</text:p>
      <text:p text:style-name="P4">
Description: The European Union monitors the growing tension between Armenia and Azerbaijan and invites both parties to find mutually acceptable decisions for de -escalation. - Ukrinform.</text:p>
      <text:p text:style-name="P4">
Images: ['<text:a xlink:type="simple" xlink:href="https://static.ukrinform.com/photos/2020_10/thumb_files/630_360_1603365429-408.jpg" text:style-name="Internet_20_link" text:visited-style-name="Visited_20_Internet_20_Link">
630_360_16033...</text:a>
']</text:p>
      <text:p text:style-name="P4">
Tags: ['Азербайджан', 'Євросоюз', 'Нагірний Карабах', 'Вірменія']</text:p>
      <text:p text:style-name="P4">
Type: Article</text:p>
      <!--METADATA-->
      <text:p text:style-name="P4">
<draw:frame draw:style-name="fr1" draw:name="Image226" text:anchor-type="as-char" svg:width="6.9236in" svg:height="3.956343in" draw:z-index="0">
<draw:image xlink:href="../Images/yкринформ/2023-06-23T21-39-00-03-00/630_360_1603365429-408.jpg" xlink:type="simple" xlink:show="embed" xlink:actuate="onLoad" draw:mime-type="image/jpeg"/>
</draw:frame>
The European Union carefully monitors the growing tension between Armenia and Azerbaijan and invites both parties to find mutually acceptable de -escalation.</text:p>
      <text:p text:style-name="P4">
According to Ukrinform, this is stated in the statement of the EU spokesman, published on <text:a xlink:type="simple" xlink:href="https://www.eeas.europa.eu/eeas/armeniaazerbaijan-statement-spokesperson-growing-tensions_en" text:style-name="Internet_20_link" text:visited-style-name="Visited_20_Internet_20_Link">
the site of the European Foreign Action Service</text:a>
.</text:p>
      <text:p text:style-name="P4">
«ЄС уважно слідкує за зростаючою напругою між Азербайджаном та Вірменією, щовідбувається протягом кількох минулих тижнів, коли щоденно надходятьповідомлення про інциденти зі <text:a xlink:type="simple" xlink:href="https://www.ukrinform.ua/tag-strilanina" text:style-name="Internet_20_link" text:visited-style-name="Visited_20_Internet_20_Link">
 стрільбою </text:a>
Along the international borders of these countries, in addition to such integers on the contact line in Karabakh. The almost complete blockade of Lachynsky Coridor, which has been introduced since June 15, is very disturbing. It is directly threatened by the local population and gives rise to serious fears of the conceptual humanitarian crisis, ”the document reads.</text:p>
      <text:p text:style-name="P4">
According to the spokeswoman, as a result of a series of meetings at a high -level European Union continues to make efforts at the highest political level, in order to help relieve this tension and find mutually acceptable solutions.</text:p>
      <text:p text:style-name="P4">
*!(https://www.ukrinform.ua/rubric-world/3718291-u-virmenii-zaavili-pro-mozlivist-miru-z-azerbajdzanom-vze-do-kinca-roku.html)As it was reported, Armenia and Azerbaijan have been fighting for the Nagorny Karabakh twice over the last 30 years. After a large -scale conflict in 2020, Bakut Yerevan entered into a truce, which is regularly accused of single. The EU makes an effort to find a peaceful resolution of conflict, with the sovereignty and territorial integrity of the parties.</text:p>
      <text:p text:style-name="P4">
News Source: <text:a xlink:type="simple" xlink:href="https://www.ukrinform.ua/rubric-world/3726992-evrosouz-zaklikae-virmeniu-j-azerbajdzan-do-znizenna-naprugi-ta-deeskalacii.html" text:style-name="Internet_20_link" text:visited-style-name="Visited_20_Internet_20_Link">
https://www.ukrinform.ua/rubric-world/3726992-evrosouz-zaklikae-virmeniu-j-azerbajdzan-do-znizenna-naprugi-ta-deeskalacii.html</text:a>
</text:p>
      <!--NEWS-->
      <text:h text:style-name="P10" text:outline-level="1">
<text:span text:style-name="T4">
The KSCA ignored the prosecutors' requests for documents on the expense of one million hryvnias</text:span>
</text:h>
      <text:p text:style-name="P4">
Authors: Ukrinform (Person)</text:p>
      <text:p text:style-name="P4">
Publisher: Укринформ (Organization)</text:p>
      <text:p text:style-name="P4">
Published Time: 2023-06-23T21:41:00+03:00</text:p>
      <text:p text:style-name="P4">
Modified Time: 2023-06-23T21:41:00+03:00</text:p>
      <text:p text:style-name="P4">
Description: The departments of the Kyiv City State Administration ignored the requests of investigations on providing documents relevant in criminal proceedings. - Ukrinform.</text:p>
      <text:p text:style-name="P4">
Images: ['<text:a xlink:type="simple" xlink:href="https://static.ukrinform.com/photos/2018_03/thumb_files/630_360_1521195393-4177.jpg" text:style-name="Internet_20_link" text:visited-style-name="Visited_20_Internet_20_Link">
630_360_15211...</text:a>
']</text:p>
      <text:p text:style-name="P4">
Tags: ['КМДА', 'Прокуратура', 'Ремонт', 'Асфальт']</text:p>
      <text:p text:style-name="P4">
Type: Article</text:p>
      <!--METADATA-->
      <text:p text:style-name="P4">
<draw:frame draw:style-name="fr1" draw:name="Image227" text:anchor-type="as-char" svg:width="6.9236in" svg:height="3.956343in" draw:z-index="0">
<draw:image xlink:href="../Images/yкринформ/2023-06-23T21-41-00-03-00/630_360_1521195393-4177.jpg" xlink:type="simple" xlink:show="embed" xlink:actuate="onLoad" draw:mime-type="image/jpeg"/>
</draw:frame>
The departments of the Kyiv City State Administration ignored the receipt of documents relevant in criminal proceedings.</text:p>
      <text:p text:style-name="P4">
According to Ukrinform, the Kyiv City Prosecutor's Office reports in <text:a xlink:type="simple" xlink:href="https://t.me/kyiv_pro_office/2067" text:style-name="Internet_20_link" text:visited-style-name="Visited_20_Internet_20_Link">
telegram</text:a>
.</text:p>
      <text:p text:style-name="P4">
"Today, investigators in the procedural leadership of the prosecutor's office informed profunds to the Director of the Department of Housing and Communal Infrastructure of the KSCA with a poll of 1 million UAH of budget funds allocated for the work of the development of sidewalks and highways," - the message reads.</text:p>
      <text:p text:style-name="P4">
<text:span text:style-name="T4">
 Read also: </text:span>
 <text:span text:style-name="T4">
 <text:a xlink:type="simple" xlink:href="https://www.ukrinform.ua/rubric-kyiv/3726843-direktorovi-se-odnogo-departamentu-kmda-povidomili-pro-pidozru.html" text:style-name="Internet_20_link" text:visited-style-name="Visited_20_Internet_20_Link">
Director of another KSCA Department reported proopidosis</text:a>
</text:span>
</text:p>
      <text:p text:style-name="P4">
The prosecutor's office states that the losses caused by criminal offenses are confirmed by inspections of the work performed with the involvement of the expert with the expertise.</text:p>
      <text:p text:style-name="P4">
“It is also the fact that as of today, the contractor of the work of the sidewalks and the highway has not been carried out. At the same time official site <text:span text:style-name="T4">
 <text:a xlink:type="simple" xlink:href="https://www.ukrinform.ua/tag-kmda" text:style-name="Internet_20_link" text:visited-style-name="Visited_20_Internet_20_Link">
KSCA</text:a>
</text:span>
 reports that the work of conflict and asphalting is ongoing. It looks strange because the activated works referred to in the report of suspicion, signed by the tabbeet funds to the Department are fully transferred in December 2022, ”the message said.</text:p>
      <text:p text:style-name="P4">
<text:span text:style-name="T4">
 Read also: </text:span>
 <text:span text:style-name="T4">
 <text:a xlink:type="simple" xlink:href="https://www.ukrinform.ua/rubric-kyiv/3726347-arestovanomu-u-spravi-pro-zakrite-ukritta-cinovniku-kmda-ogolosili-se-odnu-pidozru.html" text:style-name="Internet_20_link" text:visited-style-name="Visited_20_Internet_20_Link">
arrested in a closed shelter to the official of the officials declared another suspicion</text:a>
</text:span>
</text:p>
      <text:p text:style-name="P4">
The prosecutor's office noted that "it is unclear, on the basis of which, the city authorities, not at the disposal of investigation documents, categorically states that the expertise was allegedly conducted" without proper study of a projected documentation of a visual inspection ", which is not true."</text:p>
      <text:p text:style-name="P4">
The department also stated that statements about the alleged assistance of the investigation and providing access to all the requested documents in criminal proceedings, in which the KSCA personnel were informed of suspicion, only the statements remain.<text:span text:style-name="T4">
 Read also: </text:span>
 <text:span text:style-name="T4">
 <text:a xlink:type="simple" xlink:href="https://www.ukrinform.ua/rubric-kyiv/3724962-u-kmda-sprostuvali-informaciu-pro-grafiki-cerguvan-uciteliv-u-skilnih-ukrittah.html" text:style-name="Internet_20_link" text:visited-style-name="Visited_20_Internet_20_Link">
in the KSCA refuted information about the schedules of duty teachers in school shelters</text:a>
</text:span>
</text:p>
      <text:p text:style-name="P4">
The receipt of these documents, as reported in the prosecutor's office, became possible only after the appeal of law enforcement agencies to court with appropriate petitions.</text:p>
      <text:p text:style-name="P4">
As reported by Ukrinform, on June 23, the Director of the Department of Housing and Communal Infrastructure of the Kyiv City State Administration _ <text:span text:style-name="T4">
 [reported Propress in the waste of UAH 1 million]](https://www.ukrinform.ua/rubric-kyiv/3726843-direktorovi-se-odnogo-departamentu-kmda-povidomili-pro-pidozru.html)</text:span>
 _ on the recovery of the sidewalk.</text:p>
      <text:p text:style-name="P4">
The KSCA responded to the suspicion of the Department to the Department of Budget Books, stating that as of now, all the necessary engineering robots with a project was being completed, so that the locals were provided with water supply. However, work on improvement and asphalting of the territory continues, so the money of the work of performers has not been transferred.</text:p>
      <text:p text:style-name="P4">
News Source: <text:a xlink:type="simple" xlink:href="https://www.ukrinform.ua/rubric-kyiv/3726993-v-kmda-proignoruvali-zapiti-prokuraturi-sodo-dokumentiv-za-faktom-roztrati-miljona-griven.html" text:style-name="Internet_20_link" text:visited-style-name="Visited_20_Internet_20_Link">
https://www.ukrinform.ua/rubric-kyiv/3726993-v-kmda-proignoruvali-zapiti-prokuraturi-sodo-dokumentiv-za-faktom-roztrati-miljona-griven.html</text:a>
</text:p>
      <!--NEWS-->
      <text:h text:style-name="P10" text:outline-level="1">
<text:span text:style-name="T4">
In Georgia, the largest music festival in the country started</text:span>
</text:h>
      <text:p text:style-name="P4">
Authors: Ukrinform (Person)</text:p>
      <text:p text:style-name="P4">
Publisher: Укринформ (Organization)</text:p>
      <text:p text:style-name="P4">
Published Time: 2023-06-23T21:45:00+03:00</text:p>
      <text:p text:style-name="P4">
Modified Time: 2023-06-23T21:45:00+03:00</text:p>
      <text:p text:style-name="P4">
Description: In the capital of Georgia, Tbilisi started the largest music festival called Tbilisi Open Air on Friday. - Ukrinform.</text:p>
      <text:p text:style-name="P4">
Images: ['<text:a xlink:type="simple" xlink:href="https://static.ukrinform.com/photos/2019_01/thumb_files/630_360_1548411970-259.jpg" text:style-name="Internet_20_link" text:visited-style-name="Visited_20_Internet_20_Link">
630_360_15484...</text:a>
']</text:p>
      <text:p text:style-name="P4">
Tags: ['Фестиваль', 'Грузія', 'Музика']</text:p>
      <text:p text:style-name="P4">
Type: Article</text:p>
      <!--METADATA-->
      <text:p text:style-name="P4">
<draw:frame draw:style-name="fr1" draw:name="Image228" text:anchor-type="as-char" svg:width="6.9236in" svg:height="3.956343in" draw:z-index="0">
<draw:image xlink:href="../Images/yкринформ/2023-06-23T21-45-00-03-00/630_360_1548411970-259.jpg" xlink:type="simple" xlink:show="embed" xlink:actuate="onLoad" draw:mime-type="image/jpeg"/>
</draw:frame>
On Friday, Tbilisi has started the largest music festival under Tbilisi Open Air on Friday.</text:p>
      <text:p text:style-name="P4">
As reports <text:a xlink:type="simple" xlink:href="https://www.ekhokavkaza.com/a/32472432.html" text:style-name="Internet_20_link" text:visited-style-name="Visited_20_Internet_20_Link">
Ukrinform</text:a>
, Echo of the Caucasus is reported.</text:p>
      <text:p text:style-name="P4">
The music event will take place on the Lisi Wonderland site and will last for a three day.</text:p>
      <text:p text:style-name="P4">
Among the special guests of the Georgian festival this year is the British expert Tom Odll, Icelandic rock band Kaleo, German band Moderat Tanimetsky DJ Ben Klok. In general, within <text:a xlink:type="simple" xlink:href="https://www.ukrinform.ua/tag-muzika" text:style-name="Internet_20_link" text:visited-style-name="Visited_20_Internet_20_Link">
musical</text:a>
More than 60 artists should perform actions.</text:p>
      <text:p text:style-name="P4">
For the first time, the Tbilisi Open Air festival took place in Tbilisi in 2009. The music event is considered to be the largest musical event in the region.</text:p>
      <text:p text:style-name="P4">
<text:span text:style-name="T4">
 Read also: </text:span>
 <text:a xlink:type="simple" xlink:href="https://www.ukrinform.ua/rubric-diaspora/3726311-na-litfestivali-u-berlini-predstavlat-muzicnij-albom-zadana-ta-gurzi-fokstroti.html" text:style-name="Internet_20_link" text:visited-style-name="Visited_20_Internet_20_Link">
on the lit -festival in Berlin will present <text:span text:style-name="T4">
 musical </text:span>
 album "Foxtrot" on poems of Ukrainian poets</text:a>
As reported <text:a xlink:type="simple" xlink:href="https://www.ukrinform.ua/rubric-culture/3714652-v-avstralijskomu-sidnei-rozpocavsa-soricnij-festival-vivid-sydney.html" text:style-name="Internet_20_link" text:visited-style-name="Visited_20_Internet_20_Link">
Ukrinform</text:a>
In Sydney, Australia, the annual festival of light, art and culture called Vivid Sydney was held, which is the largest event in the Southern Hemisphere.</text:p>
      <text:p text:style-name="P4">
The Vivid Sydney lasted 23 days, during which 50 lighting installations and 3D projections were demonstrated at an 8.5-kilometer illuminated alley. Performances with live music and restaurants were also giving away.</text:p>
      <text:p text:style-name="P4">
News Source: <text:a xlink:type="simple" xlink:href="https://www.ukrinform.ua/rubric-culture/3726995-u-gruzii-startuvav-najmasstabnisij-v-kraini-muzicnij-festival.html" text:style-name="Internet_20_link" text:visited-style-name="Visited_20_Internet_20_Link">
https://www.ukrinform.ua/rubric-culture/3726995-u-gruzii-startuvav-najmasstabnisij-v-kraini-muzicnij-festival.html</text:a>
</text:p>
      <!--NEWS-->
      <text:h text:style-name="P10" text:outline-level="1">
<text:span text:style-name="T4">
Australia will impose sanctions against the perpetrators of MH17 disaster</text:span>
</text:h>
      <text:p text:style-name="P4">
Authors: Ukrinform (Person)</text:p>
      <text:p text:style-name="P4">
Publisher: Укринформ (Organization)</text:p>
      <text:p text:style-name="P4">
Published Time: 2023-06-23T21:50:00+03:00</text:p>
      <text:p text:style-name="P4">
Modified Time: 2023-06-23T21:50:00+03:00</text:p>
      <text:p text:style-name="P4">
Description: The Australian Government intends to impose new sanctions against guilty in the sky over the East of Ukraine a passenger plane of the MH17 Malaysian Airlines, which was heading from Amsterdam to Kuala Lumpur. - Ukrinform.</text:p>
      <text:p text:style-name="P4">
Images: ['<text:a xlink:type="simple" xlink:href="https://static.ukrinform.com/photos/2021_07/thumb_files/630_360_1626500509-893.jpg" text:style-name="Internet_20_link" text:visited-style-name="Visited_20_Internet_20_Link">
630_360_16265...</text:a>
']</text:p>
      <text:p text:style-name="P4">
Tags: ['Австралія', 'MH17', 'Санкції', 'Росія']</text:p>
      <text:p text:style-name="P4">
Type: Article</text:p>
      <!--METADATA-->
      <text:p text:style-name="P4">
<draw:frame draw:style-name="fr1" draw:name="Image229" text:anchor-type="as-char" svg:width="6.9236in" svg:height="3.956343in" draw:z-index="0">
<draw:image xlink:href="../Images/yкринформ/2023-06-23T21-50-00-03-00/630_360_1626500509-893.jpg" xlink:type="simple" xlink:show="embed" xlink:actuate="onLoad" draw:mime-type="image/jpeg"/>
</draw:frame>
Governoria intends to impose new sanctions against guilty in the sky with a passenger plane of the MH17 Malaysian Airlines in the sky, which struck from Amsterdam to Kuala Lumpur.</text:p>
      <text:p text:style-name="P4">
According to Ukrinform, it reports <text:a xlink:type="simple" xlink:href="https://www.smh.com.au/politics/federal/australia-to-sanction-three-pro-russian-soldiers-over-mh17-tragedy-20230623-p5dj1y.html" text:style-name="Internet_20_link" text:visited-style-name="Visited_20_Internet_20_Link">
The Sydney Morning Herald</text:a>
.</text:p>
      <text:p text:style-name="P4">
Two pro -Russian soldiers who were found guilty of the MH17Malaysia Airlines aircraft, as well as the Russian army colonel will be applied to financial <text:a xlink:type="simple" xlink:href="https://www.ukrinform.ua/tag-sankcii" text:style-name="Internet_20_link" text:visited-style-name="Visited_20_Internet_20_Link">
sanctions</text:a>
Also, they were built in Australia.</text:p>
      <text:p text:style-name="P4">
Australia Foreign Minister Penny Wong officially announces Saturday's sanctions, and their introduction has resulted from Australia's close cooperation with coaches and other EU countries.</text:p>
      <text:p text:style-name="P4">
Two of those imposed by the sanctions - Russian citizen Sergiyadubinsky and citizen of Ukraine Leonid Kharchenko, were sentenced to a pre -age imprisonment by the Hague Court in November last year for their time in the Deadly Boeing 777 catastrophe of Ukraine in 2014.</text:p>
      <text:p text:style-name="P4">
The third man, Sergei Muchkayev, who was not tried in the Hague, is the former commander of the Musital Brigade of the Russian troops, which put a rocket that shot down the plane.</text:p>
      <text:p text:style-name="P4">
The implementation of sanctions will freeze any assets that these persons can keep in Australia and prohibit them to travel to the country.</text:p>
      <text:p text:style-name="P4">
<text:span text:style-name="T4">
 Read also: </text:span>
 [Russia in the UN International Court of Justice rejects evidence that <text:span text:style-name="T4">
 MH17 </text:span>
 knocked it down "(https://www.ukrinform.ua/rubric-polytics/3720138-rosia-v-miznarodnomu-sudi-oon-vidkidae-dokazi-togo-so-mh17-zbiv-ii-buk.html)As reported by Ukrinform, joint investigative group(JIT)In the investigation into the MH17 flight, in July 2014 in the sky above Donetsk region, it “there are significant signs that the President of the Russian Federation has made decisions on supplying heavy weapons to DNR fighters.</text:p>
      <text:p text:style-name="P4">
JIT also emphasized that MH17 knocked the Russian beech.</text:p>
      <text:p text:style-name="P4">
During the Press Conference on February 8, 2023, journalists were presented with audio files in which the Russians say that all decisions on the supply of "beech" are made by the suction of Ukraine, that is, Putin, as well as Putin and Igor Plotnitsky's audio.Joint investigative group(JIT)She reported that, despite the fact that multi -displayed information involved in the MH17 flight was being shot down, the evidence is not specific enough to lead to new court persecution.</text:p>
      <text:p text:style-name="P4">
The Passenger Boeing-777 "Malaysian Airlines", which operated the flight of MH17 Zamterdam to Kuala Lumpur, suffered a catastrophe in the temporarily occupied units of the region on July 17, 2014. On board the liner were 283 passengers of 15 crew members, all of them were killed.</text:p>
      <text:p text:style-name="P4">
News Source: <text:a xlink:type="simple" xlink:href="https://www.ukrinform.ua/rubric-world/3726997-avstralia-zaprovadit-sankcii-proti-vinnih-u-katastrofi-mh17.html" text:style-name="Internet_20_link" text:visited-style-name="Visited_20_Internet_20_Link">
https://www.ukrinform.ua/rubric-world/3726997-avstralia-zaprovadit-sankcii-proti-vinnih-u-katastrofi-mh17.html</text:a>
</text:p>
      <!--NEWS-->
      <text:h text:style-name="P10" text:outline-level="1">
<text:span text:style-name="T4">
Save Ukraine fund returned 121 stolen Ukrainian child from Russia</text:span>
</text:h>
      <text:p text:style-name="P4">
Authors: Ukrinform (Person)</text:p>
      <text:p text:style-name="P4">
Publisher: Укринформ (Organization)</text:p>
      <text:p text:style-name="P4">
Published Time: 2023-06-23T21:51:02+03:00</text:p>
      <text:p text:style-name="P4">
Modified Time: 2023-06-23T21:51:02+03:00</text:p>
      <text:p text:style-name="P4">
Description: The Save Ukraine Charitable Foundation has helped return 121 children who were illegally exported by Russian invaders from the territory of Ukraine. - Ukrinform.</text:p>
      <text:p text:style-name="P4">
Images: ['<text:a xlink:type="simple" xlink:href="https://static.ukrinform.com/photos/2023_05/thumb_files/630_360_1685537728-468.jpg" text:style-name="Internet_20_link" text:visited-style-name="Visited_20_Internet_20_Link">
630_360_16855...</text:a>
']</text:p>
      <text:p text:style-name="P4">
Tags: ['Депортація', 'Діти', 'Війна з Росією', 'Save Ukraine']</text:p>
      <text:p text:style-name="P4">
Type: Article</text:p>
      <!--METADATA-->
      <text:p text:style-name="P4">
<draw:frame draw:style-name="fr1" draw:name="Image230" text:anchor-type="as-char" svg:width="6.9236in" svg:height="3.956343in" draw:z-index="0">
<draw:image xlink:href="../Images/yкринформ/2023-06-23T21-51-02-03-00/630_360_1685537728-468.jpg" xlink:type="simple" xlink:show="embed" xlink:actuate="onLoad" draw:mime-type="image/jpeg"/>
</draw:frame>
The Save Ukraine Charitable Foundation has helped return 121 children who were exported by Russian invaders from the territory of Ukraine.</text:p>
      <text:p text:style-name="P4">
Dmitry Filipenko, Deputy Chairman of Saveukraine, said this in a comment to Ukrinform correspondent.</text:p>
      <text:p text:style-name="P4">
"As of today, we have already returned 121 children," he said.</text:p>
      <text:p text:style-name="P4">
According to Filipenko, during the last rescue mission it was possible to return 8 children from an orphanage who were illegally removed from the territory of Ukraine. "We have identified their location thanks to the children who were returned before. And two weeks ago, these eight children managed to return. We are now raising the question of their location," he said.</text:p>
      <text:p text:style-name="P4">
According to the deputy chairman Save Ukraine, other returned children were at least one of them. "Several children were also returned to their parents. They were returned to their grandparents," he added.</text:p>
      <text:p text:style-name="P4">
<text:span text:style-name="T4">
 Read also: </text:span>
 <text:a xlink:type="simple" xlink:href="https://www.ukrinform.ua/rubric-society/3717135-rosia-vidkidae-sprobi-insih-krain-stati-poserednikom-sodo-povernenna-ditej-mikola-kuleba.html" text:style-name="Internet_20_link" text:visited-style-name="Visited_20_Internet_20_Link">
Russia rejects the attempts of other countries to become a mediator to return children - Mykola Kuleb</text:a>
According to Filipenko, the funds have now identified 19,667 stolen Russia, and this figure is constantly increasing. "This means that we know their name, first name and patronymic, birth dates and approximate location. But numerical children are at times greater, the exact number of no one knows. Many children continue to be abducted by Russia in the occupied territories," -said he.</text:p>
      <text:p text:style-name="P4">
Filipenko indicated that the Government of Ukraine cannot work directly with the authorities of the aggressor state in the issue of returning deported <text:a xlink:type="simple" xlink:href="https://www.ukrinform.ua/tag-diti" text:style-name="Internet_20_link" text:visited-style-name="Visited_20_Internet_20_Link">
children</text:a>
, since diplomatic relations were destroyed, and therefore the main work was assumed by the organization of civil society. In the case of Save Ukraine, the Foundation receives relevant information in Russia through the "hotline" and direction from parents. After that begins the process of preparing the necessary documents for parents or jackets or authorized person(In the case of a orphanage)for a trip to RFTA return children.</text:p>
      <text:p text:style-name="P4">
*!(https://www.ukrinform.ua/rubric-society/3726981-kraini-aki-mogli-b-dopomogti-povernuti-z-rf-deportovanih-ditej-ne-kvaplatsa-lubinec.html)</text:p>
      <text:p text:style-name="P4">
According to him, since the direct automobile or other connection with Russia is coming, parents go through the neighboring cranes to the place where their children in Russia were identified. Often, the route can be more than 4 thousand km. Each rescue mission lasts from three weeks to a month, taking into account the preparation of documents.</text:p>
      <text:p text:style-name="P4">
According to Filipenko, on average, the cost of returning one child is about $ 4,000. That is why the Fund is currently being conducted, incl. abroad, a campaign for accumulation of funds for their activities to return to the growth of stolen children.</text:p>
      <text:p text:style-name="P4">
"The Russians gave children only to their parents and on the basis of all properly decorated doctors. In the event that they are about orphans, they were followed by an official representative from the orphanage from which they were abducted, with a proxy," - said Save Ukraine representative.</text:p>
      <text:p text:style-name="P4">
According to him, the Russian side has always tried to prevent the return to Ukraine, and with the issuance of an international criminal court of the arrestine on the partputin of various obstacles on the part of the Russians only increased. According to representatives of the UKRAINE, data on all cases with the dismissal of stolen children, as well as their testimony, are further sent, in particular, to the office of the ISS Prosecutor.</text:p>
      <text:p text:style-name="P4">
<text:span text:style-name="T4">
 Read also: </text:span>
 <text:a xlink:type="simple" xlink:href="https://www.ukrinform.ua/rubric-society/3704815-ombudsmen-vvazae-so-misia-oon-mogla-bi-rozsukuvati-deportovanih-do-rf-ukrainskih-ditej.html" text:style-name="Internet_20_link" text:visited-style-name="Visited_20_Internet_20_Link">
Ombudsman believes that the UN mission could search for Ukrainian children deported to the Russian Federation</text:a>
"The Russians try to make different obstacles. For example, if it is an assignment of a child, they are looking for opportunities not to take him into account and lack children. We had two such cases where the child could not be obtained and in a few days we lost information about their location "That is, they were moved from one institution to another. We try to identify where they are now," Filippenko said.</text:p>
      <text:p text:style-name="P4">
At the same time, he indicated that after the issue of the arrest of Putin and the "children's uburn" by Maria Lviv-Belova, who "adopted" a Ukrainian boy who wanted to adopt children in Ukraine.</text:p>
      <text:p text:style-name="P4">
As reported by Ukrinform, <text:a xlink:type="simple" xlink:href="https://www.ukrinform.ua/rubric-society/3726915-u-vidni-vidkrilasa-vistavka-pro-deportaciu-rosieu-ukrainskih-ditej.html" text:style-name="Internet_20_link" text:visited-style-name="Visited_20_Internet_20_Link">
in the capital of Austria opened the exhibition "Children during the Time"</text:a>
, which draws attention to the sufficiency of Ukrainian children as a result of Russian aggression and, in particular, to their non -consistent deportation to Russia and attempts by the Kremlin to change their identity.</text:p>
      <text:p text:style-name="P4">
<text:a xlink:type="simple" xlink:href="https://static.ukrinform.com/photos/2023_06/1687535134-8548.jpeg" text:style-name="Internet_20_link" text:visited-style-name="Visited_20_Internet_20_Link">
 </text:a>
 <text:a xlink:type="simple" xlink:href="https://static.ukrinform.com/photos/2023_06/1687535134-8219.jpeg" text:style-name="Internet_20_link" text:visited-style-name="Visited_20_Internet_20_Link">
</text:a>
 <text:a xlink:type="simple" xlink:href="https://static.ukrinform.com/photos/2023_06/1687535134-1258.jpeg" text:style-name="Internet_20_link" text:visited-style-name="Visited_20_Internet_20_Link">
</text:a>
 <text:a xlink:type="simple" xlink:href="https://static.ukrinform.com/photos/2023_06/1687535134-4012.jpeg" text:style-name="Internet_20_link" text:visited-style-name="Visited_20_Internet_20_Link">
</text:a>
 <text:a xlink:type="simple" xlink:href="https://static.ukrinform.com/photos/2023_06/1687535134-5467.jpeg" text:style-name="Internet_20_link" text:visited-style-name="Visited_20_Internet_20_Link">
</text:a>
 <text:a xlink:type="simple" xlink:href="https://static.ukrinform.com/photos/2023_06/1687535134-4243.jpeg" text:style-name="Internet_20_link" text:visited-style-name="Visited_20_Internet_20_Link">
</text:a>
 <text:a xlink:type="simple" xlink:href="https://static.ukrinform.com/photos/2023_06/1687535135-9956.jpeg" text:style-name="Internet_20_link" text:visited-style-name="Visited_20_Internet_20_Link">
</text:a>
 <text:a xlink:type="simple" xlink:href="https://static.ukrinform.com/photos/2023_06/1687535135-1304.jpeg" text:style-name="Internet_20_link" text:visited-style-name="Visited_20_Internet_20_Link">
</text:a>
 <text:a xlink:type="simple" xlink:href="https://static.ukrinform.com/photos/2023_06/1687535135-3300.jpeg" text:style-name="Internet_20_link" text:visited-style-name="Visited_20_Internet_20_Link">
</text:a>
 <text:a xlink:type="simple" xlink:href="https://static.ukrinform.com/photos/2023_06/1687535135-1525.jpeg" text:style-name="Internet_20_link" text:visited-style-name="Visited_20_Internet_20_Link">
</text:a>
The event is organized jointly by the Austrian Charitable Organization Kleine Herzen(“Little hearts”)and the Save Ukraine Charitable Foundation, which is engaged in the return of Ukrainian children from the Russian Federation.</text:p>
      <text:p text:style-name="P4">
News Source: <text:a xlink:type="simple" xlink:href="https://www.ukrinform.ua/rubric-society/3726998-fond-save-ukraine-povernuv-iz-rosii-121-vikradenu-ukrainsku-ditinu.html" text:style-name="Internet_20_link" text:visited-style-name="Visited_20_Internet_20_Link">
https://www.ukrinform.ua/rubric-society/3726998-fond-save-ukraine-povernuv-iz-rosii-121-vikradenu-ukrainsku-ditinu.html</text:a>
</text:p>
      <!--NEWS-->
      <text:h text:style-name="P10" text:outline-level="1">
<text:span text:style-name="T4">
The Russians fired five times the border of Chernihiv and Sumy region</text:span>
</text:h>
      <text:p text:style-name="P4">
Authors: Ukrinform (Person)</text:p>
      <text:p text:style-name="P4">
Publisher: Укринформ (Organization)</text:p>
      <text:p text:style-name="P4">
Published Time: 2023-06-23T21:57:00+03:00</text:p>
      <text:p text:style-name="P4">
Modified Time: 2023-06-23T21:57:00+03:00</text:p>
      <text:p text:style-name="P4">
Description: As of 21:00 on June 23, Russian troops fired at the border areas of Chernihiv and Sumy regions. - Ukrinform.</text:p>
      <text:p text:style-name="P4">
Images: ['<text:a xlink:type="simple" xlink:href="https://static.ukrinform.com/photos/2022_10/thumb_files/630_360_1667124180-530.jpg" text:style-name="Internet_20_link" text:visited-style-name="Visited_20_Internet_20_Link">
630_360_16671...</text:a>
']</text:p>
      <text:p text:style-name="P4">
Tags: ['Обстріл', 'Сумщина', 'Чернігівщина', 'Війна з Росією']</text:p>
      <text:p text:style-name="P4">
Type: Article</text:p>
      <!--METADATA-->
      <text:p text:style-name="P4">
<draw:frame draw:style-name="fr1" draw:name="Image241" text:anchor-type="as-char" svg:width="6.9236in" svg:height="3.956343in" draw:z-index="0">
<draw:image xlink:href="../Images/yкринформ/2023-06-23T21-57-00-03-00/630_360_1667124180-530.jpg" xlink:type="simple" xlink:show="embed" xlink:actuate="onLoad" draw:mime-type="image/jpeg"/>
</draw:frame>
As of 21:00 on June 23, the border territories of Chernihiv and Sumy regions were fired at 9:00 pm.</text:p>
      <text:p text:style-name="P4">
According to Ukrinform, the Operational Command "North" reports in <text:a xlink:type="simple" xlink:href="https://t.me/ok_pivnich1/3459" text:style-name="Internet_20_link" text:visited-style-name="Visited_20_Internet_20_Link">
telegram</text:a>
.</text:p>
      <text:p text:style-name="P4">
In the Chernihiv region invaders <text:a xlink:type="simple" xlink:href="https://www.ukrinform.ua/tag-obstril" text:style-name="Internet_20_link" text:visited-style-name="Visited_20_Internet_20_Link">
fired</text:a>
Two settlements. In particular, from 04: 38 to 05:00 9 hits were recorded, probably from a 120 mm mortar, a Unday of Karpovichi settlement.</text:p>
      <text:p text:style-name="P4">
From 19:55 to 20:15, 8 hits were recorded, probably from a 120-mm-mm-minute, in the area of Mikhalchyna Sloboda.</text:p>
      <text:p text:style-name="P4">
"There was no information about the loss of the local population or damage to civilian infrastructure," the message reads.</text:p>
      <text:p text:style-name="P4">
In Sumy region, the Russians fired at three settlements. Thus, from 12:57 to 13: 20, 7 hits were recorded, probably from a 120-mm mortar, in the district of Shaligyne.</text:p>
      <text:p text:style-name="P4">
From 13:05 to 13:10 there were 4 hit, probably from an 82-mm mining, in the area of the settlement of the middle-building.</text:p>
      <text:p text:style-name="P4">
From 18:20 to 19:03 13 hits were recorded, probably from a 120 mm mining, in the area of Sosnivka.</text:p>
      <text:p text:style-name="P4">
<text:span text:style-name="T4">
 Read also: </text:span>
 <text:a xlink:type="simple" xlink:href="https://www.ukrinform.ua/rubric-ato/3726946-vnaslidok-obstrilu-dnipropetrovsini-e-poranenij.html" text:style-name="Internet_20_link" text:visited-style-name="Visited_20_Internet_20_Link">
as a result of <text:span text:style-name="T4">
 shelling </text:span>
 in Dnipropetrovsk region is injured</text:a>
"There was no on the loss of the local population or damage to civilian infrastructure information," the statement said.</text:p>
      <text:p text:style-name="P4">
As reported <text:a xlink:type="simple" xlink:href="https://www.ukrinform.ua/rubric-regions/3726657-za-dobu-rosiani-atakuvali-desat-regioniv-ukraini-zvedenna-ova.html" text:style-name="Internet_20_link" text:visited-style-name="Visited_20_Internet_20_Link">
Ukrinform</text:a>
, the Russian army made attacks on 10 regions of Ukraine a day.</text:p>
      <text:p text:style-name="P4">
News Source: <text:a xlink:type="simple" xlink:href="https://www.ukrinform.ua/rubric-ato/3727000-rosiani-pat-raziv-obstrilali-prikordonna-cernigivsini-i-sumsini.html" text:style-name="Internet_20_link" text:visited-style-name="Visited_20_Internet_20_Link">
https://www.ukrinform.ua/rubric-ato/3727000-rosiani-pat-raziv-obstrilali-prikordonna-cernigivsini-i-sumsini.html</text:a>
</text:p>
      <!--NEWS-->
      <text:h text:style-name="P10" text:outline-level="1">
<text:span text:style-name="T4">
Ukrainian air defense has destroyed 3 shaped UAVs like</text:span>
</text:h>
      <text:p text:style-name="P4">
Author: ['АРМІЯINFORM']</text:p>
      <text:p text:style-name="P4">
Time: 2023-06-23T22:00:00-04:00</text:p>
      <text:p text:style-name="P4">
Description: Syogodni Vnochi Rosіyski Terorism took care of a worm casual missile ... War with Ukraine 2022, war with Ukraine Latest news today, News War with Ukraine 2022 Last for today, will there be a war between Ukraine and Russia and when the war with Ukraine will be either in 2022 or there will be or will be or will be No, will there be a war with Ukraine in the near future, they say, the war with Ukraine, Ukrainian news today, Ukrainian news in Ukrainian media in Russian</text:p>
      <text:p text:style-name="P4">
Images: ['<text:a xlink:type="simple" xlink:href="https://armyinform.com.ua/wp-content/uploads/2023/03/ataka-droniv-1.jpg" text:style-name="Internet_20_link" text:visited-style-name="Visited_20_Internet_20_Link">
ataka-droniv-1.jpg</text:a>
']</text:p>
      <text:p text:style-name="P4">
Tags: ['ВІЙНА', 'ВТОРГНЕННЯ РФ', 'ГШ ЗСУ', 'ХРОНІКА ОБОРОНИ']</text:p>
      <text:p text:style-name="P4">
Category: News</text:p>
      <!--METADATA-->
      <text:p text:style-name="P4">
<draw:frame draw:style-name="fr1" draw:name="Image242" text:anchor-type="as-char" svg:width="6.9236in" svg:height="3.894525in" draw:z-index="0">
<draw:image xlink:href="../Images/AРМІЯINFORM/2023-06-23T22-00-00-04-00/ataka-droniv-1.jpg" xlink:type="simple" xlink:show="embed" xlink:actuate="onLoad" draw:mime-type="image/jpeg"/>
</draw:frame>
Shahamed type UAV. Illustrative Photo <text:span text:style-name="T4">
 🔥 Situation on Russian Completion </text:span>
</text:p>
      <text:p text:style-name="P4">
Tonight, Russian terrorists struck another massive rocket launcher in Ukraine, applying the winged missiles X-101/X-555 Tadrons-Kamikadze type "Shahd". Information on the consequences of this attack is currently aided.</text:p>
      <text:p text:style-name="P4">
About it on Facebook <text:a xlink:type="simple" xlink:href="https://www.facebook.com/GeneralStaff.ua/posts/pfbid0h8SWuNhUx7bLHgZzZ5aS6EurKjbqTt7Wex93T8AJLYgBWSa88gRmAhUgt4ZiiKyjl" text:style-name="Internet_20_link" text:visited-style-name="Visited_20_Internet_20_Link">
reports</text:a>
The General Staff of the Armed Forces of Ukraine.</text:p>
      <text:p text:style-name="P4">
During the last day, the enemy has struck the missile and aviation strike of the vittorium of Ukraine, using 3 aerobalist missiles X-47 "dagger", 3-wing missiles X-22 and 4 drones-Kamikadze "Shahd-136/131". Forces and means of adeptigelic defense 3 drones-Kamikadze were destroyed.</text:p>
      <text:p text:style-name="P4">
News Source: <text:a xlink:type="simple" xlink:href="https://armyinform.com.ua/2023/06/23/ukrayinska-ppo-znyshhyla-3-udarni-bpla-typu-shahed/" text:style-name="Internet_20_link" text:visited-style-name="Visited_20_Internet_20_Link">
https://armyinform.com.ua/2023/06/23/ukrayinska-ppo-znyshhyla-3-udarni-bpla-typu-shahed/</text:a>
</text:p>
      <!--NEWS-->
      <text:h text:style-name="P10" text:outline-level="1">
<text:span text:style-name="T4">
SpaceX launched a second rocket with an online satellite starlink in two days</text:span>
</text:h>
      <text:p text:style-name="P4">
Authors: Ukrinform (Person)</text:p>
      <text:p text:style-name="P4">
Publisher: Укринформ (Organization)</text:p>
      <text:p text:style-name="P4">
Published Time: 2023-06-23T22:06:00+03:00</text:p>
      <text:p text:style-name="P4">
Modified Time: 2023-06-23T22:06:00+03:00</text:p>
      <text:p text:style-name="P4">
Description: The Falcon 9 rocket launcher on Friday started in orbit with another party with 55 minisvitors to replenish the orbital group of the Global Internet Coar on Starlink. - Ukrinform.</text:p>
      <text:p text:style-name="P4">
Images: ['<text:a xlink:type="simple" xlink:href="https://static.ukrinform.com/photos/2023_06/thumb_files/630_360_1687547137-434.jpg" text:style-name="Internet_20_link" text:visited-style-name="Visited_20_Internet_20_Link">
630_360_16875...</text:a>
']</text:p>
      <text:p text:style-name="P4">
Tags: ['Ракета', 'SpaceX', 'Супутник', 'Starlink']</text:p>
      <text:p text:style-name="P4">
Type: Article</text:p>
      <!--METADATA-->
      <text:p text:style-name="P4">
<draw:frame draw:style-name="fr1" draw:name="Image243" text:anchor-type="as-char" svg:width="6.9236in" svg:height="3.956343in" draw:z-index="0">
<draw:image xlink:href="../Images/yкринформ/2023-06-23T22-06-00-03-00/630_360_1687547137-434.jpg" xlink:type="simple" xlink:show="embed" xlink:actuate="onLoad" draw:mime-type="image/jpeg"/>
</draw:frame>
The Falcon 9 rocket launcher on Friday started in orbit with the next party with 55 ministers to replenish the orbital grouping of the Starlink Internet internet.</text:p>
      <text:p text:style-name="P4">
According to Ukrinform, the portal [TC Palm] reports it(https://www.tcpalm.com/story/tech/science/space/2023/06/23/spacex-launches-dozens-of-starlink-internet-satellites-from-florida/70337972007/).</text:p>
      <text:p text:style-name="P4">
The rocket started with a 40-end launch complex and flew along the southeastern trajectory before delivering 55 Internet [satellites] to orbit] <text:a xlink:type="simple" xlink:href="https://www.ukrinform.ua/tag-suputnik" text:style-name="Internet_20_link" text:visited-style-name="Visited_20_Internet_20_Link">
satellites</text:a>
Starlink. The first degree successfully initiated the unmanned SHORTFALL OF GRAVITAS in the Atlantic, completing his eighth mission today.</text:p>
      <text:p text:style-name="P4">
After starting on Friday, SpaceX quickly approaches the mark of 5000 satellites for the Internet.</text:p>
      <text:p text:style-name="P4">
The company hopes to launch tens of thousands of spacecraft to ensure a uniform coverage around the world, and today has attracted more than 1,5 million clients - from government to commercial and household.</text:p>
      <text:p text:style-name="P4">
<text:span text:style-name="T4">
 Read also: </text:span>
 <text:a xlink:type="simple" xlink:href="https://www.ukrinform.ua/rubric-technology/3725267-kitaj-zapustiv-u-kosmos-eksperimentalnij-suputnik.html" text:style-name="Internet_20_link" text:visited-style-name="Visited_20_Internet_20_Link">
China launched into space Experimental Satellite</text:a>
Today's launch Starlink completes the month. It is expected that the next mission, which will also be performed on the SpaceX Falcon 9 rocket, will be a loud launch of the EUCLID EUCLID telescope of the European Space Agency.</text:p>
      <text:p text:style-name="P4">
The mission starts no earlier than Saturday, July 1, although the exact window is still unconfirmed.</text:p>
      <text:p text:style-name="P4">
As reported <text:a xlink:type="simple" xlink:href="https://www.ukrinform.ua/rubric-technology/3726188-spacex-zapustila-na-orbitu-se-majze-piv-sotni-suputnikiv-starlink.html" text:style-name="Internet_20_link" text:visited-style-name="Visited_20_Internet_20_Link">
Ukrinform</text:a>
, SpaceX, on Thursday, June 22, launched a novar from 47 online satellites of Starlink.</text:p>
      <text:p text:style-name="P4">
On Monday, June 12, SpaceX launched a party with <text:a xlink:type="simple" xlink:href="https://www.ukrinform.ua/rubric-technology/3721649-spacex-zapustila-na-orbitu-se-ponad-piv-sotni-suputnikiv-starlink.html" text:style-name="Internet_20_link" text:visited-style-name="Visited_20_Internet_20_Link">
53 Starlink's online satellites</text:a>
 .</text:p>
      <text:p text:style-name="P4">
News Source: <text:a xlink:type="simple" xlink:href="https://www.ukrinform.ua/rubric-technology/3727002-spacex-zapustila-na-orbitu-drugu-za-dva-dni-raketu-z-internetsuputnikami-starlink.html" text:style-name="Internet_20_link" text:visited-style-name="Visited_20_Internet_20_Link">
https://www.ukrinform.ua/rubric-technology/3727002-spacex-zapustila-na-orbitu-drugu-za-dva-dni-raketu-z-internetsuputnikami-starlink.html</text:a>
</text:p>
      <!--NEWS-->
      <text:h text:style-name="P10" text:outline-level="1">
<text:span text:style-name="T4">
Only 43% of Ukraine's population - Ministry of Internal Affairs can be accounted for using shelter</text:span>
</text:h>
      <text:p text:style-name="P4">
Authors: Ukrinform (Person)</text:p>
      <text:p text:style-name="P4">
Publisher: Укринформ (Organization)</text:p>
      <text:p text:style-name="P4">
Published Time: 2023-06-23T22:09:00+03:00</text:p>
      <text:p text:style-name="P4">
Modified Time: 2023-06-23T22:09:00+03:00</text:p>
      <text:p text:style-name="P4">
Description: The use of shelter is 77% of the total number of bomb shelves and can accommodate 43% of the population of Ukraine. - Ukrinform.</text:p>
      <text:p text:style-name="P4">
Images: ['<text:a xlink:type="simple" xlink:href="https://static.ukrinform.com/photos/2023_06/thumb_files/630_360_1685871364-376.jpg" text:style-name="Internet_20_link" text:visited-style-name="Visited_20_Internet_20_Link">
630_360_16858...</text:a>
']</text:p>
      <text:p text:style-name="P4">
Tags: ['Клименко', 'Укриття', 'Війна з Росією', 'Єдині новини']</text:p>
      <text:p text:style-name="P4">
Type: Article</text:p>
      <!--METADATA-->
      <text:p text:style-name="P4">
<draw:frame draw:style-name="fr1" draw:name="Image244" text:anchor-type="as-char" svg:width="6.9236in" svg:height="3.956343in" draw:z-index="0">
<draw:image xlink:href="../Images/yкринформ/2023-06-23T22-09-00-03-00/630_360_1685871364-376.jpg" xlink:type="simple" xlink:show="embed" xlink:actuate="onLoad" draw:mime-type="image/jpeg"/>
</draw:frame>
The use of shelter is 77% of the total number of bomb shelves in 43% of the population of Ukraine.</text:p>
      <text:p text:style-name="P4">
The Minister of Internal Affairs Igor Klimenko told this on the broadcasting of the only news, Ukrinform reports.</text:p>
      <text:p text:style-name="P4">
“The numbers are really disappointing. Only 77%, and digital equivalent is 47 thousand objects of shelter, which are ready to accept citizens and to perform their functions. 23%, respectively, is absolutely not ready for this ... Only 43% of our production can be hidden in these 77% of suitable shelters, ”he said.</text:p>
      <text:p text:style-name="P4">
<text:span text:style-name="T4">
 Read also: </text:span>
 <text:span text:style-name="T4">
 <text:a xlink:type="simple" xlink:href="https://www.ukrinform.ua/rubric-society/3726541-zelenskij-doruciv-klimenku-provesti-rozasnuvalnu-robotu-z-naselennam-sodo-rizikiv-na-zaes.html" text:style-name="Internet_20_link" text:visited-style-name="Visited_20_Internet_20_Link">
Zelensky instructed Klimenko to carry out an explanatory work with the population about the risks at the ZPP</text:a>
</text:span>
</text:p>
      <text:p text:style-name="P4">
The government official reminded that the bomb shelter inspection commission operated from June 1 to June 10.</text:p>
      <text:p text:style-name="P4">
According to him, the Ministry of Internal Affairs, the National Police, the SES prepared a register of all shelters with photos, videos, indications of responsible persons.</text:p>
      <text:p text:style-name="P4">
"All heads of local authorities, military administrations, subjects in the police can see in what condition and what shelters are found in the territory entrusted to him and accordingly to take measures," - explained.</text:p>
      <text:p text:style-name="P4">
<text:span text:style-name="T4">
 Read also: </text:span>
 <text:span text:style-name="T4">
 <text:a xlink:type="simple" xlink:href="https://www.ukrinform.ua/rubric-society/3726751-v-ukraini-provedut-navcanna-z-rozgortannam-blokpostiv-de-pereviratimut-radiaciu.html" text:style-name="Internet_20_link" text:visited-style-name="Visited_20_Internet_20_Link">
in Ukraine will conduct training with the deployment of checkpoints where they will check radiation</text:a>
</text:span>
</text:p>
      <text:p text:style-name="P4">
He also informed that at the NSDC meeting, proposals to develop amendments to the Criminal Code of Ukraine on strengthening the responsibility for the improper maintenance of the shelter and the Code of administrative offenses to increase fines.</text:p>
      <text:p text:style-name="P4">
In addition, the Minister noted that the Security and Security in the place of transport of transport, near shopping centers and a number of issues aimed at the naximal preservation of life and health of people, ranging from the alert, ended with air alarm, ending with places of places <text:span text:style-name="T4">
.(https://www.ukrinform.ua/tag-ukritta)</text:span>
.</text:p>
      <text:p text:style-name="P4">
As reported by Ukrinform, after the death of three people in Kyiv because of the inability to collect in shelter during hostile shelling, President Vladimir Zelensky reproached the full audit of all protective structures in the capital itself and throughout Ukraine.At the meeting on June 23, the National Security and Defense Council instructed the Cabinet of Ministers, regional and local authorities to take measures to hold the disciplinary liability of persons who are responsible for the scattering in poor condition, and to provide systematic inspections of high strategic importance.</text:p>
      <text:p text:style-name="P4">
News Source: <text:a xlink:type="simple" xlink:href="https://www.ukrinform.ua/rubric-society/3727001-pridatni-do-vikoristanna-ukritta-mozut-vmistiti-lise-43-naselenna-ukraini-mvs.html" text:style-name="Internet_20_link" text:visited-style-name="Visited_20_Internet_20_Link">
https://www.ukrinform.ua/rubric-society/3727001-pridatni-do-vikoristanna-ukritta-mozut-vmistiti-lise-43-naselenna-ukraini-mvs.html</text:a>
</text:p>
      <!--NEWS-->
      <text:h text:style-name="P10" text:outline-level="1">
<text:span text:style-name="T4">
325 columns were opened in Kryvyi Rih</text:span>
</text:h>
      <text:p text:style-name="P4">
Authors: Ukrinform (Person)</text:p>
      <text:p text:style-name="P4">
Publisher: Укринформ (Organization)</text:p>
      <text:p text:style-name="P4">
Published Time: 2023-06-23T22:13:00+03:00</text:p>
      <text:p text:style-name="P4">
Modified Time: 2023-06-23T22:13:00+03:00</text:p>
      <text:p text:style-name="P4">
Description: In Kryvyi Rih, the situation with water supply remains. Water transportation is organized in the city and 325 columns were opened. - Ukrinform.</text:p>
      <text:p text:style-name="P4">
Images: ['<text:a xlink:type="simple" xlink:href="https://static.ukrinform.com/photos/2023_06/thumb_files/630_360_1686577220-981.jpg" text:style-name="Internet_20_link" text:visited-style-name="Visited_20_Internet_20_Link">
630_360_16865...</text:a>
']</text:p>
      <text:p text:style-name="P4">
Tags: ['Кривий Ріг', 'Вода']</text:p>
      <text:p text:style-name="P4">
Type: Article</text:p>
      <!--METADATA-->
      <text:p text:style-name="P4">
<draw:frame draw:style-name="fr1" draw:name="Image245" text:anchor-type="as-char" svg:width="6.9236in" svg:height="3.956343in" draw:z-index="0">
<draw:image xlink:href="../Images/yкринформ/2023-06-23T22-13-00-03-00/630_360_1686577220-981.jpg" xlink:type="simple" xlink:show="embed" xlink:actuate="onLoad" draw:mime-type="image/jpeg"/>
</draw:frame>
In Krivorod, the situation with water supply remains. There are 325 columns in the city in the city.</text:p>
      <text:p text:style-name="P4">
About it in <text:a xlink:type="simple" xlink:href="https://t.me/vilkul/3641" text:style-name="Internet_20_link" text:visited-style-name="Visited_20_Internet_20_Link">
telegram</text:a>
Informs Alexander Vilkul, the chief military administration of Kryvyi Rih, Ukrinform reports.</text:p>
      <text:p text:style-name="P4">
"The situation with water supply is still very difficult. Vocational work is ongoing in all four projects on water stabilization. There are some restrictions on supply <text:a xlink:type="simple" xlink:href="https://www.ukrinform.ua/tag-voda" text:style-name="Internet_20_link" text:visited-style-name="Visited_20_Internet_20_Link">
water</text:a>
, but this is an inevitable reality. Where it is necessary, in the city there is a shed. Also, the citywater opens new columns for water collection. They are already325, "the post reads.</text:p>
      <text:p text:style-name="P4">
He urged people to save water as much as possible.</text:p>
      <text:p text:style-name="P4">
<text:span text:style-name="T4">
 Read also: </text:span>
 <text:a xlink:type="simple" xlink:href="https://www.ukrinform.ua/rubric-regions/3725301-u-krivomu-rozi-porusnikiv-rezimu-ekonomii-vodi-primusovo-vidklucaut-vid-postacanna.html" text:style-name="Internet_20_link" text:visited-style-name="Visited_20_Internet_20_Link">
in <text:span text:style-name="T4">
 Kryvyi </text:span>
 <text:span text:style-name="T4">
 Posi </text:span>
 Violators of the Water Save mode disconnecting from supply</text:a>
Earlier <text:a xlink:type="simple" xlink:href="https://www.ukrinform.ua/rubric-regions/3725763-u-krivomu-rozi-pocalosa-budivnictvo-vodovodu-ingulec-pivdenne.html" text:style-name="Internet_20_link" text:visited-style-name="Visited_20_Internet_20_Link">
reported</text:a>
that the construction of the Ingulets water supply system began in Kryvyi Rih. 20 units of heavy equipment are involved, everyone work.</text:p>
      <text:p text:style-name="P4">
News Source: <text:a xlink:type="simple" xlink:href="https://www.ukrinform.ua/rubric-regions/3727007-u-krivomu-rozi-vidkrili-325-kolonok-dla-naboru-vodi.html" text:style-name="Internet_20_link" text:visited-style-name="Visited_20_Internet_20_Link">
https://www.ukrinform.ua/rubric-regions/3727007-u-krivomu-rozi-vidkrili-325-kolonok-dla-naboru-vodi.html</text:a>
</text:p>
      <!--NEWS-->
      <text:h text:style-name="P10" text:outline-level="1">
<text:span text:style-name="T4">
US not seeing an increase in radiation level around ZPEP - White House</text:span>
</text:h>
      <text:p text:style-name="P4">
Authors: Ukrinform (Person)</text:p>
      <text:p text:style-name="P4">
Publisher: Укринформ (Organization)</text:p>
      <text:p text:style-name="P4">
Published Time: 2023-06-23T22:15:00+03:00</text:p>
      <text:p text:style-name="P4">
Modified Time: 2023-06-23T22:15:00+03:00</text:p>
      <text:p text:style-name="P4">
Description: The United States closely monitors media reports, politicians' statements, and the development of the situation around the Zaporizhzhya NPP and cannot confirm the signs of increasing the level of radiation in the power plant. - Ukrinform.</text:p>
      <text:p text:style-name="P4">
Images: ['<text:a xlink:type="simple" xlink:href="https://static.ukrinform.com/photos/2016_08/thumb_files/630_360_1472621188-8020.jpg" text:style-name="Internet_20_link" text:visited-style-name="Visited_20_Internet_20_Link">
630_360_14726...</text:a>
']</text:p>
      <text:p text:style-name="P4">
Tags: ['Радіація', 'США', 'Запорізька АЕС', 'Війна з Росією']</text:p>
      <text:p text:style-name="P4">
Type: Article</text:p>
      <!--METADATA-->
      <text:p text:style-name="P4">
<draw:frame draw:style-name="fr1" draw:name="Image246" text:anchor-type="as-char" svg:width="6.9236in" svg:height="3.956343in" draw:z-index="0">
<draw:image xlink:href="../Images/yкринформ/2023-06-23T22-15-00-03-00/630_360_1472621188-8020.jpg" xlink:type="simple" xlink:show="embed" xlink:actuate="onLoad" draw:mime-type="image/jpeg"/>
</draw:frame>
Combine carefully monitors media reports, politicians' statements, as well as the development of the situation around the Zaporizhzhya NPP and now cannot confirm the increase in radiation levels in the power plant.</text:p>
      <text:p text:style-name="P4">
This was said on Friday during a briefing in the White House, a representative of the US Council of Security John Kirby, Ukrinform correspondent reports.</text:p>
      <text:p text:style-name="P4">
“We can control some sensors <text:a xlink:type="simple" xlink:href="https://www.ukrinform.ua/tag-radiacia" text:style-name="Internet_20_link" text:visited-style-name="Visited_20_Internet_20_Link">
radiation</text:a>
which are located in electrical plants, and we have not found any increased level of radioactivity at present, ”the White House spokesman said.</text:p>
      <text:p text:style-name="P4">
He stressed that the United States continues to monitor the development of composition.</text:p>
      <text:p text:style-name="P4">
<text:span text:style-name="T4">
 Read also: </text:span>
 <text:a xlink:type="simple" xlink:href="https://www.ukrinform.ua/rubric-ato/3726957-kislica-zaklikav-svit-serjozno-postavitisa-do-zagrozi-adernogo-teroru-na-zaes.html" text:style-name="Internet_20_link" text:visited-style-name="Visited_20_Internet_20_Link">
Kyslitsa urged the world to take the threatening terror seriously on the ZPP</text:a>
As reported <text:a xlink:type="simple" xlink:href="https://www.ukrinform.ua/rubric-ato/3726540-usi-hto-zaplusiv-oci-na-okupaciu-zaes-rosieu-fakticno-spriaut-teroru-zelenskij.html" text:style-name="Internet_20_link" text:visited-style-name="Visited_20_Internet_20_Link">
Ukrinform</text:a>
On Thursday, President of Ukraine Volodymyr Zelensky said the promptness of the full de -occupation of the Zaporizhzhya NPP. He emphasized that anyone who closed their eyes to its occupation by Russia actually contributes to terror.</text:p>
      <text:p text:style-name="P4">
Meanwhile, NNEGC "Energoatom" reports [slight decrease in water level(https://www.ukrinform.ua/rubric-economy/3726662-fiksuetsa-neznacne-znizenna-rivna-vodi-u-stavkuoholodzuvaci-zaes-energoatom.html) .</text:p>
      <text:p text:style-name="P4">
News Source: <text:a xlink:type="simple" xlink:href="https://www.ukrinform.ua/rubric-ato/3727005-ssa-ne-bacat-pidvisenna-rivna-radiacii-navkolo-zaes-bilij-dim.html" text:style-name="Internet_20_link" text:visited-style-name="Visited_20_Internet_20_Link">
https://www.ukrinform.ua/rubric-ato/3727005-ssa-ne-bacat-pidvisenna-rivna-radiacii-navkolo-zaes-bilij-dim.html</text:a>
</text:p>
      <!--NEWS-->
      <text:h text:style-name="P10" text:outline-level="1">
<text:span text:style-name="T4">
The enemy for a day 12 times fired at the border communities of Sumy region</text:span>
</text:h>
      <text:p text:style-name="P4">
Authors: Ukrinform (Person)</text:p>
      <text:p text:style-name="P4">
Publisher: Укринформ (Organization)</text:p>
      <text:p text:style-name="P4">
Published Time: 2023-06-23T22:20:00+03:00</text:p>
      <text:p text:style-name="P4">
Modified Time: 2023-06-23T22:20:00+03:00</text:p>
      <text:p text:style-name="P4">
Description: Russian troops on Friday, June 23, carried out 12 shelling of border communities of Sumy region.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Сумщина', 'Війна з Росією']</text:p>
      <text:p text:style-name="P4">
Type: Article</text:p>
      <!--METADATA-->
      <text:p text:style-name="P4">
<draw:frame draw:style-name="fr1" draw:name="Image247" text:anchor-type="as-char" svg:width="6.9236in" svg:height="3.956343in" draw:z-index="0">
<draw:image xlink:href="../Images/yкринформ/2023-06-23T22-20-00-03-00/630_360_1669987737-966.jpg" xlink:type="simple" xlink:show="embed" xlink:actuate="onLoad" draw:mime-type="image/jpeg"/>
</draw:frame>
On Friday, June 23, Ruskivska carried out 12 border guards.</text:p>
      <text:p text:style-name="P4">
According to Ukrinform, the Sumy Regional Military Administration reports in <text:a xlink:type="simple" xlink:href="https://t.me/Sumy_news_ODA/17286" text:style-name="Internet_20_link" text:visited-style-name="Visited_20_Internet_20_Link">
telegram</text:a>
.</text:p>
      <text:p text:style-name="P4">
“During the day, the Russians carried out 12 border shelling. 50 alphabets were recorded. <text:a xlink:type="simple" xlink:href="https://www.ukrinform.ua/tag-obstril" text:style-name="Internet_20_link" text:visited-style-name="Visited_20_Internet_20_Link">
Shelling</text:a>
Vodylilopilsk, Khotinskaya, Shalyginsk, Velikopysarivska, Secondary-Budsk, Znob-Novgorod, Krasnopil communities ”,-the message reads.</text:p>
      <text:p text:style-name="P4">
On the Belopil community from the territory of the Russian Federation from the rifle, 4 missiles were started. There was also a mortar shelling(7 explosions).</text:p>
      <text:p text:style-name="P4">
По Середино-Будській громаді зафіксовано мінометний обстріл (4 explosions).Внаслідок обстрілу пошкоджено приватне домоволодіння.</text:p>
      <text:p text:style-name="P4">
На територію Шалигинської громади росіяни скинули 7 мін. Також був обстріл зартилерії (13 explosions).</text:p>
      <text:p text:style-name="P4">
<text:span text:style-name="T4">
Читайте також:</text:span>
 <text:a xlink:type="simple" xlink:href="https://www.ukrinform.ua/rubric-ato/3727000-rosiani-pat-raziv-obstrilali-prikordonna-cernigivsini-i-sumsini.html" text:style-name="Internet_20_link" text:visited-style-name="Visited_20_Internet_20_Link">
 Росіяни п’ять разів обстріляли прикордоння Чернігівщини і<text:span text:style-name="T4">
Сумщини</text:span>
 </text:a>
On the Great Pisar community from the Russian drone, one of the power was made. There was also a shelling with LNG-9(6 shots).</text:p>
      <text:p text:style-name="P4">
По Хотінській громаді був артилерійський обстріл (5 explosions).</text:p>
      <text:p text:style-name="P4">
Крім того, по Зноб-Новгородській громаді росіяни здійснили мінометний обстріл(2 explosions).</text:p>
      <text:p text:style-name="P4">
Як повідомляв <text:a xlink:type="simple" xlink:href="https://www.ukrinform.ua/rubric-regions/3726657-za-dobu-rosiani-atakuvali-desat-regioniv-ukraini-zvedenna-ova.html" text:style-name="Internet_20_link" text:visited-style-name="Visited_20_Internet_20_Link">
 Укрінформ </text:a>
, the Russian army made attacks on 10 regions of Ukraine a day.</text:p>
      <text:p text:style-name="P4">
News Source: <text:a xlink:type="simple" xlink:href="https://www.ukrinform.ua/rubric-ato/3727009-vorog-za-den-12-raziv-obstrilav-prikordonni-gromadi-sumsini.html" text:style-name="Internet_20_link" text:visited-style-name="Visited_20_Internet_20_Link">
https://www.ukrinform.ua/rubric-ato/3727009-vorog-za-den-12-raziv-obstrilav-prikordonni-gromadi-sumsini.html</text:a>
</text:p>
      <!--NEWS-->
      <text:h text:style-name="P10" text:outline-level="1">
<text:span text:style-name="T4">
Vereshchuk about the risks of the ZPP: not to be afraid of Russians, but their cephalopods</text:span>
</text:h>
      <text:p text:style-name="P4">
Authors: Ukrinform (Person)</text:p>
      <text:p text:style-name="P4">
Publisher: Укринформ (Organization)</text:p>
      <text:p text:style-name="P4">
Published Time: 2023-06-23T22:24:00+03:00</text:p>
      <text:p text:style-name="P4">
Modified Time: 2023-06-23T22:24:00+03:00</text:p>
      <text:p text:style-name="P4">
Description: Viceremier-Minister-Minister for Reintegration of Temporarily Occupied Territories Irina Vereshchuk, commenting on the likelihood of a terrorist act on the Zaporizhzhya nuclear power plant by Russia, noted that anything from the aggressor country can be expected. - Ukrinform.</text:p>
      <text:p text:style-name="P4">
Images: ['<text:a xlink:type="simple" xlink:href="https://static.ukrinform.com/photos/2023_01/thumb_files/630_360_1673897824-865.png" text:style-name="Internet_20_link" text:visited-style-name="Visited_20_Internet_20_Link">
630_360_16738...</text:a>
']</text:p>
      <text:p text:style-name="P4">
Tags: ['Верещук', 'Запорізька АЕС', 'Війна з Росією']</text:p>
      <text:p text:style-name="P4">
Type: Article</text:p>
      <!--METADATA-->
      <text:p text:style-name="P4">
<draw:frame draw:style-name="fr1" draw:name="Image248" text:anchor-type="as-char" svg:width="6.9236in" svg:height="3.956343in" draw:z-index="0">
<draw:image xlink:href="../Images/yкринформ/2023-06-23T22-24-00-03-00/630_360_1673897824-865.png" xlink:type="simple" xlink:show="embed" xlink:actuate="onLoad" draw:mime-type="image/png"/>
</draw:frame>
Viceremier-Minister-Minister of Reintegration of the Temporarily Occupied Terminory Irina Vereshchuk, commenting on the likelihood of arranging a terrorist act at the Zaporizhzhya nuclear power plant, noted that from the country-aggressor can be expected.</text:p>
      <text:p text:style-name="P4">
She wrote about it in <text:a xlink:type="simple" xlink:href="https://t.me/vereshchuk_iryna/1945" text:style-name="Internet_20_link" text:visited-style-name="Visited_20_Internet_20_Link">
telegram</text:a>
, reports Ukrinform.</text:p>
      <text:p text:style-name="P4">
“Many people ask me now. Are the risks and what to do with our lugs? During a full -scale war, different. From the Russians you can look at anything. They live and think differently than the civilized world. It is not necessary to see them, but their cephalopods. Although, the instinct of self -preservation is available, ”Vereshchuk wrote.</text:p>
      <text:p text:style-name="P4">
<text:span text:style-name="T4">
 Read also: </text:span>
 <text:span text:style-name="T4">
 [Kyslytsya urged the world to take the threatening terror to the ZPP] seriously](https://www.ukrinform.ua/rubric-ato/3726957-kislica-zaklikav-svit-serjozno-postavitisa-do-zagrozi-adernogo-teroru-na-zaes.html)</text:span>
</text:p>
      <text:p text:style-name="P4">
She recalled that last year the invaders fled from the Chernobyl NPP. She emphasized that the incident on the ZPP would be a global problem for all, including the Russians.</text:p>
      <text:p text:style-name="P4">
“I think they feel it despite the sawdust in their heads. Not from a good life, Alaza This time we gained a unique experience of crisis response to man -made tagumanitarian challenges. There is no such experience in the world now, ”the Viceremer -Minister emphasized.</text:p>
      <text:p text:style-name="P4">
<text:span text:style-name="T4">
 Read also: </text:span>
 <text:span text:style-name="T4">
 <text:a xlink:type="simple" xlink:href="https://www.ukrinform.ua/rubric-economy/3726783-mozlivij-rosijskij-terakt-na-zaes-cim-ce-zagrozue-ukraini-evropi-j-samij-rosii.html" text:style-name="Internet_20_link" text:visited-style-name="Visited_20_Internet_20_Link">
possible Russian terrorist attack at the ZPP: what is threatening Ukraine, Europe and Russia itself</text:a>
</text:span>
</text:p>
      <text:p text:style-name="P4">
The head of the Ministry of Reintegration called on Ukrainians to trust the official information of the respective bodies. The Ministry of Internal Affairs, SES, MOH and others know their business.</text:p>
      <text:p text:style-name="P4">
"What shall I do? Live. In your place to do your job: calm, daily. Care for children. Also, to help people close to: sensitively and sincerely, ”Vereshchuk advised.</text:p>
      <text:p text:style-name="P4">
<text:span text:style-name="T4">
 Read also: </text:span>
 <text:span text:style-name="T4">
 <text:a xlink:type="simple" xlink:href="https://www.ukrinform.ua/rubric-economy/3726662-fiksuetsa-neznacne-znizenna-rivna-vodi-u-stavkuoholodzuvaci-zaes-energoatom.html" text:style-name="Internet_20_link" text:visited-style-name="Visited_20_Internet_20_Link">
a slight decrease in water levels in the ZPEP Collist - Energoatom</text:a>
</text:span>
</text:p>
      <text:p text:style-name="P4">
As it was reported, President Volodymyr Zelenskyy stated that the Russian Federation is considering the scenario of the arrangement of a terrorist act at the Zaporizhzhya atomic power plant and prepared everything for it.</text:p>
      <text:p text:style-name="P4">
News Source: <text:a xlink:type="simple" xlink:href="https://www.ukrinform.ua/rubric-ato/3727008-veresuk-pro-riziki-na-zaes-boatis-treba-ne-rosian-a-ihnogo-golovotapstva.html" text:style-name="Internet_20_link" text:visited-style-name="Visited_20_Internet_20_Link">
https://www.ukrinform.ua/rubric-ato/3727008-veresuk-pro-riziki-na-zaes-boatis-treba-ne-rosian-a-ihnogo-golovotapstva.html</text:a>
</text:p>
      <!--NEWS-->
      <text:h text:style-name="P10" text:outline-level="1">
<text:span text:style-name="T4">
Kichenok and Ostapenko will play in the semi -finals of a paired tournament in Birmingham</text:span>
</text:h>
      <text:p text:style-name="P4">
Authors: Ukrinform (Person)</text:p>
      <text:p text:style-name="P4">
Publisher: Укринформ (Organization)</text:p>
      <text:p text:style-name="P4">
Published Time: 2023-06-23T22:27:04+03:00</text:p>
      <text:p text:style-name="P4">
Modified Time: 2023-06-23T22:27:04+03:00</text:p>
      <text:p text:style-name="P4">
Description: Tennis players are current champions of the tournament. - Ukrinform.</text:p>
      <text:p text:style-name="P4">
Images: ['<text:a xlink:type="simple" xlink:href="https://static.ukrinform.com/photos/2023_06/thumb_files/630_360_1687548353-892.jpeg" text:style-name="Internet_20_link" text:visited-style-name="Visited_20_Internet_20_Link">
630_360_16875...</text:a>
']</text:p>
      <text:p text:style-name="P4">
Tags: ['Теніс']</text:p>
      <text:p text:style-name="P4">
Type: Article</text:p>
      <!--METADATA-->
      <text:p text:style-name="P4">
<draw:frame draw:style-name="fr1" draw:name="Image249" text:anchor-type="as-char" svg:width="6.9236in" svg:height="3.956343in" draw:z-index="0">
<draw:image xlink:href="../Images/yкринформ/2023-06-23T22-27-04-03-00/630_360_1687548353-892.jpeg" xlink:type="simple" xlink:show="embed" xlink:actuate="onLoad" draw:mime-type="image/jpeg"/>
</draw:frame>
Tennis players are current champions of the tournament.</text:p>
      <text:p text:style-name="P4">
The first sown Ukrainian Lyudmila Kichenok and Elena Ostapenko came out of WTA 250 in Birmingham from Latvia, Ukrinform reports.</text:p>
      <text:p text:style-name="P4">
In the 1/4 finals, Kichenok and Ostapenko won the Ulrikke Eikeri / Alexandrapanova duet - 6: 4, 6: 1. Match a long hour.</text:p>
      <text:p text:style-name="P4">
In the semifinals, Kichenok and Ostapenko will play with the third sowed Storm Hunter Parks.</text:p>
      <text:p text:style-name="P4">
Kichenok and Ostapenko are the current winners of the tournament in Birmingham. The Ubiringhami title was the first to be the first in common at the WTA level.</text:p>
      <text:p text:style-name="P4">
<text:span text:style-name="T4">
 Read also: </text:span>
 <text:a xlink:type="simple" xlink:href="https://www.ukrinform.ua/rubric-sports/3726551-marta-kostuk-vijsla-do-12-finalu-turniru-wta-u-birmingemi.html" text:style-name="Internet_20_link" text:visited-style-name="Visited_20_Internet_20_Link">
Marta <text:span text:style-name="T4">
 Kostyuk </text:span>
 came up to 1/2 finals of WTA tournament Birminghami</text:a>
As reported by Ukrinform, Martha Kostyuk also played in the 1/2 finals of a paired tournament in Birmingham. A Ukrainian in a duet with Barbora Krachikova will meet Linette and Bernarda.</text:p>
      <text:p text:style-name="P4">
Photo: Getty Images</text:p>
      <text:p text:style-name="P4">
News Source: <text:a xlink:type="simple" xlink:href="https://www.ukrinform.ua/rubric-sports/3727010-kicenok-ta-ostapenko-zigraut-u-pivfinali-parnogo-turniru-v-birmingemi.html" text:style-name="Internet_20_link" text:visited-style-name="Visited_20_Internet_20_Link">
https://www.ukrinform.ua/rubric-sports/3727010-kicenok-ta-ostapenko-zigraut-u-pivfinali-parnogo-turniru-v-birmingemi.html</text:a>
</text:p>
      <!--NEWS-->
      <text:h text:style-name="P10" text:outline-level="1">
<text:span text:style-name="T4">
Zelensky congratulated the adoption of the 11th package of EU sanctions against Russia</text:span>
</text:h>
      <text:p text:style-name="P4">
Authors: Ukrinform (Person)</text:p>
      <text:p text:style-name="P4">
Publisher: Укринформ (Organization)</text:p>
      <text:p text:style-name="P4">
Published Time: 2023-06-23T22:33:00+03:00</text:p>
      <text:p text:style-name="P4">
Modified Time: 2023-06-23T22:33:00+03:00</text:p>
      <text:p text:style-name="P4">
Description: President Volodymyr Zelensky congratulated the decision on the adoption of the 11th Package of the European Union sanctions against Russia and expects to further intensify restrictions, including against Russian nuclear power. - Ukrinform.</text:p>
      <text:p text:style-name="P4">
Images: ['<text:a xlink:type="simple" xlink:href="https://static.ukrinform.com/photos/2023_06/thumb_files/630_360_1687376812-770.jpeg" text:style-name="Internet_20_link" text:visited-style-name="Visited_20_Internet_20_Link">
630_360_16873...</text:a>
']</text:p>
      <text:p text:style-name="P4">
Tags: ['Євросоюз', 'Санкції', 'Зеленський', 'Війна з Росією']</text:p>
      <text:p text:style-name="P4">
Type: Article</text:p>
      <!--METADATA-->
      <text:p text:style-name="P4">
<draw:frame draw:style-name="fr1" draw:name="Image250" text:anchor-type="as-char" svg:width="6.9236in" svg:height="3.956343in" draw:z-index="0">
<draw:image xlink:href="../Images/yкринформ/2023-06-23T22-33-00-03-00/630_360_1687376812-770.jpeg" xlink:type="simple" xlink:show="embed" xlink:actuate="onLoad" draw:mime-type="image/jpeg"/>
</draw:frame>
The Presidential Lordir Zelensky congratulated the decision on the adoption of the 11th Package of the Sanctioning European Union against Russia and expects to further intensify restrictions, including against Russian nuclear power.</text:p>
      <text:p text:style-name="P4">
The Head of State said this in <text:a xlink:type="simple" xlink:href="https://twitter.com/ZelenskyyUa/status/1672318603805204494" text:style-name="Internet_20_link" text:visited-style-name="Visited_20_Internet_20_Link">
Twitter</text:a>
, reports Ukrinform.</text:p>
      <text:p text:style-name="P4">
“We congratulate the long-awaited and important adoption of the European Council of the 11th EU Package, aimed at stopping bypassing sanctions by Russia. We are waiting for its effective implementation for the stopping of the Russian military machine and the further strengthening of the restrictive measures of the European Union, in particular against Russian nuclear power, ”Zelensky emphasized.</text:p>
      <text:p text:style-name="Quotations">

<text:p text:style-name="P4">
Congratulations for the long -awaited and important adoption <text:a xlink:type="simple" xlink:href="https://twitter.com/EUCouncil" text:style-name="Internet_20_link" text:visited-style-name="Visited_20_Internet_20_Link">
@eucouncil&gt;
</text:a>
11th Package of Sanctions,&gt;
 aimed at stopping bypassing sanctions on the outside. We look forward to&gt;
 its effective implementation to stop the military machine and further strengthen&gt;
 restrictive measures, including… &gt;
&gt;
 - Volodymyr Zelenskyy(@ZelenskyyUa)<text:a xlink:type="simple" xlink:href="https://twitter.com/ZelenskyyUa/status/1672318603805204494" text:style-name="Internet_20_link" text:visited-style-name="Visited_20_Internet_20_Link">
 June 23, 2023&gt;
 </text:a>
As it was reported, on June 23, the European Union approved and published details of the 11th Package of Sanctions against the Russian Federation.</text:p>

</text:p>
      <text:p text:style-name="P4">
News Source: <text:a xlink:type="simple" xlink:href="https://www.ukrinform.ua/rubric-economy/3727013-zelenskij-privitav-uhvalenna-11go-paketu-sankcij-evrosouzu-proti-rf.html" text:style-name="Internet_20_link" text:visited-style-name="Visited_20_Internet_20_Link">
https://www.ukrinform.ua/rubric-economy/3727013-zelenskij-privitav-uhvalenna-11go-paketu-sankcij-evrosouzu-proti-rf.html</text:a>
</text:p>
      <!--NEWS-->
      <text:h text:style-name="P10" text:outline-level="1">
<text:span text:style-name="T4">
The White House leaves the right to comment on the pace and the level of complexity of counter -offensive for Ukraine</text:span>
</text:h>
      <text:p text:style-name="P4">
Authors: Ukrinform (Person)</text:p>
      <text:p text:style-name="P4">
Publisher: Укринформ (Organization)</text:p>
      <text:p text:style-name="P4">
Published Time: 2023-06-23T22:44:00+03:00</text:p>
      <text:p text:style-name="P4">
Modified Time: 2023-06-23T22:44:00+03:00</text:p>
      <text:p text:style-name="P4">
Description: In the White House, the Ukrainian leadership is the right to comment on the pace and the level of complexity of counter -offensive operations and the liberation of territories, but at the same time state that the course of war is an unpredictable thing. - Ukrinform.</text:p>
      <text:p text:style-name="P4">
Images: ['<text:a xlink:type="simple" xlink:href="https://static.ukrinform.com/photos/2016_05/thumb_files/630_360_1462312039-1410-dzon-kirbi.jpg" text:style-name="Internet_20_link" text:visited-style-name="Visited_20_Internet_20_Link">
630_360_14623...</text:a>
']</text:p>
      <text:p text:style-name="P4">
Tags: ['Україна', 'Білий дім', 'Війна з Росією', 'Контрнаступ']</text:p>
      <text:p text:style-name="P4">
Type: Article</text:p>
      <!--METADATA-->
      <text:p text:style-name="P4">
<draw:frame draw:style-name="fr1" draw:name="Image251" text:anchor-type="as-char" svg:width="6.9236in" svg:height="3.956343in" draw:z-index="0">
<draw:image xlink:href="../Images/yкринформ/2023-06-23T22-44-00-03-00/630_360_1462312039-1410-dzon-kirbi.jpg" xlink:type="simple" xlink:show="embed" xlink:actuate="onLoad" draw:mime-type="image/jpeg"/>
</draw:frame>
The White House is left to the Ukrainian leadership to comment on the pace and the level of complexity of counter -offensive operations and liberation terminals, but at the same time state that the course of war is an unpredictable thing.</text:p>
      <text:p text:style-name="P4">
This was said on Friday during a briefing in Washington, a representative of White Domudzhon Kirby, Ukrinform reports his own correspondent.</text:p>
      <text:p text:style-name="P4">
“I think we all have to realize that <text:a xlink:type="simple" xlink:href="https://www.ukrinform.ua/tag-vijna" text:style-name="Internet_20_link" text:visited-style-name="Visited_20_Internet_20_Link">
the fight</text:a>
It may be unpredictable, but sometimes your plans do not always go as much as you expected, ”the US administration said.</text:p>
      <text:p text:style-name="P4">
Thus, he commented on the question of the Presidential About the "difficult" counter -offensive, which is conducted by the Armed Forces of Ukraine.</text:p>
      <text:p text:style-name="P4">
Kirby noted that how the Armed Forces operations occur on the battlefield, the Ukrainian side should characterize. "But I do not think that they went to the pesh with a false sense of confidence in how difficult it will be," said the US administration.</text:p>
      <text:p text:style-name="P4">
He recalled that the Russians were carefully preparing for the Ukrainian counter -offensive, building additional lines of defense and throwing additional areas into separate areas.</text:p>
      <text:p text:style-name="P4">
“Defense is a strong form of war. And Ukrainians overcome it, ” - said Kirby.</text:p>
      <text:p text:style-name="P4">
<text:span text:style-name="T4">
 Read also: </text:span>
 <text:a xlink:type="simple" xlink:href="https://www.ukrinform.ua/rubric-ato/3726579-tanki-abrams-mozut-zavitis-na-poli-bou-pid-cas-ninisnogo-kontrnastupu-kuleba.html" text:style-name="Internet_20_link" text:visited-style-name="Visited_20_Internet_20_Link">
Abrams tanks may appear on the battlefield during garlic <text:span text:style-name="T4">
 counter -offensive </text:span>
 y - Kuleb</text:a>
In this connection, he stressed that the United States is focused on "having everything they need to succeed."</text:p>
      <text:p text:style-name="P4">
As reported <text:a xlink:type="simple" xlink:href="https://www.ukrinform.ua/rubric-ato/3725818-kontrnastup-jde-nelegko-bo-rf-zaminuvala-200-tisac-km-zelenskij.html" text:style-name="Internet_20_link" text:visited-style-name="Visited_20_Internet_20_Link">
Ukrinform</text:a>
, President of Ukraine Volodymyr Zelensky in a recent interviewBBC noted that the counter -offensive of the Armed Forces is not easy, since they occupied 200 thousand square kilometers of Ukrainian territory.</text:p>
      <text:p text:style-name="P4">
News Source: <text:a xlink:type="simple" xlink:href="https://www.ukrinform.ua/rubric-ato/3727011-bilij-dim-zalisae-pravo-komentuvati-tempi-ta-riven-skladnosti-kontrnastupu-za-ukrainou.html" text:style-name="Internet_20_link" text:visited-style-name="Visited_20_Internet_20_Link">
https://www.ukrinform.ua/rubric-ato/3727011-bilij-dim-zalisae-pravo-komentuvati-tempi-ta-riven-skladnosti-kontrnastupu-za-ukrainou.html</text:a>
</text:p>
      <!--NEWS-->
      <text:h text:style-name="P10" text:outline-level="1">
<text:span text:style-name="T4">
US will not reduce efforts to liberate US citizens with imprisonment in Russia - White House</text:span>
</text:h>
      <text:p text:style-name="P4">
Authors: Ukrinform (Person)</text:p>
      <text:p text:style-name="P4">
Publisher: Укринформ (Organization)</text:p>
      <text:p text:style-name="P4">
Published Time: 2023-06-23T22:52:00+03:00</text:p>
      <text:p text:style-name="P4">
Modified Time: 2023-06-23T22:52:00+03:00</text:p>
      <text:p text:style-name="P4">
Description: The United States Administration intends to intensively fight for the release of American citizens Evan Gershkovich and Paul Wilan, whom the Russian authorities illegally holds in prison and refused appeals. - Ukrinform.</text:p>
      <text:p text:style-name="P4">
Images: ['<text:a xlink:type="simple" xlink:href="https://static.ukrinform.com/photos/2023_03/thumb_files/630_360_1680219032-598.jpg" text:style-name="Internet_20_link" text:visited-style-name="Visited_20_Internet_20_Link">
630_360_16802...</text:a>
']</text:p>
      <text:p text:style-name="P4">
Tags: ['Арешт', 'США', 'Журналіст', 'Росія']</text:p>
      <text:p text:style-name="P4">
Type: Article</text:p>
      <!--METADATA-->
      <text:p text:style-name="P4">
<draw:frame draw:style-name="fr1" draw:name="Image252" text:anchor-type="as-char" svg:width="6.9236in" svg:height="3.956343in" draw:z-index="0">
<draw:image xlink:href="../Images/yкринформ/2023-06-23T22-52-00-03-00/630_360_1680219032-598.jpg" xlink:type="simple" xlink:show="embed" xlink:actuate="onLoad" draw:mime-type="image/jpeg"/>
</draw:frame>
The United States Administration intends to intensively fight the invasion of American citizens Evan Gershkovich and Paul Wilan, which Russian authorities illegally hold in prison and refuses to be appealed.</text:p>
      <text:p text:style-name="P4">
This was stated on Friday during a pressing in Washington by the Coordinator of the White House Radin Security John Kirby, Ukrinform correspondent reports.</text:p>
      <text:p text:style-name="P4">
“What happened - what you saw yesterday - Evan's appeal was rejected. Nothing strange, but this is another example of the shameful nature of the so -called "system of law" of Russia ", - said the US administration representative</text:p>
      <text:p text:style-name="P4">
<text:span text:style-name="T4">
 Read also: </text:span>
 <text:span text:style-name="T4">
 <text:a xlink:type="simple" xlink:href="https://www.ukrinform.ua/rubric-world/3726326-sud-u-moskvi-zalisiv-u-sizo-amerikanskogo-zurnalista-gerskovica.html" text:style-name="Internet_20_link" text:visited-style-name="Visited_20_Internet_20_Link">
the court in Moscow left in the detention center of American journalistrashkovich</text:a>
</text:span>
</text:p>
      <text:p text:style-name="P4">
In this context, he stressed that the United States would seek the release of American citizens from unlawful imprisonment in Russia.</text:p>
      <text:p text:style-name="P4">
“We won't change our efforts to return Evan(Gershkovich - ed.)But Pavlovana home, to their families, ”the White House representative emphasized.</text:p>
      <text:p text:style-name="P4">
<text:span text:style-name="T4">
 Read also: </text:span>
 <text:span text:style-name="T4">
 <text:a xlink:type="simple" xlink:href="https://www.ukrinform.ua/rubric-world/3722001-ssa-zbiraut-dani-pro-arest-amerikanca-v-rosii.html" text:style-name="Internet_20_link" text:visited-style-name="Visited_20_Internet_20_Link">
USA collect data on the American arrest in Russia</text:a>
</text:span>
</text:p>
      <text:p text:style-name="P4">
As reported by Ukrinform, on Thursday, the Moscow City Court of Appeal to a preventive measure for the accused by Russia in the spying of journalist Wall Street Journal Evan Gershkovich.</text:p>
      <text:p text:style-name="P4">
He was detained in the Russian Federation on March 29, 2023 during a journalist offices to Yekaterinburg. He became the first representative of the American <text:span text:style-name="T4">
 <text:a xlink:type="simple" xlink:href="https://www.ukrinform.ua/tag-zurnalist" text:style-name="Internet_20_link" text:visited-style-name="Visited_20_Internet_20_Link">
media</text:a>
</text:span>
, arrested since 1986 by Russian authorities. Gershkovich is accused of espionage, but he dismissed accusations against his address.</text:p>
      <text:p text:style-name="P4">
News Source: <text:a xlink:type="simple" xlink:href="https://www.ukrinform.ua/rubric-world/3727014-ssa-ne-zmensat-zusil-zi-zvilnenna-amerikanskih-gromadan-z-uvaznenna-v-rosii-bilij-dim.html" text:style-name="Internet_20_link" text:visited-style-name="Visited_20_Internet_20_Link">
https://www.ukrinform.ua/rubric-world/3727014-ssa-ne-zmensat-zusil-zi-zvilnenna-amerikanskih-gromadan-z-uvaznenna-v-rosii-bilij-dim.html</text:a>
</text:p>
      <!--NEWS-->
      <text:h text:style-name="P10" text:outline-level="1">
<text:span text:style-name="T4">
The Chinese state company supplied tons of gunpowder - NYT</text:span>
</text:h>
      <text:p text:style-name="P4">
Authors: Ukrinform (Person)</text:p>
      <text:p text:style-name="P4">
Publisher: Укринформ (Organization)</text:p>
      <text:p text:style-name="P4">
Published Time: 2023-06-23T23:00:00+03:00</text:p>
      <text:p text:style-name="P4">
Modified Time: 2023-06-23T23:00:00+03:00</text:p>
      <text:p text:style-name="P4">
Description: Chinese state company Poly Technologies supplied tons of powder to the Russian Federation. From it at the Barnaul plant made rounds for rifles and machine guns. - Ukrinform.</text:p>
      <text:p text:style-name="P4">
Images: ['<text:a xlink:type="simple" xlink:href="https://static.ukrinform.com/photos/2023_06/thumb_files/630_360_1687535724-247.png" text:style-name="Internet_20_link" text:visited-style-name="Visited_20_Internet_20_Link">
630_360_16875...</text:a>
']</text:p>
      <text:p text:style-name="P4">
Tags: ['Китай', 'Завод', 'Зброя', 'Війна з Росією']</text:p>
      <text:p text:style-name="P4">
Type: Article</text:p>
      <!--METADATA-->
      <text:p text:style-name="P4">
<draw:frame draw:style-name="fr1" draw:name="Image253" text:anchor-type="as-char" svg:width="6.9236in" svg:height="3.956343in" draw:z-index="0">
<draw:image xlink:href="../Images/yкринформ/2023-06-23T23-00-00-03-00/630_360_1687535724-247.png" xlink:type="simple" xlink:show="embed" xlink:actuate="onLoad" draw:mime-type="image/png"/>
</draw:frame>
Poly Technologies supplied tons of powder to the Russian Federation. From it the Nabarnaul plant was manufactured for rifles and machine guns.</text:p>
      <text:p text:style-name="P4">
According to Ukrinform, writes this <text:a xlink:type="simple" xlink:href="http://www.nytimes.com/2023/06/23/business/economy/china-russia-ammunition.html" text:style-name="Internet_20_link" text:visited-style-name="Visited_20_Internet_20_Link">
The New York Times</text:a>
.</text:p>
      <text:p text:style-name="P4">
Deliveries that have not been reported before, between the state Chinese company, the Russian Ammunition Plant last year, cause a new way about Beijing's role in Moscow's war against Ukraine, the newspaper notes.</text:p>
      <text:p text:style-name="P4">
In two separate cases, last year, railway wagons that transported tens of kilograms of smokeless gunpowder-sufficient fuel to produce at least 80 million ammunition-traveled across the Chinese-Russian border in the remote city of Zabaikalsk.</text:p>
      <text:p text:style-name="P4">
The gunpowder was delivered by the Chinese state company Poly Technologies, which previously imposed sanctions for its global sales of rocket technologies and Iran support.</text:p>
      <text:p text:style-name="P4">
The destination of the cargo was the Barnaul plant of ammunition, fabricaboe -supplies in Central Russia, which repeatedly supplied the ammunition government.</text:p>
      <text:p text:style-name="P4">
These, not previously registered, the facts were discovered by the American aggregator of the trade -long Import Genius.</text:p>
      <text:p text:style-name="P4">
US officials have expressed concern that Beijing could send Moscow "death", although they did not say directly that China had made such plants, the newspaper reports. Secretary of State <text:a xlink:type="simple" xlink:href="https://www.ukrinform.ua/tag-ssa" text:style-name="Internet_20_link" text:visited-style-name="Visited_20_Internet_20_Link">
USA</text:a>
Anthony Blinken during a speech in Beijing was that China assured the United States that she did not provide fatal assistance to Russian for war against Ukraine.</text:p>
      <text:p text:style-name="P4">
<text:span text:style-name="T4">
 Read also: </text:span>
 <text:a xlink:type="simple" xlink:href="https://www.ukrinform.ua/rubric-world/3724882-rosijski-kompanii-kupuut-sotni-tisac-naboiv-viroblenih-u-ssa-politico.html" text:style-name="Internet_20_link" text:visited-style-name="Visited_20_Internet_20_Link">
Russian companies buy hundreds of thousands <text:span text:style-name="T4">
 ammunition </text:span>
 in produced in the US - Politico</text:a>
"But what bothers us is private companies in China, which can assist," Blinken said.</text:p>
      <text:p text:style-name="P4">
Some experts have stated that Poly Technologies Delivery Barnaul Patrony Plant has since been an invasion of almost two million dollars, according to customs documents, were such fatal assistance.</text:p>
      <text:p text:style-name="P4">
According to customs documents, Poly Technologies planned to use its plants in ammunition for Russian vending machines Kalashnikov and sniper screws.Experts believe that from the beginning of the invasion of the Barnaul plant, the Barnaul plant has received products for two million dollars. Poly Technologies is a child company China Poly Group Corporation owned by the China Government. Earlier, this company has already supplied navigation equipment and helicopter parts to the Russian Federation.</text:p>
      <text:p text:style-name="P4">
The Barnaul Plant Factory in December came under EU sanctions. The information from the sources indicates that the plant could serve as a training camp related to Wagner PEC.</text:p>
      <text:p text:style-name="P4">
There is no direct evidence that smokeless powder has a direct connection with the war in Ukraine. Poly Technologies wrote that gunpowder is needed to make "hunting rounds of a foreign sample". However, the analyst Brian Carlson of the Security Central Committee says that it is a militant.</text:p>
      <text:p text:style-name="P4">
<text:span text:style-name="T5">
Foto: The New York Times</text:span>
</text:p>
      <text:p text:style-name="P4">
News Source: <text:a xlink:type="simple" xlink:href="https://www.ukrinform.ua/rubric-world/3726919-kitajska-derzavna-kompania-postacala-do-rosii-tonni-porohu-nyt.html" text:style-name="Internet_20_link" text:visited-style-name="Visited_20_Internet_20_Link">
https://www.ukrinform.ua/rubric-world/3726919-kitajska-derzavna-kompania-postacala-do-rosii-tonni-porohu-nyt.html</text:a>
</text:p>
      <!--NEWS-->
      <text:h text:style-name="P10" text:outline-level="1">
<text:span text:style-name="T4">
Vykhrist will take the next battle in the undercardcard of the duel of Spence - Crawford</text:span>
</text:h>
      <text:p text:style-name="P4">
Authors: Ukrinform (Person)</text:p>
      <text:p text:style-name="P4">
Publisher: Укринформ (Organization)</text:p>
      <text:p text:style-name="P4">
Published Time: 2023-06-23T23:10:38+03:00</text:p>
      <text:p text:style-name="P4">
Modified Time: 2023-06-23T23:10:38+03:00</text:p>
      <text:p text:style-name="P4">
Description: The Ukrainian rival is a 25-year-old Oganyan. - Ukrinform.</text:p>
      <text:p text:style-name="P4">
Images: ['<text:a xlink:type="simple" xlink:href="https://static.ukrinform.com/photos/2023_06/thumb_files/630_360_1687550962-637.jpg" text:style-name="Internet_20_link" text:visited-style-name="Visited_20_Internet_20_Link">
630_360_16875...</text:a>
']</text:p>
      <text:p text:style-name="P4">
Tags: ['Бокс']</text:p>
      <text:p text:style-name="P4">
Type: Article</text:p>
      <!--METADATA-->
      <text:p text:style-name="P4">
<draw:frame draw:style-name="fr1" draw:name="Image254" text:anchor-type="as-char" svg:width="6.9236in" svg:height="3.956343in" draw:z-index="0">
<draw:image xlink:href="../Images/yкринформ/2023-06-23T23-10-38-03-00/630_360_1687550962-637.jpg" xlink:type="simple" xlink:show="embed" xlink:actuate="onLoad" draw:mime-type="image/jpeg"/>
</draw:frame>
The Ukrainian opponent is 25-year-old Oganyan.</text:p>
      <text:p text:style-name="P4">
Ukrainian Super Weighter Victor Vychrist(11-1, 7 xo)will return to the Undercard Ring of the match for the title of absolute world champion in the middle -aged between Errol Spence and Terens Crawford, <text:a xlink:type="simple" xlink:href="https://www.boxingscene.com/gurgen-hovhannisyan-viktor-faust-open-spence-crawford-showtime-ppv-telecast-july-29--175612" text:style-name="Internet_20_link" text:visited-style-name="Visited_20_Internet_20_Link">
reports</text:a>
Boxing Scene, reports Ukrinform.</text:p>
      <text:p text:style-name="P4">
Gurgen Ogangian's rival will be a rival(4-0, 4 who). Бій пройде 29 липня уЛас-Вегасі на T-Mobile Arena.</text:p>
      <text:p text:style-name="P4">
Оганесян у квітні мав провести бій проти колишнього чемпіона IBF ЧарльзаМартіна. Однак Гурген отримав травму ребра на тренуванні, і поєдинок булоскасовано. Останній бій 25-річний Оганесян провів 15 жовтня 2022 року,перемігши американця Майкла Коффі.</text:p>
      <text:p text:style-name="P4">
<text:span text:style-name="T4">
Читайте також:</text:span>
 <text:a xlink:type="simple" xlink:href="https://www.ukrinform.ua/rubric-sports/3726354-mok-vikluciv-miznarodnu-boksersku-asociaciu-zi-svogo-skladu.html" text:style-name="Internet_20_link" text:visited-style-name="Visited_20_Internet_20_Link">
 МОК виключив Міжнародну <text:span text:style-name="T4">
бокс</text:span>
 ерську асоціацію зісвого складу </text:a>
According to Ukrinform, the vortex spent the last fight in February with the Cubet -celeman's pen, having suffered the first defeat in a professional career. The Ukrainian played by points, but missed a very sensitive blow to the corps in the 8th round could not continue the match.</text:p>
      <text:p text:style-name="P4">
Photo: Getty Images</text:p>
      <text:p text:style-name="P4">
News Source: <text:a xlink:type="simple" xlink:href="https://www.ukrinform.ua/rubric-sports/3727015-vihrist-provede-nastupnij-bij-v-anderkardi-poedinku-spens-krouford.html" text:style-name="Internet_20_link" text:visited-style-name="Visited_20_Internet_20_Link">
https://www.ukrinform.ua/rubric-sports/3727015-vihrist-provede-nastupnij-bij-v-anderkardi-poedinku-spens-krouford.html</text:a>
</text:p>
      <!--NEWS-->
      <text:h text:style-name="P10" text:outline-level="1">
<text:span text:style-name="T4">
Against Prigogine opened a criminal case through a call to armed rebellion</text:span>
</text:h>
      <text:p text:style-name="P4">
Authors: Ukrinform (Person)</text:p>
      <text:p text:style-name="P4">
Publisher: Укринформ (Organization)</text:p>
      <text:p text:style-name="P4">
Published Time: 2023-06-23T23:17:00+03:00</text:p>
      <text:p text:style-name="P4">
Modified Time: 2023-06-23T23:17:00+03:00</text:p>
      <text:p text:style-name="P4">
Description: The FSB of Russia opened a criminal case against the head of PEC "Wagner" Prigogine through a call for an armed rebellion. - Ukrinform.</text:p>
      <text:p text:style-name="P4">
Images: ['<text:a xlink:type="simple" xlink:href="https://static.ukrinform.com/photos/2022_11/thumb_files/630_360_1668570305-546.jpg" text:style-name="Internet_20_link" text:visited-style-name="Visited_20_Internet_20_Link">
630_360_16685...</text:a>
']</text:p>
      <text:p text:style-name="P4">
Tags: ['ФСБ РФ', 'ПВК "Вагнера"', 'Пригожин', 'Війна з Росією']</text:p>
      <text:p text:style-name="P4">
Type: Article</text:p>
      <!--METADATA-->
      <text:p text:style-name="P4">
<draw:frame draw:style-name="fr1" draw:name="Image255" text:anchor-type="as-char" svg:width="6.9236in" svg:height="3.956343in" draw:z-index="0">
<draw:image xlink:href="../Images/yкринформ/2023-06-23T23-17-00-03-00/630_360_1668570305-546.jpg" xlink:type="simple" xlink:show="embed" xlink:actuate="onLoad" draw:mime-type="image/jpeg"/>
</draw:frame>
The FSB of Russia has repelled a criminal case against the head of PEC "Wagner" Prigogine through Zakklik to the armed rebellion.</text:p>
      <text:p text:style-name="P4">
According to Ukrinform, the Russian TASS Russian Agency in [telegram] reports it(https://t.me/tass_agency/197747).</text:p>
      <text:p text:style-name="P4">
The statements of the founder <text:a xlink:type="simple" xlink:href="https://www.ukrinform.ua/tag-pvk-vagnera" text:style-name="Internet_20_link" text:visited-style-name="Visited_20_Internet_20_Link">
Wagner PEC</text:a>
Yevgeny Prigogine became the basis for initiation of a criminal case about the armed rebellion, reported in the National Anti -Terrorist Committee.</text:p>
      <text:p text:style-name="P4">
<text:span text:style-name="T4">
 Read also: </text:span>
 <text:a xlink:type="simple" xlink:href="https://www.ukrinform.ua/rubric-ato/3725467-budanov-konflikt-prigozina-i-minoboroni-rf-e-cilkom-realnim.html" text:style-name="Internet_20_link" text:visited-style-name="Visited_20_Internet_20_Link">
Budanov: Conflict <text:span text:style-name="T4">
 Prigogine </text:span>
 A and the Ministry of Defense of the Russian Federation is quite realistic</text:a>
As it was reported, the day before Prigogine stated that regular troops of Russian army, subordinate to the Ministry of Defense of the Russian Federation, hit the place of dislocation of the "Wagner". The Defense Ministry denied it.</text:p>
      <text:p text:style-name="P4">
News Source: <text:a xlink:type="simple" xlink:href="https://www.ukrinform.ua/rubric-world/3727016-proti-prigozina-vidkrili-kriminalnu-spravu-cerez-zaklik-do-zbrojnogo-zakolotu.html" text:style-name="Internet_20_link" text:visited-style-name="Visited_20_Internet_20_Link">
https://www.ukrinform.ua/rubric-world/3727016-proti-prigozina-vidkrili-kriminalnu-spravu-cerez-zaklik-do-zbrojnogo-zakolotu.html</text:a>
</text:p>
      <!--NEWS-->
      <text:h text:style-name="P10" text:outline-level="1">
<text:span text:style-name="T4">
In Russia, a record has increased the amount of cash - Bloomberg</text:span>
</text:h>
      <text:p text:style-name="P4">
Authors: Ukrinform (Person)</text:p>
      <text:p text:style-name="P4">
Publisher: Укринформ (Organization)</text:p>
      <text:p text:style-name="P4">
Published Time: 2023-06-23T23:33:00+03:00</text:p>
      <text:p text:style-name="P4">
Modified Time: 2023-06-23T23:33:00+03:00</text:p>
      <text:p text:style-name="P4">
Description: In Russia, the volume of cash increases, which may be connected, among other things, with the payments of the relatives killed in the Wagner PEC. - Ukrinform.</text:p>
      <text:p text:style-name="P4">
Images: ['<text:a xlink:type="simple" xlink:href="https://static.ukrinform.com/photos/2016_02/thumb_files/630_360_1456690247-5644.jpg" text:style-name="Internet_20_link" text:visited-style-name="Visited_20_Internet_20_Link">
630_360_14566...</text:a>
']</text:p>
      <text:p text:style-name="P4">
Tags: ['ПВК "Вагнера"', 'Рубль', 'Війна з Росією']</text:p>
      <text:p text:style-name="P4">
Type: Article</text:p>
      <!--METADATA-->
      <text:p text:style-name="P4">
<draw:frame draw:style-name="fr1" draw:name="Image256" text:anchor-type="as-char" svg:width="6.9236in" svg:height="3.956343in" draw:z-index="0">
<draw:image xlink:href="../Images/yкринформ/2023-06-23T23-33-00-03-00/630_360_1456690247-5644.jpg" xlink:type="simple" xlink:show="embed" xlink:actuate="onLoad" draw:mime-type="image/jpeg"/>
</draw:frame>
In the Russian rates, the amount of cash increases, which may be connected in the middle, with payments to relatives killed in the war of the Wagner PEC.</text:p>
      <text:p text:style-name="P4">
About it reports <text:a xlink:type="simple" xlink:href="http://www.bloomberg.com/news/articles/2023-06-23/russia-war-economy-awash-with-bags-of-cash-kept-out-of-banks" text:style-name="Internet_20_link" text:visited-style-name="Visited_20_Internet_20_Link">
Bloomberg</text:a>
, reports Ukrinform.</text:p>
      <text:p text:style-name="P4">
It is noted that the increase in cash began in September 2022, the afternoon of the President of the Russian Federation by Putin mobilization, and lasted almost continuously for 10 months, which coincided with the fights for Bakhmut, in which the mercenaries of the Wagner PEC participated.</text:p>
      <text:p text:style-name="P4">
"In general, cash turnover during this period was higher than the pre -war forecast by 2.2lion rubles," the newspaper reports.</text:p>
      <text:p text:style-name="P4">
The compensation to the families of the victims of the Wagner PEC is up to five million rubles. Several relatives of the dead said that money is usually given to a cashier. Many were advised not to put funds in bank accounts.</text:p>
      <text:p text:style-name="P4">
<text:span text:style-name="T4">
 Read also: </text:span>
 [enmity between the "Wagner" and the Ministry of Defense of the Russian Federation reach(https://www.ukrinform.ua/rubric-ato/3718847-vorozneca-miz-vagnerivcami-ta-minoboroni-rf-dosagla-bezprecedentnogo-rivna-rozvidka-britanii.html)In particular, a resident of Chelyabinskaya Oksana, whose husband, together with other "Wagnerians" was killed in Bakhmut, told a publication that he did not want problems with tax, and she has no documents that explain the origin of money. "Wagers paid everything he should. We have already bought an apartment," she said.</text:p>
      <text:p text:style-name="P4">
According to Bloomberg, the founder of Wagner PEC Yevgeny Prigogin confirmed in one co -downs that mercenaries were received by the Meriters.</text:p>
      <text:p text:style-name="P4">
"People from the zones went to fight for the people of the Russian Federation to sit at home near the stoves and heated.</text:p>
      <text:p text:style-name="P4">
<text:span text:style-name="T4">
 Read also: </text:span>
 <text:a xlink:type="simple" xlink:href="https://www.ukrinform.ua/rubric-ato/3723168-vagnerivci-vidmovlautsa-pidpisuvati-kontrakti-popri-rozporadzenna-putina-britanska-rozvidka.html" text:style-name="Internet_20_link" text:visited-style-name="Visited_20_Internet_20_Link">
"Wagnerivtsi" refuse to sign Putin's resolution contracts - British intelligence</text:a>
Given the restrictions imposed on banking transactions, the use of paper growth is becoming more common for foreign trade payments. In addition, cash applies to occupied parts of Ukraine, where Russia is imprisoned, as other payment options remain limited.As reported by Ukrinform, the European Union has already introduced 11 packages of sanctions <text:a xlink:type="simple" xlink:href="https://www.ukrinform.ua/tag-rosia" text:style-name="Internet_20_link" text:visited-style-name="Visited_20_Internet_20_Link">
Russia</text:a>
for aggression against Ukraine.</text:p>
      <text:p text:style-name="P4">
News Source: <text:a xlink:type="simple" xlink:href="https://www.ukrinform.ua/rubric-world/3726871-u-rosii-rekordno-zris-obsag-gotivki-bloomberg.html" text:style-name="Internet_20_link" text:visited-style-name="Visited_20_Internet_20_Link">
https://www.ukrinform.ua/rubric-world/3726871-u-rosii-rekordno-zris-obsag-gotivki-bloomberg.html</text:a>
</text:p>
      <!--NEWS-->
      <text:h text:style-name="P10" text:outline-level="1">
<text:span text:style-name="T4">
Putin in the course of the situation with Prigogin - Peskov</text:span>
</text:h>
      <text:p text:style-name="P4">
Authors: Ukrinform (Person)</text:p>
      <text:p text:style-name="P4">
Publisher: Укринформ (Organization)</text:p>
      <text:p text:style-name="P4">
Published Time: 2023-06-23T23:44:00+03:00</text:p>
      <text:p text:style-name="P4">
Modified Time: 2023-06-23T23:44:00+03:00</text:p>
      <text:p text:style-name="P4">
Description: Russian President Vladimir Putin is aware of the situation on the founder of the Wagner PEC Yevgeny Prigogin. - Ukrinform.</text:p>
      <text:p text:style-name="P4">
Images: ['<text:a xlink:type="simple" xlink:href="https://static.ukrinform.com/photos/2018_02/thumb_files/630_360_1519407750-9865.jpg" text:style-name="Internet_20_link" text:visited-style-name="Visited_20_Internet_20_Link">
630_360_15194...</text:a>
']</text:p>
      <text:p text:style-name="P4">
Tags: ['Путін', 'Росія', 'ПВК "Вагнера"', 'Пригожин']</text:p>
      <text:p text:style-name="P4">
Type: Article</text:p>
      <!--METADATA-->
      <text:p text:style-name="P4">
<draw:frame draw:style-name="fr1" draw:name="Image257" text:anchor-type="as-char" svg:width="6.9236in" svg:height="3.956343in" draw:z-index="0">
<draw:image xlink:href="../Images/yкринформ/2023-06-23T23-44-00-03-00/630_360_1519407750-9865.jpg" xlink:type="simple" xlink:show="embed" xlink:actuate="onLoad" draw:mime-type="image/jpeg"/>
</draw:frame>
Vladimir Putin is aware of the situation of the founder of the Wagner PEC Yevgeny Prigogine.</text:p>
      <text:p text:style-name="P4">
According to Ukrinform, the Russian TASS Russian Agency in [telegram] reports it(https://t.me/tass_agency/197746).</text:p>
      <text:p text:style-name="P4">
“Russian President Vladimir Putin is aware of the situation that unfolds around the founder [Wagner PVC]](https://www.ukrinform.ua/tag-pvk-vagnera)Eugene Prigogine, all necessary measures are taken, reported(Pressecrettarputin)Dmitry Peskov, ”the message reads.</text:p>
      <text:p text:style-name="P4">
As reported <text:a xlink:type="simple" xlink:href="https://www.ukrinform.ua/rubric-world/3727016-proti-prigozina-vidkrili-kriminalnu-spravu-cerez-zaklik-do-zbrojnogo-zakolotu.html" text:style-name="Internet_20_link" text:visited-style-name="Visited_20_Internet_20_Link">
Ukrinform</text:a>
, The FSB of Russia opened the criminal case of the Wagner PEC Anti -Term PEC through the call for an armed rebellion.</text:p>
      <text:p text:style-name="P4">
<text:span text:style-name="T4">
 Read also: </text:span>
 <text:a xlink:type="simple" xlink:href="https://www.ukrinform.ua/rubric-ato/3725147-prigozin-napraviv-rosijskomu-minoboroni-svij-variant-kontraktu-z-najmancami-rozvidka-britanii.html" text:style-name="Internet_20_link" text:visited-style-name="Visited_20_Internet_20_Link">
<text:span text:style-name="T4">
 Prigogine </text:span>
 sent to the Russian Defense Ministry's "contract" with mercenaries - Britain's intelligence</text:a>
On the eve of Prigogine stated that regular troops of the Russian army, subordinate to the Ministry of Defense of the Russian Federation, hit the place of deployment of "Wagner". The abyons denied it.</text:p>
      <text:p text:style-name="P4">
News Source: <text:a xlink:type="simple" xlink:href="https://www.ukrinform.ua/rubric-world/3727017-putin-u-kursi-situacii-z-prigozinim-peskov.html" text:style-name="Internet_20_link" text:visited-style-name="Visited_20_Internet_20_Link">
https://www.ukrinform.ua/rubric-world/3727017-putin-u-kursi-situacii-z-prigozinim-peskov.html</text:a>
</text:p>
      <!--NEWS-->
      <text:h text:style-name="P10" text:outline-level="1">
<text:span text:style-name="T4">
Budanov: Putin's fragile dictatorship fell</text:span>
</text:h>
      <text:p text:style-name="P4">
Authors: Ukrinform (Person)</text:p>
      <text:p text:style-name="P4">
Publisher: Укринформ (Organization)</text:p>
      <text:p text:style-name="P4">
Published Time: 2023-06-23T23:55:00+03:00</text:p>
      <text:p text:style-name="P4">
Modified Time: 2023-06-23T23:55:00+03:00</text:p>
      <text:p text:style-name="P4">
Description: The head of the Main Directorate of Intelligence of the Ministry of Defense Kirill Budanov commented the conflict between the head of the PEC Wagner Yevgeny Prigogin and the Ministry of Defense of the Russian Federation, which in the last hours has gained special power. - Ukrinform.</text:p>
      <text:p text:style-name="P4">
Images: ['<text:a xlink:type="simple" xlink:href="https://static.ukrinform.com/photos/2023_05/thumb_files/630_360_1684527299-380.jpeg" text:style-name="Internet_20_link" text:visited-style-name="Visited_20_Internet_20_Link">
630_360_16845...</text:a>
']</text:p>
      <text:p text:style-name="P4">
Tags: ['Путін', 'Пригожин', 'Війна з Росією']</text:p>
      <text:p text:style-name="P4">
Type: Article</text:p>
      <!--METADATA-->
      <text:p text:style-name="P4">
<draw:frame draw:style-name="fr1" draw:name="Image258" text:anchor-type="as-char" svg:width="6.9236in" svg:height="3.956343in" draw:z-index="0">
<draw:image xlink:href="../Images/yкринформ/2023-06-23T23-55-00-03-00/630_360_1684527299-380.jpeg" xlink:type="simple" xlink:show="embed" xlink:actuate="onLoad" draw:mime-type="image/jpeg"/>
</draw:frame>
The head of the head of intelligence of the Ministry of Defense Cyril Kirill Budanov commented on the conflict between the PEC Chairman Wagner Yevgeny Prigogin and the Ministry of Defense of the Russian Federation, which in the last hour gained special force.</text:p>
      <text:p text:style-name="P4">
He [wrote] about it(https://t.me/kirilbudanov/222)In his Telegram channel, stating that "the fragile dictatorship of Putin has fallen."</text:p>
      <text:p text:style-name="P4">
"The raciers began to bite each other for power and money. Prigogine threatens to" go "to Moscow. Shogga, according to him, fled from Rostov, so as not to become a sacrifice in the massacre," Budanov wrote.</text:p>
      <text:p text:style-name="P4">
<text:span text:style-name="T4">
 Read also: </text:span>
 <text:span text:style-name="T4">
 <text:a xlink:type="simple" xlink:href="https://www.ukrinform.ua/rubric-world/3727016-proti-prigozina-vidkrili-kriminalnu-spravu-cerez-zaklik-do-zbrojnogo-zakolotu.html" text:style-name="Internet_20_link" text:visited-style-name="Visited_20_Internet_20_Link">
Against Prigogine opened a criminal case over a closure to the armed rebellion</text:a>
</text:span>
</text:p>
      <text:p text:style-name="P4">
He also believes that the Conflict of Prigogine and Shoigu will help the Ukrainian military faster to liberate Ukraine and other territories.</text:p>
      <text:p text:style-name="P4">
"And now the word for our prepared storm brigades, which will liberate Ukraine and those territories that will want to be part of our country on the shoulders of Ukraine and those territories that will want to be part of our country," the head of the GUR said.</text:p>
      <text:p text:style-name="P4">
<text:span text:style-name="T4">
 Read also: </text:span>
 <text:span text:style-name="T4">
 <text:a xlink:type="simple" xlink:href="https://www.ukrinform.ua/rubric-ato/3725467-budanov-konflikt-prigozina-i-minoboroni-rf-e-cilkom-realnim.html" text:style-name="Internet_20_link" text:visited-style-name="Visited_20_Internet_20_Link">
Budanov: the Conflict of Prigogine and the Ministry of Defense of the Russian Federation is quite realistic</text:a>
</text:span>
</text:p>
      <text:p text:style-name="P4">
Budanov added that the stability and courage of the Ukrainian nation, despite the lack of help of Western partners, helped to survive the most difficult days of Russian aggression.</text:p>
      <text:p text:style-name="P4">
As reported by Ukrinform, the FSB of Russia opened a criminal case against the head of the Wagner PPVC through a call for an armed rebellion.</text:p>
      <text:p text:style-name="P4">
<text:span text:style-name="T4">
 Read also: </text:span>
 <text:span text:style-name="T4">
 <text:a xlink:type="simple" xlink:href="https://www.ukrinform.ua/rubric-ato/3725147-prigozin-napraviv-rosijskomu-minoboroni-svij-variant-kontraktu-z-najmancami-rozvidka-britanii.html" text:style-name="Internet_20_link" text:visited-style-name="Visited_20_Internet_20_Link">
Prigogine sent to the Russian Defense Ministry's "contract" with mercenaries - Britain's intelligence</text:a>
</text:span>
</text:p>
      <text:p text:style-name="P4">
On the eve of Prigogine stated that regular troops of the Russian army, subordinate to the Ministry of Defense of the Russian Federation, hit the place of deployment of "Wagner". The abyons denied it.</text:p>
      <text:p text:style-name="P4">
Subsequently, the Kremlin stated that _ <text:span text:style-name="T4">
 <text:a xlink:type="simple" xlink:href="https://www.ukrinform.ua/rubric-world/3727017-putin-u-kursi-situacii-z-prigozinim-peskov.html" text:style-name="Internet_20_link" text:visited-style-name="Visited_20_Internet_20_Link">
Putin is aware of the situation, "all -need measures". </text:a>
</text:span>
 _</text:p>
      <text:p text:style-name="P4">
News Source: <text:a xlink:type="simple" xlink:href="https://www.ukrinform.ua/rubric-ato/3727019-budanov-tenditna-diktatura-putina-vpala.html" text:style-name="Internet_20_link" text:visited-style-name="Visited_20_Internet_20_Link">
https://www.ukrinform.ua/rubric-ato/3727019-budanov-tenditna-diktatura-putina-vpala.html</text:a>
</text:p>
      <!--NEWS-->
      <text:h text:style-name="P10" text:outline-level="1">
<text:span text:style-name="T4">
At night the Russians tried to attack the military airfield - the air defense forces destroyed all 13 winged missiles</text:span>
</text:h>
      <text:p text:style-name="P4">
Author: ['АРМІЯINFORM']</text:p>
      <text:p text:style-name="P4">
Time: 2023-06-23T24:00:00-04:00</text:p>
      <text:p text:style-name="P4">
Description: Unoch 23 Chervni 2023 Roku enemy severity of the Khokatyahi strategic one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ppo_1.jpg" text:style-name="Internet_20_link" text:visited-style-name="Visited_20_Internet_20_Link">
ppo_1.jpg</text:a>
']</text:p>
      <text:p text:style-name="P4">
Tags: ['STOPRUSSIA', 'АГРЕСІЯ РФ', 'ВТОРГНЕННЯ РФ', 'КОМАНДУВАННЯ ПОВІТРЯНИХ СИЛ', 'ХРОНІКА ОБОРОНИ']</text:p>
      <text:p text:style-name="P4">
Category: News</text:p>
      <!--METADATA-->
      <text:p text:style-name="P4">
<draw:frame draw:style-name="fr1" draw:name="Image259" text:anchor-type="as-char" svg:width="6.9236in" svg:height="4.32148in" draw:z-index="0">
<draw:image xlink:href="../Images/AРМІЯINFORM/2023-06-23T24-00-00-04-00/ppo_1.jpg" xlink:type="simple" xlink:show="embed" xlink:actuate="onLoad" draw:mime-type="image/jpeg"/>
</draw:frame>
On the night of June 23, 2023, the enemy struck Ukraine from aircraft aircraft aircraft. This time the attack is directed at the military airfield of Uhmelnitsky region.</text:p>
      <text:p text:style-name="P4">
About it <text:a xlink:type="simple" xlink:href="https://www.facebook.com/kpszsu/posts/pfbid0ztcvLNke6oZMFjQFSveHX2PNiWVLSp8n9cpfJmmuCmUevp8UHdhjGj9eM7Qnw1dDl" text:style-name="Internet_20_link" text:visited-style-name="Visited_20_Internet_20_Link">
reports</text:a>
Armed Forces Command.</text:p>
      <text:p text:style-name="P4">
“The launches were carried out near midnight from the Caspian Sea of Tu-95MC. All 13 winged rockets X-101/X-555 were destroyed by a prototype defense, most in Khmelnytskyi. In addition, the defenders of the non -reconnaissance UAVs of the not established type, ”the message reads.</text:p>
      <text:p text:style-name="P4">
News Source: <text:a xlink:type="simple" xlink:href="https://armyinform.com.ua/2023/06/23/unochi-rosiyany-namagalysya-atakuvaty-vijskovyj-aerodrom-syly-ppo-znyshhyly-usi-13-krylatyh-raket/" text:style-name="Internet_20_link" text:visited-style-name="Visited_20_Internet_20_Link">
https://armyinform.com.ua/2023/06/23/unochi-rosiyany-namagalysya-atakuvaty-vijskovyj-aerodrom-syly-ppo-znyshhyly-usi-13-krylatyh-raket/</text:a>
</text:p>
      <!--NEWS-->
      <text:h text:style-name="P10" text:outline-level="1">
<text:span text:style-name="T4">
Defense forces eliminated nearly 700 invaders, destroyed 44 artsystems and 15 BBM</text:span>
</text:h>
      <text:p text:style-name="P4">
Author: ['АРМІЯINFORM']</text:p>
      <text:p text:style-name="P4">
Time: 2023-06-23T26:00:00-04:00</text:p>
      <text:p text:style-name="P4">
Description: Zagalni Boyov, take the enemy on 02.24.22 to 06/23/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62b4c59d-7517-4c41-be64-e53496cd28a4-scaled.jpg" text:style-name="Internet_20_link" text:visited-style-name="Visited_20_Internet_20_Link">
62b4c59d-7517-4c41-be64-e53496cd28a4-scaled.jpg</text:a>
']</text:p>
      <text:p text:style-name="P4">
Tags: ['АГРЕСІЯ РФ', 'ВТОРГНЕННЯ РФ', 'ВТРАТИ ВОРОГА', 'ГШ ЗСУ']</text:p>
      <text:p text:style-name="P4">
Category: News</text:p>
      <!--METADATA-->
      <text:p text:style-name="P4">
<draw:frame draw:style-name="fr1" draw:name="Image260" text:anchor-type="as-char" svg:width="6.9236in" svg:height="6.975527in" draw:z-index="0">
<draw:image xlink:href="../Images/AРМІЯINFORM/2023-06-23T26-00-00-04-00/62b4c59d-7517-4c41-be64-e53496cd28a4-scaled.jpg" xlink:type="simple" xlink:show="embed" xlink:actuate="onLoad" draw:mime-type="image/jpeg"/>
</draw:frame>
The total fighting loss of the enemy from 24.02.22 to 23.06.23 will be orientated:</text:p>
      <text:p text:style-name="P4">
<text:span text:style-name="T4">
<text:span text:style-name="T5">
 Personnel - </text:span>
* 223330(+680)persons eliminated</text:span>
<text:span text:style-name="T5">
 tanks - </text:span>
<text:span text:style-name="T5">
 4017(+4)</text:span>
<text:span text:style-name="T4">
 combat armored vehicles - </text:span>
 7798(+15)<text:span text:style-name="T4">
<text:span text:style-name="T5">
 Artillery systems - </text:span>
<text:span text:style-name="T5">
 3985(+44)</text:span>
 </text:span>
 RSZV - <text:span text:style-name="T4">
 617(0)</text:span>
<text:span text:style-name="T5">
 air defense - </text:span>
<text:span text:style-name="T5">
 379(+3)</text:span>
<text:span text:style-name="T4">
 aircraft - </text:span>
 314(0)<text:span text:style-name="T4">
<text:span text:style-name="T5">
 helicopters - </text:span>
* 307(0)</text:span>
<text:span text:style-name="T5">
 UAV Operative Tactical Level-</text:span>
<text:span text:style-name="T5">
 3447(+9)</text:span>
<text:span text:style-name="T4">
 Winged missiles - </text:span>
 1214(0)<text:span text:style-name="T4">
<text:span text:style-name="T5">
 ships / boats - </text:span>
* 18(0)</text:span>
<text:span text:style-name="T5">
 Automobile equipment and tanks - </text:span>
<text:span text:style-name="T5">
 6708(+30)</text:span>
<text:span text:style-name="T4">
 SPECIAL TECHANGE - </text:span>
 545(+6)The data is specified ...</text:p>
      <text:p text:style-name="P4">
Beat the occupier!Let's win together!Our strength is in truth!</text:p>
      <text:p text:style-name="P4">
<text:span text:style-name="T4">
 Source: </text:span>
 <text:a xlink:type="simple" xlink:href="https://www.facebook.com/GeneralStaff.ua" text:style-name="Internet_20_link" text:visited-style-name="Visited_20_Internet_20_Link">
General Staff of Armed Forces</text:a>
As of 23.06.23.</text:p>
      <text:p text:style-name="P4">
News Source: <text:a xlink:type="simple" xlink:href="https://armyinform.com.ua/2023/06/23/syly-oborony-likviduvaly-majzhe-700-okupantiv-znyshhyly-44-artsystem-i-15-bbm/" text:style-name="Internet_20_link" text:visited-style-name="Visited_20_Internet_20_Link">
https://armyinform.com.ua/2023/06/23/syly-oborony-likviduvaly-majzhe-700-okupantiv-znyshhyly-44-artsystem-i-15-bbm/</text:a>
</text:p>
      <!--NEWS-->
      <text:h text:style-name="P10" text:outline-level="1">
<text:span text:style-name="T4">
The enemy's offensive on KUB ’ Yansk and Liman directions stopped - Anna Malyar</text:span>
</text:h>
      <text:p text:style-name="P4">
Author: ['АРМІЯINFORM']</text:p>
      <text:p text:style-name="P4">
Time: 2023-06-23T28:00:00-04:00</text:p>
      <text:p text:style-name="P4">
Description: The power of Ukraine’s defense at Denmark for an hour knocked out the attack of the Zbroychy forces of Rosiysko ... War with Ukraine 2022, the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193980.jpg" text:style-name="Internet_20_link" text:visited-style-name="Visited_20_Internet_20_Link">
193980.jpg</text:a>
']</text:p>
      <text:p text:style-name="P4">
Tags: ['STOPRUSSIA', 'АГРЕСІЯ РФ', 'ГАННА МАЛЯР', 'КУП‘ЯНСЬКИЙ НАПРЯМОК', 'ЛИМАНСЬКИЙ НАПРЯМОК']</text:p>
      <text:p text:style-name="P4">
Category: News</text:p>
      <!--METADATA-->
      <text:p text:style-name="P4">
<draw:frame draw:style-name="fr1" draw:name="Image261" text:anchor-type="as-char" svg:width="6.9236in" svg:height="3.952222in" draw:z-index="0">
<draw:image xlink:href="../Images/AРМІЯINFORM/2023-06-23T28-00-00-04-00/193980.jpg" xlink:type="simple" xlink:show="embed" xlink:actuate="onLoad" draw:mime-type="image/jpeg"/>
</draw:frame>
The Defense Forces of Ukraine are currently stopped and restrained the offensive of the Armed Forces of the Silarosian Federation in two directions in eastern Ukraine. These are Kupyansky Taliman directions.</text:p>
      <text:p text:style-name="P4">
This was reported by the Deputy Minister of Defense of Ukraine Anna Malyar in <text:a xlink:type="simple" xlink:href="https://t.me/annamaliar/867" text:style-name="Internet_20_link" text:visited-style-name="Visited_20_Internet_20_Link">
telegrams</text:a>
.</text:p>
      <text:p text:style-name="P4">
«На Куп'янському та Лиманському напрямках наші Сили оборони зупинили наступворога», — зазначила вона.</text:p>
      <text:p text:style-name="P4">
Нагадаємо, протягом минулої доби, за словами <text:a xlink:type="simple" xlink:href="https://armyinform.com.ua/2023/06/22/za-potochnu-dobu-sytuacziya-suttyevo-ne-zminylas/" text:style-name="Internet_20_link" text:visited-style-name="Visited_20_Internet_20_Link">
ГанниМаляр</text:a>
, The forces of Ukraine's defense took offensive actions on the direction of the case - the Dibrova, had partial success and are fixed on the achievements.</text:p>
      <text:p text:style-name="P4">
At the same time, the occupier loses his life and equipment daily. Yes, <text:a xlink:type="simple" xlink:href="https://armyinform.com.ua/2023/06/23/syly-oborony-likviduvaly-majzhe-700-okupantiv-znyshhyly-44-artsystem-i-15-bbm/" text:style-name="Internet_20_link" text:visited-style-name="Visited_20_Internet_20_Link">
485 days</text:a>
The confrontation of our associates eliminated almost 700 invaders, destroyed 44 artsystems and 15 BBM.</text:p>
      <text:p text:style-name="P4">
News Source: <text:a xlink:type="simple" xlink:href="https://armyinform.com.ua/2023/06/23/nastup-voroga-na-kupyanskomu-ta-lymanskomu-napryamkah-zupyneno-ganna-malyar/" text:style-name="Internet_20_link" text:visited-style-name="Visited_20_Internet_20_Link">
https://armyinform.com.ua/2023/06/23/nastup-voroga-na-kupyanskomu-ta-lymanskomu-napryamkah-zupyneno-ganna-malyar/</text:a>
</text:p>
      <!--NEWS-->
      <text:h text:style-name="P10" text:outline-level="1">
<text:span text:style-name="T4">
The constant readiness to protect the Motherland is gained by painstaking daily labor</text:span>
</text:h>
      <text:p text:style-name="P4">
Author: ['АРМІЯINFORM']</text:p>
      <text:p text:style-name="P4">
Time: 2023-06-23T2:00:00-04:00</text:p>
      <text:p text:style-name="P4">
Description: The paratroopers of Vidprazovye Consistency Complex of the Tactical Ehuvanni Narokhannami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3c990eba-8e88-4bce-a2a6-c0184a09727b.jpg" text:style-name="Internet_20_link" text:visited-style-name="Visited_20_Internet_20_Link">
3c990eba-8e88-4bce-a2a6-c0184a09727b.jpg</text:a>
', '<text:a xlink:type="simple" xlink:href="https://armyinform.com.ua/wp-content/uploads/2023/06/2848c9a8-29ab-4f88-9457-4263b053c53f-150x150.jpg" text:style-name="Internet_20_link" text:visited-style-name="Visited_20_Internet_20_Link">
2848c9a8-29ab-4f88-9457-4263b053c53f-150x150.jpg</text:a>
', '<text:a xlink:type="simple" xlink:href="https://armyinform.com.ua/wp-content/uploads/2023/06/a0968493-db8f-47d5-8d51-69c809d2bbbe-150x150.jpg" text:style-name="Internet_20_link" text:visited-style-name="Visited_20_Internet_20_Link">
a0968493-db8f-47d5-8d51-69c809d2bbbe-150x150.jpg</text:a>
', '<text:a xlink:type="simple" xlink:href="https://armyinform.com.ua/wp-content/uploads/2023/06/4a099aec-db49-40a2-8d7f-7dc81d2c05c4-150x150.jpg" text:style-name="Internet_20_link" text:visited-style-name="Visited_20_Internet_20_Link">
4a099aec-db49-40a2-8d7f-7dc81d2c05c4-150x150.jpg</text:a>
', '<text:a xlink:type="simple" xlink:href="https://armyinform.com.ua/wp-content/uploads/2023/06/853d5f2b-85e8-4d3d-b8c5-02f8e9046ecf-150x150.jpg" text:style-name="Internet_20_link" text:visited-style-name="Visited_20_Internet_20_Link">
853d5f2b-85e8-4d3d-b8c5-02f8e9046ecf-150x150.jpg</text:a>
']</text:p>
      <text:p text:style-name="P4">
Tags: ['STOPRUSSIA', 'АГРЕСІЯ РФ', 'ВІЙНА', 'ВТОРГНЕННЯ РФ', 'ДШВ ЗС УКРАЇНИ']</text:p>
      <text:p text:style-name="P4">
Category: News</text:p>
      <!--METADATA-->
      <text:p text:style-name="P4">
<draw:frame draw:style-name="fr1" draw:name="Image262" text:anchor-type="as-char" svg:width="6.9236in" svg:height="3.894525in" draw:z-index="0">
<draw:image xlink:href="../Images/AРМІЯINFORM/2023-06-23T2-00-00-04-00/3c990eba-8e88-4bce-a2a6-c0184a09727b.jpg" xlink:type="simple" xlink:show="embed" xlink:actuate="onLoad" draw:mime-type="image/jpeg"/>
</draw:frame>
</text:p>
      <text:p text:style-name="P4">
<text:a xlink:type="simple" xlink:href="https://armyinform.com.ua/wp-content/uploads/2023/06/2848c9a8-29ab-4f88-9457-4263b053c53f.jpg" text:style-name="Internet_20_link" text:visited-style-name="Visited_20_Internet_20_Link">
<draw:frame draw:style-name="fr1" draw:name="Image263" text:anchor-type="as-char" svg:width="6.9236in" svg:height="6.9236in" draw:z-index="0">
<draw:image xlink:href="../Images/AРМІЯINFORM/2023-06-23T2-00-00-04-00/2848c9a8-29ab-4f88-9457-4263b053c53f-150x150.jpg" xlink:type="simple" xlink:show="embed" xlink:actuate="onLoad" draw:mime-type="image/jpeg"/>
</draw:frame>
</text:a>
</text:p>
      <text:p text:style-name="P4">
<text:a xlink:type="simple" xlink:href="https://armyinform.com.ua/wp-content/uploads/2023/06/a0968493-db8f-47d5-8d51-69c809d2bbbe.jpg" text:style-name="Internet_20_link" text:visited-style-name="Visited_20_Internet_20_Link">
<draw:frame draw:style-name="fr1" draw:name="Image264" text:anchor-type="as-char" svg:width="6.9236in" svg:height="6.9236in" draw:z-index="0">
<draw:image xlink:href="../Images/AРМІЯINFORM/2023-06-23T2-00-00-04-00/a0968493-db8f-47d5-8d51-69c809d2bbbe-150x150.jpg" xlink:type="simple" xlink:show="embed" xlink:actuate="onLoad" draw:mime-type="image/jpeg"/>
</draw:frame>
</text:a>
</text:p>
      <text:p text:style-name="P4">
<text:a xlink:type="simple" xlink:href="https://armyinform.com.ua/wp-content/uploads/2023/06/4a099aec-db49-40a2-8d7f-7dc81d2c05c4.jpg" text:style-name="Internet_20_link" text:visited-style-name="Visited_20_Internet_20_Link">
<draw:frame draw:style-name="fr1" draw:name="Image265" text:anchor-type="as-char" svg:width="6.9236in" svg:height="6.9236in" draw:z-index="0">
<draw:image xlink:href="../Images/AРМІЯINFORM/2023-06-23T2-00-00-04-00/4a099aec-db49-40a2-8d7f-7dc81d2c05c4-150x150.jpg" xlink:type="simple" xlink:show="embed" xlink:actuate="onLoad" draw:mime-type="image/jpeg"/>
</draw:frame>
</text:a>
</text:p>
      <text:p text:style-name="P4">
<text:a xlink:type="simple" xlink:href="https://armyinform.com.ua/wp-content/uploads/2023/06/853d5f2b-85e8-4d3d-b8c5-02f8e9046ecf.jpg" text:style-name="Internet_20_link" text:visited-style-name="Visited_20_Internet_20_Link">
<draw:frame draw:style-name="fr1" draw:name="Image266" text:anchor-type="as-char" svg:width="6.9236in" svg:height="6.9236in" draw:z-index="0">
<draw:image xlink:href="../Images/AРМІЯINFORM/2023-06-23T2-00-00-04-00/853d5f2b-85e8-4d3d-b8c5-02f8e9046ecf-150x150.jpg" xlink:type="simple" xlink:show="embed" xlink:actuate="onLoad" draw:mime-type="image/jpeg"/>
</draw:frame>
</text:a>
The paratroopers work out a full range of tactical actions, taking into account the smallest nuances of combat experience gained in the battles for the liberation of our land of Russian invaders.</text:p>
      <text:p text:style-name="P4">
<text:span text:style-name="T4">
 Source: </text:span>
 _ <text:a xlink:type="simple" xlink:href="https://t.me/ua_dshv/1291" text:style-name="Internet_20_link" text:visited-style-name="Visited_20_Internet_20_Link">
channel telegram</text:a>
Landing troops of the Armed Forces of Ukraine _</text:p>
      <text:p text:style-name="P4">
News Source: <text:a xlink:type="simple" xlink:href="https://armyinform.com.ua/2023/06/23/postijna-gotovnist-do-zahystu-batkivshhyny-zdobuvayetsya-kopitkoyu-shhodennoyu-praczeyu/" text:style-name="Internet_20_link" text:visited-style-name="Visited_20_Internet_20_Link">
https://armyinform.com.ua/2023/06/23/postijna-gotovnist-do-zahystu-batkivshhyny-zdobuvayetsya-kopitkoyu-shhodennoyu-praczeyu/</text:a>
</text:p>
      <!--NEWS-->
      <text:h text:style-name="P10" text:outline-level="1">
<text:span text:style-name="T4">
Only 43% of Ukraine's population - Ministry of Internal Affairs can be accounted for using shelter</text:span>
</text:h>
      <text:p text:style-name="P4">
Authors: Ukrinform (Person)</text:p>
      <text:p text:style-name="P4">
Publisher: Укринформ (Organization)</text:p>
      <text:p text:style-name="P4">
Published Time: 2023-06-23T2:09:00+03:00</text:p>
      <text:p text:style-name="P4">
Modified Time: 2023-06-23T22:09:00+03:00</text:p>
      <text:p text:style-name="P4">
Description: The use of shelter is 77% of the total number of bomb shelves and can accommodate 43% of the population of Ukraine. - Ukrinform.</text:p>
      <text:p text:style-name="P4">
Images: ['<text:a xlink:type="simple" xlink:href="https://static.ukrinform.com/photos/2023_06/thumb_files/630_360_1685871364-376.jpg" text:style-name="Internet_20_link" text:visited-style-name="Visited_20_Internet_20_Link">
630_360_16858...</text:a>
']</text:p>
      <text:p text:style-name="P4">
Tags: ['Клименко', 'Укриття', 'Війна з Росією', 'Єдині новини']</text:p>
      <text:p text:style-name="P4">
Type: Article</text:p>
      <!--METADATA-->
      <text:p text:style-name="P4">
<draw:frame draw:style-name="fr1" draw:name="Image267" text:anchor-type="as-char" svg:width="6.9236in" svg:height="3.956343in" draw:z-index="0">
<draw:image xlink:href="../Images/yкринформ/2023-06-23T2-09-00-03-00/630_360_1685871364-376.jpg" xlink:type="simple" xlink:show="embed" xlink:actuate="onLoad" draw:mime-type="image/jpeg"/>
</draw:frame>
Suitable for use of shelter accounts for 77% of the total number of bomb shelters are accounted for 43% of the population of Ukraine.</text:p>
      <text:p text:style-name="P4">
The Minister of Internal Affairs Igor Klimenko told this on the broadcasting of the only news, Ukrinform reports.</text:p>
      <text:p text:style-name="P4">
“The numbers are really disappointing. Only 77%, and digital equivalent is 47 thousand objects of shelter, which are ready to accept citizens and to perform their functions. 23%, respectively, is absolutely not ready for this ... Only 43% of our production can be hidden in these 77% of suitable shelters, ”he said.</text:p>
      <text:p text:style-name="P4">
<text:span text:style-name="T4">
 Read also: </text:span>
 <text:span text:style-name="T4">
 <text:a xlink:type="simple" xlink:href="https://www.ukrinform.ua/rubric-society/3726541-zelenskij-doruciv-klimenku-provesti-rozasnuvalnu-robotu-z-naselennam-sodo-rizikiv-na-zaes.html" text:style-name="Internet_20_link" text:visited-style-name="Visited_20_Internet_20_Link">
Zelensky instructed Klimenko to carry out an explanatory work with the population about the risks at the ZPP</text:a>
</text:span>
</text:p>
      <text:p text:style-name="P4">
The government official reminded that the bomb shelter inspection commission operated from June 1 to June 10.</text:p>
      <text:p text:style-name="P4">
According to him, the Ministry of Internal Affairs, the National Police, the SES prepared a register of all shelters with photos, videos, indications of responsible persons.</text:p>
      <text:p text:style-name="P4">
"All heads of local authorities, military administrations, subjects in the police can see in what condition and what shelters are found in the territory entrusted to him and accordingly to take measures," - explained.</text:p>
      <text:p text:style-name="P4">
<text:span text:style-name="T4">
 Read also: </text:span>
 <text:span text:style-name="T4">
 <text:a xlink:type="simple" xlink:href="https://www.ukrinform.ua/rubric-society/3726751-v-ukraini-provedut-navcanna-z-rozgortannam-blokpostiv-de-pereviratimut-radiaciu.html" text:style-name="Internet_20_link" text:visited-style-name="Visited_20_Internet_20_Link">
in Ukraine will conduct training with the deployment of checkpoints where they will check radiation</text:a>
</text:span>
</text:p>
      <text:p text:style-name="P4">
He also informed that at the NSDC meeting, proposals to develop amendments to the Criminal Code of Ukraine on strengthening the responsibility for the improper maintenance of the shelter and the Code of administrative offenses to increase fines.</text:p>
      <text:p text:style-name="P4">
In addition, the Minister noted that the Security and Security in the place of transport of transport, near shopping centers and a number of issues aimed at the naximal preservation of life and health of people, ranging from the alert, ended with air alarm, ending with places of places <text:span text:style-name="T4">
.(https://www.ukrinform.ua/tag-ukritta)</text:span>
.</text:p>
      <text:p text:style-name="P4">
As reported by Ukrinform, after the death of three people in Kyiv because of the inability to collect in shelter during hostile shelling, President Vladimir Zelensky reproached the full audit of all protective structures in the capital itself and throughout Ukraine.At the meeting on June 23, the National Security and Defense Council instructed the Cabinet of Ministers, regional and local authorities to take measures to hold the disciplinary liability of persons who are responsible for the scattering in poor condition, and to provide systematic inspections of high strategic importance.</text:p>
      <text:p text:style-name="P4">
News Source: <text:a xlink:type="simple" xlink:href="https://www.ukrinform.ua/rubric-society/3727001-pridatni-do-vikoristanna-ukritta-mozut-vmistiti-lise-43-naselenna-ukraini-mvs.html" text:style-name="Internet_20_link" text:visited-style-name="Visited_20_Internet_20_Link">
https://www.ukrinform.ua/rubric-society/3727001-pridatni-do-vikoristanna-ukritta-mozut-vmistiti-lise-43-naselenna-ukraini-mvs.html</text:a>
</text:p>
      <!--NEWS-->
      <text:h text:style-name="P10" text:outline-level="1">
<text:span text:style-name="T4">
In Ukraine a moment of silence</text:span>
</text:h>
      <text:p text:style-name="P4">
Author: ['АРМІЯINFORM']</text:p>
      <text:p text:style-name="P4">
Time: 2023-06-23T30: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68" text:anchor-type="as-char" svg:width="6.9236in" svg:height="3.895992in" draw:z-index="0">
<draw:image xlink:href="../Images/AРМІЯINFORM/2023-06-23T30-00-00-04-00/candle.gif" xlink:type="simple" xlink:show="embed" xlink:actuate="onLoad" draw:mime-type="image/gif"/>
</draw:frame>
According to <text:a xlink:type="simple" xlink:href="https://www.president.gov.ua/documents/1432022-41729" text:style-name="Internet_20_link" text:visited-style-name="Visited_20_Internet_20_Link">
with the decree of the President of Ukrain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6/23/v-ukrayini-hvylyna-movchannya/" text:style-name="Internet_20_link" text:visited-style-name="Visited_20_Internet_20_Link">
https://armyinform.com.ua/2023/06/23/v-ukrayini-hvylyna-movchannya/</text:a>
</text:p>
      <!--NEWS-->
      <text:h text:style-name="P10" text:outline-level="1">
<text:span text:style-name="T4">
Ukraine has called on the world to recognize the Russian Federation with a terrorist to prevent a nuclear catastrophe for ZPP</text:span>
</text:h>
      <text:p text:style-name="P4">
Author: ['АРМІЯINFORM']</text:p>
      <text:p text:style-name="P4">
Time: 2023-06-23T32:00:00-04:00</text:p>
      <text:p text:style-name="P4">
Description: Mini Casting of the law enforcement agencies of Ukrainian, jackets of the miversity, Zokremi Semi Seed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630_360_1456158015-9600.jpg" text:style-name="Internet_20_link" text:visited-style-name="Visited_20_Internet_20_Link">
630_360_1456158015-9600.jpg</text:a>
']</text:p>
      <text:p text:style-name="P4">
Tags: ['ЗАЕС', 'МЗС', 'НЕБЕЗПЕКА ПІДРИВУ ЗАЕС']</text:p>
      <text:p text:style-name="P4">
Category: News</text:p>
      <!--METADATA-->
      <text:p text:style-name="P4">
<draw:frame draw:style-name="fr1" draw:name="Image269" text:anchor-type="as-char" svg:width="6.9236in" svg:height="3.956343in" draw:z-index="0">
<draw:image xlink:href="../Images/AРМІЯINFORM/2023-06-23T32-00-00-04-00/630_360_1456158015-9600.jpg" xlink:type="simple" xlink:show="embed" xlink:actuate="onLoad" draw:mime-type="image/jpeg"/>
</draw:frame>
The Ministry of Foreign Affairs of Ukraine calls on the international community, including the Group of the Seven and the EU, to take urgent measures to prevent a nuclear-carastrophe at the Zaporizhzhia NPP, in particular to introduce strengthened restrictive statements against the Russian atomic industry and the military-industrial complex of the Russian Federation.</text:p>
      <text:p text:style-name="P4">
About this <text:a xlink:type="simple" xlink:href="https://mfa.gov.ua/news/zayava-mzs-ukrayini-shchodo-zagrozlivoyi-situaciyi-na-zaporizkij-aes" text:style-name="Internet_20_link" text:visited-style-name="Visited_20_Internet_20_Link">
it is referred</text:a>
In a statement of Ukraine's foreign policy.</text:p>
      <text:p text:style-name="P4">
"We insist on the need to recognize Russia with a terrorist state and to ensure the reversibility of political, economic and legal consequences for all the crushes and unlawful actions," the Foreign Ministry emphasized.</text:p>
      <text:p text:style-name="P4">
According to the Ukrainian intelligence agencies, Russia considers the script of a terrorist act at a temporarily occupied Zaporizhzhya NPP. Such therapeut will have global consequences.</text:p>
      <text:p text:style-name="P4">
“Having occupied the ZPP, Russia grossly violates international law and standards and standards, including seven fundamental principles of the IAEA for nuclear security and security. Mining and other forms of militarization of Zaporizhzhya NPPs on the side of Russia pose a direct threat to the nuclear incident on the largest nuclear power plant, ”the ministry added.</text:p>
      <text:p text:style-name="P4">
The department expects a clear assessment of the CEO of IAEA Rafaelegross on the criminal acts of Russia.</text:p>
      <text:p text:style-name="P4">
“The level of challenges and threats facing the world regime of nuclear security as a result of the Russian Federation against Ukraine is an extremely high targeting consolidation and strengthening international efforts to prevent nuclear -carastrophe.</text:p>
      <text:p text:style-name="P4">
Russia as a terrorist state has violated all the key principles of international law and the vast majority of its own contractual obligations, but so far it has not felt fair consequences for its crimes, ”the Foreign Ministry was emphasized.</text:p>
      <text:p text:style-name="P4">
News Source: <text:a xlink:type="simple" xlink:href="https://armyinform.com.ua/2023/06/23/ukrayina-zaklykala-svit-vyznaty-rf-terorystom-zadlya-nedopushhennya-yadernoyi-katastrofy-na-zaes/" text:style-name="Internet_20_link" text:visited-style-name="Visited_20_Internet_20_Link">
https://armyinform.com.ua/2023/06/23/ukrayina-zaklykala-svit-vyznaty-rf-terorystom-zadlya-nedopushhennya-yadernoyi-katastrofy-na-zaes/</text:a>
</text:p>
      <!--NEWS-->
      <text:h text:style-name="P10" text:outline-level="1">
<text:span text:style-name="T4">
The enemy continues to actively use the winged missiles X-101 and X-555-Yuri Ignat</text:span>
</text:h>
      <text:p text:style-name="P4">
Author: ['Григорій Мазур']</text:p>
      <text:p text:style-name="P4">
Time: 2023-06-23T34:00:00-04:00</text:p>
      <text:p text:style-name="P4">
Description: The rifle of the Avіaetsiychi is the rocket strokes of the van of the nazraz.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4ae4-a.jpg" text:style-name="Internet_20_link" text:visited-style-name="Visited_20_Internet_20_Link">
4ae4-a.jpg</text:a>
']</text:p>
      <text:p text:style-name="P4">
Tags: ['ЮРІЙ ІГНАТ']</text:p>
      <text:p text:style-name="P4">
Category: News</text:p>
      <!--METADATA-->
      <text:p text:style-name="P4">
<draw:frame draw:style-name="fr1" draw:name="Image270" text:anchor-type="as-char" svg:width="6.9236in" svg:height="5.1927in" draw:z-index="0">
<draw:image xlink:href="../Images/AРМІЯINFORM/2023-06-23T34-00-00-04-00/4ae4-a.jpg" xlink:type="simple" xlink:show="embed" xlink:actuate="onLoad" draw:mime-type="image/jpeg"/>
</draw:frame>
The intensity of the use of aviation and rocket strikes by the enemy is currently significant. Colonel Yuriy Ignat told about it on the air of the only news on the only news. According to him, it is enemy to actively use the winged missiles X-101 and X-555.</text:p>
      <ul>
        <li>
Despite the sanctions, Russia, unfortunately, continues to produce such a weapon, - said Yuri Ignat. -It is necessary to increase the pressure on the aggressor country in order to make it impossible to obtain double-use goods, Yakivon uses murder tools.</li>
      </ul>
      <text:p text:style-name="P4">
The officer added that at the same time our defenders continue to destroy the warfare. In particular, as of the morning of June 23, the destruction of another Russian shock helicopter Ka-52 by the Ukrainian anti-aircraft helicopter was confirmed.</text:p>
      <text:p text:style-name="P4">
News Source: <text:a xlink:type="simple" xlink:href="https://armyinform.com.ua/2023/06/23/vorog-prodovzhuye-aktyvno-zastosovuvaty-krylati-rakety-h-101-ta-h-555-yurij-ignat/" text:style-name="Internet_20_link" text:visited-style-name="Visited_20_Internet_20_Link">
https://armyinform.com.ua/2023/06/23/vorog-prodovzhuye-aktyvno-zastosovuvaty-krylati-rakety-h-101-ta-h-555-yurij-ignat/</text:a>
</text:p>
      <!--NEWS-->
      <text:h text:style-name="P10" text:outline-level="1">
<text:span text:style-name="T4">
Konstantin Pavlenko - World Calling Champion among the military</text:span>
</text:h>
      <text:p text:style-name="P4">
Author: ['АРМІЯINFORM']</text:p>
      <text:p text:style-name="P4">
Time: 2023-06-23T36:00:00-04:00</text:p>
      <text:p text:style-name="P4">
Description: “Gold”, “Srіllo” “Bronze” Healthy Armytsi at a chamber Svit ZI skeletlazinnya ... War with Ukraine 2022, War with Ukraine Latest News Today, News War with Ukraine 2022 Last for today, will there be a war between Ukraine and Russia And when, the war with Ukraine in 2022 will be or not, whether there will be a war with Ukraine in the near future, the war with Ukraine, Ukrainian news today, Ukrainian news in Ukrainian media in Russian</text:p>
      <text:p text:style-name="P4">
Images: ['<text:a xlink:type="simple" xlink:href="https://armyinform.com.ua/wp-content/uploads/2023/06/347241875_762807225641087_8826580631731334260_n-e1687500966191.jpg" text:style-name="Internet_20_link" text:visited-style-name="Visited_20_Internet_20_Link">
347241875_762807225641087_8826580631731334260_n-e1687500966191.jpg</text:a>
', '<text:a xlink:type="simple" xlink:href="https://armyinform.com.ua/wp-content/uploads/2023/06/347554919_762807215641088_1308029851135300996_n.jpg" text:style-name="Internet_20_link" text:visited-style-name="Visited_20_Internet_20_Link">
347554919_762807215641088_1308029851135300996_n.jpg</text:a>
']</text:p>
      <text:p text:style-name="P4">
Tags: ['АРМІЙСЬКІ СПОРТСМЕНИ', 'СКЕЛЕЛАЗІННЯ', 'ЦСК ЗС\xa0УКРАЇНИ', 'ЧЕМПІОНАТ СВІТУ']</text:p>
      <text:p text:style-name="P4">
Category: News</text:p>
      <!--METADATA-->
      <text:p text:style-name="P4">
<draw:frame draw:style-name="fr1" draw:name="Image271" text:anchor-type="as-char" svg:width="6.9236in" svg:height="4.067615in" draw:z-index="0">
<draw:image xlink:href="../Images/AРМІЯINFORM/2023-06-23T36-00-00-04-00/347241875_762807225641087_8826580631731334260_n-e1687500966191.jpg" xlink:type="simple" xlink:show="embed" xlink:actuate="onLoad" draw:mime-type="image/jpeg"/>
</draw:frame>
"Gold", "Silver" and "Bronze" were won by the Army at the World Cups in the Slovenian Copper.</text:p>
      <text:p text:style-name="P4">
About it <text:a xlink:type="simple" xlink:href="https://www.facebook.com/CSKA1992/posts/pfbid0WjpUb456D5e27VLxtXwDzwUdCEaQYpCqSkULxNa7kVaLHzAe7E222ifDq2k77rwal" text:style-name="Internet_20_link" text:visited-style-name="Visited_20_Internet_20_Link">
reports</text:a>
Central Sports Club of the Armed Forces of Ukraine.</text:p>
      <text:p text:style-name="P4">
In the "speed" category our climbers have become:</text:p>
      <ul>
        <li>
Konstantin Pavlenko - champion, * Sofia smooth - Vice -Employment, * Yaroslav Tkach won Bronze.</li>
      </ul>
      <text:p text:style-name="P4">
<draw:frame draw:style-name="fr1" draw:name="Image272" text:anchor-type="as-char" svg:width="6.9236in" svg:height="4.627273in" draw:z-index="0">
<draw:image xlink:href="../Images/AРМІЯINFORM/2023-06-23T36-00-00-04-00/347554919_762807215641088_1308029851135300996_n.jpg" xlink:type="simple" xlink:show="embed" xlink:actuate="onLoad" draw:mime-type="image/jpeg"/>
</draw:frame>
It should be noted that more than one hundred participants from 12 countries take part in the competitions.</text:p>
      <text:p text:style-name="P4">
News Source: <text:a xlink:type="simple" xlink:href="https://armyinform.com.ua/2023/06/23/kostyantyn-pavlenko-chempion-svitu-zi-skelelazinnya-sered-vijskovyh/" text:style-name="Internet_20_link" text:visited-style-name="Visited_20_Internet_20_Link">
https://armyinform.com.ua/2023/06/23/kostyantyn-pavlenko-chempion-svitu-zi-skelelazinnya-sered-vijskovyh/</text:a>
</text:p>
      <!--NEWS-->
      <text:h text:style-name="P10" text:outline-level="1">
<text:span text:style-name="T4">
From today in Ukraine, a single register of weapons is fully operated</text:span>
</text:h>
      <text:p text:style-name="P4">
Author: ['АРМІЯINFORM']</text:p>
      <text:p text:style-name="P4">
Time: 2023-06-23T38:00:00-04:00</text:p>
      <text:p text:style-name="P4">
Description: Sogodnі, 23 worms, having finished his robot єdini Roister Zbro (єrz). About Tse Doldomlya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6/01001lea-9cb0_1280x720-1.jpeg" text:style-name="Internet_20_link" text:visited-style-name="Visited_20_Internet_20_Link">
01001lea-9cb0_1280x720-1.jpeg</text:a>
', '<text:a xlink:type="simple" xlink:href="https://armyinform.com.ua/wp-content/uploads/2023/06/0d794b28-8983-4e28-958c-f61f96a66f2c-150x150.jpg" text:style-name="Internet_20_link" text:visited-style-name="Visited_20_Internet_20_Link">
0d794b28-8983-4e28-958c-f61f96a66f2c-150x150.jpg</text:a>
', '<text:a xlink:type="simple" xlink:href="https://armyinform.com.ua/wp-content/uploads/2023/06/029100b0-6bc2-4deb-9500-a090e9425b03-150x150.jpg" text:style-name="Internet_20_link" text:visited-style-name="Visited_20_Internet_20_Link">
029100b0-6bc2-4deb-9500-a090e9425b03-150x150.jpg</text:a>
', '<text:a xlink:type="simple" xlink:href="https://armyinform.com.ua/wp-content/uploads/2023/06/c1159cef-a796-4b32-b354-1784dced3b30-150x150.jpg" text:style-name="Internet_20_link" text:visited-style-name="Visited_20_Internet_20_Link">
c1159cef-a796-4b32-b354-1784dced3b30-150x150.jpg</text:a>
']</text:p>
      <text:p text:style-name="P4">
Tags: ['ЄДИНИЙ РЕЄСТР ЗБРОЇ', 'МВС', 'ОБІГ ЗБРОЇ']</text:p>
      <text:p text:style-name="P4">
Category: News</text:p>
      <!--METADATA-->
      <text:p text:style-name="P4">
<draw:frame draw:style-name="fr1" draw:name="Image273" text:anchor-type="as-char" svg:width="6.9236in" svg:height="4.349906in" draw:z-index="0">
<draw:image xlink:href="../Images/AРМІЯINFORM/2023-06-23T38-00-00-04-00/01001lea-9cb0_1280x720-1.jpeg" xlink:type="simple" xlink:show="embed" xlink:actuate="onLoad" draw:mime-type="image/jpeg"/>
</draw:frame>
Today, June 23, began its work single register of weapons(Outlock).</text:p>
      <text:p text:style-name="P4">
Про це <text:a xlink:type="simple" xlink:href="https://t.me/mvs_ukraine/26713" text:style-name="Internet_20_link" text:visited-style-name="Visited_20_Internet_20_Link">
повідомляє</text:a>
Ministry of Internal Affairs of Ukraine.</text:p>
      <text:p text:style-name="P4">
“The main advantages of the implementation of the ERP are that citizens will be able to easily retain information about their registered weapons. In addition, the procedure of obtaining permits is ahead of the prices of service in the sphere of weapons, ”the message reads.</text:p>
      <text:p text:style-name="P4">
<text:a xlink:type="simple" xlink:href="https://armyinform.com.ua/wp-content/uploads/2023/06/0d794b28-8983-4e28-958c-f61f96a66f2c.jpg" text:style-name="Internet_20_link" text:visited-style-name="Visited_20_Internet_20_Link">
!(Images/AРМІЯINFORM/2023-06-23T38-00-00-04-00/0d794b28-8983-4e28-958c-f61f96a66f2c-150x150.jpg)</text:a>
</text:p>
      <text:p text:style-name="P4">
<text:a xlink:type="simple" xlink:href="https://armyinform.com.ua/wp-content/uploads/2023/06/029100b0-6bc2-4deb-9500-a090e9425b03.jpg" text:style-name="Internet_20_link" text:visited-style-name="Visited_20_Internet_20_Link">
<draw:frame draw:style-name="fr1" draw:name="Image274" text:anchor-type="as-char" svg:width="6.9236in" svg:height="6.9236in" draw:z-index="0">
<draw:image xlink:href="../Images/AРМІЯINFORM/2023-06-23T38-00-00-04-00/029100b0-6bc2-4deb-9500-a090e9425b03-150x150.jpg" xlink:type="simple" xlink:show="embed" xlink:actuate="onLoad" draw:mime-type="image/jpeg"/>
</draw:frame>
</text:a>
</text:p>
      <text:p text:style-name="P4">
<text:a xlink:type="simple" xlink:href="https://armyinform.com.ua/wp-content/uploads/2023/06/c1159cef-a796-4b32-b354-1784dced3b30.jpg" text:style-name="Internet_20_link" text:visited-style-name="Visited_20_Internet_20_Link">
<draw:frame draw:style-name="fr1" draw:name="Image275" text:anchor-type="as-char" svg:width="6.9236in" svg:height="6.9236in" draw:z-index="0">
<draw:image xlink:href="../Images/AРМІЯINFORM/2023-06-23T38-00-00-04-00/c1159cef-a796-4b32-b354-1784dced3b30-150x150.jpg" xlink:type="simple" xlink:show="embed" xlink:actuate="onLoad" draw:mime-type="image/jpeg"/>
</draw:frame>
</text:a>
The unified register of weapons also involves the creation of e -offices. So the Ukrainians will be able to receive the service without leaving home, without visiting the body, by submitting documents through "<text:a xlink:type="simple" xlink:href="https://services.mvs.gov.ua/" text:style-name="Internet_20_link" text:visited-style-name="Visited_20_Internet_20_Link">
the only window of citizen</text:a>
»Or in a weapon sale store.</text:p>
      <text:p text:style-name="P4">
News Source: <text:a xlink:type="simple" xlink:href="https://armyinform.com.ua/2023/06/23/vidsogodni-v-ukrayini-povnoczinno-praczyuye-yedynyj-reyestr-zbroyi/" text:style-name="Internet_20_link" text:visited-style-name="Visited_20_Internet_20_Link">
https://armyinform.com.ua/2023/06/23/vidsogodni-v-ukrayini-povnoczinno-praczyuye-yedynyj-reyestr-zbroyi/</text:a>
</text:p>
      <!--NEWS-->
      <text:h text:style-name="P10" text:outline-level="1">
<text:span text:style-name="T4">
325 columns were opened in Kryvyi Rih</text:span>
</text:h>
      <text:p text:style-name="P4">
Authors: Ukrinform (Person)</text:p>
      <text:p text:style-name="P4">
Publisher: Укринформ (Organization)</text:p>
      <text:p text:style-name="P4">
Published Time: 2023-06-23T3:13:00+03:00</text:p>
      <text:p text:style-name="P4">
Modified Time: 2023-06-23T22:13:00+03:00</text:p>
      <text:p text:style-name="P4">
Description: In Kryvyi Rih, the situation with water supply remains. Water transportation is organized in the city and 325 columns were opened. - Ukrinform.</text:p>
      <text:p text:style-name="P4">
Images: ['<text:a xlink:type="simple" xlink:href="https://static.ukrinform.com/photos/2023_06/thumb_files/630_360_1686577220-981.jpg" text:style-name="Internet_20_link" text:visited-style-name="Visited_20_Internet_20_Link">
630_360_16865...</text:a>
']</text:p>
      <text:p text:style-name="P4">
Tags: ['Кривий Ріг', 'Вода']</text:p>
      <text:p text:style-name="P4">
Type: Article</text:p>
      <!--METADATA-->
      <text:p text:style-name="P4">
<draw:frame draw:style-name="fr1" draw:name="Image276" text:anchor-type="as-char" svg:width="6.9236in" svg:height="3.956343in" draw:z-index="0">
<draw:image xlink:href="../Images/yкринформ/2023-06-23T3-13-00-03-00/630_360_1686577220-981.jpg" xlink:type="simple" xlink:show="embed" xlink:actuate="onLoad" draw:mime-type="image/jpeg"/>
</draw:frame>
In Krivorod, the situation with water supply remains. There are 325 columns in the city in the city.</text:p>
      <text:p text:style-name="P4">
About it in <text:a xlink:type="simple" xlink:href="https://t.me/vilkul/3641" text:style-name="Internet_20_link" text:visited-style-name="Visited_20_Internet_20_Link">
telegram</text:a>
Informs Alexander Vilkul, the chief military administration of Kryvyi Rih, Ukrinform reports.</text:p>
      <text:p text:style-name="P4">
"The situation with water supply is still very difficult. Vocational work is ongoing in all four projects on water stabilization. There are some restrictions on supply <text:a xlink:type="simple" xlink:href="https://www.ukrinform.ua/tag-voda" text:style-name="Internet_20_link" text:visited-style-name="Visited_20_Internet_20_Link">
water</text:a>
, but this is an inevitable reality. Where it is necessary, in the city there is a shed. Also, the citywater opens new columns for water collection. They are already325, "the post reads.</text:p>
      <text:p text:style-name="P4">
He urged people to save water as much as possible.</text:p>
      <text:p text:style-name="P4">
<text:span text:style-name="T4">
 Read also: </text:span>
 <text:a xlink:type="simple" xlink:href="https://www.ukrinform.ua/rubric-regions/3725301-u-krivomu-rozi-porusnikiv-rezimu-ekonomii-vodi-primusovo-vidklucaut-vid-postacanna.html" text:style-name="Internet_20_link" text:visited-style-name="Visited_20_Internet_20_Link">
in <text:span text:style-name="T4">
 Kryvyi </text:span>
 <text:span text:style-name="T4">
 Posi </text:span>
 Violators of the Water Save mode disconnecting from supply</text:a>
Earlier <text:a xlink:type="simple" xlink:href="https://www.ukrinform.ua/rubric-regions/3725763-u-krivomu-rozi-pocalosa-budivnictvo-vodovodu-ingulec-pivdenne.html" text:style-name="Internet_20_link" text:visited-style-name="Visited_20_Internet_20_Link">
reported</text:a>
that the construction of the Ingulets water supply system began in Kryvyi Rih. 20 units of heavy equipment are involved, everyone work.</text:p>
      <text:p text:style-name="P4">
News Source: <text:a xlink:type="simple" xlink:href="https://www.ukrinform.ua/rubric-regions/3727007-u-krivomu-rozi-vidkrili-325-kolonok-dla-naboru-vodi.html" text:style-name="Internet_20_link" text:visited-style-name="Visited_20_Internet_20_Link">
https://www.ukrinform.ua/rubric-regions/3727007-u-krivomu-rozi-vidkrili-325-kolonok-dla-naboru-vodi.html</text:a>
</text:p>
      <!--NEWS-->
      <text:h text:style-name="P10" text:outline-level="1">
<text:span text:style-name="T4">
In Germany, the largest NATO history of Air Defender 2023 has been completed</text:span>
</text:h>
      <text:p text:style-name="P4">
Author: ['АРМІЯINFORM']</text:p>
      <text:p text:style-name="P4">
Time: 2023-06-23T40:00:00-04:00</text:p>
      <text:p text:style-name="P4">
Description: At the Teritors of Nimuccini, a NIBILSHI in the IITORIA NATO ABCHAYANI AIR ended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230615_air_defender_23_lechfeld_tesche_114-jr8vy2.jpg" text:style-name="Internet_20_link" text:visited-style-name="Visited_20_Internet_20_Link">
230615_air_defender_23_lechfeld_tesche_114-jr8vy2.jpg</text:a>
', '<text:a xlink:type="simple" xlink:href="https://armyinform.com.ua/wp-content/uploads/2023/06/230615_air_defender_23_lechfeld_tesche_028-wjdme1-150x150.jpg" text:style-name="Internet_20_link" text:visited-style-name="Visited_20_Internet_20_Link">
230615_air_defender_23_lechfeld_tesche_028-wjdme1-150x150.jpg</text:a>
', '<text:a xlink:type="simple" xlink:href="https://armyinform.com.ua/wp-content/uploads/2023/06/230613_air_defender_23_lechfeld_tesche_039-qdgef4-150x150.jpg" text:style-name="Internet_20_link" text:visited-style-name="Visited_20_Internet_20_Link">
230613_air_defender_23_lechfeld_tesche_039-qdgef4-150x150.jpg</text:a>
', '<text:a xlink:type="simple" xlink:href="https://armyinform.com.ua/wp-content/uploads/2023/06/230614_ad23_schrief_91i1835-oohbd3-150x150.jpg" text:style-name="Internet_20_link" text:visited-style-name="Visited_20_Internet_20_Link">
230614_ad23_schrief_91i1835-oohbd3-150x150.jpg</text:a>
']</text:p>
      <text:p text:style-name="P4">
Tags: ['БАГАТОНАЦІОНАЛЬНІ НАВЧАННЯ', 'НАТО', 'НІМЕЧЧИНА']</text:p>
      <text:p text:style-name="P4">
Category: News</text:p>
      <!--METADATA-->
      <text:p text:style-name="P4">
<draw:frame draw:style-name="fr1" draw:name="Image277" text:anchor-type="as-char" svg:width="6.9236in" svg:height="4.615733in" draw:z-index="0">
<draw:image xlink:href="../Images/AРМІЯINFORM/2023-06-23T40-00-00-04-00/230615_air_defender_23_lechfeld_tesche_114-jr8vy2.jpg" xlink:type="simple" xlink:show="embed" xlink:actuate="onLoad" draw:mime-type="image/jpeg"/>
</draw:frame>
NATO Defender 23, which began on June 12, ended in Germany's territory of NATO history.</text:p>
      <text:p text:style-name="P4">
About it <text:a xlink:type="simple" xlink:href="http://4" text:style-name="Internet_20_link" text:visited-style-name="Visited_20_Internet_20_Link">
reports</text:a>
German Air Force press service on Twitter.</text:p>
      <text:p text:style-name="P4">
Air Defender 23 became the biggest training in the deployment of NATO's military-air forces and a clear signal for transatlantic unity, "the statement said.</text:p>
      <text:p text:style-name="Quotations">

<text:p text:style-name="P4">
Die <text:a xlink:type="simple" xlink:href="https://twitter.com/hashtag/C27" text:style-name="Internet_20_link" text:visited-style-name="Visited_20_Internet_20_Link">
#C27</text:a>
&gt;
 Spartan of the Romanian Air Force flies her missions from Wunstorf at&gt;
 <text:a xlink:type="simple" xlink:href="https://twitter.com/hashtag/AirDefender23" text:style-name="Internet_20_link" text:visited-style-name="Visited_20_Internet_20_Link">
#airdefender23</text:a>
.&gt;
&gt;
 The <text:a xlink:type="simple" xlink:href="https://twitter.com/hashtag/C27" text:style-name="Internet_20_link" text:visited-style-name="Visited_20_Internet_20_Link">
#C27</text:a>
&gt;
 Spartan of the Romanian Air Force flies its missions at&gt;
 <text:a xlink:type="simple" xlink:href="https://twitter.com/hashtag/AirDefender23" text:style-name="Internet_20_link" text:visited-style-name="Visited_20_Internet_20_Link">
#AirDefender23</text:a>
&gt;
 from Wunstorf.&gt;
 <text:a xlink:type="simple" xlink:href="https://twitter.com/MApNRomania" text:style-name="Internet_20_link" text:visited-style-name="Visited_20_Internet_20_Link">
@MApNRomania</text:a>
&gt;
 <text:a xlink:type="simple" xlink:href="https://t.co/auo8W5l8yH" text:style-name="Internet_20_link" text:visited-style-name="Visited_20_Internet_20_Link">
pic.twitter.com/auo8W5l8yH</text:a>
&gt;
&gt;
 - Team Air Force(@Team_luftwaffe)<text:a xlink:type="simple" xlink:href="https://twitter.com/Team_Luftwaffe/status/1671913767519547403" text:style-name="Internet_20_link" text:visited-style-name="Visited_20_Internet_20_Link">
June 22,&gt;
 2023</text:a>
Large -scale exercises were attended by nearly 10,000 servicemen and more than250 aircraft and helicopters from 25 NATO countries. They worked air operations with alliance air forces and partners. The main focus is on the optimization and expansion of cooperation between the participating countries. ****</text:p>

</text:p>
      <text:p text:style-name="P4">
<text:a xlink:type="simple" xlink:href="https://armyinform.com.ua/wp-content/uploads/2023/06/230615_air_defender_23_lechfeld_tesche_028-wjdme1.jpg" text:style-name="Internet_20_link" text:visited-style-name="Visited_20_Internet_20_Link">
!(Images/AРМІЯINFORM/2023-06-23T40-00-00-04-00/230615_air_defender_23_lechfeld_tesche_028-wjdme1-150x150.jpg)</text:a>
Almost all maneuvers were performed over the territory of Germany, in particular, in the aerial space of Lower Saxony, Bavaria and Schleswig-Holstein.</text:p>
      <text:p text:style-name="P4">
<text:a xlink:type="simple" xlink:href="https://armyinform.com.ua/wp-content/uploads/2023/06/230613_air_defender_23_lechfeld_tesche_039-qdgef4.jpg" text:style-name="Internet_20_link" text:visited-style-name="Visited_20_Internet_20_Link">
!(Images/AРМІЯINFORM/2023-06-23T40-00-00-04-00/230613_air_defender_23_lechfeld_tesche_039-qdgef4-150x150.jpg)</text:a>
</text:p>
      <text:p text:style-name="P4">
<text:a xlink:type="simple" xlink:href="https://armyinform.com.ua/wp-content/uploads/2023/06/230614_ad23_schrief_91i1835-oohbd3.jpg" text:style-name="Internet_20_link" text:visited-style-name="Visited_20_Internet_20_Link">
<draw:frame draw:style-name="fr1" draw:name="Image278" text:anchor-type="as-char" svg:width="6.9236in" svg:height="6.9236in" draw:z-index="0">
<draw:image xlink:href="../Images/AРМІЯINFORM/2023-06-23T40-00-00-04-00/230614_ad23_schrief_91i1835-oohbd3-150x150.jpg" xlink:type="simple" xlink:show="embed" xlink:actuate="onLoad" draw:mime-type="image/jpeg"/>
</draw:frame>
</text:a>
</text:p>
      <text:p text:style-name="P4">
News Source: <text:a xlink:type="simple" xlink:href="https://armyinform.com.ua/2023/06/23/u-nimechchyni-zavershylys-najbilshi-v-istoriyi-nato-navchannya-aviacziyi-air-defender-2023/" text:style-name="Internet_20_link" text:visited-style-name="Visited_20_Internet_20_Link">
https://armyinform.com.ua/2023/06/23/u-nimechchyni-zavershylys-najbilshi-v-istoriyi-nato-navchannya-aviacziyi-air-defender-2023/</text:a>
</text:p>
      <!--NEWS-->
      <text:h text:style-name="P10" text:outline-level="1">
<text:span text:style-name="T4">
The occupiers failed to move forward in any of the directions - Anna Malyar</text:span>
</text:h>
      <text:p text:style-name="P4">
Author: ['Григорій Мазур']</text:p>
      <text:p text:style-name="P4">
Time: 2023-06-23T42:00:00-04:00</text:p>
      <text:p text:style-name="P4">
Description: Wasteed by the Zbroimi forces of the Ukrainian, active advanced advancing at the PIVDNI ... War with Ukraine 2022, the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ganna-malyar-fb.jpg" text:style-name="Internet_20_link" text:visited-style-name="Visited_20_Internet_20_Link">
ganna-malyar-fb.jpg</text:a>
']</text:p>
      <text:p text:style-name="P4">
Tags: ['ВТОРГНЕННЯ РФ', 'ГАННА МАЛЯР', 'ЄДИНІ НОВИНИ']</text:p>
      <text:p text:style-name="P4">
Category: News</text:p>
      <!--METADATA-->
      <text:p text:style-name="P4">
<draw:frame draw:style-name="fr1" draw:name="Image279" text:anchor-type="as-char" svg:width="6.9236in" svg:height="4.61393in" draw:z-index="0">
<draw:image xlink:href="../Images/AРМІЯINFORM/2023-06-23T42-00-00-04-00/ganna-malyar-fb.jpg" xlink:type="simple" xlink:show="embed" xlink:actuate="onLoad" draw:mime-type="image/jpeg"/>
</draw:frame>
At the same time, with the conduct of the Armed Forces of Ukraine, active offensive actions of Semi -day Ukraine have an increase in the intensity of hostile actions on the staff. The enemy tightened his reserves in this direction and tried to split our troops. Heavy fighting has lasted in Kupyansk Taliman directions lately. This was reported on the broadcast of the Tele scale by the Unified News. However, she noted that today, thanks to the courageous actions of the Ukrainian military, the offensive actions of the departments have been stopped.</text:p>
      <ul>
        <li>
The enemy does not leave his goal to enter the borders of Donetsk and Lugansk region, - the Deputy Minister of Defense emphasized. - However, the occupiers have failed to move forward either in Bakhmut, or in the Avdiivsky, nor the Nazupan and Liman directions.</li>
      </ul>
      <text:p text:style-name="P4">
Anna Malyar also told the studio that she just returned from the East of the country. She was convinced that the advantage of our troops lies in the professional training. Our armed forces come and defend in the conditions of numerical attraction of the enemy troops. Therefore, it is the motivation and training of our defenses that negate any enemy's power.</text:p>
      <text:p text:style-name="P4">
News Source: <text:a xlink:type="simple" xlink:href="https://armyinform.com.ua/2023/06/23/okupantam-ne-vdalosya-prosunutysya-vpered-na-zhodnomu-z-napryamkiv-ganna-malyar/" text:style-name="Internet_20_link" text:visited-style-name="Visited_20_Internet_20_Link">
https://armyinform.com.ua/2023/06/23/okupantam-ne-vdalosya-prosunutysya-vpered-na-zhodnomu-z-napryamkiv-ganna-malyar/</text:a>
</text:p>
      <!--NEWS-->
      <text:h text:style-name="P10" text:outline-level="1">
<text:span text:style-name="T4">
As a result of Kakhovskaya hydroelectric power station on the right bank of the Dnieper, 86 houses remain flooded</text:span>
</text:h>
      <text:p text:style-name="P4">
Author: ['АРМІЯINFORM']</text:p>
      <text:p text:style-name="P4">
Time: 2023-06-23T44:00:00-04:00</text:p>
      <text:p text:style-name="P4">
Description: The village on the wound 23 worms is sprinkled by the postup of Znizhennya Rivnya Derli, the Ninі ... war with Ukraine 2022, the war with Ukraine is the latest news today, the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303ec098-933f-4741-85d8-f883a75615cd.jpg" text:style-name="Internet_20_link" text:visited-style-name="Visited_20_Internet_20_Link">
303ec098-933f-4741-85d8-f883a75615cd.jpg</text:a>
']</text:p>
      <text:p text:style-name="P4">
Tags: ['КАХОВСЬКА ГЕС', 'КАХОВСЬКА ГЕС/ШТАБ INFO']</text:p>
      <text:p text:style-name="P4">
Category: News</text:p>
      <!--METADATA-->
      <text:p text:style-name="P4">
<draw:frame draw:style-name="fr1" draw:name="Image280" text:anchor-type="as-char" svg:width="6.9236in" svg:height="4.622144in" draw:z-index="0">
<draw:image xlink:href="../Images/AРМІЯINFORM/2023-06-23T44-00-00-04-00/303ec098-933f-4741-85d8-f883a75615cd.jpg" xlink:type="simple" xlink:show="embed" xlink:actuate="onLoad" draw:mime-type="image/jpeg"/>
</draw:frame>
Illustrative photo</text:p>
      <text:p text:style-name="P4">
As of the morning of June 23, there is a gradual decrease in water levels that are at 8 cm.(Since the beginning of the day, the level dropped by 2 cm).Підтоплено 3 населених пункти (86 houses)On the right bank of the Dnieper River.</text:p>
      <text:p text:style-name="P4">
About it <text:a xlink:type="simple" xlink:href="https://t.me/shtab_kakhovska_hes/1186" text:style-name="Internet_20_link" text:visited-style-name="Visited_20_Internet_20_Link">
reports</text:a>
Headquarters for the elimination of consequences of Kakhovskaya hydroelectric power station.</text:p>
      <text:p text:style-name="P4">
Since the beginning of work on lines 101 and 112, 2 094 appeals of citizens have been received. Last Ukrainian rescuers pumped 21.2 tons of water from 68 cellars and houses, in the beginning of the works, more than 217 thousand tons of water from 767 houses and cellars were pumped out. 26 tons of water for citizens have been erected, and more than 601 tons were started.</text:p>
      <text:p text:style-name="P4">
News Source: <text:a xlink:type="simple" xlink:href="https://armyinform.com.ua/2023/06/23/vnaslidok-pidryvu-kahovskoyi-ges-na-pravomu-berezi-dnipra-zalyshayutsya-pidtoplenymy-86-budynkiv/" text:style-name="Internet_20_link" text:visited-style-name="Visited_20_Internet_20_Link">
https://armyinform.com.ua/2023/06/23/vnaslidok-pidryvu-kahovskoyi-ges-na-pravomu-berezi-dnipra-zalyshayutsya-pidtoplenymy-86-budynkiv/</text:a>
</text:p>
      <!--NEWS-->
      <text:h text:style-name="P10" text:outline-level="1">
<text:span text:style-name="T4">
Crimes of the Russian Federation against the National Security of Ukraine: more than 17 thousand cases have been recorded</text:span>
</text:h>
      <text:p text:style-name="P4">
Author: ['АРМІЯINFORM']</text:p>
      <text:p text:style-name="P4">
Time: 2023-06-23T46: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warcrime-23062023ua.jpg" text:style-name="Internet_20_link" text:visited-style-name="Visited_20_Internet_20_Link">
warcrime-23062023ua.jpg</text:a>
']</text:p>
      <text:p text:style-name="P4">
Tags: ['ВОЄННІ ЗЛОЧИНИ РФ', 'НАЦБЕЗПЕКА', 'ОФІС ГЕНПРОКУРОРА']</text:p>
      <text:p text:style-name="P4">
Category: News</text:p>
      <!--METADATA-->
      <text:p text:style-name="P4">
<draw:frame draw:style-name="fr1" draw:name="Image281" text:anchor-type="as-char" svg:width="6.9236in" svg:height="4.448413in" draw:z-index="0">
<draw:image xlink:href="../Images/AРМІЯINFORM/2023-06-23T46-00-00-04-00/warcrime-23062023ua.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text:span text:style-name="T4">
 As of June 23 </text:span>
 Registered:</text:p>
      <ul>
        <li>
95 035 Military Crimes, * 17 249 crimes against national security of Ukraine.</li>
      </ul>
      <text:p text:style-name="P4">
In addition, according to the official data of juvenile prosecutors, <text:span text:style-name="T4">
 1518 children have become </text:span>
 as a result of Russian aggression, of which:</text:p>
      <ul>
        <li>
490 - children were killed, * 1028 -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News Source: <text:a xlink:type="simple" xlink:href="https://armyinform.com.ua/2023/06/23/zlochyny-rf-proty-naczbezpeky-ukrayiny-zafiksovano-ponad-17-tysyach-vypadkiv/" text:style-name="Internet_20_link" text:visited-style-name="Visited_20_Internet_20_Link">
https://armyinform.com.ua/2023/06/23/zlochyny-rf-proty-naczbezpeky-ukrayiny-zafiksovano-ponad-17-tysyach-vypadkiv/</text:a>
</text:p>
      <!--NEWS-->
      <text:h text:style-name="P10" text:outline-level="1">
<text:span text:style-name="T4">
Ukraine returned the bodies of 51 fallen defender</text:span>
</text:h>
      <text:p text:style-name="P4">
Author: ['АРМІЯINFORM']</text:p>
      <text:p text:style-name="P4">
Time: 2023-06-23T48:00:00-04:00</text:p>
      <text:p text:style-name="P4">
Description: Sogodnі in Ukrainian has come to turn Til 51 Oboronzi. About Tse Doldomlya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6/9fe3a18-446f6a6-opera-2022-11-22-112327-armyinform.com_.ua_.png" text:style-name="Internet_20_link" text:visited-style-name="Visited_20_Internet_20_Link">
9fe3a18-446f6a6-opera-2022-11-22-112327-armyinform.com_.ua_.png</text:a>
']</text:p>
      <text:p text:style-name="P4">
Tags: ['ВІЙНА', 'МІНРЕІНТЕГРАЦІЇ', 'ПОВЕРНЕННЯ ТІЛ ЗАХИСНИКІВ']</text:p>
      <text:p text:style-name="P4">
Category: News</text:p>
      <!--METADATA-->
      <text:p text:style-name="P4">
<draw:frame draw:style-name="fr1" draw:name="Image282" text:anchor-type="as-char" svg:width="6.9236in" svg:height="3.883237in" draw:z-index="0">
<draw:image xlink:href="../Images/AРМІЯINFORM/2023-06-23T48-00-00-04-00/9fe3a18-446f6a6-opera-2022-11-22-112327-armyinform.com_.ua_.png" xlink:type="simple" xlink:show="embed" xlink:actuate="onLoad" draw:mime-type="image/png"/>
</draw:frame>
Today, 51 defenders have been returned to Ukraine.</text:p>
      <text:p text:style-name="P4">
About it <text:a xlink:type="simple" xlink:href="https://t.me/minre_ua/3619" text:style-name="Internet_20_link" text:visited-style-name="Visited_20_Internet_20_Link">
reports</text:a>
Ministry of Reintegration.</text:p>
      <text:p text:style-name="P4">
"The repatriation of the bodies of servicemen who gave their lives in Ukraine," the message said.</text:p>
      <text:p text:style-name="P4">
Repatriation of bodies from the temporarily occupied territories of Ukraine was trampled by the Ministry of Reintegration, the Commissioner from the missing missing in cooperation with the deputy center at the SBU, other law enforcement agencies, agencies of Tamzhzhzhna organizations.</text:p>
      <text:p text:style-name="P4">
It should be noted that the return of the bodies of the dead Ukrainian military is responsible to the norms of the Geneva Conventions.</text:p>
      <text:p text:style-name="P4">
News Source: <text:a xlink:type="simple" xlink:href="https://armyinform.com.ua/2023/06/23/ukrayina-povernula-tila-51-poleglogo-zahysnyka/" text:style-name="Internet_20_link" text:visited-style-name="Visited_20_Internet_20_Link">
https://armyinform.com.ua/2023/06/23/ukrayina-povernula-tila-51-poleglogo-zahysnyka/</text:a>
</text:p>
      <!--NEWS-->
      <text:h text:style-name="P10" text:outline-level="1">
<text:span text:style-name="T4">
In Lviv presented the stamp block of stamps "Heroes of Ukraine - border guards"</text:span>
</text:h>
      <text:p text:style-name="P4">
Author: ['АРМІЯINFORM']</text:p>
      <text:p text:style-name="P4">
Time: 2023-06-23T49:00:00-04:00</text:p>
      <text:p text:style-name="P4">
Description: Yak Doldomlya, the sovereign Prordordonna Service of Ukraine, the Lviv was presented by the threshold Blok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355642219_605707515001456_3798565429555437625_n.jpg" text:style-name="Internet_20_link" text:visited-style-name="Visited_20_Internet_20_Link">
355642219_605707515001456_3798565429555437625_n.jpg</text:a>
', '<text:a xlink:type="simple" xlink:href="https://armyinform.com.ua/wp-content/uploads/2023/06/354061401_605707421668132_291108941053519934_n-150x150.jpg" text:style-name="Internet_20_link" text:visited-style-name="Visited_20_Internet_20_Link">
354061401_605707421668132_291108941053519934_n-150x150.jpg</text:a>
', '<text:a xlink:type="simple" xlink:href="https://armyinform.com.ua/wp-content/uploads/2023/06/355322028_605707468334794_3170846608651545748_n-150x150.jpg" text:style-name="Internet_20_link" text:visited-style-name="Visited_20_Internet_20_Link">
355322028_605707468334794_3170846608651545748_n-150x150.jpg</text:a>
', '<text:a xlink:type="simple" xlink:href="https://armyinform.com.ua/wp-content/uploads/2023/06/353653719_605706335001574_6300619301735536283_n-150x150.jpg" text:style-name="Internet_20_link" text:visited-style-name="Visited_20_Internet_20_Link">
353653719_605706335001574_6300619301735536283_n-150x150.jpg</text:a>
', '<text:a xlink:type="simple" xlink:href="https://armyinform.com.ua/wp-content/uploads/2023/06/353646585_605707501668124_5761053907194043493_n-150x150.jpg" text:style-name="Internet_20_link" text:visited-style-name="Visited_20_Internet_20_Link">
353646585_605707501668124_5761053907194043493_n-150x150.jpg</text:a>
']</text:p>
      <text:p text:style-name="P4">
Tags: ['STOPRUSSIA', 'АГРЕСІЯ РФ', 'ВІЙНА', 'ВТОРГНЕННЯ РФ', 'ГЕРОЇ АТО/ООС', 'ДЕРЖПРИКОРДОНСЛУЖБА']</text:p>
      <text:p text:style-name="P4">
Category: News</text:p>
      <!--METADATA-->
      <text:p text:style-name="P4">
<draw:frame draw:style-name="fr1" draw:name="Image283" text:anchor-type="as-char" svg:width="6.9236in" svg:height="4.84652in" draw:z-index="0">
<draw:image xlink:href="../Images/AРМІЯINFORM/2023-06-23T49-00-00-04-00/355642219_605707515001456_3798565429555437625_n.jpg" xlink:type="simple" xlink:show="embed" xlink:actuate="onLoad" draw:mime-type="image/jpeg"/>
</draw:frame>
As <text:a xlink:type="simple" xlink:href="https://www.facebook.com/DPSUkraine/posts/pfbid0agqEtp7PADiH4KesDHDcRQScSBJHwFiA2tmfnXd4z46Ko2uUU3uRgPL5SdL4W8SXl" text:style-name="Internet_20_link" text:visited-style-name="Visited_20_Internet_20_Link">
reports</text:a>
The State Border Service of Ukraine, in Lviv presented the postal block of stamps "Heroes of Ukraine - border guards". It perpetuated 8 dead border defenders. The brand redemption was held with the participation of representatives of public organizations, border guards, local authorities and families of fallen heroes Igoradashka and Roman Gakha.</text:p>
      <text:p text:style-name="P4">
In her depicting, eight border defenders, participants of the Ukrainian-Russian War 2014-2023, who were posthumously received the highest state-owned states of Ukraine were immortalized.</text:p>
      <text:p text:style-name="P4">
<text:a xlink:type="simple" xlink:href="https://armyinform.com.ua/wp-content/uploads/2023/06/354061401_605707421668132_291108941053519934_n.jpg" text:style-name="Internet_20_link" text:visited-style-name="Visited_20_Internet_20_Link">
!(Images/AРМІЯINFORM/2023-06-23T49-00-00-04-00/354061401_605707421668132_291108941053519934_n-150x150.jpg)</text:a>
</text:p>
      <text:p text:style-name="P4">
<text:a xlink:type="simple" xlink:href="https://armyinform.com.ua/wp-content/uploads/2023/06/355322028_605707468334794_3170846608651545748_n.jpg" text:style-name="Internet_20_link" text:visited-style-name="Visited_20_Internet_20_Link">
<draw:frame draw:style-name="fr1" draw:name="Image284" text:anchor-type="as-char" svg:width="6.9236in" svg:height="6.9236in" draw:z-index="0">
<draw:image xlink:href="../Images/AРМІЯINFORM/2023-06-23T49-00-00-04-00/355322028_605707468334794_3170846608651545748_n-150x150.jpg" xlink:type="simple" xlink:show="embed" xlink:actuate="onLoad" draw:mime-type="image/jpeg"/>
</draw:frame>
</text:a>
</text:p>
      <text:p text:style-name="P4">
<text:a xlink:type="simple" xlink:href="https://armyinform.com.ua/wp-content/uploads/2023/06/353653719_605706335001574_6300619301735536283_n.jpg" text:style-name="Internet_20_link" text:visited-style-name="Visited_20_Internet_20_Link">
<draw:frame draw:style-name="fr1" draw:name="Image285" text:anchor-type="as-char" svg:width="6.9236in" svg:height="6.9236in" draw:z-index="0">
<draw:image xlink:href="../Images/AРМІЯINFORM/2023-06-23T49-00-00-04-00/353653719_605706335001574_6300619301735536283_n-150x150.jpg" xlink:type="simple" xlink:show="embed" xlink:actuate="onLoad" draw:mime-type="image/jpeg"/>
</draw:frame>
</text:a>
</text:p>
      <text:p text:style-name="P4">
<text:a xlink:type="simple" xlink:href="https://armyinform.com.ua/wp-content/uploads/2023/06/353646585_605707501668124_5761053907194043493_n.jpg" text:style-name="Internet_20_link" text:visited-style-name="Visited_20_Internet_20_Link">
<draw:frame draw:style-name="fr1" draw:name="Image286" text:anchor-type="as-char" svg:width="6.9236in" svg:height="6.9236in" draw:z-index="0">
<draw:image xlink:href="../Images/AРМІЯINFORM/2023-06-23T49-00-00-04-00/353646585_605707501668124_5761053907194043493_n-150x150.jpg" xlink:type="simple" xlink:show="embed" xlink:actuate="onLoad" draw:mime-type="image/jpeg"/>
</draw:frame>
</text:a>
The idea of creating and implementing this project belongs to representatives of public organizations from the city of Rava-Rusk "Community in Action" and "Ukrainian Border". Representatives of the Western Regional Directorate of the State Border Guard Service, the Lviv Directorate of JSC "UkrPoshta", public figures, representatives of the Lviv OVA joined the brand. Artistic design of warriors is a performed artist of Ukraine Volodymyr Stasenko.</text:p>
      <text:p text:style-name="P4">
“During the 9 years of the High Stage, the Hero of Ukraine is awarded eleven border guards. Unfortunately, eight heroes of Ukraine were killed. I hope that the foamy stamps will be supported by other law enforcement agencies, ”said Alexei Gavel, the first deputy commander of the Western Regional Directorate - the Chief of Staff.To the west of the brand, which took place today in Lviv with the participation of representatives of public organizations, border guards and representatives of local departments, families of fallen heroes - Igor Dashka and Roman Gakh - were invited.</text:p>
      <text:p text:style-name="P4">
“Thank you for remembering my father's feat for Ukraine. And thank you to Daddy that I can be here. I believe that Ukraine will be free and independent, ”said Maria, daughter Igor Dashka.</text:p>
      <text:p text:style-name="P4">
The first circulation of marks will be transferred to the families of the dead heroes.</text:p>
      <text:p text:style-name="P4">
The price of the brand will be about one thousand hryvnias. The difference between the interpersonality of production of brands and the funds received from their sale is built for the purchase of drones and other needs of the border guards at the front.</text:p>
      <text:p text:style-name="P4">
News Source: <text:a xlink:type="simple" xlink:href="https://armyinform.com.ua/2023/06/23/u-lvovi-prezentuvaly-poshtovyj-blok-marok-geroyi-ukrayiny-prykordonnyky/" text:style-name="Internet_20_link" text:visited-style-name="Visited_20_Internet_20_Link">
https://armyinform.com.ua/2023/06/23/u-lvovi-prezentuvaly-poshtovyj-blok-marok-geroyi-ukrayiny-prykordonnyky/</text:a>
</text:p>
      <!--NEWS-->
      <text:h text:style-name="P10" text:outline-level="1">
<text:span text:style-name="T4">
Schleswig-Golstein will make a solidarity partnership with Kherson region</text:span>
</text:h>
      <text:p text:style-name="P4">
Author: ['АРМІЯINFORM']</text:p>
      <text:p text:style-name="P4">
Time: 2023-06-23T4:00:00-04:00</text:p>
      <text:p text:style-name="P4">
Description: Federal land Schlesvіg-Holstein Little Partnership Partnership with Khersonskoye Region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64942983b1ba0164643797_730x410.jpg" text:style-name="Internet_20_link" text:visited-style-name="Visited_20_Internet_20_Link">
64942983b1ba0164643797_730x410.jpg</text:a>
']</text:p>
      <text:p text:style-name="P4">
Tags: ['STOPRUSSIA', 'АГРЕСІЯ РФ', 'ВІЙНА', 'ВТОРГНЕННЯ РФ', 'МЗС', 'ХЕРСОНЩИНА', 'ШЛЕЗВІГ-ГОЛЬШТЕЙН']</text:p>
      <text:p text:style-name="P4">
Category: News</text:p>
      <!--METADATA-->
      <text:p text:style-name="P4">
<draw:frame draw:style-name="fr1" draw:name="Image287" text:anchor-type="as-char" svg:width="6.9236in" svg:height="3.900295in" draw:z-index="0">
<draw:image xlink:href="../Images/AРМІЯINFORM/2023-06-23T4-00-00-04-00/64942983b1ba0164643797_730x410.jpg" xlink:type="simple" xlink:show="embed" xlink:actuate="onLoad" draw:mime-type="image/jpeg"/>
</draw:frame>
The Federal Land of Schleswig-Golstein will conclude a solidarity partnership with the Kherson region. This was announced in the city of KNIA Land Minister Daniel Gunter Tap president of the Land Parliament, Christina Herbst in the presence of the Ambassador of Ukraine in Germany Alexei Makeev and the General Consul of Ukraine in Hamburg Irinitin.</text:p>
      <text:p text:style-name="P4">
“Schleswig-Golstein continues to stand firmly on the side of Ukraine since the beginning of the Russian invading war. Since then, we have accepted nearly 34,000 Ukrainians, including more than 7,000 children and young men who are now attending school. 160. Pedagogues from Ukraine support Ukrainians in schools, ”said Danel Gunter. Soilly Partnership with the Kherson region in the south of Ukraine should cross the UKLACICAL Partnership in the medium -term and long -term perspective.</text:p>
      <text:p text:style-name="P4">
The Government and the Parliament of Schleswig-Golstein are working together on solidarity. The President of the Land Parliament, Christina Herbst, said: “Our joint and several partnership with Ukraine sends the correct signal at the right time. Russia has brought unspeakable suffering to the Ukrainian people, with which we admire European values and principles of the civilized world. Standing in Ukraine, we send a clear signal for the residents of the Kherson region that the right of the stronger is not an acceptable political instrument. "</text:p>
      <text:p text:style-name="P4">
The decision to conclude a solidarity partnership between the regions originates in intensive negotiations over the last few months intensely the post of Ukraine Oleksiy Makeev and land management.</text:p>
      <text:p text:style-name="P4">
During a joint approach to the media in Kili, Alexei Makeev said: “Solidarne-partnership between the Federal Land Schleswig-Golstein and the Kherson region discolors a new page in bilateral relations between the German North Tukrain South. This partnership offers a great basis for economic, social and cultural exchange between the two regions and sends a clear signal: Europe remains united as never before. We get closer to one!I would like to thank the Prime Minister Daniel Gunter Tap President Christini Herbst for this important decision for the residents of Schlezvig-Golstein and Kherson region. At the same time, I hope that this novelty of solidarity will soon be filled with meaningful ideas of such design projects. ”The new joint and several partnership is also based on intensive cooperation with the General Consulate of Ukraine in Hamburg, said Prime Minister Gunteri President Herbst during communication with the media. During the last few months, we have been working closely in a spirit of trust. “This partnership will develop over time. We look forward to the joint continuation of this path, ”Daniel Gunter and Christina Herbst said.</text:p>
      <text:p text:style-name="P4">
Daniel Günter: “We will not leave people in Ukraine alone and together we will call that there will be peace in Ukraine soon. Then it will be possible to rebuild the region. Kherson region is distinguished by powerful agriculture, wide industry and maritime economy, and renewable sources of energy. In these fields, Schleswig-Golstein will support and help their experience. ”</text:p>
      <text:p text:style-name="P4">
<text:span text:style-name="T4">
 Source: </text:span>
 <text:a xlink:type="simple" xlink:href="https://germany.mfa.gov.ua/news/shlezvig-golshtejn-uklade-solidarne-partnerstvo-z-hersonshchinoyu" text:style-name="Internet_20_link" text:visited-style-name="Visited_20_Internet_20_Link">
<text:span text:style-name="T5">
MZS</text:span>
</text:a>
</text:p>
      <text:p text:style-name="P4">
News Source: <text:a xlink:type="simple" xlink:href="https://armyinform.com.ua/2023/06/23/shlezvig-golshtejn-uklade-solidarne-partnerstvo-z-hersonshhynoyu/" text:style-name="Internet_20_link" text:visited-style-name="Visited_20_Internet_20_Link">
https://armyinform.com.ua/2023/06/23/shlezvig-golshtejn-uklade-solidarne-partnerstvo-z-hersonshhynoyu/</text:a>
</text:p>
      <!--NEWS-->
      <text:h text:style-name="P10" text:outline-level="1">
<text:span text:style-name="T4">
US not seeing an increase in radiation level around ZPEP - White House</text:span>
</text:h>
      <text:p text:style-name="P4">
Authors: Ukrinform (Person)</text:p>
      <text:p text:style-name="P4">
Publisher: Укринформ (Organization)</text:p>
      <text:p text:style-name="P4">
Published Time: 2023-06-23T4:15:00+03:00</text:p>
      <text:p text:style-name="P4">
Modified Time: 2023-06-23T22:15:00+03:00</text:p>
      <text:p text:style-name="P4">
Description: The United States closely monitors media reports, politicians' statements, and the development of the situation around the Zaporizhzhya NPP and cannot confirm the signs of increasing the level of radiation in the power plant. - Ukrinform.</text:p>
      <text:p text:style-name="P4">
Images: ['<text:a xlink:type="simple" xlink:href="https://static.ukrinform.com/photos/2016_08/thumb_files/630_360_1472621188-8020.jpg" text:style-name="Internet_20_link" text:visited-style-name="Visited_20_Internet_20_Link">
630_360_14726...</text:a>
']</text:p>
      <text:p text:style-name="P4">
Tags: ['Радіація', 'США', 'Запорізька АЕС', 'Війна з Росією']</text:p>
      <text:p text:style-name="P4">
Type: Article</text:p>
      <!--METADATA-->
      <text:p text:style-name="P4">
<draw:frame draw:style-name="fr1" draw:name="Image288" text:anchor-type="as-char" svg:width="6.9236in" svg:height="3.956343in" draw:z-index="0">
<draw:image xlink:href="../Images/yкринформ/2023-06-23T4-15-00-03-00/630_360_1472621188-8020.jpg" xlink:type="simple" xlink:show="embed" xlink:actuate="onLoad" draw:mime-type="image/jpeg"/>
</draw:frame>
Combine carefully monitors media reports, politicians' statements, as well as the development of the situation around the Zaporizhzhya NPP and now cannot confirm the increase in radiation levels in the power plant.</text:p>
      <text:p text:style-name="P4">
This was said on Friday during a briefing in the White House, a representative of the US Council of Security John Kirby, Ukrinform correspondent reports.</text:p>
      <text:p text:style-name="P4">
“We can control some sensors <text:a xlink:type="simple" xlink:href="https://www.ukrinform.ua/tag-radiacia" text:style-name="Internet_20_link" text:visited-style-name="Visited_20_Internet_20_Link">
radiation</text:a>
which are located in electrical plants, and we have not found any increased level of radioactivity at present, ”the White House spokesman said.</text:p>
      <text:p text:style-name="P4">
He stressed that the United States continues to monitor the development of composition.</text:p>
      <text:p text:style-name="P4">
<text:span text:style-name="T4">
 Read also: </text:span>
 <text:a xlink:type="simple" xlink:href="https://www.ukrinform.ua/rubric-ato/3726957-kislica-zaklikav-svit-serjozno-postavitisa-do-zagrozi-adernogo-teroru-na-zaes.html" text:style-name="Internet_20_link" text:visited-style-name="Visited_20_Internet_20_Link">
Kyslitsa urged the world to take the threatening terror seriously on the ZPP</text:a>
As reported <text:a xlink:type="simple" xlink:href="https://www.ukrinform.ua/rubric-ato/3726540-usi-hto-zaplusiv-oci-na-okupaciu-zaes-rosieu-fakticno-spriaut-teroru-zelenskij.html" text:style-name="Internet_20_link" text:visited-style-name="Visited_20_Internet_20_Link">
Ukrinform</text:a>
On Thursday, President of Ukraine Volodymyr Zelensky said the promptness of the full de -occupation of the Zaporizhzhya NPP. He emphasized that anyone who closed their eyes to its occupation by Russia actually contributes to terror.</text:p>
      <text:p text:style-name="P4">
Meanwhile, NNEGC "Energoatom" reports [slight decrease in water level(https://www.ukrinform.ua/rubric-economy/3726662-fiksuetsa-neznacne-znizenna-rivna-vodi-u-stavkuoholodzuvaci-zaes-energoatom.html) .</text:p>
      <text:p text:style-name="P4">
News Source: <text:a xlink:type="simple" xlink:href="https://www.ukrinform.ua/rubric-ato/3727005-ssa-ne-bacat-pidvisenna-rivna-radiacii-navkolo-zaes-bilij-dim.html" text:style-name="Internet_20_link" text:visited-style-name="Visited_20_Internet_20_Link">
https://www.ukrinform.ua/rubric-ato/3727005-ssa-ne-bacat-pidvisenna-rivna-radiacii-navkolo-zaes-bilij-dim.html</text:a>
</text:p>
      <!--NEWS-->
      <text:h text:style-name="P10" text:outline-level="1">
<text:span text:style-name="T4">
149 settlements fired Rosarmia per day</text:span>
</text:h>
      <text:p text:style-name="P4">
Author: ['АРМІЯINFORM']</text:p>
      <text:p text:style-name="P4">
Time: 2023-06-23T50:00:00-04:00</text:p>
      <text:p text:style-name="P4">
Description: The last passes of the Rosiyski -binge -bie -tie, the fraud of 9 regions ... War with Ukraine 2022, the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545396cf-7747-46ac-a583-74d938fa7959.jpg" text:style-name="Internet_20_link" text:visited-style-name="Visited_20_Internet_20_Link">
545396cf-7747-46ac-a583-74d938fa7959.jpg</text:a>
']</text:p>
      <text:p text:style-name="P4">
Tags: ['АГРЕСІЯ РФ', 'ВТОРГНЕННЯ РФ', 'ОБСТРІЛИ ІНФРАСТРУКТУРИ', 'ХРОНІКА ОБОРОНИ']</text:p>
      <text:p text:style-name="P4">
Category: News</text:p>
      <!--METADATA-->
      <text:p text:style-name="P4">
<draw:frame draw:style-name="fr1" draw:name="Image289" text:anchor-type="as-char" svg:width="6.9236in" svg:height="4.785835in" draw:z-index="0">
<draw:image xlink:href="../Images/AРМІЯINFORM/2023-06-23T50-00-00-04-00/545396cf-7747-46ac-a583-74d938fa7959.jpg" xlink:type="simple" xlink:show="embed" xlink:actuate="onLoad" draw:mime-type="image/jpeg"/>
</draw:frame>
During the last day, Russian occupation troops fired at the territory of 9 region of Ukraine.</text:p>
      <text:p text:style-name="P4">
About it <text:a xlink:type="simple" xlink:href="https://t.me/militarymediacenter/2333" text:style-name="Internet_20_link" text:visited-style-name="Visited_20_Internet_20_Link">
reports</text:a>
Military Mediacenter.</text:p>
      <text:p text:style-name="P4">
From different types of weapons - grenade launchers, mortars, tanks, artillery, RSSV, SPR, UAV, strategic and tactical aviation - were attacked 149 inhabited and 80 infrastructure.</text:p>
      <text:p text:style-name="P4">
According to preliminary information, there are victims among civilians, the number of victims is heated.</text:p>
      <text:p text:style-name="P4">
News Source: <text:a xlink:type="simple" xlink:href="https://armyinform.com.ua/2023/06/23/149-naselenyh-punktiv-obstrilyala-rosarmiya-za-dobu/" text:style-name="Internet_20_link" text:visited-style-name="Visited_20_Internet_20_Link">
https://armyinform.com.ua/2023/06/23/149-naselenyh-punktiv-obstrilyala-rosarmiya-za-dobu/</text:a>
</text:p>
      <!--NEWS-->
      <text:h text:style-name="P10" text:outline-level="1">
<text:span text:style-name="T4">
The World Bank and Donors have allocated additional funds for the restoration of Ukraine</text:span>
</text:h>
      <text:p text:style-name="P4">
Author: ['АРМІЯINFORM']</text:p>
      <text:p text:style-name="P4">
Time: 2023-06-23T51:00:00-04:00</text:p>
      <text:p text:style-name="P4">
Description: Chergov to the sake of the urgent of Ukraine is a bank of Bulo Bulo Pіd described in conferences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05/svitovyj-bank.webp" text:style-name="Internet_20_link" text:visited-style-name="Visited_20_Internet_20_Link">
svitovyj-bank.webp</text:a>
']</text:p>
      <text:p text:style-name="P4">
Tags: ['STOPRUSSIA', 'АГРЕСІЯ РФ', 'ВІЙНА', 'ВТОРГНЕННЯ РФ', 'МІНРЕІНТЕГРАЦІЇ']</text:p>
      <text:p text:style-name="P4">
Category: News</text:p>
      <!--METADATA-->
      <text:p text:style-name="P4">
<draw:frame draw:style-name="fr1" draw:name="Image290" text:anchor-type="as-char" svg:width="6.9236in" svg:height="3.894525in" draw:z-index="0">
<draw:image xlink:href="../ConvertedIMGs/AРМІЯINFORM/2023-06-23T51-00-00-04-00/svitovyj-bank.png" xlink:type="simple" xlink:show="embed" xlink:actuate="onLoad" draw:mime-type="image/png"/>
</draw:frame>
Another agreement between the Government of Ukraine and the World Bank was signed within a conference on the restoration of Ukraine in London(Ukraine Recovery Conference).Йдеться про залучення додаткового кредитного фінансування у сумі 500 млндоларів США під гарантію Великої Британії. Про це повідомляє <text:a xlink:type="simple" xlink:href="https://minre.gov.ua/2023/06/22/krok-solidarnosti-z-ukrayinoyu-svitovyj-bank-i-donory-vydilyly-dodatkovi-koshty-na-vidnovlennya/" text:style-name="Internet_20_link" text:visited-style-name="Visited_20_Internet_20_Link">
Урядовийпортал</text:a>
.</text:p>
      <text:p text:style-name="P4">
Зазначені кошти є частиною додаткового фінансування проєкту «Підтримкадержавних видатків для забезпечення стійкого державного управління в Україні».Загальний обсяг асигнувань під гарантії Великобританії в межах цього проєктустановить 2 млрд доларів США.</text:p>
      <text:p text:style-name="P4">
Кошти будуть спрямовані на зарплати рятувальників та вчителів, виплату пенсій,підтримку малозабезпечених сімей, дітей з інвалідністю, внутрішньо переміщенихосіб, одиноких матерів, а також на оплату медичних послуг за програмоюмедичних гарантій.</text:p>
      <text:p text:style-name="P4">
Крім того, в межах Ukraine Recovery Conference були підписані меморандуми зЄвропейським банком реконструкції та розвитку (EBRD)On support for Ukrainian energy for 600 million euros. The funds will be received by PJSC "Ukrhydroenergo", NEC "Ukrenergo" and NJSC Naftogaz.</text:p>
      <text:p text:style-name="P4">
In particular, the EBRD will assist in the restoration and modernization of hydroelectric power plants, increased their reliability and efficiency. After the liberation of the Kakhovka reservoir, it is planned to develop a road map of the Hydroelectric power station.</text:p>
      <text:p text:style-name="P4">
News Source: <text:a xlink:type="simple" xlink:href="https://armyinform.com.ua/2023/06/23/krok-solidarnosti-z-ukrayinoyu-svitovyj-bank-i-donory-vydilyly-dodatkovi-koshty-na-vidnovlennya/" text:style-name="Internet_20_link" text:visited-style-name="Visited_20_Internet_20_Link">
https://armyinform.com.ua/2023/06/23/krok-solidarnosti-z-ukrayinoyu-svitovyj-bank-i-donory-vydilyly-dodatkovi-koshty-na-vidnovlennya/</text:a>
</text:p>
      <!--NEWS-->
      <text:h text:style-name="P10" text:outline-level="1">
<text:span text:style-name="T4">
The State Security Service has carried out cyber studies for representatives of local authorities</text:span>
</text:h>
      <text:p text:style-name="P4">
Author: ['АРМІЯINFORM']</text:p>
      <text:p text:style-name="P4">
Time: 2023-06-23T52:00:00-04:00</text:p>
      <text:p text:style-name="P4">
Description: Days of Lvovi Zhzhspetszv'yazka for the PIDITRIMMA EU4Digitalua, ShO Fіnansuat єs, ... War with Ukraine 2022, War with Ukraine Latest News today,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355135327_576395231338284_4254304211500390504_n.jpg" text:style-name="Internet_20_link" text:visited-style-name="Visited_20_Internet_20_Link">
355135327_576395231338284_4254304211500390504_n.jpg</text:a>
']</text:p>
      <text:p text:style-name="P4">
Tags: ['CIREX', 'ДЕРЖСПЕЦЗВ’ЯЗКУ', 'КІБЕРНАВЧАННЯ']</text:p>
      <text:p text:style-name="P4">
Category: News</text:p>
      <!--METADATA-->
      <text:p text:style-name="P4">
<draw:frame draw:style-name="fr1" draw:name="Image291" text:anchor-type="as-char" svg:width="6.9236in" svg:height="3.923373in" draw:z-index="0">
<draw:image xlink:href="../Images/AРМІЯINFORM/2023-06-23T52-00-00-04-00/355135327_576395231338284_4254304211500390504_n.jpg" xlink:type="simple" xlink:show="embed" xlink:actuate="onLoad" draw:mime-type="image/jpeg"/>
</draw:frame>
The other day in Lviv, the State Secretariat with the support of the EU4digitalua project, which is finalized by the EU, conducted training in Cirex cybersecurity. Cyber. Ransomware ».</text:p>
      <text:p text:style-name="P4">
About it <text:a xlink:type="simple" xlink:href="https://www.facebook.com/dsszzi/posts/pfbid0qp1T1snHfQKA4Sz6omVuL5dZxvxsKNN2qqXxrJx1cumpbp1v9UMqUFic5VvvGbQNl" text:style-name="Internet_20_link" text:visited-style-name="Visited_20_Internet_20_Link">
reports</text:a>
State Service for Special Communication and Information Protection of Ukraine.</text:p>
      <text:p text:style-name="P4">
In the event that took place in TTH format(Tabletop Exercises, or Command-Staff exercise)Representatives of local self -government bodies, regional military and state administrations, regional units of state -specific communication took part. In total, about 40 participants from Volyn, Ivano-Frankivsk, Transcarpathian, Lviv, Rivne, Ternopil, Khmelnitsky, Chernivtsi and other regions.</text:p>
      <text:p text:style-name="P4">
Participants focused on discussing the problematic issues about cyber defense and contagious cyber threats, as well as working out mechanisms(Ransomware).</text:p>
      <text:p text:style-name="P4">
«Ворог постійно шукає слабкі місця у системі нашого кіберзахисту. І місцевіоргани влади — серед основних цілей російських хакерів. Тож сьогодні як ніколиважливо вміти ефективно і оперативно реагувати на кіберзагрози на всіх рівнях:не тільки на загальнодержавному, а й на регіональному, місцевому. Такінавчання — один із важливих кроків для посилення нашої кіберстійкості», —зазначив заступник голови Держспецзв’язку Олександр Потій.</text:p>
      <text:p text:style-name="P4">
Проведення таких навчань — це можливість заздалегідь перевірити, наскількипредставники різних інституцій, відповідальні за забезпечення кіберзахисту,готові до координації, співпраці, обміну інформацією під час реагування накібератаку. А також — можливість навчитися швидко оцінювати обстановку таухвалювати необхідні рішення задля усунення загрози.</text:p>
      <text:p text:style-name="P4">
За словами директора Департаменту кіберзахисту Держспецзв’язку ДанилаМялковського, «CIREX.CYBER.Ransomware» проведено з метою підвищення готовностів умовах симуляції кіберінциденту або кібератаки та оцінки спроможностей силкіберзахисту в реагуванні на них.</text:p>
      <text:p text:style-name="P4">
This is the second Cirex competition that the State Secretariat. The first <text:a xlink:type="simple" xlink:href="https://armyinform.com.ua/2023/04/04/derzhspeczzvyazku-vzyala-uchast-u-pyatydennomu-vorkshopi-z-kiberzahystu-dlya-praczivnykiv-pidpryyemstv-krytychnoyi-infrastruktury/" text:style-name="Internet_20_link" text:visited-style-name="Visited_20_Internet_20_Link">
took place</text:a>
In April, critical infrastructure was devoted to the stability of critical infrastructure. They were developed on the basis of methodological recommendations of the Agency for Cyber Security and Protection of CISA infrastructure. They participated in the energy sector.</text:p>
      <text:p text:style-name="P4">
News Source: <text:a xlink:type="simple" xlink:href="https://armyinform.com.ua/2023/06/23/derzhspeczzvyazku-provela-kibernavchannya-dlya-predstavnykiv-misczevyh-organiv-vlady/" text:style-name="Internet_20_link" text:visited-style-name="Visited_20_Internet_20_Link">
https://armyinform.com.ua/2023/06/23/derzhspeczzvyazku-provela-kibernavchannya-dlya-predstavnykiv-misczevyh-organiv-vlady/</text:a>
</text:p>
      <!--NEWS-->
      <text:h text:style-name="P10" text:outline-level="1">
<text:span text:style-name="T4">
Civilian support centers should become real coordination sites - Irina Vereshchuk</text:span>
</text:h>
      <text:p text:style-name="P4">
Author: ['АРМІЯINFORM']</text:p>
      <text:p text:style-name="P4">
Time: 2023-06-23T53:00:00-04:00</text:p>
      <text:p text:style-name="P4">
Description: Viceper'yr-Minіsterka Irina Vereshchuk took a fate from the Zavodanni Coordinating center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biznes-dopomoha-armiia.jpg" text:style-name="Internet_20_link" text:visited-style-name="Visited_20_Internet_20_Link">
biznes-dopomoha-armiia.jpg</text:a>
']</text:p>
      <text:p text:style-name="P4">
Tags: ['STOPRUSSIA', 'АГРЕСІЯ РФ', 'ВІЙНА', 'ВТОРГНЕННЯ РФ', 'МІНРЕІНТЕГРАЦІЇ']</text:p>
      <text:p text:style-name="P4">
Category: News</text:p>
      <!--METADATA-->
      <text:p text:style-name="P4">
<draw:frame draw:style-name="fr1" draw:name="Image292" text:anchor-type="as-char" svg:width="6.9236in" svg:height="4.84652in" draw:z-index="0">
<draw:image xlink:href="../Images/AРМІЯINFORM/2023-06-23T53-00-00-04-00/biznes-dopomoha-armiia.jpg" xlink:type="simple" xlink:show="embed" xlink:actuate="onLoad" draw:mime-type="image/jpeg"/>
</draw:frame>
Illustrative photo</text:p>
      <text:p text:style-name="P4">
Viceremier-minister Irina Vereshchuk participated in a meeting of the coordination center of civilian support at the Kyiv Regional Military Administration.</text:p>
      <text:p text:style-name="P4">
The work of the centers is aimed at solving social protection issues, in particular, housing and promoting employment, providing psychosocial, humanitarian, medical, legal assistance, etc.</text:p>
      <text:p text:style-name="P4">
Such centers are an instrument of interaction between territorial communities, central government and international and public organizations. They coordinate the provision of versatile assistance to domestic displaced persons, veterans to the same categories of citizens who have suffered from Russian aggression.</text:p>
      <text:p text:style-name="P4">
For example, in the Lviv region in such a center only for the sake of providing psychological assistance and rehabilitation managed to coordinate 44 international organizations.</text:p>
      <text:p text:style-name="P4">
"We need to work a mechanism of coordination and respond promptly to the challenges. So we can help anyone who has suffered from the war," Irivoreshchuk emphasized.</text:p>
      <text:p text:style-name="P4">
To date, 24 regional coordination centers have already been formed throughout Ukraine.</text:p>
      <text:p text:style-name="P4">
Recall that the coordination centers of civilian support have been set up in the initiative of the first lady of Elena Zelenskaya for the implementation of the All -Ukrainian Mental Health Program.</text:p>
      <text:p text:style-name="P4">
<text:span text:style-name="T4">
 Source: </text:span>
 <text:a xlink:type="simple" xlink:href="https://minre.gov.ua/2023/06/22/czentry-pidtrymky-czyvilnogo-naselennya-mayut-staty-realnymy-koordynaczijnymy-majdanchykamy-iryna-vereshhuk/" text:style-name="Internet_20_link" text:visited-style-name="Visited_20_Internet_20_Link">
<text:span text:style-name="T5">
Menrointegration</text:span>
</text:a>
</text:p>
      <text:p text:style-name="P4">
News Source: <text:a xlink:type="simple" xlink:href="https://armyinform.com.ua/2023/06/23/czentry-pidtrymky-czyvilnogo-naselennya-mayut-staty-realnymy-koordynaczijnymy-majdanchykamy-iryna-vereshhuk/" text:style-name="Internet_20_link" text:visited-style-name="Visited_20_Internet_20_Link">
https://armyinform.com.ua/2023/06/23/czentry-pidtrymky-czyvilnogo-naselennya-mayut-staty-realnymy-koordynaczijnymy-majdanchykamy-iryna-vereshhuk/</text:a>
</text:p>
      <!--NEWS-->
      <text:h text:style-name="P10" text:outline-level="1">
<text:span text:style-name="T4">
Volodymyr Zelenskyy took part in videoconference mode in the events on the occasion of the issue of universities</text:span>
</text:h>
      <text:p text:style-name="P4">
Author: ['АРМІЯINFORM']</text:p>
      <text:p text:style-name="P4">
Time: 2023-06-23T54:00:00-04:00</text:p>
      <text:p text:style-name="P4">
Description: President of Ukraine Volodymyr Zelensky fate at the regime in the offenses of wir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e00dcd8030be6899eb7a97c3d809ac64_1687510108_extra_large.jpeg" text:style-name="Internet_20_link" text:visited-style-name="Visited_20_Internet_20_Link">
e00dcd8030be6899eb7a97c3d809ac64_1687510108_extra_large.jpeg</text:a>
', '<text:a xlink:type="simple" xlink:href="https://armyinform.com.ua/wp-content/uploads/2023/06/649759bd44740f28c3378f487b96cde0_1687510105_extra_large.jpeg" text:style-name="Internet_20_link" text:visited-style-name="Visited_20_Internet_20_Link">
649759bd44740f28c3378f487b96cde0_1687510105_extra_large.jpeg</text:a>
']</text:p>
      <text:p text:style-name="P4">
Tags: ['STOPRUSSIA', 'ВОЛОДИМИР ЗЕЛЕНСЬКИЙ']</text:p>
      <text:p text:style-name="P4">
Category: News</text:p>
      <!--METADATA-->
      <text:p text:style-name="P4">
<draw:frame draw:style-name="fr1" draw:name="Image293" text:anchor-type="as-char" svg:width="6.9236in" svg:height="4.604691in" draw:z-index="0">
<draw:image xlink:href="../Images/AРМІЯINFORM/2023-06-23T54-00-00-04-00/e00dcd8030be6899eb7a97c3d809ac64_1687510108_extra_large.jpeg" xlink:type="simple" xlink:show="embed" xlink:actuate="onLoad" draw:mime-type="image/jpeg"/>
</draw:frame>
President of Ukraine Volodymyr Zelensky took part in the video conferencing mode on the occasion of the next issue of officers of higher military educational establishments.</text:p>
      <text:p text:style-name="P4">
More than a thousand people have graduated this year.</text:p>
      <text:p text:style-name="P4">
The head of state greeted the graduates of each university separately: Ivan Kozhedub Kharkiv National University of Air Force, Military Institute of Tank Troops of the National Technical University "Kharkiv Poland Institute", Military Institute of Kyiv National University named after Taras Shevchenko, Military Institute of Thought Informing. Preparation of the National University of Bioresources and Natural use of Ukraine.</text:p>
      <text:p text:style-name="P4">
Turning to the graduates, the President stressed that they made an important selection of their own fate - it is the protection of Ukraine and service to the state.</text:p>
      <text:p text:style-name="P4">
“The conscious choice of millions that makes everyone the only monolithic army, regardless of gender, age and status. Generals, officers, sergeants, soldiers, cadets. Many of you have been involved in the specialties in the East and have appropriate combat experience. From the first hours of a large -scale war, you, together with the teaching staff, took the arms, strengthened the units of the Armed Forces, courageously stood up for Ukraine, ”Vladimirzelensky said.</text:p>
      <text:p text:style-name="P4">
The head of state stressed that the last years of study have become the most difficult and fateful for today's graduates. But despite all the challenges associated with the full -scale invasion of Russia, today the officer of the Armed Forces of Ukraine is heading for a decent replenishment of officers.</text:p>
      <text:p text:style-name="P4">
<draw:frame draw:style-name="fr1" draw:name="Image294" text:anchor-type="as-char" svg:width="6.9236in" svg:height="4.604691in" draw:z-index="0">
<draw:image xlink:href="../Images/AРМІЯINFORM/2023-06-23T54-00-00-04-00/649759bd44740f28c3378f487b96cde0_1687510105_extra_large.jpeg" xlink:type="simple" xlink:show="embed" xlink:actuate="onLoad" draw:mime-type="image/jpeg"/>
</draw:frame>
The President also heard the reports of the chiefs of the said higher military institutions.</text:p>
      <text:p text:style-name="P4">
Volodymyr Zelensky thanked the teachers and workers for the preparation of the officers, the experience and knowledge gained and acquired by their pupils.</text:p>
      <text:p text:style-name="P4">
"Yesterday they were cadets, they will soon become officers, and tomorrow of them will go to the ranks of our country's defense forces, others will continue teaching, so that later, having received a master's degree, also to supplement the Lavi -Ukrainian army," the Head of State said.“So - there is no doubt about this - there is a thing that will unite everyone in the smoking. It's a victory. And on the way to her, Ukraine, its contemporary, her memory, ”the President emphasized.</text:p>
      <text:p text:style-name="P4">
The attendees paid a moment of silence to the memory of all who gave their lives for Ukraine for Ukraine.</text:p>
      <text:p text:style-name="P4">
A graduate of the Ivanoakozeduba Kharkiv National University of Air Force, a participant in the anti -terrorist operation and defense of Kharkiv Lieutenantislav Sivak on behalf of graduates of higher military educational institutions, he dressed the Head of State for greetings.</text:p>
      <text:p text:style-name="P4">
“We all clearly understand what fateful and responsible tasks have come about the Armed Forces of Ukraine, which is a great and historical mission to every warrior, each of us in this war. We assure the entire Ukrainian people and you as the Supreme Commander, that we will be worthy of the glory of Ukrainian soldiers and we will stand firmly in defense of our native land. Let's make Ukrainian land from the enemy!We will win!" - said Stanislavsovak.</text:p>
      <text:p text:style-name="P4">
Derelo: <text:a xlink:type="simple" xlink:href="https://www.president.gov.ua/news/volodimir-zelenskij-uzyav-uchast-u-rezhimi-videokonferenciyi-83765" text:style-name="Internet_20_link" text:visited-style-name="Visited_20_Internet_20_Link">
Official Internet representation of President of Ukraine</text:a>
</text:p>
      <text:p text:style-name="P4">
News Source: <text:a xlink:type="simple" xlink:href="https://armyinform.com.ua/2023/06/23/volodymyr-zelenskyj-uzyav-uchast-u-rezhymi-videokonferencziyi-v-zahodah-z-nagody-vypusku-oficzeriv-vyshhyh-vijskovyh-navchalnyh-zakladiv/" text:style-name="Internet_20_link" text:visited-style-name="Visited_20_Internet_20_Link">
https://armyinform.com.ua/2023/06/23/volodymyr-zelenskyj-uzyav-uchast-u-rezhymi-videokonferencziyi-v-zahodah-z-nagody-vypusku-oficzeriv-vyshhyh-vijskovyh-navchalnyh-zakladiv/</text:a>
</text:p>
      <!--NEWS-->
      <text:h text:style-name="P10" text:outline-level="1">
<text:span text:style-name="T4">
The first safety rule in any emergency-keep calm!</text:span>
</text:h>
      <text:p text:style-name="P4">
Author: ['АРМІЯINFORM']</text:p>
      <text:p text:style-name="P4">
Time: 2023-06-23T55:00:00-04:00</text:p>
      <text:p text:style-name="P4">
Description: Those sama stare and situy, yaki Shchel did not be stupid. PANIKA is that fear - Tse of those who are ... War with Ukraine 2022, war with Ukraine Latest news today, News War with Ukraine 2022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355506546_684366547050898_7446173349406475401_n.jpg" text:style-name="Internet_20_link" text:visited-style-name="Visited_20_Internet_20_Link">
355506546_684366547050898_7446173349406475401_n.jpg</text:a>
']</text:p>
      <text:p text:style-name="P4">
Tags: ['STOPRUSSIA', 'АГРЕСІЯ РФ', 'ВІЙНА', 'ВТОРГНЕННЯ РФ', 'МОЗ УКРАЇНИ']</text:p>
      <text:p text:style-name="P4">
Category: News</text:p>
      <!--METADATA-->
      <text:p text:style-name="P4">
The same applies to situations that have not yet happened. Panic and fear are the kind of enemy.</text:p>
      <text:p text:style-name="P4">
Today in his speech, President Zelensky did not say anything new.</text:p>
      <text:p text:style-name="P4">
Russia is a terrorist country, from which, as well as from a monkey with a grenade, you can think of anything. The threat was, is and will be, until we finally will not win.</text:p>
      <text:p text:style-name="P4">
However, you need to be ready. Always and to everything. Therefore, we share with you the basic safety authorities at radiation danger.</text:p>
      <text:p text:style-name="P4">
<draw:frame draw:style-name="fr1" draw:name="Image295" text:anchor-type="as-char" svg:width="6.9236in" svg:height="9.791124in" draw:z-index="0">
<draw:image xlink:href="../Images/AРМІЯINFORM/2023-06-23T55-00-00-04-00/355506546_684366547050898_7446173349406475401_n.jpg" xlink:type="simple" xlink:show="embed" xlink:actuate="onLoad" draw:mime-type="image/jpeg"/>
</draw:frame>
<text:span text:style-name="T4">
 P.S. Ioda prevention is only required in the event of an accident that has occurred. Iodidalia is toxic to the body and "not working" in advance. </text:span>
</text:p>
      <text:p text:style-name="P4">
<text:span text:style-name="T4">
 So again: don't panic or take ill -advised steps. </text:span>
</text:p>
      <text:p text:style-name="P4">
<text:span text:style-name="T4">
 Source: </text:span>
 <text:a xlink:type="simple" xlink:href="https://www.facebook.com/moz.ukr/posts/pfbid0r4CsLzFtWWhKg5Gnzf9faCFnhHz2wnVU4i625hH3Tm2vQDXYwpcHu2CNmKJLuLTnl" text:style-name="Internet_20_link" text:visited-style-name="Visited_20_Internet_20_Link">
<text:span text:style-name="T5">
mozraine</text:span>
</text:a>
</text:p>
      <text:p text:style-name="P4">
News Source: <text:a xlink:type="simple" xlink:href="https://armyinform.com.ua/2023/06/23/pershe-pravylo-bezpeky-u-bud-yakij-nadzvychajnij-sytuacziyi-zberigajte-spokij/" text:style-name="Internet_20_link" text:visited-style-name="Visited_20_Internet_20_Link">
https://armyinform.com.ua/2023/06/23/pershe-pravylo-bezpeky-u-bud-yakij-nadzvychajnij-sytuacziyi-zberigajte-spokij/</text:a>
</text:p>
      <!--NEWS-->
      <text:h text:style-name="P10" text:outline-level="1">
<text:span text:style-name="T4">
The occupiers hit Kherson's transport infrastructure - the investigation was launched</text:span>
</text:h>
      <text:p text:style-name="P4">
Author: ['АРМІЯINFORM']</text:p>
      <text:p text:style-name="P4">
Time: 2023-06-23T56:00:00-04:00</text:p>
      <text:p text:style-name="P4">
Description: For the proprietary Kerivnitvva of the Khersonskoye prosecutors of the Rozdochatovo ... war with Ukraine 2022, the war with Ukraine is the latest news today, the News War with Ukraine 2022 is the last for today, will there be a war between Ukraine and Russia and when the war with Ukraine will be either in 2022 or there will be or will be either Ukraine No, will there be a war with Ukraine in the near future, they say, the war with Ukraine, Ukrainian news today, Ukrainian news in Ukrainian media in Russian</text:p>
      <text:p text:style-name="P4">
Images: ['<text:a xlink:type="simple" xlink:href="https://armyinform.com.ua/wp-content/uploads/2023/06/photo_2023-06-23_12-05-54.jpg" text:style-name="Internet_20_link" text:visited-style-name="Visited_20_Internet_20_Link">
photo_2023-06-23_12-05-54.jpg</text:a>
']</text:p>
      <text:p text:style-name="P4">
Tags: ['STOPRUSSIA']</text:p>
      <text:p text:style-name="P4">
Category: News</text:p>
      <!--METADATA-->
      <text:p text:style-name="P4">
<draw:frame draw:style-name="fr1" draw:name="Image296" text:anchor-type="as-char" svg:width="6.9236in" svg:height="5.667849in" draw:z-index="0">
<draw:image xlink:href="../Images/AРМІЯINFORM/2023-06-23T56-00-00-04-00/photo_2023-06-23_12-05-54.jpg" xlink:type="simple" xlink:show="embed" xlink:actuate="onLoad" draw:mime-type="image/jpeg"/>
</draw:frame>
With the procedural leadership of the Kherson District Prosecutor's Office, a case investigation into the facts of violation of the laws and customs of war.(Part 2 of Article 438 of the Criminal Code of Ukraine).</text:p>
      <text:p text:style-name="P4">
Про це <text:a xlink:type="simple" xlink:href="https://t.me/pgo_gov_ua" text:style-name="Internet_20_link" text:visited-style-name="Visited_20_Internet_20_Link">
повідомляє</text:a>
Office of the Prosecutor General.</text:p>
      <text:p text:style-name="P4">
“According to the investigation, on June 23, 2023, at about 10:20, the occupiers from the temporary -heated territory of Kherson region fired from the artillery regional center.</text:p>
      <text:p text:style-name="P4">
As a result of the sight of the transport infrastructure - a trolleybus enterprise, injuries incompatible with life, two employees received. Sacrifice people were injured, hospitalized, ”the message reads.</text:p>
      <text:p text:style-name="P4">
Priority measures are being taken to record the crime committed by the Army of the Ukraine-aggressor.</text:p>
      <text:p text:style-name="P4">
News Source: <text:a xlink:type="simple" xlink:href="https://armyinform.com.ua/2023/06/23/okupanty-vdaryly-po-transportnij-infrastrukturi-hersona-rozpochato-rozsliduvannya/" text:style-name="Internet_20_link" text:visited-style-name="Visited_20_Internet_20_Link">
https://armyinform.com.ua/2023/06/23/okupanty-vdaryly-po-transportnij-infrastrukturi-hersona-rozpochato-rozsliduvannya/</text:a>
</text:p>
      <!--NEWS-->
      <text:h text:style-name="P10" text:outline-level="1">
<text:span text:style-name="T4">
More than 25 veterans' editions about the Russian-Ukrainian War will be presented at the XI Book Arsenal</text:span>
</text:h>
      <text:p text:style-name="P4">
Author: ['АРМІЯINFORM']</text:p>
      <text:p text:style-name="P4">
Time: 2023-06-23T57:00:00-04:00</text:p>
      <text:p text:style-name="P4">
Description: PID Hour of the HIM Festival "Book Arsenal", ShO Pass on Kiyvi 22-25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6/knyzhkovyj-arsenal_25-vydan.jpg" text:style-name="Internet_20_link" text:visited-style-name="Visited_20_Internet_20_Link">
knyzhkovyj-arsenal_25-vydan.jpg</text:a>
']</text:p>
      <text:p text:style-name="P4">
Tags: ['STOPRUSSIA', 'АГРЕСІЯ РФ', 'ВІЙНА', 'ВТОРГНЕННЯ РФ', 'МІНВЕТЕРАНІВ']</text:p>
      <text:p text:style-name="P4">
Category: News</text:p>
      <!--METADATA-->
      <text:p text:style-name="P4">
<draw:frame draw:style-name="fr1" draw:name="Image297" text:anchor-type="as-char" svg:width="6.9236in" svg:height="4.615733in" draw:z-index="0">
<draw:image xlink:href="../Images/AРМІЯINFORM/2023-06-23T57-00-00-04-00/knyzhkovyj-arsenal_25-vydan.jpg" xlink:type="simple" xlink:show="embed" xlink:actuate="onLoad" draw:mime-type="image/jpeg"/>
</draw:frame>
During the XI International Book Arsenal Festival, which will be held in Kyiv on June 22-25, there will be a special section of publications on the Russian-Ukrainian war in the space of the fair. Veterans literature will be presented directly by its authors for assistance to the Ministry of Veterans of Ukraine.</text:p>
      <text:p text:style-name="P4">
These will be books about war written by both military and civilians, volunteers, witnesses, as well as books published by veterans - only more than 120 publications. More than 25 of them are the centering authorship of war veterans.</text:p>
      <text:p text:style-name="P4">
The main theme of the presented editions will be the Russian-Ukrainian war of 2014 and events related to full-scale Russian invasion: documentary, artistic prose, poetry, occupation testimony, testimonies of reverses, photo albums and more.</text:p>
      <text:p text:style-name="P4">
Among them - "Battle of Irpin" by Peter Shcherbina, "Nava". "Azov" Valery Subotin, "Hunters for Gradam" by Andriy Kirichenko, "The War that changed us" Katerynipilpchuk, "Dictionary of War" Ostap Slivinsky and other editions.</text:p>
      <text:p text:style-name="P4">
The section will also have a children's literature on a war that help to support children and form a worldview on the events of today.</text:p>
      <text:p text:style-name="P4">
“Veterans' books that will be presented at the Book Arsenal are the new Ukrainian national heritage that will be learned in the next possible. Veteran theme is already a powerful direction in modern literature. I want this literature to be read so that it is translated into other proceedings, that people in the world know about the events in Ukraine and the price of our victory, ”the Minister of Veterans of Ukraine Yulia Laputin will be told.</text:p>
      <text:p text:style-name="P4">
You can get acquainted with veteran literature and buy it in the section B4 "The Book of the Russian-Ukrainian War", which will be located near the stage 1 in the left of the wing of the Art Arsenal. This year, the operator of this section is the skipartners - the municipal bookstore "The Book of Book".</text:p>
      <text:p text:style-name="P4">
In addition, on June 23-25, this location will be able to directly participate in the UAVTographer with the authors of veteran literature and representatives of publishers, in particular, with Tatiana Pylypets, Alexander Solonko, Mariaminyalo, Andriy Permyakov and others.</text:p>
      <text:p text:style-name="P4">
Therefore, we invite everyone to visit the XI International Book Army Festival and remind you that for participants of hostilities, servicemen, members of the families of the victims are free!</text:p>
      <text:p text:style-name="P4">
News Source: <text:a xlink:type="simple" xlink:href="https://armyinform.com.ua/2023/06/23/na-hi-knyzhkovomu-arsenali-za-spryyannya-minveteraniv-budut-predstavleni-ponad-25-veteranskyh-vydan-pro-rosijsko-ukrayinsku-vijnu/" text:style-name="Internet_20_link" text:visited-style-name="Visited_20_Internet_20_Link">
https://armyinform.com.ua/2023/06/23/na-hi-knyzhkovomu-arsenali-za-spryyannya-minveteraniv-budut-predstavleni-ponad-25-veteranskyh-vydan-pro-rosijsko-ukrayinsku-vijnu/</text:a>
</text:p>
      <!--NEWS-->
      <text:h text:style-name="P10" text:outline-level="1">
<text:span text:style-name="T4">
The emergence of the Council of Ukraine - NATO will increase the effectiveness of interaction with the Alliance - Alexei Reznikov</text:span>
</text:h>
      <text:p text:style-name="P4">
Author: ['АРМІЯINFORM']</text:p>
      <text:p text:style-name="P4">
Time: 2023-06-23T58:00:00-04:00</text:p>
      <text:p text:style-name="P4">
Description: I can, the format “Rada Ukrainian -NATO” came to the serpent of the Zavodanni Komi -ії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2/reznikov-04-1.jpg" text:style-name="Internet_20_link" text:visited-style-name="Visited_20_Internet_20_Link">
reznikov-04-1.jpg</text:a>
']</text:p>
      <text:p text:style-name="P4">
Tags: ['НАТО', 'ОЛЕКСІЙ РЕЗНІКОВ', 'ОФІЦІЙНО', 'УКРАЇНА – НАТО']</text:p>
      <text:p text:style-name="P4">
Category: News</text:p>
      <!--METADATA-->
      <text:p text:style-name="P4">
<draw:frame draw:style-name="fr1" draw:name="Image298" text:anchor-type="as-char" svg:width="6.9236in" svg:height="4.615733in" draw:z-index="0">
<draw:image xlink:href="../Images/AРМІЯINFORM/2023-06-23T58-00-00-04-00/reznikov-04-1.jpg" xlink:type="simple" xlink:show="embed" xlink:actuate="onLoad" draw:mime-type="image/jpeg"/>
</draw:frame>
Minister of Defense of Ukraine Alexei Reznikov</text:p>
      <text:p text:style-name="P4">
The format of the Council of Ukraine - NATO is expected to replace the meeting of the commission of Ukraine - NATO at the level of defense ministers, the last of which took place last week in Brussels.</text:p>
      <text:p text:style-name="P4">
About it <text:a xlink:type="simple" xlink:href="https://t.me/militarymediacenter/2335" text:style-name="Internet_20_link" text:visited-style-name="Visited_20_Internet_20_Link">
reports</text:a>
Military Mediacenter.</text:p>
      <text:p text:style-name="P4">
"I believe that it will happen and, I think, will be proclaimed at the summit of the reconciliation," said the Minister of Defense of Ukraine Alexei Reznikov, commenting on a new format of relations with NATO.</text:p>
      <text:p text:style-name="P4">
He added that, under such conditions, Ukraine will be equal to the table with members of the Almighty and have the right to raise issues, include them in the agenda, discuss, participate in the work of subcommitments, subcommittees.</text:p>
      <text:p text:style-name="P4">
Among the advantages of a new format of interaction with the Alliance, Alexei Reznikov also marked the acquisition of the right to participate in at least two annual deductions at the level of NATO defense ministers.</text:p>
      <text:p text:style-name="P4">
"This adds a lot more subjectivity, which will, accordingly, allow us to be more effective in cooperation with NATO," the minister emphasized.</text:p>
      <text:p text:style-name="P4">
News Source: <text:a xlink:type="simple" xlink:href="https://armyinform.com.ua/2023/06/23/poyava-formatu-rada-ukrayina-nato-pidvyshhyt-efektyvnist-vzayemodiyi-z-alyansom-oleksij-reznikov/" text:style-name="Internet_20_link" text:visited-style-name="Visited_20_Internet_20_Link">
https://armyinform.com.ua/2023/06/23/poyava-formatu-rada-ukrayina-nato-pidvyshhyt-efektyvnist-vzayemodiyi-z-alyansom-oleksij-reznikov/</text:a>
</text:p>
      <!--NEWS-->
      <text:h text:style-name="P10" text:outline-level="1">
<text:span text:style-name="T4">
The enemy concentrates basic efforts in four directions</text:span>
</text:h>
      <text:p text:style-name="P4">
Author: ['АРМІЯINFORM']</text:p>
      <text:p text:style-name="P4">
Time: 2023-06-23T59:00:00-04:00</text:p>
      <text:p text:style-name="P4">
Description: Aggressor Zoseredzhu Zuillya on Limansky, Bakhmutsky, Avdіvsky ... War with Ukraine 2022, war with Ukraine Latest news today, News War with Ukraine 2022 Last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193980.jpg" text:style-name="Internet_20_link" text:visited-style-name="Visited_20_Internet_20_Link">
193980.jpg</text:a>
']</text:p>
      <text:p text:style-name="P4">
Tags: ['STOPRUSSIA', 'АГРЕСІЯ РФ', 'ВІЙНА', 'ВТОРГНЕННЯ РФ', 'ГШ ЗСУ', 'ОПЕРАТИВНА ІНФОРМАЦІЯ', 'РАНКОВЕ ЗВЕДЕННЯ', 'ХРОНІКА ОБОРОНИ']</text:p>
      <text:p text:style-name="P4">
Category: News</text:p>
      <!--METADATA-->
      <text:p text:style-name="P4">
<draw:frame draw:style-name="fr1" draw:name="Image299" text:anchor-type="as-char" svg:width="6.9236in" svg:height="3.952222in" draw:z-index="0">
<draw:image xlink:href="../Images/AРМІЯINFORM/2023-06-23T59-00-00-04-00/193980.jpg" xlink:type="simple" xlink:show="embed" xlink:actuate="onLoad" draw:mime-type="image/jpeg"/>
</draw:frame>
** 🔥I</text:p>
      <text:p text:style-name="P4">
The aggressor concentrates major efforts on Liman, Bakhmut, Avdiiv and Mary's directions - more than 30 combat clashes took place during the day.</text:p>
      <text:p text:style-name="P4">
About it on Facebook <text:a xlink:type="simple" xlink:href="https://www.facebook.com/GeneralStaff.ua/posts/pfbid0h8SWuNhUx7bLHgZzZ5aS6EurKjbqTt7Wex93T8AJLYgBWSa88gRmAhUgt4ZiiKyjl" text:style-name="Internet_20_link" text:visited-style-name="Visited_20_Internet_20_Link">
reports</text:a>
The General Staff of the Armed Forces of Ukraine.</text:p>
      <text:p text:style-name="P4">
“In the Mariinsky direction, the enemy performed offensive actions in the direction of Marinkita of Victory of Donetsk region, there was no success. He struck the aviation strike of Bilyarasnogorivka. At the same time, artillery shells of settlements Maximilyanivka, Marinka, St. George, Victory of Donetsk region, ”said the presentation.</text:p>
      <text:p text:style-name="P4">
News Source: <text:a xlink:type="simple" xlink:href="https://armyinform.com.ua/2023/06/23/za-mynulu-dobu-vidbulos-ponad-30-bojovyh-zitknen-v-doneczkij-oblasti/" text:style-name="Internet_20_link" text:visited-style-name="Visited_20_Internet_20_Link">
https://armyinform.com.ua/2023/06/23/za-mynulu-dobu-vidbulos-ponad-30-bojovyh-zitknen-v-doneczkij-oblasti/</text:a>
</text:p>
      <!--NEWS-->
      <text:h text:style-name="P10" text:outline-level="1">
<text:span text:style-name="T4">
The enemy for a day 12 times fired at the border communities of Sumy region</text:span>
</text:h>
      <text:p text:style-name="P4">
Authors: Ukrinform (Person)</text:p>
      <text:p text:style-name="P4">
Publisher: Укринформ (Organization)</text:p>
      <text:p text:style-name="P4">
Published Time: 2023-06-23T5:20:00+03:00</text:p>
      <text:p text:style-name="P4">
Modified Time: 2023-06-23T22:20:00+03:00</text:p>
      <text:p text:style-name="P4">
Description: Russian troops on Friday, June 23, carried out 12 shelling of border communities of Sumy region.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Сумщина', 'Війна з Росією']</text:p>
      <text:p text:style-name="P4">
Type: Article</text:p>
      <!--METADATA-->
      <text:p text:style-name="P4">
<draw:frame draw:style-name="fr1" draw:name="Image300" text:anchor-type="as-char" svg:width="6.9236in" svg:height="3.956343in" draw:z-index="0">
<draw:image xlink:href="../Images/yкринформ/2023-06-23T5-20-00-03-00/630_360_1669987737-966.jpg" xlink:type="simple" xlink:show="embed" xlink:actuate="onLoad" draw:mime-type="image/jpeg"/>
</draw:frame>
On Friday, June 23, Ruskivska carried out 12 border guards.</text:p>
      <text:p text:style-name="P4">
According to Ukrinform, the Sumy Regional Military Administration reports in <text:a xlink:type="simple" xlink:href="https://t.me/Sumy_news_ODA/17286" text:style-name="Internet_20_link" text:visited-style-name="Visited_20_Internet_20_Link">
telegram</text:a>
.</text:p>
      <text:p text:style-name="P4">
“During the day, the Russians carried out 12 border shelling. 50 alphabets were recorded. <text:a xlink:type="simple" xlink:href="https://www.ukrinform.ua/tag-obstril" text:style-name="Internet_20_link" text:visited-style-name="Visited_20_Internet_20_Link">
Shelling</text:a>
Vodylilopilsk, Khotinskaya, Shalyginsk, Velikopysarivska, Secondary-Budsk, Znob-Novgorod, Krasnopil communities ”,-the message reads.</text:p>
      <text:p text:style-name="P4">
On the Belopil community from the territory of the Russian Federation from the rifle, 4 missiles were started. There was also a mortar shelling(7 explosions).</text:p>
      <text:p text:style-name="P4">
По Середино-Будській громаді зафіксовано мінометний обстріл (4 explosions).Внаслідок обстрілу пошкоджено приватне домоволодіння.</text:p>
      <text:p text:style-name="P4">
На територію Шалигинської громади росіяни скинули 7 мін. Також був обстріл зартилерії (13 explosions).</text:p>
      <text:p text:style-name="P4">
<text:span text:style-name="T4">
Читайте також:</text:span>
 <text:a xlink:type="simple" xlink:href="https://www.ukrinform.ua/rubric-ato/3727000-rosiani-pat-raziv-obstrilali-prikordonna-cernigivsini-i-sumsini.html" text:style-name="Internet_20_link" text:visited-style-name="Visited_20_Internet_20_Link">
 Росіяни п’ять разів обстріляли прикордоння Чернігівщини і<text:span text:style-name="T4">
Сумщини</text:span>
 </text:a>
On the Great Pisar community from the Russian drone, one of the power was made. There was also a shelling with LNG-9(6 shots).</text:p>
      <text:p text:style-name="P4">
По Хотінській громаді був артилерійський обстріл (5 explosions).</text:p>
      <text:p text:style-name="P4">
Крім того, по Зноб-Новгородській громаді росіяни здійснили мінометний обстріл(2 explosions).</text:p>
      <text:p text:style-name="P4">
Як повідомляв <text:a xlink:type="simple" xlink:href="https://www.ukrinform.ua/rubric-regions/3726657-za-dobu-rosiani-atakuvali-desat-regioniv-ukraini-zvedenna-ova.html" text:style-name="Internet_20_link" text:visited-style-name="Visited_20_Internet_20_Link">
 Укрінформ </text:a>
, the Russian army made attacks on 10 regions of Ukraine a day.</text:p>
      <text:p text:style-name="P4">
News Source: <text:a xlink:type="simple" xlink:href="https://www.ukrinform.ua/rubric-ato/3727009-vorog-za-den-12-raziv-obstrilav-prikordonni-gromadi-sumsini.html" text:style-name="Internet_20_link" text:visited-style-name="Visited_20_Internet_20_Link">
https://www.ukrinform.ua/rubric-ato/3727009-vorog-za-den-12-raziv-obstrilav-prikordonni-gromadi-sumsini.html</text:a>
</text:p>
      <!--NEWS-->
      <text:h text:style-name="P10" text:outline-level="1">
<text:span text:style-name="T4">
US and India's leaders have agreed to participate in the restoration of Ukraine</text:span>
</text:h>
      <text:p text:style-name="P4">
Author: ['АРМІЯINFORM']</text:p>
      <text:p text:style-name="P4">
Time: 2023-06-23T60:00:00-04:00</text:p>
      <text:p text:style-name="P4">
Description: US President Joe Bayden Tu Prem'r-Minіstra Narendra Modi Modi has been homely brother ... War with Ukraine 2022, War with Ukraine Latest news today, War with Ukraine 2022 Last today, will there be a war between Ukraine and Russia and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fup9tjqiryitj5_650x410.jpg" text:style-name="Internet_20_link" text:visited-style-name="Visited_20_Internet_20_Link">
fup9tjqiryitj5_650x410.jpg</text:a>
']</text:p>
      <text:p text:style-name="P4">
Tags: ['ВІДБУДОВА УКРАЇНИ', 'ВІДНОВЛЕННЯ УКРАЇНИ', 'ДЖО БАЙДЕН', 'ІНДІЯ']</text:p>
      <text:p text:style-name="P4">
Category: News</text:p>
      <!--METADATA-->
      <text:p text:style-name="P4">
<draw:frame draw:style-name="fr1" draw:name="Image301" text:anchor-type="as-char" svg:width="6.9236in" svg:height="4.367194in" draw:z-index="0">
<draw:image xlink:href="../Images/AРМІЯINFORM/2023-06-23T60-00-00-04-00/fup9tjqiryitj5_650x410.jpg" xlink:type="simple" xlink:show="embed" xlink:actuate="onLoad" draw:mime-type="image/jpeg"/>
</draw:frame>
US President Joe Biden and India Prime Minister Narindra Modi agreed to participate in the post-war restoration of Ukraine.</text:p>
      <text:p text:style-name="P4">
About this <text:a xlink:type="simple" xlink:href="https://www.whitehouse.gov/briefing-room/speeches-remarks/2023/06/22/remarks-by-president-biden-and-prime-minister-modi-of-the-republic-of-india-in-joint-press-conference/" text:style-name="Internet_20_link" text:visited-style-name="Visited_20_Internet_20_Link">
it is referred</text:a>
On the White House website.</text:p>
      <text:p text:style-name="P4">
Both politicians have expressed deep concern for the war in Ukraine and condemned its tragic humanitarian consequences, noting the serious impact of the war on the global economic system, in particular on food, fuel and energy security.</text:p>
      <text:p text:style-name="P4">
In addition, Joe Biden and Narendra Modi pledged to continue providing humanitarian assistance to the people of Ukraine and agreed to work together to work overwintering our country.</text:p>
      <text:p text:style-name="P4">
“Both countries continue to provide humanitarian assistance to the people. They urged to respect the international rules of law, the principles of statuonic, territorial integrity and sovereignty. Both countries agreed on the attention of the post -war reconstruction of Ukraine, ”the statement reads.</text:p>
      <text:p text:style-name="P4">
In a joint address, the US and India declared themselves one of the closest partners in the world and emphasized the importance of compliance with an international order based on the rules. They also noted that the modern world order is built on the basis of the UN Charter, international law and respect for the acquisition and territorial integrity of the states.</text:p>
      <text:p text:style-name="P4">
News Source: <text:a xlink:type="simple" xlink:href="https://armyinform.com.ua/2023/06/23/lidery-ssha-ta-indiyi-domovylysya-razom-braty-uchast-u-vidnovlenni-ukrayiny/" text:style-name="Internet_20_link" text:visited-style-name="Visited_20_Internet_20_Link">
https://armyinform.com.ua/2023/06/23/lidery-ssha-ta-indiyi-domovylysya-razom-braty-uchast-u-vidnovlenni-ukrayiny/</text:a>
</text:p>
      <!--NEWS-->
      <text:h text:style-name="P10" text:outline-level="1">
<text:span text:style-name="T4">
Defense forces struck four concentration areas and 23 enemy articles</text:span>
</text:h>
      <text:p text:style-name="P4">
Author: ['АРМІЯINFORM']</text:p>
      <text:p text:style-name="P4">
Time: 2023-06-23T61:00:00-04:00</text:p>
      <text:p text:style-name="P4">
Description: Avіaatsіya defense forces for Past Dob took 7 strokes in the districts of Zserdzhennya of Especially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2/323438263_687407886219153_7819518616379973794_n.webp" text:style-name="Internet_20_link" text:visited-style-name="Visited_20_Internet_20_Link">
323438263_687407886219153_7819518616379973794_n.webp</text:a>
']</text:p>
      <text:p text:style-name="P4">
Tags: ['STOPRUSSIA', 'АГРЕСІЯ РФ', 'ВТОРГНЕННЯ РФ', 'ГШ ЗСУ', 'ХРОНІКА ОБОРОНИ']</text:p>
      <text:p text:style-name="P4">
Category: News</text:p>
      <!--METADATA-->
      <text:p text:style-name="P4">
<draw:frame draw:style-name="fr1" draw:name="Image302" text:anchor-type="as-char" svg:width="6.9236in" svg:height="4.622144in" draw:z-index="0">
<draw:image xlink:href="../ConvertedIMGs/AРМІЯINFORM/2023-06-23T61-00-00-04-00/323438263_687407886219153_7819518616379973794_n.png" xlink:type="simple" xlink:show="embed" xlink:actuate="onLoad" draw:mime-type="image/png"/>
</draw:frame>
Illustrative Photo <text:span text:style-name="T4">
 🔥 Situation on Russian invasion </text:span>
</text:p>
      <text:p text:style-name="P4">
The aviation of defense forces over the past day has made 7 beats in the areas of concentration of the personal staff of the enemy and 4-on the anti-aircraft missile complexes of the enemy.</text:p>
      <text:p text:style-name="P4">
About it on Facebook <text:a xlink:type="simple" xlink:href="https://www.facebook.com/GeneralStaff.ua/posts/pfbid0h8SWuNhUx7bLHgZzZ5aS6EurKjbqTt7Wex93T8AJLYgBWSa88gRmAhUgt4ZiiKyjl" text:style-name="Internet_20_link" text:visited-style-name="Visited_20_Internet_20_Link">
reports</text:a>
The General Staff of the Armed Forces of Ukraine.</text:p>
      <text:p text:style-name="P4">
Subdivisions of missile troops and artillery during the day were struck by the Office of Management, 4 areas of concentration of personnel and military equipment, 2 warehouses, 1 composition of fuel and lubricants, 23 artillery units at fire positions, 2 means</text:p>
      <text:p text:style-name="P4">
News Source: <text:a xlink:type="simple" xlink:href="https://armyinform.com.ua/2023/06/23/syly-oborony-urazyly-chotyry-rajony-zoseredzhennya-protyvnyka-ta-23-artpidrozdily/" text:style-name="Internet_20_link" text:visited-style-name="Visited_20_Internet_20_Link">
https://armyinform.com.ua/2023/06/23/syly-oborony-urazyly-chotyry-rajony-zoseredzhennya-protyvnyka-ta-23-artpidrozdily/</text:a>
</text:p>
      <!--NEWS-->
      <text:h text:style-name="P10" text:outline-level="1">
<text:span text:style-name="T4">
ZPP should be demilitarized to avoid catastrophe - Vadim Skibitsky</text:span>
</text:h>
      <text:p text:style-name="P4">
Author: ['АРМІЯINFORM']</text:p>
      <text:p text:style-name="P4">
Time: 2023-06-23T62:00:00-04:00</text:p>
      <text:p text:style-name="P4">
Description: TIMTERIA TIMCHOSOVO OF ORDOMENT OF THE NEMSICAL EXCHNOVSTRANTSIA BUTI ... War with Ukraine 2022, War with Ukraine Latest news today, News War with Ukraine 2022 Last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6/20230623-02.jpg" text:style-name="Internet_20_link" text:visited-style-name="Visited_20_Internet_20_Link">
20230623-02.jpg</text:a>
']</text:p>
      <text:p text:style-name="P4">
Tags: ['ВАДИМ СКІБІЦЬКИЙ', 'ГУР МО УКРАЇНИ', 'ЗАЕС']</text:p>
      <text:p text:style-name="P4">
Category: News</text:p>
      <!--METADATA-->
      <text:p text:style-name="P4">
<draw:frame draw:style-name="fr1" draw:name="Image303" text:anchor-type="as-char" svg:width="6.9236in" svg:height="3.894525in" draw:z-index="0">
<draw:image xlink:href="../Images/AРМІЯINFORM/2023-06-23T62-00-00-04-00/20230623-02.jpg" xlink:type="simple" xlink:show="embed" xlink:actuate="onLoad" draw:mime-type="image/jpeg"/>
</draw:frame>
The territory of the temporarily occupied Zaporizhzhya nuclear power plant must be deminiteized: all military units, weapons and equipment of the Russian Occupation Army should be abandoned.</text:p>
      <text:p text:style-name="P4">
On this <text:a xlink:type="simple" xlink:href="https://gur.gov.ua/content/zaes-povynna-buty-demilitaryzovana-shchob-unyknuty-katastrofy.html" text:style-name="Internet_20_link" text:visited-style-name="Visited_20_Internet_20_Link">
emphasized</text:a>
Representative of the Main Directorate of Intelligence of the Ministry of Defense of Ukraine Vadim Skibitsky.</text:p>
      <text:p text:style-name="P4">
“The territory of the ZPP in some places is really replaced. Therefore, the process(demilitarization)It must be clearly planned and conducted to prevent any incident, especially as a nuclear catastrophe at the station. You will complain that the Kremlin's behavior can be unpredictable, so the threat is such, and we are talking about it, ”Vadim Skibitsky said.</text:p>
      <text:p text:style-name="P4">
According to a representative of the GRU of Ukraine, the demilitarization of the NPP is largely dependent on the position of the world community and the International Atomic energy Agency.</text:p>
      <text:p text:style-name="P4">
"Much depends on the IAEA and its leadership, on the international community, which will put pressure on the Kremlin, to fulfill the basic conditions of the pastion of safety not just a nuclear facility, but the whole region where the electricity plant is located," Vadim Sibitsky explained.</text:p>
      <text:p text:style-name="P4">
News Source: <text:a xlink:type="simple" xlink:href="https://armyinform.com.ua/2023/06/23/zaes-povynna-buty-demilitaryzovana-shhob-unyknuty-katastrofy-vadym-skibiczkyj/" text:style-name="Internet_20_link" text:visited-style-name="Visited_20_Internet_20_Link">
https://armyinform.com.ua/2023/06/23/zaes-povynna-buty-demilitaryzovana-shhob-unyknuty-katastrofy-vadym-skibiczkyj/</text:a>
</text:p>
      <!--NEWS-->
      <text:h text:style-name="P10" text:outline-level="1">
<text:span text:style-name="T4">
In Donetsk, Ukrainian anti-aircraft destroyed another helicopter KA-52</text:span>
</text:h>
      <text:p text:style-name="P4">
Author: ['АРМІЯINFORM']</text:p>
      <text:p text:style-name="P4">
Time: 2023-06-23T63:00:00-04:00</text:p>
      <text:p text:style-name="P4">
Description: Sogodnі, 23 worms, the power of the PPO is sliced the shock helicopter "Ka-52". About Tse Doldomlya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2/06/ka-52.jpg" text:style-name="Internet_20_link" text:visited-style-name="Visited_20_Internet_20_Link">
ka-52.jpg</text:a>
']</text:p>
      <text:p text:style-name="P4">
Tags: ['STOPRUSSIA', 'ЗЕНІТНИКИ', 'КА-52 «АЛІГАТОР»', 'КОМАНДУВАННЯ ПОВІТРЯНИХ СИЛ ЗСУ', 'МИКОЛА ОЛЕЩУК']</text:p>
      <text:p text:style-name="P4">
Category: News</text:p>
      <!--METADATA-->
      <text:p text:style-name="P4">
<draw:frame draw:style-name="fr1" draw:name="Image304" text:anchor-type="as-char" svg:width="6.9236in" svg:height="4.15416in" draw:z-index="0">
<draw:image xlink:href="../Images/AРМІЯINFORM/2023-06-23T63-00-00-04-00/ka-52.jpg" xlink:type="simple" xlink:show="embed" xlink:actuate="onLoad" draw:mime-type="image/jpeg"/>
</draw:frame>
Illustrative photo</text:p>
      <text:p text:style-name="P4">
Today, on June 23, the air defense forces were shot down by the Ka-52 shock helicopter.</text:p>
      <text:p text:style-name="P4">
About it <text:a xlink:type="simple" xlink:href="https://t.me/MykolaOleshchuk/89" text:style-name="Internet_20_link" text:visited-style-name="Visited_20_Internet_20_Link">
reports</text:a>
Commander of the Air Force forces of Ukraine Lieutenant General Mykola Oleshchuk.</text:p>
      <text:p text:style-name="P4">
"Thank you to our anti -aircraft for another" alligator "in the Donetsk region today!" He wrote.</text:p>
      <text:p text:style-name="P4">
News Source: <text:a xlink:type="simple" xlink:href="https://armyinform.com.ua/2023/06/23/na-donechchyni-ukrayinski-zenitnyky-znyshhyly-shhe-odyn-vertolit-ka-52/" text:style-name="Internet_20_link" text:visited-style-name="Visited_20_Internet_20_Link">
https://armyinform.com.ua/2023/06/23/na-donechchyni-ukrayinski-zenitnyky-znyshhyly-shhe-odyn-vertolit-ka-52/</text:a>
</text:p>
      <!--NEWS-->
      <text:h text:style-name="P10" text:outline-level="1">
<text:span text:style-name="T4">
In Kupyansk direction the enemy got a powerful repel - Sergey Cherevaty</text:span>
</text:h>
      <text:p text:style-name="P4">
Author: ['АРМІЯINFORM']</text:p>
      <text:p text:style-name="P4">
Time: 2023-06-23T64:00:00-04:00</text:p>
      <text:p text:style-name="P4">
Description: At the front of the Kurkiyanskoye, the Vorog was smeared with the stormy of our positions,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cherevatyj-bahmut-2.jpg" text:style-name="Internet_20_link" text:visited-style-name="Visited_20_Internet_20_Link">
cherevatyj-bahmut-2.jpg</text:a>
']</text:p>
      <text:p text:style-name="P4">
Tags: ['ЄДИНІ НОВИНИ', 'ЛИМАНО-КУП’ЯНСЬКИЙ НАПРЯМОК', 'СЕРГІЙ ЧЕРЕВАТИЙ']</text:p>
      <text:p text:style-name="P4">
Category: News</text:p>
      <!--METADATA-->
      <text:p text:style-name="P4">
<draw:frame draw:style-name="fr1" draw:name="Image305" text:anchor-type="as-char" svg:width="6.9236in" svg:height="4.32725in" draw:z-index="0">
<draw:image xlink:href="../Images/AРМІЯINFORM/2023-06-23T64-00-00-04-00/cherevatyj-bahmut-2.jpg" xlink:type="simple" xlink:show="embed" xlink:actuate="onLoad" draw:mime-type="image/jpeg"/>
</draw:frame>
Colonel Sergey Cherevaty. Collage Armyinform</text:p>
      <text:p text:style-name="P4">
On the eve of the Kupyansk direction, the enemy tried to storm the positions of our Vivsk, but received a powerful repent. Russian troops here are losing, as evidenced by only 2 fighting clashes that took place in the last. A spokesman for the Armed Forces of Ukraine Colonel Sergey Cherevaty reported this on the broadcasting of the only news.</text:p>
      <ul>
        <li>
The invaders were somewhat more active near Liman. Here the enemy 535 times fired Ukrainian positions on barrel and jet artillery, and also made 13 Avhanalots. During the reflection of the enemy attacks, 31, the invader was destroyed and 67 for the wounded, - said Sergey Cherevaty.</li>
      </ul>
      <text:p text:style-name="P4">
According to the officer, our defenders destroyed the Russian T-72 tank, Hyacint-B howitzer, 82mm mortar and three trucks.</text:p>
      <text:p text:style-name="P4">
There was no fighting collision in the Bakhmut direction. However, the enemy made 4 Avhalts here and fired at the position of defense forces from various artillery systems 282 times. At the same time, the Ukrainian heroes conducted a countercatinic struggle. They managed to make 60 invaders, 141 invaders were injured and one was enthusiast. Also, our troops destroyed 7 howitzers, 2 self -propelled artillery, anti -tank gun "Rapira", Zala drone, 3 deposits and 2 team observation points.</text:p>
      <text:p text:style-name="P4">
Answering the journalist's questions about the secret of the success of the Ukrainian army, the officer reported that in addition to combat work, the troops also refer to training with the personnel of the units. For example, some fighters have foreign weapons, while others learn how to hit good enemy goals with drones.</text:p>
      <text:p text:style-name="P4">
News Source: <text:a xlink:type="simple" xlink:href="https://armyinform.com.ua/2023/06/23/na-kupyanskomu-napryamku-vorog-otrymav-potuzhnu-vidsich-sergij-cherevatyj/" text:style-name="Internet_20_link" text:visited-style-name="Visited_20_Internet_20_Link">
https://armyinform.com.ua/2023/06/23/na-kupyanskomu-napryamku-vorog-otrymav-potuzhnu-vidsich-sergij-cherevatyj/</text:a>
</text:p>
      <!--NEWS-->
      <text:h text:style-name="P10" text:outline-level="1">
<text:span text:style-name="T4">
Defense Ministers of Ukraine and Turkey discussed the further development of strategic partnership</text:span>
</text:h>
      <text:p text:style-name="P4">
Author: ['АРМІЯINFORM']</text:p>
      <text:p text:style-name="P4">
Time: 2023-06-23T65:00:00-04:00</text:p>
      <text:p text:style-name="P4">
Description: Minstro defense of Ukraine Oleksiy Reznikov Proviv to Kelezmov Zmovtrom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photo_5235698424295310514_x.jpg" text:style-name="Internet_20_link" text:visited-style-name="Visited_20_Internet_20_Link">
photo_5235698424295310514_x.jpg</text:a>
']</text:p>
      <text:p text:style-name="P4">
Tags: ['ГУМАНІТАРНА ДОПОМОГА', 'ОЛЕКСІЙ РЕЗНІКОВ', 'ОФІЦІЙНО', 'ТУРЕЧЧИНА', 'ЧОРНОМОРСЬКА ЗЕРНОВА ІНІЦІАТИВА']</text:p>
      <text:p text:style-name="P4">
Category: News</text:p>
      <!--METADATA-->
      <text:p text:style-name="P4">
<draw:frame draw:style-name="fr1" draw:name="Image306" text:anchor-type="as-char" svg:width="6.9236in" svg:height="3.953188in" draw:z-index="0">
<draw:image xlink:href="../Images/AРМІЯINFORM/2023-06-23T65-00-00-04-00/photo_5235698424295310514_x.jpg" xlink:type="simple" xlink:show="embed" xlink:actuate="onLoad" draw:mime-type="image/jpeg"/>
</draw:frame>
The Minister of Defense of Ukraine Oleksiy Reznikov conducted a telephone conversation with Turkey's Ministers' Defense Yashar Guler and thanked him for the humanitarian aid and leadership in the Grain Initiative.</text:p>
      <text:p text:style-name="P4">
Alexei Reznikov wrote about it in <text:a xlink:type="simple" xlink:href="https://twitter.com/oleksiireznikov/status/1671912720906571776" text:style-name="Internet_20_link" text:visited-style-name="Visited_20_Internet_20_Link">
Twitter</text:a>
.</text:p>
      <text:p text:style-name="P4">
«Мав змістовну розмову з міністром національної оборони Туреччини генераломЯшаром Гюлером. У цей важкий час, коли Україна протистоїть російській агресії,ми вдячні Республіці Туреччина за гуманітарну допомогу. Ми вдячні Туреччині залідерство у Чорноморській зерновій ініціативі», — повідомив глава оборонноговідомства України.</text:p>
      <text:p text:style-name="P4">
Олексій Резніков зазначив, що сподіваємося на подальший двосторонній розвитокстратегічного партнерства та поглиблення співпраці з метою відновленнярегіональної безпеки та стабільності.</text:p>
      <text:p text:style-name="P4">
News Source: <text:a xlink:type="simple" xlink:href="https://armyinform.com.ua/2023/06/23/ministry-oborony-ukrayiny-ta-turechchyny-obgovoryly-podalshyj-rozvytok-strategichnogo-partnerstva/" text:style-name="Internet_20_link" text:visited-style-name="Visited_20_Internet_20_Link">
https://armyinform.com.ua/2023/06/23/ministry-oborony-ukrayiny-ta-turechchyny-obgovoryly-podalshyj-rozvytok-strategichnogo-partnerstva/</text:a>
</text:p>
      <!--NEWS-->
      <text:h text:style-name="P10" text:outline-level="1">
<text:span text:style-name="T4">
The invaders want to destroy Ukrainian ships - evidence of criminal temporary occupation of Crimea</text:span>
</text:h>
      <text:p text:style-name="P4">
Author: ['Володимир Віват']</text:p>
      <text:p text:style-name="P4">
Time: 2023-06-23T66:00:00-04:00</text:p>
      <text:p text:style-name="P4">
Description: Port Plan of Utilizuvati Ukrainian Vіsyskovsky, Seekled PID Timchasovo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ilyustratyvne-foto-1-e1687523147353.jpg" text:style-name="Internet_20_link" text:visited-style-name="Visited_20_Internet_20_Link">
ilyustratyvne-foto-1-e1687523147353.jpg</text:a>
', '<text:a xlink:type="simple" xlink:href="https://armyinform.com.ua/wp-content/uploads/2023/06/andrij-ryzhenko.jpeg" text:style-name="Internet_20_link" text:visited-style-name="Visited_20_Internet_20_Link">
andrij-ryzhenko.jpeg</text:a>
']</text:p>
      <text:p text:style-name="P4">
Tags: []</text:p>
      <text:p text:style-name="P4">
Category: News</text:p>
      <!--METADATA-->
      <text:p text:style-name="P4">
<draw:frame draw:style-name="fr1" draw:name="Image307" text:anchor-type="as-char" svg:width="6.9236in" svg:height="4.825539in" draw:z-index="0">
<draw:image xlink:href="../Images/AРМІЯINFORM/2023-06-23T66-00-00-04-00/ilyustratyvne-foto-1-e1687523147353.jpg" xlink:type="simple" xlink:show="embed" xlink:actuate="onLoad" draw:mime-type="image/jpeg"/>
</draw:frame>
The invaders plan to dispose of Ukrainian warships captured under the frequent occupation of the Autonomous Republic of Crimea in 2014. An expert of the Central Development Strategies of the 1st rank in stock Andrey Ryzhenko told about the possible causes and inevitable consequences of such actions.</text:p>
      <ul>
        <li>
We are tracking this situation at the Center for Defense Strategies. About two weeks ago, satellite images became known that the invaders removed our ships from the shooting room, which stood there in their full -time places before temporary records, and dragged them to the end of the Sevastopol bay to Inkerman. .</li>
      </ul>
      <text:p text:style-name="P4">
<draw:frame draw:style-name="fr1" draw:name="Image308" text:anchor-type="as-char" svg:width="6.9236in" svg:height="4.015393in" draw:z-index="0">
<draw:image xlink:href="../Images/AРМІЯINFORM/2023-06-23T66-00-00-04-00/andrij-ryzhenko.jpeg" xlink:type="simple" xlink:show="embed" xlink:actuate="onLoad" draw:mime-type="image/jpeg"/>
</draw:frame>
We are talking about Corvettes "Lutsk" and "Khmelnitsky", Marine Talshchi "Cherkasy" and "Chernihiv", Kherson training ship.</text:p>
      <text:p text:style-name="P4">
According to the expert, recently in the Russian media the occupiers officially reported that the Russian command decided to dispose of Ukrainian military ships captured in 2014.</text:p>
      <ul>
        <li>
I think that the Russians were robbed well before. These ships are of a rather respected age, they needed a certain technical regulation. They should be conducted daily, weekly, monthly reviews, which have not been performed for nine years - since the temporary occupation of the Autonomous Republic of Crimea. So it is difficult to evaluate the technical condition of these ships now, - said Ryzhenko.</li>
      </ul>
      <text:p text:style-name="P4">
He suggested that perhaps the invaders kept these ships by this time by the demand of the realization of certain propaganda goals. Currently, such a step -offs are trying to extend the idea of making certain radical decisions of Ukrainian property in the Crimea, they say that we were able to capture these ships.</text:p>
      <text:p text:style-name="P4">
Such actions are uniquely related to the intensification of hostilities in the east and south of Ukraine, an increase in the number of weapons that Ukraine has begun to use the populus -based factories, including Sevastopol, as well as the seizure of Russians that we can regain these ships in armed.</text:p>
      <text:p text:style-name="P4">
News Source: <text:a xlink:type="simple" xlink:href="https://armyinform.com.ua/2023/06/23/zagarbnyky-hochut-znyshhyty-ukrayinski-korabli-dokazy-zlochynnoyi-tymchasovoyi-okupacziyi-krymu/" text:style-name="Internet_20_link" text:visited-style-name="Visited_20_Internet_20_Link">
https://armyinform.com.ua/2023/06/23/zagarbnyky-hochut-znyshhyty-ukrayinski-korabli-dokazy-zlochynnoyi-tymchasovoyi-okupacziyi-krymu/</text:a>
</text:p>
      <!--NEWS-->
      <text:h text:style-name="P10" text:outline-level="1">
<text:span text:style-name="T4">
The Coordination Headquarters took place on the facts of violation of the Russian Federation of requirements of international humanitarian law</text:span>
</text:h>
      <text:p text:style-name="P4">
Author: ['АРМІЯINFORM']</text:p>
      <text:p text:style-name="P4">
Time: 2023-06-23T67:00:00-04:00</text:p>
      <text:p text:style-name="P4">
Description: At the coordinating headquarters of Pywan, Narada was picked by the wrande, on ... the war with Ukraine 2022, the war with Ukraine is the latest news today, the News War with Ukraine 2022 is the last to today, whether there will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628ae154-71f6-4dcd-93a8-9399beb00a35.jpg" text:style-name="Internet_20_link" text:visited-style-name="Visited_20_Internet_20_Link">
628ae154-71f6-4dcd-93a8-9399beb00a35.jpg</text:a>
']</text:p>
      <text:p text:style-name="P4">
Tags: ['АГРЕСІЯ РФ', 'КООРДИНАЦІЙНИЙ ШТАБ З ПИТАНЬ ПОВОДЖЕННЯ З ВІЙСЬКОВОПОЛОНЕНИМИ', 'МКЧХ']</text:p>
      <text:p text:style-name="P4">
Category: News</text:p>
      <!--METADATA-->
      <text:p text:style-name="P4">
<draw:frame draw:style-name="fr1" draw:name="Image309" text:anchor-type="as-char" svg:width="6.9236in" svg:height="4.615733in" draw:z-index="0">
<draw:image xlink:href="../Images/AРМІЯINFORM/2023-06-23T67-00-00-04-00/628ae154-71f6-4dcd-93a8-9399beb00a35.jpg" xlink:type="simple" xlink:show="embed" xlink:actuate="onLoad" draw:mime-type="image/jpeg"/>
</draw:frame>
The Coordination Headquarters on the Defense of Prisoners of Pursuing took place, which considered the facts of violation of the requirements of international humanitarian law by the Russian authorities during the maintenance of prisoners of war. The meeting was held on the initiative of the Human Rights Organization of the Center for Civil Liberties, which presented the analytical certificate of "Problem and civilians in Russian captivity".</text:p>
      <text:p text:style-name="P4">
About it <text:a xlink:type="simple" xlink:href="https://t.me/Koord_shtab/1306" text:style-name="Internet_20_link" text:visited-style-name="Visited_20_Internet_20_Link">
reports</text:a>
Coordinating headquarters of prisoners of war.</text:p>
      <text:p text:style-name="P4">
During the meeting, they discussed the main facts of Russia's violations of international humanitarian law and possible mechanisms for solving related issues and bringing those offenses responsible for committing those offenses.</text:p>
      <text:p text:style-name="P4">
The coordination staff representative noted that the headquarters possesses the information of the lament of both in the territory of the Russian Federation and in the temporary -corresponding Ukrainian territories, as well as the conditions of maintenance, acts, torture, torture and improper treatment of prisoners. These are not random actions, but a systemic.</text:p>
      <text:p text:style-name="P4">
The representative of the Center for Civil Liberties presented the main provisions of the agent "Problems of prisoners of war and civilians in Russian". He emphasized the need to prepare and submit on behalf of Ukraine to the International Court of Ukraine for violation of the requirements of international humanitarian law by the Russian authorities.</text:p>
      <text:p text:style-name="P4">
The Commissioner of the Verkhovna Rada of Ukraine on Human Rights has focused on the preparation of the corresponding expert materials and their transfer to international organizations.</text:p>
      <text:p text:style-name="P4">
A representative of the International Committee of the Red Cross assured that the ICCH is reminiscent of their obligations to comply with the rules of international humanitarian law, in particular, the conditions of detention.</text:p>
      <text:p text:style-name="P4">
"We have been able to access part of the places of deduction," he said. "Unfortunately, many of our expectations have been met."</text:p>
      <text:p text:style-name="P4">
The UN representative in Ukraine reported that more than 90% of those released from the Polyanian and civilian hostages they communicated with those or other species of torture.</text:p>
      <text:p text:style-name="P4">
"We have to work out a common strategy to solve this problem," the secretary of the coordination headquarters was summed up by Brigadny General Dmitry Usov. "Una is sufficient evidence that Russia violates the rules of international humanitarian law."</text:p>
      <text:p text:style-name="P4">
News Source: <text:a xlink:type="simple" xlink:href="https://armyinform.com.ua/2023/06/23/u-koordynaczijnomu-shtabi-vidbulas-narada-shhodo-faktiv-porushennya-rf-vymog-mizhnarodnogo-gumanitarnogo-prava/" text:style-name="Internet_20_link" text:visited-style-name="Visited_20_Internet_20_Link">
https://armyinform.com.ua/2023/06/23/u-koordynaczijnomu-shtabi-vidbulas-narada-shhodo-faktiv-porushennya-rf-vymog-mizhnarodnogo-gumanitarnogo-prava/</text:a>
</text:p>
      <!--NEWS-->
      <text:h text:style-name="P10" text:outline-level="1">
<text:span text:style-name="T4">
Aggression protection requires collective and solidarity efforts - President of Ukraine</text:span>
</text:h>
      <text:p text:style-name="P4">
Author: ['АРМІЯINFORM']</text:p>
      <text:p text:style-name="P4">
Time: 2023-06-23T68:00:00-04:00</text:p>
      <text:p text:style-name="P4">
Description: President of Ukraine Volodymyr Zelensky Vyzhanski, Schist VID Aggrean requires Kolentic ... War with Ukraine 2022, War with Ukraine Latest News Today, News War with Ukraine 2022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photo_5237687672758192063_y.jpg" text:style-name="Internet_20_link" text:visited-style-name="Visited_20_Internet_20_Link">
photo_5237687672758192063_y.jpg</text:a>
', '<text:a xlink:type="simple" xlink:href="https://armyinform.com.ua/wp-content/uploads/2023/06/photo_5237687672758192058_y-150x150.jpg" text:style-name="Internet_20_link" text:visited-style-name="Visited_20_Internet_20_Link">
photo_5237687672758192058_y-150x150.jpg</text:a>
', '<text:a xlink:type="simple" xlink:href="https://armyinform.com.ua/wp-content/uploads/2023/06/photo_5237687672758192060_y-150x150.jpg" text:style-name="Internet_20_link" text:visited-style-name="Visited_20_Internet_20_Link">
photo_5237687672758192060_y-150x150.jpg</text:a>
', '<text:a xlink:type="simple" xlink:href="https://armyinform.com.ua/wp-content/uploads/2023/06/photo_5237687672758192062_y-150x150.jpg" text:style-name="Internet_20_link" text:visited-style-name="Visited_20_Internet_20_Link">
photo_5237687672758192062_y-150x150.jpg</text:a>
', '<text:a xlink:type="simple" xlink:href="https://armyinform.com.ua/wp-content/uploads/2023/06/photo_5237687672758192067_y-150x150.jpg" text:style-name="Internet_20_link" text:visited-style-name="Visited_20_Internet_20_Link">
photo_5237687672758192067_y-150x150.jpg</text:a>
']</text:p>
      <text:p text:style-name="P4">
Tags: ['ВІЙНА', 'ВОЛОДИМИР ЗЕЛЕНСЬКИЙ', 'ПРЕЗИДЕНТ УКРАЇНИ']</text:p>
      <text:p text:style-name="P4">
Category: News</text:p>
      <!--METADATA-->
      <text:p text:style-name="P4">
<draw:frame draw:style-name="fr1" draw:name="Image310" text:anchor-type="as-char" svg:width="6.9236in" svg:height="4.608521in" draw:z-index="0">
<draw:image xlink:href="../Images/AРМІЯINFORM/2023-06-23T68-00-00-04-00/photo_5237687672758192063_y.jpg" xlink:type="simple" xlink:show="embed" xlink:actuate="onLoad" draw:mime-type="image/jpeg"/>
</draw:frame>
President of Ukraine Volodymyr Zelensky believes that protection against aggression needs collective and solidarity.</text:p>
      <text:p text:style-name="P4">
About this <text:a xlink:type="simple" xlink:href="https://t.me/V_Zelenskiy_official/6688" text:style-name="Internet_20_link" text:visited-style-name="Visited_20_Internet_20_Link">
it is referred</text:a>
In his telegram channel.</text:p>
      <text:p text:style-name="P4">
"The world passed through various wars, and that more war was destroyed, and more than the understanding: protection against aggression and prevention of aggression, they have made efforts - it is collective and solidarity," the head of state wrote.</text:p>
      <text:p text:style-name="P4">
<text:a xlink:type="simple" xlink:href="https://armyinform.com.ua/wp-content/uploads/2023/06/photo_5237687672758192058_y.jpg" text:style-name="Internet_20_link" text:visited-style-name="Visited_20_Internet_20_Link">
!(Images/AРМІЯINFORM/2023-06-23T68-00-00-04-00/photo_5237687672758192058_y-150x150.jpg)</text:a>
</text:p>
      <text:p text:style-name="P4">
<text:a xlink:type="simple" xlink:href="https://armyinform.com.ua/wp-content/uploads/2023/06/photo_5237687672758192060_y.jpg" text:style-name="Internet_20_link" text:visited-style-name="Visited_20_Internet_20_Link">
<draw:frame draw:style-name="fr1" draw:name="Image311" text:anchor-type="as-char" svg:width="6.9236in" svg:height="6.9236in" draw:z-index="0">
<draw:image xlink:href="../Images/AРМІЯINFORM/2023-06-23T68-00-00-04-00/photo_5237687672758192060_y-150x150.jpg" xlink:type="simple" xlink:show="embed" xlink:actuate="onLoad" draw:mime-type="image/jpeg"/>
</draw:frame>
</text:a>
</text:p>
      <text:p text:style-name="P4">
<text:a xlink:type="simple" xlink:href="https://armyinform.com.ua/wp-content/uploads/2023/06/photo_5237687672758192062_y.jpg" text:style-name="Internet_20_link" text:visited-style-name="Visited_20_Internet_20_Link">
<draw:frame draw:style-name="fr1" draw:name="Image312" text:anchor-type="as-char" svg:width="6.9236in" svg:height="6.9236in" draw:z-index="0">
<draw:image xlink:href="../Images/AРМІЯINFORM/2023-06-23T68-00-00-04-00/photo_5237687672758192062_y-150x150.jpg" xlink:type="simple" xlink:show="embed" xlink:actuate="onLoad" draw:mime-type="image/jpeg"/>
</draw:frame>
</text:a>
</text:p>
      <text:p text:style-name="P4">
<text:a xlink:type="simple" xlink:href="https://armyinform.com.ua/wp-content/uploads/2023/06/photo_5237687672758192067_y.jpg" text:style-name="Internet_20_link" text:visited-style-name="Visited_20_Internet_20_Link">
<draw:frame draw:style-name="fr1" draw:name="Image313" text:anchor-type="as-char" svg:width="6.9236in" svg:height="6.9236in" draw:z-index="0">
<draw:image xlink:href="../Images/AРМІЯINFORM/2023-06-23T68-00-00-04-00/photo_5237687672758192067_y-150x150.jpg" xlink:type="simple" xlink:show="embed" xlink:actuate="onLoad" draw:mime-type="image/jpeg"/>
</draw:frame>
</text:a>
</text:p>
      <text:p text:style-name="P4">
News Source: <text:a xlink:type="simple" xlink:href="https://armyinform.com.ua/2023/06/23/zahyst-ta-zapobigannya-agresiyi-potrebuye-kolektyvnyh-i-solidarnyh-zusyl-prezydent-ukrayiny/" text:style-name="Internet_20_link" text:visited-style-name="Visited_20_Internet_20_Link">
https://armyinform.com.ua/2023/06/23/zahyst-ta-zapobigannya-agresiyi-potrebuye-kolektyvnyh-i-solidarnyh-zusyl-prezydent-ukrayiny/</text:a>
</text:p>
      <!--NEWS-->
      <text:h text:style-name="P10" text:outline-level="1">
<text:span text:style-name="T4">
Switzerland provides Ukraine with more than $ 1.3 million for demining equipment</text:span>
</text:h>
      <text:p text:style-name="P4">
Author: ['АРМІЯINFORM']</text:p>
      <text:p text:style-name="P4">
Time: 2023-06-23T69:00:00-04:00</text:p>
      <text:p text:style-name="P4">
Description: Switzeriye is pretended to be Ukrainian Teriter, for the Central Country of Country to transmit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digger_d-250_1.jpg" text:style-name="Internet_20_link" text:visited-style-name="Visited_20_Internet_20_Link">
digger_d-250_1.jpg</text:a>
']</text:p>
      <text:p text:style-name="P4">
Tags: ['ГУМАНІТАРНЕ РОЗМІНУВАННЯ', 'ДОПОМОГА ПАРТНЕРІВ', 'МАШИНА ДЛЯ РОЗМІНУВАННЯ', 'МІЖНАРОДНА ПІДТРИМКА УКРАЇНИ', 'СВІТ ПІДТРИМУЄ УКРАЇНУ', 'ШВЕЙЦАРІЯ']</text:p>
      <text:p text:style-name="P4">
Category: News</text:p>
      <!--METADATA-->
      <text:p text:style-name="P4">
<draw:frame draw:style-name="fr1" draw:name="Image314" text:anchor-type="as-char" svg:width="6.9236in" svg:height="4.615733in" draw:z-index="0">
<draw:image xlink:href="../Images/AРМІЯINFORM/2023-06-23T69-00-00-04-00/digger_d-250_1.jpg" xlink:type="simple" xlink:show="embed" xlink:actuate="onLoad" draw:mime-type="image/jpeg"/>
</draw:frame>
Illustrative photo</text:p>
      <text:p text:style-name="P4">
Switzerland will help Ukraine with territorial demining, for this purpose the country will transmit a special remote controlled machine from Swiss Digger Foundation and will train for specialists.</text:p>
      <text:p text:style-name="P4">
About this <text:a xlink:type="simple" xlink:href="https://www.admin.ch/gov/en/start/documentation/media-releases.msg-id-95904.html" text:style-name="Internet_20_link" text:visited-style-name="Visited_20_Internet_20_Link">
it is referred</text:a>
On the Swiss Government's website.</text:p>
      <text:p text:style-name="P4">
Demining equipment is a remote controlled caterpillar machine with a small bulldozer. It can destroy or undermine anti -personnel impous immigrants, making them harmless.</text:p>
      <text:p text:style-name="P4">
In addition to miners, Switzerland also provides Ukraine with a truck, a trailer and a set of spare parts for three years **. Ukrainian experts will also study on the site experts from the Digger Foundation.</text:p>
      <text:p text:style-name="P4">
The entire assistance package of about 1.2 million Swiss francs(more than $ 1.3 million)They will finance Switzerland's armed forces.</text:p>
      <text:p text:style-name="P4">
"The transmission of the sapper machine and training is scheduled for September," - says the presentation.</text:p>
      <text:p text:style-name="P4">
Since the summer of Last year, Switzerland, together with the Geneva International Centrumanitarian Demand, has also been trained for Ukrainian humanitarian experts **.</text:p>
      <text:p text:style-name="P4">
The training courses are held within the framework of the Partnership for Peace Program. The costs of participants for travel and accommodation are covered with Swiss armed forces.</text:p>
      <text:p text:style-name="P4">
Earlier Switzerland <text:a xlink:type="simple" xlink:href="https://armyinform.com.ua/2023/06/07/shvejczariya-zrobyla-krok-shhodo-reeksportu-zbroyi-dlya-ukrayiny-dmytro-kuleba/" text:style-name="Internet_20_link" text:visited-style-name="Visited_20_Internet_20_Link">
did</text:a>
The step of the dawn of weapons for Ukraine.</text:p>
      <text:p text:style-name="P4">
News Source: <text:a xlink:type="simple" xlink:href="https://armyinform.com.ua/2023/06/23/shvejczariya-nadaye-ukrayini-ponad-e12-mln-na-obladnannya-dlya-rozminuvannya/" text:style-name="Internet_20_link" text:visited-style-name="Visited_20_Internet_20_Link">
https://armyinform.com.ua/2023/06/23/shvejczariya-nadaye-ukrayini-ponad-e12-mln-na-obladnannya-dlya-rozminuvannya/</text:a>
</text:p>
      <!--NEWS-->
      <text:h text:style-name="P10" text:outline-level="1">
<text:span text:style-name="T4">
EU posts have agreed 11 a package of sanctions against Russia - External Intelligence Service</text:span>
</text:h>
      <text:p text:style-name="P4">
Author: ['АРМІЯINFORM']</text:p>
      <text:p text:style-name="P4">
Time: 2023-06-23T6:00:00-04:00</text:p>
      <text:p text:style-name="P4">
Description: About the Controlle -Service of the Callian Rosewoods of Ukraine at their own company Storinzi in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355496452_569477738708181_6574025600932992907_n.jpg" text:style-name="Internet_20_link" text:visited-style-name="Visited_20_Internet_20_Link">
355496452_569477738708181_6574025600932992907_n.jpg</text:a>
']</text:p>
      <text:p text:style-name="P4">
Tags: ['STOPRUSSIA', 'АГРЕСІЯ РФ', 'ВІЙНА', 'ВТОРГНЕННЯ РФ']</text:p>
      <text:p text:style-name="P4">
Category: News</text:p>
      <!--METADATA-->
      <text:p text:style-name="P4">
<draw:frame draw:style-name="fr1" draw:name="Image315" text:anchor-type="as-char" svg:width="6.9236in" svg:height="4.615733in" draw:z-index="0">
<draw:image xlink:href="../Images/AРМІЯINFORM/2023-06-23T6-00-00-04-00/355496452_569477738708181_6574025600932992907_n.jpg" xlink:type="simple" xlink:show="embed" xlink:actuate="onLoad" draw:mime-type="image/jpeg"/>
</draw:frame>
About it <text:a xlink:type="simple" xlink:href="https://www.facebook.com/SZRUkraine/posts/pfbid02DJCpmHRTT32EUigFLAhetmqf5kd4gieLAzQRUkStFjU6wMcgp4Mq9QCrFyCkTUFEl" text:style-name="Internet_20_link" text:visited-style-name="Visited_20_Internet_20_Link">
reports</text:a>
Ukraine's external intelligence service on its official Facebook page.</text:p>
      <text:p text:style-name="P4">
The EU posts have agreed 11 a package of sanctions against Russia, which includes measures aimed at counteracting the bypass of sanctions and individual listings. In particular, 70 individuals and 30 legal entities were also banned, and the septications of Russian trailers and the transportation of oil by the Southern branching pipeline "Druzhba" - the only one through which Russian oil enters Europe.</text:p>
      <text:p text:style-name="P4">
The European Union will propose to use frozen Russian assets before entering the summer holidays, - said the Head of the European Commission Ursula Lyayen Funder at the International Conference on Recovery of Ukraine.</text:p>
      <text:p text:style-name="P4">
By September, the European Union will approve the list of dual -use technologies, the exports of which will be restricted to all unfriendly countries, and, above all, to Russia.</text:p>
      <text:p text:style-name="P4">
The American Transnational Company Cisco, which produces network equipment software products, closes its subsidiary "Siskosistms" on the Russian Federation.</text:p>
      <text:p text:style-name="P4">
According to recent studies of business activity of Russian entities small entrepreneurship, in May sales collapsed to the summer level of 2021, and 84 % of 1,800 surveyed entrepreneurs were declared negative dynamics. 29 %.</text:p>
      <text:p text:style-name="P4">
Small and medium -sized businesses in the Russian Federation becomes increasingly difficult to get loans for their activity: in May, only 25 % had positive financial decisions. Negativeamics of credit availability is observed both in the field of services and and II.</text:p>
      <text:p text:style-name="P4">
In 65 regions of Russia there are not enough hematologists; According to the latest research, in 2021 there were only 448 hematologists on the Russian Federation - an average of five doctors for each federal subject of(In fact, there are no such experts at all). Дефіцит гематологів первинноїланки становить 40 %.</text:p>
      <text:p text:style-name="P4">
госдума схвалила у першому читанні законопроєкт про запровадження длязабудовників ПДВ у 20 % під час продажу апартаментів і це незважаючи на те, щозабудовники скаржаться на те, що на ринку відбувається падіння попиту черезпостійне зростання цін на таку нерухомість.</text:p>
      <text:p text:style-name="P4">
For a year and a half in Russia, the cost of housing in new buildings went up by 50 %.</text:p>
      <text:p text:style-name="P4">
The Prosecutor General's Office of the Russian Federation recognized the activity of the International Natural Organization "World Nature Fund" in Russia.(WWF), which has been recognized on a rhin agent and which is allegedly "a threat to security in the economic sphere."</text:p>
      <text:p text:style-name="P4">
Since July 3, the Lithuanian Customs Customs officer strengthens the order of freight transit of 57 groups of goods by the territory of Belarus and Russia. Production is used under the strengthening of transit control, which is used "for military purposes or increasing the power of the Russian industry."</text:p>
      <text:p text:style-name="P4">
According to the “Consignment of Zhelezhnorozhnikov Belarusii”, since the beginning of the year, the “Belorusky expensive expensive” utilities were unjustified by employees by 996 people. This year, the railway will have to pay 300 million rubles.</text:p>
      <text:p text:style-name="P4">
In Belarus, the refined oil of three Russian brands "Alia", "Mirra" and "Hotkoff" was removed from the sale of refined oil. Experts have determined that the content of harmful fat products in them has been exceeded several times, and the products themselves cannot bedestated as the one for which it is issued.</text:p>
      <text:p text:style-name="P4">
Belarusian athletes will not participate in the Fencing World Cup for Fencing Fencing because of the leading fencing officers of the country.</text:p>
      <text:p text:style-name="P4">
News Source: <text:a xlink:type="simple" xlink:href="https://armyinform.com.ua/2023/06/23/postpredy-yevrosoyuzu-pogodyly-11-paket-sankczij-proty-rosiyi-sluzhba-zovnishnoyi-rozvidky/" text:style-name="Internet_20_link" text:visited-style-name="Visited_20_Internet_20_Link">
https://armyinform.com.ua/2023/06/23/postpredy-yevrosoyuzu-pogodyly-11-paket-sankczij-proty-rosiyi-sluzhba-zovnishnoyi-rozvidky/</text:a>
</text:p>
      <!--NEWS-->
      <text:h text:style-name="P10" text:outline-level="1">
<text:span text:style-name="T4">
Vereshchuk about the risks of the ZPP: not to be afraid of Russians, but their cephalopods</text:span>
</text:h>
      <text:p text:style-name="P4">
Authors: Ukrinform (Person)</text:p>
      <text:p text:style-name="P4">
Publisher: Укринформ (Organization)</text:p>
      <text:p text:style-name="P4">
Published Time: 2023-06-23T6:24:00+03:00</text:p>
      <text:p text:style-name="P4">
Modified Time: 2023-06-23T22:24:00+03:00</text:p>
      <text:p text:style-name="P4">
Description: Viceremier-Minister-Minister for Reintegration of Temporarily Occupied Territories Irina Vereshchuk, commenting on the likelihood of a terrorist act on the Zaporizhzhya nuclear power plant by Russia, noted that anything from the aggressor country can be expected. - Ukrinform.</text:p>
      <text:p text:style-name="P4">
Images: ['<text:a xlink:type="simple" xlink:href="https://static.ukrinform.com/photos/2023_01/thumb_files/630_360_1673897824-865.png" text:style-name="Internet_20_link" text:visited-style-name="Visited_20_Internet_20_Link">
630_360_16738...</text:a>
']</text:p>
      <text:p text:style-name="P4">
Tags: ['Верещук', 'Запорізька АЕС', 'Війна з Росією']</text:p>
      <text:p text:style-name="P4">
Type: Article</text:p>
      <!--METADATA-->
      <text:p text:style-name="P4">
<draw:frame draw:style-name="fr1" draw:name="Image316" text:anchor-type="as-char" svg:width="6.9236in" svg:height="3.956343in" draw:z-index="0">
<draw:image xlink:href="../Images/yкринформ/2023-06-23T6-24-00-03-00/630_360_1673897824-865.png" xlink:type="simple" xlink:show="embed" xlink:actuate="onLoad" draw:mime-type="image/png"/>
</draw:frame>
Viceremier-Minister-Minister of Reintegration of the Temporarily Occupied Terminory Irina Vereshchuk, commenting on the likelihood of arranging a terrorist act at the Zaporizhzhya nuclear power plant, noted that from the country-aggressor can be expected.</text:p>
      <text:p text:style-name="P4">
She wrote about it in <text:a xlink:type="simple" xlink:href="https://t.me/vereshchuk_iryna/1945" text:style-name="Internet_20_link" text:visited-style-name="Visited_20_Internet_20_Link">
telegram</text:a>
, reports Ukrinform.</text:p>
      <text:p text:style-name="P4">
“Many people ask me now. Are the risks and what to do with our lugs? During a full -scale war, different. From the Russians you can look at anything. They live and think differently than the civilized world. It is not necessary to see them, but their cephalopods. Although, the instinct of self -preservation is available, ”Vereshchuk wrote.</text:p>
      <text:p text:style-name="P4">
<text:span text:style-name="T4">
 Read also: </text:span>
 <text:span text:style-name="T4">
 [Kyslytsya urged the world to take the threatening terror to the ZPP] seriously](https://www.ukrinform.ua/rubric-ato/3726957-kislica-zaklikav-svit-serjozno-postavitisa-do-zagrozi-adernogo-teroru-na-zaes.html)</text:span>
</text:p>
      <text:p text:style-name="P4">
She recalled that last year the invaders fled from the Chernobyl NPP. She emphasized that the incident on the ZPP would be a global problem for all, including the Russians.</text:p>
      <text:p text:style-name="P4">
“I think they feel it despite the sawdust in their heads. Not from a good life, Alaza This time we gained a unique experience of crisis response to man -made tagumanitarian challenges. There is no such experience in the world now, ”the Viceremer -Minister emphasized.</text:p>
      <text:p text:style-name="P4">
<text:span text:style-name="T4">
 Read also: </text:span>
 <text:span text:style-name="T4">
 <text:a xlink:type="simple" xlink:href="https://www.ukrinform.ua/rubric-economy/3726783-mozlivij-rosijskij-terakt-na-zaes-cim-ce-zagrozue-ukraini-evropi-j-samij-rosii.html" text:style-name="Internet_20_link" text:visited-style-name="Visited_20_Internet_20_Link">
possible Russian terrorist attack at the ZPP: what is threatening Ukraine, Europe and Russia itself</text:a>
</text:span>
</text:p>
      <text:p text:style-name="P4">
The head of the Ministry of Reintegration called on Ukrainians to trust the official information of the respective bodies. The Ministry of Internal Affairs, SES, MOH and others know their business.</text:p>
      <text:p text:style-name="P4">
"What shall I do? Live. In your place to do your job: calm, daily. Care for children. Also, to help people close to: sensitively and sincerely, ”Vereshchuk advised.</text:p>
      <text:p text:style-name="P4">
<text:span text:style-name="T4">
 Read also: </text:span>
 <text:span text:style-name="T4">
 <text:a xlink:type="simple" xlink:href="https://www.ukrinform.ua/rubric-economy/3726662-fiksuetsa-neznacne-znizenna-rivna-vodi-u-stavkuoholodzuvaci-zaes-energoatom.html" text:style-name="Internet_20_link" text:visited-style-name="Visited_20_Internet_20_Link">
a slight decrease in water levels in the ZPEP Collist - Energoatom</text:a>
</text:span>
</text:p>
      <text:p text:style-name="P4">
As it was reported, President Volodymyr Zelenskyy stated that the Russian Federation is considering the scenario of the arrangement of a terrorist act at the Zaporizhzhya atomic power plant and prepared everything for it.</text:p>
      <text:p text:style-name="P4">
News Source: <text:a xlink:type="simple" xlink:href="https://www.ukrinform.ua/rubric-ato/3727008-veresuk-pro-riziki-na-zaes-boatis-treba-ne-rosian-a-ihnogo-golovotapstva.html" text:style-name="Internet_20_link" text:visited-style-name="Visited_20_Internet_20_Link">
https://www.ukrinform.ua/rubric-ato/3727008-veresuk-pro-riziki-na-zaes-boatis-treba-ne-rosian-a-ihnogo-golovotapstva.html</text:a>
</text:p>
      <!--NEWS-->
      <text:h text:style-name="P10" text:outline-level="1">
<text:span text:style-name="T4">
In Kiev, the participants of the Transformation Program of the Armed Forces took place</text:span>
</text:h>
      <text:p text:style-name="P4">
Author: ['АРМІЯINFORM']</text:p>
      <text:p text:style-name="P4">
Time: 2023-06-23T70:00:00-04:00</text:p>
      <text:p text:style-name="P4">
Description: Days of the Truna of Tridzit Ofіtsev Tu General Headquarters of the Zbroyni forces of Ukraine,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355859183_61046.jpg" text:style-name="Internet_20_link" text:visited-style-name="Visited_20_Internet_20_Link">
355859183_61046.jpg</text:a>
']</text:p>
      <text:p text:style-name="P4">
Tags: ['ГШ ЗСУ', 'КИЄВО-МОГИЛЯНСЬКА АКАДЕМІЯ', 'ТРАНСФОРМАЦІЯ ЗСУ']</text:p>
      <text:p text:style-name="P4">
Category: News</text:p>
      <!--METADATA-->
      <text:p text:style-name="P4">
<draw:frame draw:style-name="fr1" draw:name="Image317" text:anchor-type="as-char" svg:width="6.9236in" svg:height="4.615733in" draw:z-index="0">
<draw:image xlink:href="../Images/AРМІЯINFORM/2023-06-23T70-00-00-04-00/355859183_61046.jpg" xlink:type="simple" xlink:show="embed" xlink:actuate="onLoad" draw:mime-type="image/jpeg"/>
</draw:frame>
The other day, more than thirty officers and generals of the General Staff of Armed Forces, scientists and heads of departments, employees of the National University of Defense of Ukraine received certificates on the results of exercises organized with the support of the Government of Canada, together with specialists Mohyla strategic agency.</text:p>
      <text:p text:style-name="P4">
About it <text:a xlink:type="simple" xlink:href="https://www.facebook.com/GeneralStaff.ua/posts/pfbid0ZrTFBW3RZyD5nJ1nQHVZdMUdmqXRdn6Fxyw2XTJpvEoZmgJbhE1PXwygcXqmUwXbl" text:style-name="Internet_20_link" text:visited-style-name="Visited_20_Internet_20_Link">
reports</text:a>
The General Staff of the Armed Forces.</text:p>
      <text:p text:style-name="P4">
The key aspects of the creation of a new, NATO troops of the Armed Forces of Ukraine, which were considered within the framework of the program, were opened by the Deputy Head of the Armed Forces of the Armed Forces of Ukraine Major-General Vladimir Koval. He outlined the vision, mission, values of the Armed Forces of Ukraine of a new format, key capabilities of the Armed Forces and the order of integration of their components in a multi -nomenized space.</text:p>
      <text:p text:style-name="P4">
The completion of the participants of the project was greeted by General Rob Foster, the Attachment of Defense of Canada in Ukraine. Having noted the great interest of the command of the Armed Forces of Ukraine in mastering with new knowledge and skills, he was assumed that the development of the cases they received will be carried out independently, during the conduct of real fighting on the liberation of the territory of Ukraine.</text:p>
      <text:p text:style-name="P4">
The head of the strategic programs for the top management of the safety sector of Ukraine, the manager of the Mohyla Strategic Agency of Panigelen Savruk, emphasized that communication during the implementation of the program by integrals and participants was constructive and interested, sometimes sharp, but productive.</text:p>
      <text:p text:style-name="P4">
"The curriculum is fully implemented, but life constantly makes adjustments to the study, so we hope for a fruitful continuation of cooperation," she said.</text:p>
      <text:p text:style-name="P4">
Participants of the exercise noted that developments born in similar projects should become the basis of a new new type of Ukrainian army, and the beginning of reform is already entrusted.</text:p>
      <text:p text:style-name="P4">
News Source: <text:a xlink:type="simple" xlink:href="https://armyinform.com.ua/2023/06/23/u-kyyevi-vidbuvsya-vypusk-uchasnykiv-navchalnoyi-programy-transformacziya-zsu/" text:style-name="Internet_20_link" text:visited-style-name="Visited_20_Internet_20_Link">
https://armyinform.com.ua/2023/06/23/u-kyyevi-vidbuvsya-vypusk-uchasnykiv-navchalnoyi-programy-transformacziya-zsu/</text:a>
</text:p>
      <!--NEWS-->
      <text:h text:style-name="P10" text:outline-level="1">
<text:span text:style-name="T4">
The 11th package of European sanctions against Russia came into force-Estonia Foreign Ministry</text:span>
</text:h>
      <text:p text:style-name="P4">
Author: ['АРМІЯINFORM']</text:p>
      <text:p text:style-name="P4">
Time: 2023-06-23T71:00:00-04:00</text:p>
      <text:p text:style-name="P4">
Description: Syogodnі, 23 worms, filling up the decor of the veneumnias Package of the Sanziy єs of the Russian Federation, Yaki Buv ... War with Ukraine 2022, War with Ukraine Latest News today, News War with Ukraine 2022 Last for today, will there be a war between Ukraine and Russia and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r-1.jpg" text:style-name="Internet_20_link" text:visited-style-name="Visited_20_Internet_20_Link">
r-1.jpg</text:a>
']</text:p>
      <text:p text:style-name="P4">
Tags: ['АНТИРОСІЙСЬКІ САНКЦІЇ', 'ЕСТОНІЯ', 'ЄВРОПЕЙСЬКИЙ СОЮЗ']</text:p>
      <text:p text:style-name="P4">
Category: News</text:p>
      <!--METADATA-->
      <text:p text:style-name="P4">
<draw:frame draw:style-name="fr1" draw:name="Image318" text:anchor-type="as-char" svg:width="6.9236in" svg:height="4.534279in" draw:z-index="0">
<draw:image xlink:href="../Images/AРМІЯINFORM/2023-06-23T71-00-00-04-00/r-1.jpg" xlink:type="simple" xlink:show="embed" xlink:actuate="onLoad" draw:mime-type="image/jpeg"/>
</draw:frame>
Today, on June 23, the eleventh package of EU sanctions against the Russian Federation, which was adopted on June 21, came into force.</text:p>
      <text:p text:style-name="P4">
About it <text:a xlink:type="simple" xlink:href="https://vm.ee/en/news/european-union-ramps-sanctions-against-russia" text:style-name="Internet_20_link" text:visited-style-name="Visited_20_Internet_20_Link">
reports</text:a>
Estonia's Ministry of Foreign Ministry press service.</text:p>
      <text:p text:style-name="P4">
"The European Union has approved a new package of sanctions to make restrictive measures against Russia more rigid by adding 87 enterprises to the enterprises of the industrial and industrial complex," the statement reads.</text:p>
      <text:p text:style-name="P4">
Estonian Foreign Minister Margus Tahkn said that Estonia of the Tai -European Union continue to work to make sanction maximally rigid and effective, as well as to influence the sectors, on which Russia is most dependent in financing its aggression against Ukraine.</text:p>
      <text:p text:style-name="P4">
He stressed that a new package of sanctions will limit Russia's ability to avoid sanctions that are already in force.</text:p>
      <text:p text:style-name="P4">
For the first time as a restraint measure, the package includes the expansion of the ban on exports to third countries through which sanctions are coming to Russia. In general, it allows to ban the export of dual -purpose goods of Tadeya goods related to the defense industry.</text:p>
      <text:p text:style-name="P4">
Earlier the posts of the European Union <text:a xlink:type="simple" xlink:href="https://armyinform.com.ua/2023/06/23/postpredy-yevrosoyuzu-pogodyly-11-paket-sankczij-proty-rosiyi-sluzhba-zovnishnoyi-rozvidky/" text:style-name="Internet_20_link" text:visited-style-name="Visited_20_Internet_20_Link">
agreed</text:a>
11th package of sanctions against Russia.</text:p>
      <text:p text:style-name="P4">
News Source: <text:a xlink:type="simple" xlink:href="https://armyinform.com.ua/2023/06/23/11-j-paket-yevropejskyh-sankczij-proty-rosiyi-nabuv-chynnosti-mzs-estoniyi/" text:style-name="Internet_20_link" text:visited-style-name="Visited_20_Internet_20_Link">
https://armyinform.com.ua/2023/06/23/11-j-paket-yevropejskyh-sankczij-proty-rosiyi-nabuv-chynnosti-mzs-estoniyi/</text:a>
</text:p>
      <!--NEWS-->
      <text:h text:style-name="P10" text:outline-level="1">
<text:span text:style-name="T4">
Native Chernobyl defenders were handed over to representatives of the coordination headquarters of the flag</text:span>
</text:h>
      <text:p text:style-name="P4">
Author: ['АРМІЯINFORM']</text:p>
      <text:p text:style-name="P4">
Time: 2023-06-23T72:00:00-04:00</text:p>
      <text:p text:style-name="P4">
Description: At the coordinating headquarters, Zustych Iz is sophisticated by the VISHICOVOVOVOVOVIV, Yaki ... War with Ukraine 2022, war with Ukraine Latest news today, News War with Ukraine 2022 Last for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d6eb2468-c795-4f5f-b9d4-6ccbd3635343.jpg" text:style-name="Internet_20_link" text:visited-style-name="Visited_20_Internet_20_Link">
d6eb2468-c795-4f5f-b9d4-6ccbd3635343.jpg</text:a>
']</text:p>
      <text:p text:style-name="P4">
Tags: ['ЗАХИСНИКИ ЧАЕС', 'КООРДИНАЦІЙНИЙ ШТАБ З ПИТАНЬ ПОВОДЖЕННЯ З ВІЙСЬКОВОПОЛОНЕНИМИ']</text:p>
      <text:p text:style-name="P4">
Category: News</text:p>
      <!--METADATA-->
      <text:p text:style-name="P4">
<draw:frame draw:style-name="fr1" draw:name="Image319" text:anchor-type="as-char" svg:width="6.9236in" svg:height="3.888755in" draw:z-index="0">
<draw:image xlink:href="../Images/AРМІЯINFORM/2023-06-23T72-00-00-04-00/d6eb2468-c795-4f5f-b9d4-6ccbd3635343.jpg" xlink:type="simple" xlink:show="embed" xlink:actuate="onLoad" draw:mime-type="image/jpeg"/>
</draw:frame>
The coordination headquarters met with the relatives of prisoners' servicemen who guarded the Chernobyl NPP. At the beginning of the meeting of close -up servicemen, they thanked the team of coordinating staff of their relatives and handed the secretary of the headquarters to Dmitry Usal Symbol Symbol Sign -Produce with the logo of the unit.</text:p>
      <text:p text:style-name="P4">
About it <text:a xlink:type="simple" xlink:href="https://t.me/Koord_shtab/1309" text:style-name="Internet_20_link" text:visited-style-name="Visited_20_Internet_20_Link">
reports</text:a>
Coordination headquarters of inquiries for the treatment of prisoners of war.</text:p>
      <text:p text:style-name="P4">
“We also thank you for your endurance. The fact that you have gained courage, have been advised by the headquarters all this period, as well as constant pressure on the terrorist state, on our part, helped us to liberate such a large number of your relatives and helps return the rest and now, ”said the secretary of the work group of coordination staff Bogdan Okhrimenko.</text:p>
      <text:p text:style-name="P4">
One of the main issues of relatives of servicemen was the possibility of fixing the level of radiation exposure of liberated defenders who were isolated at the Chernobyl for a long time. Bogdan Okhrimenko noted that nowadays the degree of such radiation could be measured, and Dmitry Usov noted that he would send an official appeal to the International Committee of the Red Cross with a proposal to carry out a comprehensive survey of the liberated defenders of the Chernobyl NPP, to submit it for a further international tribunal.</text:p>
      <text:p text:style-name="P4">
Answering questions of prospects for further exchanges, Dmitry Usov as a participant of the group noted that the Russians are not always interested in the exchanges.</text:p>
      <text:p text:style-name="P4">
“The problem is that a large part of our exchange fund is made up of the Wagner or Storm detachments - people who have been in prisons for 15 years and more, with severe illnesses such as HIV, hepatitis, open formatubulosis. They are not needed by the Russians, they do not want to pick them up. After all, in our captivity for them is much better conditions than for most of the previous previous life, ”Dmitry Usov said.</text:p>
      <text:p text:style-name="P4">
News Source: <text:a xlink:type="simple" xlink:href="https://armyinform.com.ua/2023/06/23/ridni-zvilnenyh-z-polonu-zahysnykiv-chaes-vruchyly-predstavnykam-koordynaczijnogo-shtabu-prapor/" text:style-name="Internet_20_link" text:visited-style-name="Visited_20_Internet_20_Link">
https://armyinform.com.ua/2023/06/23/ridni-zvilnenyh-z-polonu-zahysnykiv-chaes-vruchyly-predstavnykam-koordynaczijnogo-shtabu-prapor/</text:a>
</text:p>
      <!--NEWS-->
      <text:h text:style-name="P10" text:outline-level="1">
<text:span text:style-name="T4">
More than 500 explosive objects were neutralized per day of Pyrotechnics of SESS</text:span>
</text:h>
      <text:p text:style-name="P4">
Author: ['АРМІЯINFORM']</text:p>
      <text:p text:style-name="P4">
Time: 2023-06-23T73:00:00-04:00</text:p>
      <text:p text:style-name="P4">
Description: The last minute of the Kirotechnici Pilled Service of Ukraine was Zvozvichah ... War with Ukraine 2022, War with Ukraine Latest News Today, News War with Ukraine 2022 The last ones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12/626bf4da61ec9.jpeg" text:style-name="Internet_20_link" text:visited-style-name="Visited_20_Internet_20_Link">
626bf4da61ec9.jpeg</text:a>
']</text:p>
      <text:p text:style-name="P4">
Tags: ['АГРЕСІЯ РФ', 'ДСНС УКРАЇНИ', 'РОЗМІНУВАННЯ']</text:p>
      <text:p text:style-name="P4">
Category: News</text:p>
      <!--METADATA-->
      <text:p text:style-name="P4">
<draw:frame draw:style-name="fr1" draw:name="Image320" text:anchor-type="as-char" svg:width="6.9236in" svg:height="4.32725in" draw:z-index="0">
<draw:image xlink:href="../Images/AРМІЯINFORM/2023-06-23T73-00-00-04-00/626bf4da61ec9.jpeg" xlink:type="simple" xlink:show="embed" xlink:actuate="onLoad" draw:mime-type="image/jpeg"/>
</draw:frame>
Illustrative photo</text:p>
      <text:p text:style-name="P4">
During the last day, pyrotechnic units of the State Service of Ukraine of Uncertain Situations <text:span text:style-name="T4">
 142 times </text:span>
 were involved in the implementation of the defense tasks.</text:p>
      <text:p text:style-name="P4">
About it <text:a xlink:type="simple" xlink:href="https://dsns.gov.ua/uk/news/nadzvicaini-podiyi/informaciia-shhodo-diialnosti-pirotexnicnix-pidrozdiliv-dsns-130" text:style-name="Internet_20_link" text:visited-style-name="Visited_20_Internet_20_Link">
reports</text:a>
SESU of Ukraine.</text:p>
      <text:p text:style-name="P4">
Pyrotechnical units revealed, seized and disposed of <text:span text:style-name="T4">
 538 exquisite objects </text:span>
, surveyed with an area of 62.65 hectares.</text:p>
      <text:p text:style-name="P4">
Most often pyrotechnic units worked: in the Kharkiv region 19 571 times, Kyiv region - 8 501, Donetsk region - 6 231, Mykolaiv region - 5 238, Kherson region - 5763, Chernihiv - 4 736, Sumy region - 2 221, Cherkasy region - 1 121.</text:p>
      <text:p text:style-name="P4">
Reference: from the beginning of a large -scale military invasion of the Russian Federation in the territory of Ukraine, 404 089 production of objects and 2,891 kg of explosive substance, in particular 3 001 Aviation bomb, have been disposed of in the territory of Ukraine. The territory of more than 90 479 hectares was surveyed.</text:p>
      <text:p text:style-name="P4">
We would like to remind you if you find suspicious objects similar to wreckage from rockets or rockets, in no case touch your finds yourself and do not allow it to be tired. And:</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News Source: <text:a xlink:type="simple" xlink:href="https://armyinform.com.ua/2023/06/23/za-dobu-pirotehniky-dsns-zneshkodyly-ponad-500-vybuhonebezpechnyh-predmetiv-3/" text:style-name="Internet_20_link" text:visited-style-name="Visited_20_Internet_20_Link">
https://armyinform.com.ua/2023/06/23/za-dobu-pirotehniky-dsns-zneshkodyly-ponad-500-vybuhonebezpechnyh-predmetiv-3/</text:a>
</text:p>
      <!--NEWS-->
      <text:h text:style-name="P10" text:outline-level="1">
<text:span text:style-name="T4">
Alexei Reznikov about NATO Summit in Vilnius: I expect clear terms and conditions of Ukraine's accession to the Alliance</text:span>
</text:h>
      <text:p text:style-name="P4">
Author: ['АРМІЯINFORM']</text:p>
      <text:p text:style-name="P4">
Time: 2023-06-23T74:00:00-04:00</text:p>
      <text:p text:style-name="P4">
Description: Miniter defense of Ukraine Oleksiy Reznikov itsіkuyu, I am VILAY SAMIT NATO CHITKY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photo_5238142157607520955_y-1.jpg" text:style-name="Internet_20_link" text:visited-style-name="Visited_20_Internet_20_Link">
photo_5238142157607520955_y-1.jpg</text:a>
']</text:p>
      <text:p text:style-name="P4">
Tags: ['ВСТУП УКРАЇНИ ДО НАТО', 'ОЛЕКСІЙ РЕЗНІКОВ', 'ОФІЦІЙНО']</text:p>
      <text:p text:style-name="P4">
Category: News</text:p>
      <!--METADATA-->
      <text:p text:style-name="P4">
<draw:frame draw:style-name="fr1" draw:name="Image321" text:anchor-type="as-char" svg:width="6.9236in" svg:height="4.546497in" draw:z-index="0">
<draw:image xlink:href="../Images/AРМІЯINFORM/2023-06-23T74-00-00-04-00/photo_5238142157607520955_y-1.jpg" xlink:type="simple" xlink:show="embed" xlink:actuate="onLoad" draw:mime-type="image/jpeg"/>
</draw:frame>
The Minister of Defense of Ukraine Alexei Reznikov expects from the Vilnius summit of the total terms and conditions of Ukraine's accession to the Alliance.</text:p>
      <text:p text:style-name="P4">
About it <text:a xlink:type="simple" xlink:href="https://t.me/militarymediacenter/2336" text:style-name="Internet_20_link" text:visited-style-name="Visited_20_Internet_20_Link">
reports</text:a>
Military Mediacenter.</text:p>
      <text:p text:style-name="P4">
"I expect that we will be given a clear, understandable signal and formula, which we will make a clear NATO country," the message reads.</text:p>
      <text:p text:style-name="P4">
He hopes that the summit will outline the time of admission or a "certain event", after which Ukraine will become a member of the Alliance, and it is no longer "understanding of the blurry form about the" open door ".</text:p>
      <text:p text:style-name="P4">
We will remind, the NATO summit will take place in the capital of Lithuania Vilnius in July.</text:p>
      <text:p text:style-name="P4">
News Source: <text:a xlink:type="simple" xlink:href="https://armyinform.com.ua/2023/06/23/oleksij-reznikov-pro-samit-nato-u-vilnyusi-ochikuyu-chitkyh-terminiv-ta-umov-vstupu-ukrayiny-do-alyansu/" text:style-name="Internet_20_link" text:visited-style-name="Visited_20_Internet_20_Link">
https://armyinform.com.ua/2023/06/23/oleksij-reznikov-pro-samit-nato-u-vilnyusi-ochikuyu-chitkyh-terminiv-ta-umov-vstupu-ukrayiny-do-alyansu/</text:a>
</text:p>
      <!--NEWS-->
      <text:h text:style-name="P10" text:outline-level="1">
<text:span text:style-name="T4">
You believe all the people on earth: the President of Ukraine appealed to the officers - graduates of military universities</text:span>
</text:h>
      <text:p text:style-name="P4">
Author: ['АРМІЯINFORM']</text:p>
      <text:p text:style-name="P4">
Time: 2023-06-23T75:00:00-04:00</text:p>
      <text:p text:style-name="P4">
Description: Syogodnі, 23 worms, President of Ukraine Volodymyr Zelensky with Vyboda OFICERIV Z ... War with Ukraine 2022, War with Ukraine La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dc290373b1f8960762933dc2e5689681_1687510108_extra_large.jpeg" text:style-name="Internet_20_link" text:visited-style-name="Visited_20_Internet_20_Link">
dc290373b1f8960762933dc2e5689681_1687510108_extra_large.jpeg</text:a>
']</text:p>
      <text:p text:style-name="P4">
Tags: ['ВИПУСК', 'ВІЙСЬКОВІ ВИШІ', 'ВОЛОДИМИР ЗЕЛЕНСЬКИЙ']</text:p>
      <text:p text:style-name="P4">
Category: News</text:p>
      <!--METADATA-->
      <text:p text:style-name="P4">
<draw:frame draw:style-name="fr1" draw:name="Image322" text:anchor-type="as-char" svg:width="6.9236in" svg:height="4.604691in" draw:z-index="0">
<draw:image xlink:href="../Images/AРМІЯINFORM/2023-06-23T75-00-00-04-00/dc290373b1f8960762933dc2e5689681_1687510108_extra_large.jpeg" xlink:type="simple" xlink:show="embed" xlink:actuate="onLoad" draw:mime-type="image/jpeg"/>
</draw:frame>
Today, on June 23, President of Ukraine Volodymyr Zelensky on the occasion of the firing officers from military universities addressed to generals, officers, sergeants, soldiers, teachers and cadets with a welcoming speech. He noted that the current one combines a common choice, high responsibility, courage, determination of andness of Ukraine, and in the future everyone will unite the victory.</text:p>
      <text:p text:style-name="P4">
About it <text:a xlink:type="simple" xlink:href="https://www.president.gov.ua/news/vas-obyednuye-spilnij-vibir-visoka-vidpovidalnist-vidvaga-r-83761" text:style-name="Internet_20_link" text:visited-style-name="Visited_20_Internet_20_Link">
reports</text:a>
Office of the President of Ukraine.</text:p>
      <ul>
        <li>
I congratulate on today <text:span text:style-name="T4">
 National University of Air Force Kozhedub!</text:span>
 Dozens of officers and cadets of your university have mastered new samples of weapons during the training time. Among them are Bayraktar, Iris-T, Nasams, Patriot and many others. They are sure that in the future there will be an IF-16. They are convinced that the Ukrainian battle fallands will successfully close our sky. Decured that our air defense will reliably protect against hostile missiles and UAVs.</li>
      </ul>
      <text:p text:style-name="P4">
You believe all our people on earth. Let all the heaven forces help you.</text:p>
      <text:p text:style-name="P4">
I congratulate this day ** Military Institute of Tank Troops!, together with other forces of Kharkiv's harrows, the invaders did not allow the invaders to the city, and later participated in the release of more than one painter of Kharkiv region.</text:p>
      <text:p text:style-name="P4">
The tankers say, "Those who temper the victory in Latna gloves." I am genuine to make you a day when you can remove these gloves and firmly embrace their parents, your children, loved ones and all relatives.I sincerely congratulate <text:span text:style-name="T4">
 Ukrainian military </text:span>
 <text:span text:style-name="T4">
-Medical Academy!</text:span>
 And not only with a cymurore day, because you have another reason for greetings. This year, the Ukrainian-Medical Academy has celebrated its 30th anniversary. All this time, you are promoting military doctors for the needs of all kinds of the Armed Forces of Ukraine-among the persons of the officers. Kind the lives of those who protect the life of the country. Careful freedom and independence. I am for your important and difficult thing to do. I wish your health and long life, your families and anyone you help.</text:p>
      <text:p text:style-name="P4">
I congratulate <text:span text:style-name="T4">
 teachers and students of the Department of Military Training of National University </text:span>
 <text:span text:style-name="T4">
 </text:span>
 Bioresources and Environmental Management of Ukraine!. And when not only military and technique, but also force of nature, everything that is on our earth is involved in the pleasure of a common victory. When the heroes are not only people, and the single symbols of resistance and service to the country are already the legendary dog cartridge. And the thousands of animals that are on the front line and the rear help in the battle with the Russian growth. And it will definitely be broken.</text:p>
      <text:p text:style-name="P4">
I congratulate this day ** Military Institute of the Kiev National University!ECTS. The Shevchenko Military Institute of the Shevchenko National University prepares two dozen specialties and specializations.</text:p>
      <text:p text:style-name="P4">
<text:span text:style-name="T4">
Ladies and Gentlemen!</text:span>
</text:p>
      <text:p text:style-name="P4">
I thank all the teachers and employees of each educational institution with the suspicion, experience, knowledge that your pupils have gained and acquired. Even the puzzles were cadets, they will soon become officers, tomorrow, some of them will release to the ranks of our country's defense forces, others will continue their studies, so that the Master's Education, and replenish the benches of the Ukrainian army.</text:p>
      <text:p text:style-name="P4">
You are not only united by common choice and high responsibility. You are all courage, determination, patriotism, you are united by the loyalty to Ukraine, the willingness to protect it and the desire to liberate it.</text:p>
      <text:p text:style-name="P4">
News Source: <text:a xlink:type="simple" xlink:href="https://armyinform.com.ua/2023/06/23/u-vas-viryt-ves-narod-na-zemli-prezydent-ukrayiny-zvernuvsya-do-oficzeriv-vypusknykiv-vijskovyh-vyshiv/" text:style-name="Internet_20_link" text:visited-style-name="Visited_20_Internet_20_Link">
https://armyinform.com.ua/2023/06/23/u-vas-viryt-ves-narod-na-zemli-prezydent-ukrayiny-zvernuvsya-do-oficzeriv-vypusknykiv-vijskovyh-vyshiv/</text:a>
</text:p>
      <!--NEWS-->
      <text:h text:style-name="P10" text:outline-level="1">
<text:span text:style-name="T4">
Another window output: Officer shoulder straps received more than 200 lieutenants, 27 of them completed with honors</text:span>
</text:h>
      <text:p text:style-name="P4">
Author: ['Тетяна Головатюк']</text:p>
      <text:p text:style-name="P4">
Time: 2023-06-23T76:00:00-04:00</text:p>
      <text:p text:style-name="P4">
Description: The Kiwi -Blagovy Vibean Lyutenante Vіsyskovo United States Kyivsky ... War with Ukraine 2022, War with Ukraine Latest News Today, News War with Ukraine 2022 The last ones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golovna-45.jpg" text:style-name="Internet_20_link" text:visited-style-name="Visited_20_Internet_20_Link">
golovna-45.jpg</text:a>
', '<text:a xlink:type="simple" xlink:href="https://armyinform.com.ua/wp-content/uploads/2023/06/1h9a9483-150x150.jpg" text:style-name="Internet_20_link" text:visited-style-name="Visited_20_Internet_20_Link">
1h9a9483-150x150.jpg</text:a>
', '<text:a xlink:type="simple" xlink:href="https://armyinform.com.ua/wp-content/uploads/2023/06/1h9a9570-150x150.jpg" text:style-name="Internet_20_link" text:visited-style-name="Visited_20_Internet_20_Link">
1h9a9570-150x150.jpg</text:a>
', '<text:a xlink:type="simple" xlink:href="https://armyinform.com.ua/wp-content/uploads/2023/06/1h9a9476-150x150.jpg" text:style-name="Internet_20_link" text:visited-style-name="Visited_20_Internet_20_Link">
1h9a9476-150x150.jpg</text:a>
', '<text:a xlink:type="simple" xlink:href="https://armyinform.com.ua/wp-content/uploads/2023/06/1h9a9548-150x150.jpg" text:style-name="Internet_20_link" text:visited-style-name="Visited_20_Internet_20_Link">
1h9a9548-150x150.jpg</text:a>
', '<text:a xlink:type="simple" xlink:href="https://armyinform.com.ua/wp-content/uploads/2023/06/1h9a9647-150x150.jpg" text:style-name="Internet_20_link" text:visited-style-name="Visited_20_Internet_20_Link">
1h9a9647-150x150.jpg</text:a>
', '<text:a xlink:type="simple" xlink:href="https://armyinform.com.ua/wp-content/uploads/2023/06/1h9a9736-150x150.jpg" text:style-name="Internet_20_link" text:visited-style-name="Visited_20_Internet_20_Link">
1h9a9736-150x150.jpg</text:a>
', '<text:a xlink:type="simple" xlink:href="https://armyinform.com.ua/wp-content/uploads/2023/06/1h9a9785-150x150.jpg" text:style-name="Internet_20_link" text:visited-style-name="Visited_20_Internet_20_Link">
1h9a9785-150x150.jpg</text:a>
', '<text:a xlink:type="simple" xlink:href="https://armyinform.com.ua/wp-content/uploads/2023/06/1h9a9814-150x150.jpg" text:style-name="Internet_20_link" text:visited-style-name="Visited_20_Internet_20_Link">
1h9a9814-150x150.jpg</text:a>
', '<text:a xlink:type="simple" xlink:href="https://armyinform.com.ua/wp-content/uploads/2023/06/1h9a9822-150x150.jpg" text:style-name="Internet_20_link" text:visited-style-name="Visited_20_Internet_20_Link">
1h9a9822-150x150.jpg</text:a>
', '<text:a xlink:type="simple" xlink:href="https://armyinform.com.ua/wp-content/uploads/2023/06/1h9a9803-150x150.jpg" text:style-name="Internet_20_link" text:visited-style-name="Visited_20_Internet_20_Link">
1h9a9803-150x150.jpg</text:a>
']</text:p>
      <text:p text:style-name="P4">
Tags: ['STOPRUSSIA', 'АГРЕСІЯ РФ', 'ВОЛОДИМИР ЗЕЛЕНСЬКИЙ']</text:p>
      <text:p text:style-name="P4">
Category: News</text:p>
      <!--METADATA-->
      <text:p text:style-name="P4">
<draw:frame draw:style-name="fr1" draw:name="Image323" text:anchor-type="as-char" svg:width="6.9236in" svg:height="4.615733in" draw:z-index="0">
<draw:image xlink:href="../Images/AРМІЯINFORM/2023-06-23T76-00-00-04-00/golovna-45.jpg" xlink:type="simple" xlink:show="embed" xlink:actuate="onLoad" draw:mime-type="image/jpeg"/>
</draw:frame>
The next issue of lieutenants of the Taras Shevchenko University of Kyiv National University of Kyiv.</text:p>
      <text:p text:style-name="P4">
This educational institution training specialists with full higher education for the Armory Forces of Ukraine and other security forces sector of security and defense Ukraine in the following specialties: philology, political science, psychology, journalism, finance, banking, insurance and stock market, law, geodesy Relations, public communications Tareliii.</text:p>
      <text:p text:style-name="P4">
<text:a xlink:type="simple" xlink:href="https://armyinform.com.ua/wp-content/uploads/2023/06/1h9a9483.jpg" text:style-name="Internet_20_link" text:visited-style-name="Visited_20_Internet_20_Link">
!(Images/AРМІЯINFORM/2023-06-23T76-00-00-04-00/1h9a9483-150x150.jpg)</text:a>
</text:p>
      <text:p text:style-name="P4">
<text:a xlink:type="simple" xlink:href="https://armyinform.com.ua/wp-content/uploads/2023/06/1h9a9570.jpg" text:style-name="Internet_20_link" text:visited-style-name="Visited_20_Internet_20_Link">
<draw:frame draw:style-name="fr1" draw:name="Image324" text:anchor-type="as-char" svg:width="6.9236in" svg:height="6.9236in" draw:z-index="0">
<draw:image xlink:href="../Images/AРМІЯINFORM/2023-06-23T76-00-00-04-00/1h9a9570-150x150.jpg" xlink:type="simple" xlink:show="embed" xlink:actuate="onLoad" draw:mime-type="image/jpeg"/>
</draw:frame>
</text:a>
</text:p>
      <text:p text:style-name="P4">
<text:a xlink:type="simple" xlink:href="https://armyinform.com.ua/wp-content/uploads/2023/06/1h9a9476.jpg" text:style-name="Internet_20_link" text:visited-style-name="Visited_20_Internet_20_Link">
<draw:frame draw:style-name="fr1" draw:name="Image325" text:anchor-type="as-char" svg:width="6.9236in" svg:height="6.9236in" draw:z-index="0">
<draw:image xlink:href="../Images/AРМІЯINFORM/2023-06-23T76-00-00-04-00/1h9a9476-150x150.jpg" xlink:type="simple" xlink:show="embed" xlink:actuate="onLoad" draw:mime-type="image/jpeg"/>
</draw:frame>
</text:a>
</text:p>
      <text:p text:style-name="P4">
<text:a xlink:type="simple" xlink:href="https://armyinform.com.ua/wp-content/uploads/2023/06/1h9a9548.jpg" text:style-name="Internet_20_link" text:visited-style-name="Visited_20_Internet_20_Link">
<draw:frame draw:style-name="fr1" draw:name="Image326" text:anchor-type="as-char" svg:width="6.9236in" svg:height="6.9236in" draw:z-index="0">
<draw:image xlink:href="../Images/AРМІЯINFORM/2023-06-23T76-00-00-04-00/1h9a9548-150x150.jpg" xlink:type="simple" xlink:show="embed" xlink:actuate="onLoad" draw:mime-type="image/jpeg"/>
</draw:frame>
</text:a>
This year, more than 200 young officers in the above specialties acquired the educational and qualification level "Bachelor" and received the primary warning "Lieutenant". Of these, 27 were completed with honors. Among this year's graduates, there are 3 combatants and 76 women servicemen.</text:p>
      <text:p text:style-name="P4">
<text:span text:style-name="T4">
 Background. </text:span>
 During the years of Ukraine's independence, 4437 officers were prepared at the Military Institute. Of these, 131 were awarded a gold medal, 689 received a honors diploma.</text:p>
      <text:p text:style-name="P4">
The celebrations have traditionally begun with the removal of the Military Institute of Military Flag and the performance of the National Anthem of Ukraine.</text:p>
      <text:p text:style-name="P4">
This issue was special, because in the videoconference mode, 4 Higher Education and Head of State Volodymyr Zelenskyy joined him. Following the reports of the Chiefs of Institutions, the President of Ukraine greeted the graduates of each university, which made an important choice in their lives - to protect Ukraine and the people.</text:p>
      <text:p text:style-name="P4">
<text:a xlink:type="simple" xlink:href="https://armyinform.com.ua/wp-content/uploads/2023/06/1h9a9647.jpg" text:style-name="Internet_20_link" text:visited-style-name="Visited_20_Internet_20_Link">
!(Images/AРМІЯINFORM/2023-06-23T76-00-00-04-00/1h9a9647-150x150.jpg)</text:a>
</text:p>
      <text:p text:style-name="P4">
<text:a xlink:type="simple" xlink:href="https://armyinform.com.ua/wp-content/uploads/2023/06/1h9a9736.jpg" text:style-name="Internet_20_link" text:visited-style-name="Visited_20_Internet_20_Link">
<draw:frame draw:style-name="fr1" draw:name="Image327" text:anchor-type="as-char" svg:width="6.9236in" svg:height="6.9236in" draw:z-index="0">
<draw:image xlink:href="../Images/AРМІЯINFORM/2023-06-23T76-00-00-04-00/1h9a9736-150x150.jpg" xlink:type="simple" xlink:show="embed" xlink:actuate="onLoad" draw:mime-type="image/jpeg"/>
</draw:frame>
</text:a>
</text:p>
      <text:p text:style-name="P4">
He also wished the graduates of the Military Institute of Kyiv National University named after Shevchenko success and rapid implementation of the prophetic vocabulary:</text:p>
      <text:p text:style-name="P4">
And on the renewed land</text:p>
      <text:p text:style-name="P4">
The enemy will not be, the alpostat,</text:p>
      <text:p text:style-name="P4">
And will be a son, and will have,</text:p>
      <text:p text:style-name="P4">
And there will be people on the ground.</text:p>
      <text:p text:style-name="P4">
After the greeting, the graduates honored the memory of all the dead defenders by Ukraine with silence.</text:p>
      <text:p text:style-name="P4">
At the same time, the Minister of Defense of Ukraine Alexei Reznikov joined the festivities, who also greeted young officers on the issue.</text:p>
      <ul>
        <li>
This is the result of your hard work, professionalism and patriotism. You are the new generation of the Officer Corps, which should be responsible for our country's defense capability, the safety of our people's tanning of Ukraine. You are real defenders who deliberately chose this path of Russian aggression. Your position and devotion to the Motherland deserves a great respect. You are our strength and support. I have no doubt that we will make a peace and peace again in Ukraine. Glory to Ukraine!- said Alexeyreznikov.</li>
      </ul>
      <text:p text:style-name="P4">
<text:a xlink:type="simple" xlink:href="https://armyinform.com.ua/wp-content/uploads/2023/06/1h9a9785.jpg" text:style-name="Internet_20_link" text:visited-style-name="Visited_20_Internet_20_Link">
!(Images/AРМІЯINFORM/2023-06-23T76-00-00-04-00/1h9a9785-150x150.jpg)</text:a>
</text:p>
      <text:p text:style-name="P4">
<text:a xlink:type="simple" xlink:href="https://armyinform.com.ua/wp-content/uploads/2023/06/1h9a9814.jpg" text:style-name="Internet_20_link" text:visited-style-name="Visited_20_Internet_20_Link">
<draw:frame draw:style-name="fr1" draw:name="Image328" text:anchor-type="as-char" svg:width="6.9236in" svg:height="6.9236in" draw:z-index="0">
<draw:image xlink:href="../Images/AРМІЯINFORM/2023-06-23T76-00-00-04-00/1h9a9814-150x150.jpg" xlink:type="simple" xlink:show="embed" xlink:actuate="onLoad" draw:mime-type="image/jpeg"/>
</draw:frame>
</text:a>
</text:p>
      <text:p text:style-name="P4">
<text:a xlink:type="simple" xlink:href="https://armyinform.com.ua/wp-content/uploads/2023/06/1h9a9822.jpg" text:style-name="Internet_20_link" text:visited-style-name="Visited_20_Internet_20_Link">
<draw:frame draw:style-name="fr1" draw:name="Image329" text:anchor-type="as-char" svg:width="6.9236in" svg:height="6.9236in" draw:z-index="0">
<draw:image xlink:href="../Images/AРМІЯINFORM/2023-06-23T76-00-00-04-00/1h9a9822-150x150.jpg" xlink:type="simple" xlink:show="embed" xlink:actuate="onLoad" draw:mime-type="image/jpeg"/>
</draw:frame>
</text:a>
</text:p>
      <text:p text:style-name="P4">
<text:a xlink:type="simple" xlink:href="https://armyinform.com.ua/wp-content/uploads/2023/06/1h9a9803.jpg" text:style-name="Internet_20_link" text:visited-style-name="Visited_20_Internet_20_Link">
<draw:frame draw:style-name="fr1" draw:name="Image330" text:anchor-type="as-char" svg:width="6.9236in" svg:height="6.9236in" draw:z-index="0">
<draw:image xlink:href="../Images/AРМІЯINFORM/2023-06-23T76-00-00-04-00/1h9a9803-150x150.jpg" xlink:type="simple" xlink:show="embed" xlink:actuate="onLoad" draw:mime-type="image/jpeg"/>
</draw:frame>
</text:a>
… Happy parents were proud to look at their already such adult children. Some of the unleads mentioned how a few years ago they first dressed and put on cadets.</text:p>
      <ul>
        <li>
Become an officer - my dream from childhood and a conscious choice. I am grateful to the teachers who made the most efforts to teach us and convey the experience. I am happy that my cadet years have passed here, - the liberty Cyril shares.</li>
      </ul>
      <text:p text:style-name="P4">
Some graduates will soon go to the part where they will pass. Others remain a higher education degree - a master's degree.</text:p>
      <text:p text:style-name="P4">
The ceremony ended with a farewell to the military institute's combat flag.</text:p>
      <text:p text:style-name="P4">
<text:span text:style-name="T5">
Opto Valentina Viliura and Author</text:span>
</text:p>
      <text:p text:style-name="P4">
News Source: <text:a xlink:type="simple" xlink:href="https://armyinform.com.ua/2023/06/23/chergovyj-vypusk-u-viknu-oficzerski-pogony-otrymaly-ponad-200-lejtenantiv-z-nyh-27-zavershyly-navchannya-z-vidznakoyu/" text:style-name="Internet_20_link" text:visited-style-name="Visited_20_Internet_20_Link">
https://armyinform.com.ua/2023/06/23/chergovyj-vypusk-u-viknu-oficzerski-pogony-otrymaly-ponad-200-lejtenantiv-z-nyh-27-zavershyly-navchannya-z-vidznakoyu/</text:a>
</text:p>
      <!--NEWS-->
      <text:h text:style-name="P10" text:outline-level="1">
<text:span text:style-name="T4">
In Russian "daggers" and "Iskander" almost 50 foreign components of electronic base - GUR</text:span>
</text:h>
      <text:p text:style-name="P4">
Author: ['АРМІЯINFORM']</text:p>
      <text:p text:style-name="P4">
Time: 2023-06-23T77:00:00-04:00</text:p>
      <text:p text:style-name="P4">
Description: The Snowennia of the INTENSITSISTIS of the missile defeat of the Russian Federation on the Teritors of Ukraine near Chervni Porivnyano w ... the war with Ukraine 2022, the war with Ukraine is the latest news today, the news war with Ukraine 2022 is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20230623-1.jpg" text:style-name="Internet_20_link" text:visited-style-name="Visited_20_Internet_20_Link">
20230623-1.jpg</text:a>
']</text:p>
      <text:p text:style-name="P4">
Tags: ['ВАДИМ СКІБІЦЬКИЙ', 'ГУР МОУ', 'ІСКАНДЕР', 'КИНДЖАЛ']</text:p>
      <text:p text:style-name="P4">
Category: News</text:p>
      <!--METADATA-->
      <text:p text:style-name="P4">
<draw:frame draw:style-name="fr1" draw:name="Image331" text:anchor-type="as-char" svg:width="6.9236in" svg:height="3.894525in" draw:z-index="0">
<draw:image xlink:href="../Images/AРМІЯINFORM/2023-06-23T77-00-00-04-00/20230623-1.jpg" xlink:type="simple" xlink:show="embed" xlink:actuate="onLoad" draw:mime-type="image/jpeg"/>
</draw:frame>
A certain decrease in the intensity of rocket strokes of the Russian Federation in the territory of Ukraine in June is comparable to the savings of weapons and changing the tactics of the aggressor: the enemy combines the use of different types of weapons, uses false-goals to highlight the Ukrainian air defense and tries to maintain the frequency of attacks.</text:p>
      <text:p text:style-name="P4">
Vadim Skibitsky told about it, <text:a xlink:type="simple" xlink:href="https://gur.gov.ua/content/naibilshe-inozemnykh-komponentiv-u-rosiiskykh-kynzhalakh-ta-iskanderakh.html" text:style-name="Internet_20_link" text:visited-style-name="Visited_20_Internet_20_Link">
reports</text:a>
Main Directorate of Intelligence of Defense of Ukraine.</text:p>
      <text:p text:style-name="P4">
“The blows will continue despite the fact that(Russians)They started to save rocket weapons. The campaign in the fall and winter, when they used one blow of 80-100 missiles, exhausted the arsenals and stocks of the Russian Federation, ”Vadimskibitsky said, reminding that the main purpose of the Russian rocket terror was the disruption of the active actions of the Ukrainian army on the front.</text:p>
      <text:p text:style-name="P4">
The GUR representative confirmed that during the war Russia was able to increase the volume of winged rockets "Caliber" and X-101 several times: from 10 to 30-40 units per month. However, due to the exhaustion of rockets during the previous rocket terror against Ukraine, new products have been sent to war infactly from the conveyor.</text:p>
      <text:p text:style-name="P4">
"Now we record that the produced immediately goes to the troops for further use: for example, winged missiles from the last blows - we already see the eating residues - we were made in April this year," Vadimskibitsky said.</text:p>
      <text:p text:style-name="P4">
He also reported the results of studies of the downed Russian rockets for foreign components.</text:p>
      <text:p text:style-name="P4">
"The largest foreign components that are critical of the Russian Federation are in two ways is" Iskander "and" dagger ": nearly fifty components of electronic deed in these missiles, foreign production," said the representative of Ukrainian military intelligence.</text:p>
      <text:p text:style-name="P4">
According to Vadim Skibitsky, Ukraine is now actively working with partners, to exacerbate the supply of these components to the Russian Federation, to strengthen the sanction pressure of the aggressor, and to strengthen the Ukrainian air defense system, which is one of the key stations of the state.</text:p>
      <text:p text:style-name="P4">
News Source: <text:a xlink:type="simple" xlink:href="https://armyinform.com.ua/2023/06/23/u-rosijskyh-kyndzhalah-ta-iskanderah-majzhe-50-inozemnyh-komponentiv-elektronnoyi-bazy-gur/" text:style-name="Internet_20_link" text:visited-style-name="Visited_20_Internet_20_Link">
https://armyinform.com.ua/2023/06/23/u-rosijskyh-kyndzhalah-ta-iskanderah-majzhe-50-inozemnyh-komponentiv-elektronnoyi-bazy-gur/</text:a>
</text:p>
      <!--NEWS-->
      <text:h text:style-name="P10" text:outline-level="1">
<text:span text:style-name="T4">
In the Cathedral of St. Sophia - the wisdom of God was released by military chaplains</text:span>
</text:h>
      <text:p text:style-name="P4">
Author: ['Олексій Мосейченок']</text:p>
      <text:p text:style-name="P4">
Time: 2023-06-23T78:00:00-04:00</text:p>
      <text:p text:style-name="P4">
Description: Sobodni at the Sobor of the Holy Sophia - Wisdom of God, VILECHKOVIKH WILL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golovna-46.jpg" text:style-name="Internet_20_link" text:visited-style-name="Visited_20_Internet_20_Link">
golovna-46.jpg</text:a>
', '<text:a xlink:type="simple" xlink:href="https://armyinform.com.ua/wp-content/uploads/2023/06/foto-1-2-1.jpg" text:style-name="Internet_20_link" text:visited-style-name="Visited_20_Internet_20_Link">
foto-1-2-1.jpg</text:a>
', '<text:a xlink:type="simple" xlink:href="https://armyinform.com.ua/wp-content/uploads/2023/06/foto-2-2-2.jpg" text:style-name="Internet_20_link" text:visited-style-name="Visited_20_Internet_20_Link">
foto-2-2-2.jpg</text:a>
', '<text:a xlink:type="simple" xlink:href="https://armyinform.com.ua/wp-content/uploads/2023/06/foto-3-2-1-150x150.jpg" text:style-name="Internet_20_link" text:visited-style-name="Visited_20_Internet_20_Link">
foto-3-2-1-150x150.jpg</text:a>
', '<text:a xlink:type="simple" xlink:href="https://armyinform.com.ua/wp-content/uploads/2023/06/foto-4-14-150x150.jpg" text:style-name="Internet_20_link" text:visited-style-name="Visited_20_Internet_20_Link">
foto-4-14-150x150.jpg</text:a>
', '<text:a xlink:type="simple" xlink:href="https://armyinform.com.ua/wp-content/uploads/2023/06/foto-5-12-150x150.jpg" text:style-name="Internet_20_link" text:visited-style-name="Visited_20_Internet_20_Link">
foto-5-12-150x150.jpg</text:a>
', '<text:a xlink:type="simple" xlink:href="https://armyinform.com.ua/wp-content/uploads/2023/06/foto-6-12-150x150.jpg" text:style-name="Internet_20_link" text:visited-style-name="Visited_20_Internet_20_Link">
foto-6-12-150x150.jpg</text:a>
', '<text:a xlink:type="simple" xlink:href="https://armyinform.com.ua/wp-content/uploads/2023/06/foto-14-2.jpg" text:style-name="Internet_20_link" text:visited-style-name="Visited_20_Internet_20_Link">
foto-14-2.jpg</text:a>
', '<text:a xlink:type="simple" xlink:href="https://armyinform.com.ua/wp-content/uploads/2023/06/foto-7-11.jpg" text:style-name="Internet_20_link" text:visited-style-name="Visited_20_Internet_20_Link">
foto-7-11.jpg</text:a>
', '<text:a xlink:type="simple" xlink:href="https://armyinform.com.ua/wp-content/uploads/2023/06/foto-8-11-150x150.jpg" text:style-name="Internet_20_link" text:visited-style-name="Visited_20_Internet_20_Link">
foto-8-11-150x150.jpg</text:a>
', '<text:a xlink:type="simple" xlink:href="https://armyinform.com.ua/wp-content/uploads/2023/06/foto-9-10-150x150.jpg" text:style-name="Internet_20_link" text:visited-style-name="Visited_20_Internet_20_Link">
foto-9-10-150x150.jpg</text:a>
', '<text:a xlink:type="simple" xlink:href="https://armyinform.com.ua/wp-content/uploads/2023/06/foto-11-8-150x150.jpg" text:style-name="Internet_20_link" text:visited-style-name="Visited_20_Internet_20_Link">
foto-11-8-150x150.jpg</text:a>
', '<text:a xlink:type="simple" xlink:href="https://armyinform.com.ua/wp-content/uploads/2023/06/12-15-150x150.jpg" text:style-name="Internet_20_link" text:visited-style-name="Visited_20_Internet_20_Link">
12-15-150x150.jpg</text:a>
', '<text:a xlink:type="simple" xlink:href="https://armyinform.com.ua/wp-content/uploads/2023/06/foto-13-2.jpg" text:style-name="Internet_20_link" text:visited-style-name="Visited_20_Internet_20_Link">
foto-13-2.jpg</text:a>
', '<text:a xlink:type="simple" xlink:href="https://armyinform.com.ua/wp-content/uploads/2020/01/photo5244664198590475434.jpg" text:style-name="Internet_20_link" text:visited-style-name="Visited_20_Internet_20_Link">
photo5244664198590475434.jpg</text:a>
']</text:p>
      <text:p text:style-name="P4">
Tags: ['STOPRUSSIA', 'ВІЙСЬКОВІ КАПЕЛАНИ', 'ГАННА МАЛЯР']</text:p>
      <text:p text:style-name="P4">
Category: News</text:p>
      <!--METADATA-->
      <text:p text:style-name="P4">
<draw:frame draw:style-name="fr1" draw:name="Image332" text:anchor-type="as-char" svg:width="6.9236in" svg:height="4.615733in" draw:z-index="0">
<draw:image xlink:href="../Images/AРМІЯINFORM/2023-06-23T78-00-00-04-00/golovna-46.jpg" xlink:type="simple" xlink:show="embed" xlink:actuate="onLoad" draw:mime-type="image/jpeg"/>
</draw:frame>
Today, in the walls of St. Sophia Cathedral - the Wisdom of God there was a release of the chaplains, which completed the six -week courses of advanced training from the issues of military chaplaincy of the Armed Forces of Ukraine.</text:p>
      <text:p text:style-name="P4">
This is the second per year of the ceremony of honorary certificates of military plans, which took place in the walls of the Cathedral of St. Sophia - the wisdom of God.</text:p>
      <text:p text:style-name="P4">
The preparation of thirty military chaplains from six religious organizations was held on the basis of the Taras Shevchenko Military Institute of Kyiv National University, where for six weeks of study the military chaplains mastered the program of general military and professional pastoral training.</text:p>
      <text:p text:style-name="P4">
The solemn events on the issue of military chaplains were conducted by the pursuit of churches and religious leaders of the organizations presented among the graduate chaplains.</text:p>
      <text:p text:style-name="P4">
Read also:</text:p>
      <text:p text:style-name="P4">
[<text:span text:style-name="T4">
 The first release of military plants </text:span>
] took place in Kiev(https://armyinform.com.ua/2023/04/01/u-kyyevi-vidbuvsya-pershyj-vypusk-vijskovyh-kapelaniv/)At the end of 2021, the Law of Ukraine "On Military Cape -Engineering" came into force, which normalized the chaplaincy in the Armed Forces, the National Guard, the State Border Service, as well as in other military formations. In accordance with the provisions of the Law in the Armed Forces of Ukraine, a military chaplaincy service was formed, which became a separate structure, subordinated to the Commander -in -Chief of the Armed Forces. The acquisition of the chaplainted is scheduled in accordance with the obtained quota of the confessional representative chaplains in the Armed Forces.</text:p>
      <text:p text:style-name="P4">
Metropolitan John Yaremenko, the head of the Synodal Management of the Orthodox Church of Ukraine, addressed the audience.</text:p>
      <text:p text:style-name="P4">
<draw:frame draw:style-name="fr1" draw:name="Image333" text:anchor-type="as-char" svg:width="6.9236in" svg:height="4.615733in" draw:z-index="0">
<draw:image xlink:href="../Images/AРМІЯINFORM/2023-06-23T78-00-00-04-00/foto-1-2-1.jpg" xlink:type="simple" xlink:show="embed" xlink:actuate="onLoad" draw:mime-type="image/jpeg"/>
</draw:frame>
- Military chaplains, this is an important event in your formation. Many of the vassus and a priest who already has in his life the achievements of the Services to God and the Ukrainian people. Someone built a church, not one. Someone has become a leader to salvation of the dead souls ... You really need. And let this training be another step in your growth, ”he said.</text:p>
      <text:p text:style-name="P4">
<draw:frame draw:style-name="fr1" draw:name="Image334" text:anchor-type="as-char" svg:width="6.9236in" svg:height="4.615733in" draw:z-index="0">
<draw:image xlink:href="../Images/AРМІЯINFORM/2023-06-23T78-00-00-04-00/foto-2-2-2.jpg" xlink:type="simple" xlink:show="embed" xlink:actuate="onLoad" draw:mime-type="image/jpeg"/>
</draw:frame>
- The position of our church is an inviolable observance of the traditions of our denomination. There is a waste from your church in each of you, and if you do not drink it and treat it lightly, then you cease to cease boutique. When communicating with foreign chaplains, we hear one thing: “There is always a danger to become just a military man, and at the same time stop being a pastor or priest. Beware of this, and let it always be near you, - said John Yaremenko.</text:p>
      <text:p text:style-name="P4">
<text:a xlink:type="simple" xlink:href="https://armyinform.com.ua/wp-content/uploads/2023/06/foto-3-2-1.jpg" text:style-name="Internet_20_link" text:visited-style-name="Visited_20_Internet_20_Link">
!(Images/AРМІЯINFORM/2023-06-23T78-00-00-04-00/foto-3-2-1-150x150.jpg)</text:a>
</text:p>
      <text:p text:style-name="P4">
<text:a xlink:type="simple" xlink:href="https://armyinform.com.ua/wp-content/uploads/2023/06/foto-4-14.jpg" text:style-name="Internet_20_link" text:visited-style-name="Visited_20_Internet_20_Link">
<draw:frame draw:style-name="fr1" draw:name="Image335" text:anchor-type="as-char" svg:width="6.9236in" svg:height="6.9236in" draw:z-index="0">
<draw:image xlink:href="../Images/AРМІЯINFORM/2023-06-23T78-00-00-04-00/foto-4-14-150x150.jpg" xlink:type="simple" xlink:show="embed" xlink:actuate="onLoad" draw:mime-type="image/jpeg"/>
</draw:frame>
</text:a>
Deputy Minister of Defense of Ukraine Anna Malyar presented the graduates of the course certificates and chevrons with the inscription "Being Nearby", which is a motto -free chaplain.</text:p>
      <ul>
        <li>
Our victory will be not only thanks to the power of weapons and help partners, but above all thanks to the power of our Ukrainian spirit, and sequence here in favor of the strength of the spirit, in favor of the fact that we are a caring war, and the chaplains are people who are called during the war. Tsusil's spirit to maintain. No step back, no doubt, no scent to the enemy. You are now part of our country's defense capability, and Vizaraz warriors, which, including our victory, will stand. I am proud that, despite the fact that we are leading such a difficult and complex and tragic for a border, it remains a civilized country. Our warriors do not violate the rules of international law on the polyb, - said Anna Malyar.</li>
      </ul>
      <text:p text:style-name="P4">
<text:a xlink:type="simple" xlink:href="https://armyinform.com.ua/wp-content/uploads/2023/06/foto-5-12.jpg" text:style-name="Internet_20_link" text:visited-style-name="Visited_20_Internet_20_Link">
!(Images/AРМІЯINFORM/2023-06-23T78-00-00-04-00/foto-5-12-150x150.jpg)</text:a>
</text:p>
      <text:p text:style-name="P4">
<text:a xlink:type="simple" xlink:href="https://armyinform.com.ua/wp-content/uploads/2023/06/foto-6-12.jpg" text:style-name="Internet_20_link" text:visited-style-name="Visited_20_Internet_20_Link">
<draw:frame draw:style-name="fr1" draw:name="Image336" text:anchor-type="as-char" svg:width="6.9236in" svg:height="6.9236in" draw:z-index="0">
<draw:image xlink:href="../Images/AРМІЯINFORM/2023-06-23T78-00-00-04-00/foto-6-12-150x150.jpg" xlink:type="simple" xlink:show="embed" xlink:actuate="onLoad" draw:mime-type="image/jpeg"/>
</draw:frame>
</text:a>
The Deputy Minister of Defense also emphasized that the Ukrainian chaplainted is functioning according to all rules of international law.Read also:</text:p>
      <text:p text:style-name="P4">
<text:a xlink:type="simple" xlink:href="https://armyinform.com.ua/2023/04/16/prysutnist-vijskovogo-kapelana-u-stroyu-nadaye-voyinam-upevnenosti-v-tomu-shho-z-namy-bog-i-my-peremozhemo-sluzhba-vijskovogo-kapelanstva-zsu/" text:style-name="Internet_20_link" text:visited-style-name="Visited_20_Internet_20_Link">
<text:span text:style-name="T4">
 The presence of a military chaplain in order gives warriors confidence that God is with us and we will win - the service of the military chaplaincy </text:span>
</text:a>
</text:p>
      <text:p text:style-name="P4">
<draw:frame draw:style-name="fr1" draw:name="Image337" text:anchor-type="as-char" svg:width="6.9236in" svg:height="4.615733in" draw:z-index="0">
<draw:image xlink:href="../Images/AРМІЯINFORM/2023-06-23T78-00-00-04-00/foto-14-2.jpg" xlink:type="simple" xlink:show="embed" xlink:actuate="onLoad" draw:mime-type="image/jpeg"/>
</draw:frame>
Also during the event, the head of the Armed Forces Service of the Armed Forces of Ukraine Colonel Alexei Tereshchuk spoke with the welcoming speech.</text:p>
      <text:p text:style-name="P4">
<draw:frame draw:style-name="fr1" draw:name="Image338" text:anchor-type="as-char" svg:width="6.9236in" svg:height="4.615733in" draw:z-index="0">
<draw:image xlink:href="../Images/AРМІЯINFORM/2023-06-23T78-00-00-04-00/foto-7-11.jpg" xlink:type="simple" xlink:show="embed" xlink:actuate="onLoad" draw:mime-type="image/jpeg"/>
</draw:frame>
- I want to thank our chaplains who took such a brave step - they came from civilian life to the army in a very simple direction of work. We want to thank you that you are now near our warriors. Thank you for having gained the knowledge you will need, but in fact we have a lot of work in conjunction with religious organizations. We have mussymo -building a military chaplaincy service, assisting and carrying out the pastoral care of our soldiers. Each of you depends on how much our victory will be. It depends on our service to God and people. Therefore, I thank you sincerely. God's blessing and patience on this difficult. Be near our military, - said Alexei Tereshchuk.</text:p>
      <text:p text:style-name="P4">
<text:a xlink:type="simple" xlink:href="https://armyinform.com.ua/wp-content/uploads/2023/06/foto-8-11.jpg" text:style-name="Internet_20_link" text:visited-style-name="Visited_20_Internet_20_Link">
!(Images/AРМІЯINFORM/2023-06-23T78-00-00-04-00/foto-8-11-150x150.jpg)</text:a>
</text:p>
      <text:p text:style-name="P4">
<text:a xlink:type="simple" xlink:href="https://armyinform.com.ua/wp-content/uploads/2023/06/foto-9-10.jpg" text:style-name="Internet_20_link" text:visited-style-name="Visited_20_Internet_20_Link">
<draw:frame draw:style-name="fr1" draw:name="Image339" text:anchor-type="as-char" svg:width="6.9236in" svg:height="6.9236in" draw:z-index="0">
<draw:image xlink:href="../Images/AРМІЯINFORM/2023-06-23T78-00-00-04-00/foto-9-10-150x150.jpg" xlink:type="simple" xlink:show="embed" xlink:actuate="onLoad" draw:mime-type="image/jpeg"/>
</draw:frame>
</text:a>
Most of the graduates were already in the area of hostilities, disconnected the moral need of warriors - to remain people and supported the spiritual forces of Ukrainian defenders.</text:p>
      <text:p text:style-name="P4">
<text:a xlink:type="simple" xlink:href="https://armyinform.com.ua/wp-content/uploads/2023/06/foto-11-8.jpg" text:style-name="Internet_20_link" text:visited-style-name="Visited_20_Internet_20_Link">
!(Images/AРМІЯINFORM/2023-06-23T78-00-00-04-00/foto-11-8-150x150.jpg)</text:a>
</text:p>
      <text:p text:style-name="P4">
<text:a xlink:type="simple" xlink:href="https://armyinform.com.ua/wp-content/uploads/2023/06/12-15.jpg" text:style-name="Internet_20_link" text:visited-style-name="Visited_20_Internet_20_Link">
<draw:frame draw:style-name="fr1" draw:name="Image340" text:anchor-type="as-char" svg:width="6.9236in" svg:height="6.9236in" draw:z-index="0">
<draw:image xlink:href="../Images/AРМІЯINFORM/2023-06-23T78-00-00-04-00/12-15-150x150.jpg" xlink:type="simple" xlink:show="embed" xlink:actuate="onLoad" draw:mime-type="image/jpeg"/>
</draw:frame>
</text:a>
Among the graduates of the course - the junior lieutenant Lara Kohut, who over the course of 14 years laid out music and aesthetics, but with the beginning of Russian aggression against Ukraine, she has made a charitable fund and decided to become a military chaplain.</text:p>
      <text:p text:style-name="P4">
<draw:frame draw:style-name="fr1" draw:name="Image341" text:anchor-type="as-char" svg:width="6.9236in" svg:height="4.615733in" draw:z-index="0">
<draw:image xlink:href="../Images/AРМІЯINFORM/2023-06-23T78-00-00-04-00/foto-13-2.jpg" xlink:type="simple" xlink:show="embed" xlink:actuate="onLoad" draw:mime-type="image/jpeg"/>
</draw:frame>
After the official part, the performance of the People's Artist of Ukraine Oksana Bilozir took place.  <draw:frame draw:style-name="fr1" draw:name="Image342" text:anchor-type="as-char" svg:width="6.9236in" svg:height="6.9236in" draw:z-index="0">
<draw:image xlink:href="../Images/AРМІЯINFORM/2023-06-23T78-00-00-04-00/photo5244664198590475434.jpg" xlink:type="simple" xlink:show="embed" xlink:actuate="onLoad" draw:mime-type="image/jpeg"/>
</draw:frame>
<text:a xlink:type="simple" xlink:href="https://armyinform.com.ua/army-authors/olekcij-mosejchenok/" text:style-name="Internet_20_link" text:visited-style-name="Visited_20_Internet_20_Link">
Alexei Mosaichenok</text:a>
Armyinform correspondent</text:p>
      <text:p text:style-name="P4">
News Source: <text:a xlink:type="simple" xlink:href="https://armyinform.com.ua/2023/06/23/u-sobori-svyatoyi-sofiyi-premudrosti-bozhoyi-vidbuvsya-vypusk-vijskovyh-kapelaniv/" text:style-name="Internet_20_link" text:visited-style-name="Visited_20_Internet_20_Link">
https://armyinform.com.ua/2023/06/23/u-sobori-svyatoyi-sofiyi-premudrosti-bozhoyi-vidbuvsya-vypusk-vijskovyh-kapelaniv/</text:a>
</text:p>
      <!--NEWS-->
      <text:h text:style-name="P10" text:outline-level="1">
<text:span text:style-name="T4">
Russia has increased the number of rocket carriers in the Black Sea to two</text:span>
</text:h>
      <text:p text:style-name="P4">
Author: ['АРМІЯINFORM']</text:p>
      <text:p text:style-name="P4">
Time: 2023-06-23T79:00:00-04:00</text:p>
      <text:p text:style-name="P4">
Description: The village of 23 worms at the Boyal Cherguvanni is a Chronic Morce, the War of the Rosiyki ... The war with Ukraine 2022, the war with Ukraine is the latest news today, the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2/09/raketa-kalibr-pusk-chorne-more.jpg" text:style-name="Internet_20_link" text:visited-style-name="Visited_20_Internet_20_Link">
raketa-kalibr-pusk-chorne-more.jpg</text:a>
']</text:p>
      <text:p text:style-name="P4">
Tags: ['ВМС ЗС УКРАЇНИ', 'РАКЕТИ «КАЛІБР»', 'ЧОРНЕ МОРЕ']</text:p>
      <text:p text:style-name="P4">
Category: News</text:p>
      <!--METADATA-->
      <text:p text:style-name="P4">
<draw:frame draw:style-name="fr1" draw:name="Image343" text:anchor-type="as-char" svg:width="6.9236in" svg:height="4.615733in" draw:z-index="0">
<draw:image xlink:href="../Images/AРМІЯINFORM/2023-06-23T79-00-00-04-00/raketa-kalibr-pusk-chorne-more.jpg" xlink:type="simple" xlink:show="embed" xlink:actuate="onLoad" draw:mime-type="image/jpeg"/>
</draw:frame>
Illustrative photo</text:p>
      <text:p text:style-name="P4">
As of June 23, there are five -Russian ships in the Black Sea, including two rocket launchers.</text:p>
      <text:p text:style-name="P4">
About it <text:a xlink:type="simple" xlink:href="https://www.facebook.com/navy.mil.gov.ua/videos/1112207136408924/" text:style-name="Internet_20_link" text:visited-style-name="Visited_20_Internet_20_Link">
reports</text:a>
The press service of the Navy of the Armed Forces.</text:p>
      <text:p text:style-name="P4">
It is also noted that there are two enemy ships in the Azov Sea.</text:p>
      <text:p text:style-name="P4">
In the Mediterranean, there are up to eight hostile beards, one of which is a carbar -winged rocket, a total volley of up to 16 rockets.</text:p>
      <text:p text:style-name="P4">
News Source: <text:a xlink:type="simple" xlink:href="https://armyinform.com.ua/2023/06/23/rosiya-zbilshyla-kilkist-raketonosiyiv-u-chornomu-mori-do-dvoh/" text:style-name="Internet_20_link" text:visited-style-name="Visited_20_Internet_20_Link">
https://armyinform.com.ua/2023/06/23/rosiya-zbilshyla-kilkist-raketonosiyiv-u-chornomu-mori-do-dvoh/</text:a>
</text:p>
      <!--NEWS-->
      <text:h text:style-name="P10" text:outline-level="1">
<text:span text:style-name="T4">
Kichenok and Ostapenko will play in the semi -finals of a paired tournament in Birmingham</text:span>
</text:h>
      <text:p text:style-name="P4">
Authors: Ukrinform (Person)</text:p>
      <text:p text:style-name="P4">
Publisher: Укринформ (Organization)</text:p>
      <text:p text:style-name="P4">
Published Time: 2023-06-23T7:27:04+03:00</text:p>
      <text:p text:style-name="P4">
Modified Time: 2023-06-23T22:27:04+03:00</text:p>
      <text:p text:style-name="P4">
Description: Tennis players are current champions of the tournament. - Ukrinform.</text:p>
      <text:p text:style-name="P4">
Images: ['<text:a xlink:type="simple" xlink:href="https://static.ukrinform.com/photos/2023_06/thumb_files/630_360_1687548353-892.jpeg" text:style-name="Internet_20_link" text:visited-style-name="Visited_20_Internet_20_Link">
630_360_16875...</text:a>
']</text:p>
      <text:p text:style-name="P4">
Tags: ['Теніс']</text:p>
      <text:p text:style-name="P4">
Type: Article</text:p>
      <!--METADATA-->
      <text:p text:style-name="P4">
<draw:frame draw:style-name="fr1" draw:name="Image344" text:anchor-type="as-char" svg:width="6.9236in" svg:height="3.956343in" draw:z-index="0">
<draw:image xlink:href="../Images/yкринформ/2023-06-23T7-27-04-03-00/630_360_1687548353-892.jpeg" xlink:type="simple" xlink:show="embed" xlink:actuate="onLoad" draw:mime-type="image/jpeg"/>
</draw:frame>
Tennis players are current champions of the tournament.</text:p>
      <text:p text:style-name="P4">
The first sown Ukrainian Lyudmila Kichenok and Elena Ostapenko came out of WTA 250 in Birmingham from Latvia, Ukrinform reports.</text:p>
      <text:p text:style-name="P4">
In the 1/4 finals, Kichenok and Ostapenko won the Ulrikke Eikeri / Alexandrapanova duet - 6: 4, 6: 1. Match a long hour.</text:p>
      <text:p text:style-name="P4">
In the semifinals, Kichenok and Ostapenko will play with the third sowed Storm Hunter Parks.</text:p>
      <text:p text:style-name="P4">
Kichenok and Ostapenko are the current winners of the tournament in Birmingham. The Ubiringhami title was the first to be the first in common at the WTA level.</text:p>
      <text:p text:style-name="P4">
<text:span text:style-name="T4">
 Read also: </text:span>
 <text:a xlink:type="simple" xlink:href="https://www.ukrinform.ua/rubric-sports/3726551-marta-kostuk-vijsla-do-12-finalu-turniru-wta-u-birmingemi.html" text:style-name="Internet_20_link" text:visited-style-name="Visited_20_Internet_20_Link">
Marta <text:span text:style-name="T4">
 Kostyuk </text:span>
 came up to 1/2 finals of WTA tournament Birminghami</text:a>
As reported by Ukrinform, Martha Kostyuk also played in the 1/2 finals of a paired tournament in Birmingham. A Ukrainian in a duet with Barbora Krachikova will meet Linette and Bernarda.</text:p>
      <text:p text:style-name="P4">
Photo: Getty Images</text:p>
      <text:p text:style-name="P4">
News Source: <text:a xlink:type="simple" xlink:href="https://www.ukrinform.ua/rubric-sports/3727010-kicenok-ta-ostapenko-zigraut-u-pivfinali-parnogo-turniru-v-birmingemi.html" text:style-name="Internet_20_link" text:visited-style-name="Visited_20_Internet_20_Link">
https://www.ukrinform.ua/rubric-sports/3727010-kicenok-ta-ostapenko-zigraut-u-pivfinali-parnogo-turniru-v-birmingemi.html</text:a>
</text:p>
      <!--NEWS-->
      <text:h text:style-name="P10" text:outline-level="1">
<text:span text:style-name="T4">
Defense forces in a week neutralized nearly 8,000 explosive items</text:span>
</text:h>
      <text:p text:style-name="P4">
Author: ['Володимир Загребельний']</text:p>
      <text:p text:style-name="P4">
Time: 2023-06-23T80:00:00-04:00</text:p>
      <text:p text:style-name="P4">
Description: Last Minoi Tizhnya, at 16 to 22 worms, they were picodrodrodiy (pirotechnic ... war with Ukraine 2022, war with Ukraine latest news today, news war with Ukraine 2022 The last to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miny.jpg" text:style-name="Internet_20_link" text:visited-style-name="Visited_20_Internet_20_Link">
miny.jpg</text:a>
']</text:p>
      <text:p text:style-name="P4">
Tags: ['STOPRUSSIA', 'АГРЕСІЯ РФ']</text:p>
      <text:p text:style-name="P4">
Category: News</text:p>
      <!--METADATA-->
      <text:p text:style-name="P4">
<draw:frame draw:style-name="fr1" draw:name="Image345" text:anchor-type="as-char" svg:width="6.9236in" svg:height="4.32725in" draw:z-index="0">
<draw:image xlink:href="../Images/AРМІЯINFORM/2023-06-23T80-00-00-04-00/miny.jpg" xlink:type="simple" xlink:show="embed" xlink:actuate="onLoad" draw:mime-type="image/jpeg"/>
</draw:frame>
Illustrative photo</text:p>
      <text:p text:style-name="P4">
Over the past week, from 16 June, demining units(Pyrotechnic units)Defense forces in the territories of Ukraine proved, seized and neutralized <text:span text:style-name="T4">
 7827 explosive objects </text:span>
, in particular:</text:p>
      <ul>
        <li>
Armed Forces of Ukraine - 2382; * State Special Transport Service - 1740; * State Service of Ukraine for Emergency Situations - 2924; * National Guard of Ukraine - 25; * National police - 756.</li>
      </ul>
      <text:p text:style-name="P4">
This was reported by the ArmyinformForm about this in the Department of Security and Mine Activities of the Ministry of Defense of Ukraine. The sciences are entrusted with the functions of the Secretariat of the National Authority for Oblast Activities.</text:p>
      <text:p text:style-name="P4">
Is exchanged(Checked)area of area <text:span text:style-name="T4">
 5669,33 hectares, </text:span>
 Of them:</text:p>
      <ul>
        <li>
Armed Forces of Ukraine - 1929,33; * DSSTU of the Ministry of Defense of Ukraine - 1111,08; * SES - 1197,66; * National Guard - 1162,93 * National Police - 267.84.</li>
      </ul>
      <text:p text:style-name="P4">
In total, from the beginning of large -scale aggression of the Russian Federation, the Defense Division of Ukraine has discovered, seized and disposed(Checked)area of area <text:span text:style-name="T4">
 157 133,34 hectares </text:span>
.</text:p>
      <text:p text:style-name="P4">
During the week, more than 200 groups of different units of the Defense Forces of Ukraine were involved in the detection, removal and disposal of explosive subjects.</text:p>
      <text:p text:style-name="P4">
We would like to remind you if you find suspicious objects similar to wreckage from rockets or rockets, in no case touch your finds yourself and do not allow it to be tired. And](https://armyinform.com.ua/2022/12/21/shho-robyty-yakshho-znajshly-ulamky-vorozhogo-dronu-chy-rakety-2/):</text:p>
      <ul>
        <li>
do not move objects, do not try to disassemble them, bring them into the premises, bury them in the ground, throw them in reservoirs, etc.; * Do not take pictures or post pictures on the Internet; * mark the place of the find; * Depart from the suspicious item as far as possible.</li>
      </ul>
      <text:p text:style-name="P4">
Immediately report the finding of the SES units at the phone number - 101 of the police police - 102. Be sure to wait for the experts to arrive and indicate the location of the suspicious find.</text:p>
      <text:p text:style-name="P4">
News Source: <text:a xlink:type="simple" xlink:href="https://armyinform.com.ua/2023/06/23/syly-oborony-za-tyzhden-zneshkodyly-majzhe-8-tysyach-vybuhonebezpechnyh-predmetiv-2/" text:style-name="Internet_20_link" text:visited-style-name="Visited_20_Internet_20_Link">
https://armyinform.com.ua/2023/06/23/syly-oborony-za-tyzhden-zneshkodyly-majzhe-8-tysyach-vybuhonebezpechnyh-predmetiv-2/</text:a>
</text:p>
      <!--NEWS-->
      <text:h text:style-name="P10" text:outline-level="1">
<text:span text:style-name="T4">
"Our strength - in professionalism" - Anna Malyar on the preparation of military for assault actions</text:span>
</text:h>
      <text:p text:style-name="P4">
Author: ['АРМІЯINFORM']</text:p>
      <text:p text:style-name="P4">
Time: 2023-06-23T81:00:00-04:00</text:p>
      <text:p text:style-name="P4">
Description: The defender of Ministra defending Ukraine Ganna Marlar Tom Clot Drying Light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photo_5237729845042071789_y.jpg" text:style-name="Internet_20_link" text:visited-style-name="Visited_20_Internet_20_Link">
photo_5237729845042071789_y.jpg</text:a>
', '<text:a xlink:type="simple" xlink:href="https://armyinform.com.ua/wp-content/uploads/2023/06/photo_5237729845042071787_y-150x150.jpg" text:style-name="Internet_20_link" text:visited-style-name="Visited_20_Internet_20_Link">
photo_5237729845042071787_y-150x150.jpg</text:a>
', '<text:a xlink:type="simple" xlink:href="https://armyinform.com.ua/wp-content/uploads/2023/06/photo_5237729845042071784_y-150x150.jpg" text:style-name="Internet_20_link" text:visited-style-name="Visited_20_Internet_20_Link">
photo_5237729845042071784_y-150x150.jpg</text:a>
', '<text:a xlink:type="simple" xlink:href="https://armyinform.com.ua/wp-content/uploads/2023/06/photo_5237729845042071786_y-150x150.jpg" text:style-name="Internet_20_link" text:visited-style-name="Visited_20_Internet_20_Link">
photo_5237729845042071786_y-150x150.jpg</text:a>
', '<text:a xlink:type="simple" xlink:href="https://armyinform.com.ua/wp-content/uploads/2023/06/photo_5237729845042071785_y-150x150.jpg" text:style-name="Internet_20_link" text:visited-style-name="Visited_20_Internet_20_Link">
photo_5237729845042071785_y-150x150.jpg</text:a>
']</text:p>
      <text:p text:style-name="P4">
Tags: ['АГРЕСІЯ РФ', 'ВТОРГНЕННЯ РФ', 'ГАННА МАЛЯР', 'ОЛЕКСАНДР СИРСЬКИЙ']</text:p>
      <text:p text:style-name="P4">
Category: News</text:p>
      <!--METADATA-->
      <text:p text:style-name="P4">
<draw:frame draw:style-name="fr1" draw:name="Image346" text:anchor-type="as-char" svg:width="6.9236in" svg:height="4.565011in" draw:z-index="0">
<draw:image xlink:href="../Images/AРМІЯINFORM/2023-06-23T81-00-00-04-00/photo_5237729845042071789_y.jpg" xlink:type="simple" xlink:show="embed" xlink:actuate="onLoad" draw:mime-type="image/jpeg"/>
</draw:frame>
Deputy Minister of Defense of Ukraine Anna Malyar and Eastern Commander, Colonel-Colonel Alexander Sirsky checked the course of preparation of assault units for the offensive actions within the defense operation.</text:p>
      <text:p text:style-name="P4">
About this Anna Malyar <text:a xlink:type="simple" xlink:href="https://t.me/annamaliar/873" text:style-name="Internet_20_link" text:visited-style-name="Visited_20_Internet_20_Link">
reported</text:a>
In telegrams.</text:p>
      <text:p text:style-name="P4">
“Yesterday spent a day where the military is being prepared for assault. Prepare crucial. Our defense forces operate in the conditions of advantage of the enemy of people and weapons, so our power is in professionalism, ” - said.</text:p>
      <text:p text:style-name="P4">
<text:a xlink:type="simple" xlink:href="https://armyinform.com.ua/wp-content/uploads/2023/06/photo_5237729845042071787_y.jpg" text:style-name="Internet_20_link" text:visited-style-name="Visited_20_Internet_20_Link">
!(Images/AРМІЯINFORM/2023-06-23T81-00-00-04-00/photo_5237729845042071787_y-150x150.jpg)</text:a>
</text:p>
      <text:p text:style-name="P4">
<text:a xlink:type="simple" xlink:href="https://armyinform.com.ua/wp-content/uploads/2023/06/photo_5237729845042071784_y.jpg" text:style-name="Internet_20_link" text:visited-style-name="Visited_20_Internet_20_Link">
<draw:frame draw:style-name="fr1" draw:name="Image347" text:anchor-type="as-char" svg:width="6.9236in" svg:height="6.9236in" draw:z-index="0">
<draw:image xlink:href="../Images/AРМІЯINFORM/2023-06-23T81-00-00-04-00/photo_5237729845042071784_y-150x150.jpg" xlink:type="simple" xlink:show="embed" xlink:actuate="onLoad" draw:mime-type="image/jpeg"/>
</draw:frame>
</text:a>
The Armed Forces servicemen worked out ways of overcoming the barriers of various types, which are installed by the enemy in front of the front edge of the defense, and were also worked in the capture of the enemy's positions and objects during the offensive, and worked out the tactics of assault groups.</text:p>
      <text:p text:style-name="P4">
According to Anna Malyar, during the audit, the commander of the eastern direction, in her usual manner, communicated with the commanders of the assault.</text:p>
      <text:p text:style-name="P4">
"He spoke with them about the use of the experience of fighting, new forms of brand tasks, as well as discussed a number of other issues related to the actions of our troops," - summarized the Deputy Ministry of Defense of Ukraine.</text:p>
      <text:p text:style-name="P4">
<text:a xlink:type="simple" xlink:href="https://armyinform.com.ua/wp-content/uploads/2023/06/photo_5237729845042071786_y.jpg" text:style-name="Internet_20_link" text:visited-style-name="Visited_20_Internet_20_Link">
!(Images/AРМІЯINFORM/2023-06-23T81-00-00-04-00/photo_5237729845042071786_y-150x150.jpg)</text:a>
</text:p>
      <text:p text:style-name="P4">
<text:a xlink:type="simple" xlink:href="https://armyinform.com.ua/wp-content/uploads/2023/06/photo_5237729845042071785_y.jpg" text:style-name="Internet_20_link" text:visited-style-name="Visited_20_Internet_20_Link">
<draw:frame draw:style-name="fr1" draw:name="Image348" text:anchor-type="as-char" svg:width="6.9236in" svg:height="6.9236in" draw:z-index="0">
<draw:image xlink:href="../Images/AРМІЯINFORM/2023-06-23T81-00-00-04-00/photo_5237729845042071785_y-150x150.jpg" xlink:type="simple" xlink:show="embed" xlink:actuate="onLoad" draw:mime-type="image/jpeg"/>
</draw:frame>
</text:a>
<text:span text:style-name="T5">
Foto Anton Shevelyova</text:span>
</text:p>
      <text:p text:style-name="P4">
News Source: <text:a xlink:type="simple" xlink:href="https://armyinform.com.ua/2023/06/23/nasha-syla-v-profesijnosti-ganna-malyar-pro-pidgotovku-vijskovyh-do-shturmovyh-dij/" text:style-name="Internet_20_link" text:visited-style-name="Visited_20_Internet_20_Link">
https://armyinform.com.ua/2023/06/23/nasha-syla-v-profesijnosti-ganna-malyar-pro-pidgotovku-vijskovyh-do-shturmovyh-dij/</text:a>
</text:p>
      <!--NEWS-->
      <text:h text:style-name="P10" text:outline-level="1">
<text:span text:style-name="T4">
Ukrainian aviation has made 10 beats in the enemy's concentration areas</text:span>
</text:h>
      <text:p text:style-name="P4">
Author: ['АРМІЯINFORM']</text:p>
      <text:p text:style-name="P4">
Time: 2023-06-23T82:00:00-04:00</text:p>
      <text:p text:style-name="P4">
Description: Yak Higher General Staff of the ZS Ukrainian, the Avіiazi forces of defense for Dob took 10 strikes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3/war-1.jpg" text:style-name="Internet_20_link" text:visited-style-name="Visited_20_Internet_20_Link">
war-1.jpg</text:a>
']</text:p>
      <text:p text:style-name="P4">
Tags: ['STOPRUSSIA', 'ВТОРГНЕННЯ РФ', 'ГШ ЗСУ']</text:p>
      <text:p text:style-name="P4">
Category: News</text:p>
      <!--METADATA-->
      <text:p text:style-name="P4">
<draw:frame draw:style-name="fr1" draw:name="Image349" text:anchor-type="as-char" svg:width="6.9236in" svg:height="4.501139in" draw:z-index="0">
<draw:image xlink:href="../Images/AРМІЯINFORM/2023-06-23T82-00-00-04-00/war-1.jpg" xlink:type="simple" xlink:show="embed" xlink:actuate="onLoad" draw:mime-type="image/jpeg"/>
</draw:frame>
Illustrative photo</text:p>
      <text:p text:style-name="P4">
<text:span text:style-name="T4">
 🔥 Situation on Russian invasion </text:span>
 As <text:a xlink:type="simple" xlink:href="https://www.facebook.com/GeneralStaff.ua/posts/pfbid021CkNSnQ8NYeU92GNhPTFCe7NYNXVssbLdcU1qwC7cJsfdhswVTvrheg2ujxjb8dhl" text:style-name="Internet_20_link" text:visited-style-name="Visited_20_Internet_20_Link">
notes</text:a>
The General Staff of the Armed Forces of Ukraine, the aviation of defense forces per day caused 10 beats of the Poyons of the focus of the enemy's personnel.</text:p>
      <text:p text:style-name="P4">
At the same time, the units of rocket troops and artillery during the day were affected by 4 areas of personnel and military equipment, 12 artillery units at fire positions, 2 means of radio electronic struggle and 1 gas defense.</text:p>
      <text:p text:style-name="P4">
News Source: <text:a xlink:type="simple" xlink:href="https://armyinform.com.ua/2023/06/23/ukrayinska-aviacziya-zavdala-10-udariv-po-rajonah-zoseredzhennya-protyvnyka/" text:style-name="Internet_20_link" text:visited-style-name="Visited_20_Internet_20_Link">
https://armyinform.com.ua/2023/06/23/ukrayinska-aviacziya-zavdala-10-udariv-po-rajonah-zoseredzhennya-protyvnyka/</text:a>
</text:p>
      <!--NEWS-->
      <text:h text:style-name="P10" text:outline-level="1">
<text:span text:style-name="T4">
Vadim Denysenko: Putin's most important psychological complex - "Caribbean Crisis Complex"</text:span>
</text:h>
      <text:p text:style-name="P4">
Author: ['Володимир Поліщук']</text:p>
      <text:p text:style-name="P4">
Time: 2023-06-23T83:00:00-04:00</text:p>
      <text:p text:style-name="P4">
Description: Dictator of the Federal District Foreign Affairs of the Federal Penitentiary, Volodymyr Putіn Pislya Vchorashnoye Vehirnyogo Videozninna ... War with Ukraine 2022, War with Ukraine Latest News today, War with Ukraine 2022 Last today, there will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photo_5235790293645772683_x.jpg" text:style-name="Internet_20_link" text:visited-style-name="Visited_20_Internet_20_Link">
photo_5235790293645772683_x.jpg</text:a>
']</text:p>
      <text:p text:style-name="P4">
Tags: ['ВТОРГНЕННЯ РФ', 'ЗАЄС']</text:p>
      <text:p text:style-name="P4">
Category: News</text:p>
      <!--METADATA-->
      <text:p text:style-name="P4">
<draw:frame draw:style-name="fr1" draw:name="Image350" text:anchor-type="as-char" svg:width="6.9236in" svg:height="4.015688in" draw:z-index="0">
<draw:image xlink:href="../Images/AРМІЯINFORM/2023-06-23T83-00-00-04-00/photo_5235790293645772683_x.jpg" xlink:type="simple" xlink:show="embed" xlink:actuate="onLoad" draw:mime-type="image/jpeg"/>
</draw:frame>
Photo from the site 5.UA</text:p>
      <text:p text:style-name="P4">
The dictator of the Russian Federation Vladimir Putin after yesterday's evening address of President of Ukraine Vladimir Zelensky will not dare to use a script of a terrorist act with radiation emission at the Zaporizhzhya Atomic Station.</text:p>
      <text:p text:style-name="P4">
The Executive Director of the Ukrainian Institute of the Future Vadim Denysenko <text:a xlink:type="simple" xlink:href="https://armyinform.com.ua/2023/06/23/pokernyj-blef-putina-sproba-perelyakaty-svit-katastrofoyu-na-zaes/" text:style-name="Internet_20_link" text:visited-style-name="Visited_20_Internet_20_Link">
declared</text:a>
Armyinform in an exclusive comment. The question of the correspondent of the Ministry of Defense Information Agency, which the purpose of this second, after a "dirty bomb", a wave of nuclear blackmail of Russia, Denysenko replied that its root causes should be sought in the psychological characteristics of the leading state formation.</text:p>
      <ul>
        <li>
As for me, its main psychological complex is the "Caribbean Crais" complex. He sincerely believes that if Khrushchev was not frightened, not turning back, but placed missiles in Cuba - history would go another way and the Soviet Union would have won the United States of America, which ceased to blossom as a large state. Quintessence of Putin's entire life is to win in the Caribbean Criz - 2, - said Vadim Denysenko. -So, he now plays in Zugor, and we can only oppose this global information and psychological against the Russian Federation. Being a coward in nature, he will never press the Red button. But he believes that he is much weaker around the world, so he can be frightened and swallow this "poker bluff".</li>
      </ul>
      <text:p text:style-name="P4">
The director of the Ukrainian Institute of the Future believes that during the future and for three months we are waiting for incredibly complex and nervous swings-it will be important to continue the situation.</text:p>
      <text:p text:style-name="P4">
However, Vadim Denysenko predicts that an attempt to diversion in the Zaporizhzhya Asto will not be accused of Russian dictator in this Ukraine.</text:p>
      <text:p text:style-name="P4">
News Source: <text:a xlink:type="simple" xlink:href="https://armyinform.com.ua/2023/06/23/vadym-denysenko-najgolovnishyj-psyhologichnyj-kompleks-putina-kompleks-karybskoyi-kryzy/" text:style-name="Internet_20_link" text:visited-style-name="Visited_20_Internet_20_Link">
https://armyinform.com.ua/2023/06/23/vadym-denysenko-najgolovnishyj-psyhologichnyj-kompleks-putina-kompleks-karybskoyi-kryzy/</text:a>
</text:p>
      <!--NEWS-->
      <text:h text:style-name="P10" text:outline-level="1">
<text:span text:style-name="T4">
In Chernihiv, memorable crosses are installed to honor the memory of the dead heroes</text:span>
</text:h>
      <text:p text:style-name="P4">
Author: ['Григорій Мазур']</text:p>
      <text:p text:style-name="P4">
Time: 2023-06-23T84:00:00-04:00</text:p>
      <text:p text:style-name="P4">
Description: At the Chernigovs, the Metoy Meshanuvannya Pam'yatі, Yaki Viddali his own lives in the battles for defense ... War with Ukraine 2022, war with Ukraine Latest news today, News War with Ukraine 2022 are the last for today, will there be a war between Ukraine and Russia and Russia and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photo_2023-06-23_18-13-33.jpg" text:style-name="Internet_20_link" text:visited-style-name="Visited_20_Internet_20_Link">
photo_2023-06-23_18-13-33.jpg</text:a>
', '<text:a xlink:type="simple" xlink:href="https://armyinform.com.ua/wp-content/uploads/2023/06/photo_2023-06-23_18-13-32-150x150.jpg" text:style-name="Internet_20_link" text:visited-style-name="Visited_20_Internet_20_Link">
photo_2023-06-23_18-13-32-150x150.jpg</text:a>
', '<text:a xlink:type="simple" xlink:href="https://armyinform.com.ua/wp-content/uploads/2023/06/photo_2023-06-23_18-13-33-2-150x150.jpg" text:style-name="Internet_20_link" text:visited-style-name="Visited_20_Internet_20_Link">
photo_2023-06-23_18-13-33-2-150x150.jpg</text:a>
', '<text:a xlink:type="simple" xlink:href="https://armyinform.com.ua/wp-content/uploads/2023/06/photo_2023-06-23_18-13-34-150x150.jpg" text:style-name="Internet_20_link" text:visited-style-name="Visited_20_Internet_20_Link">
photo_2023-06-23_18-13-34-150x150.jpg</text:a>
', '<text:a xlink:type="simple" xlink:href="https://armyinform.com.ua/wp-content/uploads/2023/06/photo_2023-06-23_18-13-35-150x150.jpg" text:style-name="Internet_20_link" text:visited-style-name="Visited_20_Internet_20_Link">
photo_2023-06-23_18-13-35-150x150.jpg</text:a>
']</text:p>
      <text:p text:style-name="P4">
Tags: ['STOPRUSSIA']</text:p>
      <text:p text:style-name="P4">
Category: News</text:p>
      <!--METADATA-->
      <text:p text:style-name="P4">
<draw:frame draw:style-name="fr1" draw:name="Image351" text:anchor-type="as-char" svg:width="6.9236in" svg:height="5.1927in" draw:z-index="0">
<draw:image xlink:href="../Images/AРМІЯINFORM/2023-06-23T84-00-00-04-00/photo_2023-06-23_18-13-33.jpg" xlink:type="simple" xlink:show="embed" xlink:actuate="onLoad" draw:mime-type="image/jpeg"/>
</draw:frame>
In Chernihiv, in order to honor the memory of the soldiers who gave their lives to the Boyachz defense of the city, they establish commemorative crosses. The initiator of the action was the Cherry Military Administration headed by its chief Dmitryrombrezhinsky, the former commander of the brigade, the colonel of the Armed Forces of Ukraine.</text:p>
      <text:p text:style-name="P4">
<text:a xlink:type="simple" xlink:href="https://armyinform.com.ua/wp-content/uploads/2023/06/photo_2023-06-23_18-13-32.jpg" text:style-name="Internet_20_link" text:visited-style-name="Visited_20_Internet_20_Link">
!(Images/AРМІЯINFORM/2023-06-23T84-00-00-04-00/photo_2023-06-23_18-13-32-150x150.jpg)</text:a>
</text:p>
      <text:p text:style-name="P4">
<text:a xlink:type="simple" xlink:href="https://armyinform.com.ua/wp-content/uploads/2023/06/photo_2023-06-23_18-13-33-2.jpg" text:style-name="Internet_20_link" text:visited-style-name="Visited_20_Internet_20_Link">
<draw:frame draw:style-name="fr1" draw:name="Image352" text:anchor-type="as-char" svg:width="6.9236in" svg:height="6.9236in" draw:z-index="0">
<draw:image xlink:href="../Images/AРМІЯINFORM/2023-06-23T84-00-00-04-00/photo_2023-06-23_18-13-33-2-150x150.jpg" xlink:type="simple" xlink:show="embed" xlink:actuate="onLoad" draw:mime-type="image/jpeg"/>
</draw:frame>
</text:a>
- We install a new commemorative cross every week, - Dmitrybrezhinsky shared his plan. - We want to install up to ten such memorials. Today is the fourth.</text:p>
      <text:p text:style-name="P4">
The official said that the first commemorative sign was installed in the destroyed by Russian invaders of the village of Novoselivka, the second and third - near the destroyed buildings of the Epicenter shop and ski base.</text:p>
      <text:p text:style-name="P4">
<text:a xlink:type="simple" xlink:href="https://armyinform.com.ua/wp-content/uploads/2023/06/photo_2023-06-23_18-13-34.jpg" text:style-name="Internet_20_link" text:visited-style-name="Visited_20_Internet_20_Link">
!(Images/AРМІЯINFORM/2023-06-23T84-00-00-04-00/photo_2023-06-23_18-13-34-150x150.jpg)</text:a>
</text:p>
      <text:p text:style-name="P4">
<text:a xlink:type="simple" xlink:href="https://armyinform.com.ua/wp-content/uploads/2023/06/photo_2023-06-23_18-13-35.jpg" text:style-name="Internet_20_link" text:visited-style-name="Visited_20_Internet_20_Link">
<draw:frame draw:style-name="fr1" draw:name="Image353" text:anchor-type="as-char" svg:width="6.9236in" svg:height="6.9236in" draw:z-index="0">
<draw:image xlink:href="../Images/AРМІЯINFORM/2023-06-23T84-00-00-04-00/photo_2023-06-23_18-13-35-150x150.jpg" xlink:type="simple" xlink:show="embed" xlink:actuate="onLoad" draw:mime-type="image/jpeg"/>
</draw:frame>
</text:a>
- Every locally knows that in this section of the Ring Street, near Chernyhiv Regional Tub dispensary, cruel fights continued, - said the Testrobronets Sergey, a participant in Chernihiv defense. - Initially, the columns of enemies on the approaches to the city. Then his defenders departed a little, and it was this place that created one of the lines of defense and stood there before removing the siege.</text:p>
      <text:p text:style-name="P4">
Dmitry Brezhynsky identifies the places of installation of commemorative crosses together by the Warmakers of the North Outpost and volunteers who work with their manufacture. It is planned that these memorial signs will be established throughout the line of heroic defense of the regional center, which last two months from the beginning of large -scale aggression.</text:p>
      <text:p text:style-name="P4">
<text:span text:style-name="T5">
Opto author</text:span>
</text:p>
      <text:p text:style-name="P4">
News Source: <text:a xlink:type="simple" xlink:href="https://armyinform.com.ua/2023/06/23/u-chernigovi-vstanovlyuyut-pamyatni-hresty-shhob-vshanuvaty-pamyat-zagyblyh-geroyiv/" text:style-name="Internet_20_link" text:visited-style-name="Visited_20_Internet_20_Link">
https://armyinform.com.ua/2023/06/23/u-chernigovi-vstanovlyuyut-pamyatni-hresty-shhob-vshanuvaty-pamyat-zagyblyh-geroyiv/</text:a>
</text:p>
      <!--NEWS-->
      <text:h text:style-name="P10" text:outline-level="1">
<text:span text:style-name="T4">
Alexei Reznikov congratulated civil servants on a professional holiday</text:span>
</text:h>
      <text:p text:style-name="P4">
Author: ['АРМІЯINFORM']</text:p>
      <text:p text:style-name="P4">
Time: 2023-06-23T85:00:00-04:00</text:p>
      <text:p text:style-name="P4">
Description: In the day of the day of the Personal Service, the defense of the Ukrainian defense of the Ukrainian Reznikov provitav ... the war with Ukraine 2022, the war with Ukraine is the latest news today, the news war with Ukraine 2022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5e6030a3cd1031316887d7e3ed8bd79adb1d65d3.jpeg" text:style-name="Internet_20_link" text:visited-style-name="Visited_20_Internet_20_Link">
5e6030a3cd1031316887d7e3ed8bd79adb1d65d3.jpeg</text:a>
', '<text:a xlink:type="simple" xlink:href="https://armyinform.com.ua/wp-content/uploads/2023/06/693fad8499585d927ed2973c741e4a8f084b83cb-150x150.jpeg" text:style-name="Internet_20_link" text:visited-style-name="Visited_20_Internet_20_Link">
693fad8499585d927ed2973c741e4a8f084b83cb-150x150.jpeg</text:a>
', '<text:a xlink:type="simple" xlink:href="https://armyinform.com.ua/wp-content/uploads/2023/06/7ba5c5217762cc36351454e411460f04e2cc876c-150x150.jpeg" text:style-name="Internet_20_link" text:visited-style-name="Visited_20_Internet_20_Link">
7ba5c5217762cc36351454e411460f04e2cc876c-150x150.jpeg</text:a>
']</text:p>
      <text:p text:style-name="P4">
Tags: ['ОЛЕКСІЙ РЕЗНІКОВ']</text:p>
      <text:p text:style-name="P4">
Category: News</text:p>
      <!--METADATA-->
      <text:p text:style-name="P4">
<draw:frame draw:style-name="fr1" draw:name="Image354" text:anchor-type="as-char" svg:width="6.9236in" svg:height="3.894525in" draw:z-index="0">
<draw:image xlink:href="../Images/AРМІЯINFORM/2023-06-23T85-00-00-04-00/5e6030a3cd1031316887d7e3ed8bd79adb1d65d3.jpeg" xlink:type="simple" xlink:show="embed" xlink:actuate="onLoad" draw:mime-type="image/jpeg"/>
</draw:frame>
Suvorov Photorandry</text:p>
      <text:p text:style-name="P4">
On the occasion of the Civil Service Day, the Minister of Defense of Ukraine Alexei Reznikov said civil servants on a professional holiday and presented state awards and confidential honors.</text:p>
      <text:p text:style-name="P4">
“The widespread war has protested the whole state for strength, including the September Service. I can say that we have passed this test worthy. The state did not lose its leadership, the management system, everything worked regardless of who, wherever it was, ”Alexei Reznikov said.</text:p>
      <text:p text:style-name="P4">
According to the minister, trust in the state begins with the personality of civil servants. The level of confidence in the authorities as a whole depends on their professionalism, the ability to make quickly and qualitatively.</text:p>
      <text:p text:style-name="P4">
"Each of you today performs its mission and serves, because the state employees also take the oath of allegiance to the Ukrainian Naroda and serve," the Minister of Defense emphasized.</text:p>
      <text:p text:style-name="P4">
He also added that about 6 500 civil servants are currently working in the Armed Forces of Ukraine, and almost 600 in the Ministry of Defense.</text:p>
      <text:p text:style-name="P4">
<text:a xlink:type="simple" xlink:href="https://armyinform.com.ua/wp-content/uploads/2023/06/693fad8499585d927ed2973c741e4a8f084b83cb.jpeg" text:style-name="Internet_20_link" text:visited-style-name="Visited_20_Internet_20_Link">
!(Images/AРМІЯINFORM/2023-06-23T85-00-00-04-00/693fad8499585d927ed2973c741e4a8f084b83cb-150x150.jpeg)</text:a>
Photo by Andriy Suvorov</text:p>
      <text:p text:style-name="P4">
<text:a xlink:type="simple" xlink:href="https://armyinform.com.ua/wp-content/uploads/2023/06/7ba5c5217762cc36351454e411460f04e2cc876c.jpeg" text:style-name="Internet_20_link" text:visited-style-name="Visited_20_Internet_20_Link">
!(Images/AРМІЯINFORM/2023-06-23T85-00-00-04-00/7ba5c5217762cc36351454e411460f04e2cc876c-150x150.jpeg)</text:a>
Photo by Andriy Suvorov</text:p>
      <text:p text:style-name="P4">
News Source: <text:a xlink:type="simple" xlink:href="https://armyinform.com.ua/2023/06/23/oleksij-reznikov-pryvitav-derzhsluzhbovcziv-z-profesijnym-svyatom/" text:style-name="Internet_20_link" text:visited-style-name="Visited_20_Internet_20_Link">
https://armyinform.com.ua/2023/06/23/oleksij-reznikov-pryvitav-derzhsluzhbovcziv-z-profesijnym-svyatom/</text:a>
</text:p>
      <!--NEWS-->
      <text:h text:style-name="P10" text:outline-level="1">
<text:span text:style-name="T4">
Let the victory of Ukraine and the successful transformation of state institutions will be the best honoring of the memory of all our dead heroes - the appeal of the President of Ukraine</text:span>
</text:h>
      <text:p text:style-name="P4">
Author: ['АРМІЯINFORM']</text:p>
      <text:p text:style-name="P4">
Time: 2023-06-23T86:00:00-04:00</text:p>
      <text:p text:style-name="P4">
Description: I am healthy, Shanovna Ukrainian!PIDSUMKI TSOO for a single day. Narada for ... War with Ukraine 2022, War with Ukraine latest news today, News War with Ukraine 2022 The last for today, whether the war between Ukraine and Russia will be and when, the war with Ukraine in 2022 will be or not, will there be war with Ukraine in the near future says, the war with Ukraine, Ukraine’s news today, Ukrainian news in Ukrainian media in Russian</text:p>
      <text:p text:style-name="P4">
Images: ['<text:a xlink:type="simple" xlink:href="https://armyinform.com.ua/wp-content/uploads/2023/06/2e13a22f447d0ada478d741f93cc64b6_1687527999_extra_large-1.jpeg" text:style-name="Internet_20_link" text:visited-style-name="Visited_20_Internet_20_Link">
2e13a22f447d0ada478d741f93cc64b6_1687527999_extra_large-1.jpeg</text:a>
']</text:p>
      <text:p text:style-name="P4">
Tags: ['STOPRUSSIA', 'ВОЛОДИМИР ЗЕЛЕНСЬКИЙ']</text:p>
      <text:p text:style-name="P4">
Category: News</text:p>
      <!--METADATA-->
      <text:p text:style-name="P4">
<draw:frame draw:style-name="fr1" draw:name="Image355" text:anchor-type="as-char" svg:width="6.9236in" svg:height="4.31174in" draw:z-index="0">
<draw:image xlink:href="../Images/AРМІЯINFORM/2023-06-23T86-00-00-04-00/2e13a22f447d0ada478d741f93cc64b6_1687527999_extra_large-1.jpeg" xlink:type="simple" xlink:show="embed" xlink:actuate="onLoad" draw:mime-type="image/jpeg"/>
</draw:frame>
<text:span text:style-name="T4">
 _ I wish health, dear Ukrainians!_ </text:span>
</text:p>
      <text:p text:style-name="P4">
Summary of this busy day.</text:p>
      <text:p text:style-name="P4">
The meeting on the results of the London Conference on Restoration of Ukraine is a powerful event, good achievements for our country. The support from the Great Britain, the USA, the European Union is very significant. Long -term support programs for a survey, for years ahead. About five hundred world companies, strong companies, interest in investments in Ukraine. Clear support for Ukraine's membership in the European Union: politically is so perceived-as a member of the European Union. We are working on the mechanism of confiscation of assets of the terrorist state and persons. I thank everyone who prepared the conference and participated in the work of our work is really important.</text:p>
      <text:p text:style-name="P4">
There was a very meaningful NSDC meeting today. I have already reported separately about it. I also spent the meeting. A very important point of our discussion is justice. What concerns the military committee, including scandalous ... figure in Odessa. This person should definitely not be in the system of managing forces, very unpleasant, frankly immoral and wrong, that this person is all remained in his position. He instructed the Zaluzhny Chief of Zelyudin from his post. And the first Deputy Minister of Defense of Ukraine Pavlyukuruchool to organize a check of the whole system of military committee. It is a pity and time of the rate now has to spend on such issues.</text:p>
      <text:p text:style-name="P4">
Of course, they considered in great detail the situation on the forefront - all the basic inquiries, the supply of ammunition, artillery ... Everything that needs attention to the rate today. Commanders-Generals of Zaluzhny, Syrsky, Tarnavsky, Moskalov, Vice Admiral of her Zhpapa, General Mid, officials, government officials reported. All.</text:p>
      <text:p text:style-name="P4">
He was honored to congratulate our military educational institutions on the issue of officers ... at once six universities. Kharkiv National University of Air Force, Military Institute of Tank Troops of Kharkiv Polytechnic, Military Institute of Shevchenko University of Kyiv, Military Institute of Communications and Informatization named after Kruty Heroes, Ukrainian Military Medical Academy and Department of Military Training of the National University of Ukraine. I thank everyone and everyone who chooses to be a Ukrainian officer, and I wish two absolutely fundamental ways: to destroy the occupiers and the fastest victory as much as possible.</text:p>
      <text:p text:style-name="P4">
And two more things.And, of course, the front. To know our heroes, to be grateful to them is necessarily.</text:p>
      <text:p text:style-name="P4">
I would like to celebrate the warriors of our 35th separate brigade of naval infantry today today. Brigades that performs extremely difficult tasks. The guys who fight the same as the Ukrainian soldiers should fight. Senior sailor Vyacheslavimangulov and junior lieutenant Sergey Penov - thank you guys, for your exemplary and courage in the battles in Donetsk region. Such are our warriors, Ukrainian warriors. Well done!</text:p>
      <text:p text:style-name="P4">
And I ask everyone and everyone: please honor the memory of our two paratroopers. Especially brave, especially strong. They gave the life of the state, for our people right now - in the battles in June, and Ukraine should remember them. Captain Ivan Kotzur ... Eternal memory!Senior Lieutenant Alexanderkanji ... Eternal memory!May the victory of Ukraine in this war and the success of our state institutions in the same strong and effective as the warriors are the best honoring of the memory of all our heroic times that have fought and died for the sake of freedom and strength of Ukraine!</text:p>
      <text:p text:style-name="P4">
<text:span text:style-name="T4">
<text:span text:style-name="T5">
Glory to Ukraine!</text:span>
</text:span>
</text:p>
      <text:p text:style-name="P4">
Source: [Presidential Official Internet-Representation]](https://www.president.gov.ua/news/haj-peremoga-ukrayini-ta-uspishna-transformaciya-derzhavnih-83777?fbclid=IwAR3h83A7_G23ltwe4f4MLMDIvUT4k59VpMkfG50noCGnWyFaBGmXs2FNjfY)</text:p>
      <text:p text:style-name="P4">
News Source: <text:a xlink:type="simple" xlink:href="https://armyinform.com.ua/2023/06/23/haj-peremoga-ukrayiny-ta-uspishna-transformacziya-derzhavnyh-instytuczij-bude-najkrashhym-ushanuvannyam-pam%ca%bcyati-vsih-nashyh-geroyiv-zvernennya-prezydenta-volodymyra-zelenskogo/" text:style-name="Internet_20_link" text:visited-style-name="Visited_20_Internet_20_Link">
https://armyinform.com.ua/2023/06/23/haj-peremoga-ukrayiny-ta-uspishna-transformacziya-derzhavnyh-instytuczij-bude-najkrashhym-ushanuvannyam-pam%ca%bcyati-vsih-nashyh-geroyiv-zvernennya-prezydenta-volodymyra-zelenskogo/</text:a>
</text:p>
      <!--NEWS-->
      <text:h text:style-name="P10" text:outline-level="1">
<text:span text:style-name="T4">
Dmitry Kuleb about "Dirty Bombs": Ukraine has never had them, has no or plans to develop</text:span>
</text:h>
      <text:p text:style-name="P4">
Author: ['АРМІЯINFORM']</text:p>
      <text:p text:style-name="P4">
Time: 2023-06-23T87:00:00-04:00</text:p>
      <text:p text:style-name="P4">
Description: The Ministry of Laws of the Lawless Herds of Ukraine Dmitro Kuleba Vidreaguvu on Chergovi Rosіyski fakes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kuleba.jpg" text:style-name="Internet_20_link" text:visited-style-name="Visited_20_Internet_20_Link">
kuleba.jpg</text:a>
']</text:p>
      <text:p text:style-name="P4">
Tags: ['БРУДНА БОМБА', 'ДМИТРО КУЛЕБА', 'ЗАЯВА МЗС УКРАЇНИ', 'МАГАТЕ']</text:p>
      <text:p text:style-name="P4">
Category: News</text:p>
      <!--METADATA-->
      <text:p text:style-name="P4">
<draw:frame draw:style-name="fr1" draw:name="Image356" text:anchor-type="as-char" svg:width="6.9236in" svg:height="4.2817in" draw:z-index="0">
<draw:image xlink:href="../Images/AРМІЯINFORM/2023-06-23T87-00-00-04-00/kuleba.jpg" xlink:type="simple" xlink:show="embed" xlink:actuate="onLoad" draw:mime-type="image/jpeg"/>
</draw:frame>
Foreign Minister of Ukraine Dmytro Kuleba reacted to the next fakes about the development of "dirty bombs".</text:p>
      <text:p text:style-name="P4">
About this <text:a xlink:type="simple" xlink:href="https://twitter.com/DmytroKuleba/status/1672173521865265153" text:style-name="Internet_20_link" text:visited-style-name="Visited_20_Internet_20_Link">
it is referred</text:a>
In his Twitter.</text:p>
      <text:p text:style-name="P4">
"Russian propaganda again took up the old, trying to fabricate the history of the" dirty bomb. " I repeat: <text:span text:style-name="T4">
 Ukraine has never had, does not plan to develop "dirty bombs" </text:span>
, - he wrote in his post.</text:p>
      <text:p text:style-name="P4">
Dmytro Kuleba emphasized that when Russia first published this hoax, Ukraine gave full access to the IAEA, which debunked this lie.</text:p>
      <text:p text:style-name="P4">
News Source: <text:a xlink:type="simple" xlink:href="https://armyinform.com.ua/2023/06/23/dmytro-kuleba-pro-brudni-bomby-ukrayina-nikoly-yih-ne-mala-ne-maye-i-ne-planuye/" text:style-name="Internet_20_link" text:visited-style-name="Visited_20_Internet_20_Link">
https://armyinform.com.ua/2023/06/23/dmytro-kuleba-pro-brudni-bomby-ukrayina-nikoly-yih-ne-mala-ne-maye-i-ne-planuye/</text:a>
</text:p>
      <!--NEWS-->
      <text:h text:style-name="P10" text:outline-level="1">
<text:span text:style-name="T4">
Two more prisoners of war were returned to Ukraine from Hungary, which were transferred to Moscow Budapest - the Foreign Ministry</text:span>
</text:h>
      <text:p text:style-name="P4">
Author: ['АРМІЯINFORM']</text:p>
      <text:p text:style-name="P4">
Time: 2023-06-23T88:00:00-04:00</text:p>
      <text:p text:style-name="P4">
Description: Ukrainian diplomati was visible to the Ugorschshchini of the Shchekhkhokovoi Box of the Viexovo -Lonen, Yaki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249282.jpg" text:style-name="Internet_20_link" text:visited-style-name="Visited_20_Internet_20_Link">
249282.jpg</text:a>
']</text:p>
      <text:p text:style-name="P4">
Tags: ['STOPRUSSIA', 'АГРЕСІЯ РФ']</text:p>
      <text:p text:style-name="P4">
Category: News</text:p>
      <!--METADATA-->
      <text:p text:style-name="P4">
<draw:frame draw:style-name="fr1" draw:name="Image357" text:anchor-type="as-char" svg:width="6.9236in" svg:height="4.615733in" draw:z-index="0">
<draw:image xlink:href="../Images/AРМІЯINFORM/2023-06-23T88-00-00-04-00/249282.jpg" xlink:type="simple" xlink:show="embed" xlink:actuate="onLoad" draw:mime-type="image/jpeg"/>
</draw:frame>
Illustrative photo</text:p>
      <text:p text:style-name="P4">
Ukrainian diplomats were taken out of Hungary by two other Ukrainian -begged ones, which were transferred to Moscow by Budapest.</text:p>
      <text:p text:style-name="P4">
About it <text:a xlink:type="simple" xlink:href="https://www.facebook.com/oleg.nikolenko.50" text:style-name="Internet_20_link" text:visited-style-name="Visited_20_Internet_20_Link">
reports</text:a>
A spokesman of the MZOGL Nikolenko.</text:p>
      <text:p text:style-name="P4">
“In this way, the Ukrainian side has been able to return five Ukrainian defense tracts. We work for the other six soldiers to return their relatives as soon as possible, ”the post reads.</text:p>
      <text:p text:style-name="P4">
News Source: <text:a xlink:type="simple" xlink:href="https://armyinform.com.ua/2023/06/23/do-ukrayiny-z-ugorshhyny-povernuly-shhe-dvoh-vijskovopolonenyh-yaki-buly-peredani-moskvoyu-budapeshtu-mzs/" text:style-name="Internet_20_link" text:visited-style-name="Visited_20_Internet_20_Link">
https://armyinform.com.ua/2023/06/23/do-ukrayiny-z-ugorshhyny-povernuly-shhe-dvoh-vijskovopolonenyh-yaki-buly-peredani-moskvoyu-budapeshtu-mzs/</text:a>
</text:p>
      <!--NEWS-->
      <text:h text:style-name="P10" text:outline-level="1">
<text:span text:style-name="T4">
"Security is the first priority" - the address of the Head of State on the results of the NSDC meeting</text:span>
</text:h>
      <text:p text:style-name="P4">
Author: ['АРМІЯINFORM']</text:p>
      <text:p text:style-name="P4">
Time: 2023-06-23T89:00:00-04:00</text:p>
      <text:p text:style-name="P4">
Description: I am healthy, Shanovna Ukrainian!Provviv Zhidannya RNBO. Three guards of the order .... War with Ukraine 2022, War with Ukraine Latest news today, News War with Ukraine 2022 Last for today, will there be a war between Ukraine and Russia and when, the war with Ukraine will be or not, there will be or not, there will be whether the war with Ukraine in the near future says, the war with Ukraine, Ukrainian news today, Ukrainian news in Ukrainian media in Russian</text:p>
      <text:p text:style-name="P4">
Images: ['<text:a xlink:type="simple" xlink:href="https://armyinform.com.ua/wp-content/uploads/2023/06/2e13a22f447d0ada478d741f93cc64b6_1687527999_extra_large.jpeg" text:style-name="Internet_20_link" text:visited-style-name="Visited_20_Internet_20_Link">
2e13a22f447d0ada478d741f93cc64b6_1687527999_extra_large.jpeg</text:a>
']</text:p>
      <text:p text:style-name="P4">
Tags: ['STOPRUSSIA', 'АГРЕСІЯ РФ', 'ВОЛОДИМИР ЗЕЛЕНСЬКИЙ', 'ВТОРГНЕННЯ РФ', 'РНБО']</text:p>
      <text:p text:style-name="P4">
Category: News</text:p>
      <!--METADATA-->
      <text:p text:style-name="P4">
<draw:frame draw:style-name="fr1" draw:name="Image358" text:anchor-type="as-char" svg:width="6.9236in" svg:height="4.31174in" draw:z-index="0">
<draw:image xlink:href="../Images/AРМІЯINFORM/2023-06-23T89-00-00-04-00/2e13a22f447d0ada478d741f93cc64b6_1687527999_extra_large.jpeg" xlink:type="simple" xlink:show="embed" xlink:actuate="onLoad" draw:mime-type="image/jpeg"/>
</draw:frame>
_ <text:span text:style-name="T4">
 I wish health, dear Ukrainians!</text:span>
 _</text:p>
      <text:p text:style-name="P4">
Held a NSDC meeting. Three issues of the agenda. The most important thing: Ministryklimenko and Kamyshin presented the first summary results of inspection of the shelters of the Uregions of our country: Klimenko - throughout the country, Kamyshin - about Kiev. In general, today they considered the situation with shelters in regions, areas, cities that enemy terrorizes.</text:p>
      <text:p text:style-name="P4">
The conclusions are disappointing. Almost all over the country. It is Kyiv, Zaporizhzhia, and Kharkiv, Idnopro, and Konotop, and Bila Tserkva, and many other cities. Particularly cynical tagnebic situation in those cities that have considerable financial resources, but unfortunately, are other priorities. Personnel decisions will be.</text:p>
      <text:p text:style-name="P4">
Affordable and reliable shelters across the country should be and will be priority for leaders at all levels. Safety is the first priority.</text:p>
      <text:p text:style-name="P4">
The Prosecutor General informed the NSDC about the claim of the prosecutor's office to return the shelters that were illegally withdrawn from the property of the communities. Today - more than 400 such claims around the country, work is ongoing.</text:p>
      <text:p text:style-name="P4">
Prime Minister Smigal also reported on a difficult situation with the state of bridge bridges. The largest cities, including Kyiv. The state is frank. There is a decision of the NSDC to create a commission to check all bridges, overpasses all over the country. Responsible for checking the Vice Prime Minister.</text:p>
      <text:p text:style-name="P4">
The second point of the agenda is the courts.</text:p>
      <text:p text:style-name="P4">
Vice Prime Minister Stephanyshina informed the NSDC on the intermediate oral evaluation of the European Commission of our institutional progress, in particular, this concerns perfect reform.</text:p>
      <text:p text:style-name="P4">
Much has been done. But we consider this only as the necessary basis for our consistent obligations to Ukrainians about justice. It is obvious that the former Supreme Court's former chairman and other such situations in judicial system have a stiffer state policy regarding the requirements for judges, to all who work in the justice system and their liability for violations. Cordual violations.</text:p>
      <text:p text:style-name="P4">
The Verkhovna Rada of Ukraine appealed to the NSDC. Today we considered the appeals.The following. There must be verification of judges' integrity. And not just before the appointment. Unfortunately, time may change people who have been a positive conclusion in the courts. And I think it is worth checking, in particular, using a lie detector.</text:p>
      <text:p text:style-name="P4">
It is very important: we have to strengthen the role of jury court, to expand cases of its application in Ukraine. And this is not just about democracy, it is about the fairness.</text:p>
      <text:p text:style-name="P4">
Separately discussed the issues of protection of business and investors in courts. Cefoundamental task. A strong economy is a protected investment, a cigarette protection of property rights. And it should be. If you need a separate mechanism that will protect the business, investors, we have to provide it. There are responsible proposals.</text:p>
      <text:p text:style-name="P4">
Of course, we discussed the tasks that we have to accomplish by the end of the year to fully implement each European Commission recommendation to start negotiating the Uevroseyuz. For each such direction, the NSDC gave the necessary protocol orders. I am sure that they all realistically fulfill them.</text:p>
      <text:p text:style-name="P4">
Today is exactly the year as Ukraine has acquired the status of a candidate for entry into the European Union, the goal is to start membership negotiations. Ukraine will definitely do its part of work.</text:p>
      <text:p text:style-name="P4">
<text:span text:style-name="T5">
<text:span text:style-name="T4">
Glory to Ukraine!</text:span>
</text:span>
</text:p>
      <text:p text:style-name="P4">
_ Dudelo: <text:a xlink:type="simple" xlink:href="https://www.president.gov.ua/news/bezpeka-pershij-prioritet-zvernennya-prezidenta-ukrayini-za-83769" text:style-name="Internet_20_link" text:visited-style-name="Visited_20_Internet_20_Link">
Presidential Office of Ukraine</text:a>
_</text:p>
      <text:p text:style-name="P4">
News Source: <text:a xlink:type="simple" xlink:href="https://armyinform.com.ua/2023/06/23/bezpeka-pershyj-priorytet-zvernennya-glavy-derzhavy-za-pidsumkamy-zasidannya-rnbo/" text:style-name="Internet_20_link" text:visited-style-name="Visited_20_Internet_20_Link">
https://armyinform.com.ua/2023/06/23/bezpeka-pershyj-priorytet-zvernennya-glavy-derzhavy-za-pidsumkamy-zasidannya-rnbo/</text:a>
</text:p>
      <!--NEWS-->
      <text:h text:style-name="P10" text:outline-level="1">
<text:span text:style-name="T4">
Kremlin tactics: To blame others of their crimes to create your own infoaliba - CPD</text:span>
</text:h>
      <text:p text:style-name="P4">
Author: ['АРМІЯINFORM']</text:p>
      <text:p text:style-name="P4">
Time: 2023-06-23T8:00:00-04:00</text:p>
      <text:p text:style-name="P4">
Description: On his own Storizhitz, Telecrama Center for the Wizin -Format -Minh about the main extension,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fejky-rashky-na-zahodi-golovna.jpg" text:style-name="Internet_20_link" text:visited-style-name="Visited_20_Internet_20_Link">
fejky-rashky-na-zahodi-golovna.jpg</text:a>
']</text:p>
      <text:p text:style-name="P4">
Tags: ['STOPRUSSIA', 'АГРЕСІЯ РФ', 'ВІЙНА', 'ВТОРГНЕННЯ РФ', 'НАРАТИВ']</text:p>
      <text:p text:style-name="P4">
Category: News</text:p>
      <!--METADATA-->
      <text:p text:style-name="P4">
<draw:frame draw:style-name="fr1" draw:name="Image359" text:anchor-type="as-char" svg:width="6.9236in" svg:height="4.32725in" draw:z-index="0">
<draw:image xlink:href="../Images/AРМІЯINFORM/2023-06-23T8-00-00-04-00/fejky-rashky-na-zahodi-golovna.jpg" xlink:type="simple" xlink:show="embed" xlink:actuate="onLoad" draw:mime-type="image/jpeg"/>
</draw:frame>
On the page of the Telegram Center for Combating Misinformation <text:a xlink:type="simple" xlink:href="https://t.me/CenterCounteringDisinformation/5863" text:style-name="Internet_20_link" text:visited-style-name="Visited_20_Internet_20_Link">
reported</text:a>
about the basic ones that are promoting Russian media today.</text:p>
      <text:p text:style-name="P4">
So Putin's mouth Peskov commented on the statement of the President of Ukraine Volodymyrazellensky that "Russia is considering a script of a terrorist act at the Zaporizhzhia atomic power plant - a terrorist act with radiation release."</text:p>
      <text:p text:style-name="P4">
Despite the fact that the Ukrainian authorities have repeatedly warned the world of pro -proceedings of Russian terrorist attacks, which then became a reality, criminal lover continues to accuse Ukraine of lies and provocations.</text:p>
      <text:p text:style-name="P4">
The accusation of the Ukrainian side of lies is a widespread narrative of the Putin Region to take away all the suspicions.</text:p>
      <text:p text:style-name="P4">
Also, one of Moscow's most common narratives is the accusation of Kiev of provocations. The purpose of this narrative is to create infoaliba.</text:p>
      <text:p text:style-name="P4">
News Source: <text:a xlink:type="simple" xlink:href="https://armyinform.com.ua/2023/06/23/osnovnyj-naratyv-shho-sogodni-prosuvayut-rosijski-media/" text:style-name="Internet_20_link" text:visited-style-name="Visited_20_Internet_20_Link">
https://armyinform.com.ua/2023/06/23/osnovnyj-naratyv-shho-sogodni-prosuvayut-rosijski-media/</text:a>
</text:p>
      <!--NEWS-->
      <text:h text:style-name="P10" text:outline-level="1">
<text:span text:style-name="T4">
Zelensky congratulated the adoption of the 11th package of EU sanctions against Russia</text:span>
</text:h>
      <text:p text:style-name="P4">
Authors: Ukrinform (Person)</text:p>
      <text:p text:style-name="P4">
Publisher: Укринформ (Organization)</text:p>
      <text:p text:style-name="P4">
Published Time: 2023-06-23T8:33:00+03:00</text:p>
      <text:p text:style-name="P4">
Modified Time: 2023-06-23T22:33:00+03:00</text:p>
      <text:p text:style-name="P4">
Description: President Volodymyr Zelensky congratulated the decision on the adoption of the 11th Package of the European Union sanctions against Russia and expects to further intensify restrictions, including against Russian nuclear power. - Ukrinform.</text:p>
      <text:p text:style-name="P4">
Images: ['<text:a xlink:type="simple" xlink:href="https://static.ukrinform.com/photos/2023_06/thumb_files/630_360_1687376812-770.jpeg" text:style-name="Internet_20_link" text:visited-style-name="Visited_20_Internet_20_Link">
630_360_16873...</text:a>
']</text:p>
      <text:p text:style-name="P4">
Tags: ['Євросоюз', 'Санкції', 'Зеленський', 'Війна з Росією']</text:p>
      <text:p text:style-name="P4">
Type: Article</text:p>
      <!--METADATA-->
      <text:p text:style-name="P4">
<draw:frame draw:style-name="fr1" draw:name="Image360" text:anchor-type="as-char" svg:width="6.9236in" svg:height="3.956343in" draw:z-index="0">
<draw:image xlink:href="../Images/yкринформ/2023-06-23T8-33-00-03-00/630_360_1687376812-770.jpeg" xlink:type="simple" xlink:show="embed" xlink:actuate="onLoad" draw:mime-type="image/jpeg"/>
</draw:frame>
The Presidential Lordir Zelensky congratulated the decision on the adoption of the 11th Package of the Sanctioning European Union against Russia and expects to further intensify restrictions, including against Russian nuclear power.</text:p>
      <text:p text:style-name="P4">
The Head of State said this in <text:a xlink:type="simple" xlink:href="https://twitter.com/ZelenskyyUa/status/1672318603805204494" text:style-name="Internet_20_link" text:visited-style-name="Visited_20_Internet_20_Link">
Twitter</text:a>
, reports Ukrinform.</text:p>
      <text:p text:style-name="P4">
“We congratulate the long-awaited and important adoption of the European Council of the 11th EU Package, aimed at stopping bypassing sanctions by Russia. We are waiting for its effective implementation for the stopping of the Russian military machine and the further strengthening of the restrictive measures of the European Union, in particular against Russian nuclear power, ”Zelensky emphasized.</text:p>
      <text:p text:style-name="Quotations">

<text:p text:style-name="P4">
Congratulations for the long -awaited and important adoption <text:a xlink:type="simple" xlink:href="https://twitter.com/EUCouncil" text:style-name="Internet_20_link" text:visited-style-name="Visited_20_Internet_20_Link">
@eucouncil&gt;
</text:a>
11th Package of Sanctions,&gt;
 aimed at stopping bypassing sanctions on the outside. We look forward to&gt;
 its effective implementation to stop the military machine and further strengthen&gt;
 restrictive measures, including… &gt;
&gt;
 - Volodymyr Zelenskyy(@ZelenskyyUa)<text:a xlink:type="simple" xlink:href="https://twitter.com/ZelenskyyUa/status/1672318603805204494" text:style-name="Internet_20_link" text:visited-style-name="Visited_20_Internet_20_Link">
 June 23, 2023&gt;
 </text:a>
As it was reported, on June 23, the European Union approved and published details of the 11th Package of Sanctions against the Russian Federation.</text:p>

</text:p>
      <text:p text:style-name="P4">
News Source: <text:a xlink:type="simple" xlink:href="https://www.ukrinform.ua/rubric-economy/3727013-zelenskij-privitav-uhvalenna-11go-paketu-sankcij-evrosouzu-proti-rf.html" text:style-name="Internet_20_link" text:visited-style-name="Visited_20_Internet_20_Link">
https://www.ukrinform.ua/rubric-economy/3727013-zelenskij-privitav-uhvalenna-11go-paketu-sankcij-evrosouzu-proti-rf.html</text:a>
</text:p>
      <!--NEWS-->
      <text:h text:style-name="P10" text:outline-level="1">
<text:span text:style-name="T4">
Only our military who planned an offensive can now evaluate its course - Anna Malyar</text:span>
</text:h>
      <text:p text:style-name="P4">
Author: ['АРМІЯINFORM']</text:p>
      <text:p text:style-name="P4">
Time: 2023-06-23T90:00:00-04:00</text:p>
      <text:p text:style-name="P4">
Description: Not a trebus of an itsykuvati, the offender is a tent of Dazhe Shvidka. Tse Viina. Vorog post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5/ganna-malyar.jpg" text:style-name="Internet_20_link" text:visited-style-name="Visited_20_Internet_20_Link">
ganna-malyar.jpg</text:a>
']</text:p>
      <text:p text:style-name="P4">
Tags: ['STOPRUSSIA', 'АГРЕСІЯ РФ', 'ГАННА МАЛЯР']</text:p>
      <text:p text:style-name="P4">
Category: News</text:p>
      <!--METADATA-->
      <text:p text:style-name="P4">
<draw:frame draw:style-name="fr1" draw:name="Image361" text:anchor-type="as-char" svg:width="6.9236in" svg:height="4.615733in" draw:z-index="0">
<draw:image xlink:href="../Images/AРМІЯINFORM/2023-06-23T90-00-00-04-00/ganna-malyar.jpg" xlink:type="simple" xlink:show="embed" xlink:actuate="onLoad" draw:mime-type="image/jpeg"/>
</draw:frame>
We should not expect that the offensive is something very fast. It's a war. The enemy is constantly opposed because they understand that we will release the occupied territories.</text:p>
      <text:p text:style-name="P4">
About it <text:a xlink:type="simple" xlink:href="https://t.me/annamaliar" text:style-name="Internet_20_link" text:visited-style-name="Visited_20_Internet_20_Link">
reported</text:a>
Deputy Minister of Defense of Ukraine Anna Malyar.</text:p>
      <text:p text:style-name="P4">
“Less, we have advancement every day. Yes, it is gradually, but they are wearing on the borders and they move confidently. To make some values now very prematurely and incorrectly, because the offensive continues. We still have the main events ahead, and the main blow is still ahead, ”the post reads.</text:p>
      <text:p text:style-name="P4">
News Source: <text:a xlink:type="simple" xlink:href="https://armyinform.com.ua/2023/06/23/tilky-nashi-vijskovi-yaki-planuvaly-operacziyu-nastupu-mozhut-zaraz-oczinyuvaty-yak-vona-jde-ganna-malyar/" text:style-name="Internet_20_link" text:visited-style-name="Visited_20_Internet_20_Link">
https://armyinform.com.ua/2023/06/23/tilky-nashi-vijskovi-yaki-planuvaly-operacziyu-nastupu-mozhut-zaraz-oczinyuvaty-yak-vona-jde-ganna-malyar/</text:a>
</text:p>
      <!--NEWS-->
      <text:h text:style-name="P10" text:outline-level="1">
<text:span text:style-name="T4">
During the day, the enemy struck 51 aircraft strike and made about 50 shelling of the RSSS</text:span>
</text:h>
      <text:p text:style-name="P4">
Author: ['АРМІЯINFORM']</text:p>
      <text:p text:style-name="P4">
Time: 2023-06-23T91:00:00-04:00</text:p>
      <text:p text:style-name="P4">
Description: About the General Headquarters of the ZSU. “The development of the Rosiyski was the time ... The war with Ukraine 2022, the war with Ukraine is the latest news today, the news war with Ukraine 2022 is the last for today, will there be a war between Ukraine and Russia and when, the war with Ukraine will be or not, or not, or not, Will there be a war with Ukraine in the near future, they say, the war with Ukraine, Ukrainian news today, Ukrainian news in Ukrainian media in Russian</text:p>
      <text:p text:style-name="P4">
Images: ['<text:a xlink:type="simple" xlink:href="https://armyinform.com.ua/wp-content/uploads/2022/10/2022-10-18-raketnyj-obstril-zhytomyra.jpg" text:style-name="Internet_20_link" text:visited-style-name="Visited_20_Internet_20_Link">
2022-10-18-raketnyj-obstril-zhytomyra.jpg</text:a>
']</text:p>
      <text:p text:style-name="P4">
Tags: ['STOPRUSSIA', 'АГРЕСІЯ РФ', 'ВТОРГНЕННЯ РФ']</text:p>
      <text:p text:style-name="P4">
Category: News</text:p>
      <!--METADATA-->
      <text:p text:style-name="P4">
<draw:frame draw:style-name="fr1" draw:name="Image362" text:anchor-type="as-char" svg:width="6.9236in" svg:height="3.893007in" draw:z-index="0">
<draw:image xlink:href="../Images/AРМІЯINFORM/2023-06-23T91-00-00-04-00/2022-10-18-raketnyj-obstril-zhytomyra.jpg" xlink:type="simple" xlink:show="embed" xlink:actuate="onLoad" draw:mime-type="image/jpeg"/>
</draw:frame>
Illustrative Photo <text:span text:style-name="T4">
 🔥 Situation on Russian Completion </text:span>
</text:p>
      <text:p text:style-name="P4">
About it <text:a xlink:type="simple" xlink:href="https://www.facebook.com/GeneralStaff.ua/posts/pfbid021CkNSnQ8NYeU92GNhPTFCe7NYNXVssbLdcU1qwC7cJsfdhswVTvrheg2ujxjb8dhl" text:style-name="Internet_20_link" text:visited-style-name="Visited_20_Internet_20_Link">
reports</text:a>
The General Staff of the Armed Forces.</text:p>
      <text:p text:style-name="P4">
“During the day, Russian invaders have struck the rocket and aviation strike of the vittorium of Ukraine, using 14 winged missiles X-101/X-555, 3 droneshahed-136/131, as well as 4 anti-aircraft guided missiles from C-300 in Zaporizhzhia. The Air Force of the Armed Forces of Ukraine14 rockets and 2 drones were destroyed. The anti-aircraft missile unit of the air forces also destroyed the Russian shock helicopter KA-52. In addition, the worker lost 7 reconnaissance UAVs, ”the message reads.</text:p>
      <text:p text:style-name="P4">
The enemy also struck 51 aircraft strike, carrying out about 50 shelling of the reactive volley fire systems at the positions of our troops and inhabited. Unfortunately, in addition to the destruction of infrastructure, peaceful people were injured.</text:p>
      <text:p text:style-name="P4">
The likelihood of rocket and aviation strikes throughout Ukraine is high.</text:p>
      <text:p text:style-name="P4">
News Source: <text:a xlink:type="simple" xlink:href="https://armyinform.com.ua/2023/06/23/protyagom-doby-vorog-zavdav-51-aviaczijnyj-udar-ta-zdijsnyv-blyzko-50-obstriliv-z-rszv/" text:style-name="Internet_20_link" text:visited-style-name="Visited_20_Internet_20_Link">
https://armyinform.com.ua/2023/06/23/protyagom-doby-vorog-zavdav-51-aviaczijnyj-udar-ta-zdijsnyv-blyzko-50-obstriliv-z-rszv/</text:a>
</text:p>
      <!--NEWS-->
      <text:h text:style-name="P10" text:outline-level="1">
<text:span text:style-name="T4">
Rashists were equipped with a field hospital in a kindergarten in Zaporozhye</text:span>
</text:h>
      <text:p text:style-name="P4">
Author: ['АРМІЯINFORM']</text:p>
      <text:p text:style-name="P4">
Time: 2023-06-23T92:00:00-04:00</text:p>
      <text:p text:style-name="P4">
Description: War about the General Headquarters of the Zbroyshany forces of Ukraine. - Rosіyskі PRAPPANTIS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4/4c969d148f-1_600x.png" text:style-name="Internet_20_link" text:visited-style-name="Visited_20_Internet_20_Link">
4c969d148f-1_600x.png</text:a>
']</text:p>
      <text:p text:style-name="P4">
Tags: ['STOPRUSSIA', 'АГРЕСІЯ РФ', 'ВТОРГНЕННЯ РФ', 'ГШ ЗСУ', 'ЗАПОРІЖЖЯ']</text:p>
      <text:p text:style-name="P4">
Category: News</text:p>
      <!--METADATA-->
      <text:p text:style-name="P4">
<draw:frame draw:style-name="fr1" draw:name="Image363" text:anchor-type="as-char" svg:width="6.9236in" svg:height="4.938835in" draw:z-index="0">
<draw:image xlink:href="../Images/AРМІЯINFORM/2023-06-23T92-00-00-04-00/4c969d148f-1_600x.png" xlink:type="simple" xlink:show="embed" xlink:actuate="onLoad" draw:mime-type="image/png"/>
</draw:frame>
Illustrative photo</text:p>
      <text:p text:style-name="P4">
War</text:p>
      <text:p text:style-name="P4">
About it <text:a xlink:type="simple" xlink:href="https://www.facebook.com/GeneralStaff.ua/posts/pfbid021CkNSnQ8NYeU92GNhPTFCe7NYNXVssbLdcU1qwC7cJsfdhswVTvrheg2ujxjb8dhl" text:style-name="Internet_20_link" text:visited-style-name="Visited_20_Internet_20_Link">
reports</text:a>
General Staff of the Armed Forces of Ukraine.</text:p>
      <ul>
        <li>
Russian invaders continue to use the infrastructure of temporarily seized settlements to provide medical assistance to their wounded servicemen. In the settlement of the Chkalovo Zaporizhzhya region, the kindergarten garden, the invaders have arranged a field hospital. The arrival of two trucks with medical equipment was recorded - it will be in the consolidation.</li>
      </ul>
      <text:p text:style-name="P4">
News Source: <text:a xlink:type="simple" xlink:href="https://armyinform.com.ua/2023/06/23/rashysty-oblashtuvaly-polovyj-shpytal-v-dytsadku-na-zaporizhzhi/" text:style-name="Internet_20_link" text:visited-style-name="Visited_20_Internet_20_Link">
https://armyinform.com.ua/2023/06/23/rashysty-oblashtuvaly-polovyj-shpytal-v-dytsadku-na-zaporizhzhi/</text:a>
</text:p>
      <!--NEWS-->
      <text:h text:style-name="P10" text:outline-level="1">
<text:span text:style-name="T4">
Today is a year as Ukraine received the first jet fire systems M142 HIMARS</text:span>
</text:h>
      <text:p text:style-name="P4">
Author: ['АРМІЯINFORM']</text:p>
      <text:p text:style-name="P4">
Time: 2023-06-23T93:00:00-04:00</text:p>
      <text:p text:style-name="P4">
Description: About Tse at Facebook, by writing the head of the ZS Ukrainian Valeriy Zaluzhny.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6/1-14th_far_conducts_hirain_exercise_as_part_of_defender-europe_22_dvids7232028-scaled.jpg" text:style-name="Internet_20_link" text:visited-style-name="Visited_20_Internet_20_Link">
1-14th_far_conducts_hirain_exercise_as_part_of_defender-europe_22_dvids7232028-scaled.jpg</text:a>
']</text:p>
      <text:p text:style-name="P4">
Tags: ['STOPRUSSIA', 'АГРЕСІЯ РФ', 'ВАЛЕРІЙ ЗАЛУЖНИЙ']</text:p>
      <text:p text:style-name="P4">
Category: News</text:p>
      <!--METADATA-->
      <text:p text:style-name="P4">
<draw:frame draw:style-name="fr1" draw:name="Image364" text:anchor-type="as-char" svg:width="6.9236in" svg:height="4.614606in" draw:z-index="0">
<draw:image xlink:href="../Images/AРМІЯINFORM/2023-06-23T93-00-00-04-00/1-14th_far_conducts_hirain_exercise_as_part_of_defender-europe_22_dvids7232028-scaled.jpg" xlink:type="simple" xlink:show="embed" xlink:actuate="onLoad" draw:mime-type="image/jpeg"/>
</draw:frame>
Illustrative photo</text:p>
      <text:p text:style-name="P4">
About it on Facebook <text:a xlink:type="simple" xlink:href="https://www.facebook.com/CinCAFU/videos/593476186227226/" text:style-name="Internet_20_link" text:visited-style-name="Visited_20_Internet_20_Link">
wrote</text:a>
Commander -in -Chief of the Armed Forces of Ukraine Valery Zaluzhny.</text:p>
      <text:p text:style-name="P4">
“Working on HIMARS is an honor for us, because such accurate technique is bringing a nail. The enemy is very afraid of this car, ” - says the military service of the unit.</text:p>
      <text:p text:style-name="P4">
This year, as Ukraine received the first jet fire systems M142Himars.</text:p>
      <text:p text:style-name="P4">
“These weapons have proven efficiency at the front. Our warriors skillfully and struck certain goals: ammunition depots, accumulation of equipment and the personnel of the enemy, ”the military emphasizes.</text:p>
      <text:p text:style-name="P4">
News Source: <text:a xlink:type="simple" xlink:href="https://armyinform.com.ua/2023/06/23/sogodni-rik-yak-ukrayina-otrymala-pershi-reaktyvni-systemy-zalpovogo-vognyu-m142-himars-valerij-zaluzhnyj/" text:style-name="Internet_20_link" text:visited-style-name="Visited_20_Internet_20_Link">
https://armyinform.com.ua/2023/06/23/sogodni-rik-yak-ukrayina-otrymala-pershi-reaktyvni-systemy-zalpovogo-vognyu-m142-himars-valerij-zaluzhnyj/</text:a>
</text:p>
      <!--NEWS-->
      <text:h text:style-name="P10" text:outline-level="1">
<text:span text:style-name="T4">
NATO Secretary General in Germany visited a security group for Ukraine</text:span>
</text:h>
      <text:p text:style-name="P4">
Author: ['АРМІЯINFORM']</text:p>
      <text:p text:style-name="P4">
Time: 2023-06-23T94:00:00-04:00</text:p>
      <text:p text:style-name="P4">
Description: General Secretary of NATO єns Stoltenberg Vidvіdav with the bearers of the Klastekoga,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230623-sag-u_rdax_775x440s.jpg" text:style-name="Internet_20_link" text:visited-style-name="Visited_20_Internet_20_Link">
230623-sag-u_rdax_775x440s.jpg</text:a>
']</text:p>
      <text:p text:style-name="P4">
Tags: ['STOPRUSSIA', 'ВТОРГНЕННЯ РФ']</text:p>
      <text:p text:style-name="P4">
Category: News</text:p>
      <!--METADATA-->
      <text:p text:style-name="P4">
<draw:frame draw:style-name="fr1" draw:name="Image365" text:anchor-type="as-char" svg:width="6.9236in" svg:height="3.935897in" draw:z-index="0">
<draw:image xlink:href="../Images/AРМІЯINFORM/2023-06-23T94-00-00-04-00/230623-sag-u_rdax_775x440s.jpg" xlink:type="simple" xlink:show="embed" xlink:actuate="onLoad" draw:mime-type="image/jpeg"/>
</draw:frame>
NATO Secretary General Jens Stoltenberg visited the Ukrainian Security Group, which is located in the German city of Visbaden, and which includes military personnel from 22 Alliance countries and partners, including Ukraine.</text:p>
      <text:p text:style-name="P4">
About it <text:a xlink:type="simple" xlink:href="https://www.nato.int/cps/en/natohq/news_216380.htm" text:style-name="Internet_20_link" text:visited-style-name="Visited_20_Internet_20_Link">
report</text:a>
Nasayti of the North Atlantic Alliance.</text:p>
      <text:p text:style-name="P4">
The US Security Assistance Group was founded by the US Department of Defense in 2022, coordinates the provision of equipment and support in the training of Ukraine, which continue to withstand the brutal invaders of Russia.</text:p>
      <text:p text:style-name="P4">
“NATO Secretary General Jens Stoltenberg visited the city of Visbaden, Germany, on Friday 23 June 2023 to meet and express gratitude(Sag-u)… He emphasized the importance of this mission in providing Ukraine's assistance to Ukraine, as long as it will be necessary, ”the message reads.</text:p>
      <text:p text:style-name="P4">
News Source: <text:a xlink:type="simple" xlink:href="https://armyinform.com.ua/2023/06/23/generalnyj-sekretar-nato-u-nimechchyni-vidvidav-grupu-z-bezpekovoyi-dopomogy-ukrayini/" text:style-name="Internet_20_link" text:visited-style-name="Visited_20_Internet_20_Link">
https://armyinform.com.ua/2023/06/23/generalnyj-sekretar-nato-u-nimechchyni-vidvidav-grupu-z-bezpekovoyi-dopomogy-ukrayini/</text:a>
</text:p>
      <!--NEWS-->
      <text:h text:style-name="P10" text:outline-level="1">
<text:span text:style-name="T4">
Human Rights Commissioner held an online meeting with a Human Rights Watch representative Bill van Esweeld</text:span>
</text:h>
      <text:p text:style-name="P4">
Author: ['АРМІЯINFORM']</text:p>
      <text:p text:style-name="P4">
Time: 2023-06-23T95:00:00-04:00</text:p>
      <text:p text:style-name="P4">
Description: About Tse at Telegram-Canal, Ombudsman of Ukraine Dmitro Lubinets. “The war ... the war with Ukraine 2022, the war with Ukraine is the latest news today, the war with Ukraine 2022 is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6/photo_2023-06-23_17-00-12.jpg" text:style-name="Internet_20_link" text:visited-style-name="Visited_20_Internet_20_Link">
photo_2023-06-23_17-00-12.jpg</text:a>
']</text:p>
      <text:p text:style-name="P4">
Tags: ['STOPRUSSIA', 'АГРЕСІЯ РФ', 'ВТОРГНЕННЯ РФ']</text:p>
      <text:p text:style-name="P4">
Category: News</text:p>
      <!--METADATA-->
      <text:p text:style-name="P4">
<draw:frame draw:style-name="fr1" draw:name="Image366" text:anchor-type="as-char" svg:width="6.9236in" svg:height="5.1927in" draw:z-index="0">
<draw:image xlink:href="../Images/AРМІЯINFORM/2023-06-23T95-00-00-04-00/photo_2023-06-23_17-00-12.jpg" xlink:type="simple" xlink:show="embed" xlink:actuate="onLoad" draw:mime-type="image/jpeg"/>
</draw:frame>
About it in telegram channel <text:a xlink:type="simple" xlink:href="https://t.me/dmytro_lubinetzs" text:style-name="Internet_20_link" text:visited-style-name="Visited_20_Internet_20_Link">
reports</text:a>
Ombudsmanukraina Dmitry Lubinets.</text:p>
      <text:p text:style-name="P4">
“With international communication partners every day. Today-an online meeting with a representative of Human Rights Watch Bill Van Esweld. They said more importantly - protecting the rights of Ukrainian children. In particular, they raised the issues of institutional care and upbringing of children in Ukraine. They, including children with severe - psychoneurological diseases. Named the number of such establishments and the number of children raised in them. He also told the pronegal problems that are in Ukraine, ”the message reads.</text:p>
      <text:p text:style-name="P4">
The Human Rights Watch representative was also interested in the support of the Ombudsman's office in this direction.</text:p>
      <text:p text:style-name="P4">
I am grateful to the representative of the organization for the meeting and constant communication!Thanks to the partners who help us in protecting the rights of Ukrainian children!</text:p>
      <text:p text:style-name="P4">
News Source: <text:a xlink:type="simple" xlink:href="https://armyinform.com.ua/2023/06/23/upovnovazhenyj-vru-z-prav-lyudyny-proviv-onlajn-zustrich-iz-predstavnykom-human-rights-watch-billom-van-esveldom/" text:style-name="Internet_20_link" text:visited-style-name="Visited_20_Internet_20_Link">
https://armyinform.com.ua/2023/06/23/upovnovazhenyj-vru-z-prav-lyudyny-proviv-onlajn-zustrich-iz-predstavnykom-human-rights-watch-billom-van-esveldom/</text:a>
</text:p>
      <!--NEWS-->
      <text:h text:style-name="P10" text:outline-level="1">
<text:span text:style-name="T4">
As a result of enemy shelling in Orykhov, more than 30 residential buildings were damaged</text:span>
</text:h>
      <text:p text:style-name="P4">
Author: ['АРМІЯINFORM']</text:p>
      <text:p text:style-name="P4">
Time: 2023-06-23T96:00:00-04:00</text:p>
      <text:p text:style-name="P4">
Description: 23 worms about 11:30 to the service of the order “101” over the gate about those about those, Sho Rosіyska ... War with Ukraine 2022, war with Ukraine Latest news today, News War with Ukraine 2022 Last today, will there be war between Ukraine and Russia And when, the war with Ukraine in 2022 will be or not, whether there will be a war with Ukraine in the near future, the war with Ukraine, Ukrainian news today, Ukrainian news in Ukrainian media in Russian</text:p>
      <text:p text:style-name="P4">
Images: ['<text:a xlink:type="simple" xlink:href="https://armyinform.com.ua/wp-content/uploads/2023/06/photo_2023-06-23_16-42-27.jpg" text:style-name="Internet_20_link" text:visited-style-name="Visited_20_Internet_20_Link">
photo_2023-06-23_16-42-27.jpg</text:a>
']</text:p>
      <text:p text:style-name="P4">
Tags: ['STOPRUSSIA', 'АГРЕСІЯ РФ', 'ВТОРГНЕННЯ РФ']</text:p>
      <text:p text:style-name="P4">
Category: News</text:p>
      <!--METADATA-->
      <text:p text:style-name="P4">
<draw:frame draw:style-name="fr1" draw:name="Image367" text:anchor-type="as-char" svg:width="6.9236in" svg:height="5.1927in" draw:z-index="0">
<draw:image xlink:href="../Images/AРМІЯINFORM/2023-06-23T96-00-00-04-00/photo_2023-06-23_16-42-27.jpg" xlink:type="simple" xlink:show="embed" xlink:actuate="onLoad" draw:mime-type="image/jpeg"/>
</draw:frame>
On June 23, at 11:30, the Rescue Service "101" received a report that the Russian army carried out another shelling of Orikhov Pologovsky district. Two private homes were destroyed by two -year -old and 30 private homes.</text:p>
      <text:p text:style-name="P4">
About it <text:a xlink:type="simple" xlink:href="https://t.me/gu_dsns_zp" text:style-name="Internet_20_link" text:visited-style-name="Visited_20_Internet_20_Link">
reports</text:a>
State Emergency Situations of Ukraine in the Zaporizhzhya region.</text:p>
      <text:p text:style-name="P4">
Rescuers who arrived at the scene carried out prompt measures to find the survey. According to preliminary information, there are no victims and victims.</text:p>
      <text:p text:style-name="P4">
4 rescuers and 2 vehicles were attracted from the State Emergency Service of Ukraine.</text:p>
      <text:p text:style-name="P4">
News Source: <text:a xlink:type="simple" xlink:href="https://armyinform.com.ua/2023/06/23/u-rezultati-vorozhogo-obstrilu-v-orihovi-poshkodzheno-ponad-30-zhytlovyh-budivel/" text:style-name="Internet_20_link" text:visited-style-name="Visited_20_Internet_20_Link">
https://armyinform.com.ua/2023/06/23/u-rezultati-vorozhogo-obstrilu-v-orihovi-poshkodzheno-ponad-30-zhytlovyh-budivel/</text:a>
</text:p>
      <!--NEWS-->
      <text:h text:style-name="P10" text:outline-level="1">
<text:span text:style-name="T4">
A meeting with the families of the 55th Oabr soldiers took place at the coordination headquarters</text:span>
</text:h>
      <text:p text:style-name="P4">
Author: ['АРМІЯINFORM']</text:p>
      <text:p text:style-name="P4">
Time: 2023-06-23T97:00:00-04:00</text:p>
      <text:p text:style-name="P4">
Description: At the coordinating headquarters of Putin, Zustychovniy Zustychovye Zustychychi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6067ea77-1500-42ee-bcd4-26cc3d597ad1.jpg" text:style-name="Internet_20_link" text:visited-style-name="Visited_20_Internet_20_Link">
6067ea77-1500-42ee-bcd4-26cc3d597ad1.jpg</text:a>
']</text:p>
      <text:p text:style-name="P4">
Tags: ['STOPRUSSIA', 'ВІЙСЬКОВОПОЛОНЕНІ', 'ВТОРГНЕННЯ РФ', 'КООРДИНАЦІЙНИЙ ШТАБ З ПИТАНЬ ПОВОДЖЕННЯ З ВІЙСЬКОВОПОЛОНЕНИМИ']</text:p>
      <text:p text:style-name="P4">
Category: News</text:p>
      <!--METADATA-->
      <text:p text:style-name="P4">
<draw:frame draw:style-name="fr1" draw:name="Image368" text:anchor-type="as-char" svg:width="6.9236in" svg:height="4.615733in" draw:z-index="0">
<draw:image xlink:href="../Images/AРМІЯINFORM/2023-06-23T97-00-00-04-00/6067ea77-1500-42ee-bcd4-26cc3d597ad1.jpg" xlink:type="simple" xlink:show="embed" xlink:actuate="onLoad" draw:mime-type="image/jpeg"/>
</draw:frame>
At the Coordination Headquarters on the treatment of prisoners of war, a meeting with the families of soldiers of the 55th separate artillery brigade "Zaporizhzhkasich" took place.</text:p>
      <text:p text:style-name="P4">
When asked by the relatives of prisoners and missing artillerymen, the representative of the coordination headquarters Yuriy Taraanyuk answered.</text:p>
      <text:p text:style-name="P4">
About it <text:a xlink:type="simple" xlink:href="https://t.me/Koord_shtab/1316" text:style-name="Internet_20_link" text:visited-style-name="Visited_20_Internet_20_Link">
reports</text:a>
Coordination headquarters of inquiries for the treatment of prisoners of war.</text:p>
      <text:p text:style-name="P4">
He drew attention to the fact that the Russian Federation uses all possible influence on Ukrainian society, including in the media space. It is important to be vigilant and critical of information from unverified sources, and not to distribute and transmit to third parties the personal or prisoners of .</text:p>
      <text:p text:style-name="P4">
The staff representative noted that the aggressor country does not provide information about the state of the captive defender or the place of its maintenance. However, such information is applied from other sources, in particular, from the released from captivity of defenders.</text:p>
      <text:p text:style-name="P4">
Yuriy Taraanyuk also noted that parallel negotiations are underway with slim entities that keep Ukrainian servicemen both in Russia and temporarily occupied Ukrainian territories.</text:p>
      <text:p text:style-name="P4">
"We use different tools that can affect the return of our defenders," the coordination headquarters representative assured. "The main thing is to achieve a practical result," he said.</text:p>
      <text:p text:style-name="P4">
News Source: <text:a xlink:type="simple" xlink:href="https://armyinform.com.ua/2023/06/23/u-koordynaczijnomu-shtabi-vidbulasya-zustrich-z-rodynamy-bijcziv-55-oyi-oabr/" text:style-name="Internet_20_link" text:visited-style-name="Visited_20_Internet_20_Link">
https://armyinform.com.ua/2023/06/23/u-koordynaczijnomu-shtabi-vidbulasya-zustrich-z-rodynamy-bijcziv-55-oyi-oabr/</text:a>
</text:p>
      <!--NEWS-->
      <text:h text:style-name="P10" text:outline-level="1">
<text:span text:style-name="T4">
The Government has approved the procedure for keeping a register of damaged and destroyed property</text:span>
</text:h>
      <text:p text:style-name="P4">
Author: ['АРМІЯINFORM']</text:p>
      <text:p text:style-name="P4">
Time: 2023-06-23T98:00:00-04:00</text:p>
      <text:p text:style-name="P4">
Description: Vidpovіdnu Production No. 624 VD 16 Chervnya 2023 hardened Kabіnet Minstriv Ukraine. About the work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6/2ef26fe39b19454ee2c942a6ea7db04d.jpeg" text:style-name="Internet_20_link" text:visited-style-name="Visited_20_Internet_20_Link">
2ef26fe39b19454ee2c942a6ea7db04d.jpeg</text:a>
']</text:p>
      <text:p text:style-name="P4">
Tags: ['STOPRUSSIA', 'АГРЕСІЯ РФ']</text:p>
      <text:p text:style-name="P4">
Category: News</text:p>
      <!--METADATA-->
      <text:p text:style-name="P4">
<draw:frame draw:style-name="fr1" draw:name="Image369" text:anchor-type="as-char" svg:width="6.9236in" svg:height="3.896076in" draw:z-index="0">
<draw:image xlink:href="../Images/AРМІЯINFORM/2023-06-23T98-00-00-04-00/2ef26fe39b19454ee2c942a6ea7db04d.jpeg" xlink:type="simple" xlink:show="embed" xlink:actuate="onLoad" draw:mime-type="image/jpeg"/>
</draw:frame>
Illustrative photo  Relevant resolution <text:a xlink:type="simple" xlink:href="https://www.kmu.gov.ua/npas/deiaki-pytannia-zabezpechennia-funktsionuvannia-derzhavnoho-reiestru-maina-624-130623" text:style-name="Internet_20_link" text:visited-style-name="Visited_20_Internet_20_Link">
No. 624 of 16 June 2023</text:a>
He approved the Cabinet of Ministers of Ukraine.</text:p>
      <text:p text:style-name="P4">
About it <text:a xlink:type="simple" xlink:href="https://mtu.gov.ua/news/34437.html" text:style-name="Internet_20_link" text:visited-style-name="Visited_20_Internet_20_Link">
reports</text:a>
Ministry of Infrastructure.</text:p>
      <text:p text:style-name="P4">
As it is noted, earlier the functioning of the Register was governed by Resolution No. 380 from March 26, 2022, but during the work a number of issues were accumulated, which made the refinement.</text:p>
      <text:p text:style-name="P4">
Among the main updates that are included in order:</text:p>
      <ul>
        <li>
the list of functionality of the register has been approved; * a list of information stored in the register is determined; * specify the role of users of the Register, in particular local self -government bodies, military administrations, state -owned enterprises, ministries and other central executive bodies; * detail the procedure for obtaining access to the registry for public registrars and users of the register information; * A clear list of interactions with other information and communication systems and data exchange has been recorded.</li>
      </ul>
      <text:p text:style-name="P4">
The approved procedure will make the process of existing compensation programs that have been deposited and destroyed by more simple and convenient. It will also create the development of compensation for other types of property.</text:p>
      <text:p text:style-name="P4">
It is emphasized that the procedure for submission of information messages on damaged talked property continues to be governed by a resolution <text:a xlink:type="simple" xlink:href="https://zakon.rada.gov.ua/laws/show/380-2022-%D0%BF#Text" text:style-name="Internet_20_link" text:visited-style-name="Visited_20_Internet_20_Link">
No. 380 of March 26, 2022. </text:a>
Reference: The registry of damaged and destroyed property was launched in July 2022. In February 2023 <text:a xlink:type="simple" xlink:href="https://zakon.rada.gov.ua/laws/show/2923-IX#Text" text:style-name="Internet_20_link" text:visited-style-name="Visited_20_Internet_20_Link">
Law of Ukraine No. 2923</text:a>
The register was renoted as a single state database for fixing destruction and tools for controlling compensation for damaged and destroyed property.</text:p>
      <text:p text:style-name="P4">
The development and implementation of the Register of damaged and destroyed Major of Development of Communities, Territories and Infrastructure of Ukraine in cooperation with the Ministry of Digital Transformation of Ukraine Capid Supporting / UK AID Project "Transparency and Badiness in Public Administration and Services / TAPAS".</text:p>
      <text:p text:style-name="P4">
News Source: <text:a xlink:type="simple" xlink:href="https://armyinform.com.ua/2023/06/23/uryad-zatverdyv-poryadok-vedennya-reyestru-poshkodzhenogo-ta-znyshhenogo-majna/" text:style-name="Internet_20_link" text:visited-style-name="Visited_20_Internet_20_Link">
https://armyinform.com.ua/2023/06/23/uryad-zatverdyv-poryadok-vedennya-reyestru-poshkodzhenogo-ta-znyshhenogo-majna/</text:a>
</text:p>
      <!--NEWS-->
      <text:h text:style-name="P10" text:outline-level="1">
<text:span text:style-name="T4">
State budget revenues increased by 45% in May 2023 compared to May 2022 - Minister of Finance of Ukraine</text:span>
</text:h>
      <text:p text:style-name="P4">
Author: ['АРМІЯINFORM']</text:p>
      <text:p text:style-name="P4">
Time: 2023-06-23T99:00:00-04:00</text:p>
      <text:p text:style-name="P4">
Description: Miniger Finanosiv Ukrainian Sergey Marchenko, Urorovy Untovations Zwan Delivennya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whatsapp-image-2023-06-23-at-16_25_33.jpeg" text:style-name="Internet_20_link" text:visited-style-name="Visited_20_Internet_20_Link">
whatsapp-image-2023-06-23-at-16_25_33.jpeg</text:a>
']</text:p>
      <text:p text:style-name="P4">
Tags: ['STOPRUSSIA', 'МІНФІН']</text:p>
      <text:p text:style-name="P4">
Category: News</text:p>
      <!--METADATA-->
      <text:p text:style-name="P4">
<draw:frame draw:style-name="fr1" draw:name="Image370" text:anchor-type="as-char" svg:width="6.9236in" svg:height="4.961913in" draw:z-index="0">
<draw:image xlink:href="../Images/AРМІЯINFORM/2023-06-23T99-00-00-04-00/whatsapp-image-2023-06-23-at-16_25_33.jpeg" xlink:type="simple" xlink:show="embed" xlink:actuate="onLoad" draw:mime-type="image/jpeg"/>
</draw:frame>
Minister of Finance of Ukraine Serhiy Marchenko, Government Commissioner for State Debt Directorate, Yuriy Buts and Deputy Minister of Finance Olgasikova took part in Global Official Institutions Conference, organized BNP Paribas in Paris.</text:p>
      <text:p text:style-name="P4">
About it <text:a xlink:type="simple" xlink:href="https://mof.gov.ua/uk/news/sergii_marchenko_state_budget_revenues_increased_by_45_in_may_2023_compared_to_may_2022-4073" text:style-name="Internet_20_link" text:visited-style-name="Visited_20_Internet_20_Link">
reports</text:a>
Ministry of Finance of Ukraine.</text:p>
      <text:p text:style-name="P4">
The event was also attended by more than 100 representatives of the ministries of Taental Bank, as well as international financial organizations and sovereign funds around the world.</text:p>
      <text:p text:style-name="P4">
The Minister of Finance of Ukraine, acting as a key speaker of the panel discussion, spoke about the status and prospects of development of the Ukrainian economy, the implementation of the state budget in the conditions of war and the available opportunities and challenges in the restoration of Ukraine.</text:p>
      <text:p text:style-name="P4">
“In 2023, we have much better financial results than a year ago.The deduction of powerful financial support and comprehensive measures implemented by the image of Ukraine, we ensure the balance of budget and financing critical expenditures, especially in the social sphere. Monetary tafing policies are controlled. The revenues of the state budget increased by 45% of 2023 compared to May 2022, ”Sergey Marchenko said.</text:p>
      <text:p text:style-name="P4">
At the same time, the Minister of Finance stressed that external financial support continues to play an important role. International partners have assured Ukraine in providing $ 42.5 billion in direct budget assistance during the current year.</text:p>
      <text:p text:style-name="P4">
As of today, Ukraine has received about $ 22 billion in external financing for priority needs of the state budget in 2023. The Ministry of Finance of Ukraine is already actively working with partners to meet the needs of the state budget in 20124.</text:p>
      <text:p text:style-name="P4">
In the context of recovery, Sergey Marchenko spoke about existing tools for recovery for reconstruction. The World Bank has created effective assistance mechanisms, such as URTF trust fund and a special SPur. -European Investment Bank program has approved the EU initiative for Ukraine - a new scheme for reconstruction and restoration in Ukraine. The EBRD has created an EBRD anti -crisis fund with a special focus for Ukraine.The Minister of Finance also shared his impressions of the recent conference of Ukraine, which took place in London on June 21-22.</text:p>
      <text:p text:style-name="P4">
Serhiy Marchenko called on foreign business to invest in Ukraine and assured the preparedness of the Government of Ukraine to cooperate to ensure safe tangible conditions.</text:p>
      <text:p text:style-name="P4">
News Source: <text:a xlink:type="simple" xlink:href="https://armyinform.com.ua/2023/06/23/dohody-derzhavnogo-byudzhetu-zrosly-na-45-u-travni-2023-roku-porivnyano-z-travnem-2022-roku-ministr-finansiv-ukrayiny/" text:style-name="Internet_20_link" text:visited-style-name="Visited_20_Internet_20_Link">
https://armyinform.com.ua/2023/06/23/dohody-derzhavnogo-byudzhetu-zrosly-na-45-u-travni-2023-roku-porivnyano-z-travnem-2022-roku-ministr-finansiv-ukrayiny/</text:a>
</text:p>
      <!--NEWS-->
      <text:h text:style-name="P10" text:outline-level="1">
<text:span text:style-name="T4">
The White House leaves the right to comment on the pace and the level of complexity of counter -offensive for Ukraine</text:span>
</text:h>
      <text:p text:style-name="P4">
Authors: Ukrinform (Person)</text:p>
      <text:p text:style-name="P4">
Publisher: Укринформ (Organization)</text:p>
      <text:p text:style-name="P4">
Published Time: 2023-06-23T9:44:00+03:00</text:p>
      <text:p text:style-name="P4">
Modified Time: 2023-06-23T22:44:00+03:00</text:p>
      <text:p text:style-name="P4">
Description: In the White House, the Ukrainian leadership is the right to comment on the pace and the level of complexity of counter -offensive operations and the liberation of territories, but at the same time state that the course of war is an unpredictable thing. - Ukrinform.</text:p>
      <text:p text:style-name="P4">
Images: ['<text:a xlink:type="simple" xlink:href="https://static.ukrinform.com/photos/2016_05/thumb_files/630_360_1462312039-1410-dzon-kirbi.jpg" text:style-name="Internet_20_link" text:visited-style-name="Visited_20_Internet_20_Link">
630_360_14623...</text:a>
']</text:p>
      <text:p text:style-name="P4">
Tags: ['Україна', 'Білий дім', 'Війна з Росією', 'Контрнаступ']</text:p>
      <text:p text:style-name="P4">
Type: Article</text:p>
      <!--METADATA-->
      <text:p text:style-name="P4">
<draw:frame draw:style-name="fr1" draw:name="Image371" text:anchor-type="as-char" svg:width="6.9236in" svg:height="3.956343in" draw:z-index="0">
<draw:image xlink:href="../Images/yкринформ/2023-06-23T9-44-00-03-00/630_360_1462312039-1410-dzon-kirbi.jpg" xlink:type="simple" xlink:show="embed" xlink:actuate="onLoad" draw:mime-type="image/jpeg"/>
</draw:frame>
In the White House, the Ukrainian leadership is the right to comment on the pace of the complexity of counter -offensive operations and the liberation of territories, at the same time, it is noted that the course of war is an unpredictable thing.</text:p>
      <text:p text:style-name="P4">
This was said on Friday during a briefing in Washington, a representative of White Domudzhon Kirby, Ukrinform reports his own correspondent.</text:p>
      <text:p text:style-name="P4">
“I think we all have to realize that <text:a xlink:type="simple" xlink:href="https://www.ukrinform.ua/tag-vijna" text:style-name="Internet_20_link" text:visited-style-name="Visited_20_Internet_20_Link">
the fight</text:a>
It may be unpredictable, but sometimes your plans do not always go as much as you expected, ”the US administration said.</text:p>
      <text:p text:style-name="P4">
Thus, he commented on the question of the Presidential About the "difficult" counter -offensive, which is conducted by the Armed Forces of Ukraine.</text:p>
      <text:p text:style-name="P4">
Kirby noted that how the Armed Forces operations occur on the battlefield, the Ukrainian side should characterize. "But I do not think that they went to the pesh with a false sense of confidence in how difficult it will be," said the US administration.</text:p>
      <text:p text:style-name="P4">
He recalled that the Russians were carefully preparing for the Ukrainian counter -offensive, building additional lines of defense and throwing additional areas into separate areas.</text:p>
      <text:p text:style-name="P4">
“Defense is a strong form of war. And Ukrainians overcome it, ” - said Kirby.</text:p>
      <text:p text:style-name="P4">
<text:span text:style-name="T4">
 Read also: </text:span>
 <text:a xlink:type="simple" xlink:href="https://www.ukrinform.ua/rubric-ato/3726579-tanki-abrams-mozut-zavitis-na-poli-bou-pid-cas-ninisnogo-kontrnastupu-kuleba.html" text:style-name="Internet_20_link" text:visited-style-name="Visited_20_Internet_20_Link">
Abrams tanks may appear on the battlefield during garlic <text:span text:style-name="T4">
 counter -offensive </text:span>
 y - Kuleb</text:a>
In this connection, he stressed that the United States is focused on "having everything they need to succeed."</text:p>
      <text:p text:style-name="P4">
As reported <text:a xlink:type="simple" xlink:href="https://www.ukrinform.ua/rubric-ato/3725818-kontrnastup-jde-nelegko-bo-rf-zaminuvala-200-tisac-km-zelenskij.html" text:style-name="Internet_20_link" text:visited-style-name="Visited_20_Internet_20_Link">
Ukrinform</text:a>
, President of Ukraine Volodymyr Zelensky in a recent interviewBBC noted that the counter -offensive of the Armed Forces is not easy, since they occupied 200 thousand square kilometers of Ukrainian territory.</text:p>
      <text:p text:style-name="P4">
News Source: <text:a xlink:type="simple" xlink:href="https://www.ukrinform.ua/rubric-ato/3727011-bilij-dim-zalisae-pravo-komentuvati-tempi-ta-riven-skladnosti-kontrnastupu-za-ukrainou.html" text:style-name="Internet_20_link" text:visited-style-name="Visited_20_Internet_20_Link">
https://www.ukrinform.ua/rubric-ato/3727011-bilij-dim-zalisae-pravo-komentuvati-tempi-ta-riven-skladnosti-kontrnastupu-za-ukrainou.html</text:a>
</text:p>
      <!--NEWS-->
      <text:h text:style-name="P10" text:outline-level="1">
<text:span text:style-name="T4">
Another Night Attack of the Russian Federation: Strategic Aviation has launched winged missiles in Ukraine</text:span>
</text:h>
      <text:p text:style-name="P4">
Authors: Ukrinform (Person)</text:p>
      <text:p text:style-name="P4">
Publisher: Укринформ (Organization)</text:p>
      <text:p text:style-name="P4">
Published Time: 2023-06-24T-2:57:00+03:00</text:p>
      <text:p text:style-name="P4">
Modified Time: 2023-06-24T00:57:00+03:00</text:p>
      <text:p text:style-name="P4">
Description: The launches of winged air base missiles X-101/555 with strategic aviation from the Caspian Sea waters were recorded. - Ukrinform.</text:p>
      <text:p text:style-name="P4">
Images: ['<text:a xlink:type="simple" xlink:href="https://static.ukrinform.com/photos/2022_12/thumb_files/630_360_1670260661-504.jpg" text:style-name="Internet_20_link" text:visited-style-name="Visited_20_Internet_20_Link">
630_360_16702...</text:a>
']</text:p>
      <text:p text:style-name="P4">
Tags: ['Обстріл', 'Російська авіація', 'Війна з Росією']</text:p>
      <text:p text:style-name="P4">
Type: Article</text:p>
      <!--METADATA-->
      <text:p text:style-name="P4">
<draw:frame draw:style-name="fr1" draw:name="Image372" text:anchor-type="as-char" svg:width="6.9236in" svg:height="3.954441in" draw:z-index="0">
<draw:image xlink:href="../Images/yкринформ/2023-06-24T-2-57-00-03-00/630_360_1670260661-504.jpg" xlink:type="simple" xlink:show="embed" xlink:actuate="onLoad" draw:mime-type="image/jpeg"/>
</draw:frame>
The launches of winged air base missiles X-101/555 strategic analyzing from the Caspian Sea waters were recorded.</text:p>
      <text:p text:style-name="P4">
This is reported by Ukrinform with reference to the Air Force of the Armed Forces.</text:p>
      <text:p text:style-name="P4">
"The launches of winged air base missiles X -101/555 strategic analyzing from the Caspian Sea waters were recorded. The estimated time of the entry of missiles is the air space of Ukraine 02.20," the statement reads.</text:p>
      <text:p text:style-name="P4">
As the agency reported earlier, from the Russian airfield "deer" _ <text:span text:style-name="T4">
 [the bombing of Tu-95MS bombers].(https://www.ukrinform.ua/rubric-ato/3727004-u-rosii-z-aerodromu-olena-zletili-sist-tu95ms-povitrani-sili.html). </text:span>
 _</text:p>
      <text:p text:style-name="P4">
У ніч з 21 на 22 червня російські терористи <text:span text:style-name="T4">
<text:span text:style-name="T5">
<text:a xlink:type="simple" xlink:href="https://www.ukrinform.ua/rubric-ato/3726178-rf-vnoci-vipustila-po-ukraini-tri-kindzali-tri-raketi-h22-ta-cotiri-sahedi-povitrani-sili.html" text:style-name="Internet_20_link" text:visited-style-name="Visited_20_Internet_20_Link">
 атакували Україну з повітряракетами Х-22, Х-47 "Кинджал" та ударними дронами Shahed-136/131.</text:a>
</text:span>
 </text:span>
</text:p>
      <text:p text:style-name="P4">
News Source: <text:a xlink:type="simple" xlink:href="https://www.ukrinform.ua/rubric-ato/3727024-cergova-nicna-ataka-rf-strategicna-aviacia-zdijsnila-puski-krilatih-raket-po-ukraini.html" text:style-name="Internet_20_link" text:visited-style-name="Visited_20_Internet_20_Link">
https://www.ukrinform.ua/rubric-ato/3727024-cergova-nicna-ataka-rf-strategicna-aviacia-zdijsnila-puski-krilatih-raket-po-ukraini.html</text:a>
</text:p>
      <!--NEWS-->
      <text:h text:style-name="P10" text:outline-level="1">
<text:span text:style-name="T4">
The FSB urged the "Wagnerians" to hand Prigogine</text:span>
</text:h>
      <text:p text:style-name="P4">
Authors: Ukrinform (Person)</text:p>
      <text:p text:style-name="P4">
Publisher: Укринформ (Organization)</text:p>
      <text:p text:style-name="P4">
Published Time: 2023-06-24T-3:44:00+03:00</text:p>
      <text:p text:style-name="P4">
Modified Time: 2023-06-24T00:44:00+03:00</text:p>
      <text:p text:style-name="P4">
Description: The Russian FSB appealed to the Wagner fighters not to obey Prigogine and to detain him. - Ukrinform.</text:p>
      <text:p text:style-name="P4">
Images: ['<text:a xlink:type="simple" xlink:href="https://static.ukrinform.com/photos/2022_11/thumb_files/630_360_1668570305-546.jpg" text:style-name="Internet_20_link" text:visited-style-name="Visited_20_Internet_20_Link">
630_360_16685...</text:a>
']</text:p>
      <text:p text:style-name="P4">
Tags: ['ФСБ РФ', 'Росія', 'Війна', 'Пригожин']</text:p>
      <text:p text:style-name="P4">
Type: Article</text:p>
      <!--METADATA-->
      <text:p text:style-name="P4">
<draw:frame draw:style-name="fr1" draw:name="Image373" text:anchor-type="as-char" svg:width="6.9236in" svg:height="3.956343in" draw:z-index="0">
<draw:image xlink:href="../Images/yкринформ/2023-06-24T-3-44-00-03-00/630_360_1668570305-546.jpg" xlink:type="simple" xlink:show="embed" xlink:actuate="onLoad" draw:mime-type="image/jpeg"/>
</draw:frame>
The Russian FSSB appealed to Wagner fighters not to obey the orders of Prigoginat to detain him.</text:p>
      <text:p text:style-name="P4">
This is stated in a statement spread by the FSB on the night against Saturday, Ukrinform reports to <text:a xlink:type="simple" xlink:href="https://www.bbc.com/russian/live/news-65849028" text:style-name="Internet_20_link" text:visited-style-name="Visited_20_Internet_20_Link">
BBC. </text:a>
"We urge the PEC fighters not to make irreparable mistakes, to stop any other actions against the Russian people, not to perform criminal and traveler's mockery, to take measures to detain it,"- said in the statement.</text:p>
      <text:p text:style-name="P4">
<text:span text:style-name="T4">
 Read also: </text:span>
 <text:span text:style-name="T4">
 <text:a xlink:type="simple" xlink:href="https://www.ukrinform.ua/rubric-world/3727016-proti-prigozina-vidkrili-kriminalnu-spravu-cerez-zaklik-do-zbrojnogo-zakolotu.html" text:style-name="Internet_20_link" text:visited-style-name="Visited_20_Internet_20_Link">
Against Prigogine opened a criminal case over a closure to the armed rebellion</text:a>
</text:span>
</text:p>
      <text:p text:style-name="P4">
It is also reported that General Sergey Surovikin, who was considered close to the way, recorded a video address to the Wagner. He urged them to get them, put their weapons and return to the place of dislocation, and the problems of deleting peacefully under the guidance of Putin.</text:p>
      <text:p text:style-name="P4">
The first deputy chief of the Main Department of the Russian Genser, Lieutenant General Vladimir Alekseev also made the address. He also asks to "not be conducted" and scares with losses.</text:p>
      <text:p text:style-name="P4">
At the same time, the National Anti -Terrorist Committee of Russia appealed to a precipitate to "stop unlawful actions", <text:a xlink:type="simple" xlink:href="https://www.svoboda.org/a/hronika-voiny-v-ukraine/31715636.html" text:style-name="Internet_20_link" text:visited-style-name="Visited_20_Internet_20_Link">
reports</text:a>
Radio.</text:p>
      <text:p text:style-name="P4">
As it was reported, against Yevgeny Prigogin <text:span text:style-name="T4">
 _ <text:a xlink:type="simple" xlink:href="https://www.ukrinform.ua/rubric-world/3727016-proti-prigozina-vidkrili-kriminalnu-spravu-cerez-zaklik-do-zbrojnogo-zakolotu.html" text:style-name="Internet_20_link" text:visited-style-name="Visited_20_Internet_20_Link">
Criminal reference was opened for an armed rebellion. </text:a>
_ </text:span>
</text:p>
      <text:p text:style-name="P4">
News Source: <text:a xlink:type="simple" xlink:href="https://www.ukrinform.ua/rubric-world/3727022-fsb-zaklikalo-vagnerivciv-zdati-prigozina.html" text:style-name="Internet_20_link" text:visited-style-name="Visited_20_Internet_20_Link">
https://www.ukrinform.ua/rubric-world/3727022-fsb-zaklikalo-vagnerivciv-zdati-prigozina.html</text:a>
</text:p>
      <!--NEWS-->
      <text:h text:style-name="P10" text:outline-level="1">
<text:span text:style-name="T4">
Zaluzhny praised Himars work in Ukraine</text:span>
</text:h>
      <text:p text:style-name="P4">
Authors: Ukrinform (Person)</text:p>
      <text:p text:style-name="P4">
Publisher: Укринформ (Organization)</text:p>
      <text:p text:style-name="P4">
Published Time: 2023-06-24T-4:28:00+03:00</text:p>
      <text:p text:style-name="P4">
Modified Time: 2023-06-24T00:28:00+03:00</text:p>
      <text:p text:style-name="P4">
Description: The Commander -in -Chief of the Armed Forces Valery Zaluzhny stated that after a year of use of Himars showed its effectiveness in the war in Ukraine. - Ukrinform.</text:p>
      <text:p text:style-name="P4">
Images: ['<text:a xlink:type="simple" xlink:href="https://static.ukrinform.com/photos/2022_07/thumb_files/630_360_1657182294-251.jpg" text:style-name="Internet_20_link" text:visited-style-name="Visited_20_Internet_20_Link">
630_360_16571...</text:a>
']</text:p>
      <text:p text:style-name="P4">
Tags: ['ЗСУ', 'Валерій Залужний', 'Війна з Росією', 'HIMARS']</text:p>
      <text:p text:style-name="P4">
Type: Article</text:p>
      <!--METADATA-->
      <text:p text:style-name="P4">
<draw:frame draw:style-name="fr1" draw:name="Image374" text:anchor-type="as-char" svg:width="6.9236in" svg:height="3.956343in" draw:z-index="0">
<draw:image xlink:href="../Images/yкринформ/2023-06-24T-4-28-00-03-00/630_360_1657182294-251.jpg" xlink:type="simple" xlink:show="embed" xlink:actuate="onLoad" draw:mime-type="image/jpeg"/>
</draw:frame>
The Commander -in -Chief of the Armed Forces Valery Zaluzhny stated that after a year of use, Himars showed its effectiveness in the war in Ukraine.</text:p>
      <text:p text:style-name="P4">
He [wrote] about it(https://t.me/CinCAFU/517)In his official telegram channel, reports Ukrinform.</text:p>
      <text:p text:style-name="P4">
According to him, the Ukrainian military praise the work of HIMARS, as well as they do that the Russians are very afraid of this technique.</text:p>
      <text:p text:style-name="P4">
“These weapons have proven efficiency at the front. Our warriors skillfully and set up certain goals: ammunition depots, accumulation of equipment and the enemy's staff, ”the message reads.</text:p>
      <text:p text:style-name="P4">
<text:span text:style-name="T4">
 Read also: </text:span>
 <text:span text:style-name="T4">
 <text:a xlink:type="simple" xlink:href="https://www.ukrinform.ua/rubric-ato/3726929-na-stavci-obgovorili-oboronnonastupalni-operacii-j-robotu-ukrainskogo-opk-zelenskij.html" text:style-name="Internet_20_link" text:visited-style-name="Visited_20_Internet_20_Link">
on the rate discussed the defense and tental operations of the Ukrainian OPC-Zelensky</text:a>
</text:span>
</text:p>
      <text:p text:style-name="P4">
Recall: On May 31, the White House Representative John Kirby has approved that the United States would provide the United States with a new military assistance package, which will include shells, in particular for HIMARS RSSV, Stinger and Avenger SPRs.</text:p>
      <text:p text:style-name="P4">
News Source: <text:a xlink:type="simple" xlink:href="https://www.ukrinform.ua/rubric-ato/3727021-zaluznij-pohvaliv-robotu-himars-v-ukraini.html" text:style-name="Internet_20_link" text:visited-style-name="Visited_20_Internet_20_Link">
https://www.ukrinform.ua/rubric-ato/3727021-zaluznij-pohvaliv-robotu-himars-v-ukraini.html</text:a>
</text:p>
      <!--NEWS-->
      <text:h text:style-name="P10" text:outline-level="1">
<text:span text:style-name="T4">
Moscow-Rostov's roads are blocked in Russia after the statement of Prigogine-BBC</text:span>
</text:h>
      <text:p text:style-name="P4">
Authors: Ukrinform (Person)</text:p>
      <text:p text:style-name="P4">
Publisher: Укринформ (Organization)</text:p>
      <text:p text:style-name="P4">
Published Time: 2023-06-24T-5:14:00+03:00</text:p>
      <text:p text:style-name="P4">
Modified Time: 2023-06-24T00:14:00+03:00</text:p>
      <text:p text:style-name="P4">
Description: The main route from Moscow to Rostov-on-Don is blocked by Russian security forces after the statements of the head of the PEC "Wagner" Prigogine, meanwhile, the Moscow FSB management was raised after anxiety. - Ukrinform.</text:p>
      <text:p text:style-name="P4">
Images: ['<text:a xlink:type="simple" xlink:href="https://static.ukrinform.com/photos/2017_03/thumb_files/630_360_1490124010-9279.jpeg" text:style-name="Internet_20_link" text:visited-style-name="Visited_20_Internet_20_Link">
630_360_14901...</text:a>
']</text:p>
      <text:p text:style-name="P4">
Tags: ['Росія', 'Пригожин', 'Війна з Росією']</text:p>
      <text:p text:style-name="P4">
Type: Article</text:p>
      <!--METADATA-->
      <text:p text:style-name="P4">
<draw:frame draw:style-name="fr1" draw:name="Image375" text:anchor-type="as-char" svg:width="6.9236in" svg:height="3.956343in" draw:z-index="0">
<draw:image xlink:href="../Images/yкринформ/2023-06-24T-5-14-00-03-00/630_360_1490124010-9279.jpeg" xlink:type="simple" xlink:show="embed" xlink:actuate="onLoad" draw:mime-type="image/jpeg"/>
</draw:frame>
Basic from Moscow to Rostov-on-Don is blocked by Russian security forces after the head of PEC "Wagner" Prigogine, in the meantime, the Moscow FSBA Department was raised on anxiety.</text:p>
      <text:p text:style-name="P4">
About it <text:a xlink:type="simple" xlink:href="https://www.bbc.com/russian/live/news-65849028" text:style-name="Internet_20_link" text:visited-style-name="Visited_20_Internet_20_Link">
reports</text:a>
The Russian BBC Russian Service with reference to a source close to Russia's domestic structures, Ukrinform reports.</text:p>
      <text:p text:style-name="P4">
“On the Don route(Moscow - Voronizh - Rostov -on -Don)FSB with the support of the SBR(special units of rapid response of National Guard troops)Exhibit blocks, ”the message states.</text:p>
      <text:p text:style-name="P4">
<text:span text:style-name="T4">
 Read also: </text:span>
 <text:span text:style-name="T4">
 <text:a xlink:type="simple" xlink:href="https://www.ukrinform.ua/rubric-ato/3727019-budanov-tenditna-diktatura-putina-vpala.html" text:style-name="Internet_20_link" text:visited-style-name="Visited_20_Internet_20_Link">
Budanov: Putin's fragile dictatorship dropped</text:a>
</text:span>
</text:p>
      <text:p text:style-name="P4">
At the same time, the soldiers were given the order to open fire "in case of threat". In social networks there are a photo where you can see APCs in the center of Rostov Blistach of the Southern Military District.</text:p>
      <text:p text:style-name="P4">
Meanwhile, other media adds that Moscow security forces are highly prepared, and the Fortress Plan is being introduced in the capital to protect the objects.</text:p>
      <text:p text:style-name="P4">
<text:span text:style-name="T4">
 Read also: </text:span>
 <text:span text:style-name="T4">
 <text:a xlink:type="simple" xlink:href="https://www.ukrinform.ua/rubric-world/3727016-proti-prigozina-vidkrili-kriminalnu-spravu-cerez-zaklik-do-zbrojnogo-zakolotu.html" text:style-name="Internet_20_link" text:visited-style-name="Visited_20_Internet_20_Link">
Against Prigogine opened a criminal case over a closure to the armed rebellion</text:a>
</text:span>
</text:p>
      <text:p text:style-name="P4">
Meanwhile, the Ministry of Defense of Ukraine has placed a tweeter-message to the deputy part with the inscription: "We are watching".</text:p>
      <text:p text:style-name="Quotations">

<text:p text:style-name="P4">
We Are Watching. &gt;
&gt;
 - Defense of Ukraine(@DefenceU)<text:a xlink:type="simple" xlink:href="https://twitter.com/DefenceU/status/1672347167187509250" text:style-name="Internet_20_link" text:visited-style-name="Visited_20_Internet_20_Link">
 June 23, 2023&gt;
 </text:a>
As it was reported, the head of the Wagner PEC, Prigogin, stated that regular military army, subordinate to the Ministry of Defense of the Russian Federation, hit the place of deployment of "Wagner". The Defense Ministry denied it. The FSB of Russia opened a criminal law against the head of the Wagner PEC through the call to the armed gun.</text:p>

</text:p>
      <text:p text:style-name="P4">
News Source: <text:a xlink:type="simple" xlink:href="https://www.ukrinform.ua/rubric-world/3727020-u-rosii-perekrivaut-dorogi-moskvarostov-pisla-zaav-prigozina-bibisi.html" text:style-name="Internet_20_link" text:visited-style-name="Visited_20_Internet_20_Link">
https://www.ukrinform.ua/rubric-world/3727020-u-rosii-perekrivaut-dorogi-moskvarostov-pisla-zaav-prigozina-bibisi.html</text:a>
</text:p>
      <!--NEWS-->
      <text:h text:style-name="P10" text:outline-level="1">
<text:span text:style-name="T4">
Moscow-Rostov's roads are blocked in Russia after the statement of Prigogine-BBC</text:span>
</text:h>
      <text:p text:style-name="P4">
Authors: Ukrinform (Person)</text:p>
      <text:p text:style-name="P4">
Publisher: Укринформ (Organization)</text:p>
      <text:p text:style-name="P4">
Published Time: 2023-06-24T00:14:00+03:00</text:p>
      <text:p text:style-name="P4">
Modified Time: 2023-06-24T00:14:00+03:00</text:p>
      <text:p text:style-name="P4">
Description: The main route from Moscow to Rostov-on-Don is blocked by Russian security forces after the statements of the head of the PEC "Wagner" Prigogine, meanwhile, the Moscow FSB management was raised after anxiety. - Ukrinform.</text:p>
      <text:p text:style-name="P4">
Images: ['<text:a xlink:type="simple" xlink:href="https://static.ukrinform.com/photos/2017_03/thumb_files/630_360_1490124010-9279.jpeg" text:style-name="Internet_20_link" text:visited-style-name="Visited_20_Internet_20_Link">
630_360_14901...</text:a>
']</text:p>
      <text:p text:style-name="P4">
Tags: ['Росія', 'Пригожин', 'Війна з Росією']</text:p>
      <text:p text:style-name="P4">
Type: Article</text:p>
      <!--METADATA-->
      <text:p text:style-name="P4">
<draw:frame draw:style-name="fr1" draw:name="Image376" text:anchor-type="as-char" svg:width="6.9236in" svg:height="3.956343in" draw:z-index="0">
<draw:image xlink:href="../Images/yкринформ/2023-06-24T00-14-00-03-00/630_360_1490124010-9279.jpeg" xlink:type="simple" xlink:show="embed" xlink:actuate="onLoad" draw:mime-type="image/jpeg"/>
</draw:frame>
Basic from Moscow to Rostov-on-Don is blocked by Russian security forces after the head of PEC "Wagner" Prigogine, in the meantime, the Moscow FSBA Department was raised on anxiety.</text:p>
      <text:p text:style-name="P4">
About it <text:a xlink:type="simple" xlink:href="https://www.bbc.com/russian/live/news-65849028" text:style-name="Internet_20_link" text:visited-style-name="Visited_20_Internet_20_Link">
reports</text:a>
The Russian BBC Russian Service with reference to a source close to Russia's domestic structures, Ukrinform reports.</text:p>
      <text:p text:style-name="P4">
“On the Don route(Moscow - Voronizh - Rostov -on -Don)FSB with the support of the SBR(special units of rapid response of National Guard troops)Exhibit blocks, ”the message states.</text:p>
      <text:p text:style-name="P4">
<text:span text:style-name="T4">
 Read also: </text:span>
 <text:span text:style-name="T4">
 <text:a xlink:type="simple" xlink:href="https://www.ukrinform.ua/rubric-ato/3727019-budanov-tenditna-diktatura-putina-vpala.html" text:style-name="Internet_20_link" text:visited-style-name="Visited_20_Internet_20_Link">
Budanov: Putin's fragile dictatorship dropped</text:a>
</text:span>
</text:p>
      <text:p text:style-name="P4">
At the same time, the soldiers were given the order to open fire "in case of threat". In social networks there are a photo where you can see APCs in the center of Rostov Blistach of the Southern Military District.</text:p>
      <text:p text:style-name="P4">
Meanwhile, other media adds that Moscow security forces are highly prepared, and the Fortress Plan is being introduced in the capital to protect the objects.</text:p>
      <text:p text:style-name="P4">
<text:span text:style-name="T4">
 Read also: </text:span>
 <text:span text:style-name="T4">
 <text:a xlink:type="simple" xlink:href="https://www.ukrinform.ua/rubric-world/3727016-proti-prigozina-vidkrili-kriminalnu-spravu-cerez-zaklik-do-zbrojnogo-zakolotu.html" text:style-name="Internet_20_link" text:visited-style-name="Visited_20_Internet_20_Link">
Against Prigogine opened a criminal case over a closure to the armed rebellion</text:a>
</text:span>
</text:p>
      <text:p text:style-name="P4">
Meanwhile, the Ministry of Defense of Ukraine has placed a tweeter-message to the deputy part with the inscription: "We are watching".</text:p>
      <text:p text:style-name="Quotations">

<text:p text:style-name="P4">
We Are Watching. &gt;
&gt;
 - Defense of Ukraine(@DefenceU)<text:a xlink:type="simple" xlink:href="https://twitter.com/DefenceU/status/1672347167187509250" text:style-name="Internet_20_link" text:visited-style-name="Visited_20_Internet_20_Link">
 June 23, 2023&gt;
 </text:a>
As it was reported, the head of the Wagner PEC, Prigogin, stated that regular military army, subordinate to the Ministry of Defense of the Russian Federation, hit the place of deployment of "Wagner". The Defense Ministry denied it. The FSB of Russia opened a criminal law against the head of the Wagner PEC through the call to the armed gun.</text:p>

</text:p>
      <text:p text:style-name="P4">
News Source: <text:a xlink:type="simple" xlink:href="https://www.ukrinform.ua/rubric-world/3727020-u-rosii-perekrivaut-dorogi-moskvarostov-pisla-zaav-prigozina-bibisi.html" text:style-name="Internet_20_link" text:visited-style-name="Visited_20_Internet_20_Link">
https://www.ukrinform.ua/rubric-world/3727020-u-rosii-perekrivaut-dorogi-moskvarostov-pisla-zaav-prigozina-bibisi.html</text:a>
</text:p>
      <!--NEWS-->
      <text:h text:style-name="P10" text:outline-level="1">
<text:span text:style-name="T4">
Zaluzhny praised Himars work in Ukraine</text:span>
</text:h>
      <text:p text:style-name="P4">
Authors: Ukrinform (Person)</text:p>
      <text:p text:style-name="P4">
Publisher: Укринформ (Organization)</text:p>
      <text:p text:style-name="P4">
Published Time: 2023-06-24T00:28:00+03:00</text:p>
      <text:p text:style-name="P4">
Modified Time: 2023-06-24T00:28:00+03:00</text:p>
      <text:p text:style-name="P4">
Description: The Commander -in -Chief of the Armed Forces Valery Zaluzhny stated that after a year of use of Himars showed its effectiveness in the war in Ukraine. - Ukrinform.</text:p>
      <text:p text:style-name="P4">
Images: ['<text:a xlink:type="simple" xlink:href="https://static.ukrinform.com/photos/2022_07/thumb_files/630_360_1657182294-251.jpg" text:style-name="Internet_20_link" text:visited-style-name="Visited_20_Internet_20_Link">
630_360_16571...</text:a>
']</text:p>
      <text:p text:style-name="P4">
Tags: ['ЗСУ', 'Валерій Залужний', 'Війна з Росією', 'HIMARS']</text:p>
      <text:p text:style-name="P4">
Type: Article</text:p>
      <!--METADATA-->
      <text:p text:style-name="P4">
<draw:frame draw:style-name="fr1" draw:name="Image377" text:anchor-type="as-char" svg:width="6.9236in" svg:height="3.956343in" draw:z-index="0">
<draw:image xlink:href="../Images/yкринформ/2023-06-24T00-28-00-03-00/630_360_1657182294-251.jpg" xlink:type="simple" xlink:show="embed" xlink:actuate="onLoad" draw:mime-type="image/jpeg"/>
</draw:frame>
The Commander -in -Chief of the Armed Forces Valery Zaluzhny stated that after a year of use, Himars showed its effectiveness in the war in Ukraine.</text:p>
      <text:p text:style-name="P4">
He [wrote] about it(https://t.me/CinCAFU/517)In his official telegram channel, reports Ukrinform.</text:p>
      <text:p text:style-name="P4">
According to him, the Ukrainian military praise the work of HIMARS, as well as they do that the Russians are very afraid of this technique.</text:p>
      <text:p text:style-name="P4">
“These weapons have proven efficiency at the front. Our warriors skillfully and set up certain goals: ammunition depots, accumulation of equipment and the enemy's staff, ”the message reads.</text:p>
      <text:p text:style-name="P4">
<text:span text:style-name="T4">
 Read also: </text:span>
 <text:span text:style-name="T4">
 <text:a xlink:type="simple" xlink:href="https://www.ukrinform.ua/rubric-ato/3726929-na-stavci-obgovorili-oboronnonastupalni-operacii-j-robotu-ukrainskogo-opk-zelenskij.html" text:style-name="Internet_20_link" text:visited-style-name="Visited_20_Internet_20_Link">
on the rate discussed the defense and tental operations of the Ukrainian OPC-Zelensky</text:a>
</text:span>
</text:p>
      <text:p text:style-name="P4">
Recall: On May 31, the White House Representative John Kirby has approved that the United States would provide the United States with a new military assistance package, which will include shells, in particular for HIMARS RSSV, Stinger and Avenger SPRs.</text:p>
      <text:p text:style-name="P4">
News Source: <text:a xlink:type="simple" xlink:href="https://www.ukrinform.ua/rubric-ato/3727021-zaluznij-pohvaliv-robotu-himars-v-ukraini.html" text:style-name="Internet_20_link" text:visited-style-name="Visited_20_Internet_20_Link">
https://www.ukrinform.ua/rubric-ato/3727021-zaluznij-pohvaliv-robotu-himars-v-ukraini.html</text:a>
</text:p>
      <!--NEWS-->
      <text:h text:style-name="P10" text:outline-level="1">
<text:span text:style-name="T4">
The FSB urged the "Wagnerians" to hand Prigogine</text:span>
</text:h>
      <text:p text:style-name="P4">
Authors: Ukrinform (Person)</text:p>
      <text:p text:style-name="P4">
Publisher: Укринформ (Organization)</text:p>
      <text:p text:style-name="P4">
Published Time: 2023-06-24T00:44:00+03:00</text:p>
      <text:p text:style-name="P4">
Modified Time: 2023-06-24T00:44:00+03:00</text:p>
      <text:p text:style-name="P4">
Description: The Russian FSB appealed to the Wagner fighters not to obey Prigogine and to detain him. - Ukrinform.</text:p>
      <text:p text:style-name="P4">
Images: ['<text:a xlink:type="simple" xlink:href="https://static.ukrinform.com/photos/2022_11/thumb_files/630_360_1668570305-546.jpg" text:style-name="Internet_20_link" text:visited-style-name="Visited_20_Internet_20_Link">
630_360_16685...</text:a>
']</text:p>
      <text:p text:style-name="P4">
Tags: ['ФСБ РФ', 'Росія', 'Війна', 'Пригожин']</text:p>
      <text:p text:style-name="P4">
Type: Article</text:p>
      <!--METADATA-->
      <text:p text:style-name="P4">
<draw:frame draw:style-name="fr1" draw:name="Image378" text:anchor-type="as-char" svg:width="6.9236in" svg:height="3.956343in" draw:z-index="0">
<draw:image xlink:href="../Images/yкринформ/2023-06-24T00-44-00-03-00/630_360_1668570305-546.jpg" xlink:type="simple" xlink:show="embed" xlink:actuate="onLoad" draw:mime-type="image/jpeg"/>
</draw:frame>
The Russian FSSB appealed to Wagner fighters not to obey the orders of Prigoginat to detain him.</text:p>
      <text:p text:style-name="P4">
This is stated in a statement spread by the FSB on the night against Saturday, Ukrinform reports to <text:a xlink:type="simple" xlink:href="https://www.bbc.com/russian/live/news-65849028" text:style-name="Internet_20_link" text:visited-style-name="Visited_20_Internet_20_Link">
BBC. </text:a>
"We urge the PEC fighters not to make irreparable mistakes, to stop any other actions against the Russian people, not to perform criminal and traveler's mockery, to take measures to detain it,"- said in the statement.</text:p>
      <text:p text:style-name="P4">
<text:span text:style-name="T4">
 Read also: </text:span>
 <text:span text:style-name="T4">
 <text:a xlink:type="simple" xlink:href="https://www.ukrinform.ua/rubric-world/3727016-proti-prigozina-vidkrili-kriminalnu-spravu-cerez-zaklik-do-zbrojnogo-zakolotu.html" text:style-name="Internet_20_link" text:visited-style-name="Visited_20_Internet_20_Link">
Against Prigogine opened a criminal case over a closure to the armed rebellion</text:a>
</text:span>
</text:p>
      <text:p text:style-name="P4">
It is also reported that General Sergey Surovikin, who was considered close to the way, recorded a video address to the Wagner. He urged them to get them, put their weapons and return to the place of dislocation, and the problems of deleting peacefully under the guidance of Putin.</text:p>
      <text:p text:style-name="P4">
The first deputy chief of the Main Department of the Russian Genser, Lieutenant General Vladimir Alekseev also made the address. He also asks to "not be conducted" and scares with losses.</text:p>
      <text:p text:style-name="P4">
At the same time, the National Anti -Terrorist Committee of Russia appealed to a precipitate to "stop unlawful actions", <text:a xlink:type="simple" xlink:href="https://www.svoboda.org/a/hronika-voiny-v-ukraine/31715636.html" text:style-name="Internet_20_link" text:visited-style-name="Visited_20_Internet_20_Link">
reports</text:a>
Radio.</text:p>
      <text:p text:style-name="P4">
As it was reported, against Yevgeny Prigogin <text:span text:style-name="T4">
 _ <text:a xlink:type="simple" xlink:href="https://www.ukrinform.ua/rubric-world/3727016-proti-prigozina-vidkrili-kriminalnu-spravu-cerez-zaklik-do-zbrojnogo-zakolotu.html" text:style-name="Internet_20_link" text:visited-style-name="Visited_20_Internet_20_Link">
Criminal reference was opened for an armed rebellion. </text:a>
_ </text:span>
</text:p>
      <text:p text:style-name="P4">
News Source: <text:a xlink:type="simple" xlink:href="https://www.ukrinform.ua/rubric-world/3727022-fsb-zaklikalo-vagnerivciv-zdati-prigozina.html" text:style-name="Internet_20_link" text:visited-style-name="Visited_20_Internet_20_Link">
https://www.ukrinform.ua/rubric-world/3727022-fsb-zaklikalo-vagnerivciv-zdati-prigozina.html</text:a>
</text:p>
      <!--NEWS-->
      <text:h text:style-name="P10" text:outline-level="1">
<text:span text:style-name="T4">
Another Night Attack of the Russian Federation: Strategic Aviation has launched winged missiles in Ukraine</text:span>
</text:h>
      <text:p text:style-name="P4">
Authors: Ukrinform (Person)</text:p>
      <text:p text:style-name="P4">
Publisher: Укринформ (Organization)</text:p>
      <text:p text:style-name="P4">
Published Time: 2023-06-24T00:57:00+03:00</text:p>
      <text:p text:style-name="P4">
Modified Time: 2023-06-24T00:57:00+03:00</text:p>
      <text:p text:style-name="P4">
Description: The launches of winged air base missiles X-101/555 with strategic aviation from the Caspian Sea waters were recorded. - Ukrinform.</text:p>
      <text:p text:style-name="P4">
Images: ['<text:a xlink:type="simple" xlink:href="https://static.ukrinform.com/photos/2022_12/thumb_files/630_360_1670260661-504.jpg" text:style-name="Internet_20_link" text:visited-style-name="Visited_20_Internet_20_Link">
630_360_16702...</text:a>
']</text:p>
      <text:p text:style-name="P4">
Tags: ['Обстріл', 'Російська авіація', 'Війна з Росією']</text:p>
      <text:p text:style-name="P4">
Type: Article</text:p>
      <!--METADATA-->
      <text:p text:style-name="P4">
<draw:frame draw:style-name="fr1" draw:name="Image379" text:anchor-type="as-char" svg:width="6.9236in" svg:height="3.954441in" draw:z-index="0">
<draw:image xlink:href="../Images/yкринформ/2023-06-24T00-57-00-03-00/630_360_1670260661-504.jpg" xlink:type="simple" xlink:show="embed" xlink:actuate="onLoad" draw:mime-type="image/jpeg"/>
</draw:frame>
The launches of winged air base missiles X-101/555 strategic analyzing from the Caspian Sea waters were recorded.</text:p>
      <text:p text:style-name="P4">
This is reported by Ukrinform with reference to the Air Force of the Armed Forces.</text:p>
      <text:p text:style-name="P4">
"The launches of winged air base missiles X -101/555 strategic analyzing from the Caspian Sea waters were recorded. The estimated time of the entry of missiles is the air space of Ukraine 02.20," the statement reads.</text:p>
      <text:p text:style-name="P4">
As the agency reported earlier, from the Russian airfield "deer" _ <text:span text:style-name="T4">
 [the bombing of Tu-95MS bombers].(https://www.ukrinform.ua/rubric-ato/3727004-u-rosii-z-aerodromu-olena-zletili-sist-tu95ms-povitrani-sili.html). </text:span>
 _</text:p>
      <text:p text:style-name="P4">
У ніч з 21 на 22 червня російські терористи <text:span text:style-name="T4">
<text:span text:style-name="T5">
<text:a xlink:type="simple" xlink:href="https://www.ukrinform.ua/rubric-ato/3726178-rf-vnoci-vipustila-po-ukraini-tri-kindzali-tri-raketi-h22-ta-cotiri-sahedi-povitrani-sili.html" text:style-name="Internet_20_link" text:visited-style-name="Visited_20_Internet_20_Link">
 атакували Україну з повітряракетами Х-22, Х-47 "Кинджал" та ударними дронами Shahed-136/131.</text:a>
</text:span>
 </text:span>
</text:p>
      <text:p text:style-name="P4">
News Source: <text:a xlink:type="simple" xlink:href="https://www.ukrinform.ua/rubric-ato/3727024-cergova-nicna-ataka-rf-strategicna-aviacia-zdijsnila-puski-krilatih-raket-po-ukraini.html" text:style-name="Internet_20_link" text:visited-style-name="Visited_20_Internet_20_Link">
https://www.ukrinform.ua/rubric-ato/3727024-cergova-nicna-ataka-rf-strategicna-aviacia-zdijsnila-puski-krilatih-raket-po-ukraini.html</text:a>
</text:p>
      <!--NEWS-->
      <text:h text:style-name="P10" text:outline-level="1">
<text:span text:style-name="T4">
According to the results of the Conference on Recovery in London, Ukraine will receive a package of international financial support - Denis Shmigal</text:span>
</text:h>
      <text:p text:style-name="P4">
Author: ['АРМІЯINFORM']</text:p>
      <text:p text:style-name="P4">
Time: 2023-06-24T98:00:00-04:00</text:p>
      <text:p text:style-name="P4">
Description: Zokrema, I get about the offensive: - 50 billion єvro vid єs yak Novi Serednostrokovy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jen-gel-08_04_5-900x506-1.jpg" text:style-name="Internet_20_link" text:visited-style-name="Visited_20_Internet_20_Link">
jen-gel-08_04_5-900x506-1.jpg</text:a>
']</text:p>
      <text:p text:style-name="P4">
Tags: ['STOPRUSSIA', 'АГРЕСІЯ РФ', 'ВТОРГНЕННЯ РФ']</text:p>
      <text:p text:style-name="P4">
Category: News</text:p>
      <!--METADATA-->
      <text:p text:style-name="P4">
<draw:frame draw:style-name="fr1" draw:name="Image380" text:anchor-type="as-char" svg:width="6.9236in" svg:height="3.892602in" draw:z-index="0">
<draw:image xlink:href="../Images/AРМІЯINFORM/2023-06-24T98-00-00-04-00/jen-gel-08_04_5-900x506-1.jpg" xlink:type="simple" xlink:show="embed" xlink:actuate="onLoad" draw:mime-type="image/jpeg"/>
</draw:frame>
Illustrative photo</text:p>
      <text:p text:style-name="P4">
<text:span text:style-name="T4">
 In particular, this is the following: </text:span>
</text:p>
      <ul>
        <li>
          <text:p text:style-name="P4">
€ 50 billion from the EU as a new medium -term support tool;</text:p>
        </li>
        <li>
          <text:p text:style-name="P4">
three -year support program of 3 billion pounds from the United Kingdom;</text:p>
        </li>
        <li>
          <text:p text:style-name="P4">
$ 1.76 billion by agreement with the World Bank;</text:p>
        </li>
        <li>
          <text:p text:style-name="P4">
600 million euros to Ukrhydroenergo, Ukrenergo, Naftogaz from the EBRD;</text:p>
        </li>
        <li>
          <text:p text:style-name="P4">
a new portfolio of projects for reconstruction of 840 million euros from the European Investment Bank;</text:p>
        </li>
        <li>
          <text:p text:style-name="P4">
$ 1.3 billion announced assistance from the United States;</text:p>
        </li>
        <li>
          <text:p text:style-name="P4">
additional EUR 381 million euros from Germany.</text:p>
        </li>
      </ul>
      <text:p text:style-name="P4">
The partners also supported the idea of using frozen Russian assets for the development of Ukraine and said they doubted Ukraine's membership in the EU.</text:p>
      <text:p text:style-name="P4">
Source: <text:a xlink:type="simple" xlink:href="https://minre.gov.ua/2023/06/23/za-rezultatamy-konferencziyi-z-vidnovlennya-u-londoni-ukrayina-otrymaye-paket-mizhnarodnoyi-finansovoyi-pidtrymky-premyer-ministr-denys-shmygal/" text:style-name="Internet_20_link" text:visited-style-name="Visited_20_Internet_20_Link">
Ministry of Reintegration of temporarily occupied territories</text:a>
</text:p>
      <text:p text:style-name="P4">
News Source: <text:a xlink:type="simple" xlink:href="https://armyinform.com.ua/2023/06/24/za-rezultatamy-konferencziyi-z-vidnovlennya-u-londoni-ukrayina-otrymaye-paket-mizhnarodnoyi-finansovoyi-pidtrymky-denys-shmygal/" text:style-name="Internet_20_link" text:visited-style-name="Visited_20_Internet_20_Link">
https://armyinform.com.ua/2023/06/24/za-rezultatamy-konferencziyi-z-vidnovlennya-u-londoni-ukrayina-otrymaye-paket-mizhnarodnoyi-finansovoyi-pidtrymky-denys-shmyga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